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65">
            <text:p>65</text:p>
          </table:table-cell>
          <table:table-cell table:formula="of:=CHAR([.A1])" office:value-type="string" office:string-value="A">
            <text:p>A</text:p>
          </table:table-cell>
          <table:table-cell office:value-type="float" office:value="65">
            <text:p>65</text:p>
          </table:table-cell>
          <table:table-cell table:formula="of:=CHAR([.C1])" office:value-type="string" office:string-value="A">
            <text:p>A</text:p>
          </table:table-cell>
          <table:table-cell table:formula="of:=CONCATENATE([.B1];[.D1])" office:value-type="string" office:string-value="AA">
            <text:p>AA</text:p>
          </table:table-cell>
          <table:table-cell table:formula="of:=CONCATENATE(&quot;inline int Inline&quot;;[.$E1];&quot;(const int x) { return x +  2; }&quot;)" office:value-type="string" office:string-value="inline int InlineAA(const int x) { return x +  2; }">
            <text:p>inline int InlineAA(const int x) { return x + <text:s/>2; }</text:p>
          </table:table-cell>
          <table:table-cell table:formula="of:=CONCATENATE(&quot;int NonInline&quot;;[.$E1];&quot;(const int x) { return x +  2; }&quot;)" office:value-type="string" office:string-value="int NonInlineAA(const int x) { return x +  2; }">
            <text:p>int NonInlineAA(const int x) { return x + <text:s/>2; }</text:p>
          </table:table-cell>
        </table:table-row>
        <table:table-row table:style-name="ro1">
          <table:table-cell table:formula="of:=[.A1]" office:value-type="float" office:value="65">
            <text:p>65</text:p>
          </table:table-cell>
          <table:table-cell table:formula="of:=CHAR([.A2])" office:value-type="string" office:string-value="A">
            <text:p>A</text:p>
          </table:table-cell>
          <table:table-cell table:formula="of:=[.C1]+1" office:value-type="float" office:value="66">
            <text:p>66</text:p>
          </table:table-cell>
          <table:table-cell table:formula="of:=CHAR([.C2])" office:value-type="string" office:string-value="B">
            <text:p>B</text:p>
          </table:table-cell>
          <table:table-cell table:formula="of:=CONCATENATE([.B2];[.D2])" office:value-type="string" office:string-value="AB">
            <text:p>AB</text:p>
          </table:table-cell>
          <table:table-cell table:formula="of:=CONCATENATE(&quot;inline int Inline&quot;;[.$E2];&quot;(const int x) { return Inline&quot;;[.$E1];&quot;(x) +  2; }&quot;)" office:value-type="string" office:string-value="inline int InlineAB(const int x) { return InlineAA(x) +  2; }">
            <text:p>inline int InlineAB(const int x) { return InlineAA(x) + <text:s/>2; }</text:p>
          </table:table-cell>
          <table:table-cell table:formula="of:=CONCATENATE(&quot;int NonInline&quot;;[.$E2];&quot;(const int x) { return NonInline&quot;;[.$E1];&quot;(x) +  2; }&quot;)" office:value-type="string" office:string-value="int NonInlineAB(const int x) { return NonInlineAA(x) +  2; }">
            <text:p>int NonInlineAB(const int x) { return NonInlineAA(x) + <text:s/>2; }</text:p>
          </table:table-cell>
        </table:table-row>
        <table:table-row table:style-name="ro1">
          <table:table-cell table:formula="of:=[.A2]" office:value-type="float" office:value="65">
            <text:p>65</text:p>
          </table:table-cell>
          <table:table-cell table:formula="of:=CHAR([.A3])" office:value-type="string" office:string-value="A">
            <text:p>A</text:p>
          </table:table-cell>
          <table:table-cell table:formula="of:=[.C2]+1" office:value-type="float" office:value="67">
            <text:p>67</text:p>
          </table:table-cell>
          <table:table-cell table:formula="of:=CHAR([.C3])" office:value-type="string" office:string-value="C">
            <text:p>C</text:p>
          </table:table-cell>
          <table:table-cell table:formula="of:=CONCATENATE([.B3];[.D3])" office:value-type="string" office:string-value="AC">
            <text:p>AC</text:p>
          </table:table-cell>
          <table:table-cell table:formula="of:=CONCATENATE(&quot;inline int Inline&quot;;[.E3];&quot;(const int x) { return Inline&quot;;[.E2];&quot;(x) +  2; }&quot;)" office:value-type="string" office:string-value="inline int InlineAC(const int x) { return InlineAB(x) +  2; }">
            <text:p>inline int InlineAC(const int x) { return InlineAB(x) + <text:s/>2; }</text:p>
          </table:table-cell>
          <table:table-cell table:formula="of:=CONCATENATE(&quot;int NonInline&quot;;[.$E3];&quot;(const int x) { return NonInline&quot;;[.$E2];&quot;(x) +  2; }&quot;)" office:value-type="string" office:string-value="int NonInlineAC(const int x) { return NonInlineAB(x) +  2; }">
            <text:p>int NonInlineAC(const int x) { return NonInlineAB(x) + <text:s/>2; }</text:p>
          </table:table-cell>
        </table:table-row>
        <table:table-row table:style-name="ro1">
          <table:table-cell table:formula="of:=[.A3]" office:value-type="float" office:value="65">
            <text:p>65</text:p>
          </table:table-cell>
          <table:table-cell table:formula="of:=CHAR([.A4])" office:value-type="string" office:string-value="A">
            <text:p>A</text:p>
          </table:table-cell>
          <table:table-cell table:formula="of:=[.C3]+1" office:value-type="float" office:value="68">
            <text:p>68</text:p>
          </table:table-cell>
          <table:table-cell table:formula="of:=CHAR([.C4])" office:value-type="string" office:string-value="D">
            <text:p>D</text:p>
          </table:table-cell>
          <table:table-cell table:formula="of:=CONCATENATE([.B4];[.D4])" office:value-type="string" office:string-value="AD">
            <text:p>AD</text:p>
          </table:table-cell>
          <table:table-cell table:formula="of:=CONCATENATE(&quot;inline int Inline&quot;;[.E4];&quot;(const int x) { return Inline&quot;;[.E3];&quot;(x) +  2; }&quot;)" office:value-type="string" office:string-value="inline int InlineAD(const int x) { return InlineAC(x) +  2; }">
            <text:p>inline int InlineAD(const int x) { return InlineAC(x) + <text:s/>2; }</text:p>
          </table:table-cell>
          <table:table-cell table:formula="of:=CONCATENATE(&quot;int NonInline&quot;;[.$E4];&quot;(const int x) { return NonInline&quot;;[.$E3];&quot;(x) +  2; }&quot;)" office:value-type="string" office:string-value="int NonInlineAD(const int x) { return NonInlineAC(x) +  2; }">
            <text:p>int NonInlineAD(const int x) { return NonInlineAC(x) + <text:s/>2; }</text:p>
          </table:table-cell>
        </table:table-row>
        <table:table-row table:style-name="ro1">
          <table:table-cell table:formula="of:=[.A4]" office:value-type="float" office:value="65">
            <text:p>65</text:p>
          </table:table-cell>
          <table:table-cell table:formula="of:=CHAR([.A5])" office:value-type="string" office:string-value="A">
            <text:p>A</text:p>
          </table:table-cell>
          <table:table-cell table:formula="of:=[.C4]+1" office:value-type="float" office:value="69">
            <text:p>69</text:p>
          </table:table-cell>
          <table:table-cell table:formula="of:=CHAR([.C5])" office:value-type="string" office:string-value="E">
            <text:p>E</text:p>
          </table:table-cell>
          <table:table-cell table:formula="of:=CONCATENATE([.B5];[.D5])" office:value-type="string" office:string-value="AE">
            <text:p>AE</text:p>
          </table:table-cell>
          <table:table-cell table:formula="of:=CONCATENATE(&quot;inline int Inline&quot;;[.E5];&quot;(const int x) { return Inline&quot;;[.E4];&quot;(x) +  2; }&quot;)" office:value-type="string" office:string-value="inline int InlineAE(const int x) { return InlineAD(x) +  2; }">
            <text:p>inline int InlineAE(const int x) { return InlineAD(x) + <text:s/>2; }</text:p>
          </table:table-cell>
          <table:table-cell table:formula="of:=CONCATENATE(&quot;int NonInline&quot;;[.$E5];&quot;(const int x) { return NonInline&quot;;[.$E4];&quot;(x) +  2; }&quot;)" office:value-type="string" office:string-value="int NonInlineAE(const int x) { return NonInlineAD(x) +  2; }">
            <text:p>int NonInlineAE(const int x) { return NonInlineAD(x) + <text:s/>2; }</text:p>
          </table:table-cell>
        </table:table-row>
        <table:table-row table:style-name="ro1">
          <table:table-cell table:formula="of:=[.A5]" office:value-type="float" office:value="65">
            <text:p>65</text:p>
          </table:table-cell>
          <table:table-cell table:formula="of:=CHAR([.A6])" office:value-type="string" office:string-value="A">
            <text:p>A</text:p>
          </table:table-cell>
          <table:table-cell table:formula="of:=[.C5]+1" office:value-type="float" office:value="70">
            <text:p>70</text:p>
          </table:table-cell>
          <table:table-cell table:formula="of:=CHAR([.C6])" office:value-type="string" office:string-value="F">
            <text:p>F</text:p>
          </table:table-cell>
          <table:table-cell table:formula="of:=CONCATENATE([.B6];[.D6])" office:value-type="string" office:string-value="AF">
            <text:p>AF</text:p>
          </table:table-cell>
          <table:table-cell table:formula="of:=CONCATENATE(&quot;inline int Inline&quot;;[.E6];&quot;(const int x) { return Inline&quot;;[.E5];&quot;(x) +  2; }&quot;)" office:value-type="string" office:string-value="inline int InlineAF(const int x) { return InlineAE(x) +  2; }">
            <text:p>inline int InlineAF(const int x) { return InlineAE(x) + <text:s/>2; }</text:p>
          </table:table-cell>
          <table:table-cell table:formula="of:=CONCATENATE(&quot;int NonInline&quot;;[.$E6];&quot;(const int x) { return NonInline&quot;;[.$E5];&quot;(x) +  2; }&quot;)" office:value-type="string" office:string-value="int NonInlineAF(const int x) { return NonInlineAE(x) +  2; }">
            <text:p>int NonInlineAF(const int x) { return NonInlineAE(x) + <text:s/>2; }</text:p>
          </table:table-cell>
        </table:table-row>
        <table:table-row table:style-name="ro1">
          <table:table-cell table:formula="of:=[.A6]" office:value-type="float" office:value="65">
            <text:p>65</text:p>
          </table:table-cell>
          <table:table-cell table:formula="of:=CHAR([.A7])" office:value-type="string" office:string-value="A">
            <text:p>A</text:p>
          </table:table-cell>
          <table:table-cell table:formula="of:=[.C6]+1" office:value-type="float" office:value="71">
            <text:p>71</text:p>
          </table:table-cell>
          <table:table-cell table:formula="of:=CHAR([.C7])" office:value-type="string" office:string-value="G">
            <text:p>G</text:p>
          </table:table-cell>
          <table:table-cell table:formula="of:=CONCATENATE([.B7];[.D7])" office:value-type="string" office:string-value="AG">
            <text:p>AG</text:p>
          </table:table-cell>
          <table:table-cell table:formula="of:=CONCATENATE(&quot;inline int Inline&quot;;[.E7];&quot;(const int x) { return Inline&quot;;[.E6];&quot;(x) +  2; }&quot;)" office:value-type="string" office:string-value="inline int InlineAG(const int x) { return InlineAF(x) +  2; }">
            <text:p>inline int InlineAG(const int x) { return InlineAF(x) + <text:s/>2; }</text:p>
          </table:table-cell>
          <table:table-cell table:formula="of:=CONCATENATE(&quot;int NonInline&quot;;[.$E7];&quot;(const int x) { return NonInline&quot;;[.$E6];&quot;(x) +  2; }&quot;)" office:value-type="string" office:string-value="int NonInlineAG(const int x) { return NonInlineAF(x) +  2; }">
            <text:p>int NonInlineAG(const int x) { return NonInlineAF(x) + <text:s/>2; }</text:p>
          </table:table-cell>
        </table:table-row>
        <table:table-row table:style-name="ro1">
          <table:table-cell table:formula="of:=[.A7]" office:value-type="float" office:value="65">
            <text:p>65</text:p>
          </table:table-cell>
          <table:table-cell table:formula="of:=CHAR([.A8])" office:value-type="string" office:string-value="A">
            <text:p>A</text:p>
          </table:table-cell>
          <table:table-cell table:formula="of:=[.C7]+1" office:value-type="float" office:value="72">
            <text:p>72</text:p>
          </table:table-cell>
          <table:table-cell table:formula="of:=CHAR([.C8])" office:value-type="string" office:string-value="H">
            <text:p>H</text:p>
          </table:table-cell>
          <table:table-cell table:formula="of:=CONCATENATE([.B8];[.D8])" office:value-type="string" office:string-value="AH">
            <text:p>AH</text:p>
          </table:table-cell>
          <table:table-cell table:formula="of:=CONCATENATE(&quot;inline int Inline&quot;;[.E8];&quot;(const int x) { return Inline&quot;;[.E7];&quot;(x) +  2; }&quot;)" office:value-type="string" office:string-value="inline int InlineAH(const int x) { return InlineAG(x) +  2; }">
            <text:p>inline int InlineAH(const int x) { return InlineAG(x) + <text:s/>2; }</text:p>
          </table:table-cell>
          <table:table-cell table:formula="of:=CONCATENATE(&quot;int NonInline&quot;;[.$E8];&quot;(const int x) { return NonInline&quot;;[.$E7];&quot;(x) +  2; }&quot;)" office:value-type="string" office:string-value="int NonInlineAH(const int x) { return NonInlineAG(x) +  2; }">
            <text:p>int NonInlineAH(const int x) { return NonInlineAG(x) + <text:s/>2; }</text:p>
          </table:table-cell>
        </table:table-row>
        <table:table-row table:style-name="ro1">
          <table:table-cell table:formula="of:=[.A8]" office:value-type="float" office:value="65">
            <text:p>65</text:p>
          </table:table-cell>
          <table:table-cell table:formula="of:=CHAR([.A9])" office:value-type="string" office:string-value="A">
            <text:p>A</text:p>
          </table:table-cell>
          <table:table-cell table:formula="of:=[.C8]+1" office:value-type="float" office:value="73">
            <text:p>73</text:p>
          </table:table-cell>
          <table:table-cell table:formula="of:=CHAR([.C9])" office:value-type="string" office:string-value="I">
            <text:p>I</text:p>
          </table:table-cell>
          <table:table-cell table:formula="of:=CONCATENATE([.B9];[.D9])" office:value-type="string" office:string-value="AI">
            <text:p>AI</text:p>
          </table:table-cell>
          <table:table-cell table:formula="of:=CONCATENATE(&quot;inline int Inline&quot;;[.E9];&quot;(const int x) { return Inline&quot;;[.E8];&quot;(x) +  2; }&quot;)" office:value-type="string" office:string-value="inline int InlineAI(const int x) { return InlineAH(x) +  2; }">
            <text:p>inline int InlineAI(const int x) { return InlineAH(x) + <text:s/>2; }</text:p>
          </table:table-cell>
          <table:table-cell table:formula="of:=CONCATENATE(&quot;int NonInline&quot;;[.$E9];&quot;(const int x) { return NonInline&quot;;[.$E8];&quot;(x) +  2; }&quot;)" office:value-type="string" office:string-value="int NonInlineAI(const int x) { return NonInlineAH(x) +  2; }">
            <text:p>int NonInlineAI(const int x) { return NonInlineAH(x) + <text:s/>2; }</text:p>
          </table:table-cell>
        </table:table-row>
        <table:table-row table:style-name="ro1">
          <table:table-cell table:formula="of:=[.A9]" office:value-type="float" office:value="65">
            <text:p>65</text:p>
          </table:table-cell>
          <table:table-cell table:formula="of:=CHAR([.A10])" office:value-type="string" office:string-value="A">
            <text:p>A</text:p>
          </table:table-cell>
          <table:table-cell table:formula="of:=[.C9]+1" office:value-type="float" office:value="74">
            <text:p>74</text:p>
          </table:table-cell>
          <table:table-cell table:formula="of:=CHAR([.C10])" office:value-type="string" office:string-value="J">
            <text:p>J</text:p>
          </table:table-cell>
          <table:table-cell table:formula="of:=CONCATENATE([.B10];[.D10])" office:value-type="string" office:string-value="AJ">
            <text:p>AJ</text:p>
          </table:table-cell>
          <table:table-cell table:formula="of:=CONCATENATE(&quot;inline int Inline&quot;;[.E10];&quot;(const int x) { return Inline&quot;;[.E9];&quot;(x) +  2; }&quot;)" office:value-type="string" office:string-value="inline int InlineAJ(const int x) { return InlineAI(x) +  2; }">
            <text:p>inline int InlineAJ(const int x) { return InlineAI(x) + <text:s/>2; }</text:p>
          </table:table-cell>
          <table:table-cell table:formula="of:=CONCATENATE(&quot;int NonInline&quot;;[.$E10];&quot;(const int x) { return NonInline&quot;;[.$E9];&quot;(x) +  2; }&quot;)" office:value-type="string" office:string-value="int NonInlineAJ(const int x) { return NonInlineAI(x) +  2; }">
            <text:p>int NonInlineAJ(const int x) { return NonInlineAI(x) + <text:s/>2; }</text:p>
          </table:table-cell>
        </table:table-row>
        <table:table-row table:style-name="ro1">
          <table:table-cell table:formula="of:=[.A10]" office:value-type="float" office:value="65">
            <text:p>65</text:p>
          </table:table-cell>
          <table:table-cell table:formula="of:=CHAR([.A11])" office:value-type="string" office:string-value="A">
            <text:p>A</text:p>
          </table:table-cell>
          <table:table-cell table:formula="of:=[.C10]+1" office:value-type="float" office:value="75">
            <text:p>75</text:p>
          </table:table-cell>
          <table:table-cell table:formula="of:=CHAR([.C11])" office:value-type="string" office:string-value="K">
            <text:p>K</text:p>
          </table:table-cell>
          <table:table-cell table:formula="of:=CONCATENATE([.B11];[.D11])" office:value-type="string" office:string-value="AK">
            <text:p>AK</text:p>
          </table:table-cell>
          <table:table-cell table:formula="of:=CONCATENATE(&quot;inline int Inline&quot;;[.E11];&quot;(const int x) { return Inline&quot;;[.E10];&quot;(x) +  2; }&quot;)" office:value-type="string" office:string-value="inline int InlineAK(const int x) { return InlineAJ(x) +  2; }">
            <text:p>inline int InlineAK(const int x) { return InlineAJ(x) + <text:s/>2; }</text:p>
          </table:table-cell>
          <table:table-cell table:formula="of:=CONCATENATE(&quot;int NonInline&quot;;[.$E11];&quot;(const int x) { return NonInline&quot;;[.$E10];&quot;(x) +  2; }&quot;)" office:value-type="string" office:string-value="int NonInlineAK(const int x) { return NonInlineAJ(x) +  2; }">
            <text:p>int NonInlineAK(const int x) { return NonInlineAJ(x) + <text:s/>2; }</text:p>
          </table:table-cell>
        </table:table-row>
        <table:table-row table:style-name="ro1">
          <table:table-cell table:formula="of:=[.A11]" office:value-type="float" office:value="65">
            <text:p>65</text:p>
          </table:table-cell>
          <table:table-cell table:formula="of:=CHAR([.A12])" office:value-type="string" office:string-value="A">
            <text:p>A</text:p>
          </table:table-cell>
          <table:table-cell table:formula="of:=[.C11]+1" office:value-type="float" office:value="76">
            <text:p>76</text:p>
          </table:table-cell>
          <table:table-cell table:formula="of:=CHAR([.C12])" office:value-type="string" office:string-value="L">
            <text:p>L</text:p>
          </table:table-cell>
          <table:table-cell table:formula="of:=CONCATENATE([.B12];[.D12])" office:value-type="string" office:string-value="AL">
            <text:p>AL</text:p>
          </table:table-cell>
          <table:table-cell table:formula="of:=CONCATENATE(&quot;inline int Inline&quot;;[.E12];&quot;(const int x) { return Inline&quot;;[.E11];&quot;(x) +  2; }&quot;)" office:value-type="string" office:string-value="inline int InlineAL(const int x) { return InlineAK(x) +  2; }">
            <text:p>inline int InlineAL(const int x) { return InlineAK(x) + <text:s/>2; }</text:p>
          </table:table-cell>
          <table:table-cell table:formula="of:=CONCATENATE(&quot;int NonInline&quot;;[.$E12];&quot;(const int x) { return NonInline&quot;;[.$E11];&quot;(x) +  2; }&quot;)" office:value-type="string" office:string-value="int NonInlineAL(const int x) { return NonInlineAK(x) +  2; }">
            <text:p>int NonInlineAL(const int x) { return NonInlineAK(x) + <text:s/>2; }</text:p>
          </table:table-cell>
        </table:table-row>
        <table:table-row table:style-name="ro1">
          <table:table-cell table:formula="of:=[.A12]" office:value-type="float" office:value="65">
            <text:p>65</text:p>
          </table:table-cell>
          <table:table-cell table:formula="of:=CHAR([.A13])" office:value-type="string" office:string-value="A">
            <text:p>A</text:p>
          </table:table-cell>
          <table:table-cell table:formula="of:=[.C12]+1" office:value-type="float" office:value="77">
            <text:p>77</text:p>
          </table:table-cell>
          <table:table-cell table:formula="of:=CHAR([.C13])" office:value-type="string" office:string-value="M">
            <text:p>M</text:p>
          </table:table-cell>
          <table:table-cell table:formula="of:=CONCATENATE([.B13];[.D13])" office:value-type="string" office:string-value="AM">
            <text:p>AM</text:p>
          </table:table-cell>
          <table:table-cell table:formula="of:=CONCATENATE(&quot;inline int Inline&quot;;[.E13];&quot;(const int x) { return Inline&quot;;[.E12];&quot;(x) +  2; }&quot;)" office:value-type="string" office:string-value="inline int InlineAM(const int x) { return InlineAL(x) +  2; }">
            <text:p>inline int InlineAM(const int x) { return InlineAL(x) + <text:s/>2; }</text:p>
          </table:table-cell>
          <table:table-cell table:formula="of:=CONCATENATE(&quot;int NonInline&quot;;[.$E13];&quot;(const int x) { return NonInline&quot;;[.$E12];&quot;(x) +  2; }&quot;)" office:value-type="string" office:string-value="int NonInlineAM(const int x) { return NonInlineAL(x) +  2; }">
            <text:p>int NonInlineAM(const int x) { return NonInlineAL(x) + <text:s/>2; }</text:p>
          </table:table-cell>
        </table:table-row>
        <table:table-row table:style-name="ro1">
          <table:table-cell table:formula="of:=[.A13]" office:value-type="float" office:value="65">
            <text:p>65</text:p>
          </table:table-cell>
          <table:table-cell table:formula="of:=CHAR([.A14])" office:value-type="string" office:string-value="A">
            <text:p>A</text:p>
          </table:table-cell>
          <table:table-cell table:formula="of:=[.C13]+1" office:value-type="float" office:value="78">
            <text:p>78</text:p>
          </table:table-cell>
          <table:table-cell table:formula="of:=CHAR([.C14])" office:value-type="string" office:string-value="N">
            <text:p>N</text:p>
          </table:table-cell>
          <table:table-cell table:formula="of:=CONCATENATE([.B14];[.D14])" office:value-type="string" office:string-value="AN">
            <text:p>AN</text:p>
          </table:table-cell>
          <table:table-cell table:formula="of:=CONCATENATE(&quot;inline int Inline&quot;;[.E14];&quot;(const int x) { return Inline&quot;;[.E13];&quot;(x) +  2; }&quot;)" office:value-type="string" office:string-value="inline int InlineAN(const int x) { return InlineAM(x) +  2; }">
            <text:p>inline int InlineAN(const int x) { return InlineAM(x) + <text:s/>2; }</text:p>
          </table:table-cell>
          <table:table-cell table:formula="of:=CONCATENATE(&quot;int NonInline&quot;;[.$E14];&quot;(const int x) { return NonInline&quot;;[.$E13];&quot;(x) +  2; }&quot;)" office:value-type="string" office:string-value="int NonInlineAN(const int x) { return NonInlineAM(x) +  2; }">
            <text:p>int NonInlineAN(const int x) { return NonInlineAM(x) + <text:s/>2; }</text:p>
          </table:table-cell>
        </table:table-row>
        <table:table-row table:style-name="ro1">
          <table:table-cell table:formula="of:=[.A14]" office:value-type="float" office:value="65">
            <text:p>65</text:p>
          </table:table-cell>
          <table:table-cell table:formula="of:=CHAR([.A15])" office:value-type="string" office:string-value="A">
            <text:p>A</text:p>
          </table:table-cell>
          <table:table-cell table:formula="of:=[.C14]+1" office:value-type="float" office:value="79">
            <text:p>79</text:p>
          </table:table-cell>
          <table:table-cell table:formula="of:=CHAR([.C15])" office:value-type="string" office:string-value="O">
            <text:p>O</text:p>
          </table:table-cell>
          <table:table-cell table:formula="of:=CONCATENATE([.B15];[.D15])" office:value-type="string" office:string-value="AO">
            <text:p>AO</text:p>
          </table:table-cell>
          <table:table-cell table:formula="of:=CONCATENATE(&quot;inline int Inline&quot;;[.E15];&quot;(const int x) { return Inline&quot;;[.E14];&quot;(x) +  2; }&quot;)" office:value-type="string" office:string-value="inline int InlineAO(const int x) { return InlineAN(x) +  2; }">
            <text:p>inline int InlineAO(const int x) { return InlineAN(x) + <text:s/>2; }</text:p>
          </table:table-cell>
          <table:table-cell table:formula="of:=CONCATENATE(&quot;int NonInline&quot;;[.$E15];&quot;(const int x) { return NonInline&quot;;[.$E14];&quot;(x) +  2; }&quot;)" office:value-type="string" office:string-value="int NonInlineAO(const int x) { return NonInlineAN(x) +  2; }">
            <text:p>int NonInlineAO(const int x) { return NonInlineAN(x) + <text:s/>2; }</text:p>
          </table:table-cell>
        </table:table-row>
        <table:table-row table:style-name="ro1">
          <table:table-cell table:formula="of:=[.A15]" office:value-type="float" office:value="65">
            <text:p>65</text:p>
          </table:table-cell>
          <table:table-cell table:formula="of:=CHAR([.A16])" office:value-type="string" office:string-value="A">
            <text:p>A</text:p>
          </table:table-cell>
          <table:table-cell table:formula="of:=[.C15]+1" office:value-type="float" office:value="80">
            <text:p>80</text:p>
          </table:table-cell>
          <table:table-cell table:formula="of:=CHAR([.C16])" office:value-type="string" office:string-value="P">
            <text:p>P</text:p>
          </table:table-cell>
          <table:table-cell table:formula="of:=CONCATENATE([.B16];[.D16])" office:value-type="string" office:string-value="AP">
            <text:p>AP</text:p>
          </table:table-cell>
          <table:table-cell table:formula="of:=CONCATENATE(&quot;inline int Inline&quot;;[.E16];&quot;(const int x) { return Inline&quot;;[.E15];&quot;(x) +  2; }&quot;)" office:value-type="string" office:string-value="inline int InlineAP(const int x) { return InlineAO(x) +  2; }">
            <text:p>inline int InlineAP(const int x) { return InlineAO(x) + <text:s/>2; }</text:p>
          </table:table-cell>
          <table:table-cell table:formula="of:=CONCATENATE(&quot;int NonInline&quot;;[.$E16];&quot;(const int x) { return NonInline&quot;;[.$E15];&quot;(x) +  2; }&quot;)" office:value-type="string" office:string-value="int NonInlineAP(const int x) { return NonInlineAO(x) +  2; }">
            <text:p>int NonInlineAP(const int x) { return NonInlineAO(x) + <text:s/>2; }</text:p>
          </table:table-cell>
        </table:table-row>
        <table:table-row table:style-name="ro1">
          <table:table-cell table:formula="of:=[.A16]" office:value-type="float" office:value="65">
            <text:p>65</text:p>
          </table:table-cell>
          <table:table-cell table:formula="of:=CHAR([.A17])" office:value-type="string" office:string-value="A">
            <text:p>A</text:p>
          </table:table-cell>
          <table:table-cell table:formula="of:=[.C16]+1" office:value-type="float" office:value="81">
            <text:p>81</text:p>
          </table:table-cell>
          <table:table-cell table:formula="of:=CHAR([.C17])" office:value-type="string" office:string-value="Q">
            <text:p>Q</text:p>
          </table:table-cell>
          <table:table-cell table:formula="of:=CONCATENATE([.B17];[.D17])" office:value-type="string" office:string-value="AQ">
            <text:p>AQ</text:p>
          </table:table-cell>
          <table:table-cell table:formula="of:=CONCATENATE(&quot;inline int Inline&quot;;[.E17];&quot;(const int x) { return Inline&quot;;[.E16];&quot;(x) +  2; }&quot;)" office:value-type="string" office:string-value="inline int InlineAQ(const int x) { return InlineAP(x) +  2; }">
            <text:p>inline int InlineAQ(const int x) { return InlineAP(x) + <text:s/>2; }</text:p>
          </table:table-cell>
          <table:table-cell table:formula="of:=CONCATENATE(&quot;int NonInline&quot;;[.$E17];&quot;(const int x) { return NonInline&quot;;[.$E16];&quot;(x) +  2; }&quot;)" office:value-type="string" office:string-value="int NonInlineAQ(const int x) { return NonInlineAP(x) +  2; }">
            <text:p>int NonInlineAQ(const int x) { return NonInlineAP(x) + <text:s/>2; }</text:p>
          </table:table-cell>
        </table:table-row>
        <table:table-row table:style-name="ro1">
          <table:table-cell table:formula="of:=[.A17]" office:value-type="float" office:value="65">
            <text:p>65</text:p>
          </table:table-cell>
          <table:table-cell table:formula="of:=CHAR([.A18])" office:value-type="string" office:string-value="A">
            <text:p>A</text:p>
          </table:table-cell>
          <table:table-cell table:formula="of:=[.C17]+1" office:value-type="float" office:value="82">
            <text:p>82</text:p>
          </table:table-cell>
          <table:table-cell table:formula="of:=CHAR([.C18])" office:value-type="string" office:string-value="R">
            <text:p>R</text:p>
          </table:table-cell>
          <table:table-cell table:formula="of:=CONCATENATE([.B18];[.D18])" office:value-type="string" office:string-value="AR">
            <text:p>AR</text:p>
          </table:table-cell>
          <table:table-cell table:formula="of:=CONCATENATE(&quot;inline int Inline&quot;;[.E18];&quot;(const int x) { return Inline&quot;;[.E17];&quot;(x) +  2; }&quot;)" office:value-type="string" office:string-value="inline int InlineAR(const int x) { return InlineAQ(x) +  2; }">
            <text:p>inline int InlineAR(const int x) { return InlineAQ(x) + <text:s/>2; }</text:p>
          </table:table-cell>
          <table:table-cell table:formula="of:=CONCATENATE(&quot;int NonInline&quot;;[.$E18];&quot;(const int x) { return NonInline&quot;;[.$E17];&quot;(x) +  2; }&quot;)" office:value-type="string" office:string-value="int NonInlineAR(const int x) { return NonInlineAQ(x) +  2; }">
            <text:p>int NonInlineAR(const int x) { return NonInlineAQ(x) + <text:s/>2; }</text:p>
          </table:table-cell>
        </table:table-row>
        <table:table-row table:style-name="ro1">
          <table:table-cell table:formula="of:=[.A18]" office:value-type="float" office:value="65">
            <text:p>65</text:p>
          </table:table-cell>
          <table:table-cell table:formula="of:=CHAR([.A19])" office:value-type="string" office:string-value="A">
            <text:p>A</text:p>
          </table:table-cell>
          <table:table-cell table:formula="of:=[.C18]+1" office:value-type="float" office:value="83">
            <text:p>83</text:p>
          </table:table-cell>
          <table:table-cell table:formula="of:=CHAR([.C19])" office:value-type="string" office:string-value="S">
            <text:p>S</text:p>
          </table:table-cell>
          <table:table-cell table:formula="of:=CONCATENATE([.B19];[.D19])" office:value-type="string" office:string-value="AS">
            <text:p>AS</text:p>
          </table:table-cell>
          <table:table-cell table:formula="of:=CONCATENATE(&quot;inline int Inline&quot;;[.E19];&quot;(const int x) { return Inline&quot;;[.E18];&quot;(x) +  2; }&quot;)" office:value-type="string" office:string-value="inline int InlineAS(const int x) { return InlineAR(x) +  2; }">
            <text:p>inline int InlineAS(const int x) { return InlineAR(x) + <text:s/>2; }</text:p>
          </table:table-cell>
          <table:table-cell table:formula="of:=CONCATENATE(&quot;int NonInline&quot;;[.$E19];&quot;(const int x) { return NonInline&quot;;[.$E18];&quot;(x) +  2; }&quot;)" office:value-type="string" office:string-value="int NonInlineAS(const int x) { return NonInlineAR(x) +  2; }">
            <text:p>int NonInlineAS(const int x) { return NonInlineAR(x) + <text:s/>2; }</text:p>
          </table:table-cell>
        </table:table-row>
        <table:table-row table:style-name="ro1">
          <table:table-cell table:formula="of:=[.A19]" office:value-type="float" office:value="65">
            <text:p>65</text:p>
          </table:table-cell>
          <table:table-cell table:formula="of:=CHAR([.A20])" office:value-type="string" office:string-value="A">
            <text:p>A</text:p>
          </table:table-cell>
          <table:table-cell table:formula="of:=[.C19]+1" office:value-type="float" office:value="84">
            <text:p>84</text:p>
          </table:table-cell>
          <table:table-cell table:formula="of:=CHAR([.C20])" office:value-type="string" office:string-value="T">
            <text:p>T</text:p>
          </table:table-cell>
          <table:table-cell table:formula="of:=CONCATENATE([.B20];[.D20])" office:value-type="string" office:string-value="AT">
            <text:p>AT</text:p>
          </table:table-cell>
          <table:table-cell table:formula="of:=CONCATENATE(&quot;inline int Inline&quot;;[.E20];&quot;(const int x) { return Inline&quot;;[.E19];&quot;(x) +  2; }&quot;)" office:value-type="string" office:string-value="inline int InlineAT(const int x) { return InlineAS(x) +  2; }">
            <text:p>inline int InlineAT(const int x) { return InlineAS(x) + <text:s/>2; }</text:p>
          </table:table-cell>
          <table:table-cell table:formula="of:=CONCATENATE(&quot;int NonInline&quot;;[.$E20];&quot;(const int x) { return NonInline&quot;;[.$E19];&quot;(x) +  2; }&quot;)" office:value-type="string" office:string-value="int NonInlineAT(const int x) { return NonInlineAS(x) +  2; }">
            <text:p>int NonInlineAT(const int x) { return NonInlineAS(x) + <text:s/>2; }</text:p>
          </table:table-cell>
        </table:table-row>
        <table:table-row table:style-name="ro1">
          <table:table-cell table:formula="of:=[.A20]" office:value-type="float" office:value="65">
            <text:p>65</text:p>
          </table:table-cell>
          <table:table-cell table:formula="of:=CHAR([.A21])" office:value-type="string" office:string-value="A">
            <text:p>A</text:p>
          </table:table-cell>
          <table:table-cell table:formula="of:=[.C20]+1" office:value-type="float" office:value="85">
            <text:p>85</text:p>
          </table:table-cell>
          <table:table-cell table:formula="of:=CHAR([.C21])" office:value-type="string" office:string-value="U">
            <text:p>U</text:p>
          </table:table-cell>
          <table:table-cell table:formula="of:=CONCATENATE([.B21];[.D21])" office:value-type="string" office:string-value="AU">
            <text:p>AU</text:p>
          </table:table-cell>
          <table:table-cell table:formula="of:=CONCATENATE(&quot;inline int Inline&quot;;[.E21];&quot;(const int x) { return Inline&quot;;[.E20];&quot;(x) +  2; }&quot;)" office:value-type="string" office:string-value="inline int InlineAU(const int x) { return InlineAT(x) +  2; }">
            <text:p>inline int InlineAU(const int x) { return InlineAT(x) + <text:s/>2; }</text:p>
          </table:table-cell>
          <table:table-cell table:formula="of:=CONCATENATE(&quot;int NonInline&quot;;[.$E21];&quot;(const int x) { return NonInline&quot;;[.$E20];&quot;(x) +  2; }&quot;)" office:value-type="string" office:string-value="int NonInlineAU(const int x) { return NonInlineAT(x) +  2; }">
            <text:p>int NonInlineAU(const int x) { return NonInlineAT(x) + <text:s/>2; }</text:p>
          </table:table-cell>
        </table:table-row>
        <table:table-row table:style-name="ro1">
          <table:table-cell table:formula="of:=[.A21]" office:value-type="float" office:value="65">
            <text:p>65</text:p>
          </table:table-cell>
          <table:table-cell table:formula="of:=CHAR([.A22])" office:value-type="string" office:string-value="A">
            <text:p>A</text:p>
          </table:table-cell>
          <table:table-cell table:formula="of:=[.C21]+1" office:value-type="float" office:value="86">
            <text:p>86</text:p>
          </table:table-cell>
          <table:table-cell table:formula="of:=CHAR([.C22])" office:value-type="string" office:string-value="V">
            <text:p>V</text:p>
          </table:table-cell>
          <table:table-cell table:formula="of:=CONCATENATE([.B22];[.D22])" office:value-type="string" office:string-value="AV">
            <text:p>AV</text:p>
          </table:table-cell>
          <table:table-cell table:formula="of:=CONCATENATE(&quot;inline int Inline&quot;;[.E22];&quot;(const int x) { return Inline&quot;;[.E21];&quot;(x) +  2; }&quot;)" office:value-type="string" office:string-value="inline int InlineAV(const int x) { return InlineAU(x) +  2; }">
            <text:p>inline int InlineAV(const int x) { return InlineAU(x) + <text:s/>2; }</text:p>
          </table:table-cell>
          <table:table-cell table:formula="of:=CONCATENATE(&quot;int NonInline&quot;;[.$E22];&quot;(const int x) { return NonInline&quot;;[.$E21];&quot;(x) +  2; }&quot;)" office:value-type="string" office:string-value="int NonInlineAV(const int x) { return NonInlineAU(x) +  2; }">
            <text:p>int NonInlineAV(const int x) { return NonInlineAU(x) + <text:s/>2; }</text:p>
          </table:table-cell>
        </table:table-row>
        <table:table-row table:style-name="ro1">
          <table:table-cell table:formula="of:=[.A22]" office:value-type="float" office:value="65">
            <text:p>65</text:p>
          </table:table-cell>
          <table:table-cell table:formula="of:=CHAR([.A23])" office:value-type="string" office:string-value="A">
            <text:p>A</text:p>
          </table:table-cell>
          <table:table-cell table:formula="of:=[.C22]+1" office:value-type="float" office:value="87">
            <text:p>87</text:p>
          </table:table-cell>
          <table:table-cell table:formula="of:=CHAR([.C23])" office:value-type="string" office:string-value="W">
            <text:p>W</text:p>
          </table:table-cell>
          <table:table-cell table:formula="of:=CONCATENATE([.B23];[.D23])" office:value-type="string" office:string-value="AW">
            <text:p>AW</text:p>
          </table:table-cell>
          <table:table-cell table:formula="of:=CONCATENATE(&quot;inline int Inline&quot;;[.E23];&quot;(const int x) { return Inline&quot;;[.E22];&quot;(x) +  2; }&quot;)" office:value-type="string" office:string-value="inline int InlineAW(const int x) { return InlineAV(x) +  2; }">
            <text:p>inline int InlineAW(const int x) { return InlineAV(x) + <text:s/>2; }</text:p>
          </table:table-cell>
          <table:table-cell table:formula="of:=CONCATENATE(&quot;int NonInline&quot;;[.$E23];&quot;(const int x) { return NonInline&quot;;[.$E22];&quot;(x) +  2; }&quot;)" office:value-type="string" office:string-value="int NonInlineAW(const int x) { return NonInlineAV(x) +  2; }">
            <text:p>int NonInlineAW(const int x) { return NonInlineAV(x) + <text:s/>2; }</text:p>
          </table:table-cell>
        </table:table-row>
        <table:table-row table:style-name="ro1">
          <table:table-cell table:formula="of:=[.A23]" office:value-type="float" office:value="65">
            <text:p>65</text:p>
          </table:table-cell>
          <table:table-cell table:formula="of:=CHAR([.A24])" office:value-type="string" office:string-value="A">
            <text:p>A</text:p>
          </table:table-cell>
          <table:table-cell table:formula="of:=[.C23]+1" office:value-type="float" office:value="88">
            <text:p>88</text:p>
          </table:table-cell>
          <table:table-cell table:formula="of:=CHAR([.C24])" office:value-type="string" office:string-value="X">
            <text:p>X</text:p>
          </table:table-cell>
          <table:table-cell table:formula="of:=CONCATENATE([.B24];[.D24])" office:value-type="string" office:string-value="AX">
            <text:p>AX</text:p>
          </table:table-cell>
          <table:table-cell table:formula="of:=CONCATENATE(&quot;inline int Inline&quot;;[.E24];&quot;(const int x) { return Inline&quot;;[.E23];&quot;(x) +  2; }&quot;)" office:value-type="string" office:string-value="inline int InlineAX(const int x) { return InlineAW(x) +  2; }">
            <text:p>inline int InlineAX(const int x) { return InlineAW(x) + <text:s/>2; }</text:p>
          </table:table-cell>
          <table:table-cell table:formula="of:=CONCATENATE(&quot;int NonInline&quot;;[.$E24];&quot;(const int x) { return NonInline&quot;;[.$E23];&quot;(x) +  2; }&quot;)" office:value-type="string" office:string-value="int NonInlineAX(const int x) { return NonInlineAW(x) +  2; }">
            <text:p>int NonInlineAX(const int x) { return NonInlineAW(x) + <text:s/>2; }</text:p>
          </table:table-cell>
        </table:table-row>
        <table:table-row table:style-name="ro1">
          <table:table-cell table:formula="of:=[.A24]" office:value-type="float" office:value="65">
            <text:p>65</text:p>
          </table:table-cell>
          <table:table-cell table:formula="of:=CHAR([.A25])" office:value-type="string" office:string-value="A">
            <text:p>A</text:p>
          </table:table-cell>
          <table:table-cell table:formula="of:=[.C24]+1" office:value-type="float" office:value="89">
            <text:p>89</text:p>
          </table:table-cell>
          <table:table-cell table:formula="of:=CHAR([.C25])" office:value-type="string" office:string-value="Y">
            <text:p>Y</text:p>
          </table:table-cell>
          <table:table-cell table:formula="of:=CONCATENATE([.B25];[.D25])" office:value-type="string" office:string-value="AY">
            <text:p>AY</text:p>
          </table:table-cell>
          <table:table-cell table:formula="of:=CONCATENATE(&quot;inline int Inline&quot;;[.E25];&quot;(const int x) { return Inline&quot;;[.E24];&quot;(x) +  2; }&quot;)" office:value-type="string" office:string-value="inline int InlineAY(const int x) { return InlineAX(x) +  2; }">
            <text:p>inline int InlineAY(const int x) { return InlineAX(x) + <text:s/>2; }</text:p>
          </table:table-cell>
          <table:table-cell table:formula="of:=CONCATENATE(&quot;int NonInline&quot;;[.$E25];&quot;(const int x) { return NonInline&quot;;[.$E24];&quot;(x) +  2; }&quot;)" office:value-type="string" office:string-value="int NonInlineAY(const int x) { return NonInlineAX(x) +  2; }">
            <text:p>int NonInlineAY(const int x) { return NonInlineAX(x) + <text:s/>2; }</text:p>
          </table:table-cell>
        </table:table-row>
        <table:table-row table:style-name="ro1">
          <table:table-cell table:formula="of:=[.A25]" office:value-type="float" office:value="65">
            <text:p>65</text:p>
          </table:table-cell>
          <table:table-cell table:formula="of:=CHAR([.A26])" office:value-type="string" office:string-value="A">
            <text:p>A</text:p>
          </table:table-cell>
          <table:table-cell table:formula="of:=[.C25]+1" office:value-type="float" office:value="90">
            <text:p>90</text:p>
          </table:table-cell>
          <table:table-cell table:formula="of:=CHAR([.C26])" office:value-type="string" office:string-value="Z">
            <text:p>Z</text:p>
          </table:table-cell>
          <table:table-cell table:formula="of:=CONCATENATE([.B26];[.D26])" office:value-type="string" office:string-value="AZ">
            <text:p>AZ</text:p>
          </table:table-cell>
          <table:table-cell table:formula="of:=CONCATENATE(&quot;inline int Inline&quot;;[.E26];&quot;(const int x) { return Inline&quot;;[.E25];&quot;(x) +  2; }&quot;)" office:value-type="string" office:string-value="inline int InlineAZ(const int x) { return InlineAY(x) +  2; }">
            <text:p>inline int InlineAZ(const int x) { return InlineAY(x) + <text:s/>2; }</text:p>
          </table:table-cell>
          <table:table-cell table:formula="of:=CONCATENATE(&quot;int NonInline&quot;;[.$E26];&quot;(const int x) { return NonInline&quot;;[.$E25];&quot;(x) +  2; }&quot;)" office:value-type="string" office:string-value="int NonInlineAZ(const int x) { return NonInlineAY(x) +  2; }">
            <text:p>int NonInlineAZ(const int x) { return NonInlineAY(x) + <text:s/>2; }</text:p>
          </table:table-cell>
        </table:table-row>
        <table:table-row table:style-name="ro1">
          <table:table-cell table:formula="of:=[.A1]+1" office:value-type="float" office:value="66">
            <text:p>66</text:p>
          </table:table-cell>
          <table:table-cell table:formula="of:=CHAR([.A27])" office:value-type="string" office:string-value="B">
            <text:p>B</text:p>
          </table:table-cell>
          <table:table-cell table:formula="of:=[.C1]" office:value-type="float" office:value="65">
            <text:p>65</text:p>
          </table:table-cell>
          <table:table-cell table:formula="of:=CHAR([.C27])" office:value-type="string" office:string-value="A">
            <text:p>A</text:p>
          </table:table-cell>
          <table:table-cell table:formula="of:=CONCATENATE([.B27];[.D27])" office:value-type="string" office:string-value="BA">
            <text:p>BA</text:p>
          </table:table-cell>
          <table:table-cell table:formula="of:=CONCATENATE(&quot;inline int Inline&quot;;[.E27];&quot;(const int x) { return Inline&quot;;[.E26];&quot;(x) +  2; }&quot;)" office:value-type="string" office:string-value="inline int InlineBA(const int x) { return InlineAZ(x) +  2; }">
            <text:p>inline int InlineBA(const int x) { return InlineAZ(x) + <text:s/>2; }</text:p>
          </table:table-cell>
          <table:table-cell table:formula="of:=CONCATENATE(&quot;int NonInline&quot;;[.$E27];&quot;(const int x) { return NonInline&quot;;[.$E26];&quot;(x) +  2; }&quot;)" office:value-type="string" office:string-value="int NonInlineBA(const int x) { return NonInlineAZ(x) +  2; }">
            <text:p>int NonInlineBA(const int x) { return NonInlineAZ(x) + <text:s/>2; }</text:p>
          </table:table-cell>
        </table:table-row>
        <table:table-row table:style-name="ro1">
          <table:table-cell table:formula="of:=[.A2]+1" office:value-type="float" office:value="66">
            <text:p>66</text:p>
          </table:table-cell>
          <table:table-cell table:formula="of:=CHAR([.A28])" office:value-type="string" office:string-value="B">
            <text:p>B</text:p>
          </table:table-cell>
          <table:table-cell table:formula="of:=[.C2]" office:value-type="float" office:value="66">
            <text:p>66</text:p>
          </table:table-cell>
          <table:table-cell table:formula="of:=CHAR([.C28])" office:value-type="string" office:string-value="B">
            <text:p>B</text:p>
          </table:table-cell>
          <table:table-cell table:formula="of:=CONCATENATE([.B28];[.D28])" office:value-type="string" office:string-value="BB">
            <text:p>BB</text:p>
          </table:table-cell>
          <table:table-cell table:formula="of:=CONCATENATE(&quot;inline int Inline&quot;;[.E28];&quot;(const int x) { return Inline&quot;;[.E27];&quot;(x) +  2; }&quot;)" office:value-type="string" office:string-value="inline int InlineBB(const int x) { return InlineBA(x) +  2; }">
            <text:p>inline int InlineBB(const int x) { return InlineBA(x) + <text:s/>2; }</text:p>
          </table:table-cell>
          <table:table-cell table:formula="of:=CONCATENATE(&quot;int NonInline&quot;;[.$E28];&quot;(const int x) { return NonInline&quot;;[.$E27];&quot;(x) +  2; }&quot;)" office:value-type="string" office:string-value="int NonInlineBB(const int x) { return NonInlineBA(x) +  2; }">
            <text:p>int NonInlineBB(const int x) { return NonInlineBA(x) + <text:s/>2; }</text:p>
          </table:table-cell>
        </table:table-row>
        <table:table-row table:style-name="ro1">
          <table:table-cell table:formula="of:=[.A3]+1" office:value-type="float" office:value="66">
            <text:p>66</text:p>
          </table:table-cell>
          <table:table-cell table:formula="of:=CHAR([.A29])" office:value-type="string" office:string-value="B">
            <text:p>B</text:p>
          </table:table-cell>
          <table:table-cell table:formula="of:=[.C3]" office:value-type="float" office:value="67">
            <text:p>67</text:p>
          </table:table-cell>
          <table:table-cell table:formula="of:=CHAR([.C29])" office:value-type="string" office:string-value="C">
            <text:p>C</text:p>
          </table:table-cell>
          <table:table-cell table:formula="of:=CONCATENATE([.B29];[.D29])" office:value-type="string" office:string-value="BC">
            <text:p>BC</text:p>
          </table:table-cell>
          <table:table-cell table:formula="of:=CONCATENATE(&quot;inline int Inline&quot;;[.E29];&quot;(const int x) { return Inline&quot;;[.E28];&quot;(x) +  2; }&quot;)" office:value-type="string" office:string-value="inline int InlineBC(const int x) { return InlineBB(x) +  2; }">
            <text:p>inline int InlineBC(const int x) { return InlineBB(x) + <text:s/>2; }</text:p>
          </table:table-cell>
          <table:table-cell table:formula="of:=CONCATENATE(&quot;int NonInline&quot;;[.$E29];&quot;(const int x) { return NonInline&quot;;[.$E28];&quot;(x) +  2; }&quot;)" office:value-type="string" office:string-value="int NonInlineBC(const int x) { return NonInlineBB(x) +  2; }">
            <text:p>int NonInlineBC(const int x) { return NonInlineBB(x) + <text:s/>2; }</text:p>
          </table:table-cell>
        </table:table-row>
        <table:table-row table:style-name="ro1">
          <table:table-cell table:formula="of:=[.A4]+1" office:value-type="float" office:value="66">
            <text:p>66</text:p>
          </table:table-cell>
          <table:table-cell table:formula="of:=CHAR([.A30])" office:value-type="string" office:string-value="B">
            <text:p>B</text:p>
          </table:table-cell>
          <table:table-cell table:formula="of:=[.C4]" office:value-type="float" office:value="68">
            <text:p>68</text:p>
          </table:table-cell>
          <table:table-cell table:formula="of:=CHAR([.C30])" office:value-type="string" office:string-value="D">
            <text:p>D</text:p>
          </table:table-cell>
          <table:table-cell table:formula="of:=CONCATENATE([.B30];[.D30])" office:value-type="string" office:string-value="BD">
            <text:p>BD</text:p>
          </table:table-cell>
          <table:table-cell table:formula="of:=CONCATENATE(&quot;inline int Inline&quot;;[.E30];&quot;(const int x) { return Inline&quot;;[.E29];&quot;(x) +  2; }&quot;)" office:value-type="string" office:string-value="inline int InlineBD(const int x) { return InlineBC(x) +  2; }">
            <text:p>inline int InlineBD(const int x) { return InlineBC(x) + <text:s/>2; }</text:p>
          </table:table-cell>
          <table:table-cell table:formula="of:=CONCATENATE(&quot;int NonInline&quot;;[.$E30];&quot;(const int x) { return NonInline&quot;;[.$E29];&quot;(x) +  2; }&quot;)" office:value-type="string" office:string-value="int NonInlineBD(const int x) { return NonInlineBC(x) +  2; }">
            <text:p>int NonInlineBD(const int x) { return NonInlineBC(x) + <text:s/>2; }</text:p>
          </table:table-cell>
        </table:table-row>
        <table:table-row table:style-name="ro1">
          <table:table-cell table:formula="of:=[.A5]+1" office:value-type="float" office:value="66">
            <text:p>66</text:p>
          </table:table-cell>
          <table:table-cell table:formula="of:=CHAR([.A31])" office:value-type="string" office:string-value="B">
            <text:p>B</text:p>
          </table:table-cell>
          <table:table-cell table:formula="of:=[.C5]" office:value-type="float" office:value="69">
            <text:p>69</text:p>
          </table:table-cell>
          <table:table-cell table:formula="of:=CHAR([.C31])" office:value-type="string" office:string-value="E">
            <text:p>E</text:p>
          </table:table-cell>
          <table:table-cell table:formula="of:=CONCATENATE([.B31];[.D31])" office:value-type="string" office:string-value="BE">
            <text:p>BE</text:p>
          </table:table-cell>
          <table:table-cell table:formula="of:=CONCATENATE(&quot;inline int Inline&quot;;[.E31];&quot;(const int x) { return Inline&quot;;[.E30];&quot;(x) +  2; }&quot;)" office:value-type="string" office:string-value="inline int InlineBE(const int x) { return InlineBD(x) +  2; }">
            <text:p>inline int InlineBE(const int x) { return InlineBD(x) + <text:s/>2; }</text:p>
          </table:table-cell>
          <table:table-cell table:formula="of:=CONCATENATE(&quot;int NonInline&quot;;[.$E31];&quot;(const int x) { return NonInline&quot;;[.$E30];&quot;(x) +  2; }&quot;)" office:value-type="string" office:string-value="int NonInlineBE(const int x) { return NonInlineBD(x) +  2; }">
            <text:p>int NonInlineBE(const int x) { return NonInlineBD(x) + <text:s/>2; }</text:p>
          </table:table-cell>
        </table:table-row>
        <table:table-row table:style-name="ro1">
          <table:table-cell table:formula="of:=[.A6]+1" office:value-type="float" office:value="66">
            <text:p>66</text:p>
          </table:table-cell>
          <table:table-cell table:formula="of:=CHAR([.A32])" office:value-type="string" office:string-value="B">
            <text:p>B</text:p>
          </table:table-cell>
          <table:table-cell table:formula="of:=[.C6]" office:value-type="float" office:value="70">
            <text:p>70</text:p>
          </table:table-cell>
          <table:table-cell table:formula="of:=CHAR([.C32])" office:value-type="string" office:string-value="F">
            <text:p>F</text:p>
          </table:table-cell>
          <table:table-cell table:formula="of:=CONCATENATE([.B32];[.D32])" office:value-type="string" office:string-value="BF">
            <text:p>BF</text:p>
          </table:table-cell>
          <table:table-cell table:formula="of:=CONCATENATE(&quot;inline int Inline&quot;;[.E32];&quot;(const int x) { return Inline&quot;;[.E31];&quot;(x) +  2; }&quot;)" office:value-type="string" office:string-value="inline int InlineBF(const int x) { return InlineBE(x) +  2; }">
            <text:p>inline int InlineBF(const int x) { return InlineBE(x) + <text:s/>2; }</text:p>
          </table:table-cell>
          <table:table-cell table:formula="of:=CONCATENATE(&quot;int NonInline&quot;;[.$E32];&quot;(const int x) { return NonInline&quot;;[.$E31];&quot;(x) +  2; }&quot;)" office:value-type="string" office:string-value="int NonInlineBF(const int x) { return NonInlineBE(x) +  2; }">
            <text:p>int NonInlineBF(const int x) { return NonInlineBE(x) + <text:s/>2; }</text:p>
          </table:table-cell>
        </table:table-row>
        <table:table-row table:style-name="ro1">
          <table:table-cell table:formula="of:=[.A7]+1" office:value-type="float" office:value="66">
            <text:p>66</text:p>
          </table:table-cell>
          <table:table-cell table:formula="of:=CHAR([.A33])" office:value-type="string" office:string-value="B">
            <text:p>B</text:p>
          </table:table-cell>
          <table:table-cell table:formula="of:=[.C7]" office:value-type="float" office:value="71">
            <text:p>71</text:p>
          </table:table-cell>
          <table:table-cell table:formula="of:=CHAR([.C33])" office:value-type="string" office:string-value="G">
            <text:p>G</text:p>
          </table:table-cell>
          <table:table-cell table:formula="of:=CONCATENATE([.B33];[.D33])" office:value-type="string" office:string-value="BG">
            <text:p>BG</text:p>
          </table:table-cell>
          <table:table-cell table:formula="of:=CONCATENATE(&quot;inline int Inline&quot;;[.E33];&quot;(const int x) { return Inline&quot;;[.E32];&quot;(x) +  2; }&quot;)" office:value-type="string" office:string-value="inline int InlineBG(const int x) { return InlineBF(x) +  2; }">
            <text:p>inline int InlineBG(const int x) { return InlineBF(x) + <text:s/>2; }</text:p>
          </table:table-cell>
          <table:table-cell table:formula="of:=CONCATENATE(&quot;int NonInline&quot;;[.$E33];&quot;(const int x) { return NonInline&quot;;[.$E32];&quot;(x) +  2; }&quot;)" office:value-type="string" office:string-value="int NonInlineBG(const int x) { return NonInlineBF(x) +  2; }">
            <text:p>int NonInlineBG(const int x) { return NonInlineBF(x) + <text:s/>2; }</text:p>
          </table:table-cell>
        </table:table-row>
        <table:table-row table:style-name="ro1">
          <table:table-cell table:formula="of:=[.A8]+1" office:value-type="float" office:value="66">
            <text:p>66</text:p>
          </table:table-cell>
          <table:table-cell table:formula="of:=CHAR([.A34])" office:value-type="string" office:string-value="B">
            <text:p>B</text:p>
          </table:table-cell>
          <table:table-cell table:formula="of:=[.C8]" office:value-type="float" office:value="72">
            <text:p>72</text:p>
          </table:table-cell>
          <table:table-cell table:formula="of:=CHAR([.C34])" office:value-type="string" office:string-value="H">
            <text:p>H</text:p>
          </table:table-cell>
          <table:table-cell table:formula="of:=CONCATENATE([.B34];[.D34])" office:value-type="string" office:string-value="BH">
            <text:p>BH</text:p>
          </table:table-cell>
          <table:table-cell table:formula="of:=CONCATENATE(&quot;inline int Inline&quot;;[.E34];&quot;(const int x) { return Inline&quot;;[.E33];&quot;(x) +  2; }&quot;)" office:value-type="string" office:string-value="inline int InlineBH(const int x) { return InlineBG(x) +  2; }">
            <text:p>inline int InlineBH(const int x) { return InlineBG(x) + <text:s/>2; }</text:p>
          </table:table-cell>
          <table:table-cell table:formula="of:=CONCATENATE(&quot;int NonInline&quot;;[.$E34];&quot;(const int x) { return NonInline&quot;;[.$E33];&quot;(x) +  2; }&quot;)" office:value-type="string" office:string-value="int NonInlineBH(const int x) { return NonInlineBG(x) +  2; }">
            <text:p>int NonInlineBH(const int x) { return NonInlineBG(x) + <text:s/>2; }</text:p>
          </table:table-cell>
        </table:table-row>
        <table:table-row table:style-name="ro1">
          <table:table-cell table:formula="of:=[.A9]+1" office:value-type="float" office:value="66">
            <text:p>66</text:p>
          </table:table-cell>
          <table:table-cell table:formula="of:=CHAR([.A35])" office:value-type="string" office:string-value="B">
            <text:p>B</text:p>
          </table:table-cell>
          <table:table-cell table:formula="of:=[.C9]" office:value-type="float" office:value="73">
            <text:p>73</text:p>
          </table:table-cell>
          <table:table-cell table:formula="of:=CHAR([.C35])" office:value-type="string" office:string-value="I">
            <text:p>I</text:p>
          </table:table-cell>
          <table:table-cell table:formula="of:=CONCATENATE([.B35];[.D35])" office:value-type="string" office:string-value="BI">
            <text:p>BI</text:p>
          </table:table-cell>
          <table:table-cell table:formula="of:=CONCATENATE(&quot;inline int Inline&quot;;[.E35];&quot;(const int x) { return Inline&quot;;[.E34];&quot;(x) +  2; }&quot;)" office:value-type="string" office:string-value="inline int InlineBI(const int x) { return InlineBH(x) +  2; }">
            <text:p>inline int InlineBI(const int x) { return InlineBH(x) + <text:s/>2; }</text:p>
          </table:table-cell>
          <table:table-cell table:formula="of:=CONCATENATE(&quot;int NonInline&quot;;[.$E35];&quot;(const int x) { return NonInline&quot;;[.$E34];&quot;(x) +  2; }&quot;)" office:value-type="string" office:string-value="int NonInlineBI(const int x) { return NonInlineBH(x) +  2; }">
            <text:p>int NonInlineBI(const int x) { return NonInlineBH(x) + <text:s/>2; }</text:p>
          </table:table-cell>
        </table:table-row>
        <table:table-row table:style-name="ro1">
          <table:table-cell table:formula="of:=[.A10]+1" office:value-type="float" office:value="66">
            <text:p>66</text:p>
          </table:table-cell>
          <table:table-cell table:formula="of:=CHAR([.A36])" office:value-type="string" office:string-value="B">
            <text:p>B</text:p>
          </table:table-cell>
          <table:table-cell table:formula="of:=[.C10]" office:value-type="float" office:value="74">
            <text:p>74</text:p>
          </table:table-cell>
          <table:table-cell table:formula="of:=CHAR([.C36])" office:value-type="string" office:string-value="J">
            <text:p>J</text:p>
          </table:table-cell>
          <table:table-cell table:formula="of:=CONCATENATE([.B36];[.D36])" office:value-type="string" office:string-value="BJ">
            <text:p>BJ</text:p>
          </table:table-cell>
          <table:table-cell table:formula="of:=CONCATENATE(&quot;inline int Inline&quot;;[.E36];&quot;(const int x) { return Inline&quot;;[.E35];&quot;(x) +  2; }&quot;)" office:value-type="string" office:string-value="inline int InlineBJ(const int x) { return InlineBI(x) +  2; }">
            <text:p>inline int InlineBJ(const int x) { return InlineBI(x) + <text:s/>2; }</text:p>
          </table:table-cell>
          <table:table-cell table:formula="of:=CONCATENATE(&quot;int NonInline&quot;;[.$E36];&quot;(const int x) { return NonInline&quot;;[.$E35];&quot;(x) +  2; }&quot;)" office:value-type="string" office:string-value="int NonInlineBJ(const int x) { return NonInlineBI(x) +  2; }">
            <text:p>int NonInlineBJ(const int x) { return NonInlineBI(x) + <text:s/>2; }</text:p>
          </table:table-cell>
        </table:table-row>
        <table:table-row table:style-name="ro1">
          <table:table-cell table:formula="of:=[.A11]+1" office:value-type="float" office:value="66">
            <text:p>66</text:p>
          </table:table-cell>
          <table:table-cell table:formula="of:=CHAR([.A37])" office:value-type="string" office:string-value="B">
            <text:p>B</text:p>
          </table:table-cell>
          <table:table-cell table:formula="of:=[.C11]" office:value-type="float" office:value="75">
            <text:p>75</text:p>
          </table:table-cell>
          <table:table-cell table:formula="of:=CHAR([.C37])" office:value-type="string" office:string-value="K">
            <text:p>K</text:p>
          </table:table-cell>
          <table:table-cell table:formula="of:=CONCATENATE([.B37];[.D37])" office:value-type="string" office:string-value="BK">
            <text:p>BK</text:p>
          </table:table-cell>
          <table:table-cell table:formula="of:=CONCATENATE(&quot;inline int Inline&quot;;[.E37];&quot;(const int x) { return Inline&quot;;[.E36];&quot;(x) +  2; }&quot;)" office:value-type="string" office:string-value="inline int InlineBK(const int x) { return InlineBJ(x) +  2; }">
            <text:p>inline int InlineBK(const int x) { return InlineBJ(x) + <text:s/>2; }</text:p>
          </table:table-cell>
          <table:table-cell table:formula="of:=CONCATENATE(&quot;int NonInline&quot;;[.$E37];&quot;(const int x) { return NonInline&quot;;[.$E36];&quot;(x) +  2; }&quot;)" office:value-type="string" office:string-value="int NonInlineBK(const int x) { return NonInlineBJ(x) +  2; }">
            <text:p>int NonInlineBK(const int x) { return NonInlineBJ(x) + <text:s/>2; }</text:p>
          </table:table-cell>
        </table:table-row>
        <table:table-row table:style-name="ro1">
          <table:table-cell table:formula="of:=[.A12]+1" office:value-type="float" office:value="66">
            <text:p>66</text:p>
          </table:table-cell>
          <table:table-cell table:formula="of:=CHAR([.A38])" office:value-type="string" office:string-value="B">
            <text:p>B</text:p>
          </table:table-cell>
          <table:table-cell table:formula="of:=[.C12]" office:value-type="float" office:value="76">
            <text:p>76</text:p>
          </table:table-cell>
          <table:table-cell table:formula="of:=CHAR([.C38])" office:value-type="string" office:string-value="L">
            <text:p>L</text:p>
          </table:table-cell>
          <table:table-cell table:formula="of:=CONCATENATE([.B38];[.D38])" office:value-type="string" office:string-value="BL">
            <text:p>BL</text:p>
          </table:table-cell>
          <table:table-cell table:formula="of:=CONCATENATE(&quot;inline int Inline&quot;;[.E38];&quot;(const int x) { return Inline&quot;;[.E37];&quot;(x) +  2; }&quot;)" office:value-type="string" office:string-value="inline int InlineBL(const int x) { return InlineBK(x) +  2; }">
            <text:p>inline int InlineBL(const int x) { return InlineBK(x) + <text:s/>2; }</text:p>
          </table:table-cell>
          <table:table-cell table:formula="of:=CONCATENATE(&quot;int NonInline&quot;;[.$E38];&quot;(const int x) { return NonInline&quot;;[.$E37];&quot;(x) +  2; }&quot;)" office:value-type="string" office:string-value="int NonInlineBL(const int x) { return NonInlineBK(x) +  2; }">
            <text:p>int NonInlineBL(const int x) { return NonInlineBK(x) + <text:s/>2; }</text:p>
          </table:table-cell>
        </table:table-row>
        <table:table-row table:style-name="ro1">
          <table:table-cell table:formula="of:=[.A13]+1" office:value-type="float" office:value="66">
            <text:p>66</text:p>
          </table:table-cell>
          <table:table-cell table:formula="of:=CHAR([.A39])" office:value-type="string" office:string-value="B">
            <text:p>B</text:p>
          </table:table-cell>
          <table:table-cell table:formula="of:=[.C13]" office:value-type="float" office:value="77">
            <text:p>77</text:p>
          </table:table-cell>
          <table:table-cell table:formula="of:=CHAR([.C39])" office:value-type="string" office:string-value="M">
            <text:p>M</text:p>
          </table:table-cell>
          <table:table-cell table:formula="of:=CONCATENATE([.B39];[.D39])" office:value-type="string" office:string-value="BM">
            <text:p>BM</text:p>
          </table:table-cell>
          <table:table-cell table:formula="of:=CONCATENATE(&quot;inline int Inline&quot;;[.E39];&quot;(const int x) { return Inline&quot;;[.E38];&quot;(x) +  2; }&quot;)" office:value-type="string" office:string-value="inline int InlineBM(const int x) { return InlineBL(x) +  2; }">
            <text:p>inline int InlineBM(const int x) { return InlineBL(x) + <text:s/>2; }</text:p>
          </table:table-cell>
          <table:table-cell table:formula="of:=CONCATENATE(&quot;int NonInline&quot;;[.$E39];&quot;(const int x) { return NonInline&quot;;[.$E38];&quot;(x) +  2; }&quot;)" office:value-type="string" office:string-value="int NonInlineBM(const int x) { return NonInlineBL(x) +  2; }">
            <text:p>int NonInlineBM(const int x) { return NonInlineBL(x) + <text:s/>2; }</text:p>
          </table:table-cell>
        </table:table-row>
        <table:table-row table:style-name="ro1">
          <table:table-cell table:formula="of:=[.A14]+1" office:value-type="float" office:value="66">
            <text:p>66</text:p>
          </table:table-cell>
          <table:table-cell table:formula="of:=CHAR([.A40])" office:value-type="string" office:string-value="B">
            <text:p>B</text:p>
          </table:table-cell>
          <table:table-cell table:formula="of:=[.C14]" office:value-type="float" office:value="78">
            <text:p>78</text:p>
          </table:table-cell>
          <table:table-cell table:formula="of:=CHAR([.C40])" office:value-type="string" office:string-value="N">
            <text:p>N</text:p>
          </table:table-cell>
          <table:table-cell table:formula="of:=CONCATENATE([.B40];[.D40])" office:value-type="string" office:string-value="BN">
            <text:p>BN</text:p>
          </table:table-cell>
          <table:table-cell table:formula="of:=CONCATENATE(&quot;inline int Inline&quot;;[.E40];&quot;(const int x) { return Inline&quot;;[.E39];&quot;(x) +  2; }&quot;)" office:value-type="string" office:string-value="inline int InlineBN(const int x) { return InlineBM(x) +  2; }">
            <text:p>inline int InlineBN(const int x) { return InlineBM(x) + <text:s/>2; }</text:p>
          </table:table-cell>
          <table:table-cell table:formula="of:=CONCATENATE(&quot;int NonInline&quot;;[.$E40];&quot;(const int x) { return NonInline&quot;;[.$E39];&quot;(x) +  2; }&quot;)" office:value-type="string" office:string-value="int NonInlineBN(const int x) { return NonInlineBM(x) +  2; }">
            <text:p>int NonInlineBN(const int x) { return NonInlineBM(x) + <text:s/>2; }</text:p>
          </table:table-cell>
        </table:table-row>
        <table:table-row table:style-name="ro1">
          <table:table-cell table:formula="of:=[.A15]+1" office:value-type="float" office:value="66">
            <text:p>66</text:p>
          </table:table-cell>
          <table:table-cell table:formula="of:=CHAR([.A41])" office:value-type="string" office:string-value="B">
            <text:p>B</text:p>
          </table:table-cell>
          <table:table-cell table:formula="of:=[.C15]" office:value-type="float" office:value="79">
            <text:p>79</text:p>
          </table:table-cell>
          <table:table-cell table:formula="of:=CHAR([.C41])" office:value-type="string" office:string-value="O">
            <text:p>O</text:p>
          </table:table-cell>
          <table:table-cell table:formula="of:=CONCATENATE([.B41];[.D41])" office:value-type="string" office:string-value="BO">
            <text:p>BO</text:p>
          </table:table-cell>
          <table:table-cell table:formula="of:=CONCATENATE(&quot;inline int Inline&quot;;[.E41];&quot;(const int x) { return Inline&quot;;[.E40];&quot;(x) +  2; }&quot;)" office:value-type="string" office:string-value="inline int InlineBO(const int x) { return InlineBN(x) +  2; }">
            <text:p>inline int InlineBO(const int x) { return InlineBN(x) + <text:s/>2; }</text:p>
          </table:table-cell>
          <table:table-cell table:formula="of:=CONCATENATE(&quot;int NonInline&quot;;[.$E41];&quot;(const int x) { return NonInline&quot;;[.$E40];&quot;(x) +  2; }&quot;)" office:value-type="string" office:string-value="int NonInlineBO(const int x) { return NonInlineBN(x) +  2; }">
            <text:p>int NonInlineBO(const int x) { return NonInlineBN(x) + <text:s/>2; }</text:p>
          </table:table-cell>
        </table:table-row>
        <table:table-row table:style-name="ro1">
          <table:table-cell table:formula="of:=[.A16]+1" office:value-type="float" office:value="66">
            <text:p>66</text:p>
          </table:table-cell>
          <table:table-cell table:formula="of:=CHAR([.A42])" office:value-type="string" office:string-value="B">
            <text:p>B</text:p>
          </table:table-cell>
          <table:table-cell table:formula="of:=[.C16]" office:value-type="float" office:value="80">
            <text:p>80</text:p>
          </table:table-cell>
          <table:table-cell table:formula="of:=CHAR([.C42])" office:value-type="string" office:string-value="P">
            <text:p>P</text:p>
          </table:table-cell>
          <table:table-cell table:formula="of:=CONCATENATE([.B42];[.D42])" office:value-type="string" office:string-value="BP">
            <text:p>BP</text:p>
          </table:table-cell>
          <table:table-cell table:formula="of:=CONCATENATE(&quot;inline int Inline&quot;;[.E42];&quot;(const int x) { return Inline&quot;;[.E41];&quot;(x) +  2; }&quot;)" office:value-type="string" office:string-value="inline int InlineBP(const int x) { return InlineBO(x) +  2; }">
            <text:p>inline int InlineBP(const int x) { return InlineBO(x) + <text:s/>2; }</text:p>
          </table:table-cell>
          <table:table-cell table:formula="of:=CONCATENATE(&quot;int NonInline&quot;;[.$E42];&quot;(const int x) { return NonInline&quot;;[.$E41];&quot;(x) +  2; }&quot;)" office:value-type="string" office:string-value="int NonInlineBP(const int x) { return NonInlineBO(x) +  2; }">
            <text:p>int NonInlineBP(const int x) { return NonInlineBO(x) + <text:s/>2; }</text:p>
          </table:table-cell>
        </table:table-row>
        <table:table-row table:style-name="ro1">
          <table:table-cell table:formula="of:=[.A17]+1" office:value-type="float" office:value="66">
            <text:p>66</text:p>
          </table:table-cell>
          <table:table-cell table:formula="of:=CHAR([.A43])" office:value-type="string" office:string-value="B">
            <text:p>B</text:p>
          </table:table-cell>
          <table:table-cell table:formula="of:=[.C17]" office:value-type="float" office:value="81">
            <text:p>81</text:p>
          </table:table-cell>
          <table:table-cell table:formula="of:=CHAR([.C43])" office:value-type="string" office:string-value="Q">
            <text:p>Q</text:p>
          </table:table-cell>
          <table:table-cell table:formula="of:=CONCATENATE([.B43];[.D43])" office:value-type="string" office:string-value="BQ">
            <text:p>BQ</text:p>
          </table:table-cell>
          <table:table-cell table:formula="of:=CONCATENATE(&quot;inline int Inline&quot;;[.E43];&quot;(const int x) { return Inline&quot;;[.E42];&quot;(x) +  2; }&quot;)" office:value-type="string" office:string-value="inline int InlineBQ(const int x) { return InlineBP(x) +  2; }">
            <text:p>inline int InlineBQ(const int x) { return InlineBP(x) + <text:s/>2; }</text:p>
          </table:table-cell>
          <table:table-cell table:formula="of:=CONCATENATE(&quot;int NonInline&quot;;[.$E43];&quot;(const int x) { return NonInline&quot;;[.$E42];&quot;(x) +  2; }&quot;)" office:value-type="string" office:string-value="int NonInlineBQ(const int x) { return NonInlineBP(x) +  2; }">
            <text:p>int NonInlineBQ(const int x) { return NonInlineBP(x) + <text:s/>2; }</text:p>
          </table:table-cell>
        </table:table-row>
        <table:table-row table:style-name="ro1">
          <table:table-cell table:formula="of:=[.A18]+1" office:value-type="float" office:value="66">
            <text:p>66</text:p>
          </table:table-cell>
          <table:table-cell table:formula="of:=CHAR([.A44])" office:value-type="string" office:string-value="B">
            <text:p>B</text:p>
          </table:table-cell>
          <table:table-cell table:formula="of:=[.C18]" office:value-type="float" office:value="82">
            <text:p>82</text:p>
          </table:table-cell>
          <table:table-cell table:formula="of:=CHAR([.C44])" office:value-type="string" office:string-value="R">
            <text:p>R</text:p>
          </table:table-cell>
          <table:table-cell table:formula="of:=CONCATENATE([.B44];[.D44])" office:value-type="string" office:string-value="BR">
            <text:p>BR</text:p>
          </table:table-cell>
          <table:table-cell table:formula="of:=CONCATENATE(&quot;inline int Inline&quot;;[.E44];&quot;(const int x) { return Inline&quot;;[.E43];&quot;(x) +  2; }&quot;)" office:value-type="string" office:string-value="inline int InlineBR(const int x) { return InlineBQ(x) +  2; }">
            <text:p>inline int InlineBR(const int x) { return InlineBQ(x) + <text:s/>2; }</text:p>
          </table:table-cell>
          <table:table-cell table:formula="of:=CONCATENATE(&quot;int NonInline&quot;;[.$E44];&quot;(const int x) { return NonInline&quot;;[.$E43];&quot;(x) +  2; }&quot;)" office:value-type="string" office:string-value="int NonInlineBR(const int x) { return NonInlineBQ(x) +  2; }">
            <text:p>int NonInlineBR(const int x) { return NonInlineBQ(x) + <text:s/>2; }</text:p>
          </table:table-cell>
        </table:table-row>
        <table:table-row table:style-name="ro1">
          <table:table-cell table:formula="of:=[.A19]+1" office:value-type="float" office:value="66">
            <text:p>66</text:p>
          </table:table-cell>
          <table:table-cell table:formula="of:=CHAR([.A45])" office:value-type="string" office:string-value="B">
            <text:p>B</text:p>
          </table:table-cell>
          <table:table-cell table:formula="of:=[.C19]" office:value-type="float" office:value="83">
            <text:p>83</text:p>
          </table:table-cell>
          <table:table-cell table:formula="of:=CHAR([.C45])" office:value-type="string" office:string-value="S">
            <text:p>S</text:p>
          </table:table-cell>
          <table:table-cell table:formula="of:=CONCATENATE([.B45];[.D45])" office:value-type="string" office:string-value="BS">
            <text:p>BS</text:p>
          </table:table-cell>
          <table:table-cell table:formula="of:=CONCATENATE(&quot;inline int Inline&quot;;[.E45];&quot;(const int x) { return Inline&quot;;[.E44];&quot;(x) +  2; }&quot;)" office:value-type="string" office:string-value="inline int InlineBS(const int x) { return InlineBR(x) +  2; }">
            <text:p>inline int InlineBS(const int x) { return InlineBR(x) + <text:s/>2; }</text:p>
          </table:table-cell>
          <table:table-cell table:formula="of:=CONCATENATE(&quot;int NonInline&quot;;[.$E45];&quot;(const int x) { return NonInline&quot;;[.$E44];&quot;(x) +  2; }&quot;)" office:value-type="string" office:string-value="int NonInlineBS(const int x) { return NonInlineBR(x) +  2; }">
            <text:p>int NonInlineBS(const int x) { return NonInlineBR(x) + <text:s/>2; }</text:p>
          </table:table-cell>
        </table:table-row>
        <table:table-row table:style-name="ro1">
          <table:table-cell table:formula="of:=[.A20]+1" office:value-type="float" office:value="66">
            <text:p>66</text:p>
          </table:table-cell>
          <table:table-cell table:formula="of:=CHAR([.A46])" office:value-type="string" office:string-value="B">
            <text:p>B</text:p>
          </table:table-cell>
          <table:table-cell table:formula="of:=[.C20]" office:value-type="float" office:value="84">
            <text:p>84</text:p>
          </table:table-cell>
          <table:table-cell table:formula="of:=CHAR([.C46])" office:value-type="string" office:string-value="T">
            <text:p>T</text:p>
          </table:table-cell>
          <table:table-cell table:formula="of:=CONCATENATE([.B46];[.D46])" office:value-type="string" office:string-value="BT">
            <text:p>BT</text:p>
          </table:table-cell>
          <table:table-cell table:formula="of:=CONCATENATE(&quot;inline int Inline&quot;;[.E46];&quot;(const int x) { return Inline&quot;;[.E45];&quot;(x) +  2; }&quot;)" office:value-type="string" office:string-value="inline int InlineBT(const int x) { return InlineBS(x) +  2; }">
            <text:p>inline int InlineBT(const int x) { return InlineBS(x) + <text:s/>2; }</text:p>
          </table:table-cell>
          <table:table-cell table:formula="of:=CONCATENATE(&quot;int NonInline&quot;;[.$E46];&quot;(const int x) { return NonInline&quot;;[.$E45];&quot;(x) +  2; }&quot;)" office:value-type="string" office:string-value="int NonInlineBT(const int x) { return NonInlineBS(x) +  2; }">
            <text:p>int NonInlineBT(const int x) { return NonInlineBS(x) + <text:s/>2; }</text:p>
          </table:table-cell>
        </table:table-row>
        <table:table-row table:style-name="ro1">
          <table:table-cell table:formula="of:=[.A21]+1" office:value-type="float" office:value="66">
            <text:p>66</text:p>
          </table:table-cell>
          <table:table-cell table:formula="of:=CHAR([.A47])" office:value-type="string" office:string-value="B">
            <text:p>B</text:p>
          </table:table-cell>
          <table:table-cell table:formula="of:=[.C21]" office:value-type="float" office:value="85">
            <text:p>85</text:p>
          </table:table-cell>
          <table:table-cell table:formula="of:=CHAR([.C47])" office:value-type="string" office:string-value="U">
            <text:p>U</text:p>
          </table:table-cell>
          <table:table-cell table:formula="of:=CONCATENATE([.B47];[.D47])" office:value-type="string" office:string-value="BU">
            <text:p>BU</text:p>
          </table:table-cell>
          <table:table-cell table:formula="of:=CONCATENATE(&quot;inline int Inline&quot;;[.E47];&quot;(const int x) { return Inline&quot;;[.E46];&quot;(x) +  2; }&quot;)" office:value-type="string" office:string-value="inline int InlineBU(const int x) { return InlineBT(x) +  2; }">
            <text:p>inline int InlineBU(const int x) { return InlineBT(x) + <text:s/>2; }</text:p>
          </table:table-cell>
          <table:table-cell table:formula="of:=CONCATENATE(&quot;int NonInline&quot;;[.$E47];&quot;(const int x) { return NonInline&quot;;[.$E46];&quot;(x) +  2; }&quot;)" office:value-type="string" office:string-value="int NonInlineBU(const int x) { return NonInlineBT(x) +  2; }">
            <text:p>int NonInlineBU(const int x) { return NonInlineBT(x) + <text:s/>2; }</text:p>
          </table:table-cell>
        </table:table-row>
        <table:table-row table:style-name="ro1">
          <table:table-cell table:formula="of:=[.A22]+1" office:value-type="float" office:value="66">
            <text:p>66</text:p>
          </table:table-cell>
          <table:table-cell table:formula="of:=CHAR([.A48])" office:value-type="string" office:string-value="B">
            <text:p>B</text:p>
          </table:table-cell>
          <table:table-cell table:formula="of:=[.C22]" office:value-type="float" office:value="86">
            <text:p>86</text:p>
          </table:table-cell>
          <table:table-cell table:formula="of:=CHAR([.C48])" office:value-type="string" office:string-value="V">
            <text:p>V</text:p>
          </table:table-cell>
          <table:table-cell table:formula="of:=CONCATENATE([.B48];[.D48])" office:value-type="string" office:string-value="BV">
            <text:p>BV</text:p>
          </table:table-cell>
          <table:table-cell table:formula="of:=CONCATENATE(&quot;inline int Inline&quot;;[.E48];&quot;(const int x) { return Inline&quot;;[.E47];&quot;(x) +  2; }&quot;)" office:value-type="string" office:string-value="inline int InlineBV(const int x) { return InlineBU(x) +  2; }">
            <text:p>inline int InlineBV(const int x) { return InlineBU(x) + <text:s/>2; }</text:p>
          </table:table-cell>
          <table:table-cell table:formula="of:=CONCATENATE(&quot;int NonInline&quot;;[.$E48];&quot;(const int x) { return NonInline&quot;;[.$E47];&quot;(x) +  2; }&quot;)" office:value-type="string" office:string-value="int NonInlineBV(const int x) { return NonInlineBU(x) +  2; }">
            <text:p>int NonInlineBV(const int x) { return NonInlineBU(x) + <text:s/>2; }</text:p>
          </table:table-cell>
        </table:table-row>
        <table:table-row table:style-name="ro1">
          <table:table-cell table:formula="of:=[.A23]+1" office:value-type="float" office:value="66">
            <text:p>66</text:p>
          </table:table-cell>
          <table:table-cell table:formula="of:=CHAR([.A49])" office:value-type="string" office:string-value="B">
            <text:p>B</text:p>
          </table:table-cell>
          <table:table-cell table:formula="of:=[.C23]" office:value-type="float" office:value="87">
            <text:p>87</text:p>
          </table:table-cell>
          <table:table-cell table:formula="of:=CHAR([.C49])" office:value-type="string" office:string-value="W">
            <text:p>W</text:p>
          </table:table-cell>
          <table:table-cell table:formula="of:=CONCATENATE([.B49];[.D49])" office:value-type="string" office:string-value="BW">
            <text:p>BW</text:p>
          </table:table-cell>
          <table:table-cell table:formula="of:=CONCATENATE(&quot;inline int Inline&quot;;[.E49];&quot;(const int x) { return Inline&quot;;[.E48];&quot;(x) +  2; }&quot;)" office:value-type="string" office:string-value="inline int InlineBW(const int x) { return InlineBV(x) +  2; }">
            <text:p>inline int InlineBW(const int x) { return InlineBV(x) + <text:s/>2; }</text:p>
          </table:table-cell>
          <table:table-cell table:formula="of:=CONCATENATE(&quot;int NonInline&quot;;[.$E49];&quot;(const int x) { return NonInline&quot;;[.$E48];&quot;(x) +  2; }&quot;)" office:value-type="string" office:string-value="int NonInlineBW(const int x) { return NonInlineBV(x) +  2; }">
            <text:p>int NonInlineBW(const int x) { return NonInlineBV(x) + <text:s/>2; }</text:p>
          </table:table-cell>
        </table:table-row>
        <table:table-row table:style-name="ro1">
          <table:table-cell table:formula="of:=[.A24]+1" office:value-type="float" office:value="66">
            <text:p>66</text:p>
          </table:table-cell>
          <table:table-cell table:formula="of:=CHAR([.A50])" office:value-type="string" office:string-value="B">
            <text:p>B</text:p>
          </table:table-cell>
          <table:table-cell table:formula="of:=[.C24]" office:value-type="float" office:value="88">
            <text:p>88</text:p>
          </table:table-cell>
          <table:table-cell table:formula="of:=CHAR([.C50])" office:value-type="string" office:string-value="X">
            <text:p>X</text:p>
          </table:table-cell>
          <table:table-cell table:formula="of:=CONCATENATE([.B50];[.D50])" office:value-type="string" office:string-value="BX">
            <text:p>BX</text:p>
          </table:table-cell>
          <table:table-cell table:formula="of:=CONCATENATE(&quot;inline int Inline&quot;;[.E50];&quot;(const int x) { return Inline&quot;;[.E49];&quot;(x) +  2; }&quot;)" office:value-type="string" office:string-value="inline int InlineBX(const int x) { return InlineBW(x) +  2; }">
            <text:p>inline int InlineBX(const int x) { return InlineBW(x) + <text:s/>2; }</text:p>
          </table:table-cell>
          <table:table-cell table:formula="of:=CONCATENATE(&quot;int NonInline&quot;;[.$E50];&quot;(const int x) { return NonInline&quot;;[.$E49];&quot;(x) +  2; }&quot;)" office:value-type="string" office:string-value="int NonInlineBX(const int x) { return NonInlineBW(x) +  2; }">
            <text:p>int NonInlineBX(const int x) { return NonInlineBW(x) + <text:s/>2; }</text:p>
          </table:table-cell>
        </table:table-row>
        <table:table-row table:style-name="ro1">
          <table:table-cell table:formula="of:=[.A25]+1" office:value-type="float" office:value="66">
            <text:p>66</text:p>
          </table:table-cell>
          <table:table-cell table:formula="of:=CHAR([.A51])" office:value-type="string" office:string-value="B">
            <text:p>B</text:p>
          </table:table-cell>
          <table:table-cell table:formula="of:=[.C25]" office:value-type="float" office:value="89">
            <text:p>89</text:p>
          </table:table-cell>
          <table:table-cell table:formula="of:=CHAR([.C51])" office:value-type="string" office:string-value="Y">
            <text:p>Y</text:p>
          </table:table-cell>
          <table:table-cell table:formula="of:=CONCATENATE([.B51];[.D51])" office:value-type="string" office:string-value="BY">
            <text:p>BY</text:p>
          </table:table-cell>
          <table:table-cell table:formula="of:=CONCATENATE(&quot;inline int Inline&quot;;[.E51];&quot;(const int x) { return Inline&quot;;[.E50];&quot;(x) +  2; }&quot;)" office:value-type="string" office:string-value="inline int InlineBY(const int x) { return InlineBX(x) +  2; }">
            <text:p>inline int InlineBY(const int x) { return InlineBX(x) + <text:s/>2; }</text:p>
          </table:table-cell>
          <table:table-cell table:formula="of:=CONCATENATE(&quot;int NonInline&quot;;[.$E51];&quot;(const int x) { return NonInline&quot;;[.$E50];&quot;(x) +  2; }&quot;)" office:value-type="string" office:string-value="int NonInlineBY(const int x) { return NonInlineBX(x) +  2; }">
            <text:p>int NonInlineBY(const int x) { return NonInlineBX(x) + <text:s/>2; }</text:p>
          </table:table-cell>
        </table:table-row>
        <table:table-row table:style-name="ro1">
          <table:table-cell table:formula="of:=[.A26]+1" office:value-type="float" office:value="66">
            <text:p>66</text:p>
          </table:table-cell>
          <table:table-cell table:formula="of:=CHAR([.A52])" office:value-type="string" office:string-value="B">
            <text:p>B</text:p>
          </table:table-cell>
          <table:table-cell table:formula="of:=[.C26]" office:value-type="float" office:value="90">
            <text:p>90</text:p>
          </table:table-cell>
          <table:table-cell table:formula="of:=CHAR([.C52])" office:value-type="string" office:string-value="Z">
            <text:p>Z</text:p>
          </table:table-cell>
          <table:table-cell table:formula="of:=CONCATENATE([.B52];[.D52])" office:value-type="string" office:string-value="BZ">
            <text:p>BZ</text:p>
          </table:table-cell>
          <table:table-cell table:formula="of:=CONCATENATE(&quot;inline int Inline&quot;;[.E52];&quot;(const int x) { return Inline&quot;;[.E51];&quot;(x) +  2; }&quot;)" office:value-type="string" office:string-value="inline int InlineBZ(const int x) { return InlineBY(x) +  2; }">
            <text:p>inline int InlineBZ(const int x) { return InlineBY(x) + <text:s/>2; }</text:p>
          </table:table-cell>
          <table:table-cell table:formula="of:=CONCATENATE(&quot;int NonInline&quot;;[.$E52];&quot;(const int x) { return NonInline&quot;;[.$E51];&quot;(x) +  2; }&quot;)" office:value-type="string" office:string-value="int NonInlineBZ(const int x) { return NonInlineBY(x) +  2; }">
            <text:p>int NonInlineBZ(const int x) { return NonInlineBY(x) + <text:s/>2; }</text:p>
          </table:table-cell>
        </table:table-row>
        <table:table-row table:style-name="ro1">
          <table:table-cell table:formula="of:=[.A27]+1" office:value-type="float" office:value="67">
            <text:p>67</text:p>
          </table:table-cell>
          <table:table-cell table:formula="of:=CHAR([.A53])" office:value-type="string" office:string-value="C">
            <text:p>C</text:p>
          </table:table-cell>
          <table:table-cell table:formula="of:=[.C27]" office:value-type="float" office:value="65">
            <text:p>65</text:p>
          </table:table-cell>
          <table:table-cell table:formula="of:=CHAR([.C53])" office:value-type="string" office:string-value="A">
            <text:p>A</text:p>
          </table:table-cell>
          <table:table-cell table:formula="of:=CONCATENATE([.B53];[.D53])" office:value-type="string" office:string-value="CA">
            <text:p>CA</text:p>
          </table:table-cell>
          <table:table-cell table:formula="of:=CONCATENATE(&quot;inline int Inline&quot;;[.E53];&quot;(const int x) { return Inline&quot;;[.E52];&quot;(x) +  2; }&quot;)" office:value-type="string" office:string-value="inline int InlineCA(const int x) { return InlineBZ(x) +  2; }">
            <text:p>inline int InlineCA(const int x) { return InlineBZ(x) + <text:s/>2; }</text:p>
          </table:table-cell>
          <table:table-cell table:formula="of:=CONCATENATE(&quot;int NonInline&quot;;[.$E53];&quot;(const int x) { return NonInline&quot;;[.$E52];&quot;(x) +  2; }&quot;)" office:value-type="string" office:string-value="int NonInlineCA(const int x) { return NonInlineBZ(x) +  2; }">
            <text:p>int NonInlineCA(const int x) { return NonInlineBZ(x) + <text:s/>2; }</text:p>
          </table:table-cell>
        </table:table-row>
        <table:table-row table:style-name="ro1">
          <table:table-cell table:formula="of:=[.A28]+1" office:value-type="float" office:value="67">
            <text:p>67</text:p>
          </table:table-cell>
          <table:table-cell table:formula="of:=CHAR([.A54])" office:value-type="string" office:string-value="C">
            <text:p>C</text:p>
          </table:table-cell>
          <table:table-cell table:formula="of:=[.C28]" office:value-type="float" office:value="66">
            <text:p>66</text:p>
          </table:table-cell>
          <table:table-cell table:formula="of:=CHAR([.C54])" office:value-type="string" office:string-value="B">
            <text:p>B</text:p>
          </table:table-cell>
          <table:table-cell table:formula="of:=CONCATENATE([.B54];[.D54])" office:value-type="string" office:string-value="CB">
            <text:p>CB</text:p>
          </table:table-cell>
          <table:table-cell table:formula="of:=CONCATENATE(&quot;inline int Inline&quot;;[.E54];&quot;(const int x) { return Inline&quot;;[.E53];&quot;(x) +  2; }&quot;)" office:value-type="string" office:string-value="inline int InlineCB(const int x) { return InlineCA(x) +  2; }">
            <text:p>inline int InlineCB(const int x) { return InlineCA(x) + <text:s/>2; }</text:p>
          </table:table-cell>
          <table:table-cell table:formula="of:=CONCATENATE(&quot;int NonInline&quot;;[.$E54];&quot;(const int x) { return NonInline&quot;;[.$E53];&quot;(x) +  2; }&quot;)" office:value-type="string" office:string-value="int NonInlineCB(const int x) { return NonInlineCA(x) +  2; }">
            <text:p>int NonInlineCB(const int x) { return NonInlineCA(x) + <text:s/>2; }</text:p>
          </table:table-cell>
        </table:table-row>
        <table:table-row table:style-name="ro1">
          <table:table-cell table:formula="of:=[.A29]+1" office:value-type="float" office:value="67">
            <text:p>67</text:p>
          </table:table-cell>
          <table:table-cell table:formula="of:=CHAR([.A55])" office:value-type="string" office:string-value="C">
            <text:p>C</text:p>
          </table:table-cell>
          <table:table-cell table:formula="of:=[.C29]" office:value-type="float" office:value="67">
            <text:p>67</text:p>
          </table:table-cell>
          <table:table-cell table:formula="of:=CHAR([.C55])" office:value-type="string" office:string-value="C">
            <text:p>C</text:p>
          </table:table-cell>
          <table:table-cell table:formula="of:=CONCATENATE([.B55];[.D55])" office:value-type="string" office:string-value="CC">
            <text:p>CC</text:p>
          </table:table-cell>
          <table:table-cell table:formula="of:=CONCATENATE(&quot;inline int Inline&quot;;[.E55];&quot;(const int x) { return Inline&quot;;[.E54];&quot;(x) +  2; }&quot;)" office:value-type="string" office:string-value="inline int InlineCC(const int x) { return InlineCB(x) +  2; }">
            <text:p>inline int InlineCC(const int x) { return InlineCB(x) + <text:s/>2; }</text:p>
          </table:table-cell>
          <table:table-cell table:formula="of:=CONCATENATE(&quot;int NonInline&quot;;[.$E55];&quot;(const int x) { return NonInline&quot;;[.$E54];&quot;(x) +  2; }&quot;)" office:value-type="string" office:string-value="int NonInlineCC(const int x) { return NonInlineCB(x) +  2; }">
            <text:p>int NonInlineCC(const int x) { return NonInlineCB(x) + <text:s/>2; }</text:p>
          </table:table-cell>
        </table:table-row>
        <table:table-row table:style-name="ro1">
          <table:table-cell table:formula="of:=[.A30]+1" office:value-type="float" office:value="67">
            <text:p>67</text:p>
          </table:table-cell>
          <table:table-cell table:formula="of:=CHAR([.A56])" office:value-type="string" office:string-value="C">
            <text:p>C</text:p>
          </table:table-cell>
          <table:table-cell table:formula="of:=[.C30]" office:value-type="float" office:value="68">
            <text:p>68</text:p>
          </table:table-cell>
          <table:table-cell table:formula="of:=CHAR([.C56])" office:value-type="string" office:string-value="D">
            <text:p>D</text:p>
          </table:table-cell>
          <table:table-cell table:formula="of:=CONCATENATE([.B56];[.D56])" office:value-type="string" office:string-value="CD">
            <text:p>CD</text:p>
          </table:table-cell>
          <table:table-cell table:formula="of:=CONCATENATE(&quot;inline int Inline&quot;;[.E56];&quot;(const int x) { return Inline&quot;;[.E55];&quot;(x) +  2; }&quot;)" office:value-type="string" office:string-value="inline int InlineCD(const int x) { return InlineCC(x) +  2; }">
            <text:p>inline int InlineCD(const int x) { return InlineCC(x) + <text:s/>2; }</text:p>
          </table:table-cell>
          <table:table-cell table:formula="of:=CONCATENATE(&quot;int NonInline&quot;;[.$E56];&quot;(const int x) { return NonInline&quot;;[.$E55];&quot;(x) +  2; }&quot;)" office:value-type="string" office:string-value="int NonInlineCD(const int x) { return NonInlineCC(x) +  2; }">
            <text:p>int NonInlineCD(const int x) { return NonInlineCC(x) + <text:s/>2; }</text:p>
          </table:table-cell>
        </table:table-row>
        <table:table-row table:style-name="ro1">
          <table:table-cell table:formula="of:=[.A31]+1" office:value-type="float" office:value="67">
            <text:p>67</text:p>
          </table:table-cell>
          <table:table-cell table:formula="of:=CHAR([.A57])" office:value-type="string" office:string-value="C">
            <text:p>C</text:p>
          </table:table-cell>
          <table:table-cell table:formula="of:=[.C31]" office:value-type="float" office:value="69">
            <text:p>69</text:p>
          </table:table-cell>
          <table:table-cell table:formula="of:=CHAR([.C57])" office:value-type="string" office:string-value="E">
            <text:p>E</text:p>
          </table:table-cell>
          <table:table-cell table:formula="of:=CONCATENATE([.B57];[.D57])" office:value-type="string" office:string-value="CE">
            <text:p>CE</text:p>
          </table:table-cell>
          <table:table-cell table:formula="of:=CONCATENATE(&quot;inline int Inline&quot;;[.E57];&quot;(const int x) { return Inline&quot;;[.E56];&quot;(x) +  2; }&quot;)" office:value-type="string" office:string-value="inline int InlineCE(const int x) { return InlineCD(x) +  2; }">
            <text:p>inline int InlineCE(const int x) { return InlineCD(x) + <text:s/>2; }</text:p>
          </table:table-cell>
          <table:table-cell table:formula="of:=CONCATENATE(&quot;int NonInline&quot;;[.$E57];&quot;(const int x) { return NonInline&quot;;[.$E56];&quot;(x) +  2; }&quot;)" office:value-type="string" office:string-value="int NonInlineCE(const int x) { return NonInlineCD(x) +  2; }">
            <text:p>int NonInlineCE(const int x) { return NonInlineCD(x) + <text:s/>2; }</text:p>
          </table:table-cell>
        </table:table-row>
        <table:table-row table:style-name="ro1">
          <table:table-cell table:formula="of:=[.A32]+1" office:value-type="float" office:value="67">
            <text:p>67</text:p>
          </table:table-cell>
          <table:table-cell table:formula="of:=CHAR([.A58])" office:value-type="string" office:string-value="C">
            <text:p>C</text:p>
          </table:table-cell>
          <table:table-cell table:formula="of:=[.C32]" office:value-type="float" office:value="70">
            <text:p>70</text:p>
          </table:table-cell>
          <table:table-cell table:formula="of:=CHAR([.C58])" office:value-type="string" office:string-value="F">
            <text:p>F</text:p>
          </table:table-cell>
          <table:table-cell table:formula="of:=CONCATENATE([.B58];[.D58])" office:value-type="string" office:string-value="CF">
            <text:p>CF</text:p>
          </table:table-cell>
          <table:table-cell table:formula="of:=CONCATENATE(&quot;inline int Inline&quot;;[.E58];&quot;(const int x) { return Inline&quot;;[.E57];&quot;(x) +  2; }&quot;)" office:value-type="string" office:string-value="inline int InlineCF(const int x) { return InlineCE(x) +  2; }">
            <text:p>inline int InlineCF(const int x) { return InlineCE(x) + <text:s/>2; }</text:p>
          </table:table-cell>
          <table:table-cell table:formula="of:=CONCATENATE(&quot;int NonInline&quot;;[.$E58];&quot;(const int x) { return NonInline&quot;;[.$E57];&quot;(x) +  2; }&quot;)" office:value-type="string" office:string-value="int NonInlineCF(const int x) { return NonInlineCE(x) +  2; }">
            <text:p>int NonInlineCF(const int x) { return NonInlineCE(x) + <text:s/>2; }</text:p>
          </table:table-cell>
        </table:table-row>
        <table:table-row table:style-name="ro1">
          <table:table-cell table:formula="of:=[.A33]+1" office:value-type="float" office:value="67">
            <text:p>67</text:p>
          </table:table-cell>
          <table:table-cell table:formula="of:=CHAR([.A59])" office:value-type="string" office:string-value="C">
            <text:p>C</text:p>
          </table:table-cell>
          <table:table-cell table:formula="of:=[.C33]" office:value-type="float" office:value="71">
            <text:p>71</text:p>
          </table:table-cell>
          <table:table-cell table:formula="of:=CHAR([.C59])" office:value-type="string" office:string-value="G">
            <text:p>G</text:p>
          </table:table-cell>
          <table:table-cell table:formula="of:=CONCATENATE([.B59];[.D59])" office:value-type="string" office:string-value="CG">
            <text:p>CG</text:p>
          </table:table-cell>
          <table:table-cell table:formula="of:=CONCATENATE(&quot;inline int Inline&quot;;[.E59];&quot;(const int x) { return Inline&quot;;[.E58];&quot;(x) +  2; }&quot;)" office:value-type="string" office:string-value="inline int InlineCG(const int x) { return InlineCF(x) +  2; }">
            <text:p>inline int InlineCG(const int x) { return InlineCF(x) + <text:s/>2; }</text:p>
          </table:table-cell>
          <table:table-cell table:formula="of:=CONCATENATE(&quot;int NonInline&quot;;[.$E59];&quot;(const int x) { return NonInline&quot;;[.$E58];&quot;(x) +  2; }&quot;)" office:value-type="string" office:string-value="int NonInlineCG(const int x) { return NonInlineCF(x) +  2; }">
            <text:p>int NonInlineCG(const int x) { return NonInlineCF(x) + <text:s/>2; }</text:p>
          </table:table-cell>
        </table:table-row>
        <table:table-row table:style-name="ro1">
          <table:table-cell table:formula="of:=[.A34]+1" office:value-type="float" office:value="67">
            <text:p>67</text:p>
          </table:table-cell>
          <table:table-cell table:formula="of:=CHAR([.A60])" office:value-type="string" office:string-value="C">
            <text:p>C</text:p>
          </table:table-cell>
          <table:table-cell table:formula="of:=[.C34]" office:value-type="float" office:value="72">
            <text:p>72</text:p>
          </table:table-cell>
          <table:table-cell table:formula="of:=CHAR([.C60])" office:value-type="string" office:string-value="H">
            <text:p>H</text:p>
          </table:table-cell>
          <table:table-cell table:formula="of:=CONCATENATE([.B60];[.D60])" office:value-type="string" office:string-value="CH">
            <text:p>CH</text:p>
          </table:table-cell>
          <table:table-cell table:formula="of:=CONCATENATE(&quot;inline int Inline&quot;;[.E60];&quot;(const int x) { return Inline&quot;;[.E59];&quot;(x) +  2; }&quot;)" office:value-type="string" office:string-value="inline int InlineCH(const int x) { return InlineCG(x) +  2; }">
            <text:p>inline int InlineCH(const int x) { return InlineCG(x) + <text:s/>2; }</text:p>
          </table:table-cell>
          <table:table-cell table:formula="of:=CONCATENATE(&quot;int NonInline&quot;;[.$E60];&quot;(const int x) { return NonInline&quot;;[.$E59];&quot;(x) +  2; }&quot;)" office:value-type="string" office:string-value="int NonInlineCH(const int x) { return NonInlineCG(x) +  2; }">
            <text:p>int NonInlineCH(const int x) { return NonInlineCG(x) + <text:s/>2; }</text:p>
          </table:table-cell>
        </table:table-row>
        <table:table-row table:style-name="ro1">
          <table:table-cell table:formula="of:=[.A35]+1" office:value-type="float" office:value="67">
            <text:p>67</text:p>
          </table:table-cell>
          <table:table-cell table:formula="of:=CHAR([.A61])" office:value-type="string" office:string-value="C">
            <text:p>C</text:p>
          </table:table-cell>
          <table:table-cell table:formula="of:=[.C35]" office:value-type="float" office:value="73">
            <text:p>73</text:p>
          </table:table-cell>
          <table:table-cell table:formula="of:=CHAR([.C61])" office:value-type="string" office:string-value="I">
            <text:p>I</text:p>
          </table:table-cell>
          <table:table-cell table:formula="of:=CONCATENATE([.B61];[.D61])" office:value-type="string" office:string-value="CI">
            <text:p>CI</text:p>
          </table:table-cell>
          <table:table-cell table:formula="of:=CONCATENATE(&quot;inline int Inline&quot;;[.E61];&quot;(const int x) { return Inline&quot;;[.E60];&quot;(x) +  2; }&quot;)" office:value-type="string" office:string-value="inline int InlineCI(const int x) { return InlineCH(x) +  2; }">
            <text:p>inline int InlineCI(const int x) { return InlineCH(x) + <text:s/>2; }</text:p>
          </table:table-cell>
          <table:table-cell table:formula="of:=CONCATENATE(&quot;int NonInline&quot;;[.$E61];&quot;(const int x) { return NonInline&quot;;[.$E60];&quot;(x) +  2; }&quot;)" office:value-type="string" office:string-value="int NonInlineCI(const int x) { return NonInlineCH(x) +  2; }">
            <text:p>int NonInlineCI(const int x) { return NonInlineCH(x) + <text:s/>2; }</text:p>
          </table:table-cell>
        </table:table-row>
        <table:table-row table:style-name="ro1">
          <table:table-cell table:formula="of:=[.A36]+1" office:value-type="float" office:value="67">
            <text:p>67</text:p>
          </table:table-cell>
          <table:table-cell table:formula="of:=CHAR([.A62])" office:value-type="string" office:string-value="C">
            <text:p>C</text:p>
          </table:table-cell>
          <table:table-cell table:formula="of:=[.C36]" office:value-type="float" office:value="74">
            <text:p>74</text:p>
          </table:table-cell>
          <table:table-cell table:formula="of:=CHAR([.C62])" office:value-type="string" office:string-value="J">
            <text:p>J</text:p>
          </table:table-cell>
          <table:table-cell table:formula="of:=CONCATENATE([.B62];[.D62])" office:value-type="string" office:string-value="CJ">
            <text:p>CJ</text:p>
          </table:table-cell>
          <table:table-cell table:formula="of:=CONCATENATE(&quot;inline int Inline&quot;;[.E62];&quot;(const int x) { return Inline&quot;;[.E61];&quot;(x) +  2; }&quot;)" office:value-type="string" office:string-value="inline int InlineCJ(const int x) { return InlineCI(x) +  2; }">
            <text:p>inline int InlineCJ(const int x) { return InlineCI(x) + <text:s/>2; }</text:p>
          </table:table-cell>
          <table:table-cell table:formula="of:=CONCATENATE(&quot;int NonInline&quot;;[.$E62];&quot;(const int x) { return NonInline&quot;;[.$E61];&quot;(x) +  2; }&quot;)" office:value-type="string" office:string-value="int NonInlineCJ(const int x) { return NonInlineCI(x) +  2; }">
            <text:p>int NonInlineCJ(const int x) { return NonInlineCI(x) + <text:s/>2; }</text:p>
          </table:table-cell>
        </table:table-row>
        <table:table-row table:style-name="ro1">
          <table:table-cell table:formula="of:=[.A37]+1" office:value-type="float" office:value="67">
            <text:p>67</text:p>
          </table:table-cell>
          <table:table-cell table:formula="of:=CHAR([.A63])" office:value-type="string" office:string-value="C">
            <text:p>C</text:p>
          </table:table-cell>
          <table:table-cell table:formula="of:=[.C37]" office:value-type="float" office:value="75">
            <text:p>75</text:p>
          </table:table-cell>
          <table:table-cell table:formula="of:=CHAR([.C63])" office:value-type="string" office:string-value="K">
            <text:p>K</text:p>
          </table:table-cell>
          <table:table-cell table:formula="of:=CONCATENATE([.B63];[.D63])" office:value-type="string" office:string-value="CK">
            <text:p>CK</text:p>
          </table:table-cell>
          <table:table-cell table:formula="of:=CONCATENATE(&quot;inline int Inline&quot;;[.E63];&quot;(const int x) { return Inline&quot;;[.E62];&quot;(x) +  2; }&quot;)" office:value-type="string" office:string-value="inline int InlineCK(const int x) { return InlineCJ(x) +  2; }">
            <text:p>inline int InlineCK(const int x) { return InlineCJ(x) + <text:s/>2; }</text:p>
          </table:table-cell>
          <table:table-cell table:formula="of:=CONCATENATE(&quot;int NonInline&quot;;[.$E63];&quot;(const int x) { return NonInline&quot;;[.$E62];&quot;(x) +  2; }&quot;)" office:value-type="string" office:string-value="int NonInlineCK(const int x) { return NonInlineCJ(x) +  2; }">
            <text:p>int NonInlineCK(const int x) { return NonInlineCJ(x) + <text:s/>2; }</text:p>
          </table:table-cell>
        </table:table-row>
        <table:table-row table:style-name="ro1">
          <table:table-cell table:formula="of:=[.A38]+1" office:value-type="float" office:value="67">
            <text:p>67</text:p>
          </table:table-cell>
          <table:table-cell table:formula="of:=CHAR([.A64])" office:value-type="string" office:string-value="C">
            <text:p>C</text:p>
          </table:table-cell>
          <table:table-cell table:formula="of:=[.C38]" office:value-type="float" office:value="76">
            <text:p>76</text:p>
          </table:table-cell>
          <table:table-cell table:formula="of:=CHAR([.C64])" office:value-type="string" office:string-value="L">
            <text:p>L</text:p>
          </table:table-cell>
          <table:table-cell table:formula="of:=CONCATENATE([.B64];[.D64])" office:value-type="string" office:string-value="CL">
            <text:p>CL</text:p>
          </table:table-cell>
          <table:table-cell table:formula="of:=CONCATENATE(&quot;inline int Inline&quot;;[.E64];&quot;(const int x) { return Inline&quot;;[.E63];&quot;(x) +  2; }&quot;)" office:value-type="string" office:string-value="inline int InlineCL(const int x) { return InlineCK(x) +  2; }">
            <text:p>inline int InlineCL(const int x) { return InlineCK(x) + <text:s/>2; }</text:p>
          </table:table-cell>
          <table:table-cell table:formula="of:=CONCATENATE(&quot;int NonInline&quot;;[.$E64];&quot;(const int x) { return NonInline&quot;;[.$E63];&quot;(x) +  2; }&quot;)" office:value-type="string" office:string-value="int NonInlineCL(const int x) { return NonInlineCK(x) +  2; }">
            <text:p>int NonInlineCL(const int x) { return NonInlineCK(x) + <text:s/>2; }</text:p>
          </table:table-cell>
        </table:table-row>
        <table:table-row table:style-name="ro1">
          <table:table-cell table:formula="of:=[.A39]+1" office:value-type="float" office:value="67">
            <text:p>67</text:p>
          </table:table-cell>
          <table:table-cell table:formula="of:=CHAR([.A65])" office:value-type="string" office:string-value="C">
            <text:p>C</text:p>
          </table:table-cell>
          <table:table-cell table:formula="of:=[.C39]" office:value-type="float" office:value="77">
            <text:p>77</text:p>
          </table:table-cell>
          <table:table-cell table:formula="of:=CHAR([.C65])" office:value-type="string" office:string-value="M">
            <text:p>M</text:p>
          </table:table-cell>
          <table:table-cell table:formula="of:=CONCATENATE([.B65];[.D65])" office:value-type="string" office:string-value="CM">
            <text:p>CM</text:p>
          </table:table-cell>
          <table:table-cell table:formula="of:=CONCATENATE(&quot;inline int Inline&quot;;[.E65];&quot;(const int x) { return Inline&quot;;[.E64];&quot;(x) +  2; }&quot;)" office:value-type="string" office:string-value="inline int InlineCM(const int x) { return InlineCL(x) +  2; }">
            <text:p>inline int InlineCM(const int x) { return InlineCL(x) + <text:s/>2; }</text:p>
          </table:table-cell>
          <table:table-cell table:formula="of:=CONCATENATE(&quot;int NonInline&quot;;[.$E65];&quot;(const int x) { return NonInline&quot;;[.$E64];&quot;(x) +  2; }&quot;)" office:value-type="string" office:string-value="int NonInlineCM(const int x) { return NonInlineCL(x) +  2; }">
            <text:p>int NonInlineCM(const int x) { return NonInlineCL(x) + <text:s/>2; }</text:p>
          </table:table-cell>
        </table:table-row>
        <table:table-row table:style-name="ro1">
          <table:table-cell table:formula="of:=[.A40]+1" office:value-type="float" office:value="67">
            <text:p>67</text:p>
          </table:table-cell>
          <table:table-cell table:formula="of:=CHAR([.A66])" office:value-type="string" office:string-value="C">
            <text:p>C</text:p>
          </table:table-cell>
          <table:table-cell table:formula="of:=[.C40]" office:value-type="float" office:value="78">
            <text:p>78</text:p>
          </table:table-cell>
          <table:table-cell table:formula="of:=CHAR([.C66])" office:value-type="string" office:string-value="N">
            <text:p>N</text:p>
          </table:table-cell>
          <table:table-cell table:formula="of:=CONCATENATE([.B66];[.D66])" office:value-type="string" office:string-value="CN">
            <text:p>CN</text:p>
          </table:table-cell>
          <table:table-cell table:formula="of:=CONCATENATE(&quot;inline int Inline&quot;;[.E66];&quot;(const int x) { return Inline&quot;;[.E65];&quot;(x) +  2; }&quot;)" office:value-type="string" office:string-value="inline int InlineCN(const int x) { return InlineCM(x) +  2; }">
            <text:p>inline int InlineCN(const int x) { return InlineCM(x) + <text:s/>2; }</text:p>
          </table:table-cell>
          <table:table-cell table:formula="of:=CONCATENATE(&quot;int NonInline&quot;;[.$E66];&quot;(const int x) { return NonInline&quot;;[.$E65];&quot;(x) +  2; }&quot;)" office:value-type="string" office:string-value="int NonInlineCN(const int x) { return NonInlineCM(x) +  2; }">
            <text:p>int NonInlineCN(const int x) { return NonInlineCM(x) + <text:s/>2; }</text:p>
          </table:table-cell>
        </table:table-row>
        <table:table-row table:style-name="ro1">
          <table:table-cell table:formula="of:=[.A41]+1" office:value-type="float" office:value="67">
            <text:p>67</text:p>
          </table:table-cell>
          <table:table-cell table:formula="of:=CHAR([.A67])" office:value-type="string" office:string-value="C">
            <text:p>C</text:p>
          </table:table-cell>
          <table:table-cell table:formula="of:=[.C41]" office:value-type="float" office:value="79">
            <text:p>79</text:p>
          </table:table-cell>
          <table:table-cell table:formula="of:=CHAR([.C67])" office:value-type="string" office:string-value="O">
            <text:p>O</text:p>
          </table:table-cell>
          <table:table-cell table:formula="of:=CONCATENATE([.B67];[.D67])" office:value-type="string" office:string-value="CO">
            <text:p>CO</text:p>
          </table:table-cell>
          <table:table-cell table:formula="of:=CONCATENATE(&quot;inline int Inline&quot;;[.E67];&quot;(const int x) { return Inline&quot;;[.E66];&quot;(x) +  2; }&quot;)" office:value-type="string" office:string-value="inline int InlineCO(const int x) { return InlineCN(x) +  2; }">
            <text:p>inline int InlineCO(const int x) { return InlineCN(x) + <text:s/>2; }</text:p>
          </table:table-cell>
          <table:table-cell table:formula="of:=CONCATENATE(&quot;int NonInline&quot;;[.$E67];&quot;(const int x) { return NonInline&quot;;[.$E66];&quot;(x) +  2; }&quot;)" office:value-type="string" office:string-value="int NonInlineCO(const int x) { return NonInlineCN(x) +  2; }">
            <text:p>int NonInlineCO(const int x) { return NonInlineCN(x) + <text:s/>2; }</text:p>
          </table:table-cell>
        </table:table-row>
        <table:table-row table:style-name="ro1">
          <table:table-cell table:formula="of:=[.A42]+1" office:value-type="float" office:value="67">
            <text:p>67</text:p>
          </table:table-cell>
          <table:table-cell table:formula="of:=CHAR([.A68])" office:value-type="string" office:string-value="C">
            <text:p>C</text:p>
          </table:table-cell>
          <table:table-cell table:formula="of:=[.C42]" office:value-type="float" office:value="80">
            <text:p>80</text:p>
          </table:table-cell>
          <table:table-cell table:formula="of:=CHAR([.C68])" office:value-type="string" office:string-value="P">
            <text:p>P</text:p>
          </table:table-cell>
          <table:table-cell table:formula="of:=CONCATENATE([.B68];[.D68])" office:value-type="string" office:string-value="CP">
            <text:p>CP</text:p>
          </table:table-cell>
          <table:table-cell table:formula="of:=CONCATENATE(&quot;inline int Inline&quot;;[.E68];&quot;(const int x) { return Inline&quot;;[.E67];&quot;(x) +  2; }&quot;)" office:value-type="string" office:string-value="inline int InlineCP(const int x) { return InlineCO(x) +  2; }">
            <text:p>inline int InlineCP(const int x) { return InlineCO(x) + <text:s/>2; }</text:p>
          </table:table-cell>
          <table:table-cell table:formula="of:=CONCATENATE(&quot;int NonInline&quot;;[.$E68];&quot;(const int x) { return NonInline&quot;;[.$E67];&quot;(x) +  2; }&quot;)" office:value-type="string" office:string-value="int NonInlineCP(const int x) { return NonInlineCO(x) +  2; }">
            <text:p>int NonInlineCP(const int x) { return NonInlineCO(x) + <text:s/>2; }</text:p>
          </table:table-cell>
        </table:table-row>
        <table:table-row table:style-name="ro1">
          <table:table-cell table:formula="of:=[.A43]+1" office:value-type="float" office:value="67">
            <text:p>67</text:p>
          </table:table-cell>
          <table:table-cell table:formula="of:=CHAR([.A69])" office:value-type="string" office:string-value="C">
            <text:p>C</text:p>
          </table:table-cell>
          <table:table-cell table:formula="of:=[.C43]" office:value-type="float" office:value="81">
            <text:p>81</text:p>
          </table:table-cell>
          <table:table-cell table:formula="of:=CHAR([.C69])" office:value-type="string" office:string-value="Q">
            <text:p>Q</text:p>
          </table:table-cell>
          <table:table-cell table:formula="of:=CONCATENATE([.B69];[.D69])" office:value-type="string" office:string-value="CQ">
            <text:p>CQ</text:p>
          </table:table-cell>
          <table:table-cell table:formula="of:=CONCATENATE(&quot;inline int Inline&quot;;[.E69];&quot;(const int x) { return Inline&quot;;[.E68];&quot;(x) +  2; }&quot;)" office:value-type="string" office:string-value="inline int InlineCQ(const int x) { return InlineCP(x) +  2; }">
            <text:p>inline int InlineCQ(const int x) { return InlineCP(x) + <text:s/>2; }</text:p>
          </table:table-cell>
          <table:table-cell table:formula="of:=CONCATENATE(&quot;int NonInline&quot;;[.$E69];&quot;(const int x) { return NonInline&quot;;[.$E68];&quot;(x) +  2; }&quot;)" office:value-type="string" office:string-value="int NonInlineCQ(const int x) { return NonInlineCP(x) +  2; }">
            <text:p>int NonInlineCQ(const int x) { return NonInlineCP(x) + <text:s/>2; }</text:p>
          </table:table-cell>
        </table:table-row>
        <table:table-row table:style-name="ro1">
          <table:table-cell table:formula="of:=[.A44]+1" office:value-type="float" office:value="67">
            <text:p>67</text:p>
          </table:table-cell>
          <table:table-cell table:formula="of:=CHAR([.A70])" office:value-type="string" office:string-value="C">
            <text:p>C</text:p>
          </table:table-cell>
          <table:table-cell table:formula="of:=[.C44]" office:value-type="float" office:value="82">
            <text:p>82</text:p>
          </table:table-cell>
          <table:table-cell table:formula="of:=CHAR([.C70])" office:value-type="string" office:string-value="R">
            <text:p>R</text:p>
          </table:table-cell>
          <table:table-cell table:formula="of:=CONCATENATE([.B70];[.D70])" office:value-type="string" office:string-value="CR">
            <text:p>CR</text:p>
          </table:table-cell>
          <table:table-cell table:formula="of:=CONCATENATE(&quot;inline int Inline&quot;;[.E70];&quot;(const int x) { return Inline&quot;;[.E69];&quot;(x) +  2; }&quot;)" office:value-type="string" office:string-value="inline int InlineCR(const int x) { return InlineCQ(x) +  2; }">
            <text:p>inline int InlineCR(const int x) { return InlineCQ(x) + <text:s/>2; }</text:p>
          </table:table-cell>
          <table:table-cell table:formula="of:=CONCATENATE(&quot;int NonInline&quot;;[.$E70];&quot;(const int x) { return NonInline&quot;;[.$E69];&quot;(x) +  2; }&quot;)" office:value-type="string" office:string-value="int NonInlineCR(const int x) { return NonInlineCQ(x) +  2; }">
            <text:p>int NonInlineCR(const int x) { return NonInlineCQ(x) + <text:s/>2; }</text:p>
          </table:table-cell>
        </table:table-row>
        <table:table-row table:style-name="ro1">
          <table:table-cell table:formula="of:=[.A45]+1" office:value-type="float" office:value="67">
            <text:p>67</text:p>
          </table:table-cell>
          <table:table-cell table:formula="of:=CHAR([.A71])" office:value-type="string" office:string-value="C">
            <text:p>C</text:p>
          </table:table-cell>
          <table:table-cell table:formula="of:=[.C45]" office:value-type="float" office:value="83">
            <text:p>83</text:p>
          </table:table-cell>
          <table:table-cell table:formula="of:=CHAR([.C71])" office:value-type="string" office:string-value="S">
            <text:p>S</text:p>
          </table:table-cell>
          <table:table-cell table:formula="of:=CONCATENATE([.B71];[.D71])" office:value-type="string" office:string-value="CS">
            <text:p>CS</text:p>
          </table:table-cell>
          <table:table-cell table:formula="of:=CONCATENATE(&quot;inline int Inline&quot;;[.E71];&quot;(const int x) { return Inline&quot;;[.E70];&quot;(x) +  2; }&quot;)" office:value-type="string" office:string-value="inline int InlineCS(const int x) { return InlineCR(x) +  2; }">
            <text:p>inline int InlineCS(const int x) { return InlineCR(x) + <text:s/>2; }</text:p>
          </table:table-cell>
          <table:table-cell table:formula="of:=CONCATENATE(&quot;int NonInline&quot;;[.$E71];&quot;(const int x) { return NonInline&quot;;[.$E70];&quot;(x) +  2; }&quot;)" office:value-type="string" office:string-value="int NonInlineCS(const int x) { return NonInlineCR(x) +  2; }">
            <text:p>int NonInlineCS(const int x) { return NonInlineCR(x) + <text:s/>2; }</text:p>
          </table:table-cell>
        </table:table-row>
        <table:table-row table:style-name="ro1">
          <table:table-cell table:formula="of:=[.A46]+1" office:value-type="float" office:value="67">
            <text:p>67</text:p>
          </table:table-cell>
          <table:table-cell table:formula="of:=CHAR([.A72])" office:value-type="string" office:string-value="C">
            <text:p>C</text:p>
          </table:table-cell>
          <table:table-cell table:formula="of:=[.C46]" office:value-type="float" office:value="84">
            <text:p>84</text:p>
          </table:table-cell>
          <table:table-cell table:formula="of:=CHAR([.C72])" office:value-type="string" office:string-value="T">
            <text:p>T</text:p>
          </table:table-cell>
          <table:table-cell table:formula="of:=CONCATENATE([.B72];[.D72])" office:value-type="string" office:string-value="CT">
            <text:p>CT</text:p>
          </table:table-cell>
          <table:table-cell table:formula="of:=CONCATENATE(&quot;inline int Inline&quot;;[.E72];&quot;(const int x) { return Inline&quot;;[.E71];&quot;(x) +  2; }&quot;)" office:value-type="string" office:string-value="inline int InlineCT(const int x) { return InlineCS(x) +  2; }">
            <text:p>inline int InlineCT(const int x) { return InlineCS(x) + <text:s/>2; }</text:p>
          </table:table-cell>
          <table:table-cell table:formula="of:=CONCATENATE(&quot;int NonInline&quot;;[.$E72];&quot;(const int x) { return NonInline&quot;;[.$E71];&quot;(x) +  2; }&quot;)" office:value-type="string" office:string-value="int NonInlineCT(const int x) { return NonInlineCS(x) +  2; }">
            <text:p>int NonInlineCT(const int x) { return NonInlineCS(x) + <text:s/>2; }</text:p>
          </table:table-cell>
        </table:table-row>
        <table:table-row table:style-name="ro1">
          <table:table-cell table:formula="of:=[.A47]+1" office:value-type="float" office:value="67">
            <text:p>67</text:p>
          </table:table-cell>
          <table:table-cell table:formula="of:=CHAR([.A73])" office:value-type="string" office:string-value="C">
            <text:p>C</text:p>
          </table:table-cell>
          <table:table-cell table:formula="of:=[.C47]" office:value-type="float" office:value="85">
            <text:p>85</text:p>
          </table:table-cell>
          <table:table-cell table:formula="of:=CHAR([.C73])" office:value-type="string" office:string-value="U">
            <text:p>U</text:p>
          </table:table-cell>
          <table:table-cell table:formula="of:=CONCATENATE([.B73];[.D73])" office:value-type="string" office:string-value="CU">
            <text:p>CU</text:p>
          </table:table-cell>
          <table:table-cell table:formula="of:=CONCATENATE(&quot;inline int Inline&quot;;[.E73];&quot;(const int x) { return Inline&quot;;[.E72];&quot;(x) +  2; }&quot;)" office:value-type="string" office:string-value="inline int InlineCU(const int x) { return InlineCT(x) +  2; }">
            <text:p>inline int InlineCU(const int x) { return InlineCT(x) + <text:s/>2; }</text:p>
          </table:table-cell>
          <table:table-cell table:formula="of:=CONCATENATE(&quot;int NonInline&quot;;[.$E73];&quot;(const int x) { return NonInline&quot;;[.$E72];&quot;(x) +  2; }&quot;)" office:value-type="string" office:string-value="int NonInlineCU(const int x) { return NonInlineCT(x) +  2; }">
            <text:p>int NonInlineCU(const int x) { return NonInlineCT(x) + <text:s/>2; }</text:p>
          </table:table-cell>
        </table:table-row>
        <table:table-row table:style-name="ro1">
          <table:table-cell table:formula="of:=[.A48]+1" office:value-type="float" office:value="67">
            <text:p>67</text:p>
          </table:table-cell>
          <table:table-cell table:formula="of:=CHAR([.A74])" office:value-type="string" office:string-value="C">
            <text:p>C</text:p>
          </table:table-cell>
          <table:table-cell table:formula="of:=[.C48]" office:value-type="float" office:value="86">
            <text:p>86</text:p>
          </table:table-cell>
          <table:table-cell table:formula="of:=CHAR([.C74])" office:value-type="string" office:string-value="V">
            <text:p>V</text:p>
          </table:table-cell>
          <table:table-cell table:formula="of:=CONCATENATE([.B74];[.D74])" office:value-type="string" office:string-value="CV">
            <text:p>CV</text:p>
          </table:table-cell>
          <table:table-cell table:formula="of:=CONCATENATE(&quot;inline int Inline&quot;;[.E74];&quot;(const int x) { return Inline&quot;;[.E73];&quot;(x) +  2; }&quot;)" office:value-type="string" office:string-value="inline int InlineCV(const int x) { return InlineCU(x) +  2; }">
            <text:p>inline int InlineCV(const int x) { return InlineCU(x) + <text:s/>2; }</text:p>
          </table:table-cell>
          <table:table-cell table:formula="of:=CONCATENATE(&quot;int NonInline&quot;;[.$E74];&quot;(const int x) { return NonInline&quot;;[.$E73];&quot;(x) +  2; }&quot;)" office:value-type="string" office:string-value="int NonInlineCV(const int x) { return NonInlineCU(x) +  2; }">
            <text:p>int NonInlineCV(const int x) { return NonInlineCU(x) + <text:s/>2; }</text:p>
          </table:table-cell>
        </table:table-row>
        <table:table-row table:style-name="ro1">
          <table:table-cell table:formula="of:=[.A49]+1" office:value-type="float" office:value="67">
            <text:p>67</text:p>
          </table:table-cell>
          <table:table-cell table:formula="of:=CHAR([.A75])" office:value-type="string" office:string-value="C">
            <text:p>C</text:p>
          </table:table-cell>
          <table:table-cell table:formula="of:=[.C49]" office:value-type="float" office:value="87">
            <text:p>87</text:p>
          </table:table-cell>
          <table:table-cell table:formula="of:=CHAR([.C75])" office:value-type="string" office:string-value="W">
            <text:p>W</text:p>
          </table:table-cell>
          <table:table-cell table:formula="of:=CONCATENATE([.B75];[.D75])" office:value-type="string" office:string-value="CW">
            <text:p>CW</text:p>
          </table:table-cell>
          <table:table-cell table:formula="of:=CONCATENATE(&quot;inline int Inline&quot;;[.E75];&quot;(const int x) { return Inline&quot;;[.E74];&quot;(x) +  2; }&quot;)" office:value-type="string" office:string-value="inline int InlineCW(const int x) { return InlineCV(x) +  2; }">
            <text:p>inline int InlineCW(const int x) { return InlineCV(x) + <text:s/>2; }</text:p>
          </table:table-cell>
          <table:table-cell table:formula="of:=CONCATENATE(&quot;int NonInline&quot;;[.$E75];&quot;(const int x) { return NonInline&quot;;[.$E74];&quot;(x) +  2; }&quot;)" office:value-type="string" office:string-value="int NonInlineCW(const int x) { return NonInlineCV(x) +  2; }">
            <text:p>int NonInlineCW(const int x) { return NonInlineCV(x) + <text:s/>2; }</text:p>
          </table:table-cell>
        </table:table-row>
        <table:table-row table:style-name="ro1">
          <table:table-cell table:formula="of:=[.A50]+1" office:value-type="float" office:value="67">
            <text:p>67</text:p>
          </table:table-cell>
          <table:table-cell table:formula="of:=CHAR([.A76])" office:value-type="string" office:string-value="C">
            <text:p>C</text:p>
          </table:table-cell>
          <table:table-cell table:formula="of:=[.C50]" office:value-type="float" office:value="88">
            <text:p>88</text:p>
          </table:table-cell>
          <table:table-cell table:formula="of:=CHAR([.C76])" office:value-type="string" office:string-value="X">
            <text:p>X</text:p>
          </table:table-cell>
          <table:table-cell table:formula="of:=CONCATENATE([.B76];[.D76])" office:value-type="string" office:string-value="CX">
            <text:p>CX</text:p>
          </table:table-cell>
          <table:table-cell table:formula="of:=CONCATENATE(&quot;inline int Inline&quot;;[.E76];&quot;(const int x) { return Inline&quot;;[.E75];&quot;(x) +  2; }&quot;)" office:value-type="string" office:string-value="inline int InlineCX(const int x) { return InlineCW(x) +  2; }">
            <text:p>inline int InlineCX(const int x) { return InlineCW(x) + <text:s/>2; }</text:p>
          </table:table-cell>
          <table:table-cell table:formula="of:=CONCATENATE(&quot;int NonInline&quot;;[.$E76];&quot;(const int x) { return NonInline&quot;;[.$E75];&quot;(x) +  2; }&quot;)" office:value-type="string" office:string-value="int NonInlineCX(const int x) { return NonInlineCW(x) +  2; }">
            <text:p>int NonInlineCX(const int x) { return NonInlineCW(x) + <text:s/>2; }</text:p>
          </table:table-cell>
        </table:table-row>
        <table:table-row table:style-name="ro1">
          <table:table-cell table:formula="of:=[.A51]+1" office:value-type="float" office:value="67">
            <text:p>67</text:p>
          </table:table-cell>
          <table:table-cell table:formula="of:=CHAR([.A77])" office:value-type="string" office:string-value="C">
            <text:p>C</text:p>
          </table:table-cell>
          <table:table-cell table:formula="of:=[.C51]" office:value-type="float" office:value="89">
            <text:p>89</text:p>
          </table:table-cell>
          <table:table-cell table:formula="of:=CHAR([.C77])" office:value-type="string" office:string-value="Y">
            <text:p>Y</text:p>
          </table:table-cell>
          <table:table-cell table:formula="of:=CONCATENATE([.B77];[.D77])" office:value-type="string" office:string-value="CY">
            <text:p>CY</text:p>
          </table:table-cell>
          <table:table-cell table:formula="of:=CONCATENATE(&quot;inline int Inline&quot;;[.E77];&quot;(const int x) { return Inline&quot;;[.E76];&quot;(x) +  2; }&quot;)" office:value-type="string" office:string-value="inline int InlineCY(const int x) { return InlineCX(x) +  2; }">
            <text:p>inline int InlineCY(const int x) { return InlineCX(x) + <text:s/>2; }</text:p>
          </table:table-cell>
          <table:table-cell table:formula="of:=CONCATENATE(&quot;int NonInline&quot;;[.$E77];&quot;(const int x) { return NonInline&quot;;[.$E76];&quot;(x) +  2; }&quot;)" office:value-type="string" office:string-value="int NonInlineCY(const int x) { return NonInlineCX(x) +  2; }">
            <text:p>int NonInlineCY(const int x) { return NonInlineCX(x) + <text:s/>2; }</text:p>
          </table:table-cell>
        </table:table-row>
        <table:table-row table:style-name="ro1">
          <table:table-cell table:formula="of:=[.A52]+1" office:value-type="float" office:value="67">
            <text:p>67</text:p>
          </table:table-cell>
          <table:table-cell table:formula="of:=CHAR([.A78])" office:value-type="string" office:string-value="C">
            <text:p>C</text:p>
          </table:table-cell>
          <table:table-cell table:formula="of:=[.C52]" office:value-type="float" office:value="90">
            <text:p>90</text:p>
          </table:table-cell>
          <table:table-cell table:formula="of:=CHAR([.C78])" office:value-type="string" office:string-value="Z">
            <text:p>Z</text:p>
          </table:table-cell>
          <table:table-cell table:formula="of:=CONCATENATE([.B78];[.D78])" office:value-type="string" office:string-value="CZ">
            <text:p>CZ</text:p>
          </table:table-cell>
          <table:table-cell table:formula="of:=CONCATENATE(&quot;inline int Inline&quot;;[.E78];&quot;(const int x) { return Inline&quot;;[.E77];&quot;(x) +  2; }&quot;)" office:value-type="string" office:string-value="inline int InlineCZ(const int x) { return InlineCY(x) +  2; }">
            <text:p>inline int InlineCZ(const int x) { return InlineCY(x) + <text:s/>2; }</text:p>
          </table:table-cell>
          <table:table-cell table:formula="of:=CONCATENATE(&quot;int NonInline&quot;;[.$E78];&quot;(const int x) { return NonInline&quot;;[.$E77];&quot;(x) +  2; }&quot;)" office:value-type="string" office:string-value="int NonInlineCZ(const int x) { return NonInlineCY(x) +  2; }">
            <text:p>int NonInlineCZ(const int x) { return NonInlineCY(x) + <text:s/>2; }</text:p>
          </table:table-cell>
        </table:table-row>
        <table:table-row table:style-name="ro1">
          <table:table-cell table:formula="of:=[.A53]+1" office:value-type="float" office:value="68">
            <text:p>68</text:p>
          </table:table-cell>
          <table:table-cell table:formula="of:=CHAR([.A79])" office:value-type="string" office:string-value="D">
            <text:p>D</text:p>
          </table:table-cell>
          <table:table-cell table:formula="of:=[.C53]" office:value-type="float" office:value="65">
            <text:p>65</text:p>
          </table:table-cell>
          <table:table-cell table:formula="of:=CHAR([.C79])" office:value-type="string" office:string-value="A">
            <text:p>A</text:p>
          </table:table-cell>
          <table:table-cell table:formula="of:=CONCATENATE([.B79];[.D79])" office:value-type="string" office:string-value="DA">
            <text:p>DA</text:p>
          </table:table-cell>
          <table:table-cell table:formula="of:=CONCATENATE(&quot;inline int Inline&quot;;[.E79];&quot;(const int x) { return Inline&quot;;[.E78];&quot;(x) +  2; }&quot;)" office:value-type="string" office:string-value="inline int InlineDA(const int x) { return InlineCZ(x) +  2; }">
            <text:p>inline int InlineDA(const int x) { return InlineCZ(x) + <text:s/>2; }</text:p>
          </table:table-cell>
          <table:table-cell table:formula="of:=CONCATENATE(&quot;int NonInline&quot;;[.$E79];&quot;(const int x) { return NonInline&quot;;[.$E78];&quot;(x) +  2; }&quot;)" office:value-type="string" office:string-value="int NonInlineDA(const int x) { return NonInlineCZ(x) +  2; }">
            <text:p>int NonInlineDA(const int x) { return NonInlineCZ(x) + <text:s/>2; }</text:p>
          </table:table-cell>
        </table:table-row>
        <table:table-row table:style-name="ro1">
          <table:table-cell table:formula="of:=[.A54]+1" office:value-type="float" office:value="68">
            <text:p>68</text:p>
          </table:table-cell>
          <table:table-cell table:formula="of:=CHAR([.A80])" office:value-type="string" office:string-value="D">
            <text:p>D</text:p>
          </table:table-cell>
          <table:table-cell table:formula="of:=[.C54]" office:value-type="float" office:value="66">
            <text:p>66</text:p>
          </table:table-cell>
          <table:table-cell table:formula="of:=CHAR([.C80])" office:value-type="string" office:string-value="B">
            <text:p>B</text:p>
          </table:table-cell>
          <table:table-cell table:formula="of:=CONCATENATE([.B80];[.D80])" office:value-type="string" office:string-value="DB">
            <text:p>DB</text:p>
          </table:table-cell>
          <table:table-cell table:formula="of:=CONCATENATE(&quot;inline int Inline&quot;;[.E80];&quot;(const int x) { return Inline&quot;;[.E79];&quot;(x) +  2; }&quot;)" office:value-type="string" office:string-value="inline int InlineDB(const int x) { return InlineDA(x) +  2; }">
            <text:p>inline int InlineDB(const int x) { return InlineDA(x) + <text:s/>2; }</text:p>
          </table:table-cell>
          <table:table-cell table:formula="of:=CONCATENATE(&quot;int NonInline&quot;;[.$E80];&quot;(const int x) { return NonInline&quot;;[.$E79];&quot;(x) +  2; }&quot;)" office:value-type="string" office:string-value="int NonInlineDB(const int x) { return NonInlineDA(x) +  2; }">
            <text:p>int NonInlineDB(const int x) { return NonInlineDA(x) + <text:s/>2; }</text:p>
          </table:table-cell>
        </table:table-row>
        <table:table-row table:style-name="ro1">
          <table:table-cell table:formula="of:=[.A55]+1" office:value-type="float" office:value="68">
            <text:p>68</text:p>
          </table:table-cell>
          <table:table-cell table:formula="of:=CHAR([.A81])" office:value-type="string" office:string-value="D">
            <text:p>D</text:p>
          </table:table-cell>
          <table:table-cell table:formula="of:=[.C55]" office:value-type="float" office:value="67">
            <text:p>67</text:p>
          </table:table-cell>
          <table:table-cell table:formula="of:=CHAR([.C81])" office:value-type="string" office:string-value="C">
            <text:p>C</text:p>
          </table:table-cell>
          <table:table-cell table:formula="of:=CONCATENATE([.B81];[.D81])" office:value-type="string" office:string-value="DC">
            <text:p>DC</text:p>
          </table:table-cell>
          <table:table-cell table:formula="of:=CONCATENATE(&quot;inline int Inline&quot;;[.E81];&quot;(const int x) { return Inline&quot;;[.E80];&quot;(x) +  2; }&quot;)" office:value-type="string" office:string-value="inline int InlineDC(const int x) { return InlineDB(x) +  2; }">
            <text:p>inline int InlineDC(const int x) { return InlineDB(x) + <text:s/>2; }</text:p>
          </table:table-cell>
          <table:table-cell table:formula="of:=CONCATENATE(&quot;int NonInline&quot;;[.$E81];&quot;(const int x) { return NonInline&quot;;[.$E80];&quot;(x) +  2; }&quot;)" office:value-type="string" office:string-value="int NonInlineDC(const int x) { return NonInlineDB(x) +  2; }">
            <text:p>int NonInlineDC(const int x) { return NonInlineDB(x) + <text:s/>2; }</text:p>
          </table:table-cell>
        </table:table-row>
        <table:table-row table:style-name="ro1">
          <table:table-cell table:formula="of:=[.A56]+1" office:value-type="float" office:value="68">
            <text:p>68</text:p>
          </table:table-cell>
          <table:table-cell table:formula="of:=CHAR([.A82])" office:value-type="string" office:string-value="D">
            <text:p>D</text:p>
          </table:table-cell>
          <table:table-cell table:formula="of:=[.C56]" office:value-type="float" office:value="68">
            <text:p>68</text:p>
          </table:table-cell>
          <table:table-cell table:formula="of:=CHAR([.C82])" office:value-type="string" office:string-value="D">
            <text:p>D</text:p>
          </table:table-cell>
          <table:table-cell table:formula="of:=CONCATENATE([.B82];[.D82])" office:value-type="string" office:string-value="DD">
            <text:p>DD</text:p>
          </table:table-cell>
          <table:table-cell table:formula="of:=CONCATENATE(&quot;inline int Inline&quot;;[.E82];&quot;(const int x) { return Inline&quot;;[.E81];&quot;(x) +  2; }&quot;)" office:value-type="string" office:string-value="inline int InlineDD(const int x) { return InlineDC(x) +  2; }">
            <text:p>inline int InlineDD(const int x) { return InlineDC(x) + <text:s/>2; }</text:p>
          </table:table-cell>
          <table:table-cell table:formula="of:=CONCATENATE(&quot;int NonInline&quot;;[.$E82];&quot;(const int x) { return NonInline&quot;;[.$E81];&quot;(x) +  2; }&quot;)" office:value-type="string" office:string-value="int NonInlineDD(const int x) { return NonInlineDC(x) +  2; }">
            <text:p>int NonInlineDD(const int x) { return NonInlineDC(x) + <text:s/>2; }</text:p>
          </table:table-cell>
        </table:table-row>
        <table:table-row table:style-name="ro1">
          <table:table-cell table:formula="of:=[.A57]+1" office:value-type="float" office:value="68">
            <text:p>68</text:p>
          </table:table-cell>
          <table:table-cell table:formula="of:=CHAR([.A83])" office:value-type="string" office:string-value="D">
            <text:p>D</text:p>
          </table:table-cell>
          <table:table-cell table:formula="of:=[.C57]" office:value-type="float" office:value="69">
            <text:p>69</text:p>
          </table:table-cell>
          <table:table-cell table:formula="of:=CHAR([.C83])" office:value-type="string" office:string-value="E">
            <text:p>E</text:p>
          </table:table-cell>
          <table:table-cell table:formula="of:=CONCATENATE([.B83];[.D83])" office:value-type="string" office:string-value="DE">
            <text:p>DE</text:p>
          </table:table-cell>
          <table:table-cell table:formula="of:=CONCATENATE(&quot;inline int Inline&quot;;[.E83];&quot;(const int x) { return Inline&quot;;[.E82];&quot;(x) +  2; }&quot;)" office:value-type="string" office:string-value="inline int InlineDE(const int x) { return InlineDD(x) +  2; }">
            <text:p>inline int InlineDE(const int x) { return InlineDD(x) + <text:s/>2; }</text:p>
          </table:table-cell>
          <table:table-cell table:formula="of:=CONCATENATE(&quot;int NonInline&quot;;[.$E83];&quot;(const int x) { return NonInline&quot;;[.$E82];&quot;(x) +  2; }&quot;)" office:value-type="string" office:string-value="int NonInlineDE(const int x) { return NonInlineDD(x) +  2; }">
            <text:p>int NonInlineDE(const int x) { return NonInlineDD(x) + <text:s/>2; }</text:p>
          </table:table-cell>
        </table:table-row>
        <table:table-row table:style-name="ro1">
          <table:table-cell table:formula="of:=[.A58]+1" office:value-type="float" office:value="68">
            <text:p>68</text:p>
          </table:table-cell>
          <table:table-cell table:formula="of:=CHAR([.A84])" office:value-type="string" office:string-value="D">
            <text:p>D</text:p>
          </table:table-cell>
          <table:table-cell table:formula="of:=[.C58]" office:value-type="float" office:value="70">
            <text:p>70</text:p>
          </table:table-cell>
          <table:table-cell table:formula="of:=CHAR([.C84])" office:value-type="string" office:string-value="F">
            <text:p>F</text:p>
          </table:table-cell>
          <table:table-cell table:formula="of:=CONCATENATE([.B84];[.D84])" office:value-type="string" office:string-value="DF">
            <text:p>DF</text:p>
          </table:table-cell>
          <table:table-cell table:formula="of:=CONCATENATE(&quot;inline int Inline&quot;;[.E84];&quot;(const int x) { return Inline&quot;;[.E83];&quot;(x) +  2; }&quot;)" office:value-type="string" office:string-value="inline int InlineDF(const int x) { return InlineDE(x) +  2; }">
            <text:p>inline int InlineDF(const int x) { return InlineDE(x) + <text:s/>2; }</text:p>
          </table:table-cell>
          <table:table-cell table:formula="of:=CONCATENATE(&quot;int NonInline&quot;;[.$E84];&quot;(const int x) { return NonInline&quot;;[.$E83];&quot;(x) +  2; }&quot;)" office:value-type="string" office:string-value="int NonInlineDF(const int x) { return NonInlineDE(x) +  2; }">
            <text:p>int NonInlineDF(const int x) { return NonInlineDE(x) + <text:s/>2; }</text:p>
          </table:table-cell>
        </table:table-row>
        <table:table-row table:style-name="ro1">
          <table:table-cell table:formula="of:=[.A59]+1" office:value-type="float" office:value="68">
            <text:p>68</text:p>
          </table:table-cell>
          <table:table-cell table:formula="of:=CHAR([.A85])" office:value-type="string" office:string-value="D">
            <text:p>D</text:p>
          </table:table-cell>
          <table:table-cell table:formula="of:=[.C59]" office:value-type="float" office:value="71">
            <text:p>71</text:p>
          </table:table-cell>
          <table:table-cell table:formula="of:=CHAR([.C85])" office:value-type="string" office:string-value="G">
            <text:p>G</text:p>
          </table:table-cell>
          <table:table-cell table:formula="of:=CONCATENATE([.B85];[.D85])" office:value-type="string" office:string-value="DG">
            <text:p>DG</text:p>
          </table:table-cell>
          <table:table-cell table:formula="of:=CONCATENATE(&quot;inline int Inline&quot;;[.E85];&quot;(const int x) { return Inline&quot;;[.E84];&quot;(x) +  2; }&quot;)" office:value-type="string" office:string-value="inline int InlineDG(const int x) { return InlineDF(x) +  2; }">
            <text:p>inline int InlineDG(const int x) { return InlineDF(x) + <text:s/>2; }</text:p>
          </table:table-cell>
          <table:table-cell table:formula="of:=CONCATENATE(&quot;int NonInline&quot;;[.$E85];&quot;(const int x) { return NonInline&quot;;[.$E84];&quot;(x) +  2; }&quot;)" office:value-type="string" office:string-value="int NonInlineDG(const int x) { return NonInlineDF(x) +  2; }">
            <text:p>int NonInlineDG(const int x) { return NonInlineDF(x) + <text:s/>2; }</text:p>
          </table:table-cell>
        </table:table-row>
        <table:table-row table:style-name="ro1">
          <table:table-cell table:formula="of:=[.A60]+1" office:value-type="float" office:value="68">
            <text:p>68</text:p>
          </table:table-cell>
          <table:table-cell table:formula="of:=CHAR([.A86])" office:value-type="string" office:string-value="D">
            <text:p>D</text:p>
          </table:table-cell>
          <table:table-cell table:formula="of:=[.C60]" office:value-type="float" office:value="72">
            <text:p>72</text:p>
          </table:table-cell>
          <table:table-cell table:formula="of:=CHAR([.C86])" office:value-type="string" office:string-value="H">
            <text:p>H</text:p>
          </table:table-cell>
          <table:table-cell table:formula="of:=CONCATENATE([.B86];[.D86])" office:value-type="string" office:string-value="DH">
            <text:p>DH</text:p>
          </table:table-cell>
          <table:table-cell table:formula="of:=CONCATENATE(&quot;inline int Inline&quot;;[.E86];&quot;(const int x) { return Inline&quot;;[.E85];&quot;(x) +  2; }&quot;)" office:value-type="string" office:string-value="inline int InlineDH(const int x) { return InlineDG(x) +  2; }">
            <text:p>inline int InlineDH(const int x) { return InlineDG(x) + <text:s/>2; }</text:p>
          </table:table-cell>
          <table:table-cell table:formula="of:=CONCATENATE(&quot;int NonInline&quot;;[.$E86];&quot;(const int x) { return NonInline&quot;;[.$E85];&quot;(x) +  2; }&quot;)" office:value-type="string" office:string-value="int NonInlineDH(const int x) { return NonInlineDG(x) +  2; }">
            <text:p>int NonInlineDH(const int x) { return NonInlineDG(x) + <text:s/>2; }</text:p>
          </table:table-cell>
        </table:table-row>
        <table:table-row table:style-name="ro1">
          <table:table-cell table:formula="of:=[.A61]+1" office:value-type="float" office:value="68">
            <text:p>68</text:p>
          </table:table-cell>
          <table:table-cell table:formula="of:=CHAR([.A87])" office:value-type="string" office:string-value="D">
            <text:p>D</text:p>
          </table:table-cell>
          <table:table-cell table:formula="of:=[.C61]" office:value-type="float" office:value="73">
            <text:p>73</text:p>
          </table:table-cell>
          <table:table-cell table:formula="of:=CHAR([.C87])" office:value-type="string" office:string-value="I">
            <text:p>I</text:p>
          </table:table-cell>
          <table:table-cell table:formula="of:=CONCATENATE([.B87];[.D87])" office:value-type="string" office:string-value="DI">
            <text:p>DI</text:p>
          </table:table-cell>
          <table:table-cell table:formula="of:=CONCATENATE(&quot;inline int Inline&quot;;[.E87];&quot;(const int x) { return Inline&quot;;[.E86];&quot;(x) +  2; }&quot;)" office:value-type="string" office:string-value="inline int InlineDI(const int x) { return InlineDH(x) +  2; }">
            <text:p>inline int InlineDI(const int x) { return InlineDH(x) + <text:s/>2; }</text:p>
          </table:table-cell>
          <table:table-cell table:formula="of:=CONCATENATE(&quot;int NonInline&quot;;[.$E87];&quot;(const int x) { return NonInline&quot;;[.$E86];&quot;(x) +  2; }&quot;)" office:value-type="string" office:string-value="int NonInlineDI(const int x) { return NonInlineDH(x) +  2; }">
            <text:p>int NonInlineDI(const int x) { return NonInlineDH(x) + <text:s/>2; }</text:p>
          </table:table-cell>
        </table:table-row>
        <table:table-row table:style-name="ro1">
          <table:table-cell table:formula="of:=[.A62]+1" office:value-type="float" office:value="68">
            <text:p>68</text:p>
          </table:table-cell>
          <table:table-cell table:formula="of:=CHAR([.A88])" office:value-type="string" office:string-value="D">
            <text:p>D</text:p>
          </table:table-cell>
          <table:table-cell table:formula="of:=[.C62]" office:value-type="float" office:value="74">
            <text:p>74</text:p>
          </table:table-cell>
          <table:table-cell table:formula="of:=CHAR([.C88])" office:value-type="string" office:string-value="J">
            <text:p>J</text:p>
          </table:table-cell>
          <table:table-cell table:formula="of:=CONCATENATE([.B88];[.D88])" office:value-type="string" office:string-value="DJ">
            <text:p>DJ</text:p>
          </table:table-cell>
          <table:table-cell table:formula="of:=CONCATENATE(&quot;inline int Inline&quot;;[.E88];&quot;(const int x) { return Inline&quot;;[.E87];&quot;(x) +  2; }&quot;)" office:value-type="string" office:string-value="inline int InlineDJ(const int x) { return InlineDI(x) +  2; }">
            <text:p>inline int InlineDJ(const int x) { return InlineDI(x) + <text:s/>2; }</text:p>
          </table:table-cell>
          <table:table-cell table:formula="of:=CONCATENATE(&quot;int NonInline&quot;;[.$E88];&quot;(const int x) { return NonInline&quot;;[.$E87];&quot;(x) +  2; }&quot;)" office:value-type="string" office:string-value="int NonInlineDJ(const int x) { return NonInlineDI(x) +  2; }">
            <text:p>int NonInlineDJ(const int x) { return NonInlineDI(x) + <text:s/>2; }</text:p>
          </table:table-cell>
        </table:table-row>
        <table:table-row table:style-name="ro1">
          <table:table-cell table:formula="of:=[.A63]+1" office:value-type="float" office:value="68">
            <text:p>68</text:p>
          </table:table-cell>
          <table:table-cell table:formula="of:=CHAR([.A89])" office:value-type="string" office:string-value="D">
            <text:p>D</text:p>
          </table:table-cell>
          <table:table-cell table:formula="of:=[.C63]" office:value-type="float" office:value="75">
            <text:p>75</text:p>
          </table:table-cell>
          <table:table-cell table:formula="of:=CHAR([.C89])" office:value-type="string" office:string-value="K">
            <text:p>K</text:p>
          </table:table-cell>
          <table:table-cell table:formula="of:=CONCATENATE([.B89];[.D89])" office:value-type="string" office:string-value="DK">
            <text:p>DK</text:p>
          </table:table-cell>
          <table:table-cell table:formula="of:=CONCATENATE(&quot;inline int Inline&quot;;[.E89];&quot;(const int x) { return Inline&quot;;[.E88];&quot;(x) +  2; }&quot;)" office:value-type="string" office:string-value="inline int InlineDK(const int x) { return InlineDJ(x) +  2; }">
            <text:p>inline int InlineDK(const int x) { return InlineDJ(x) + <text:s/>2; }</text:p>
          </table:table-cell>
          <table:table-cell table:formula="of:=CONCATENATE(&quot;int NonInline&quot;;[.$E89];&quot;(const int x) { return NonInline&quot;;[.$E88];&quot;(x) +  2; }&quot;)" office:value-type="string" office:string-value="int NonInlineDK(const int x) { return NonInlineDJ(x) +  2; }">
            <text:p>int NonInlineDK(const int x) { return NonInlineDJ(x) + <text:s/>2; }</text:p>
          </table:table-cell>
        </table:table-row>
        <table:table-row table:style-name="ro1">
          <table:table-cell table:formula="of:=[.A64]+1" office:value-type="float" office:value="68">
            <text:p>68</text:p>
          </table:table-cell>
          <table:table-cell table:formula="of:=CHAR([.A90])" office:value-type="string" office:string-value="D">
            <text:p>D</text:p>
          </table:table-cell>
          <table:table-cell table:formula="of:=[.C64]" office:value-type="float" office:value="76">
            <text:p>76</text:p>
          </table:table-cell>
          <table:table-cell table:formula="of:=CHAR([.C90])" office:value-type="string" office:string-value="L">
            <text:p>L</text:p>
          </table:table-cell>
          <table:table-cell table:formula="of:=CONCATENATE([.B90];[.D90])" office:value-type="string" office:string-value="DL">
            <text:p>DL</text:p>
          </table:table-cell>
          <table:table-cell table:formula="of:=CONCATENATE(&quot;inline int Inline&quot;;[.E90];&quot;(const int x) { return Inline&quot;;[.E89];&quot;(x) +  2; }&quot;)" office:value-type="string" office:string-value="inline int InlineDL(const int x) { return InlineDK(x) +  2; }">
            <text:p>inline int InlineDL(const int x) { return InlineDK(x) + <text:s/>2; }</text:p>
          </table:table-cell>
          <table:table-cell table:formula="of:=CONCATENATE(&quot;int NonInline&quot;;[.$E90];&quot;(const int x) { return NonInline&quot;;[.$E89];&quot;(x) +  2; }&quot;)" office:value-type="string" office:string-value="int NonInlineDL(const int x) { return NonInlineDK(x) +  2; }">
            <text:p>int NonInlineDL(const int x) { return NonInlineDK(x) + <text:s/>2; }</text:p>
          </table:table-cell>
        </table:table-row>
        <table:table-row table:style-name="ro1">
          <table:table-cell table:formula="of:=[.A65]+1" office:value-type="float" office:value="68">
            <text:p>68</text:p>
          </table:table-cell>
          <table:table-cell table:formula="of:=CHAR([.A91])" office:value-type="string" office:string-value="D">
            <text:p>D</text:p>
          </table:table-cell>
          <table:table-cell table:formula="of:=[.C65]" office:value-type="float" office:value="77">
            <text:p>77</text:p>
          </table:table-cell>
          <table:table-cell table:formula="of:=CHAR([.C91])" office:value-type="string" office:string-value="M">
            <text:p>M</text:p>
          </table:table-cell>
          <table:table-cell table:formula="of:=CONCATENATE([.B91];[.D91])" office:value-type="string" office:string-value="DM">
            <text:p>DM</text:p>
          </table:table-cell>
          <table:table-cell table:formula="of:=CONCATENATE(&quot;inline int Inline&quot;;[.E91];&quot;(const int x) { return Inline&quot;;[.E90];&quot;(x) +  2; }&quot;)" office:value-type="string" office:string-value="inline int InlineDM(const int x) { return InlineDL(x) +  2; }">
            <text:p>inline int InlineDM(const int x) { return InlineDL(x) + <text:s/>2; }</text:p>
          </table:table-cell>
          <table:table-cell table:formula="of:=CONCATENATE(&quot;int NonInline&quot;;[.$E91];&quot;(const int x) { return NonInline&quot;;[.$E90];&quot;(x) +  2; }&quot;)" office:value-type="string" office:string-value="int NonInlineDM(const int x) { return NonInlineDL(x) +  2; }">
            <text:p>int NonInlineDM(const int x) { return NonInlineDL(x) + <text:s/>2; }</text:p>
          </table:table-cell>
        </table:table-row>
        <table:table-row table:style-name="ro1">
          <table:table-cell table:formula="of:=[.A66]+1" office:value-type="float" office:value="68">
            <text:p>68</text:p>
          </table:table-cell>
          <table:table-cell table:formula="of:=CHAR([.A92])" office:value-type="string" office:string-value="D">
            <text:p>D</text:p>
          </table:table-cell>
          <table:table-cell table:formula="of:=[.C66]" office:value-type="float" office:value="78">
            <text:p>78</text:p>
          </table:table-cell>
          <table:table-cell table:formula="of:=CHAR([.C92])" office:value-type="string" office:string-value="N">
            <text:p>N</text:p>
          </table:table-cell>
          <table:table-cell table:formula="of:=CONCATENATE([.B92];[.D92])" office:value-type="string" office:string-value="DN">
            <text:p>DN</text:p>
          </table:table-cell>
          <table:table-cell table:formula="of:=CONCATENATE(&quot;inline int Inline&quot;;[.E92];&quot;(const int x) { return Inline&quot;;[.E91];&quot;(x) +  2; }&quot;)" office:value-type="string" office:string-value="inline int InlineDN(const int x) { return InlineDM(x) +  2; }">
            <text:p>inline int InlineDN(const int x) { return InlineDM(x) + <text:s/>2; }</text:p>
          </table:table-cell>
          <table:table-cell table:formula="of:=CONCATENATE(&quot;int NonInline&quot;;[.$E92];&quot;(const int x) { return NonInline&quot;;[.$E91];&quot;(x) +  2; }&quot;)" office:value-type="string" office:string-value="int NonInlineDN(const int x) { return NonInlineDM(x) +  2; }">
            <text:p>int NonInlineDN(const int x) { return NonInlineDM(x) + <text:s/>2; }</text:p>
          </table:table-cell>
        </table:table-row>
        <table:table-row table:style-name="ro1">
          <table:table-cell table:formula="of:=[.A67]+1" office:value-type="float" office:value="68">
            <text:p>68</text:p>
          </table:table-cell>
          <table:table-cell table:formula="of:=CHAR([.A93])" office:value-type="string" office:string-value="D">
            <text:p>D</text:p>
          </table:table-cell>
          <table:table-cell table:formula="of:=[.C67]" office:value-type="float" office:value="79">
            <text:p>79</text:p>
          </table:table-cell>
          <table:table-cell table:formula="of:=CHAR([.C93])" office:value-type="string" office:string-value="O">
            <text:p>O</text:p>
          </table:table-cell>
          <table:table-cell table:formula="of:=CONCATENATE([.B93];[.D93])" office:value-type="string" office:string-value="DO">
            <text:p>DO</text:p>
          </table:table-cell>
          <table:table-cell table:formula="of:=CONCATENATE(&quot;inline int Inline&quot;;[.E93];&quot;(const int x) { return Inline&quot;;[.E92];&quot;(x) +  2; }&quot;)" office:value-type="string" office:string-value="inline int InlineDO(const int x) { return InlineDN(x) +  2; }">
            <text:p>inline int InlineDO(const int x) { return InlineDN(x) + <text:s/>2; }</text:p>
          </table:table-cell>
          <table:table-cell table:formula="of:=CONCATENATE(&quot;int NonInline&quot;;[.$E93];&quot;(const int x) { return NonInline&quot;;[.$E92];&quot;(x) +  2; }&quot;)" office:value-type="string" office:string-value="int NonInlineDO(const int x) { return NonInlineDN(x) +  2; }">
            <text:p>int NonInlineDO(const int x) { return NonInlineDN(x) + <text:s/>2; }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table:formula="of:=CHAR([.A94])" office:value-type="string" office:string-value="D">
            <text:p>D</text:p>
          </table:table-cell>
          <table:table-cell table:formula="of:=[.C68]" office:value-type="float" office:value="80">
            <text:p>80</text:p>
          </table:table-cell>
          <table:table-cell table:formula="of:=CHAR([.C94])" office:value-type="string" office:string-value="P">
            <text:p>P</text:p>
          </table:table-cell>
          <table:table-cell table:formula="of:=CONCATENATE([.B94];[.D94])" office:value-type="string" office:string-value="DP">
            <text:p>DP</text:p>
          </table:table-cell>
          <table:table-cell table:formula="of:=CONCATENATE(&quot;inline int Inline&quot;;[.E94];&quot;(const int x) { return Inline&quot;;[.E93];&quot;(x) +  2; }&quot;)" office:value-type="string" office:string-value="inline int InlineDP(const int x) { return InlineDO(x) +  2; }">
            <text:p>inline int InlineDP(const int x) { return InlineDO(x) + <text:s/>2; }</text:p>
          </table:table-cell>
          <table:table-cell table:formula="of:=CONCATENATE(&quot;int NonInline&quot;;[.$E94];&quot;(const int x) { return NonInline&quot;;[.$E93];&quot;(x) +  2; }&quot;)" office:value-type="string" office:string-value="int NonInlineDP(const int x) { return NonInlineDO(x) +  2; }">
            <text:p>int NonInlineDP(const int x) { return NonInlineDO(x) + <text:s/>2; }</text:p>
          </table:table-cell>
        </table:table-row>
        <table:table-row table:style-name="ro1">
          <table:table-cell table:formula="of:=[.A69]+1" office:value-type="float" office:value="68">
            <text:p>68</text:p>
          </table:table-cell>
          <table:table-cell table:formula="of:=CHAR([.A95])" office:value-type="string" office:string-value="D">
            <text:p>D</text:p>
          </table:table-cell>
          <table:table-cell table:formula="of:=[.C69]" office:value-type="float" office:value="81">
            <text:p>81</text:p>
          </table:table-cell>
          <table:table-cell table:formula="of:=CHAR([.C95])" office:value-type="string" office:string-value="Q">
            <text:p>Q</text:p>
          </table:table-cell>
          <table:table-cell table:formula="of:=CONCATENATE([.B95];[.D95])" office:value-type="string" office:string-value="DQ">
            <text:p>DQ</text:p>
          </table:table-cell>
          <table:table-cell table:formula="of:=CONCATENATE(&quot;inline int Inline&quot;;[.E95];&quot;(const int x) { return Inline&quot;;[.E94];&quot;(x) +  2; }&quot;)" office:value-type="string" office:string-value="inline int InlineDQ(const int x) { return InlineDP(x) +  2; }">
            <text:p>inline int InlineDQ(const int x) { return InlineDP(x) + <text:s/>2; }</text:p>
          </table:table-cell>
          <table:table-cell table:formula="of:=CONCATENATE(&quot;int NonInline&quot;;[.$E95];&quot;(const int x) { return NonInline&quot;;[.$E94];&quot;(x) +  2; }&quot;)" office:value-type="string" office:string-value="int NonInlineDQ(const int x) { return NonInlineDP(x) +  2; }">
            <text:p>int NonInlineDQ(const int x) { return NonInlineDP(x) + <text:s/>2; }</text:p>
          </table:table-cell>
        </table:table-row>
        <table:table-row table:style-name="ro1">
          <table:table-cell table:formula="of:=[.A70]+1" office:value-type="float" office:value="68">
            <text:p>68</text:p>
          </table:table-cell>
          <table:table-cell table:formula="of:=CHAR([.A96])" office:value-type="string" office:string-value="D">
            <text:p>D</text:p>
          </table:table-cell>
          <table:table-cell table:formula="of:=[.C70]" office:value-type="float" office:value="82">
            <text:p>82</text:p>
          </table:table-cell>
          <table:table-cell table:formula="of:=CHAR([.C96])" office:value-type="string" office:string-value="R">
            <text:p>R</text:p>
          </table:table-cell>
          <table:table-cell table:formula="of:=CONCATENATE([.B96];[.D96])" office:value-type="string" office:string-value="DR">
            <text:p>DR</text:p>
          </table:table-cell>
          <table:table-cell table:formula="of:=CONCATENATE(&quot;inline int Inline&quot;;[.E96];&quot;(const int x) { return Inline&quot;;[.E95];&quot;(x) +  2; }&quot;)" office:value-type="string" office:string-value="inline int InlineDR(const int x) { return InlineDQ(x) +  2; }">
            <text:p>inline int InlineDR(const int x) { return InlineDQ(x) + <text:s/>2; }</text:p>
          </table:table-cell>
          <table:table-cell table:formula="of:=CONCATENATE(&quot;int NonInline&quot;;[.$E96];&quot;(const int x) { return NonInline&quot;;[.$E95];&quot;(x) +  2; }&quot;)" office:value-type="string" office:string-value="int NonInlineDR(const int x) { return NonInlineDQ(x) +  2; }">
            <text:p>int NonInlineDR(const int x) { return NonInlineDQ(x) + <text:s/>2; }</text:p>
          </table:table-cell>
        </table:table-row>
        <table:table-row table:style-name="ro1">
          <table:table-cell table:formula="of:=[.A71]+1" office:value-type="float" office:value="68">
            <text:p>68</text:p>
          </table:table-cell>
          <table:table-cell table:formula="of:=CHAR([.A97])" office:value-type="string" office:string-value="D">
            <text:p>D</text:p>
          </table:table-cell>
          <table:table-cell table:formula="of:=[.C71]" office:value-type="float" office:value="83">
            <text:p>83</text:p>
          </table:table-cell>
          <table:table-cell table:formula="of:=CHAR([.C97])" office:value-type="string" office:string-value="S">
            <text:p>S</text:p>
          </table:table-cell>
          <table:table-cell table:formula="of:=CONCATENATE([.B97];[.D97])" office:value-type="string" office:string-value="DS">
            <text:p>DS</text:p>
          </table:table-cell>
          <table:table-cell table:formula="of:=CONCATENATE(&quot;inline int Inline&quot;;[.E97];&quot;(const int x) { return Inline&quot;;[.E96];&quot;(x) +  2; }&quot;)" office:value-type="string" office:string-value="inline int InlineDS(const int x) { return InlineDR(x) +  2; }">
            <text:p>inline int InlineDS(const int x) { return InlineDR(x) + <text:s/>2; }</text:p>
          </table:table-cell>
          <table:table-cell table:formula="of:=CONCATENATE(&quot;int NonInline&quot;;[.$E97];&quot;(const int x) { return NonInline&quot;;[.$E96];&quot;(x) +  2; }&quot;)" office:value-type="string" office:string-value="int NonInlineDS(const int x) { return NonInlineDR(x) +  2; }">
            <text:p>int NonInlineDS(const int x) { return NonInlineDR(x) + <text:s/>2; }</text:p>
          </table:table-cell>
        </table:table-row>
        <table:table-row table:style-name="ro1">
          <table:table-cell table:formula="of:=[.A72]+1" office:value-type="float" office:value="68">
            <text:p>68</text:p>
          </table:table-cell>
          <table:table-cell table:formula="of:=CHAR([.A98])" office:value-type="string" office:string-value="D">
            <text:p>D</text:p>
          </table:table-cell>
          <table:table-cell table:formula="of:=[.C72]" office:value-type="float" office:value="84">
            <text:p>84</text:p>
          </table:table-cell>
          <table:table-cell table:formula="of:=CHAR([.C98])" office:value-type="string" office:string-value="T">
            <text:p>T</text:p>
          </table:table-cell>
          <table:table-cell table:formula="of:=CONCATENATE([.B98];[.D98])" office:value-type="string" office:string-value="DT">
            <text:p>DT</text:p>
          </table:table-cell>
          <table:table-cell table:formula="of:=CONCATENATE(&quot;inline int Inline&quot;;[.E98];&quot;(const int x) { return Inline&quot;;[.E97];&quot;(x) +  2; }&quot;)" office:value-type="string" office:string-value="inline int InlineDT(const int x) { return InlineDS(x) +  2; }">
            <text:p>inline int InlineDT(const int x) { return InlineDS(x) + <text:s/>2; }</text:p>
          </table:table-cell>
          <table:table-cell table:formula="of:=CONCATENATE(&quot;int NonInline&quot;;[.$E98];&quot;(const int x) { return NonInline&quot;;[.$E97];&quot;(x) +  2; }&quot;)" office:value-type="string" office:string-value="int NonInlineDT(const int x) { return NonInlineDS(x) +  2; }">
            <text:p>int NonInlineDT(const int x) { return NonInlineDS(x) + <text:s/>2; }</text:p>
          </table:table-cell>
        </table:table-row>
        <table:table-row table:style-name="ro1">
          <table:table-cell table:formula="of:=[.A73]+1" office:value-type="float" office:value="68">
            <text:p>68</text:p>
          </table:table-cell>
          <table:table-cell table:formula="of:=CHAR([.A99])" office:value-type="string" office:string-value="D">
            <text:p>D</text:p>
          </table:table-cell>
          <table:table-cell table:formula="of:=[.C73]" office:value-type="float" office:value="85">
            <text:p>85</text:p>
          </table:table-cell>
          <table:table-cell table:formula="of:=CHAR([.C99])" office:value-type="string" office:string-value="U">
            <text:p>U</text:p>
          </table:table-cell>
          <table:table-cell table:formula="of:=CONCATENATE([.B99];[.D99])" office:value-type="string" office:string-value="DU">
            <text:p>DU</text:p>
          </table:table-cell>
          <table:table-cell table:formula="of:=CONCATENATE(&quot;inline int Inline&quot;;[.E99];&quot;(const int x) { return Inline&quot;;[.E98];&quot;(x) +  2; }&quot;)" office:value-type="string" office:string-value="inline int InlineDU(const int x) { return InlineDT(x) +  2; }">
            <text:p>inline int InlineDU(const int x) { return InlineDT(x) + <text:s/>2; }</text:p>
          </table:table-cell>
          <table:table-cell table:formula="of:=CONCATENATE(&quot;int NonInline&quot;;[.$E99];&quot;(const int x) { return NonInline&quot;;[.$E98];&quot;(x) +  2; }&quot;)" office:value-type="string" office:string-value="int NonInlineDU(const int x) { return NonInlineDT(x) +  2; }">
            <text:p>int NonInlineDU(const int x) { return NonInlineDT(x) + <text:s/>2; }</text:p>
          </table:table-cell>
        </table:table-row>
        <table:table-row table:style-name="ro1">
          <table:table-cell table:formula="of:=[.A74]+1" office:value-type="float" office:value="68">
            <text:p>68</text:p>
          </table:table-cell>
          <table:table-cell table:formula="of:=CHAR([.A100])" office:value-type="string" office:string-value="D">
            <text:p>D</text:p>
          </table:table-cell>
          <table:table-cell table:formula="of:=[.C74]" office:value-type="float" office:value="86">
            <text:p>86</text:p>
          </table:table-cell>
          <table:table-cell table:formula="of:=CHAR([.C100])" office:value-type="string" office:string-value="V">
            <text:p>V</text:p>
          </table:table-cell>
          <table:table-cell table:formula="of:=CONCATENATE([.B100];[.D100])" office:value-type="string" office:string-value="DV">
            <text:p>DV</text:p>
          </table:table-cell>
          <table:table-cell table:formula="of:=CONCATENATE(&quot;inline int Inline&quot;;[.E100];&quot;(const int x) { return Inline&quot;;[.E99];&quot;(x) +  2; }&quot;)" office:value-type="string" office:string-value="inline int InlineDV(const int x) { return InlineDU(x) +  2; }">
            <text:p>inline int InlineDV(const int x) { return InlineDU(x) + <text:s/>2; }</text:p>
          </table:table-cell>
          <table:table-cell table:formula="of:=CONCATENATE(&quot;int NonInline&quot;;[.$E100];&quot;(const int x) { return NonInline&quot;;[.$E99];&quot;(x) +  2; }&quot;)" office:value-type="string" office:string-value="int NonInlineDV(const int x) { return NonInlineDU(x) +  2; }">
            <text:p>int NonInlineDV(const int x) { return NonInlineDU(x) + <text:s/>2; }</text:p>
          </table:table-cell>
        </table:table-row>
        <table:table-row table:style-name="ro1">
          <table:table-cell table:formula="of:=[.A75]+1" office:value-type="float" office:value="68">
            <text:p>68</text:p>
          </table:table-cell>
          <table:table-cell table:formula="of:=CHAR([.A101])" office:value-type="string" office:string-value="D">
            <text:p>D</text:p>
          </table:table-cell>
          <table:table-cell table:formula="of:=[.C75]" office:value-type="float" office:value="87">
            <text:p>87</text:p>
          </table:table-cell>
          <table:table-cell table:formula="of:=CHAR([.C101])" office:value-type="string" office:string-value="W">
            <text:p>W</text:p>
          </table:table-cell>
          <table:table-cell table:formula="of:=CONCATENATE([.B101];[.D101])" office:value-type="string" office:string-value="DW">
            <text:p>DW</text:p>
          </table:table-cell>
          <table:table-cell table:formula="of:=CONCATENATE(&quot;inline int Inline&quot;;[.E101];&quot;(const int x) { return Inline&quot;;[.E100];&quot;(x) +  2; }&quot;)" office:value-type="string" office:string-value="inline int InlineDW(const int x) { return InlineDV(x) +  2; }">
            <text:p>inline int InlineDW(const int x) { return InlineDV(x) + <text:s/>2; }</text:p>
          </table:table-cell>
          <table:table-cell table:formula="of:=CONCATENATE(&quot;int NonInline&quot;;[.$E101];&quot;(const int x) { return NonInline&quot;;[.$E100];&quot;(x) +  2; }&quot;)" office:value-type="string" office:string-value="int NonInlineDW(const int x) { return NonInlineDV(x) +  2; }">
            <text:p>int NonInlineDW(const int x) { return NonInlineDV(x) + <text:s/>2; }</text:p>
          </table:table-cell>
        </table:table-row>
        <table:table-row table:style-name="ro1">
          <table:table-cell table:formula="of:=[.A76]+1" office:value-type="float" office:value="68">
            <text:p>68</text:p>
          </table:table-cell>
          <table:table-cell table:formula="of:=CHAR([.A102])" office:value-type="string" office:string-value="D">
            <text:p>D</text:p>
          </table:table-cell>
          <table:table-cell table:formula="of:=[.C76]" office:value-type="float" office:value="88">
            <text:p>88</text:p>
          </table:table-cell>
          <table:table-cell table:formula="of:=CHAR([.C102])" office:value-type="string" office:string-value="X">
            <text:p>X</text:p>
          </table:table-cell>
          <table:table-cell table:formula="of:=CONCATENATE([.B102];[.D102])" office:value-type="string" office:string-value="DX">
            <text:p>DX</text:p>
          </table:table-cell>
          <table:table-cell table:formula="of:=CONCATENATE(&quot;inline int Inline&quot;;[.E102];&quot;(const int x) { return Inline&quot;;[.E101];&quot;(x) +  2; }&quot;)" office:value-type="string" office:string-value="inline int InlineDX(const int x) { return InlineDW(x) +  2; }">
            <text:p>inline int InlineDX(const int x) { return InlineDW(x) + <text:s/>2; }</text:p>
          </table:table-cell>
          <table:table-cell table:formula="of:=CONCATENATE(&quot;int NonInline&quot;;[.$E102];&quot;(const int x) { return NonInline&quot;;[.$E101];&quot;(x) +  2; }&quot;)" office:value-type="string" office:string-value="int NonInlineDX(const int x) { return NonInlineDW(x) +  2; }">
            <text:p>int NonInlineDX(const int x) { return NonInlineDW(x) + <text:s/>2; }</text:p>
          </table:table-cell>
        </table:table-row>
        <table:table-row table:style-name="ro1">
          <table:table-cell table:formula="of:=[.A77]+1" office:value-type="float" office:value="68">
            <text:p>68</text:p>
          </table:table-cell>
          <table:table-cell table:formula="of:=CHAR([.A103])" office:value-type="string" office:string-value="D">
            <text:p>D</text:p>
          </table:table-cell>
          <table:table-cell table:formula="of:=[.C77]" office:value-type="float" office:value="89">
            <text:p>89</text:p>
          </table:table-cell>
          <table:table-cell table:formula="of:=CHAR([.C103])" office:value-type="string" office:string-value="Y">
            <text:p>Y</text:p>
          </table:table-cell>
          <table:table-cell table:formula="of:=CONCATENATE([.B103];[.D103])" office:value-type="string" office:string-value="DY">
            <text:p>DY</text:p>
          </table:table-cell>
          <table:table-cell table:formula="of:=CONCATENATE(&quot;inline int Inline&quot;;[.E103];&quot;(const int x) { return Inline&quot;;[.E102];&quot;(x) +  2; }&quot;)" office:value-type="string" office:string-value="inline int InlineDY(const int x) { return InlineDX(x) +  2; }">
            <text:p>inline int InlineDY(const int x) { return InlineDX(x) + <text:s/>2; }</text:p>
          </table:table-cell>
          <table:table-cell table:formula="of:=CONCATENATE(&quot;int NonInline&quot;;[.$E103];&quot;(const int x) { return NonInline&quot;;[.$E102];&quot;(x) +  2; }&quot;)" office:value-type="string" office:string-value="int NonInlineDY(const int x) { return NonInlineDX(x) +  2; }">
            <text:p>int NonInlineDY(const int x) { return NonInlineDX(x) + <text:s/>2; }</text:p>
          </table:table-cell>
        </table:table-row>
        <table:table-row table:style-name="ro1">
          <table:table-cell table:formula="of:=[.A78]+1" office:value-type="float" office:value="68">
            <text:p>68</text:p>
          </table:table-cell>
          <table:table-cell table:formula="of:=CHAR([.A104])" office:value-type="string" office:string-value="D">
            <text:p>D</text:p>
          </table:table-cell>
          <table:table-cell table:formula="of:=[.C78]" office:value-type="float" office:value="90">
            <text:p>90</text:p>
          </table:table-cell>
          <table:table-cell table:formula="of:=CHAR([.C104])" office:value-type="string" office:string-value="Z">
            <text:p>Z</text:p>
          </table:table-cell>
          <table:table-cell table:formula="of:=CONCATENATE([.B104];[.D104])" office:value-type="string" office:string-value="DZ">
            <text:p>DZ</text:p>
          </table:table-cell>
          <table:table-cell table:formula="of:=CONCATENATE(&quot;inline int Inline&quot;;[.E104];&quot;(const int x) { return Inline&quot;;[.E103];&quot;(x) +  2; }&quot;)" office:value-type="string" office:string-value="inline int InlineDZ(const int x) { return InlineDY(x) +  2; }">
            <text:p>inline int InlineDZ(const int x) { return InlineDY(x) + <text:s/>2; }</text:p>
          </table:table-cell>
          <table:table-cell table:formula="of:=CONCATENATE(&quot;int NonInline&quot;;[.$E104];&quot;(const int x) { return NonInline&quot;;[.$E103];&quot;(x) +  2; }&quot;)" office:value-type="string" office:string-value="int NonInlineDZ(const int x) { return NonInlineDY(x) +  2; }">
            <text:p>int NonInlineDZ(const int x) { return NonInlineDY(x) + <text:s/>2; }</text:p>
          </table:table-cell>
        </table:table-row>
        <table:table-row table:style-name="ro1">
          <table:table-cell table:formula="of:=[.A79]+1" office:value-type="float" office:value="69">
            <text:p>69</text:p>
          </table:table-cell>
          <table:table-cell table:formula="of:=CHAR([.A105])" office:value-type="string" office:string-value="E">
            <text:p>E</text:p>
          </table:table-cell>
          <table:table-cell table:formula="of:=[.C79]" office:value-type="float" office:value="65">
            <text:p>65</text:p>
          </table:table-cell>
          <table:table-cell table:formula="of:=CHAR([.C105])" office:value-type="string" office:string-value="A">
            <text:p>A</text:p>
          </table:table-cell>
          <table:table-cell table:formula="of:=CONCATENATE([.B105];[.D105])" office:value-type="string" office:string-value="EA">
            <text:p>EA</text:p>
          </table:table-cell>
          <table:table-cell table:formula="of:=CONCATENATE(&quot;inline int Inline&quot;;[.E105];&quot;(const int x) { return Inline&quot;;[.E104];&quot;(x) +  2; }&quot;)" office:value-type="string" office:string-value="inline int InlineEA(const int x) { return InlineDZ(x) +  2; }">
            <text:p>inline int InlineEA(const int x) { return InlineDZ(x) + <text:s/>2; }</text:p>
          </table:table-cell>
          <table:table-cell table:formula="of:=CONCATENATE(&quot;int NonInline&quot;;[.$E105];&quot;(const int x) { return NonInline&quot;;[.$E104];&quot;(x) +  2; }&quot;)" office:value-type="string" office:string-value="int NonInlineEA(const int x) { return NonInlineDZ(x) +  2; }">
            <text:p>int NonInlineEA(const int x) { return NonInlineDZ(x) + <text:s/>2; }</text:p>
          </table:table-cell>
        </table:table-row>
        <table:table-row table:style-name="ro1">
          <table:table-cell table:formula="of:=[.A80]+1" office:value-type="float" office:value="69">
            <text:p>69</text:p>
          </table:table-cell>
          <table:table-cell table:formula="of:=CHAR([.A106])" office:value-type="string" office:string-value="E">
            <text:p>E</text:p>
          </table:table-cell>
          <table:table-cell table:formula="of:=[.C80]" office:value-type="float" office:value="66">
            <text:p>66</text:p>
          </table:table-cell>
          <table:table-cell table:formula="of:=CHAR([.C106])" office:value-type="string" office:string-value="B">
            <text:p>B</text:p>
          </table:table-cell>
          <table:table-cell table:formula="of:=CONCATENATE([.B106];[.D106])" office:value-type="string" office:string-value="EB">
            <text:p>EB</text:p>
          </table:table-cell>
          <table:table-cell table:formula="of:=CONCATENATE(&quot;inline int Inline&quot;;[.E106];&quot;(const int x) { return Inline&quot;;[.E105];&quot;(x) +  2; }&quot;)" office:value-type="string" office:string-value="inline int InlineEB(const int x) { return InlineEA(x) +  2; }">
            <text:p>inline int InlineEB(const int x) { return InlineEA(x) + <text:s/>2; }</text:p>
          </table:table-cell>
          <table:table-cell table:formula="of:=CONCATENATE(&quot;int NonInline&quot;;[.$E106];&quot;(const int x) { return NonInline&quot;;[.$E105];&quot;(x) +  2; }&quot;)" office:value-type="string" office:string-value="int NonInlineEB(const int x) { return NonInlineEA(x) +  2; }">
            <text:p>int NonInlineEB(const int x) { return NonInlineEA(x) + <text:s/>2; }</text:p>
          </table:table-cell>
        </table:table-row>
        <table:table-row table:style-name="ro1">
          <table:table-cell table:formula="of:=[.A81]+1" office:value-type="float" office:value="69">
            <text:p>69</text:p>
          </table:table-cell>
          <table:table-cell table:formula="of:=CHAR([.A107])" office:value-type="string" office:string-value="E">
            <text:p>E</text:p>
          </table:table-cell>
          <table:table-cell table:formula="of:=[.C81]" office:value-type="float" office:value="67">
            <text:p>67</text:p>
          </table:table-cell>
          <table:table-cell table:formula="of:=CHAR([.C107])" office:value-type="string" office:string-value="C">
            <text:p>C</text:p>
          </table:table-cell>
          <table:table-cell table:formula="of:=CONCATENATE([.B107];[.D107])" office:value-type="string" office:string-value="EC">
            <text:p>EC</text:p>
          </table:table-cell>
          <table:table-cell table:formula="of:=CONCATENATE(&quot;inline int Inline&quot;;[.E107];&quot;(const int x) { return Inline&quot;;[.E106];&quot;(x) +  2; }&quot;)" office:value-type="string" office:string-value="inline int InlineEC(const int x) { return InlineEB(x) +  2; }">
            <text:p>inline int InlineEC(const int x) { return InlineEB(x) + <text:s/>2; }</text:p>
          </table:table-cell>
          <table:table-cell table:formula="of:=CONCATENATE(&quot;int NonInline&quot;;[.$E107];&quot;(const int x) { return NonInline&quot;;[.$E106];&quot;(x) +  2; }&quot;)" office:value-type="string" office:string-value="int NonInlineEC(const int x) { return NonInlineEB(x) +  2; }">
            <text:p>int NonInlineEC(const int x) { return NonInlineEB(x) + <text:s/>2; }</text:p>
          </table:table-cell>
        </table:table-row>
        <table:table-row table:style-name="ro1">
          <table:table-cell table:formula="of:=[.A82]+1" office:value-type="float" office:value="69">
            <text:p>69</text:p>
          </table:table-cell>
          <table:table-cell table:formula="of:=CHAR([.A108])" office:value-type="string" office:string-value="E">
            <text:p>E</text:p>
          </table:table-cell>
          <table:table-cell table:formula="of:=[.C82]" office:value-type="float" office:value="68">
            <text:p>68</text:p>
          </table:table-cell>
          <table:table-cell table:formula="of:=CHAR([.C108])" office:value-type="string" office:string-value="D">
            <text:p>D</text:p>
          </table:table-cell>
          <table:table-cell table:formula="of:=CONCATENATE([.B108];[.D108])" office:value-type="string" office:string-value="ED">
            <text:p>ED</text:p>
          </table:table-cell>
          <table:table-cell table:formula="of:=CONCATENATE(&quot;inline int Inline&quot;;[.E108];&quot;(const int x) { return Inline&quot;;[.E107];&quot;(x) +  2; }&quot;)" office:value-type="string" office:string-value="inline int InlineED(const int x) { return InlineEC(x) +  2; }">
            <text:p>inline int InlineED(const int x) { return InlineEC(x) + <text:s/>2; }</text:p>
          </table:table-cell>
          <table:table-cell table:formula="of:=CONCATENATE(&quot;int NonInline&quot;;[.$E108];&quot;(const int x) { return NonInline&quot;;[.$E107];&quot;(x) +  2; }&quot;)" office:value-type="string" office:string-value="int NonInlineED(const int x) { return NonInlineEC(x) +  2; }">
            <text:p>int NonInlineED(const int x) { return NonInlineEC(x) + <text:s/>2; }</text:p>
          </table:table-cell>
        </table:table-row>
        <table:table-row table:style-name="ro1">
          <table:table-cell table:formula="of:=[.A83]+1" office:value-type="float" office:value="69">
            <text:p>69</text:p>
          </table:table-cell>
          <table:table-cell table:formula="of:=CHAR([.A109])" office:value-type="string" office:string-value="E">
            <text:p>E</text:p>
          </table:table-cell>
          <table:table-cell table:formula="of:=[.C83]" office:value-type="float" office:value="69">
            <text:p>69</text:p>
          </table:table-cell>
          <table:table-cell table:formula="of:=CHAR([.C109])" office:value-type="string" office:string-value="E">
            <text:p>E</text:p>
          </table:table-cell>
          <table:table-cell table:formula="of:=CONCATENATE([.B109];[.D109])" office:value-type="string" office:string-value="EE">
            <text:p>EE</text:p>
          </table:table-cell>
          <table:table-cell table:formula="of:=CONCATENATE(&quot;inline int Inline&quot;;[.E109];&quot;(const int x) { return Inline&quot;;[.E108];&quot;(x) +  2; }&quot;)" office:value-type="string" office:string-value="inline int InlineEE(const int x) { return InlineED(x) +  2; }">
            <text:p>inline int InlineEE(const int x) { return InlineED(x) + <text:s/>2; }</text:p>
          </table:table-cell>
          <table:table-cell table:formula="of:=CONCATENATE(&quot;int NonInline&quot;;[.$E109];&quot;(const int x) { return NonInline&quot;;[.$E108];&quot;(x) +  2; }&quot;)" office:value-type="string" office:string-value="int NonInlineEE(const int x) { return NonInlineED(x) +  2; }">
            <text:p>int NonInlineEE(const int x) { return NonInlineED(x) + <text:s/>2; }</text:p>
          </table:table-cell>
        </table:table-row>
        <table:table-row table:style-name="ro1">
          <table:table-cell table:formula="of:=[.A84]+1" office:value-type="float" office:value="69">
            <text:p>69</text:p>
          </table:table-cell>
          <table:table-cell table:formula="of:=CHAR([.A110])" office:value-type="string" office:string-value="E">
            <text:p>E</text:p>
          </table:table-cell>
          <table:table-cell table:formula="of:=[.C84]" office:value-type="float" office:value="70">
            <text:p>70</text:p>
          </table:table-cell>
          <table:table-cell table:formula="of:=CHAR([.C110])" office:value-type="string" office:string-value="F">
            <text:p>F</text:p>
          </table:table-cell>
          <table:table-cell table:formula="of:=CONCATENATE([.B110];[.D110])" office:value-type="string" office:string-value="EF">
            <text:p>EF</text:p>
          </table:table-cell>
          <table:table-cell table:formula="of:=CONCATENATE(&quot;inline int Inline&quot;;[.E110];&quot;(const int x) { return Inline&quot;;[.E109];&quot;(x) +  2; }&quot;)" office:value-type="string" office:string-value="inline int InlineEF(const int x) { return InlineEE(x) +  2; }">
            <text:p>inline int InlineEF(const int x) { return InlineEE(x) + <text:s/>2; }</text:p>
          </table:table-cell>
          <table:table-cell table:formula="of:=CONCATENATE(&quot;int NonInline&quot;;[.$E110];&quot;(const int x) { return NonInline&quot;;[.$E109];&quot;(x) +  2; }&quot;)" office:value-type="string" office:string-value="int NonInlineEF(const int x) { return NonInlineEE(x) +  2; }">
            <text:p>int NonInlineEF(const int x) { return NonInlineEE(x) + <text:s/>2; }</text:p>
          </table:table-cell>
        </table:table-row>
        <table:table-row table:style-name="ro1">
          <table:table-cell table:formula="of:=[.A85]+1" office:value-type="float" office:value="69">
            <text:p>69</text:p>
          </table:table-cell>
          <table:table-cell table:formula="of:=CHAR([.A111])" office:value-type="string" office:string-value="E">
            <text:p>E</text:p>
          </table:table-cell>
          <table:table-cell table:formula="of:=[.C85]" office:value-type="float" office:value="71">
            <text:p>71</text:p>
          </table:table-cell>
          <table:table-cell table:formula="of:=CHAR([.C111])" office:value-type="string" office:string-value="G">
            <text:p>G</text:p>
          </table:table-cell>
          <table:table-cell table:formula="of:=CONCATENATE([.B111];[.D111])" office:value-type="string" office:string-value="EG">
            <text:p>EG</text:p>
          </table:table-cell>
          <table:table-cell table:formula="of:=CONCATENATE(&quot;inline int Inline&quot;;[.E111];&quot;(const int x) { return Inline&quot;;[.E110];&quot;(x) +  2; }&quot;)" office:value-type="string" office:string-value="inline int InlineEG(const int x) { return InlineEF(x) +  2; }">
            <text:p>inline int InlineEG(const int x) { return InlineEF(x) + <text:s/>2; }</text:p>
          </table:table-cell>
          <table:table-cell table:formula="of:=CONCATENATE(&quot;int NonInline&quot;;[.$E111];&quot;(const int x) { return NonInline&quot;;[.$E110];&quot;(x) +  2; }&quot;)" office:value-type="string" office:string-value="int NonInlineEG(const int x) { return NonInlineEF(x) +  2; }">
            <text:p>int NonInlineEG(const int x) { return NonInlineEF(x) + <text:s/>2; }</text:p>
          </table:table-cell>
        </table:table-row>
        <table:table-row table:style-name="ro1">
          <table:table-cell table:formula="of:=[.A86]+1" office:value-type="float" office:value="69">
            <text:p>69</text:p>
          </table:table-cell>
          <table:table-cell table:formula="of:=CHAR([.A112])" office:value-type="string" office:string-value="E">
            <text:p>E</text:p>
          </table:table-cell>
          <table:table-cell table:formula="of:=[.C86]" office:value-type="float" office:value="72">
            <text:p>72</text:p>
          </table:table-cell>
          <table:table-cell table:formula="of:=CHAR([.C112])" office:value-type="string" office:string-value="H">
            <text:p>H</text:p>
          </table:table-cell>
          <table:table-cell table:formula="of:=CONCATENATE([.B112];[.D112])" office:value-type="string" office:string-value="EH">
            <text:p>EH</text:p>
          </table:table-cell>
          <table:table-cell table:formula="of:=CONCATENATE(&quot;inline int Inline&quot;;[.E112];&quot;(const int x) { return Inline&quot;;[.E111];&quot;(x) +  2; }&quot;)" office:value-type="string" office:string-value="inline int InlineEH(const int x) { return InlineEG(x) +  2; }">
            <text:p>inline int InlineEH(const int x) { return InlineEG(x) + <text:s/>2; }</text:p>
          </table:table-cell>
          <table:table-cell table:formula="of:=CONCATENATE(&quot;int NonInline&quot;;[.$E112];&quot;(const int x) { return NonInline&quot;;[.$E111];&quot;(x) +  2; }&quot;)" office:value-type="string" office:string-value="int NonInlineEH(const int x) { return NonInlineEG(x) +  2; }">
            <text:p>int NonInlineEH(const int x) { return NonInlineEG(x) + <text:s/>2; }</text:p>
          </table:table-cell>
        </table:table-row>
        <table:table-row table:style-name="ro1">
          <table:table-cell table:formula="of:=[.A87]+1" office:value-type="float" office:value="69">
            <text:p>69</text:p>
          </table:table-cell>
          <table:table-cell table:formula="of:=CHAR([.A113])" office:value-type="string" office:string-value="E">
            <text:p>E</text:p>
          </table:table-cell>
          <table:table-cell table:formula="of:=[.C87]" office:value-type="float" office:value="73">
            <text:p>73</text:p>
          </table:table-cell>
          <table:table-cell table:formula="of:=CHAR([.C113])" office:value-type="string" office:string-value="I">
            <text:p>I</text:p>
          </table:table-cell>
          <table:table-cell table:formula="of:=CONCATENATE([.B113];[.D113])" office:value-type="string" office:string-value="EI">
            <text:p>EI</text:p>
          </table:table-cell>
          <table:table-cell table:formula="of:=CONCATENATE(&quot;inline int Inline&quot;;[.E113];&quot;(const int x) { return Inline&quot;;[.E112];&quot;(x) +  2; }&quot;)" office:value-type="string" office:string-value="inline int InlineEI(const int x) { return InlineEH(x) +  2; }">
            <text:p>inline int InlineEI(const int x) { return InlineEH(x) + <text:s/>2; }</text:p>
          </table:table-cell>
          <table:table-cell table:formula="of:=CONCATENATE(&quot;int NonInline&quot;;[.$E113];&quot;(const int x) { return NonInline&quot;;[.$E112];&quot;(x) +  2; }&quot;)" office:value-type="string" office:string-value="int NonInlineEI(const int x) { return NonInlineEH(x) +  2; }">
            <text:p>int NonInlineEI(const int x) { return NonInlineEH(x) + <text:s/>2; }</text:p>
          </table:table-cell>
        </table:table-row>
        <table:table-row table:style-name="ro1">
          <table:table-cell table:formula="of:=[.A88]+1" office:value-type="float" office:value="69">
            <text:p>69</text:p>
          </table:table-cell>
          <table:table-cell table:formula="of:=CHAR([.A114])" office:value-type="string" office:string-value="E">
            <text:p>E</text:p>
          </table:table-cell>
          <table:table-cell table:formula="of:=[.C88]" office:value-type="float" office:value="74">
            <text:p>74</text:p>
          </table:table-cell>
          <table:table-cell table:formula="of:=CHAR([.C114])" office:value-type="string" office:string-value="J">
            <text:p>J</text:p>
          </table:table-cell>
          <table:table-cell table:formula="of:=CONCATENATE([.B114];[.D114])" office:value-type="string" office:string-value="EJ">
            <text:p>EJ</text:p>
          </table:table-cell>
          <table:table-cell table:formula="of:=CONCATENATE(&quot;inline int Inline&quot;;[.E114];&quot;(const int x) { return Inline&quot;;[.E113];&quot;(x) +  2; }&quot;)" office:value-type="string" office:string-value="inline int InlineEJ(const int x) { return InlineEI(x) +  2; }">
            <text:p>inline int InlineEJ(const int x) { return InlineEI(x) + <text:s/>2; }</text:p>
          </table:table-cell>
          <table:table-cell table:formula="of:=CONCATENATE(&quot;int NonInline&quot;;[.$E114];&quot;(const int x) { return NonInline&quot;;[.$E113];&quot;(x) +  2; }&quot;)" office:value-type="string" office:string-value="int NonInlineEJ(const int x) { return NonInlineEI(x) +  2; }">
            <text:p>int NonInlineEJ(const int x) { return NonInlineEI(x) + <text:s/>2; }</text:p>
          </table:table-cell>
        </table:table-row>
        <table:table-row table:style-name="ro1">
          <table:table-cell table:formula="of:=[.A89]+1" office:value-type="float" office:value="69">
            <text:p>69</text:p>
          </table:table-cell>
          <table:table-cell table:formula="of:=CHAR([.A115])" office:value-type="string" office:string-value="E">
            <text:p>E</text:p>
          </table:table-cell>
          <table:table-cell table:formula="of:=[.C89]" office:value-type="float" office:value="75">
            <text:p>75</text:p>
          </table:table-cell>
          <table:table-cell table:formula="of:=CHAR([.C115])" office:value-type="string" office:string-value="K">
            <text:p>K</text:p>
          </table:table-cell>
          <table:table-cell table:formula="of:=CONCATENATE([.B115];[.D115])" office:value-type="string" office:string-value="EK">
            <text:p>EK</text:p>
          </table:table-cell>
          <table:table-cell table:formula="of:=CONCATENATE(&quot;inline int Inline&quot;;[.E115];&quot;(const int x) { return Inline&quot;;[.E114];&quot;(x) +  2; }&quot;)" office:value-type="string" office:string-value="inline int InlineEK(const int x) { return InlineEJ(x) +  2; }">
            <text:p>inline int InlineEK(const int x) { return InlineEJ(x) + <text:s/>2; }</text:p>
          </table:table-cell>
          <table:table-cell table:formula="of:=CONCATENATE(&quot;int NonInline&quot;;[.$E115];&quot;(const int x) { return NonInline&quot;;[.$E114];&quot;(x) +  2; }&quot;)" office:value-type="string" office:string-value="int NonInlineEK(const int x) { return NonInlineEJ(x) +  2; }">
            <text:p>int NonInlineEK(const int x) { return NonInlineEJ(x) + <text:s/>2; }</text:p>
          </table:table-cell>
        </table:table-row>
        <table:table-row table:style-name="ro1">
          <table:table-cell table:formula="of:=[.A90]+1" office:value-type="float" office:value="69">
            <text:p>69</text:p>
          </table:table-cell>
          <table:table-cell table:formula="of:=CHAR([.A116])" office:value-type="string" office:string-value="E">
            <text:p>E</text:p>
          </table:table-cell>
          <table:table-cell table:formula="of:=[.C90]" office:value-type="float" office:value="76">
            <text:p>76</text:p>
          </table:table-cell>
          <table:table-cell table:formula="of:=CHAR([.C116])" office:value-type="string" office:string-value="L">
            <text:p>L</text:p>
          </table:table-cell>
          <table:table-cell table:formula="of:=CONCATENATE([.B116];[.D116])" office:value-type="string" office:string-value="EL">
            <text:p>EL</text:p>
          </table:table-cell>
          <table:table-cell table:formula="of:=CONCATENATE(&quot;inline int Inline&quot;;[.E116];&quot;(const int x) { return Inline&quot;;[.E115];&quot;(x) +  2; }&quot;)" office:value-type="string" office:string-value="inline int InlineEL(const int x) { return InlineEK(x) +  2; }">
            <text:p>inline int InlineEL(const int x) { return InlineEK(x) + <text:s/>2; }</text:p>
          </table:table-cell>
          <table:table-cell table:formula="of:=CONCATENATE(&quot;int NonInline&quot;;[.$E116];&quot;(const int x) { return NonInline&quot;;[.$E115];&quot;(x) +  2; }&quot;)" office:value-type="string" office:string-value="int NonInlineEL(const int x) { return NonInlineEK(x) +  2; }">
            <text:p>int NonInlineEL(const int x) { return NonInlineEK(x) + <text:s/>2; }</text:p>
          </table:table-cell>
        </table:table-row>
        <table:table-row table:style-name="ro1">
          <table:table-cell table:formula="of:=[.A91]+1" office:value-type="float" office:value="69">
            <text:p>69</text:p>
          </table:table-cell>
          <table:table-cell table:formula="of:=CHAR([.A117])" office:value-type="string" office:string-value="E">
            <text:p>E</text:p>
          </table:table-cell>
          <table:table-cell table:formula="of:=[.C91]" office:value-type="float" office:value="77">
            <text:p>77</text:p>
          </table:table-cell>
          <table:table-cell table:formula="of:=CHAR([.C117])" office:value-type="string" office:string-value="M">
            <text:p>M</text:p>
          </table:table-cell>
          <table:table-cell table:formula="of:=CONCATENATE([.B117];[.D117])" office:value-type="string" office:string-value="EM">
            <text:p>EM</text:p>
          </table:table-cell>
          <table:table-cell table:formula="of:=CONCATENATE(&quot;inline int Inline&quot;;[.E117];&quot;(const int x) { return Inline&quot;;[.E116];&quot;(x) +  2; }&quot;)" office:value-type="string" office:string-value="inline int InlineEM(const int x) { return InlineEL(x) +  2; }">
            <text:p>inline int InlineEM(const int x) { return InlineEL(x) + <text:s/>2; }</text:p>
          </table:table-cell>
          <table:table-cell table:formula="of:=CONCATENATE(&quot;int NonInline&quot;;[.$E117];&quot;(const int x) { return NonInline&quot;;[.$E116];&quot;(x) +  2; }&quot;)" office:value-type="string" office:string-value="int NonInlineEM(const int x) { return NonInlineEL(x) +  2; }">
            <text:p>int NonInlineEM(const int x) { return NonInlineEL(x) + <text:s/>2; }</text:p>
          </table:table-cell>
        </table:table-row>
        <table:table-row table:style-name="ro1">
          <table:table-cell table:formula="of:=[.A92]+1" office:value-type="float" office:value="69">
            <text:p>69</text:p>
          </table:table-cell>
          <table:table-cell table:formula="of:=CHAR([.A118])" office:value-type="string" office:string-value="E">
            <text:p>E</text:p>
          </table:table-cell>
          <table:table-cell table:formula="of:=[.C92]" office:value-type="float" office:value="78">
            <text:p>78</text:p>
          </table:table-cell>
          <table:table-cell table:formula="of:=CHAR([.C118])" office:value-type="string" office:string-value="N">
            <text:p>N</text:p>
          </table:table-cell>
          <table:table-cell table:formula="of:=CONCATENATE([.B118];[.D118])" office:value-type="string" office:string-value="EN">
            <text:p>EN</text:p>
          </table:table-cell>
          <table:table-cell table:formula="of:=CONCATENATE(&quot;inline int Inline&quot;;[.E118];&quot;(const int x) { return Inline&quot;;[.E117];&quot;(x) +  2; }&quot;)" office:value-type="string" office:string-value="inline int InlineEN(const int x) { return InlineEM(x) +  2; }">
            <text:p>inline int InlineEN(const int x) { return InlineEM(x) + <text:s/>2; }</text:p>
          </table:table-cell>
          <table:table-cell table:formula="of:=CONCATENATE(&quot;int NonInline&quot;;[.$E118];&quot;(const int x) { return NonInline&quot;;[.$E117];&quot;(x) +  2; }&quot;)" office:value-type="string" office:string-value="int NonInlineEN(const int x) { return NonInlineEM(x) +  2; }">
            <text:p>int NonInlineEN(const int x) { return NonInlineEM(x) + <text:s/>2; }</text:p>
          </table:table-cell>
        </table:table-row>
        <table:table-row table:style-name="ro1">
          <table:table-cell table:formula="of:=[.A93]+1" office:value-type="float" office:value="69">
            <text:p>69</text:p>
          </table:table-cell>
          <table:table-cell table:formula="of:=CHAR([.A119])" office:value-type="string" office:string-value="E">
            <text:p>E</text:p>
          </table:table-cell>
          <table:table-cell table:formula="of:=[.C93]" office:value-type="float" office:value="79">
            <text:p>79</text:p>
          </table:table-cell>
          <table:table-cell table:formula="of:=CHAR([.C119])" office:value-type="string" office:string-value="O">
            <text:p>O</text:p>
          </table:table-cell>
          <table:table-cell table:formula="of:=CONCATENATE([.B119];[.D119])" office:value-type="string" office:string-value="EO">
            <text:p>EO</text:p>
          </table:table-cell>
          <table:table-cell table:formula="of:=CONCATENATE(&quot;inline int Inline&quot;;[.E119];&quot;(const int x) { return Inline&quot;;[.E118];&quot;(x) +  2; }&quot;)" office:value-type="string" office:string-value="inline int InlineEO(const int x) { return InlineEN(x) +  2; }">
            <text:p>inline int InlineEO(const int x) { return InlineEN(x) + <text:s/>2; }</text:p>
          </table:table-cell>
          <table:table-cell table:formula="of:=CONCATENATE(&quot;int NonInline&quot;;[.$E119];&quot;(const int x) { return NonInline&quot;;[.$E118];&quot;(x) +  2; }&quot;)" office:value-type="string" office:string-value="int NonInlineEO(const int x) { return NonInlineEN(x) +  2; }">
            <text:p>int NonInlineEO(const int x) { return NonInlineEN(x) + <text:s/>2; }</text:p>
          </table:table-cell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CHAR([.A120])" office:value-type="string" office:string-value="E">
            <text:p>E</text:p>
          </table:table-cell>
          <table:table-cell table:formula="of:=[.C94]" office:value-type="float" office:value="80">
            <text:p>80</text:p>
          </table:table-cell>
          <table:table-cell table:formula="of:=CHAR([.C120])" office:value-type="string" office:string-value="P">
            <text:p>P</text:p>
          </table:table-cell>
          <table:table-cell table:formula="of:=CONCATENATE([.B120];[.D120])" office:value-type="string" office:string-value="EP">
            <text:p>EP</text:p>
          </table:table-cell>
          <table:table-cell table:formula="of:=CONCATENATE(&quot;inline int Inline&quot;;[.E120];&quot;(const int x) { return Inline&quot;;[.E119];&quot;(x) +  2; }&quot;)" office:value-type="string" office:string-value="inline int InlineEP(const int x) { return InlineEO(x) +  2; }">
            <text:p>inline int InlineEP(const int x) { return InlineEO(x) + <text:s/>2; }</text:p>
          </table:table-cell>
          <table:table-cell table:formula="of:=CONCATENATE(&quot;int NonInline&quot;;[.$E120];&quot;(const int x) { return NonInline&quot;;[.$E119];&quot;(x) +  2; }&quot;)" office:value-type="string" office:string-value="int NonInlineEP(const int x) { return NonInlineEO(x) +  2; }">
            <text:p>int NonInlineEP(const int x) { return NonInlineEO(x) + <text:s/>2; }</text:p>
          </table:table-cell>
        </table:table-row>
        <table:table-row table:style-name="ro1">
          <table:table-cell table:formula="of:=[.A95]+1" office:value-type="float" office:value="69">
            <text:p>69</text:p>
          </table:table-cell>
          <table:table-cell table:formula="of:=CHAR([.A121])" office:value-type="string" office:string-value="E">
            <text:p>E</text:p>
          </table:table-cell>
          <table:table-cell table:formula="of:=[.C95]" office:value-type="float" office:value="81">
            <text:p>81</text:p>
          </table:table-cell>
          <table:table-cell table:formula="of:=CHAR([.C121])" office:value-type="string" office:string-value="Q">
            <text:p>Q</text:p>
          </table:table-cell>
          <table:table-cell table:formula="of:=CONCATENATE([.B121];[.D121])" office:value-type="string" office:string-value="EQ">
            <text:p>EQ</text:p>
          </table:table-cell>
          <table:table-cell table:formula="of:=CONCATENATE(&quot;inline int Inline&quot;;[.E121];&quot;(const int x) { return Inline&quot;;[.E120];&quot;(x) +  2; }&quot;)" office:value-type="string" office:string-value="inline int InlineEQ(const int x) { return InlineEP(x) +  2; }">
            <text:p>inline int InlineEQ(const int x) { return InlineEP(x) + <text:s/>2; }</text:p>
          </table:table-cell>
          <table:table-cell table:formula="of:=CONCATENATE(&quot;int NonInline&quot;;[.$E121];&quot;(const int x) { return NonInline&quot;;[.$E120];&quot;(x) +  2; }&quot;)" office:value-type="string" office:string-value="int NonInlineEQ(const int x) { return NonInlineEP(x) +  2; }">
            <text:p>int NonInlineEQ(const int x) { return NonInlineEP(x) + <text:s/>2; }</text:p>
          </table:table-cell>
        </table:table-row>
        <table:table-row table:style-name="ro1">
          <table:table-cell table:formula="of:=[.A96]+1" office:value-type="float" office:value="69">
            <text:p>69</text:p>
          </table:table-cell>
          <table:table-cell table:formula="of:=CHAR([.A122])" office:value-type="string" office:string-value="E">
            <text:p>E</text:p>
          </table:table-cell>
          <table:table-cell table:formula="of:=[.C96]" office:value-type="float" office:value="82">
            <text:p>82</text:p>
          </table:table-cell>
          <table:table-cell table:formula="of:=CHAR([.C122])" office:value-type="string" office:string-value="R">
            <text:p>R</text:p>
          </table:table-cell>
          <table:table-cell table:formula="of:=CONCATENATE([.B122];[.D122])" office:value-type="string" office:string-value="ER">
            <text:p>ER</text:p>
          </table:table-cell>
          <table:table-cell table:formula="of:=CONCATENATE(&quot;inline int Inline&quot;;[.E122];&quot;(const int x) { return Inline&quot;;[.E121];&quot;(x) +  2; }&quot;)" office:value-type="string" office:string-value="inline int InlineER(const int x) { return InlineEQ(x) +  2; }">
            <text:p>inline int InlineER(const int x) { return InlineEQ(x) + <text:s/>2; }</text:p>
          </table:table-cell>
          <table:table-cell table:formula="of:=CONCATENATE(&quot;int NonInline&quot;;[.$E122];&quot;(const int x) { return NonInline&quot;;[.$E121];&quot;(x) +  2; }&quot;)" office:value-type="string" office:string-value="int NonInlineER(const int x) { return NonInlineEQ(x) +  2; }">
            <text:p>int NonInlineER(const int x) { return NonInlineEQ(x) + <text:s/>2; }</text:p>
          </table:table-cell>
        </table:table-row>
        <table:table-row table:style-name="ro1">
          <table:table-cell table:formula="of:=[.A97]+1" office:value-type="float" office:value="69">
            <text:p>69</text:p>
          </table:table-cell>
          <table:table-cell table:formula="of:=CHAR([.A123])" office:value-type="string" office:string-value="E">
            <text:p>E</text:p>
          </table:table-cell>
          <table:table-cell table:formula="of:=[.C97]" office:value-type="float" office:value="83">
            <text:p>83</text:p>
          </table:table-cell>
          <table:table-cell table:formula="of:=CHAR([.C123])" office:value-type="string" office:string-value="S">
            <text:p>S</text:p>
          </table:table-cell>
          <table:table-cell table:formula="of:=CONCATENATE([.B123];[.D123])" office:value-type="string" office:string-value="ES">
            <text:p>ES</text:p>
          </table:table-cell>
          <table:table-cell table:formula="of:=CONCATENATE(&quot;inline int Inline&quot;;[.E123];&quot;(const int x) { return Inline&quot;;[.E122];&quot;(x) +  2; }&quot;)" office:value-type="string" office:string-value="inline int InlineES(const int x) { return InlineER(x) +  2; }">
            <text:p>inline int InlineES(const int x) { return InlineER(x) + <text:s/>2; }</text:p>
          </table:table-cell>
          <table:table-cell table:formula="of:=CONCATENATE(&quot;int NonInline&quot;;[.$E123];&quot;(const int x) { return NonInline&quot;;[.$E122];&quot;(x) +  2; }&quot;)" office:value-type="string" office:string-value="int NonInlineES(const int x) { return NonInlineER(x) +  2; }">
            <text:p>int NonInlineES(const int x) { return NonInlineER(x) + <text:s/>2; }</text:p>
          </table:table-cell>
        </table:table-row>
        <table:table-row table:style-name="ro1">
          <table:table-cell table:formula="of:=[.A98]+1" office:value-type="float" office:value="69">
            <text:p>69</text:p>
          </table:table-cell>
          <table:table-cell table:formula="of:=CHAR([.A124])" office:value-type="string" office:string-value="E">
            <text:p>E</text:p>
          </table:table-cell>
          <table:table-cell table:formula="of:=[.C98]" office:value-type="float" office:value="84">
            <text:p>84</text:p>
          </table:table-cell>
          <table:table-cell table:formula="of:=CHAR([.C124])" office:value-type="string" office:string-value="T">
            <text:p>T</text:p>
          </table:table-cell>
          <table:table-cell table:formula="of:=CONCATENATE([.B124];[.D124])" office:value-type="string" office:string-value="ET">
            <text:p>ET</text:p>
          </table:table-cell>
          <table:table-cell table:formula="of:=CONCATENATE(&quot;inline int Inline&quot;;[.E124];&quot;(const int x) { return Inline&quot;;[.E123];&quot;(x) +  2; }&quot;)" office:value-type="string" office:string-value="inline int InlineET(const int x) { return InlineES(x) +  2; }">
            <text:p>inline int InlineET(const int x) { return InlineES(x) + <text:s/>2; }</text:p>
          </table:table-cell>
          <table:table-cell table:formula="of:=CONCATENATE(&quot;int NonInline&quot;;[.$E124];&quot;(const int x) { return NonInline&quot;;[.$E123];&quot;(x) +  2; }&quot;)" office:value-type="string" office:string-value="int NonInlineET(const int x) { return NonInlineES(x) +  2; }">
            <text:p>int NonInlineET(const int x) { return NonInlineES(x) + <text:s/>2; }</text:p>
          </table:table-cell>
        </table:table-row>
        <table:table-row table:style-name="ro1">
          <table:table-cell table:formula="of:=[.A99]+1" office:value-type="float" office:value="69">
            <text:p>69</text:p>
          </table:table-cell>
          <table:table-cell table:formula="of:=CHAR([.A125])" office:value-type="string" office:string-value="E">
            <text:p>E</text:p>
          </table:table-cell>
          <table:table-cell table:formula="of:=[.C99]" office:value-type="float" office:value="85">
            <text:p>85</text:p>
          </table:table-cell>
          <table:table-cell table:formula="of:=CHAR([.C125])" office:value-type="string" office:string-value="U">
            <text:p>U</text:p>
          </table:table-cell>
          <table:table-cell table:formula="of:=CONCATENATE([.B125];[.D125])" office:value-type="string" office:string-value="EU">
            <text:p>EU</text:p>
          </table:table-cell>
          <table:table-cell table:formula="of:=CONCATENATE(&quot;inline int Inline&quot;;[.E125];&quot;(const int x) { return Inline&quot;;[.E124];&quot;(x) +  2; }&quot;)" office:value-type="string" office:string-value="inline int InlineEU(const int x) { return InlineET(x) +  2; }">
            <text:p>inline int InlineEU(const int x) { return InlineET(x) + <text:s/>2; }</text:p>
          </table:table-cell>
          <table:table-cell table:formula="of:=CONCATENATE(&quot;int NonInline&quot;;[.$E125];&quot;(const int x) { return NonInline&quot;;[.$E124];&quot;(x) +  2; }&quot;)" office:value-type="string" office:string-value="int NonInlineEU(const int x) { return NonInlineET(x) +  2; }">
            <text:p>int NonInlineEU(const int x) { return NonInlineET(x) + <text:s/>2; }</text:p>
          </table:table-cell>
        </table:table-row>
        <table:table-row table:style-name="ro1">
          <table:table-cell table:formula="of:=[.A100]+1" office:value-type="float" office:value="69">
            <text:p>69</text:p>
          </table:table-cell>
          <table:table-cell table:formula="of:=CHAR([.A126])" office:value-type="string" office:string-value="E">
            <text:p>E</text:p>
          </table:table-cell>
          <table:table-cell table:formula="of:=[.C100]" office:value-type="float" office:value="86">
            <text:p>86</text:p>
          </table:table-cell>
          <table:table-cell table:formula="of:=CHAR([.C126])" office:value-type="string" office:string-value="V">
            <text:p>V</text:p>
          </table:table-cell>
          <table:table-cell table:formula="of:=CONCATENATE([.B126];[.D126])" office:value-type="string" office:string-value="EV">
            <text:p>EV</text:p>
          </table:table-cell>
          <table:table-cell table:formula="of:=CONCATENATE(&quot;inline int Inline&quot;;[.E126];&quot;(const int x) { return Inline&quot;;[.E125];&quot;(x) +  2; }&quot;)" office:value-type="string" office:string-value="inline int InlineEV(const int x) { return InlineEU(x) +  2; }">
            <text:p>inline int InlineEV(const int x) { return InlineEU(x) + <text:s/>2; }</text:p>
          </table:table-cell>
          <table:table-cell table:formula="of:=CONCATENATE(&quot;int NonInline&quot;;[.$E126];&quot;(const int x) { return NonInline&quot;;[.$E125];&quot;(x) +  2; }&quot;)" office:value-type="string" office:string-value="int NonInlineEV(const int x) { return NonInlineEU(x) +  2; }">
            <text:p>int NonInlineEV(const int x) { return NonInlineEU(x) + <text:s/>2; }</text:p>
          </table:table-cell>
        </table:table-row>
        <table:table-row table:style-name="ro1">
          <table:table-cell table:formula="of:=[.A101]+1" office:value-type="float" office:value="69">
            <text:p>69</text:p>
          </table:table-cell>
          <table:table-cell table:formula="of:=CHAR([.A127])" office:value-type="string" office:string-value="E">
            <text:p>E</text:p>
          </table:table-cell>
          <table:table-cell table:formula="of:=[.C101]" office:value-type="float" office:value="87">
            <text:p>87</text:p>
          </table:table-cell>
          <table:table-cell table:formula="of:=CHAR([.C127])" office:value-type="string" office:string-value="W">
            <text:p>W</text:p>
          </table:table-cell>
          <table:table-cell table:formula="of:=CONCATENATE([.B127];[.D127])" office:value-type="string" office:string-value="EW">
            <text:p>EW</text:p>
          </table:table-cell>
          <table:table-cell table:formula="of:=CONCATENATE(&quot;inline int Inline&quot;;[.E127];&quot;(const int x) { return Inline&quot;;[.E126];&quot;(x) +  2; }&quot;)" office:value-type="string" office:string-value="inline int InlineEW(const int x) { return InlineEV(x) +  2; }">
            <text:p>inline int InlineEW(const int x) { return InlineEV(x) + <text:s/>2; }</text:p>
          </table:table-cell>
          <table:table-cell table:formula="of:=CONCATENATE(&quot;int NonInline&quot;;[.$E127];&quot;(const int x) { return NonInline&quot;;[.$E126];&quot;(x) +  2; }&quot;)" office:value-type="string" office:string-value="int NonInlineEW(const int x) { return NonInlineEV(x) +  2; }">
            <text:p>int NonInlineEW(const int x) { return NonInlineEV(x) + <text:s/>2; }</text:p>
          </table:table-cell>
        </table:table-row>
        <table:table-row table:style-name="ro1">
          <table:table-cell table:formula="of:=[.A102]+1" office:value-type="float" office:value="69">
            <text:p>69</text:p>
          </table:table-cell>
          <table:table-cell table:formula="of:=CHAR([.A128])" office:value-type="string" office:string-value="E">
            <text:p>E</text:p>
          </table:table-cell>
          <table:table-cell table:formula="of:=[.C102]" office:value-type="float" office:value="88">
            <text:p>88</text:p>
          </table:table-cell>
          <table:table-cell table:formula="of:=CHAR([.C128])" office:value-type="string" office:string-value="X">
            <text:p>X</text:p>
          </table:table-cell>
          <table:table-cell table:formula="of:=CONCATENATE([.B128];[.D128])" office:value-type="string" office:string-value="EX">
            <text:p>EX</text:p>
          </table:table-cell>
          <table:table-cell table:formula="of:=CONCATENATE(&quot;inline int Inline&quot;;[.E128];&quot;(const int x) { return Inline&quot;;[.E127];&quot;(x) +  2; }&quot;)" office:value-type="string" office:string-value="inline int InlineEX(const int x) { return InlineEW(x) +  2; }">
            <text:p>inline int InlineEX(const int x) { return InlineEW(x) + <text:s/>2; }</text:p>
          </table:table-cell>
          <table:table-cell table:formula="of:=CONCATENATE(&quot;int NonInline&quot;;[.$E128];&quot;(const int x) { return NonInline&quot;;[.$E127];&quot;(x) +  2; }&quot;)" office:value-type="string" office:string-value="int NonInlineEX(const int x) { return NonInlineEW(x) +  2; }">
            <text:p>int NonInlineEX(const int x) { return NonInlineEW(x) + <text:s/>2; }</text:p>
          </table:table-cell>
        </table:table-row>
        <table:table-row table:style-name="ro1">
          <table:table-cell table:formula="of:=[.A103]+1" office:value-type="float" office:value="69">
            <text:p>69</text:p>
          </table:table-cell>
          <table:table-cell table:formula="of:=CHAR([.A129])" office:value-type="string" office:string-value="E">
            <text:p>E</text:p>
          </table:table-cell>
          <table:table-cell table:formula="of:=[.C103]" office:value-type="float" office:value="89">
            <text:p>89</text:p>
          </table:table-cell>
          <table:table-cell table:formula="of:=CHAR([.C129])" office:value-type="string" office:string-value="Y">
            <text:p>Y</text:p>
          </table:table-cell>
          <table:table-cell table:formula="of:=CONCATENATE([.B129];[.D129])" office:value-type="string" office:string-value="EY">
            <text:p>EY</text:p>
          </table:table-cell>
          <table:table-cell table:formula="of:=CONCATENATE(&quot;inline int Inline&quot;;[.E129];&quot;(const int x) { return Inline&quot;;[.E128];&quot;(x) +  2; }&quot;)" office:value-type="string" office:string-value="inline int InlineEY(const int x) { return InlineEX(x) +  2; }">
            <text:p>inline int InlineEY(const int x) { return InlineEX(x) + <text:s/>2; }</text:p>
          </table:table-cell>
          <table:table-cell table:formula="of:=CONCATENATE(&quot;int NonInline&quot;;[.$E129];&quot;(const int x) { return NonInline&quot;;[.$E128];&quot;(x) +  2; }&quot;)" office:value-type="string" office:string-value="int NonInlineEY(const int x) { return NonInlineEX(x) +  2; }">
            <text:p>int NonInlineEY(const int x) { return NonInlineEX(x) + <text:s/>2; }</text:p>
          </table:table-cell>
        </table:table-row>
        <table:table-row table:style-name="ro1">
          <table:table-cell table:formula="of:=[.A104]+1" office:value-type="float" office:value="69">
            <text:p>69</text:p>
          </table:table-cell>
          <table:table-cell table:formula="of:=CHAR([.A130])" office:value-type="string" office:string-value="E">
            <text:p>E</text:p>
          </table:table-cell>
          <table:table-cell table:formula="of:=[.C104]" office:value-type="float" office:value="90">
            <text:p>90</text:p>
          </table:table-cell>
          <table:table-cell table:formula="of:=CHAR([.C130])" office:value-type="string" office:string-value="Z">
            <text:p>Z</text:p>
          </table:table-cell>
          <table:table-cell table:formula="of:=CONCATENATE([.B130];[.D130])" office:value-type="string" office:string-value="EZ">
            <text:p>EZ</text:p>
          </table:table-cell>
          <table:table-cell table:formula="of:=CONCATENATE(&quot;inline int Inline&quot;;[.E130];&quot;(const int x) { return Inline&quot;;[.E129];&quot;(x) +  2; }&quot;)" office:value-type="string" office:string-value="inline int InlineEZ(const int x) { return InlineEY(x) +  2; }">
            <text:p>inline int InlineEZ(const int x) { return InlineEY(x) + <text:s/>2; }</text:p>
          </table:table-cell>
          <table:table-cell table:formula="of:=CONCATENATE(&quot;int NonInline&quot;;[.$E130];&quot;(const int x) { return NonInline&quot;;[.$E129];&quot;(x) +  2; }&quot;)" office:value-type="string" office:string-value="int NonInlineEZ(const int x) { return NonInlineEY(x) +  2; }">
            <text:p>int NonInlineEZ(const int x) { return NonInlineEY(x) + <text:s/>2; }</text:p>
          </table:table-cell>
        </table:table-row>
        <table:table-row table:style-name="ro1">
          <table:table-cell table:formula="of:=[.A105]+1" office:value-type="float" office:value="70">
            <text:p>70</text:p>
          </table:table-cell>
          <table:table-cell table:formula="of:=CHAR([.A131])" office:value-type="string" office:string-value="F">
            <text:p>F</text:p>
          </table:table-cell>
          <table:table-cell table:formula="of:=[.C105]" office:value-type="float" office:value="65">
            <text:p>65</text:p>
          </table:table-cell>
          <table:table-cell table:formula="of:=CHAR([.C131])" office:value-type="string" office:string-value="A">
            <text:p>A</text:p>
          </table:table-cell>
          <table:table-cell table:formula="of:=CONCATENATE([.B131];[.D131])" office:value-type="string" office:string-value="FA">
            <text:p>FA</text:p>
          </table:table-cell>
          <table:table-cell table:formula="of:=CONCATENATE(&quot;inline int Inline&quot;;[.E131];&quot;(const int x) { return Inline&quot;;[.E130];&quot;(x) +  2; }&quot;)" office:value-type="string" office:string-value="inline int InlineFA(const int x) { return InlineEZ(x) +  2; }">
            <text:p>inline int InlineFA(const int x) { return InlineEZ(x) + <text:s/>2; }</text:p>
          </table:table-cell>
          <table:table-cell table:formula="of:=CONCATENATE(&quot;int NonInline&quot;;[.$E131];&quot;(const int x) { return NonInline&quot;;[.$E130];&quot;(x) +  2; }&quot;)" office:value-type="string" office:string-value="int NonInlineFA(const int x) { return NonInlineEZ(x) +  2; }">
            <text:p>int NonInlineFA(const int x) { return NonInlineEZ(x) + <text:s/>2; }</text:p>
          </table:table-cell>
        </table:table-row>
        <table:table-row table:style-name="ro1">
          <table:table-cell table:formula="of:=[.A106]+1" office:value-type="float" office:value="70">
            <text:p>70</text:p>
          </table:table-cell>
          <table:table-cell table:formula="of:=CHAR([.A132])" office:value-type="string" office:string-value="F">
            <text:p>F</text:p>
          </table:table-cell>
          <table:table-cell table:formula="of:=[.C106]" office:value-type="float" office:value="66">
            <text:p>66</text:p>
          </table:table-cell>
          <table:table-cell table:formula="of:=CHAR([.C132])" office:value-type="string" office:string-value="B">
            <text:p>B</text:p>
          </table:table-cell>
          <table:table-cell table:formula="of:=CONCATENATE([.B132];[.D132])" office:value-type="string" office:string-value="FB">
            <text:p>FB</text:p>
          </table:table-cell>
          <table:table-cell table:formula="of:=CONCATENATE(&quot;inline int Inline&quot;;[.E132];&quot;(const int x) { return Inline&quot;;[.E131];&quot;(x) +  2; }&quot;)" office:value-type="string" office:string-value="inline int InlineFB(const int x) { return InlineFA(x) +  2; }">
            <text:p>inline int InlineFB(const int x) { return InlineFA(x) + <text:s/>2; }</text:p>
          </table:table-cell>
          <table:table-cell table:formula="of:=CONCATENATE(&quot;int NonInline&quot;;[.$E132];&quot;(const int x) { return NonInline&quot;;[.$E131];&quot;(x) +  2; }&quot;)" office:value-type="string" office:string-value="int NonInlineFB(const int x) { return NonInlineFA(x) +  2; }">
            <text:p>int NonInlineFB(const int x) { return NonInlineFA(x) + <text:s/>2; }</text:p>
          </table:table-cell>
        </table:table-row>
        <table:table-row table:style-name="ro1">
          <table:table-cell table:formula="of:=[.A107]+1" office:value-type="float" office:value="70">
            <text:p>70</text:p>
          </table:table-cell>
          <table:table-cell table:formula="of:=CHAR([.A133])" office:value-type="string" office:string-value="F">
            <text:p>F</text:p>
          </table:table-cell>
          <table:table-cell table:formula="of:=[.C107]" office:value-type="float" office:value="67">
            <text:p>67</text:p>
          </table:table-cell>
          <table:table-cell table:formula="of:=CHAR([.C133])" office:value-type="string" office:string-value="C">
            <text:p>C</text:p>
          </table:table-cell>
          <table:table-cell table:formula="of:=CONCATENATE([.B133];[.D133])" office:value-type="string" office:string-value="FC">
            <text:p>FC</text:p>
          </table:table-cell>
          <table:table-cell table:formula="of:=CONCATENATE(&quot;inline int Inline&quot;;[.E133];&quot;(const int x) { return Inline&quot;;[.E132];&quot;(x) +  2; }&quot;)" office:value-type="string" office:string-value="inline int InlineFC(const int x) { return InlineFB(x) +  2; }">
            <text:p>inline int InlineFC(const int x) { return InlineFB(x) + <text:s/>2; }</text:p>
          </table:table-cell>
          <table:table-cell table:formula="of:=CONCATENATE(&quot;int NonInline&quot;;[.$E133];&quot;(const int x) { return NonInline&quot;;[.$E132];&quot;(x) +  2; }&quot;)" office:value-type="string" office:string-value="int NonInlineFC(const int x) { return NonInlineFB(x) +  2; }">
            <text:p>int NonInlineFC(const int x) { return NonInlineFB(x) + <text:s/>2; }</text:p>
          </table:table-cell>
        </table:table-row>
        <table:table-row table:style-name="ro1">
          <table:table-cell table:formula="of:=[.A108]+1" office:value-type="float" office:value="70">
            <text:p>70</text:p>
          </table:table-cell>
          <table:table-cell table:formula="of:=CHAR([.A134])" office:value-type="string" office:string-value="F">
            <text:p>F</text:p>
          </table:table-cell>
          <table:table-cell table:formula="of:=[.C108]" office:value-type="float" office:value="68">
            <text:p>68</text:p>
          </table:table-cell>
          <table:table-cell table:formula="of:=CHAR([.C134])" office:value-type="string" office:string-value="D">
            <text:p>D</text:p>
          </table:table-cell>
          <table:table-cell table:formula="of:=CONCATENATE([.B134];[.D134])" office:value-type="string" office:string-value="FD">
            <text:p>FD</text:p>
          </table:table-cell>
          <table:table-cell table:formula="of:=CONCATENATE(&quot;inline int Inline&quot;;[.E134];&quot;(const int x) { return Inline&quot;;[.E133];&quot;(x) +  2; }&quot;)" office:value-type="string" office:string-value="inline int InlineFD(const int x) { return InlineFC(x) +  2; }">
            <text:p>inline int InlineFD(const int x) { return InlineFC(x) + <text:s/>2; }</text:p>
          </table:table-cell>
          <table:table-cell table:formula="of:=CONCATENATE(&quot;int NonInline&quot;;[.$E134];&quot;(const int x) { return NonInline&quot;;[.$E133];&quot;(x) +  2; }&quot;)" office:value-type="string" office:string-value="int NonInlineFD(const int x) { return NonInlineFC(x) +  2; }">
            <text:p>int NonInlineFD(const int x) { return NonInlineFC(x) + <text:s/>2; }</text:p>
          </table:table-cell>
        </table:table-row>
        <table:table-row table:style-name="ro1">
          <table:table-cell table:formula="of:=[.A109]+1" office:value-type="float" office:value="70">
            <text:p>70</text:p>
          </table:table-cell>
          <table:table-cell table:formula="of:=CHAR([.A135])" office:value-type="string" office:string-value="F">
            <text:p>F</text:p>
          </table:table-cell>
          <table:table-cell table:formula="of:=[.C109]" office:value-type="float" office:value="69">
            <text:p>69</text:p>
          </table:table-cell>
          <table:table-cell table:formula="of:=CHAR([.C135])" office:value-type="string" office:string-value="E">
            <text:p>E</text:p>
          </table:table-cell>
          <table:table-cell table:formula="of:=CONCATENATE([.B135];[.D135])" office:value-type="string" office:string-value="FE">
            <text:p>FE</text:p>
          </table:table-cell>
          <table:table-cell table:formula="of:=CONCATENATE(&quot;inline int Inline&quot;;[.E135];&quot;(const int x) { return Inline&quot;;[.E134];&quot;(x) +  2; }&quot;)" office:value-type="string" office:string-value="inline int InlineFE(const int x) { return InlineFD(x) +  2; }">
            <text:p>inline int InlineFE(const int x) { return InlineFD(x) + <text:s/>2; }</text:p>
          </table:table-cell>
          <table:table-cell table:formula="of:=CONCATENATE(&quot;int NonInline&quot;;[.$E135];&quot;(const int x) { return NonInline&quot;;[.$E134];&quot;(x) +  2; }&quot;)" office:value-type="string" office:string-value="int NonInlineFE(const int x) { return NonInlineFD(x) +  2; }">
            <text:p>int NonInlineFE(const int x) { return NonInlineFD(x) + <text:s/>2; }</text:p>
          </table:table-cell>
        </table:table-row>
        <table:table-row table:style-name="ro1">
          <table:table-cell table:formula="of:=[.A110]+1" office:value-type="float" office:value="70">
            <text:p>70</text:p>
          </table:table-cell>
          <table:table-cell table:formula="of:=CHAR([.A136])" office:value-type="string" office:string-value="F">
            <text:p>F</text:p>
          </table:table-cell>
          <table:table-cell table:formula="of:=[.C110]" office:value-type="float" office:value="70">
            <text:p>70</text:p>
          </table:table-cell>
          <table:table-cell table:formula="of:=CHAR([.C136])" office:value-type="string" office:string-value="F">
            <text:p>F</text:p>
          </table:table-cell>
          <table:table-cell table:formula="of:=CONCATENATE([.B136];[.D136])" office:value-type="string" office:string-value="FF">
            <text:p>FF</text:p>
          </table:table-cell>
          <table:table-cell table:formula="of:=CONCATENATE(&quot;inline int Inline&quot;;[.E136];&quot;(const int x) { return Inline&quot;;[.E135];&quot;(x) +  2; }&quot;)" office:value-type="string" office:string-value="inline int InlineFF(const int x) { return InlineFE(x) +  2; }">
            <text:p>inline int InlineFF(const int x) { return InlineFE(x) + <text:s/>2; }</text:p>
          </table:table-cell>
          <table:table-cell table:formula="of:=CONCATENATE(&quot;int NonInline&quot;;[.$E136];&quot;(const int x) { return NonInline&quot;;[.$E135];&quot;(x) +  2; }&quot;)" office:value-type="string" office:string-value="int NonInlineFF(const int x) { return NonInlineFE(x) +  2; }">
            <text:p>int NonInlineFF(const int x) { return NonInlineFE(x) + <text:s/>2; }</text:p>
          </table:table-cell>
        </table:table-row>
        <table:table-row table:style-name="ro1">
          <table:table-cell table:formula="of:=[.A111]+1" office:value-type="float" office:value="70">
            <text:p>70</text:p>
          </table:table-cell>
          <table:table-cell table:formula="of:=CHAR([.A137])" office:value-type="string" office:string-value="F">
            <text:p>F</text:p>
          </table:table-cell>
          <table:table-cell table:formula="of:=[.C111]" office:value-type="float" office:value="71">
            <text:p>71</text:p>
          </table:table-cell>
          <table:table-cell table:formula="of:=CHAR([.C137])" office:value-type="string" office:string-value="G">
            <text:p>G</text:p>
          </table:table-cell>
          <table:table-cell table:formula="of:=CONCATENATE([.B137];[.D137])" office:value-type="string" office:string-value="FG">
            <text:p>FG</text:p>
          </table:table-cell>
          <table:table-cell table:formula="of:=CONCATENATE(&quot;inline int Inline&quot;;[.E137];&quot;(const int x) { return Inline&quot;;[.E136];&quot;(x) +  2; }&quot;)" office:value-type="string" office:string-value="inline int InlineFG(const int x) { return InlineFF(x) +  2; }">
            <text:p>inline int InlineFG(const int x) { return InlineFF(x) + <text:s/>2; }</text:p>
          </table:table-cell>
          <table:table-cell table:formula="of:=CONCATENATE(&quot;int NonInline&quot;;[.$E137];&quot;(const int x) { return NonInline&quot;;[.$E136];&quot;(x) +  2; }&quot;)" office:value-type="string" office:string-value="int NonInlineFG(const int x) { return NonInlineFF(x) +  2; }">
            <text:p>int NonInlineFG(const int x) { return NonInlineFF(x) + <text:s/>2; }</text:p>
          </table:table-cell>
        </table:table-row>
        <table:table-row table:style-name="ro1">
          <table:table-cell table:formula="of:=[.A112]+1" office:value-type="float" office:value="70">
            <text:p>70</text:p>
          </table:table-cell>
          <table:table-cell table:formula="of:=CHAR([.A138])" office:value-type="string" office:string-value="F">
            <text:p>F</text:p>
          </table:table-cell>
          <table:table-cell table:formula="of:=[.C112]" office:value-type="float" office:value="72">
            <text:p>72</text:p>
          </table:table-cell>
          <table:table-cell table:formula="of:=CHAR([.C138])" office:value-type="string" office:string-value="H">
            <text:p>H</text:p>
          </table:table-cell>
          <table:table-cell table:formula="of:=CONCATENATE([.B138];[.D138])" office:value-type="string" office:string-value="FH">
            <text:p>FH</text:p>
          </table:table-cell>
          <table:table-cell table:formula="of:=CONCATENATE(&quot;inline int Inline&quot;;[.E138];&quot;(const int x) { return Inline&quot;;[.E137];&quot;(x) +  2; }&quot;)" office:value-type="string" office:string-value="inline int InlineFH(const int x) { return InlineFG(x) +  2; }">
            <text:p>inline int InlineFH(const int x) { return InlineFG(x) + <text:s/>2; }</text:p>
          </table:table-cell>
          <table:table-cell table:formula="of:=CONCATENATE(&quot;int NonInline&quot;;[.$E138];&quot;(const int x) { return NonInline&quot;;[.$E137];&quot;(x) +  2; }&quot;)" office:value-type="string" office:string-value="int NonInlineFH(const int x) { return NonInlineFG(x) +  2; }">
            <text:p>int NonInlineFH(const int x) { return NonInlineFG(x) + <text:s/>2; }</text:p>
          </table:table-cell>
        </table:table-row>
        <table:table-row table:style-name="ro1">
          <table:table-cell table:formula="of:=[.A113]+1" office:value-type="float" office:value="70">
            <text:p>70</text:p>
          </table:table-cell>
          <table:table-cell table:formula="of:=CHAR([.A139])" office:value-type="string" office:string-value="F">
            <text:p>F</text:p>
          </table:table-cell>
          <table:table-cell table:formula="of:=[.C113]" office:value-type="float" office:value="73">
            <text:p>73</text:p>
          </table:table-cell>
          <table:table-cell table:formula="of:=CHAR([.C139])" office:value-type="string" office:string-value="I">
            <text:p>I</text:p>
          </table:table-cell>
          <table:table-cell table:formula="of:=CONCATENATE([.B139];[.D139])" office:value-type="string" office:string-value="FI">
            <text:p>FI</text:p>
          </table:table-cell>
          <table:table-cell table:formula="of:=CONCATENATE(&quot;inline int Inline&quot;;[.E139];&quot;(const int x) { return Inline&quot;;[.E138];&quot;(x) +  2; }&quot;)" office:value-type="string" office:string-value="inline int InlineFI(const int x) { return InlineFH(x) +  2; }">
            <text:p>inline int InlineFI(const int x) { return InlineFH(x) + <text:s/>2; }</text:p>
          </table:table-cell>
          <table:table-cell table:formula="of:=CONCATENATE(&quot;int NonInline&quot;;[.$E139];&quot;(const int x) { return NonInline&quot;;[.$E138];&quot;(x) +  2; }&quot;)" office:value-type="string" office:string-value="int NonInlineFI(const int x) { return NonInlineFH(x) +  2; }">
            <text:p>int NonInlineFI(const int x) { return NonInlineFH(x) + <text:s/>2; }</text:p>
          </table:table-cell>
        </table:table-row>
        <table:table-row table:style-name="ro1">
          <table:table-cell table:formula="of:=[.A114]+1" office:value-type="float" office:value="70">
            <text:p>70</text:p>
          </table:table-cell>
          <table:table-cell table:formula="of:=CHAR([.A140])" office:value-type="string" office:string-value="F">
            <text:p>F</text:p>
          </table:table-cell>
          <table:table-cell table:formula="of:=[.C114]" office:value-type="float" office:value="74">
            <text:p>74</text:p>
          </table:table-cell>
          <table:table-cell table:formula="of:=CHAR([.C140])" office:value-type="string" office:string-value="J">
            <text:p>J</text:p>
          </table:table-cell>
          <table:table-cell table:formula="of:=CONCATENATE([.B140];[.D140])" office:value-type="string" office:string-value="FJ">
            <text:p>FJ</text:p>
          </table:table-cell>
          <table:table-cell table:formula="of:=CONCATENATE(&quot;inline int Inline&quot;;[.E140];&quot;(const int x) { return Inline&quot;;[.E139];&quot;(x) +  2; }&quot;)" office:value-type="string" office:string-value="inline int InlineFJ(const int x) { return InlineFI(x) +  2; }">
            <text:p>inline int InlineFJ(const int x) { return InlineFI(x) + <text:s/>2; }</text:p>
          </table:table-cell>
          <table:table-cell table:formula="of:=CONCATENATE(&quot;int NonInline&quot;;[.$E140];&quot;(const int x) { return NonInline&quot;;[.$E139];&quot;(x) +  2; }&quot;)" office:value-type="string" office:string-value="int NonInlineFJ(const int x) { return NonInlineFI(x) +  2; }">
            <text:p>int NonInlineFJ(const int x) { return NonInlineFI(x) + <text:s/>2; }</text:p>
          </table:table-cell>
        </table:table-row>
        <table:table-row table:style-name="ro1">
          <table:table-cell table:formula="of:=[.A115]+1" office:value-type="float" office:value="70">
            <text:p>70</text:p>
          </table:table-cell>
          <table:table-cell table:formula="of:=CHAR([.A141])" office:value-type="string" office:string-value="F">
            <text:p>F</text:p>
          </table:table-cell>
          <table:table-cell table:formula="of:=[.C115]" office:value-type="float" office:value="75">
            <text:p>75</text:p>
          </table:table-cell>
          <table:table-cell table:formula="of:=CHAR([.C141])" office:value-type="string" office:string-value="K">
            <text:p>K</text:p>
          </table:table-cell>
          <table:table-cell table:formula="of:=CONCATENATE([.B141];[.D141])" office:value-type="string" office:string-value="FK">
            <text:p>FK</text:p>
          </table:table-cell>
          <table:table-cell table:formula="of:=CONCATENATE(&quot;inline int Inline&quot;;[.E141];&quot;(const int x) { return Inline&quot;;[.E140];&quot;(x) +  2; }&quot;)" office:value-type="string" office:string-value="inline int InlineFK(const int x) { return InlineFJ(x) +  2; }">
            <text:p>inline int InlineFK(const int x) { return InlineFJ(x) + <text:s/>2; }</text:p>
          </table:table-cell>
          <table:table-cell table:formula="of:=CONCATENATE(&quot;int NonInline&quot;;[.$E141];&quot;(const int x) { return NonInline&quot;;[.$E140];&quot;(x) +  2; }&quot;)" office:value-type="string" office:string-value="int NonInlineFK(const int x) { return NonInlineFJ(x) +  2; }">
            <text:p>int NonInlineFK(const int x) { return NonInlineFJ(x) + <text:s/>2; }</text:p>
          </table:table-cell>
        </table:table-row>
        <table:table-row table:style-name="ro1">
          <table:table-cell table:formula="of:=[.A116]+1" office:value-type="float" office:value="70">
            <text:p>70</text:p>
          </table:table-cell>
          <table:table-cell table:formula="of:=CHAR([.A142])" office:value-type="string" office:string-value="F">
            <text:p>F</text:p>
          </table:table-cell>
          <table:table-cell table:formula="of:=[.C116]" office:value-type="float" office:value="76">
            <text:p>76</text:p>
          </table:table-cell>
          <table:table-cell table:formula="of:=CHAR([.C142])" office:value-type="string" office:string-value="L">
            <text:p>L</text:p>
          </table:table-cell>
          <table:table-cell table:formula="of:=CONCATENATE([.B142];[.D142])" office:value-type="string" office:string-value="FL">
            <text:p>FL</text:p>
          </table:table-cell>
          <table:table-cell table:formula="of:=CONCATENATE(&quot;inline int Inline&quot;;[.E142];&quot;(const int x) { return Inline&quot;;[.E141];&quot;(x) +  2; }&quot;)" office:value-type="string" office:string-value="inline int InlineFL(const int x) { return InlineFK(x) +  2; }">
            <text:p>inline int InlineFL(const int x) { return InlineFK(x) + <text:s/>2; }</text:p>
          </table:table-cell>
          <table:table-cell table:formula="of:=CONCATENATE(&quot;int NonInline&quot;;[.$E142];&quot;(const int x) { return NonInline&quot;;[.$E141];&quot;(x) +  2; }&quot;)" office:value-type="string" office:string-value="int NonInlineFL(const int x) { return NonInlineFK(x) +  2; }">
            <text:p>int NonInlineFL(const int x) { return NonInlineFK(x) + <text:s/>2; }</text:p>
          </table:table-cell>
        </table:table-row>
        <table:table-row table:style-name="ro1">
          <table:table-cell table:formula="of:=[.A117]+1" office:value-type="float" office:value="70">
            <text:p>70</text:p>
          </table:table-cell>
          <table:table-cell table:formula="of:=CHAR([.A143])" office:value-type="string" office:string-value="F">
            <text:p>F</text:p>
          </table:table-cell>
          <table:table-cell table:formula="of:=[.C117]" office:value-type="float" office:value="77">
            <text:p>77</text:p>
          </table:table-cell>
          <table:table-cell table:formula="of:=CHAR([.C143])" office:value-type="string" office:string-value="M">
            <text:p>M</text:p>
          </table:table-cell>
          <table:table-cell table:formula="of:=CONCATENATE([.B143];[.D143])" office:value-type="string" office:string-value="FM">
            <text:p>FM</text:p>
          </table:table-cell>
          <table:table-cell table:formula="of:=CONCATENATE(&quot;inline int Inline&quot;;[.E143];&quot;(const int x) { return Inline&quot;;[.E142];&quot;(x) +  2; }&quot;)" office:value-type="string" office:string-value="inline int InlineFM(const int x) { return InlineFL(x) +  2; }">
            <text:p>inline int InlineFM(const int x) { return InlineFL(x) + <text:s/>2; }</text:p>
          </table:table-cell>
          <table:table-cell table:formula="of:=CONCATENATE(&quot;int NonInline&quot;;[.$E143];&quot;(const int x) { return NonInline&quot;;[.$E142];&quot;(x) +  2; }&quot;)" office:value-type="string" office:string-value="int NonInlineFM(const int x) { return NonInlineFL(x) +  2; }">
            <text:p>int NonInlineFM(const int x) { return NonInlineFL(x) + <text:s/>2; }</text:p>
          </table:table-cell>
        </table:table-row>
        <table:table-row table:style-name="ro1">
          <table:table-cell table:formula="of:=[.A118]+1" office:value-type="float" office:value="70">
            <text:p>70</text:p>
          </table:table-cell>
          <table:table-cell table:formula="of:=CHAR([.A144])" office:value-type="string" office:string-value="F">
            <text:p>F</text:p>
          </table:table-cell>
          <table:table-cell table:formula="of:=[.C118]" office:value-type="float" office:value="78">
            <text:p>78</text:p>
          </table:table-cell>
          <table:table-cell table:formula="of:=CHAR([.C144])" office:value-type="string" office:string-value="N">
            <text:p>N</text:p>
          </table:table-cell>
          <table:table-cell table:formula="of:=CONCATENATE([.B144];[.D144])" office:value-type="string" office:string-value="FN">
            <text:p>FN</text:p>
          </table:table-cell>
          <table:table-cell table:formula="of:=CONCATENATE(&quot;inline int Inline&quot;;[.E144];&quot;(const int x) { return Inline&quot;;[.E143];&quot;(x) +  2; }&quot;)" office:value-type="string" office:string-value="inline int InlineFN(const int x) { return InlineFM(x) +  2; }">
            <text:p>inline int InlineFN(const int x) { return InlineFM(x) + <text:s/>2; }</text:p>
          </table:table-cell>
          <table:table-cell table:formula="of:=CONCATENATE(&quot;int NonInline&quot;;[.$E144];&quot;(const int x) { return NonInline&quot;;[.$E143];&quot;(x) +  2; }&quot;)" office:value-type="string" office:string-value="int NonInlineFN(const int x) { return NonInlineFM(x) +  2; }">
            <text:p>int NonInlineFN(const int x) { return NonInlineFM(x) + <text:s/>2; }</text:p>
          </table:table-cell>
        </table:table-row>
        <table:table-row table:style-name="ro1">
          <table:table-cell table:formula="of:=[.A119]+1" office:value-type="float" office:value="70">
            <text:p>70</text:p>
          </table:table-cell>
          <table:table-cell table:formula="of:=CHAR([.A145])" office:value-type="string" office:string-value="F">
            <text:p>F</text:p>
          </table:table-cell>
          <table:table-cell table:formula="of:=[.C119]" office:value-type="float" office:value="79">
            <text:p>79</text:p>
          </table:table-cell>
          <table:table-cell table:formula="of:=CHAR([.C145])" office:value-type="string" office:string-value="O">
            <text:p>O</text:p>
          </table:table-cell>
          <table:table-cell table:formula="of:=CONCATENATE([.B145];[.D145])" office:value-type="string" office:string-value="FO">
            <text:p>FO</text:p>
          </table:table-cell>
          <table:table-cell table:formula="of:=CONCATENATE(&quot;inline int Inline&quot;;[.E145];&quot;(const int x) { return Inline&quot;;[.E144];&quot;(x) +  2; }&quot;)" office:value-type="string" office:string-value="inline int InlineFO(const int x) { return InlineFN(x) +  2; }">
            <text:p>inline int InlineFO(const int x) { return InlineFN(x) + <text:s/>2; }</text:p>
          </table:table-cell>
          <table:table-cell table:formula="of:=CONCATENATE(&quot;int NonInline&quot;;[.$E145];&quot;(const int x) { return NonInline&quot;;[.$E144];&quot;(x) +  2; }&quot;)" office:value-type="string" office:string-value="int NonInlineFO(const int x) { return NonInlineFN(x) +  2; }">
            <text:p>int NonInlineFO(const int x) { return NonInlineFN(x) + <text:s/>2; }</text:p>
          </table:table-cell>
        </table:table-row>
        <table:table-row table:style-name="ro1">
          <table:table-cell table:formula="of:=[.A120]+1" office:value-type="float" office:value="70">
            <text:p>70</text:p>
          </table:table-cell>
          <table:table-cell table:formula="of:=CHAR([.A146])" office:value-type="string" office:string-value="F">
            <text:p>F</text:p>
          </table:table-cell>
          <table:table-cell table:formula="of:=[.C120]" office:value-type="float" office:value="80">
            <text:p>80</text:p>
          </table:table-cell>
          <table:table-cell table:formula="of:=CHAR([.C146])" office:value-type="string" office:string-value="P">
            <text:p>P</text:p>
          </table:table-cell>
          <table:table-cell table:formula="of:=CONCATENATE([.B146];[.D146])" office:value-type="string" office:string-value="FP">
            <text:p>FP</text:p>
          </table:table-cell>
          <table:table-cell table:formula="of:=CONCATENATE(&quot;inline int Inline&quot;;[.E146];&quot;(const int x) { return Inline&quot;;[.E145];&quot;(x) +  2; }&quot;)" office:value-type="string" office:string-value="inline int InlineFP(const int x) { return InlineFO(x) +  2; }">
            <text:p>inline int InlineFP(const int x) { return InlineFO(x) + <text:s/>2; }</text:p>
          </table:table-cell>
          <table:table-cell table:formula="of:=CONCATENATE(&quot;int NonInline&quot;;[.$E146];&quot;(const int x) { return NonInline&quot;;[.$E145];&quot;(x) +  2; }&quot;)" office:value-type="string" office:string-value="int NonInlineFP(const int x) { return NonInlineFO(x) +  2; }">
            <text:p>int NonInlineFP(const int x) { return NonInlineFO(x) + <text:s/>2; }</text:p>
          </table:table-cell>
        </table:table-row>
        <table:table-row table:style-name="ro1">
          <table:table-cell table:formula="of:=[.A121]+1" office:value-type="float" office:value="70">
            <text:p>70</text:p>
          </table:table-cell>
          <table:table-cell table:formula="of:=CHAR([.A147])" office:value-type="string" office:string-value="F">
            <text:p>F</text:p>
          </table:table-cell>
          <table:table-cell table:formula="of:=[.C121]" office:value-type="float" office:value="81">
            <text:p>81</text:p>
          </table:table-cell>
          <table:table-cell table:formula="of:=CHAR([.C147])" office:value-type="string" office:string-value="Q">
            <text:p>Q</text:p>
          </table:table-cell>
          <table:table-cell table:formula="of:=CONCATENATE([.B147];[.D147])" office:value-type="string" office:string-value="FQ">
            <text:p>FQ</text:p>
          </table:table-cell>
          <table:table-cell table:formula="of:=CONCATENATE(&quot;inline int Inline&quot;;[.E147];&quot;(const int x) { return Inline&quot;;[.E146];&quot;(x) +  2; }&quot;)" office:value-type="string" office:string-value="inline int InlineFQ(const int x) { return InlineFP(x) +  2; }">
            <text:p>inline int InlineFQ(const int x) { return InlineFP(x) + <text:s/>2; }</text:p>
          </table:table-cell>
          <table:table-cell table:formula="of:=CONCATENATE(&quot;int NonInline&quot;;[.$E147];&quot;(const int x) { return NonInline&quot;;[.$E146];&quot;(x) +  2; }&quot;)" office:value-type="string" office:string-value="int NonInlineFQ(const int x) { return NonInlineFP(x) +  2; }">
            <text:p>int NonInlineFQ(const int x) { return NonInlineFP(x) + <text:s/>2; }</text:p>
          </table:table-cell>
        </table:table-row>
        <table:table-row table:style-name="ro1">
          <table:table-cell table:formula="of:=[.A122]+1" office:value-type="float" office:value="70">
            <text:p>70</text:p>
          </table:table-cell>
          <table:table-cell table:formula="of:=CHAR([.A148])" office:value-type="string" office:string-value="F">
            <text:p>F</text:p>
          </table:table-cell>
          <table:table-cell table:formula="of:=[.C122]" office:value-type="float" office:value="82">
            <text:p>82</text:p>
          </table:table-cell>
          <table:table-cell table:formula="of:=CHAR([.C148])" office:value-type="string" office:string-value="R">
            <text:p>R</text:p>
          </table:table-cell>
          <table:table-cell table:formula="of:=CONCATENATE([.B148];[.D148])" office:value-type="string" office:string-value="FR">
            <text:p>FR</text:p>
          </table:table-cell>
          <table:table-cell table:formula="of:=CONCATENATE(&quot;inline int Inline&quot;;[.E148];&quot;(const int x) { return Inline&quot;;[.E147];&quot;(x) +  2; }&quot;)" office:value-type="string" office:string-value="inline int InlineFR(const int x) { return InlineFQ(x) +  2; }">
            <text:p>inline int InlineFR(const int x) { return InlineFQ(x) + <text:s/>2; }</text:p>
          </table:table-cell>
          <table:table-cell table:formula="of:=CONCATENATE(&quot;int NonInline&quot;;[.$E148];&quot;(const int x) { return NonInline&quot;;[.$E147];&quot;(x) +  2; }&quot;)" office:value-type="string" office:string-value="int NonInlineFR(const int x) { return NonInlineFQ(x) +  2; }">
            <text:p>int NonInlineFR(const int x) { return NonInlineFQ(x) + <text:s/>2; }</text:p>
          </table:table-cell>
        </table:table-row>
        <table:table-row table:style-name="ro1">
          <table:table-cell table:formula="of:=[.A123]+1" office:value-type="float" office:value="70">
            <text:p>70</text:p>
          </table:table-cell>
          <table:table-cell table:formula="of:=CHAR([.A149])" office:value-type="string" office:string-value="F">
            <text:p>F</text:p>
          </table:table-cell>
          <table:table-cell table:formula="of:=[.C123]" office:value-type="float" office:value="83">
            <text:p>83</text:p>
          </table:table-cell>
          <table:table-cell table:formula="of:=CHAR([.C149])" office:value-type="string" office:string-value="S">
            <text:p>S</text:p>
          </table:table-cell>
          <table:table-cell table:formula="of:=CONCATENATE([.B149];[.D149])" office:value-type="string" office:string-value="FS">
            <text:p>FS</text:p>
          </table:table-cell>
          <table:table-cell table:formula="of:=CONCATENATE(&quot;inline int Inline&quot;;[.E149];&quot;(const int x) { return Inline&quot;;[.E148];&quot;(x) +  2; }&quot;)" office:value-type="string" office:string-value="inline int InlineFS(const int x) { return InlineFR(x) +  2; }">
            <text:p>inline int InlineFS(const int x) { return InlineFR(x) + <text:s/>2; }</text:p>
          </table:table-cell>
          <table:table-cell table:formula="of:=CONCATENATE(&quot;int NonInline&quot;;[.$E149];&quot;(const int x) { return NonInline&quot;;[.$E148];&quot;(x) +  2; }&quot;)" office:value-type="string" office:string-value="int NonInlineFS(const int x) { return NonInlineFR(x) +  2; }">
            <text:p>int NonInlineFS(const int x) { return NonInlineFR(x) + <text:s/>2; }</text:p>
          </table:table-cell>
        </table:table-row>
        <table:table-row table:style-name="ro1">
          <table:table-cell table:formula="of:=[.A124]+1" office:value-type="float" office:value="70">
            <text:p>70</text:p>
          </table:table-cell>
          <table:table-cell table:formula="of:=CHAR([.A150])" office:value-type="string" office:string-value="F">
            <text:p>F</text:p>
          </table:table-cell>
          <table:table-cell table:formula="of:=[.C124]" office:value-type="float" office:value="84">
            <text:p>84</text:p>
          </table:table-cell>
          <table:table-cell table:formula="of:=CHAR([.C150])" office:value-type="string" office:string-value="T">
            <text:p>T</text:p>
          </table:table-cell>
          <table:table-cell table:formula="of:=CONCATENATE([.B150];[.D150])" office:value-type="string" office:string-value="FT">
            <text:p>FT</text:p>
          </table:table-cell>
          <table:table-cell table:formula="of:=CONCATENATE(&quot;inline int Inline&quot;;[.E150];&quot;(const int x) { return Inline&quot;;[.E149];&quot;(x) +  2; }&quot;)" office:value-type="string" office:string-value="inline int InlineFT(const int x) { return InlineFS(x) +  2; }">
            <text:p>inline int InlineFT(const int x) { return InlineFS(x) + <text:s/>2; }</text:p>
          </table:table-cell>
          <table:table-cell table:formula="of:=CONCATENATE(&quot;int NonInline&quot;;[.$E150];&quot;(const int x) { return NonInline&quot;;[.$E149];&quot;(x) +  2; }&quot;)" office:value-type="string" office:string-value="int NonInlineFT(const int x) { return NonInlineFS(x) +  2; }">
            <text:p>int NonInlineFT(const int x) { return NonInlineFS(x) + <text:s/>2; }</text:p>
          </table:table-cell>
        </table:table-row>
        <table:table-row table:style-name="ro1">
          <table:table-cell table:formula="of:=[.A125]+1" office:value-type="float" office:value="70">
            <text:p>70</text:p>
          </table:table-cell>
          <table:table-cell table:formula="of:=CHAR([.A151])" office:value-type="string" office:string-value="F">
            <text:p>F</text:p>
          </table:table-cell>
          <table:table-cell table:formula="of:=[.C125]" office:value-type="float" office:value="85">
            <text:p>85</text:p>
          </table:table-cell>
          <table:table-cell table:formula="of:=CHAR([.C151])" office:value-type="string" office:string-value="U">
            <text:p>U</text:p>
          </table:table-cell>
          <table:table-cell table:formula="of:=CONCATENATE([.B151];[.D151])" office:value-type="string" office:string-value="FU">
            <text:p>FU</text:p>
          </table:table-cell>
          <table:table-cell table:formula="of:=CONCATENATE(&quot;inline int Inline&quot;;[.E151];&quot;(const int x) { return Inline&quot;;[.E150];&quot;(x) +  2; }&quot;)" office:value-type="string" office:string-value="inline int InlineFU(const int x) { return InlineFT(x) +  2; }">
            <text:p>inline int InlineFU(const int x) { return InlineFT(x) + <text:s/>2; }</text:p>
          </table:table-cell>
          <table:table-cell table:formula="of:=CONCATENATE(&quot;int NonInline&quot;;[.$E151];&quot;(const int x) { return NonInline&quot;;[.$E150];&quot;(x) +  2; }&quot;)" office:value-type="string" office:string-value="int NonInlineFU(const int x) { return NonInlineFT(x) +  2; }">
            <text:p>int NonInlineFU(const int x) { return NonInlineFT(x) + <text:s/>2; }</text:p>
          </table:table-cell>
        </table:table-row>
        <table:table-row table:style-name="ro1">
          <table:table-cell table:formula="of:=[.A126]+1" office:value-type="float" office:value="70">
            <text:p>70</text:p>
          </table:table-cell>
          <table:table-cell table:formula="of:=CHAR([.A152])" office:value-type="string" office:string-value="F">
            <text:p>F</text:p>
          </table:table-cell>
          <table:table-cell table:formula="of:=[.C126]" office:value-type="float" office:value="86">
            <text:p>86</text:p>
          </table:table-cell>
          <table:table-cell table:formula="of:=CHAR([.C152])" office:value-type="string" office:string-value="V">
            <text:p>V</text:p>
          </table:table-cell>
          <table:table-cell table:formula="of:=CONCATENATE([.B152];[.D152])" office:value-type="string" office:string-value="FV">
            <text:p>FV</text:p>
          </table:table-cell>
          <table:table-cell table:formula="of:=CONCATENATE(&quot;inline int Inline&quot;;[.E152];&quot;(const int x) { return Inline&quot;;[.E151];&quot;(x) +  2; }&quot;)" office:value-type="string" office:string-value="inline int InlineFV(const int x) { return InlineFU(x) +  2; }">
            <text:p>inline int InlineFV(const int x) { return InlineFU(x) + <text:s/>2; }</text:p>
          </table:table-cell>
          <table:table-cell table:formula="of:=CONCATENATE(&quot;int NonInline&quot;;[.$E152];&quot;(const int x) { return NonInline&quot;;[.$E151];&quot;(x) +  2; }&quot;)" office:value-type="string" office:string-value="int NonInlineFV(const int x) { return NonInlineFU(x) +  2; }">
            <text:p>int NonInlineFV(const int x) { return NonInlineFU(x) + <text:s/>2; }</text:p>
          </table:table-cell>
        </table:table-row>
        <table:table-row table:style-name="ro1">
          <table:table-cell table:formula="of:=[.A127]+1" office:value-type="float" office:value="70">
            <text:p>70</text:p>
          </table:table-cell>
          <table:table-cell table:formula="of:=CHAR([.A153])" office:value-type="string" office:string-value="F">
            <text:p>F</text:p>
          </table:table-cell>
          <table:table-cell table:formula="of:=[.C127]" office:value-type="float" office:value="87">
            <text:p>87</text:p>
          </table:table-cell>
          <table:table-cell table:formula="of:=CHAR([.C153])" office:value-type="string" office:string-value="W">
            <text:p>W</text:p>
          </table:table-cell>
          <table:table-cell table:formula="of:=CONCATENATE([.B153];[.D153])" office:value-type="string" office:string-value="FW">
            <text:p>FW</text:p>
          </table:table-cell>
          <table:table-cell table:formula="of:=CONCATENATE(&quot;inline int Inline&quot;;[.E153];&quot;(const int x) { return Inline&quot;;[.E152];&quot;(x) +  2; }&quot;)" office:value-type="string" office:string-value="inline int InlineFW(const int x) { return InlineFV(x) +  2; }">
            <text:p>inline int InlineFW(const int x) { return InlineFV(x) + <text:s/>2; }</text:p>
          </table:table-cell>
          <table:table-cell table:formula="of:=CONCATENATE(&quot;int NonInline&quot;;[.$E153];&quot;(const int x) { return NonInline&quot;;[.$E152];&quot;(x) +  2; }&quot;)" office:value-type="string" office:string-value="int NonInlineFW(const int x) { return NonInlineFV(x) +  2; }">
            <text:p>int NonInlineFW(const int x) { return NonInlineFV(x) + <text:s/>2; }</text:p>
          </table:table-cell>
        </table:table-row>
        <table:table-row table:style-name="ro1">
          <table:table-cell table:formula="of:=[.A128]+1" office:value-type="float" office:value="70">
            <text:p>70</text:p>
          </table:table-cell>
          <table:table-cell table:formula="of:=CHAR([.A154])" office:value-type="string" office:string-value="F">
            <text:p>F</text:p>
          </table:table-cell>
          <table:table-cell table:formula="of:=[.C128]" office:value-type="float" office:value="88">
            <text:p>88</text:p>
          </table:table-cell>
          <table:table-cell table:formula="of:=CHAR([.C154])" office:value-type="string" office:string-value="X">
            <text:p>X</text:p>
          </table:table-cell>
          <table:table-cell table:formula="of:=CONCATENATE([.B154];[.D154])" office:value-type="string" office:string-value="FX">
            <text:p>FX</text:p>
          </table:table-cell>
          <table:table-cell table:formula="of:=CONCATENATE(&quot;inline int Inline&quot;;[.E154];&quot;(const int x) { return Inline&quot;;[.E153];&quot;(x) +  2; }&quot;)" office:value-type="string" office:string-value="inline int InlineFX(const int x) { return InlineFW(x) +  2; }">
            <text:p>inline int InlineFX(const int x) { return InlineFW(x) + <text:s/>2; }</text:p>
          </table:table-cell>
          <table:table-cell table:formula="of:=CONCATENATE(&quot;int NonInline&quot;;[.$E154];&quot;(const int x) { return NonInline&quot;;[.$E153];&quot;(x) +  2; }&quot;)" office:value-type="string" office:string-value="int NonInlineFX(const int x) { return NonInlineFW(x) +  2; }">
            <text:p>int NonInlineFX(const int x) { return NonInlineFW(x) + <text:s/>2; }</text:p>
          </table:table-cell>
        </table:table-row>
        <table:table-row table:style-name="ro1">
          <table:table-cell table:formula="of:=[.A129]+1" office:value-type="float" office:value="70">
            <text:p>70</text:p>
          </table:table-cell>
          <table:table-cell table:formula="of:=CHAR([.A155])" office:value-type="string" office:string-value="F">
            <text:p>F</text:p>
          </table:table-cell>
          <table:table-cell table:formula="of:=[.C129]" office:value-type="float" office:value="89">
            <text:p>89</text:p>
          </table:table-cell>
          <table:table-cell table:formula="of:=CHAR([.C155])" office:value-type="string" office:string-value="Y">
            <text:p>Y</text:p>
          </table:table-cell>
          <table:table-cell table:formula="of:=CONCATENATE([.B155];[.D155])" office:value-type="string" office:string-value="FY">
            <text:p>FY</text:p>
          </table:table-cell>
          <table:table-cell table:formula="of:=CONCATENATE(&quot;inline int Inline&quot;;[.E155];&quot;(const int x) { return Inline&quot;;[.E154];&quot;(x) +  2; }&quot;)" office:value-type="string" office:string-value="inline int InlineFY(const int x) { return InlineFX(x) +  2; }">
            <text:p>inline int InlineFY(const int x) { return InlineFX(x) + <text:s/>2; }</text:p>
          </table:table-cell>
          <table:table-cell table:formula="of:=CONCATENATE(&quot;int NonInline&quot;;[.$E155];&quot;(const int x) { return NonInline&quot;;[.$E154];&quot;(x) +  2; }&quot;)" office:value-type="string" office:string-value="int NonInlineFY(const int x) { return NonInlineFX(x) +  2; }">
            <text:p>int NonInlineFY(const int x) { return NonInlineFX(x) + <text:s/>2; }</text:p>
          </table:table-cell>
        </table:table-row>
        <table:table-row table:style-name="ro1">
          <table:table-cell table:formula="of:=[.A130]+1" office:value-type="float" office:value="70">
            <text:p>70</text:p>
          </table:table-cell>
          <table:table-cell table:formula="of:=CHAR([.A156])" office:value-type="string" office:string-value="F">
            <text:p>F</text:p>
          </table:table-cell>
          <table:table-cell table:formula="of:=[.C130]" office:value-type="float" office:value="90">
            <text:p>90</text:p>
          </table:table-cell>
          <table:table-cell table:formula="of:=CHAR([.C156])" office:value-type="string" office:string-value="Z">
            <text:p>Z</text:p>
          </table:table-cell>
          <table:table-cell table:formula="of:=CONCATENATE([.B156];[.D156])" office:value-type="string" office:string-value="FZ">
            <text:p>FZ</text:p>
          </table:table-cell>
          <table:table-cell table:formula="of:=CONCATENATE(&quot;inline int Inline&quot;;[.E156];&quot;(const int x) { return Inline&quot;;[.E155];&quot;(x) +  2; }&quot;)" office:value-type="string" office:string-value="inline int InlineFZ(const int x) { return InlineFY(x) +  2; }">
            <text:p>inline int InlineFZ(const int x) { return InlineFY(x) + <text:s/>2; }</text:p>
          </table:table-cell>
          <table:table-cell table:formula="of:=CONCATENATE(&quot;int NonInline&quot;;[.$E156];&quot;(const int x) { return NonInline&quot;;[.$E155];&quot;(x) +  2; }&quot;)" office:value-type="string" office:string-value="int NonInlineFZ(const int x) { return NonInlineFY(x) +  2; }">
            <text:p>int NonInlineFZ(const int x) { return NonInlineFY(x) + <text:s/>2; }</text:p>
          </table:table-cell>
        </table:table-row>
        <table:table-row table:style-name="ro1">
          <table:table-cell table:formula="of:=[.A131]+1" office:value-type="float" office:value="71">
            <text:p>71</text:p>
          </table:table-cell>
          <table:table-cell table:formula="of:=CHAR([.A157])" office:value-type="string" office:string-value="G">
            <text:p>G</text:p>
          </table:table-cell>
          <table:table-cell table:formula="of:=[.C131]" office:value-type="float" office:value="65">
            <text:p>65</text:p>
          </table:table-cell>
          <table:table-cell table:formula="of:=CHAR([.C157])" office:value-type="string" office:string-value="A">
            <text:p>A</text:p>
          </table:table-cell>
          <table:table-cell table:formula="of:=CONCATENATE([.B157];[.D157])" office:value-type="string" office:string-value="GA">
            <text:p>GA</text:p>
          </table:table-cell>
          <table:table-cell table:formula="of:=CONCATENATE(&quot;inline int Inline&quot;;[.E157];&quot;(const int x) { return Inline&quot;;[.E156];&quot;(x) +  2; }&quot;)" office:value-type="string" office:string-value="inline int InlineGA(const int x) { return InlineFZ(x) +  2; }">
            <text:p>inline int InlineGA(const int x) { return InlineFZ(x) + <text:s/>2; }</text:p>
          </table:table-cell>
          <table:table-cell table:formula="of:=CONCATENATE(&quot;int NonInline&quot;;[.$E157];&quot;(const int x) { return NonInline&quot;;[.$E156];&quot;(x) +  2; }&quot;)" office:value-type="string" office:string-value="int NonInlineGA(const int x) { return NonInlineFZ(x) +  2; }">
            <text:p>int NonInlineGA(const int x) { return NonInlineFZ(x) + <text:s/>2; }</text:p>
          </table:table-cell>
        </table:table-row>
        <table:table-row table:style-name="ro1">
          <table:table-cell table:formula="of:=[.A132]+1" office:value-type="float" office:value="71">
            <text:p>71</text:p>
          </table:table-cell>
          <table:table-cell table:formula="of:=CHAR([.A158])" office:value-type="string" office:string-value="G">
            <text:p>G</text:p>
          </table:table-cell>
          <table:table-cell table:formula="of:=[.C132]" office:value-type="float" office:value="66">
            <text:p>66</text:p>
          </table:table-cell>
          <table:table-cell table:formula="of:=CHAR([.C158])" office:value-type="string" office:string-value="B">
            <text:p>B</text:p>
          </table:table-cell>
          <table:table-cell table:formula="of:=CONCATENATE([.B158];[.D158])" office:value-type="string" office:string-value="GB">
            <text:p>GB</text:p>
          </table:table-cell>
          <table:table-cell table:formula="of:=CONCATENATE(&quot;inline int Inline&quot;;[.E158];&quot;(const int x) { return Inline&quot;;[.E157];&quot;(x) +  2; }&quot;)" office:value-type="string" office:string-value="inline int InlineGB(const int x) { return InlineGA(x) +  2; }">
            <text:p>inline int InlineGB(const int x) { return InlineGA(x) + <text:s/>2; }</text:p>
          </table:table-cell>
          <table:table-cell table:formula="of:=CONCATENATE(&quot;int NonInline&quot;;[.$E158];&quot;(const int x) { return NonInline&quot;;[.$E157];&quot;(x) +  2; }&quot;)" office:value-type="string" office:string-value="int NonInlineGB(const int x) { return NonInlineGA(x) +  2; }">
            <text:p>int NonInlineGB(const int x) { return NonInlineGA(x) + <text:s/>2; }</text:p>
          </table:table-cell>
        </table:table-row>
        <table:table-row table:style-name="ro1">
          <table:table-cell table:formula="of:=[.A133]+1" office:value-type="float" office:value="71">
            <text:p>71</text:p>
          </table:table-cell>
          <table:table-cell table:formula="of:=CHAR([.A159])" office:value-type="string" office:string-value="G">
            <text:p>G</text:p>
          </table:table-cell>
          <table:table-cell table:formula="of:=[.C133]" office:value-type="float" office:value="67">
            <text:p>67</text:p>
          </table:table-cell>
          <table:table-cell table:formula="of:=CHAR([.C159])" office:value-type="string" office:string-value="C">
            <text:p>C</text:p>
          </table:table-cell>
          <table:table-cell table:formula="of:=CONCATENATE([.B159];[.D159])" office:value-type="string" office:string-value="GC">
            <text:p>GC</text:p>
          </table:table-cell>
          <table:table-cell table:formula="of:=CONCATENATE(&quot;inline int Inline&quot;;[.E159];&quot;(const int x) { return Inline&quot;;[.E158];&quot;(x) +  2; }&quot;)" office:value-type="string" office:string-value="inline int InlineGC(const int x) { return InlineGB(x) +  2; }">
            <text:p>inline int InlineGC(const int x) { return InlineGB(x) + <text:s/>2; }</text:p>
          </table:table-cell>
          <table:table-cell table:formula="of:=CONCATENATE(&quot;int NonInline&quot;;[.$E159];&quot;(const int x) { return NonInline&quot;;[.$E158];&quot;(x) +  2; }&quot;)" office:value-type="string" office:string-value="int NonInlineGC(const int x) { return NonInlineGB(x) +  2; }">
            <text:p>int NonInlineGC(const int x) { return NonInlineGB(x) + <text:s/>2; }</text:p>
          </table:table-cell>
        </table:table-row>
        <table:table-row table:style-name="ro1">
          <table:table-cell table:formula="of:=[.A134]+1" office:value-type="float" office:value="71">
            <text:p>71</text:p>
          </table:table-cell>
          <table:table-cell table:formula="of:=CHAR([.A160])" office:value-type="string" office:string-value="G">
            <text:p>G</text:p>
          </table:table-cell>
          <table:table-cell table:formula="of:=[.C134]" office:value-type="float" office:value="68">
            <text:p>68</text:p>
          </table:table-cell>
          <table:table-cell table:formula="of:=CHAR([.C160])" office:value-type="string" office:string-value="D">
            <text:p>D</text:p>
          </table:table-cell>
          <table:table-cell table:formula="of:=CONCATENATE([.B160];[.D160])" office:value-type="string" office:string-value="GD">
            <text:p>GD</text:p>
          </table:table-cell>
          <table:table-cell table:formula="of:=CONCATENATE(&quot;inline int Inline&quot;;[.E160];&quot;(const int x) { return Inline&quot;;[.E159];&quot;(x) +  2; }&quot;)" office:value-type="string" office:string-value="inline int InlineGD(const int x) { return InlineGC(x) +  2; }">
            <text:p>inline int InlineGD(const int x) { return InlineGC(x) + <text:s/>2; }</text:p>
          </table:table-cell>
          <table:table-cell table:formula="of:=CONCATENATE(&quot;int NonInline&quot;;[.$E160];&quot;(const int x) { return NonInline&quot;;[.$E159];&quot;(x) +  2; }&quot;)" office:value-type="string" office:string-value="int NonInlineGD(const int x) { return NonInlineGC(x) +  2; }">
            <text:p>int NonInlineGD(const int x) { return NonInlineGC(x) + <text:s/>2; }</text:p>
          </table:table-cell>
        </table:table-row>
        <table:table-row table:style-name="ro1">
          <table:table-cell table:formula="of:=[.A135]+1" office:value-type="float" office:value="71">
            <text:p>71</text:p>
          </table:table-cell>
          <table:table-cell table:formula="of:=CHAR([.A161])" office:value-type="string" office:string-value="G">
            <text:p>G</text:p>
          </table:table-cell>
          <table:table-cell table:formula="of:=[.C135]" office:value-type="float" office:value="69">
            <text:p>69</text:p>
          </table:table-cell>
          <table:table-cell table:formula="of:=CHAR([.C161])" office:value-type="string" office:string-value="E">
            <text:p>E</text:p>
          </table:table-cell>
          <table:table-cell table:formula="of:=CONCATENATE([.B161];[.D161])" office:value-type="string" office:string-value="GE">
            <text:p>GE</text:p>
          </table:table-cell>
          <table:table-cell table:formula="of:=CONCATENATE(&quot;inline int Inline&quot;;[.E161];&quot;(const int x) { return Inline&quot;;[.E160];&quot;(x) +  2; }&quot;)" office:value-type="string" office:string-value="inline int InlineGE(const int x) { return InlineGD(x) +  2; }">
            <text:p>inline int InlineGE(const int x) { return InlineGD(x) + <text:s/>2; }</text:p>
          </table:table-cell>
          <table:table-cell table:formula="of:=CONCATENATE(&quot;int NonInline&quot;;[.$E161];&quot;(const int x) { return NonInline&quot;;[.$E160];&quot;(x) +  2; }&quot;)" office:value-type="string" office:string-value="int NonInlineGE(const int x) { return NonInlineGD(x) +  2; }">
            <text:p>int NonInlineGE(const int x) { return NonInlineGD(x) + <text:s/>2; }</text:p>
          </table:table-cell>
        </table:table-row>
        <table:table-row table:style-name="ro1">
          <table:table-cell table:formula="of:=[.A136]+1" office:value-type="float" office:value="71">
            <text:p>71</text:p>
          </table:table-cell>
          <table:table-cell table:formula="of:=CHAR([.A162])" office:value-type="string" office:string-value="G">
            <text:p>G</text:p>
          </table:table-cell>
          <table:table-cell table:formula="of:=[.C136]" office:value-type="float" office:value="70">
            <text:p>70</text:p>
          </table:table-cell>
          <table:table-cell table:formula="of:=CHAR([.C162])" office:value-type="string" office:string-value="F">
            <text:p>F</text:p>
          </table:table-cell>
          <table:table-cell table:formula="of:=CONCATENATE([.B162];[.D162])" office:value-type="string" office:string-value="GF">
            <text:p>GF</text:p>
          </table:table-cell>
          <table:table-cell table:formula="of:=CONCATENATE(&quot;inline int Inline&quot;;[.E162];&quot;(const int x) { return Inline&quot;;[.E161];&quot;(x) +  2; }&quot;)" office:value-type="string" office:string-value="inline int InlineGF(const int x) { return InlineGE(x) +  2; }">
            <text:p>inline int InlineGF(const int x) { return InlineGE(x) + <text:s/>2; }</text:p>
          </table:table-cell>
          <table:table-cell table:formula="of:=CONCATENATE(&quot;int NonInline&quot;;[.$E162];&quot;(const int x) { return NonInline&quot;;[.$E161];&quot;(x) +  2; }&quot;)" office:value-type="string" office:string-value="int NonInlineGF(const int x) { return NonInlineGE(x) +  2; }">
            <text:p>int NonInlineGF(const int x) { return NonInlineGE(x) + <text:s/>2; }</text:p>
          </table:table-cell>
        </table:table-row>
        <table:table-row table:style-name="ro1">
          <table:table-cell table:formula="of:=[.A137]+1" office:value-type="float" office:value="71">
            <text:p>71</text:p>
          </table:table-cell>
          <table:table-cell table:formula="of:=CHAR([.A163])" office:value-type="string" office:string-value="G">
            <text:p>G</text:p>
          </table:table-cell>
          <table:table-cell table:formula="of:=[.C137]" office:value-type="float" office:value="71">
            <text:p>71</text:p>
          </table:table-cell>
          <table:table-cell table:formula="of:=CHAR([.C163])" office:value-type="string" office:string-value="G">
            <text:p>G</text:p>
          </table:table-cell>
          <table:table-cell table:formula="of:=CONCATENATE([.B163];[.D163])" office:value-type="string" office:string-value="GG">
            <text:p>GG</text:p>
          </table:table-cell>
          <table:table-cell table:formula="of:=CONCATENATE(&quot;inline int Inline&quot;;[.E163];&quot;(const int x) { return Inline&quot;;[.E162];&quot;(x) +  2; }&quot;)" office:value-type="string" office:string-value="inline int InlineGG(const int x) { return InlineGF(x) +  2; }">
            <text:p>inline int InlineGG(const int x) { return InlineGF(x) + <text:s/>2; }</text:p>
          </table:table-cell>
          <table:table-cell table:formula="of:=CONCATENATE(&quot;int NonInline&quot;;[.$E163];&quot;(const int x) { return NonInline&quot;;[.$E162];&quot;(x) +  2; }&quot;)" office:value-type="string" office:string-value="int NonInlineGG(const int x) { return NonInlineGF(x) +  2; }">
            <text:p>int NonInlineGG(const int x) { return NonInlineGF(x) + <text:s/>2; }</text:p>
          </table:table-cell>
        </table:table-row>
        <table:table-row table:style-name="ro1">
          <table:table-cell table:formula="of:=[.A138]+1" office:value-type="float" office:value="71">
            <text:p>71</text:p>
          </table:table-cell>
          <table:table-cell table:formula="of:=CHAR([.A164])" office:value-type="string" office:string-value="G">
            <text:p>G</text:p>
          </table:table-cell>
          <table:table-cell table:formula="of:=[.C138]" office:value-type="float" office:value="72">
            <text:p>72</text:p>
          </table:table-cell>
          <table:table-cell table:formula="of:=CHAR([.C164])" office:value-type="string" office:string-value="H">
            <text:p>H</text:p>
          </table:table-cell>
          <table:table-cell table:formula="of:=CONCATENATE([.B164];[.D164])" office:value-type="string" office:string-value="GH">
            <text:p>GH</text:p>
          </table:table-cell>
          <table:table-cell table:formula="of:=CONCATENATE(&quot;inline int Inline&quot;;[.E164];&quot;(const int x) { return Inline&quot;;[.E163];&quot;(x) +  2; }&quot;)" office:value-type="string" office:string-value="inline int InlineGH(const int x) { return InlineGG(x) +  2; }">
            <text:p>inline int InlineGH(const int x) { return InlineGG(x) + <text:s/>2; }</text:p>
          </table:table-cell>
          <table:table-cell table:formula="of:=CONCATENATE(&quot;int NonInline&quot;;[.$E164];&quot;(const int x) { return NonInline&quot;;[.$E163];&quot;(x) +  2; }&quot;)" office:value-type="string" office:string-value="int NonInlineGH(const int x) { return NonInlineGG(x) +  2; }">
            <text:p>int NonInlineGH(const int x) { return NonInlineGG(x) + <text:s/>2; }</text:p>
          </table:table-cell>
        </table:table-row>
        <table:table-row table:style-name="ro1">
          <table:table-cell table:formula="of:=[.A139]+1" office:value-type="float" office:value="71">
            <text:p>71</text:p>
          </table:table-cell>
          <table:table-cell table:formula="of:=CHAR([.A165])" office:value-type="string" office:string-value="G">
            <text:p>G</text:p>
          </table:table-cell>
          <table:table-cell table:formula="of:=[.C139]" office:value-type="float" office:value="73">
            <text:p>73</text:p>
          </table:table-cell>
          <table:table-cell table:formula="of:=CHAR([.C165])" office:value-type="string" office:string-value="I">
            <text:p>I</text:p>
          </table:table-cell>
          <table:table-cell table:formula="of:=CONCATENATE([.B165];[.D165])" office:value-type="string" office:string-value="GI">
            <text:p>GI</text:p>
          </table:table-cell>
          <table:table-cell table:formula="of:=CONCATENATE(&quot;inline int Inline&quot;;[.E165];&quot;(const int x) { return Inline&quot;;[.E164];&quot;(x) +  2; }&quot;)" office:value-type="string" office:string-value="inline int InlineGI(const int x) { return InlineGH(x) +  2; }">
            <text:p>inline int InlineGI(const int x) { return InlineGH(x) + <text:s/>2; }</text:p>
          </table:table-cell>
          <table:table-cell table:formula="of:=CONCATENATE(&quot;int NonInline&quot;;[.$E165];&quot;(const int x) { return NonInline&quot;;[.$E164];&quot;(x) +  2; }&quot;)" office:value-type="string" office:string-value="int NonInlineGI(const int x) { return NonInlineGH(x) +  2; }">
            <text:p>int NonInlineGI(const int x) { return NonInlineGH(x) + <text:s/>2; }</text:p>
          </table:table-cell>
        </table:table-row>
        <table:table-row table:style-name="ro1">
          <table:table-cell table:formula="of:=[.A140]+1" office:value-type="float" office:value="71">
            <text:p>71</text:p>
          </table:table-cell>
          <table:table-cell table:formula="of:=CHAR([.A166])" office:value-type="string" office:string-value="G">
            <text:p>G</text:p>
          </table:table-cell>
          <table:table-cell table:formula="of:=[.C140]" office:value-type="float" office:value="74">
            <text:p>74</text:p>
          </table:table-cell>
          <table:table-cell table:formula="of:=CHAR([.C166])" office:value-type="string" office:string-value="J">
            <text:p>J</text:p>
          </table:table-cell>
          <table:table-cell table:formula="of:=CONCATENATE([.B166];[.D166])" office:value-type="string" office:string-value="GJ">
            <text:p>GJ</text:p>
          </table:table-cell>
          <table:table-cell table:formula="of:=CONCATENATE(&quot;inline int Inline&quot;;[.E166];&quot;(const int x) { return Inline&quot;;[.E165];&quot;(x) +  2; }&quot;)" office:value-type="string" office:string-value="inline int InlineGJ(const int x) { return InlineGI(x) +  2; }">
            <text:p>inline int InlineGJ(const int x) { return InlineGI(x) + <text:s/>2; }</text:p>
          </table:table-cell>
          <table:table-cell table:formula="of:=CONCATENATE(&quot;int NonInline&quot;;[.$E166];&quot;(const int x) { return NonInline&quot;;[.$E165];&quot;(x) +  2; }&quot;)" office:value-type="string" office:string-value="int NonInlineGJ(const int x) { return NonInlineGI(x) +  2; }">
            <text:p>int NonInlineGJ(const int x) { return NonInlineGI(x) + <text:s/>2; }</text:p>
          </table:table-cell>
        </table:table-row>
        <table:table-row table:style-name="ro1">
          <table:table-cell table:formula="of:=[.A141]+1" office:value-type="float" office:value="71">
            <text:p>71</text:p>
          </table:table-cell>
          <table:table-cell table:formula="of:=CHAR([.A167])" office:value-type="string" office:string-value="G">
            <text:p>G</text:p>
          </table:table-cell>
          <table:table-cell table:formula="of:=[.C141]" office:value-type="float" office:value="75">
            <text:p>75</text:p>
          </table:table-cell>
          <table:table-cell table:formula="of:=CHAR([.C167])" office:value-type="string" office:string-value="K">
            <text:p>K</text:p>
          </table:table-cell>
          <table:table-cell table:formula="of:=CONCATENATE([.B167];[.D167])" office:value-type="string" office:string-value="GK">
            <text:p>GK</text:p>
          </table:table-cell>
          <table:table-cell table:formula="of:=CONCATENATE(&quot;inline int Inline&quot;;[.E167];&quot;(const int x) { return Inline&quot;;[.E166];&quot;(x) +  2; }&quot;)" office:value-type="string" office:string-value="inline int InlineGK(const int x) { return InlineGJ(x) +  2; }">
            <text:p>inline int InlineGK(const int x) { return InlineGJ(x) + <text:s/>2; }</text:p>
          </table:table-cell>
          <table:table-cell table:formula="of:=CONCATENATE(&quot;int NonInline&quot;;[.$E167];&quot;(const int x) { return NonInline&quot;;[.$E166];&quot;(x) +  2; }&quot;)" office:value-type="string" office:string-value="int NonInlineGK(const int x) { return NonInlineGJ(x) +  2; }">
            <text:p>int NonInlineGK(const int x) { return NonInlineGJ(x) + <text:s/>2; }</text:p>
          </table:table-cell>
        </table:table-row>
        <table:table-row table:style-name="ro1">
          <table:table-cell table:formula="of:=[.A142]+1" office:value-type="float" office:value="71">
            <text:p>71</text:p>
          </table:table-cell>
          <table:table-cell table:formula="of:=CHAR([.A168])" office:value-type="string" office:string-value="G">
            <text:p>G</text:p>
          </table:table-cell>
          <table:table-cell table:formula="of:=[.C142]" office:value-type="float" office:value="76">
            <text:p>76</text:p>
          </table:table-cell>
          <table:table-cell table:formula="of:=CHAR([.C168])" office:value-type="string" office:string-value="L">
            <text:p>L</text:p>
          </table:table-cell>
          <table:table-cell table:formula="of:=CONCATENATE([.B168];[.D168])" office:value-type="string" office:string-value="GL">
            <text:p>GL</text:p>
          </table:table-cell>
          <table:table-cell table:formula="of:=CONCATENATE(&quot;inline int Inline&quot;;[.E168];&quot;(const int x) { return Inline&quot;;[.E167];&quot;(x) +  2; }&quot;)" office:value-type="string" office:string-value="inline int InlineGL(const int x) { return InlineGK(x) +  2; }">
            <text:p>inline int InlineGL(const int x) { return InlineGK(x) + <text:s/>2; }</text:p>
          </table:table-cell>
          <table:table-cell table:formula="of:=CONCATENATE(&quot;int NonInline&quot;;[.$E168];&quot;(const int x) { return NonInline&quot;;[.$E167];&quot;(x) +  2; }&quot;)" office:value-type="string" office:string-value="int NonInlineGL(const int x) { return NonInlineGK(x) +  2; }">
            <text:p>int NonInlineGL(const int x) { return NonInlineGK(x) + <text:s/>2; }</text:p>
          </table:table-cell>
        </table:table-row>
        <table:table-row table:style-name="ro1">
          <table:table-cell table:formula="of:=[.A143]+1" office:value-type="float" office:value="71">
            <text:p>71</text:p>
          </table:table-cell>
          <table:table-cell table:formula="of:=CHAR([.A169])" office:value-type="string" office:string-value="G">
            <text:p>G</text:p>
          </table:table-cell>
          <table:table-cell table:formula="of:=[.C143]" office:value-type="float" office:value="77">
            <text:p>77</text:p>
          </table:table-cell>
          <table:table-cell table:formula="of:=CHAR([.C169])" office:value-type="string" office:string-value="M">
            <text:p>M</text:p>
          </table:table-cell>
          <table:table-cell table:formula="of:=CONCATENATE([.B169];[.D169])" office:value-type="string" office:string-value="GM">
            <text:p>GM</text:p>
          </table:table-cell>
          <table:table-cell table:formula="of:=CONCATENATE(&quot;inline int Inline&quot;;[.E169];&quot;(const int x) { return Inline&quot;;[.E168];&quot;(x) +  2; }&quot;)" office:value-type="string" office:string-value="inline int InlineGM(const int x) { return InlineGL(x) +  2; }">
            <text:p>inline int InlineGM(const int x) { return InlineGL(x) + <text:s/>2; }</text:p>
          </table:table-cell>
          <table:table-cell table:formula="of:=CONCATENATE(&quot;int NonInline&quot;;[.$E169];&quot;(const int x) { return NonInline&quot;;[.$E168];&quot;(x) +  2; }&quot;)" office:value-type="string" office:string-value="int NonInlineGM(const int x) { return NonInlineGL(x) +  2; }">
            <text:p>int NonInlineGM(const int x) { return NonInlineGL(x) + <text:s/>2; }</text:p>
          </table:table-cell>
        </table:table-row>
        <table:table-row table:style-name="ro1">
          <table:table-cell table:formula="of:=[.A144]+1" office:value-type="float" office:value="71">
            <text:p>71</text:p>
          </table:table-cell>
          <table:table-cell table:formula="of:=CHAR([.A170])" office:value-type="string" office:string-value="G">
            <text:p>G</text:p>
          </table:table-cell>
          <table:table-cell table:formula="of:=[.C144]" office:value-type="float" office:value="78">
            <text:p>78</text:p>
          </table:table-cell>
          <table:table-cell table:formula="of:=CHAR([.C170])" office:value-type="string" office:string-value="N">
            <text:p>N</text:p>
          </table:table-cell>
          <table:table-cell table:formula="of:=CONCATENATE([.B170];[.D170])" office:value-type="string" office:string-value="GN">
            <text:p>GN</text:p>
          </table:table-cell>
          <table:table-cell table:formula="of:=CONCATENATE(&quot;inline int Inline&quot;;[.E170];&quot;(const int x) { return Inline&quot;;[.E169];&quot;(x) +  2; }&quot;)" office:value-type="string" office:string-value="inline int InlineGN(const int x) { return InlineGM(x) +  2; }">
            <text:p>inline int InlineGN(const int x) { return InlineGM(x) + <text:s/>2; }</text:p>
          </table:table-cell>
          <table:table-cell table:formula="of:=CONCATENATE(&quot;int NonInline&quot;;[.$E170];&quot;(const int x) { return NonInline&quot;;[.$E169];&quot;(x) +  2; }&quot;)" office:value-type="string" office:string-value="int NonInlineGN(const int x) { return NonInlineGM(x) +  2; }">
            <text:p>int NonInlineGN(const int x) { return NonInlineGM(x) + <text:s/>2; }</text:p>
          </table:table-cell>
        </table:table-row>
        <table:table-row table:style-name="ro1">
          <table:table-cell table:formula="of:=[.A145]+1" office:value-type="float" office:value="71">
            <text:p>71</text:p>
          </table:table-cell>
          <table:table-cell table:formula="of:=CHAR([.A171])" office:value-type="string" office:string-value="G">
            <text:p>G</text:p>
          </table:table-cell>
          <table:table-cell table:formula="of:=[.C145]" office:value-type="float" office:value="79">
            <text:p>79</text:p>
          </table:table-cell>
          <table:table-cell table:formula="of:=CHAR([.C171])" office:value-type="string" office:string-value="O">
            <text:p>O</text:p>
          </table:table-cell>
          <table:table-cell table:formula="of:=CONCATENATE([.B171];[.D171])" office:value-type="string" office:string-value="GO">
            <text:p>GO</text:p>
          </table:table-cell>
          <table:table-cell table:formula="of:=CONCATENATE(&quot;inline int Inline&quot;;[.E171];&quot;(const int x) { return Inline&quot;;[.E170];&quot;(x) +  2; }&quot;)" office:value-type="string" office:string-value="inline int InlineGO(const int x) { return InlineGN(x) +  2; }">
            <text:p>inline int InlineGO(const int x) { return InlineGN(x) + <text:s/>2; }</text:p>
          </table:table-cell>
          <table:table-cell table:formula="of:=CONCATENATE(&quot;int NonInline&quot;;[.$E171];&quot;(const int x) { return NonInline&quot;;[.$E170];&quot;(x) +  2; }&quot;)" office:value-type="string" office:string-value="int NonInlineGO(const int x) { return NonInlineGN(x) +  2; }">
            <text:p>int NonInlineGO(const int x) { return NonInlineGN(x) + <text:s/>2; }</text:p>
          </table:table-cell>
        </table:table-row>
        <table:table-row table:style-name="ro1">
          <table:table-cell table:formula="of:=[.A146]+1" office:value-type="float" office:value="71">
            <text:p>71</text:p>
          </table:table-cell>
          <table:table-cell table:formula="of:=CHAR([.A172])" office:value-type="string" office:string-value="G">
            <text:p>G</text:p>
          </table:table-cell>
          <table:table-cell table:formula="of:=[.C146]" office:value-type="float" office:value="80">
            <text:p>80</text:p>
          </table:table-cell>
          <table:table-cell table:formula="of:=CHAR([.C172])" office:value-type="string" office:string-value="P">
            <text:p>P</text:p>
          </table:table-cell>
          <table:table-cell table:formula="of:=CONCATENATE([.B172];[.D172])" office:value-type="string" office:string-value="GP">
            <text:p>GP</text:p>
          </table:table-cell>
          <table:table-cell table:formula="of:=CONCATENATE(&quot;inline int Inline&quot;;[.E172];&quot;(const int x) { return Inline&quot;;[.E171];&quot;(x) +  2; }&quot;)" office:value-type="string" office:string-value="inline int InlineGP(const int x) { return InlineGO(x) +  2; }">
            <text:p>inline int InlineGP(const int x) { return InlineGO(x) + <text:s/>2; }</text:p>
          </table:table-cell>
          <table:table-cell table:formula="of:=CONCATENATE(&quot;int NonInline&quot;;[.$E172];&quot;(const int x) { return NonInline&quot;;[.$E171];&quot;(x) +  2; }&quot;)" office:value-type="string" office:string-value="int NonInlineGP(const int x) { return NonInlineGO(x) +  2; }">
            <text:p>int NonInlineGP(const int x) { return NonInlineGO(x) + <text:s/>2; }</text:p>
          </table:table-cell>
        </table:table-row>
        <table:table-row table:style-name="ro1">
          <table:table-cell table:formula="of:=[.A147]+1" office:value-type="float" office:value="71">
            <text:p>71</text:p>
          </table:table-cell>
          <table:table-cell table:formula="of:=CHAR([.A173])" office:value-type="string" office:string-value="G">
            <text:p>G</text:p>
          </table:table-cell>
          <table:table-cell table:formula="of:=[.C147]" office:value-type="float" office:value="81">
            <text:p>81</text:p>
          </table:table-cell>
          <table:table-cell table:formula="of:=CHAR([.C173])" office:value-type="string" office:string-value="Q">
            <text:p>Q</text:p>
          </table:table-cell>
          <table:table-cell table:formula="of:=CONCATENATE([.B173];[.D173])" office:value-type="string" office:string-value="GQ">
            <text:p>GQ</text:p>
          </table:table-cell>
          <table:table-cell table:formula="of:=CONCATENATE(&quot;inline int Inline&quot;;[.E173];&quot;(const int x) { return Inline&quot;;[.E172];&quot;(x) +  2; }&quot;)" office:value-type="string" office:string-value="inline int InlineGQ(const int x) { return InlineGP(x) +  2; }">
            <text:p>inline int InlineGQ(const int x) { return InlineGP(x) + <text:s/>2; }</text:p>
          </table:table-cell>
          <table:table-cell table:formula="of:=CONCATENATE(&quot;int NonInline&quot;;[.$E173];&quot;(const int x) { return NonInline&quot;;[.$E172];&quot;(x) +  2; }&quot;)" office:value-type="string" office:string-value="int NonInlineGQ(const int x) { return NonInlineGP(x) +  2; }">
            <text:p>int NonInlineGQ(const int x) { return NonInlineGP(x) + <text:s/>2; }</text:p>
          </table:table-cell>
        </table:table-row>
        <table:table-row table:style-name="ro1">
          <table:table-cell table:formula="of:=[.A148]+1" office:value-type="float" office:value="71">
            <text:p>71</text:p>
          </table:table-cell>
          <table:table-cell table:formula="of:=CHAR([.A174])" office:value-type="string" office:string-value="G">
            <text:p>G</text:p>
          </table:table-cell>
          <table:table-cell table:formula="of:=[.C148]" office:value-type="float" office:value="82">
            <text:p>82</text:p>
          </table:table-cell>
          <table:table-cell table:formula="of:=CHAR([.C174])" office:value-type="string" office:string-value="R">
            <text:p>R</text:p>
          </table:table-cell>
          <table:table-cell table:formula="of:=CONCATENATE([.B174];[.D174])" office:value-type="string" office:string-value="GR">
            <text:p>GR</text:p>
          </table:table-cell>
          <table:table-cell table:formula="of:=CONCATENATE(&quot;inline int Inline&quot;;[.E174];&quot;(const int x) { return Inline&quot;;[.E173];&quot;(x) +  2; }&quot;)" office:value-type="string" office:string-value="inline int InlineGR(const int x) { return InlineGQ(x) +  2; }">
            <text:p>inline int InlineGR(const int x) { return InlineGQ(x) + <text:s/>2; }</text:p>
          </table:table-cell>
          <table:table-cell table:formula="of:=CONCATENATE(&quot;int NonInline&quot;;[.$E174];&quot;(const int x) { return NonInline&quot;;[.$E173];&quot;(x) +  2; }&quot;)" office:value-type="string" office:string-value="int NonInlineGR(const int x) { return NonInlineGQ(x) +  2; }">
            <text:p>int NonInlineGR(const int x) { return NonInlineGQ(x) + <text:s/>2; }</text:p>
          </table:table-cell>
        </table:table-row>
        <table:table-row table:style-name="ro1">
          <table:table-cell table:formula="of:=[.A149]+1" office:value-type="float" office:value="71">
            <text:p>71</text:p>
          </table:table-cell>
          <table:table-cell table:formula="of:=CHAR([.A175])" office:value-type="string" office:string-value="G">
            <text:p>G</text:p>
          </table:table-cell>
          <table:table-cell table:formula="of:=[.C149]" office:value-type="float" office:value="83">
            <text:p>83</text:p>
          </table:table-cell>
          <table:table-cell table:formula="of:=CHAR([.C175])" office:value-type="string" office:string-value="S">
            <text:p>S</text:p>
          </table:table-cell>
          <table:table-cell table:formula="of:=CONCATENATE([.B175];[.D175])" office:value-type="string" office:string-value="GS">
            <text:p>GS</text:p>
          </table:table-cell>
          <table:table-cell table:formula="of:=CONCATENATE(&quot;inline int Inline&quot;;[.E175];&quot;(const int x) { return Inline&quot;;[.E174];&quot;(x) +  2; }&quot;)" office:value-type="string" office:string-value="inline int InlineGS(const int x) { return InlineGR(x) +  2; }">
            <text:p>inline int InlineGS(const int x) { return InlineGR(x) + <text:s/>2; }</text:p>
          </table:table-cell>
          <table:table-cell table:formula="of:=CONCATENATE(&quot;int NonInline&quot;;[.$E175];&quot;(const int x) { return NonInline&quot;;[.$E174];&quot;(x) +  2; }&quot;)" office:value-type="string" office:string-value="int NonInlineGS(const int x) { return NonInlineGR(x) +  2; }">
            <text:p>int NonInlineGS(const int x) { return NonInlineGR(x) + <text:s/>2; }</text:p>
          </table:table-cell>
        </table:table-row>
        <table:table-row table:style-name="ro1">
          <table:table-cell table:formula="of:=[.A150]+1" office:value-type="float" office:value="71">
            <text:p>71</text:p>
          </table:table-cell>
          <table:table-cell table:formula="of:=CHAR([.A176])" office:value-type="string" office:string-value="G">
            <text:p>G</text:p>
          </table:table-cell>
          <table:table-cell table:formula="of:=[.C150]" office:value-type="float" office:value="84">
            <text:p>84</text:p>
          </table:table-cell>
          <table:table-cell table:formula="of:=CHAR([.C176])" office:value-type="string" office:string-value="T">
            <text:p>T</text:p>
          </table:table-cell>
          <table:table-cell table:formula="of:=CONCATENATE([.B176];[.D176])" office:value-type="string" office:string-value="GT">
            <text:p>GT</text:p>
          </table:table-cell>
          <table:table-cell table:formula="of:=CONCATENATE(&quot;inline int Inline&quot;;[.E176];&quot;(const int x) { return Inline&quot;;[.E175];&quot;(x) +  2; }&quot;)" office:value-type="string" office:string-value="inline int InlineGT(const int x) { return InlineGS(x) +  2; }">
            <text:p>inline int InlineGT(const int x) { return InlineGS(x) + <text:s/>2; }</text:p>
          </table:table-cell>
          <table:table-cell table:formula="of:=CONCATENATE(&quot;int NonInline&quot;;[.$E176];&quot;(const int x) { return NonInline&quot;;[.$E175];&quot;(x) +  2; }&quot;)" office:value-type="string" office:string-value="int NonInlineGT(const int x) { return NonInlineGS(x) +  2; }">
            <text:p>int NonInlineGT(const int x) { return NonInlineGS(x) + <text:s/>2; }</text:p>
          </table:table-cell>
        </table:table-row>
        <table:table-row table:style-name="ro1">
          <table:table-cell table:formula="of:=[.A151]+1" office:value-type="float" office:value="71">
            <text:p>71</text:p>
          </table:table-cell>
          <table:table-cell table:formula="of:=CHAR([.A177])" office:value-type="string" office:string-value="G">
            <text:p>G</text:p>
          </table:table-cell>
          <table:table-cell table:formula="of:=[.C151]" office:value-type="float" office:value="85">
            <text:p>85</text:p>
          </table:table-cell>
          <table:table-cell table:formula="of:=CHAR([.C177])" office:value-type="string" office:string-value="U">
            <text:p>U</text:p>
          </table:table-cell>
          <table:table-cell table:formula="of:=CONCATENATE([.B177];[.D177])" office:value-type="string" office:string-value="GU">
            <text:p>GU</text:p>
          </table:table-cell>
          <table:table-cell table:formula="of:=CONCATENATE(&quot;inline int Inline&quot;;[.E177];&quot;(const int x) { return Inline&quot;;[.E176];&quot;(x) +  2; }&quot;)" office:value-type="string" office:string-value="inline int InlineGU(const int x) { return InlineGT(x) +  2; }">
            <text:p>inline int InlineGU(const int x) { return InlineGT(x) + <text:s/>2; }</text:p>
          </table:table-cell>
          <table:table-cell table:formula="of:=CONCATENATE(&quot;int NonInline&quot;;[.$E177];&quot;(const int x) { return NonInline&quot;;[.$E176];&quot;(x) +  2; }&quot;)" office:value-type="string" office:string-value="int NonInlineGU(const int x) { return NonInlineGT(x) +  2; }">
            <text:p>int NonInlineGU(const int x) { return NonInlineGT(x) + <text:s/>2; }</text:p>
          </table:table-cell>
        </table:table-row>
        <table:table-row table:style-name="ro1">
          <table:table-cell table:formula="of:=[.A152]+1" office:value-type="float" office:value="71">
            <text:p>71</text:p>
          </table:table-cell>
          <table:table-cell table:formula="of:=CHAR([.A178])" office:value-type="string" office:string-value="G">
            <text:p>G</text:p>
          </table:table-cell>
          <table:table-cell table:formula="of:=[.C152]" office:value-type="float" office:value="86">
            <text:p>86</text:p>
          </table:table-cell>
          <table:table-cell table:formula="of:=CHAR([.C178])" office:value-type="string" office:string-value="V">
            <text:p>V</text:p>
          </table:table-cell>
          <table:table-cell table:formula="of:=CONCATENATE([.B178];[.D178])" office:value-type="string" office:string-value="GV">
            <text:p>GV</text:p>
          </table:table-cell>
          <table:table-cell table:formula="of:=CONCATENATE(&quot;inline int Inline&quot;;[.E178];&quot;(const int x) { return Inline&quot;;[.E177];&quot;(x) +  2; }&quot;)" office:value-type="string" office:string-value="inline int InlineGV(const int x) { return InlineGU(x) +  2; }">
            <text:p>inline int InlineGV(const int x) { return InlineGU(x) + <text:s/>2; }</text:p>
          </table:table-cell>
          <table:table-cell table:formula="of:=CONCATENATE(&quot;int NonInline&quot;;[.$E178];&quot;(const int x) { return NonInline&quot;;[.$E177];&quot;(x) +  2; }&quot;)" office:value-type="string" office:string-value="int NonInlineGV(const int x) { return NonInlineGU(x) +  2; }">
            <text:p>int NonInlineGV(const int x) { return NonInlineGU(x) + <text:s/>2; }</text:p>
          </table:table-cell>
        </table:table-row>
        <table:table-row table:style-name="ro1">
          <table:table-cell table:formula="of:=[.A153]+1" office:value-type="float" office:value="71">
            <text:p>71</text:p>
          </table:table-cell>
          <table:table-cell table:formula="of:=CHAR([.A179])" office:value-type="string" office:string-value="G">
            <text:p>G</text:p>
          </table:table-cell>
          <table:table-cell table:formula="of:=[.C153]" office:value-type="float" office:value="87">
            <text:p>87</text:p>
          </table:table-cell>
          <table:table-cell table:formula="of:=CHAR([.C179])" office:value-type="string" office:string-value="W">
            <text:p>W</text:p>
          </table:table-cell>
          <table:table-cell table:formula="of:=CONCATENATE([.B179];[.D179])" office:value-type="string" office:string-value="GW">
            <text:p>GW</text:p>
          </table:table-cell>
          <table:table-cell table:formula="of:=CONCATENATE(&quot;inline int Inline&quot;;[.E179];&quot;(const int x) { return Inline&quot;;[.E178];&quot;(x) +  2; }&quot;)" office:value-type="string" office:string-value="inline int InlineGW(const int x) { return InlineGV(x) +  2; }">
            <text:p>inline int InlineGW(const int x) { return InlineGV(x) + <text:s/>2; }</text:p>
          </table:table-cell>
          <table:table-cell table:formula="of:=CONCATENATE(&quot;int NonInline&quot;;[.$E179];&quot;(const int x) { return NonInline&quot;;[.$E178];&quot;(x) +  2; }&quot;)" office:value-type="string" office:string-value="int NonInlineGW(const int x) { return NonInlineGV(x) +  2; }">
            <text:p>int NonInlineGW(const int x) { return NonInlineGV(x) + <text:s/>2; }</text:p>
          </table:table-cell>
        </table:table-row>
        <table:table-row table:style-name="ro1">
          <table:table-cell table:formula="of:=[.A154]+1" office:value-type="float" office:value="71">
            <text:p>71</text:p>
          </table:table-cell>
          <table:table-cell table:formula="of:=CHAR([.A180])" office:value-type="string" office:string-value="G">
            <text:p>G</text:p>
          </table:table-cell>
          <table:table-cell table:formula="of:=[.C154]" office:value-type="float" office:value="88">
            <text:p>88</text:p>
          </table:table-cell>
          <table:table-cell table:formula="of:=CHAR([.C180])" office:value-type="string" office:string-value="X">
            <text:p>X</text:p>
          </table:table-cell>
          <table:table-cell table:formula="of:=CONCATENATE([.B180];[.D180])" office:value-type="string" office:string-value="GX">
            <text:p>GX</text:p>
          </table:table-cell>
          <table:table-cell table:formula="of:=CONCATENATE(&quot;inline int Inline&quot;;[.E180];&quot;(const int x) { return Inline&quot;;[.E179];&quot;(x) +  2; }&quot;)" office:value-type="string" office:string-value="inline int InlineGX(const int x) { return InlineGW(x) +  2; }">
            <text:p>inline int InlineGX(const int x) { return InlineGW(x) + <text:s/>2; }</text:p>
          </table:table-cell>
          <table:table-cell table:formula="of:=CONCATENATE(&quot;int NonInline&quot;;[.$E180];&quot;(const int x) { return NonInline&quot;;[.$E179];&quot;(x) +  2; }&quot;)" office:value-type="string" office:string-value="int NonInlineGX(const int x) { return NonInlineGW(x) +  2; }">
            <text:p>int NonInlineGX(const int x) { return NonInlineGW(x) + <text:s/>2; }</text:p>
          </table:table-cell>
        </table:table-row>
        <table:table-row table:style-name="ro1">
          <table:table-cell table:formula="of:=[.A155]+1" office:value-type="float" office:value="71">
            <text:p>71</text:p>
          </table:table-cell>
          <table:table-cell table:formula="of:=CHAR([.A181])" office:value-type="string" office:string-value="G">
            <text:p>G</text:p>
          </table:table-cell>
          <table:table-cell table:formula="of:=[.C155]" office:value-type="float" office:value="89">
            <text:p>89</text:p>
          </table:table-cell>
          <table:table-cell table:formula="of:=CHAR([.C181])" office:value-type="string" office:string-value="Y">
            <text:p>Y</text:p>
          </table:table-cell>
          <table:table-cell table:formula="of:=CONCATENATE([.B181];[.D181])" office:value-type="string" office:string-value="GY">
            <text:p>GY</text:p>
          </table:table-cell>
          <table:table-cell table:formula="of:=CONCATENATE(&quot;inline int Inline&quot;;[.E181];&quot;(const int x) { return Inline&quot;;[.E180];&quot;(x) +  2; }&quot;)" office:value-type="string" office:string-value="inline int InlineGY(const int x) { return InlineGX(x) +  2; }">
            <text:p>inline int InlineGY(const int x) { return InlineGX(x) + <text:s/>2; }</text:p>
          </table:table-cell>
          <table:table-cell table:formula="of:=CONCATENATE(&quot;int NonInline&quot;;[.$E181];&quot;(const int x) { return NonInline&quot;;[.$E180];&quot;(x) +  2; }&quot;)" office:value-type="string" office:string-value="int NonInlineGY(const int x) { return NonInlineGX(x) +  2; }">
            <text:p>int NonInlineGY(const int x) { return NonInlineGX(x) + <text:s/>2; }</text:p>
          </table:table-cell>
        </table:table-row>
        <table:table-row table:style-name="ro1">
          <table:table-cell table:formula="of:=[.A156]+1" office:value-type="float" office:value="71">
            <text:p>71</text:p>
          </table:table-cell>
          <table:table-cell table:formula="of:=CHAR([.A182])" office:value-type="string" office:string-value="G">
            <text:p>G</text:p>
          </table:table-cell>
          <table:table-cell table:formula="of:=[.C156]" office:value-type="float" office:value="90">
            <text:p>90</text:p>
          </table:table-cell>
          <table:table-cell table:formula="of:=CHAR([.C182])" office:value-type="string" office:string-value="Z">
            <text:p>Z</text:p>
          </table:table-cell>
          <table:table-cell table:formula="of:=CONCATENATE([.B182];[.D182])" office:value-type="string" office:string-value="GZ">
            <text:p>GZ</text:p>
          </table:table-cell>
          <table:table-cell table:formula="of:=CONCATENATE(&quot;inline int Inline&quot;;[.E182];&quot;(const int x) { return Inline&quot;;[.E181];&quot;(x) +  2; }&quot;)" office:value-type="string" office:string-value="inline int InlineGZ(const int x) { return InlineGY(x) +  2; }">
            <text:p>inline int InlineGZ(const int x) { return InlineGY(x) + <text:s/>2; }</text:p>
          </table:table-cell>
          <table:table-cell table:formula="of:=CONCATENATE(&quot;int NonInline&quot;;[.$E182];&quot;(const int x) { return NonInline&quot;;[.$E181];&quot;(x) +  2; }&quot;)" office:value-type="string" office:string-value="int NonInlineGZ(const int x) { return NonInlineGY(x) +  2; }">
            <text:p>int NonInlineGZ(const int x) { return NonInlineGY(x) + <text:s/>2; }</text:p>
          </table:table-cell>
        </table:table-row>
        <table:table-row table:style-name="ro1">
          <table:table-cell table:formula="of:=[.A157]+1" office:value-type="float" office:value="72">
            <text:p>72</text:p>
          </table:table-cell>
          <table:table-cell table:formula="of:=CHAR([.A183])" office:value-type="string" office:string-value="H">
            <text:p>H</text:p>
          </table:table-cell>
          <table:table-cell table:formula="of:=[.C157]" office:value-type="float" office:value="65">
            <text:p>65</text:p>
          </table:table-cell>
          <table:table-cell table:formula="of:=CHAR([.C183])" office:value-type="string" office:string-value="A">
            <text:p>A</text:p>
          </table:table-cell>
          <table:table-cell table:formula="of:=CONCATENATE([.B183];[.D183])" office:value-type="string" office:string-value="HA">
            <text:p>HA</text:p>
          </table:table-cell>
          <table:table-cell table:formula="of:=CONCATENATE(&quot;inline int Inline&quot;;[.E183];&quot;(const int x) { return Inline&quot;;[.E182];&quot;(x) +  2; }&quot;)" office:value-type="string" office:string-value="inline int InlineHA(const int x) { return InlineGZ(x) +  2; }">
            <text:p>inline int InlineHA(const int x) { return InlineGZ(x) + <text:s/>2; }</text:p>
          </table:table-cell>
          <table:table-cell table:formula="of:=CONCATENATE(&quot;int NonInline&quot;;[.$E183];&quot;(const int x) { return NonInline&quot;;[.$E182];&quot;(x) +  2; }&quot;)" office:value-type="string" office:string-value="int NonInlineHA(const int x) { return NonInlineGZ(x) +  2; }">
            <text:p>int NonInlineHA(const int x) { return NonInlineGZ(x) + <text:s/>2; }</text:p>
          </table:table-cell>
        </table:table-row>
        <table:table-row table:style-name="ro1">
          <table:table-cell table:formula="of:=[.A158]+1" office:value-type="float" office:value="72">
            <text:p>72</text:p>
          </table:table-cell>
          <table:table-cell table:formula="of:=CHAR([.A184])" office:value-type="string" office:string-value="H">
            <text:p>H</text:p>
          </table:table-cell>
          <table:table-cell table:formula="of:=[.C158]" office:value-type="float" office:value="66">
            <text:p>66</text:p>
          </table:table-cell>
          <table:table-cell table:formula="of:=CHAR([.C184])" office:value-type="string" office:string-value="B">
            <text:p>B</text:p>
          </table:table-cell>
          <table:table-cell table:formula="of:=CONCATENATE([.B184];[.D184])" office:value-type="string" office:string-value="HB">
            <text:p>HB</text:p>
          </table:table-cell>
          <table:table-cell table:formula="of:=CONCATENATE(&quot;inline int Inline&quot;;[.E184];&quot;(const int x) { return Inline&quot;;[.E183];&quot;(x) +  2; }&quot;)" office:value-type="string" office:string-value="inline int InlineHB(const int x) { return InlineHA(x) +  2; }">
            <text:p>inline int InlineHB(const int x) { return InlineHA(x) + <text:s/>2; }</text:p>
          </table:table-cell>
          <table:table-cell table:formula="of:=CONCATENATE(&quot;int NonInline&quot;;[.$E184];&quot;(const int x) { return NonInline&quot;;[.$E183];&quot;(x) +  2; }&quot;)" office:value-type="string" office:string-value="int NonInlineHB(const int x) { return NonInlineHA(x) +  2; }">
            <text:p>int NonInlineHB(const int x) { return NonInlineHA(x) + <text:s/>2; }</text:p>
          </table:table-cell>
        </table:table-row>
        <table:table-row table:style-name="ro1">
          <table:table-cell table:formula="of:=[.A159]+1" office:value-type="float" office:value="72">
            <text:p>72</text:p>
          </table:table-cell>
          <table:table-cell table:formula="of:=CHAR([.A185])" office:value-type="string" office:string-value="H">
            <text:p>H</text:p>
          </table:table-cell>
          <table:table-cell table:formula="of:=[.C159]" office:value-type="float" office:value="67">
            <text:p>67</text:p>
          </table:table-cell>
          <table:table-cell table:formula="of:=CHAR([.C185])" office:value-type="string" office:string-value="C">
            <text:p>C</text:p>
          </table:table-cell>
          <table:table-cell table:formula="of:=CONCATENATE([.B185];[.D185])" office:value-type="string" office:string-value="HC">
            <text:p>HC</text:p>
          </table:table-cell>
          <table:table-cell table:formula="of:=CONCATENATE(&quot;inline int Inline&quot;;[.E185];&quot;(const int x) { return Inline&quot;;[.E184];&quot;(x) +  2; }&quot;)" office:value-type="string" office:string-value="inline int InlineHC(const int x) { return InlineHB(x) +  2; }">
            <text:p>inline int InlineHC(const int x) { return InlineHB(x) + <text:s/>2; }</text:p>
          </table:table-cell>
          <table:table-cell table:formula="of:=CONCATENATE(&quot;int NonInline&quot;;[.$E185];&quot;(const int x) { return NonInline&quot;;[.$E184];&quot;(x) +  2; }&quot;)" office:value-type="string" office:string-value="int NonInlineHC(const int x) { return NonInlineHB(x) +  2; }">
            <text:p>int NonInlineHC(const int x) { return NonInlineHB(x) + <text:s/>2; }</text:p>
          </table:table-cell>
        </table:table-row>
        <table:table-row table:style-name="ro1">
          <table:table-cell table:formula="of:=[.A160]+1" office:value-type="float" office:value="72">
            <text:p>72</text:p>
          </table:table-cell>
          <table:table-cell table:formula="of:=CHAR([.A186])" office:value-type="string" office:string-value="H">
            <text:p>H</text:p>
          </table:table-cell>
          <table:table-cell table:formula="of:=[.C160]" office:value-type="float" office:value="68">
            <text:p>68</text:p>
          </table:table-cell>
          <table:table-cell table:formula="of:=CHAR([.C186])" office:value-type="string" office:string-value="D">
            <text:p>D</text:p>
          </table:table-cell>
          <table:table-cell table:formula="of:=CONCATENATE([.B186];[.D186])" office:value-type="string" office:string-value="HD">
            <text:p>HD</text:p>
          </table:table-cell>
          <table:table-cell table:formula="of:=CONCATENATE(&quot;inline int Inline&quot;;[.E186];&quot;(const int x) { return Inline&quot;;[.E185];&quot;(x) +  2; }&quot;)" office:value-type="string" office:string-value="inline int InlineHD(const int x) { return InlineHC(x) +  2; }">
            <text:p>inline int InlineHD(const int x) { return InlineHC(x) + <text:s/>2; }</text:p>
          </table:table-cell>
          <table:table-cell table:formula="of:=CONCATENATE(&quot;int NonInline&quot;;[.$E186];&quot;(const int x) { return NonInline&quot;;[.$E185];&quot;(x) +  2; }&quot;)" office:value-type="string" office:string-value="int NonInlineHD(const int x) { return NonInlineHC(x) +  2; }">
            <text:p>int NonInlineHD(const int x) { return NonInlineHC(x) + <text:s/>2; }</text:p>
          </table:table-cell>
        </table:table-row>
        <table:table-row table:style-name="ro1">
          <table:table-cell table:formula="of:=[.A161]+1" office:value-type="float" office:value="72">
            <text:p>72</text:p>
          </table:table-cell>
          <table:table-cell table:formula="of:=CHAR([.A187])" office:value-type="string" office:string-value="H">
            <text:p>H</text:p>
          </table:table-cell>
          <table:table-cell table:formula="of:=[.C161]" office:value-type="float" office:value="69">
            <text:p>69</text:p>
          </table:table-cell>
          <table:table-cell table:formula="of:=CHAR([.C187])" office:value-type="string" office:string-value="E">
            <text:p>E</text:p>
          </table:table-cell>
          <table:table-cell table:formula="of:=CONCATENATE([.B187];[.D187])" office:value-type="string" office:string-value="HE">
            <text:p>HE</text:p>
          </table:table-cell>
          <table:table-cell table:formula="of:=CONCATENATE(&quot;inline int Inline&quot;;[.E187];&quot;(const int x) { return Inline&quot;;[.E186];&quot;(x) +  2; }&quot;)" office:value-type="string" office:string-value="inline int InlineHE(const int x) { return InlineHD(x) +  2; }">
            <text:p>inline int InlineHE(const int x) { return InlineHD(x) + <text:s/>2; }</text:p>
          </table:table-cell>
          <table:table-cell table:formula="of:=CONCATENATE(&quot;int NonInline&quot;;[.$E187];&quot;(const int x) { return NonInline&quot;;[.$E186];&quot;(x) +  2; }&quot;)" office:value-type="string" office:string-value="int NonInlineHE(const int x) { return NonInlineHD(x) +  2; }">
            <text:p>int NonInlineHE(const int x) { return NonInlineHD(x) + <text:s/>2; }</text:p>
          </table:table-cell>
        </table:table-row>
        <table:table-row table:style-name="ro1">
          <table:table-cell table:formula="of:=[.A162]+1" office:value-type="float" office:value="72">
            <text:p>72</text:p>
          </table:table-cell>
          <table:table-cell table:formula="of:=CHAR([.A188])" office:value-type="string" office:string-value="H">
            <text:p>H</text:p>
          </table:table-cell>
          <table:table-cell table:formula="of:=[.C162]" office:value-type="float" office:value="70">
            <text:p>70</text:p>
          </table:table-cell>
          <table:table-cell table:formula="of:=CHAR([.C188])" office:value-type="string" office:string-value="F">
            <text:p>F</text:p>
          </table:table-cell>
          <table:table-cell table:formula="of:=CONCATENATE([.B188];[.D188])" office:value-type="string" office:string-value="HF">
            <text:p>HF</text:p>
          </table:table-cell>
          <table:table-cell table:formula="of:=CONCATENATE(&quot;inline int Inline&quot;;[.E188];&quot;(const int x) { return Inline&quot;;[.E187];&quot;(x) +  2; }&quot;)" office:value-type="string" office:string-value="inline int InlineHF(const int x) { return InlineHE(x) +  2; }">
            <text:p>inline int InlineHF(const int x) { return InlineHE(x) + <text:s/>2; }</text:p>
          </table:table-cell>
          <table:table-cell table:formula="of:=CONCATENATE(&quot;int NonInline&quot;;[.$E188];&quot;(const int x) { return NonInline&quot;;[.$E187];&quot;(x) +  2; }&quot;)" office:value-type="string" office:string-value="int NonInlineHF(const int x) { return NonInlineHE(x) +  2; }">
            <text:p>int NonInlineHF(const int x) { return NonInlineHE(x) + <text:s/>2; }</text:p>
          </table:table-cell>
        </table:table-row>
        <table:table-row table:style-name="ro1">
          <table:table-cell table:formula="of:=[.A163]+1" office:value-type="float" office:value="72">
            <text:p>72</text:p>
          </table:table-cell>
          <table:table-cell table:formula="of:=CHAR([.A189])" office:value-type="string" office:string-value="H">
            <text:p>H</text:p>
          </table:table-cell>
          <table:table-cell table:formula="of:=[.C163]" office:value-type="float" office:value="71">
            <text:p>71</text:p>
          </table:table-cell>
          <table:table-cell table:formula="of:=CHAR([.C189])" office:value-type="string" office:string-value="G">
            <text:p>G</text:p>
          </table:table-cell>
          <table:table-cell table:formula="of:=CONCATENATE([.B189];[.D189])" office:value-type="string" office:string-value="HG">
            <text:p>HG</text:p>
          </table:table-cell>
          <table:table-cell table:formula="of:=CONCATENATE(&quot;inline int Inline&quot;;[.E189];&quot;(const int x) { return Inline&quot;;[.E188];&quot;(x) +  2; }&quot;)" office:value-type="string" office:string-value="inline int InlineHG(const int x) { return InlineHF(x) +  2; }">
            <text:p>inline int InlineHG(const int x) { return InlineHF(x) + <text:s/>2; }</text:p>
          </table:table-cell>
          <table:table-cell table:formula="of:=CONCATENATE(&quot;int NonInline&quot;;[.$E189];&quot;(const int x) { return NonInline&quot;;[.$E188];&quot;(x) +  2; }&quot;)" office:value-type="string" office:string-value="int NonInlineHG(const int x) { return NonInlineHF(x) +  2; }">
            <text:p>int NonInlineHG(const int x) { return NonInlineHF(x) + <text:s/>2; }</text:p>
          </table:table-cell>
        </table:table-row>
        <table:table-row table:style-name="ro1">
          <table:table-cell table:formula="of:=[.A164]+1" office:value-type="float" office:value="72">
            <text:p>72</text:p>
          </table:table-cell>
          <table:table-cell table:formula="of:=CHAR([.A190])" office:value-type="string" office:string-value="H">
            <text:p>H</text:p>
          </table:table-cell>
          <table:table-cell table:formula="of:=[.C164]" office:value-type="float" office:value="72">
            <text:p>72</text:p>
          </table:table-cell>
          <table:table-cell table:formula="of:=CHAR([.C190])" office:value-type="string" office:string-value="H">
            <text:p>H</text:p>
          </table:table-cell>
          <table:table-cell table:formula="of:=CONCATENATE([.B190];[.D190])" office:value-type="string" office:string-value="HH">
            <text:p>HH</text:p>
          </table:table-cell>
          <table:table-cell table:formula="of:=CONCATENATE(&quot;inline int Inline&quot;;[.E190];&quot;(const int x) { return Inline&quot;;[.E189];&quot;(x) +  2; }&quot;)" office:value-type="string" office:string-value="inline int InlineHH(const int x) { return InlineHG(x) +  2; }">
            <text:p>inline int InlineHH(const int x) { return InlineHG(x) + <text:s/>2; }</text:p>
          </table:table-cell>
          <table:table-cell table:formula="of:=CONCATENATE(&quot;int NonInline&quot;;[.$E190];&quot;(const int x) { return NonInline&quot;;[.$E189];&quot;(x) +  2; }&quot;)" office:value-type="string" office:string-value="int NonInlineHH(const int x) { return NonInlineHG(x) +  2; }">
            <text:p>int NonInlineHH(const int x) { return NonInlineHG(x) + <text:s/>2; }</text:p>
          </table:table-cell>
        </table:table-row>
        <table:table-row table:style-name="ro1">
          <table:table-cell table:formula="of:=[.A165]+1" office:value-type="float" office:value="72">
            <text:p>72</text:p>
          </table:table-cell>
          <table:table-cell table:formula="of:=CHAR([.A191])" office:value-type="string" office:string-value="H">
            <text:p>H</text:p>
          </table:table-cell>
          <table:table-cell table:formula="of:=[.C165]" office:value-type="float" office:value="73">
            <text:p>73</text:p>
          </table:table-cell>
          <table:table-cell table:formula="of:=CHAR([.C191])" office:value-type="string" office:string-value="I">
            <text:p>I</text:p>
          </table:table-cell>
          <table:table-cell table:formula="of:=CONCATENATE([.B191];[.D191])" office:value-type="string" office:string-value="HI">
            <text:p>HI</text:p>
          </table:table-cell>
          <table:table-cell table:formula="of:=CONCATENATE(&quot;inline int Inline&quot;;[.E191];&quot;(const int x) { return Inline&quot;;[.E190];&quot;(x) +  2; }&quot;)" office:value-type="string" office:string-value="inline int InlineHI(const int x) { return InlineHH(x) +  2; }">
            <text:p>inline int InlineHI(const int x) { return InlineHH(x) + <text:s/>2; }</text:p>
          </table:table-cell>
          <table:table-cell table:formula="of:=CONCATENATE(&quot;int NonInline&quot;;[.$E191];&quot;(const int x) { return NonInline&quot;;[.$E190];&quot;(x) +  2; }&quot;)" office:value-type="string" office:string-value="int NonInlineHI(const int x) { return NonInlineHH(x) +  2; }">
            <text:p>int NonInlineHI(const int x) { return NonInlineHH(x) + <text:s/>2; }</text:p>
          </table:table-cell>
        </table:table-row>
        <table:table-row table:style-name="ro1">
          <table:table-cell table:formula="of:=[.A166]+1" office:value-type="float" office:value="72">
            <text:p>72</text:p>
          </table:table-cell>
          <table:table-cell table:formula="of:=CHAR([.A192])" office:value-type="string" office:string-value="H">
            <text:p>H</text:p>
          </table:table-cell>
          <table:table-cell table:formula="of:=[.C166]" office:value-type="float" office:value="74">
            <text:p>74</text:p>
          </table:table-cell>
          <table:table-cell table:formula="of:=CHAR([.C192])" office:value-type="string" office:string-value="J">
            <text:p>J</text:p>
          </table:table-cell>
          <table:table-cell table:formula="of:=CONCATENATE([.B192];[.D192])" office:value-type="string" office:string-value="HJ">
            <text:p>HJ</text:p>
          </table:table-cell>
          <table:table-cell table:formula="of:=CONCATENATE(&quot;inline int Inline&quot;;[.E192];&quot;(const int x) { return Inline&quot;;[.E191];&quot;(x) +  2; }&quot;)" office:value-type="string" office:string-value="inline int InlineHJ(const int x) { return InlineHI(x) +  2; }">
            <text:p>inline int InlineHJ(const int x) { return InlineHI(x) + <text:s/>2; }</text:p>
          </table:table-cell>
          <table:table-cell table:formula="of:=CONCATENATE(&quot;int NonInline&quot;;[.$E192];&quot;(const int x) { return NonInline&quot;;[.$E191];&quot;(x) +  2; }&quot;)" office:value-type="string" office:string-value="int NonInlineHJ(const int x) { return NonInlineHI(x) +  2; }">
            <text:p>int NonInlineHJ(const int x) { return NonInlineHI(x) + <text:s/>2; }</text:p>
          </table:table-cell>
        </table:table-row>
        <table:table-row table:style-name="ro1">
          <table:table-cell table:formula="of:=[.A167]+1" office:value-type="float" office:value="72">
            <text:p>72</text:p>
          </table:table-cell>
          <table:table-cell table:formula="of:=CHAR([.A193])" office:value-type="string" office:string-value="H">
            <text:p>H</text:p>
          </table:table-cell>
          <table:table-cell table:formula="of:=[.C167]" office:value-type="float" office:value="75">
            <text:p>75</text:p>
          </table:table-cell>
          <table:table-cell table:formula="of:=CHAR([.C193])" office:value-type="string" office:string-value="K">
            <text:p>K</text:p>
          </table:table-cell>
          <table:table-cell table:formula="of:=CONCATENATE([.B193];[.D193])" office:value-type="string" office:string-value="HK">
            <text:p>HK</text:p>
          </table:table-cell>
          <table:table-cell table:formula="of:=CONCATENATE(&quot;inline int Inline&quot;;[.E193];&quot;(const int x) { return Inline&quot;;[.E192];&quot;(x) +  2; }&quot;)" office:value-type="string" office:string-value="inline int InlineHK(const int x) { return InlineHJ(x) +  2; }">
            <text:p>inline int InlineHK(const int x) { return InlineHJ(x) + <text:s/>2; }</text:p>
          </table:table-cell>
          <table:table-cell table:formula="of:=CONCATENATE(&quot;int NonInline&quot;;[.$E193];&quot;(const int x) { return NonInline&quot;;[.$E192];&quot;(x) +  2; }&quot;)" office:value-type="string" office:string-value="int NonInlineHK(const int x) { return NonInlineHJ(x) +  2; }">
            <text:p>int NonInlineHK(const int x) { return NonInlineHJ(x) + <text:s/>2; }</text:p>
          </table:table-cell>
        </table:table-row>
        <table:table-row table:style-name="ro1">
          <table:table-cell table:formula="of:=[.A168]+1" office:value-type="float" office:value="72">
            <text:p>72</text:p>
          </table:table-cell>
          <table:table-cell table:formula="of:=CHAR([.A194])" office:value-type="string" office:string-value="H">
            <text:p>H</text:p>
          </table:table-cell>
          <table:table-cell table:formula="of:=[.C168]" office:value-type="float" office:value="76">
            <text:p>76</text:p>
          </table:table-cell>
          <table:table-cell table:formula="of:=CHAR([.C194])" office:value-type="string" office:string-value="L">
            <text:p>L</text:p>
          </table:table-cell>
          <table:table-cell table:formula="of:=CONCATENATE([.B194];[.D194])" office:value-type="string" office:string-value="HL">
            <text:p>HL</text:p>
          </table:table-cell>
          <table:table-cell table:formula="of:=CONCATENATE(&quot;inline int Inline&quot;;[.E194];&quot;(const int x) { return Inline&quot;;[.E193];&quot;(x) +  2; }&quot;)" office:value-type="string" office:string-value="inline int InlineHL(const int x) { return InlineHK(x) +  2; }">
            <text:p>inline int InlineHL(const int x) { return InlineHK(x) + <text:s/>2; }</text:p>
          </table:table-cell>
          <table:table-cell table:formula="of:=CONCATENATE(&quot;int NonInline&quot;;[.$E194];&quot;(const int x) { return NonInline&quot;;[.$E193];&quot;(x) +  2; }&quot;)" office:value-type="string" office:string-value="int NonInlineHL(const int x) { return NonInlineHK(x) +  2; }">
            <text:p>int NonInlineHL(const int x) { return NonInlineHK(x) + <text:s/>2; }</text:p>
          </table:table-cell>
        </table:table-row>
        <table:table-row table:style-name="ro1">
          <table:table-cell table:formula="of:=[.A169]+1" office:value-type="float" office:value="72">
            <text:p>72</text:p>
          </table:table-cell>
          <table:table-cell table:formula="of:=CHAR([.A195])" office:value-type="string" office:string-value="H">
            <text:p>H</text:p>
          </table:table-cell>
          <table:table-cell table:formula="of:=[.C169]" office:value-type="float" office:value="77">
            <text:p>77</text:p>
          </table:table-cell>
          <table:table-cell table:formula="of:=CHAR([.C195])" office:value-type="string" office:string-value="M">
            <text:p>M</text:p>
          </table:table-cell>
          <table:table-cell table:formula="of:=CONCATENATE([.B195];[.D195])" office:value-type="string" office:string-value="HM">
            <text:p>HM</text:p>
          </table:table-cell>
          <table:table-cell table:formula="of:=CONCATENATE(&quot;inline int Inline&quot;;[.E195];&quot;(const int x) { return Inline&quot;;[.E194];&quot;(x) +  2; }&quot;)" office:value-type="string" office:string-value="inline int InlineHM(const int x) { return InlineHL(x) +  2; }">
            <text:p>inline int InlineHM(const int x) { return InlineHL(x) + <text:s/>2; }</text:p>
          </table:table-cell>
          <table:table-cell table:formula="of:=CONCATENATE(&quot;int NonInline&quot;;[.$E195];&quot;(const int x) { return NonInline&quot;;[.$E194];&quot;(x) +  2; }&quot;)" office:value-type="string" office:string-value="int NonInlineHM(const int x) { return NonInlineHL(x) +  2; }">
            <text:p>int NonInlineHM(const int x) { return NonInlineHL(x) + <text:s/>2; }</text:p>
          </table:table-cell>
        </table:table-row>
        <table:table-row table:style-name="ro1">
          <table:table-cell table:formula="of:=[.A170]+1" office:value-type="float" office:value="72">
            <text:p>72</text:p>
          </table:table-cell>
          <table:table-cell table:formula="of:=CHAR([.A196])" office:value-type="string" office:string-value="H">
            <text:p>H</text:p>
          </table:table-cell>
          <table:table-cell table:formula="of:=[.C170]" office:value-type="float" office:value="78">
            <text:p>78</text:p>
          </table:table-cell>
          <table:table-cell table:formula="of:=CHAR([.C196])" office:value-type="string" office:string-value="N">
            <text:p>N</text:p>
          </table:table-cell>
          <table:table-cell table:formula="of:=CONCATENATE([.B196];[.D196])" office:value-type="string" office:string-value="HN">
            <text:p>HN</text:p>
          </table:table-cell>
          <table:table-cell table:formula="of:=CONCATENATE(&quot;inline int Inline&quot;;[.E196];&quot;(const int x) { return Inline&quot;;[.E195];&quot;(x) +  2; }&quot;)" office:value-type="string" office:string-value="inline int InlineHN(const int x) { return InlineHM(x) +  2; }">
            <text:p>inline int InlineHN(const int x) { return InlineHM(x) + <text:s/>2; }</text:p>
          </table:table-cell>
          <table:table-cell table:formula="of:=CONCATENATE(&quot;int NonInline&quot;;[.$E196];&quot;(const int x) { return NonInline&quot;;[.$E195];&quot;(x) +  2; }&quot;)" office:value-type="string" office:string-value="int NonInlineHN(const int x) { return NonInlineHM(x) +  2; }">
            <text:p>int NonInlineHN(const int x) { return NonInlineHM(x) + <text:s/>2; }</text:p>
          </table:table-cell>
        </table:table-row>
        <table:table-row table:style-name="ro1">
          <table:table-cell table:formula="of:=[.A171]+1" office:value-type="float" office:value="72">
            <text:p>72</text:p>
          </table:table-cell>
          <table:table-cell table:formula="of:=CHAR([.A197])" office:value-type="string" office:string-value="H">
            <text:p>H</text:p>
          </table:table-cell>
          <table:table-cell table:formula="of:=[.C171]" office:value-type="float" office:value="79">
            <text:p>79</text:p>
          </table:table-cell>
          <table:table-cell table:formula="of:=CHAR([.C197])" office:value-type="string" office:string-value="O">
            <text:p>O</text:p>
          </table:table-cell>
          <table:table-cell table:formula="of:=CONCATENATE([.B197];[.D197])" office:value-type="string" office:string-value="HO">
            <text:p>HO</text:p>
          </table:table-cell>
          <table:table-cell table:formula="of:=CONCATENATE(&quot;inline int Inline&quot;;[.E197];&quot;(const int x) { return Inline&quot;;[.E196];&quot;(x) +  2; }&quot;)" office:value-type="string" office:string-value="inline int InlineHO(const int x) { return InlineHN(x) +  2; }">
            <text:p>inline int InlineHO(const int x) { return InlineHN(x) + <text:s/>2; }</text:p>
          </table:table-cell>
          <table:table-cell table:formula="of:=CONCATENATE(&quot;int NonInline&quot;;[.$E197];&quot;(const int x) { return NonInline&quot;;[.$E196];&quot;(x) +  2; }&quot;)" office:value-type="string" office:string-value="int NonInlineHO(const int x) { return NonInlineHN(x) +  2; }">
            <text:p>int NonInlineHO(const int x) { return NonInlineHN(x) + <text:s/>2; }</text:p>
          </table:table-cell>
        </table:table-row>
        <table:table-row table:style-name="ro1">
          <table:table-cell table:formula="of:=[.A172]+1" office:value-type="float" office:value="72">
            <text:p>72</text:p>
          </table:table-cell>
          <table:table-cell table:formula="of:=CHAR([.A198])" office:value-type="string" office:string-value="H">
            <text:p>H</text:p>
          </table:table-cell>
          <table:table-cell table:formula="of:=[.C172]" office:value-type="float" office:value="80">
            <text:p>80</text:p>
          </table:table-cell>
          <table:table-cell table:formula="of:=CHAR([.C198])" office:value-type="string" office:string-value="P">
            <text:p>P</text:p>
          </table:table-cell>
          <table:table-cell table:formula="of:=CONCATENATE([.B198];[.D198])" office:value-type="string" office:string-value="HP">
            <text:p>HP</text:p>
          </table:table-cell>
          <table:table-cell table:formula="of:=CONCATENATE(&quot;inline int Inline&quot;;[.E198];&quot;(const int x) { return Inline&quot;;[.E197];&quot;(x) +  2; }&quot;)" office:value-type="string" office:string-value="inline int InlineHP(const int x) { return InlineHO(x) +  2; }">
            <text:p>inline int InlineHP(const int x) { return InlineHO(x) + <text:s/>2; }</text:p>
          </table:table-cell>
          <table:table-cell table:formula="of:=CONCATENATE(&quot;int NonInline&quot;;[.$E198];&quot;(const int x) { return NonInline&quot;;[.$E197];&quot;(x) +  2; }&quot;)" office:value-type="string" office:string-value="int NonInlineHP(const int x) { return NonInlineHO(x) +  2; }">
            <text:p>int NonInlineHP(const int x) { return NonInlineHO(x) + <text:s/>2; }</text:p>
          </table:table-cell>
        </table:table-row>
        <table:table-row table:style-name="ro1">
          <table:table-cell table:formula="of:=[.A173]+1" office:value-type="float" office:value="72">
            <text:p>72</text:p>
          </table:table-cell>
          <table:table-cell table:formula="of:=CHAR([.A199])" office:value-type="string" office:string-value="H">
            <text:p>H</text:p>
          </table:table-cell>
          <table:table-cell table:formula="of:=[.C173]" office:value-type="float" office:value="81">
            <text:p>81</text:p>
          </table:table-cell>
          <table:table-cell table:formula="of:=CHAR([.C199])" office:value-type="string" office:string-value="Q">
            <text:p>Q</text:p>
          </table:table-cell>
          <table:table-cell table:formula="of:=CONCATENATE([.B199];[.D199])" office:value-type="string" office:string-value="HQ">
            <text:p>HQ</text:p>
          </table:table-cell>
          <table:table-cell table:formula="of:=CONCATENATE(&quot;inline int Inline&quot;;[.E199];&quot;(const int x) { return Inline&quot;;[.E198];&quot;(x) +  2; }&quot;)" office:value-type="string" office:string-value="inline int InlineHQ(const int x) { return InlineHP(x) +  2; }">
            <text:p>inline int InlineHQ(const int x) { return InlineHP(x) + <text:s/>2; }</text:p>
          </table:table-cell>
          <table:table-cell table:formula="of:=CONCATENATE(&quot;int NonInline&quot;;[.$E199];&quot;(const int x) { return NonInline&quot;;[.$E198];&quot;(x) +  2; }&quot;)" office:value-type="string" office:string-value="int NonInlineHQ(const int x) { return NonInlineHP(x) +  2; }">
            <text:p>int NonInlineHQ(const int x) { return NonInlineHP(x) + <text:s/>2; }</text:p>
          </table:table-cell>
        </table:table-row>
        <table:table-row table:style-name="ro1">
          <table:table-cell table:formula="of:=[.A174]+1" office:value-type="float" office:value="72">
            <text:p>72</text:p>
          </table:table-cell>
          <table:table-cell table:formula="of:=CHAR([.A200])" office:value-type="string" office:string-value="H">
            <text:p>H</text:p>
          </table:table-cell>
          <table:table-cell table:formula="of:=[.C174]" office:value-type="float" office:value="82">
            <text:p>82</text:p>
          </table:table-cell>
          <table:table-cell table:formula="of:=CHAR([.C200])" office:value-type="string" office:string-value="R">
            <text:p>R</text:p>
          </table:table-cell>
          <table:table-cell table:formula="of:=CONCATENATE([.B200];[.D200])" office:value-type="string" office:string-value="HR">
            <text:p>HR</text:p>
          </table:table-cell>
          <table:table-cell table:formula="of:=CONCATENATE(&quot;inline int Inline&quot;;[.E200];&quot;(const int x) { return Inline&quot;;[.E199];&quot;(x) +  2; }&quot;)" office:value-type="string" office:string-value="inline int InlineHR(const int x) { return InlineHQ(x) +  2; }">
            <text:p>inline int InlineHR(const int x) { return InlineHQ(x) + <text:s/>2; }</text:p>
          </table:table-cell>
          <table:table-cell table:formula="of:=CONCATENATE(&quot;int NonInline&quot;;[.$E200];&quot;(const int x) { return NonInline&quot;;[.$E199];&quot;(x) +  2; }&quot;)" office:value-type="string" office:string-value="int NonInlineHR(const int x) { return NonInlineHQ(x) +  2; }">
            <text:p>int NonInlineHR(const int x) { return NonInlineHQ(x) + <text:s/>2; }</text:p>
          </table:table-cell>
        </table:table-row>
        <table:table-row table:style-name="ro1">
          <table:table-cell table:formula="of:=[.A175]+1" office:value-type="float" office:value="72">
            <text:p>72</text:p>
          </table:table-cell>
          <table:table-cell table:formula="of:=CHAR([.A201])" office:value-type="string" office:string-value="H">
            <text:p>H</text:p>
          </table:table-cell>
          <table:table-cell table:formula="of:=[.C175]" office:value-type="float" office:value="83">
            <text:p>83</text:p>
          </table:table-cell>
          <table:table-cell table:formula="of:=CHAR([.C201])" office:value-type="string" office:string-value="S">
            <text:p>S</text:p>
          </table:table-cell>
          <table:table-cell table:formula="of:=CONCATENATE([.B201];[.D201])" office:value-type="string" office:string-value="HS">
            <text:p>HS</text:p>
          </table:table-cell>
          <table:table-cell table:formula="of:=CONCATENATE(&quot;inline int Inline&quot;;[.E201];&quot;(const int x) { return Inline&quot;;[.E200];&quot;(x) +  2; }&quot;)" office:value-type="string" office:string-value="inline int InlineHS(const int x) { return InlineHR(x) +  2; }">
            <text:p>inline int InlineHS(const int x) { return InlineHR(x) + <text:s/>2; }</text:p>
          </table:table-cell>
          <table:table-cell table:formula="of:=CONCATENATE(&quot;int NonInline&quot;;[.$E201];&quot;(const int x) { return NonInline&quot;;[.$E200];&quot;(x) +  2; }&quot;)" office:value-type="string" office:string-value="int NonInlineHS(const int x) { return NonInlineHR(x) +  2; }">
            <text:p>int NonInlineHS(const int x) { return NonInlineHR(x) + <text:s/>2; }</text:p>
          </table:table-cell>
        </table:table-row>
        <table:table-row table:style-name="ro1">
          <table:table-cell table:formula="of:=[.A176]+1" office:value-type="float" office:value="72">
            <text:p>72</text:p>
          </table:table-cell>
          <table:table-cell table:formula="of:=CHAR([.A202])" office:value-type="string" office:string-value="H">
            <text:p>H</text:p>
          </table:table-cell>
          <table:table-cell table:formula="of:=[.C176]" office:value-type="float" office:value="84">
            <text:p>84</text:p>
          </table:table-cell>
          <table:table-cell table:formula="of:=CHAR([.C202])" office:value-type="string" office:string-value="T">
            <text:p>T</text:p>
          </table:table-cell>
          <table:table-cell table:formula="of:=CONCATENATE([.B202];[.D202])" office:value-type="string" office:string-value="HT">
            <text:p>HT</text:p>
          </table:table-cell>
          <table:table-cell table:formula="of:=CONCATENATE(&quot;inline int Inline&quot;;[.E202];&quot;(const int x) { return Inline&quot;;[.E201];&quot;(x) +  2; }&quot;)" office:value-type="string" office:string-value="inline int InlineHT(const int x) { return InlineHS(x) +  2; }">
            <text:p>inline int InlineHT(const int x) { return InlineHS(x) + <text:s/>2; }</text:p>
          </table:table-cell>
          <table:table-cell table:formula="of:=CONCATENATE(&quot;int NonInline&quot;;[.$E202];&quot;(const int x) { return NonInline&quot;;[.$E201];&quot;(x) +  2; }&quot;)" office:value-type="string" office:string-value="int NonInlineHT(const int x) { return NonInlineHS(x) +  2; }">
            <text:p>int NonInlineHT(const int x) { return NonInlineHS(x) + <text:s/>2; }</text:p>
          </table:table-cell>
        </table:table-row>
        <table:table-row table:style-name="ro1">
          <table:table-cell table:formula="of:=[.A177]+1" office:value-type="float" office:value="72">
            <text:p>72</text:p>
          </table:table-cell>
          <table:table-cell table:formula="of:=CHAR([.A203])" office:value-type="string" office:string-value="H">
            <text:p>H</text:p>
          </table:table-cell>
          <table:table-cell table:formula="of:=[.C177]" office:value-type="float" office:value="85">
            <text:p>85</text:p>
          </table:table-cell>
          <table:table-cell table:formula="of:=CHAR([.C203])" office:value-type="string" office:string-value="U">
            <text:p>U</text:p>
          </table:table-cell>
          <table:table-cell table:formula="of:=CONCATENATE([.B203];[.D203])" office:value-type="string" office:string-value="HU">
            <text:p>HU</text:p>
          </table:table-cell>
          <table:table-cell table:formula="of:=CONCATENATE(&quot;inline int Inline&quot;;[.E203];&quot;(const int x) { return Inline&quot;;[.E202];&quot;(x) +  2; }&quot;)" office:value-type="string" office:string-value="inline int InlineHU(const int x) { return InlineHT(x) +  2; }">
            <text:p>inline int InlineHU(const int x) { return InlineHT(x) + <text:s/>2; }</text:p>
          </table:table-cell>
          <table:table-cell table:formula="of:=CONCATENATE(&quot;int NonInline&quot;;[.$E203];&quot;(const int x) { return NonInline&quot;;[.$E202];&quot;(x) +  2; }&quot;)" office:value-type="string" office:string-value="int NonInlineHU(const int x) { return NonInlineHT(x) +  2; }">
            <text:p>int NonInlineHU(const int x) { return NonInlineHT(x) + <text:s/>2; }</text:p>
          </table:table-cell>
        </table:table-row>
        <table:table-row table:style-name="ro1">
          <table:table-cell table:formula="of:=[.A178]+1" office:value-type="float" office:value="72">
            <text:p>72</text:p>
          </table:table-cell>
          <table:table-cell table:formula="of:=CHAR([.A204])" office:value-type="string" office:string-value="H">
            <text:p>H</text:p>
          </table:table-cell>
          <table:table-cell table:formula="of:=[.C178]" office:value-type="float" office:value="86">
            <text:p>86</text:p>
          </table:table-cell>
          <table:table-cell table:formula="of:=CHAR([.C204])" office:value-type="string" office:string-value="V">
            <text:p>V</text:p>
          </table:table-cell>
          <table:table-cell table:formula="of:=CONCATENATE([.B204];[.D204])" office:value-type="string" office:string-value="HV">
            <text:p>HV</text:p>
          </table:table-cell>
          <table:table-cell table:formula="of:=CONCATENATE(&quot;inline int Inline&quot;;[.E204];&quot;(const int x) { return Inline&quot;;[.E203];&quot;(x) +  2; }&quot;)" office:value-type="string" office:string-value="inline int InlineHV(const int x) { return InlineHU(x) +  2; }">
            <text:p>inline int InlineHV(const int x) { return InlineHU(x) + <text:s/>2; }</text:p>
          </table:table-cell>
          <table:table-cell table:formula="of:=CONCATENATE(&quot;int NonInline&quot;;[.$E204];&quot;(const int x) { return NonInline&quot;;[.$E203];&quot;(x) +  2; }&quot;)" office:value-type="string" office:string-value="int NonInlineHV(const int x) { return NonInlineHU(x) +  2; }">
            <text:p>int NonInlineHV(const int x) { return NonInlineHU(x) + <text:s/>2; }</text:p>
          </table:table-cell>
        </table:table-row>
        <table:table-row table:style-name="ro1">
          <table:table-cell table:formula="of:=[.A179]+1" office:value-type="float" office:value="72">
            <text:p>72</text:p>
          </table:table-cell>
          <table:table-cell table:formula="of:=CHAR([.A205])" office:value-type="string" office:string-value="H">
            <text:p>H</text:p>
          </table:table-cell>
          <table:table-cell table:formula="of:=[.C179]" office:value-type="float" office:value="87">
            <text:p>87</text:p>
          </table:table-cell>
          <table:table-cell table:formula="of:=CHAR([.C205])" office:value-type="string" office:string-value="W">
            <text:p>W</text:p>
          </table:table-cell>
          <table:table-cell table:formula="of:=CONCATENATE([.B205];[.D205])" office:value-type="string" office:string-value="HW">
            <text:p>HW</text:p>
          </table:table-cell>
          <table:table-cell table:formula="of:=CONCATENATE(&quot;inline int Inline&quot;;[.E205];&quot;(const int x) { return Inline&quot;;[.E204];&quot;(x) +  2; }&quot;)" office:value-type="string" office:string-value="inline int InlineHW(const int x) { return InlineHV(x) +  2; }">
            <text:p>inline int InlineHW(const int x) { return InlineHV(x) + <text:s/>2; }</text:p>
          </table:table-cell>
          <table:table-cell table:formula="of:=CONCATENATE(&quot;int NonInline&quot;;[.$E205];&quot;(const int x) { return NonInline&quot;;[.$E204];&quot;(x) +  2; }&quot;)" office:value-type="string" office:string-value="int NonInlineHW(const int x) { return NonInlineHV(x) +  2; }">
            <text:p>int NonInlineHW(const int x) { return NonInlineHV(x) + <text:s/>2; }</text:p>
          </table:table-cell>
        </table:table-row>
        <table:table-row table:style-name="ro1">
          <table:table-cell table:formula="of:=[.A180]+1" office:value-type="float" office:value="72">
            <text:p>72</text:p>
          </table:table-cell>
          <table:table-cell table:formula="of:=CHAR([.A206])" office:value-type="string" office:string-value="H">
            <text:p>H</text:p>
          </table:table-cell>
          <table:table-cell table:formula="of:=[.C180]" office:value-type="float" office:value="88">
            <text:p>88</text:p>
          </table:table-cell>
          <table:table-cell table:formula="of:=CHAR([.C206])" office:value-type="string" office:string-value="X">
            <text:p>X</text:p>
          </table:table-cell>
          <table:table-cell table:formula="of:=CONCATENATE([.B206];[.D206])" office:value-type="string" office:string-value="HX">
            <text:p>HX</text:p>
          </table:table-cell>
          <table:table-cell table:formula="of:=CONCATENATE(&quot;inline int Inline&quot;;[.E206];&quot;(const int x) { return Inline&quot;;[.E205];&quot;(x) +  2; }&quot;)" office:value-type="string" office:string-value="inline int InlineHX(const int x) { return InlineHW(x) +  2; }">
            <text:p>inline int InlineHX(const int x) { return InlineHW(x) + <text:s/>2; }</text:p>
          </table:table-cell>
          <table:table-cell table:formula="of:=CONCATENATE(&quot;int NonInline&quot;;[.$E206];&quot;(const int x) { return NonInline&quot;;[.$E205];&quot;(x) +  2; }&quot;)" office:value-type="string" office:string-value="int NonInlineHX(const int x) { return NonInlineHW(x) +  2; }">
            <text:p>int NonInlineHX(const int x) { return NonInlineHW(x) + <text:s/>2; }</text:p>
          </table:table-cell>
        </table:table-row>
        <table:table-row table:style-name="ro1">
          <table:table-cell table:formula="of:=[.A181]+1" office:value-type="float" office:value="72">
            <text:p>72</text:p>
          </table:table-cell>
          <table:table-cell table:formula="of:=CHAR([.A207])" office:value-type="string" office:string-value="H">
            <text:p>H</text:p>
          </table:table-cell>
          <table:table-cell table:formula="of:=[.C181]" office:value-type="float" office:value="89">
            <text:p>89</text:p>
          </table:table-cell>
          <table:table-cell table:formula="of:=CHAR([.C207])" office:value-type="string" office:string-value="Y">
            <text:p>Y</text:p>
          </table:table-cell>
          <table:table-cell table:formula="of:=CONCATENATE([.B207];[.D207])" office:value-type="string" office:string-value="HY">
            <text:p>HY</text:p>
          </table:table-cell>
          <table:table-cell table:formula="of:=CONCATENATE(&quot;inline int Inline&quot;;[.E207];&quot;(const int x) { return Inline&quot;;[.E206];&quot;(x) +  2; }&quot;)" office:value-type="string" office:string-value="inline int InlineHY(const int x) { return InlineHX(x) +  2; }">
            <text:p>inline int InlineHY(const int x) { return InlineHX(x) + <text:s/>2; }</text:p>
          </table:table-cell>
          <table:table-cell table:formula="of:=CONCATENATE(&quot;int NonInline&quot;;[.$E207];&quot;(const int x) { return NonInline&quot;;[.$E206];&quot;(x) +  2; }&quot;)" office:value-type="string" office:string-value="int NonInlineHY(const int x) { return NonInlineHX(x) +  2; }">
            <text:p>int NonInlineHY(const int x) { return NonInlineHX(x) + <text:s/>2; }</text:p>
          </table:table-cell>
        </table:table-row>
        <table:table-row table:style-name="ro1">
          <table:table-cell table:formula="of:=[.A182]+1" office:value-type="float" office:value="72">
            <text:p>72</text:p>
          </table:table-cell>
          <table:table-cell table:formula="of:=CHAR([.A208])" office:value-type="string" office:string-value="H">
            <text:p>H</text:p>
          </table:table-cell>
          <table:table-cell table:formula="of:=[.C182]" office:value-type="float" office:value="90">
            <text:p>90</text:p>
          </table:table-cell>
          <table:table-cell table:formula="of:=CHAR([.C208])" office:value-type="string" office:string-value="Z">
            <text:p>Z</text:p>
          </table:table-cell>
          <table:table-cell table:formula="of:=CONCATENATE([.B208];[.D208])" office:value-type="string" office:string-value="HZ">
            <text:p>HZ</text:p>
          </table:table-cell>
          <table:table-cell table:formula="of:=CONCATENATE(&quot;inline int Inline&quot;;[.E208];&quot;(const int x) { return Inline&quot;;[.E207];&quot;(x) +  2; }&quot;)" office:value-type="string" office:string-value="inline int InlineHZ(const int x) { return InlineHY(x) +  2; }">
            <text:p>inline int InlineHZ(const int x) { return InlineHY(x) + <text:s/>2; }</text:p>
          </table:table-cell>
          <table:table-cell table:formula="of:=CONCATENATE(&quot;int NonInline&quot;;[.$E208];&quot;(const int x) { return NonInline&quot;;[.$E207];&quot;(x) +  2; }&quot;)" office:value-type="string" office:string-value="int NonInlineHZ(const int x) { return NonInlineHY(x) +  2; }">
            <text:p>int NonInlineHZ(const int x) { return NonInlineHY(x) + <text:s/>2; }</text:p>
          </table:table-cell>
        </table:table-row>
        <table:table-row table:style-name="ro1">
          <table:table-cell table:formula="of:=[.A183]+1" office:value-type="float" office:value="73">
            <text:p>73</text:p>
          </table:table-cell>
          <table:table-cell table:formula="of:=CHAR([.A209])" office:value-type="string" office:string-value="I">
            <text:p>I</text:p>
          </table:table-cell>
          <table:table-cell table:formula="of:=[.C183]" office:value-type="float" office:value="65">
            <text:p>65</text:p>
          </table:table-cell>
          <table:table-cell table:formula="of:=CHAR([.C209])" office:value-type="string" office:string-value="A">
            <text:p>A</text:p>
          </table:table-cell>
          <table:table-cell table:formula="of:=CONCATENATE([.B209];[.D209])" office:value-type="string" office:string-value="IA">
            <text:p>IA</text:p>
          </table:table-cell>
          <table:table-cell table:formula="of:=CONCATENATE(&quot;inline int Inline&quot;;[.E209];&quot;(const int x) { return Inline&quot;;[.E208];&quot;(x) +  2; }&quot;)" office:value-type="string" office:string-value="inline int InlineIA(const int x) { return InlineHZ(x) +  2; }">
            <text:p>inline int InlineIA(const int x) { return InlineHZ(x) + <text:s/>2; }</text:p>
          </table:table-cell>
          <table:table-cell table:formula="of:=CONCATENATE(&quot;int NonInline&quot;;[.$E209];&quot;(const int x) { return NonInline&quot;;[.$E208];&quot;(x) +  2; }&quot;)" office:value-type="string" office:string-value="int NonInlineIA(const int x) { return NonInlineHZ(x) +  2; }">
            <text:p>int NonInlineIA(const int x) { return NonInlineHZ(x) + <text:s/>2; }</text:p>
          </table:table-cell>
        </table:table-row>
        <table:table-row table:style-name="ro1">
          <table:table-cell table:formula="of:=[.A184]+1" office:value-type="float" office:value="73">
            <text:p>73</text:p>
          </table:table-cell>
          <table:table-cell table:formula="of:=CHAR([.A210])" office:value-type="string" office:string-value="I">
            <text:p>I</text:p>
          </table:table-cell>
          <table:table-cell table:formula="of:=[.C184]" office:value-type="float" office:value="66">
            <text:p>66</text:p>
          </table:table-cell>
          <table:table-cell table:formula="of:=CHAR([.C210])" office:value-type="string" office:string-value="B">
            <text:p>B</text:p>
          </table:table-cell>
          <table:table-cell table:formula="of:=CONCATENATE([.B210];[.D210])" office:value-type="string" office:string-value="IB">
            <text:p>IB</text:p>
          </table:table-cell>
          <table:table-cell table:formula="of:=CONCATENATE(&quot;inline int Inline&quot;;[.E210];&quot;(const int x) { return Inline&quot;;[.E209];&quot;(x) +  2; }&quot;)" office:value-type="string" office:string-value="inline int InlineIB(const int x) { return InlineIA(x) +  2; }">
            <text:p>inline int InlineIB(const int x) { return InlineIA(x) + <text:s/>2; }</text:p>
          </table:table-cell>
          <table:table-cell table:formula="of:=CONCATENATE(&quot;int NonInline&quot;;[.$E210];&quot;(const int x) { return NonInline&quot;;[.$E209];&quot;(x) +  2; }&quot;)" office:value-type="string" office:string-value="int NonInlineIB(const int x) { return NonInlineIA(x) +  2; }">
            <text:p>int NonInlineIB(const int x) { return NonInlineIA(x) + <text:s/>2; }</text:p>
          </table:table-cell>
        </table:table-row>
        <table:table-row table:style-name="ro1">
          <table:table-cell table:formula="of:=[.A185]+1" office:value-type="float" office:value="73">
            <text:p>73</text:p>
          </table:table-cell>
          <table:table-cell table:formula="of:=CHAR([.A211])" office:value-type="string" office:string-value="I">
            <text:p>I</text:p>
          </table:table-cell>
          <table:table-cell table:formula="of:=[.C185]" office:value-type="float" office:value="67">
            <text:p>67</text:p>
          </table:table-cell>
          <table:table-cell table:formula="of:=CHAR([.C211])" office:value-type="string" office:string-value="C">
            <text:p>C</text:p>
          </table:table-cell>
          <table:table-cell table:formula="of:=CONCATENATE([.B211];[.D211])" office:value-type="string" office:string-value="IC">
            <text:p>IC</text:p>
          </table:table-cell>
          <table:table-cell table:formula="of:=CONCATENATE(&quot;inline int Inline&quot;;[.E211];&quot;(const int x) { return Inline&quot;;[.E210];&quot;(x) +  2; }&quot;)" office:value-type="string" office:string-value="inline int InlineIC(const int x) { return InlineIB(x) +  2; }">
            <text:p>inline int InlineIC(const int x) { return InlineIB(x) + <text:s/>2; }</text:p>
          </table:table-cell>
          <table:table-cell table:formula="of:=CONCATENATE(&quot;int NonInline&quot;;[.$E211];&quot;(const int x) { return NonInline&quot;;[.$E210];&quot;(x) +  2; }&quot;)" office:value-type="string" office:string-value="int NonInlineIC(const int x) { return NonInlineIB(x) +  2; }">
            <text:p>int NonInlineIC(const int x) { return NonInlineIB(x) + <text:s/>2; }</text:p>
          </table:table-cell>
        </table:table-row>
        <table:table-row table:style-name="ro1">
          <table:table-cell table:formula="of:=[.A186]+1" office:value-type="float" office:value="73">
            <text:p>73</text:p>
          </table:table-cell>
          <table:table-cell table:formula="of:=CHAR([.A212])" office:value-type="string" office:string-value="I">
            <text:p>I</text:p>
          </table:table-cell>
          <table:table-cell table:formula="of:=[.C186]" office:value-type="float" office:value="68">
            <text:p>68</text:p>
          </table:table-cell>
          <table:table-cell table:formula="of:=CHAR([.C212])" office:value-type="string" office:string-value="D">
            <text:p>D</text:p>
          </table:table-cell>
          <table:table-cell table:formula="of:=CONCATENATE([.B212];[.D212])" office:value-type="string" office:string-value="ID">
            <text:p>ID</text:p>
          </table:table-cell>
          <table:table-cell table:formula="of:=CONCATENATE(&quot;inline int Inline&quot;;[.E212];&quot;(const int x) { return Inline&quot;;[.E211];&quot;(x) +  2; }&quot;)" office:value-type="string" office:string-value="inline int InlineID(const int x) { return InlineIC(x) +  2; }">
            <text:p>inline int InlineID(const int x) { return InlineIC(x) + <text:s/>2; }</text:p>
          </table:table-cell>
          <table:table-cell table:formula="of:=CONCATENATE(&quot;int NonInline&quot;;[.$E212];&quot;(const int x) { return NonInline&quot;;[.$E211];&quot;(x) +  2; }&quot;)" office:value-type="string" office:string-value="int NonInlineID(const int x) { return NonInlineIC(x) +  2; }">
            <text:p>int NonInlineID(const int x) { return NonInlineIC(x) + <text:s/>2; }</text:p>
          </table:table-cell>
        </table:table-row>
        <table:table-row table:style-name="ro1">
          <table:table-cell table:formula="of:=[.A187]+1" office:value-type="float" office:value="73">
            <text:p>73</text:p>
          </table:table-cell>
          <table:table-cell table:formula="of:=CHAR([.A213])" office:value-type="string" office:string-value="I">
            <text:p>I</text:p>
          </table:table-cell>
          <table:table-cell table:formula="of:=[.C187]" office:value-type="float" office:value="69">
            <text:p>69</text:p>
          </table:table-cell>
          <table:table-cell table:formula="of:=CHAR([.C213])" office:value-type="string" office:string-value="E">
            <text:p>E</text:p>
          </table:table-cell>
          <table:table-cell table:formula="of:=CONCATENATE([.B213];[.D213])" office:value-type="string" office:string-value="IE">
            <text:p>IE</text:p>
          </table:table-cell>
          <table:table-cell table:formula="of:=CONCATENATE(&quot;inline int Inline&quot;;[.E213];&quot;(const int x) { return Inline&quot;;[.E212];&quot;(x) +  2; }&quot;)" office:value-type="string" office:string-value="inline int InlineIE(const int x) { return InlineID(x) +  2; }">
            <text:p>inline int InlineIE(const int x) { return InlineID(x) + <text:s/>2; }</text:p>
          </table:table-cell>
          <table:table-cell table:formula="of:=CONCATENATE(&quot;int NonInline&quot;;[.$E213];&quot;(const int x) { return NonInline&quot;;[.$E212];&quot;(x) +  2; }&quot;)" office:value-type="string" office:string-value="int NonInlineIE(const int x) { return NonInlineID(x) +  2; }">
            <text:p>int NonInlineIE(const int x) { return NonInlineID(x) + <text:s/>2; }</text:p>
          </table:table-cell>
        </table:table-row>
        <table:table-row table:style-name="ro1">
          <table:table-cell table:formula="of:=[.A188]+1" office:value-type="float" office:value="73">
            <text:p>73</text:p>
          </table:table-cell>
          <table:table-cell table:formula="of:=CHAR([.A214])" office:value-type="string" office:string-value="I">
            <text:p>I</text:p>
          </table:table-cell>
          <table:table-cell table:formula="of:=[.C188]" office:value-type="float" office:value="70">
            <text:p>70</text:p>
          </table:table-cell>
          <table:table-cell table:formula="of:=CHAR([.C214])" office:value-type="string" office:string-value="F">
            <text:p>F</text:p>
          </table:table-cell>
          <table:table-cell table:formula="of:=CONCATENATE([.B214];[.D214])" office:value-type="string" office:string-value="IF">
            <text:p>IF</text:p>
          </table:table-cell>
          <table:table-cell table:formula="of:=CONCATENATE(&quot;inline int Inline&quot;;[.E214];&quot;(const int x) { return Inline&quot;;[.E213];&quot;(x) +  2; }&quot;)" office:value-type="string" office:string-value="inline int InlineIF(const int x) { return InlineIE(x) +  2; }">
            <text:p>inline int InlineIF(const int x) { return InlineIE(x) + <text:s/>2; }</text:p>
          </table:table-cell>
          <table:table-cell table:formula="of:=CONCATENATE(&quot;int NonInline&quot;;[.$E214];&quot;(const int x) { return NonInline&quot;;[.$E213];&quot;(x) +  2; }&quot;)" office:value-type="string" office:string-value="int NonInlineIF(const int x) { return NonInlineIE(x) +  2; }">
            <text:p>int NonInlineIF(const int x) { return NonInlineIE(x) + <text:s/>2; }</text:p>
          </table:table-cell>
        </table:table-row>
        <table:table-row table:style-name="ro1">
          <table:table-cell table:formula="of:=[.A189]+1" office:value-type="float" office:value="73">
            <text:p>73</text:p>
          </table:table-cell>
          <table:table-cell table:formula="of:=CHAR([.A215])" office:value-type="string" office:string-value="I">
            <text:p>I</text:p>
          </table:table-cell>
          <table:table-cell table:formula="of:=[.C189]" office:value-type="float" office:value="71">
            <text:p>71</text:p>
          </table:table-cell>
          <table:table-cell table:formula="of:=CHAR([.C215])" office:value-type="string" office:string-value="G">
            <text:p>G</text:p>
          </table:table-cell>
          <table:table-cell table:formula="of:=CONCATENATE([.B215];[.D215])" office:value-type="string" office:string-value="IG">
            <text:p>IG</text:p>
          </table:table-cell>
          <table:table-cell table:formula="of:=CONCATENATE(&quot;inline int Inline&quot;;[.E215];&quot;(const int x) { return Inline&quot;;[.E214];&quot;(x) +  2; }&quot;)" office:value-type="string" office:string-value="inline int InlineIG(const int x) { return InlineIF(x) +  2; }">
            <text:p>inline int InlineIG(const int x) { return InlineIF(x) + <text:s/>2; }</text:p>
          </table:table-cell>
          <table:table-cell table:formula="of:=CONCATENATE(&quot;int NonInline&quot;;[.$E215];&quot;(const int x) { return NonInline&quot;;[.$E214];&quot;(x) +  2; }&quot;)" office:value-type="string" office:string-value="int NonInlineIG(const int x) { return NonInlineIF(x) +  2; }">
            <text:p>int NonInlineIG(const int x) { return NonInlineIF(x) + <text:s/>2; }</text:p>
          </table:table-cell>
        </table:table-row>
        <table:table-row table:style-name="ro1">
          <table:table-cell table:formula="of:=[.A190]+1" office:value-type="float" office:value="73">
            <text:p>73</text:p>
          </table:table-cell>
          <table:table-cell table:formula="of:=CHAR([.A216])" office:value-type="string" office:string-value="I">
            <text:p>I</text:p>
          </table:table-cell>
          <table:table-cell table:formula="of:=[.C190]" office:value-type="float" office:value="72">
            <text:p>72</text:p>
          </table:table-cell>
          <table:table-cell table:formula="of:=CHAR([.C216])" office:value-type="string" office:string-value="H">
            <text:p>H</text:p>
          </table:table-cell>
          <table:table-cell table:formula="of:=CONCATENATE([.B216];[.D216])" office:value-type="string" office:string-value="IH">
            <text:p>IH</text:p>
          </table:table-cell>
          <table:table-cell table:formula="of:=CONCATENATE(&quot;inline int Inline&quot;;[.E216];&quot;(const int x) { return Inline&quot;;[.E215];&quot;(x) +  2; }&quot;)" office:value-type="string" office:string-value="inline int InlineIH(const int x) { return InlineIG(x) +  2; }">
            <text:p>inline int InlineIH(const int x) { return InlineIG(x) + <text:s/>2; }</text:p>
          </table:table-cell>
          <table:table-cell table:formula="of:=CONCATENATE(&quot;int NonInline&quot;;[.$E216];&quot;(const int x) { return NonInline&quot;;[.$E215];&quot;(x) +  2; }&quot;)" office:value-type="string" office:string-value="int NonInlineIH(const int x) { return NonInlineIG(x) +  2; }">
            <text:p>int NonInlineIH(const int x) { return NonInlineIG(x) + <text:s/>2; }</text:p>
          </table:table-cell>
        </table:table-row>
        <table:table-row table:style-name="ro1">
          <table:table-cell table:formula="of:=[.A191]+1" office:value-type="float" office:value="73">
            <text:p>73</text:p>
          </table:table-cell>
          <table:table-cell table:formula="of:=CHAR([.A217])" office:value-type="string" office:string-value="I">
            <text:p>I</text:p>
          </table:table-cell>
          <table:table-cell table:formula="of:=[.C191]" office:value-type="float" office:value="73">
            <text:p>73</text:p>
          </table:table-cell>
          <table:table-cell table:formula="of:=CHAR([.C217])" office:value-type="string" office:string-value="I">
            <text:p>I</text:p>
          </table:table-cell>
          <table:table-cell table:formula="of:=CONCATENATE([.B217];[.D217])" office:value-type="string" office:string-value="II">
            <text:p>II</text:p>
          </table:table-cell>
          <table:table-cell table:formula="of:=CONCATENATE(&quot;inline int Inline&quot;;[.E217];&quot;(const int x) { return Inline&quot;;[.E216];&quot;(x) +  2; }&quot;)" office:value-type="string" office:string-value="inline int InlineII(const int x) { return InlineIH(x) +  2; }">
            <text:p>inline int InlineII(const int x) { return InlineIH(x) + <text:s/>2; }</text:p>
          </table:table-cell>
          <table:table-cell table:formula="of:=CONCATENATE(&quot;int NonInline&quot;;[.$E217];&quot;(const int x) { return NonInline&quot;;[.$E216];&quot;(x) +  2; }&quot;)" office:value-type="string" office:string-value="int NonInlineII(const int x) { return NonInlineIH(x) +  2; }">
            <text:p>int NonInlineII(const int x) { return NonInlineIH(x) + <text:s/>2; }</text:p>
          </table:table-cell>
        </table:table-row>
        <table:table-row table:style-name="ro1">
          <table:table-cell table:formula="of:=[.A192]+1" office:value-type="float" office:value="73">
            <text:p>73</text:p>
          </table:table-cell>
          <table:table-cell table:formula="of:=CHAR([.A218])" office:value-type="string" office:string-value="I">
            <text:p>I</text:p>
          </table:table-cell>
          <table:table-cell table:formula="of:=[.C192]" office:value-type="float" office:value="74">
            <text:p>74</text:p>
          </table:table-cell>
          <table:table-cell table:formula="of:=CHAR([.C218])" office:value-type="string" office:string-value="J">
            <text:p>J</text:p>
          </table:table-cell>
          <table:table-cell table:formula="of:=CONCATENATE([.B218];[.D218])" office:value-type="string" office:string-value="IJ">
            <text:p>IJ</text:p>
          </table:table-cell>
          <table:table-cell table:formula="of:=CONCATENATE(&quot;inline int Inline&quot;;[.E218];&quot;(const int x) { return Inline&quot;;[.E217];&quot;(x) +  2; }&quot;)" office:value-type="string" office:string-value="inline int InlineIJ(const int x) { return InlineII(x) +  2; }">
            <text:p>inline int InlineIJ(const int x) { return InlineII(x) + <text:s/>2; }</text:p>
          </table:table-cell>
          <table:table-cell table:formula="of:=CONCATENATE(&quot;int NonInline&quot;;[.$E218];&quot;(const int x) { return NonInline&quot;;[.$E217];&quot;(x) +  2; }&quot;)" office:value-type="string" office:string-value="int NonInlineIJ(const int x) { return NonInlineII(x) +  2; }">
            <text:p>int NonInlineIJ(const int x) { return NonInlineII(x) + <text:s/>2; }</text:p>
          </table:table-cell>
        </table:table-row>
        <table:table-row table:style-name="ro1">
          <table:table-cell table:formula="of:=[.A193]+1" office:value-type="float" office:value="73">
            <text:p>73</text:p>
          </table:table-cell>
          <table:table-cell table:formula="of:=CHAR([.A219])" office:value-type="string" office:string-value="I">
            <text:p>I</text:p>
          </table:table-cell>
          <table:table-cell table:formula="of:=[.C193]" office:value-type="float" office:value="75">
            <text:p>75</text:p>
          </table:table-cell>
          <table:table-cell table:formula="of:=CHAR([.C219])" office:value-type="string" office:string-value="K">
            <text:p>K</text:p>
          </table:table-cell>
          <table:table-cell table:formula="of:=CONCATENATE([.B219];[.D219])" office:value-type="string" office:string-value="IK">
            <text:p>IK</text:p>
          </table:table-cell>
          <table:table-cell table:formula="of:=CONCATENATE(&quot;inline int Inline&quot;;[.E219];&quot;(const int x) { return Inline&quot;;[.E218];&quot;(x) +  2; }&quot;)" office:value-type="string" office:string-value="inline int InlineIK(const int x) { return InlineIJ(x) +  2; }">
            <text:p>inline int InlineIK(const int x) { return InlineIJ(x) + <text:s/>2; }</text:p>
          </table:table-cell>
          <table:table-cell table:formula="of:=CONCATENATE(&quot;int NonInline&quot;;[.$E219];&quot;(const int x) { return NonInline&quot;;[.$E218];&quot;(x) +  2; }&quot;)" office:value-type="string" office:string-value="int NonInlineIK(const int x) { return NonInlineIJ(x) +  2; }">
            <text:p>int NonInlineIK(const int x) { return NonInlineIJ(x) + <text:s/>2; }</text:p>
          </table:table-cell>
        </table:table-row>
        <table:table-row table:style-name="ro1">
          <table:table-cell table:formula="of:=[.A194]+1" office:value-type="float" office:value="73">
            <text:p>73</text:p>
          </table:table-cell>
          <table:table-cell table:formula="of:=CHAR([.A220])" office:value-type="string" office:string-value="I">
            <text:p>I</text:p>
          </table:table-cell>
          <table:table-cell table:formula="of:=[.C194]" office:value-type="float" office:value="76">
            <text:p>76</text:p>
          </table:table-cell>
          <table:table-cell table:formula="of:=CHAR([.C220])" office:value-type="string" office:string-value="L">
            <text:p>L</text:p>
          </table:table-cell>
          <table:table-cell table:formula="of:=CONCATENATE([.B220];[.D220])" office:value-type="string" office:string-value="IL">
            <text:p>IL</text:p>
          </table:table-cell>
          <table:table-cell table:formula="of:=CONCATENATE(&quot;inline int Inline&quot;;[.E220];&quot;(const int x) { return Inline&quot;;[.E219];&quot;(x) +  2; }&quot;)" office:value-type="string" office:string-value="inline int InlineIL(const int x) { return InlineIK(x) +  2; }">
            <text:p>inline int InlineIL(const int x) { return InlineIK(x) + <text:s/>2; }</text:p>
          </table:table-cell>
          <table:table-cell table:formula="of:=CONCATENATE(&quot;int NonInline&quot;;[.$E220];&quot;(const int x) { return NonInline&quot;;[.$E219];&quot;(x) +  2; }&quot;)" office:value-type="string" office:string-value="int NonInlineIL(const int x) { return NonInlineIK(x) +  2; }">
            <text:p>int NonInlineIL(const int x) { return NonInlineIK(x) + <text:s/>2; }</text:p>
          </table:table-cell>
        </table:table-row>
        <table:table-row table:style-name="ro1">
          <table:table-cell table:formula="of:=[.A195]+1" office:value-type="float" office:value="73">
            <text:p>73</text:p>
          </table:table-cell>
          <table:table-cell table:formula="of:=CHAR([.A221])" office:value-type="string" office:string-value="I">
            <text:p>I</text:p>
          </table:table-cell>
          <table:table-cell table:formula="of:=[.C195]" office:value-type="float" office:value="77">
            <text:p>77</text:p>
          </table:table-cell>
          <table:table-cell table:formula="of:=CHAR([.C221])" office:value-type="string" office:string-value="M">
            <text:p>M</text:p>
          </table:table-cell>
          <table:table-cell table:formula="of:=CONCATENATE([.B221];[.D221])" office:value-type="string" office:string-value="IM">
            <text:p>IM</text:p>
          </table:table-cell>
          <table:table-cell table:formula="of:=CONCATENATE(&quot;inline int Inline&quot;;[.E221];&quot;(const int x) { return Inline&quot;;[.E220];&quot;(x) +  2; }&quot;)" office:value-type="string" office:string-value="inline int InlineIM(const int x) { return InlineIL(x) +  2; }">
            <text:p>inline int InlineIM(const int x) { return InlineIL(x) + <text:s/>2; }</text:p>
          </table:table-cell>
          <table:table-cell table:formula="of:=CONCATENATE(&quot;int NonInline&quot;;[.$E221];&quot;(const int x) { return NonInline&quot;;[.$E220];&quot;(x) +  2; }&quot;)" office:value-type="string" office:string-value="int NonInlineIM(const int x) { return NonInlineIL(x) +  2; }">
            <text:p>int NonInlineIM(const int x) { return NonInlineIL(x) + <text:s/>2; }</text:p>
          </table:table-cell>
        </table:table-row>
        <table:table-row table:style-name="ro1">
          <table:table-cell table:formula="of:=[.A196]+1" office:value-type="float" office:value="73">
            <text:p>73</text:p>
          </table:table-cell>
          <table:table-cell table:formula="of:=CHAR([.A222])" office:value-type="string" office:string-value="I">
            <text:p>I</text:p>
          </table:table-cell>
          <table:table-cell table:formula="of:=[.C196]" office:value-type="float" office:value="78">
            <text:p>78</text:p>
          </table:table-cell>
          <table:table-cell table:formula="of:=CHAR([.C222])" office:value-type="string" office:string-value="N">
            <text:p>N</text:p>
          </table:table-cell>
          <table:table-cell table:formula="of:=CONCATENATE([.B222];[.D222])" office:value-type="string" office:string-value="IN">
            <text:p>IN</text:p>
          </table:table-cell>
          <table:table-cell table:formula="of:=CONCATENATE(&quot;inline int Inline&quot;;[.E222];&quot;(const int x) { return Inline&quot;;[.E221];&quot;(x) +  2; }&quot;)" office:value-type="string" office:string-value="inline int InlineIN(const int x) { return InlineIM(x) +  2; }">
            <text:p>inline int InlineIN(const int x) { return InlineIM(x) + <text:s/>2; }</text:p>
          </table:table-cell>
          <table:table-cell table:formula="of:=CONCATENATE(&quot;int NonInline&quot;;[.$E222];&quot;(const int x) { return NonInline&quot;;[.$E221];&quot;(x) +  2; }&quot;)" office:value-type="string" office:string-value="int NonInlineIN(const int x) { return NonInlineIM(x) +  2; }">
            <text:p>int NonInlineIN(const int x) { return NonInlineIM(x) + <text:s/>2; }</text:p>
          </table:table-cell>
        </table:table-row>
        <table:table-row table:style-name="ro1">
          <table:table-cell table:formula="of:=[.A197]+1" office:value-type="float" office:value="73">
            <text:p>73</text:p>
          </table:table-cell>
          <table:table-cell table:formula="of:=CHAR([.A223])" office:value-type="string" office:string-value="I">
            <text:p>I</text:p>
          </table:table-cell>
          <table:table-cell table:formula="of:=[.C197]" office:value-type="float" office:value="79">
            <text:p>79</text:p>
          </table:table-cell>
          <table:table-cell table:formula="of:=CHAR([.C223])" office:value-type="string" office:string-value="O">
            <text:p>O</text:p>
          </table:table-cell>
          <table:table-cell table:formula="of:=CONCATENATE([.B223];[.D223])" office:value-type="string" office:string-value="IO">
            <text:p>IO</text:p>
          </table:table-cell>
          <table:table-cell table:formula="of:=CONCATENATE(&quot;inline int Inline&quot;;[.E223];&quot;(const int x) { return Inline&quot;;[.E222];&quot;(x) +  2; }&quot;)" office:value-type="string" office:string-value="inline int InlineIO(const int x) { return InlineIN(x) +  2; }">
            <text:p>inline int InlineIO(const int x) { return InlineIN(x) + <text:s/>2; }</text:p>
          </table:table-cell>
          <table:table-cell table:formula="of:=CONCATENATE(&quot;int NonInline&quot;;[.$E223];&quot;(const int x) { return NonInline&quot;;[.$E222];&quot;(x) +  2; }&quot;)" office:value-type="string" office:string-value="int NonInlineIO(const int x) { return NonInlineIN(x) +  2; }">
            <text:p>int NonInlineIO(const int x) { return NonInlineIN(x) + <text:s/>2; }</text:p>
          </table:table-cell>
        </table:table-row>
        <table:table-row table:style-name="ro1">
          <table:table-cell table:formula="of:=[.A198]+1" office:value-type="float" office:value="73">
            <text:p>73</text:p>
          </table:table-cell>
          <table:table-cell table:formula="of:=CHAR([.A224])" office:value-type="string" office:string-value="I">
            <text:p>I</text:p>
          </table:table-cell>
          <table:table-cell table:formula="of:=[.C198]" office:value-type="float" office:value="80">
            <text:p>80</text:p>
          </table:table-cell>
          <table:table-cell table:formula="of:=CHAR([.C224])" office:value-type="string" office:string-value="P">
            <text:p>P</text:p>
          </table:table-cell>
          <table:table-cell table:formula="of:=CONCATENATE([.B224];[.D224])" office:value-type="string" office:string-value="IP">
            <text:p>IP</text:p>
          </table:table-cell>
          <table:table-cell table:formula="of:=CONCATENATE(&quot;inline int Inline&quot;;[.E224];&quot;(const int x) { return Inline&quot;;[.E223];&quot;(x) +  2; }&quot;)" office:value-type="string" office:string-value="inline int InlineIP(const int x) { return InlineIO(x) +  2; }">
            <text:p>inline int InlineIP(const int x) { return InlineIO(x) + <text:s/>2; }</text:p>
          </table:table-cell>
          <table:table-cell table:formula="of:=CONCATENATE(&quot;int NonInline&quot;;[.$E224];&quot;(const int x) { return NonInline&quot;;[.$E223];&quot;(x) +  2; }&quot;)" office:value-type="string" office:string-value="int NonInlineIP(const int x) { return NonInlineIO(x) +  2; }">
            <text:p>int NonInlineIP(const int x) { return NonInlineIO(x) + <text:s/>2; }</text:p>
          </table:table-cell>
        </table:table-row>
        <table:table-row table:style-name="ro1">
          <table:table-cell table:formula="of:=[.A199]+1" office:value-type="float" office:value="73">
            <text:p>73</text:p>
          </table:table-cell>
          <table:table-cell table:formula="of:=CHAR([.A225])" office:value-type="string" office:string-value="I">
            <text:p>I</text:p>
          </table:table-cell>
          <table:table-cell table:formula="of:=[.C199]" office:value-type="float" office:value="81">
            <text:p>81</text:p>
          </table:table-cell>
          <table:table-cell table:formula="of:=CHAR([.C225])" office:value-type="string" office:string-value="Q">
            <text:p>Q</text:p>
          </table:table-cell>
          <table:table-cell table:formula="of:=CONCATENATE([.B225];[.D225])" office:value-type="string" office:string-value="IQ">
            <text:p>IQ</text:p>
          </table:table-cell>
          <table:table-cell table:formula="of:=CONCATENATE(&quot;inline int Inline&quot;;[.E225];&quot;(const int x) { return Inline&quot;;[.E224];&quot;(x) +  2; }&quot;)" office:value-type="string" office:string-value="inline int InlineIQ(const int x) { return InlineIP(x) +  2; }">
            <text:p>inline int InlineIQ(const int x) { return InlineIP(x) + <text:s/>2; }</text:p>
          </table:table-cell>
          <table:table-cell table:formula="of:=CONCATENATE(&quot;int NonInline&quot;;[.$E225];&quot;(const int x) { return NonInline&quot;;[.$E224];&quot;(x) +  2; }&quot;)" office:value-type="string" office:string-value="int NonInlineIQ(const int x) { return NonInlineIP(x) +  2; }">
            <text:p>int NonInlineIQ(const int x) { return NonInlineIP(x) + <text:s/>2; }</text:p>
          </table:table-cell>
        </table:table-row>
        <table:table-row table:style-name="ro1">
          <table:table-cell table:formula="of:=[.A200]+1" office:value-type="float" office:value="73">
            <text:p>73</text:p>
          </table:table-cell>
          <table:table-cell table:formula="of:=CHAR([.A226])" office:value-type="string" office:string-value="I">
            <text:p>I</text:p>
          </table:table-cell>
          <table:table-cell table:formula="of:=[.C200]" office:value-type="float" office:value="82">
            <text:p>82</text:p>
          </table:table-cell>
          <table:table-cell table:formula="of:=CHAR([.C226])" office:value-type="string" office:string-value="R">
            <text:p>R</text:p>
          </table:table-cell>
          <table:table-cell table:formula="of:=CONCATENATE([.B226];[.D226])" office:value-type="string" office:string-value="IR">
            <text:p>IR</text:p>
          </table:table-cell>
          <table:table-cell table:formula="of:=CONCATENATE(&quot;inline int Inline&quot;;[.E226];&quot;(const int x) { return Inline&quot;;[.E225];&quot;(x) +  2; }&quot;)" office:value-type="string" office:string-value="inline int InlineIR(const int x) { return InlineIQ(x) +  2; }">
            <text:p>inline int InlineIR(const int x) { return InlineIQ(x) + <text:s/>2; }</text:p>
          </table:table-cell>
          <table:table-cell table:formula="of:=CONCATENATE(&quot;int NonInline&quot;;[.$E226];&quot;(const int x) { return NonInline&quot;;[.$E225];&quot;(x) +  2; }&quot;)" office:value-type="string" office:string-value="int NonInlineIR(const int x) { return NonInlineIQ(x) +  2; }">
            <text:p>int NonInlineIR(const int x) { return NonInlineIQ(x) + <text:s/>2; }</text:p>
          </table:table-cell>
        </table:table-row>
        <table:table-row table:style-name="ro1">
          <table:table-cell table:formula="of:=[.A201]+1" office:value-type="float" office:value="73">
            <text:p>73</text:p>
          </table:table-cell>
          <table:table-cell table:formula="of:=CHAR([.A227])" office:value-type="string" office:string-value="I">
            <text:p>I</text:p>
          </table:table-cell>
          <table:table-cell table:formula="of:=[.C201]" office:value-type="float" office:value="83">
            <text:p>83</text:p>
          </table:table-cell>
          <table:table-cell table:formula="of:=CHAR([.C227])" office:value-type="string" office:string-value="S">
            <text:p>S</text:p>
          </table:table-cell>
          <table:table-cell table:formula="of:=CONCATENATE([.B227];[.D227])" office:value-type="string" office:string-value="IS">
            <text:p>IS</text:p>
          </table:table-cell>
          <table:table-cell table:formula="of:=CONCATENATE(&quot;inline int Inline&quot;;[.E227];&quot;(const int x) { return Inline&quot;;[.E226];&quot;(x) +  2; }&quot;)" office:value-type="string" office:string-value="inline int InlineIS(const int x) { return InlineIR(x) +  2; }">
            <text:p>inline int InlineIS(const int x) { return InlineIR(x) + <text:s/>2; }</text:p>
          </table:table-cell>
          <table:table-cell table:formula="of:=CONCATENATE(&quot;int NonInline&quot;;[.$E227];&quot;(const int x) { return NonInline&quot;;[.$E226];&quot;(x) +  2; }&quot;)" office:value-type="string" office:string-value="int NonInlineIS(const int x) { return NonInlineIR(x) +  2; }">
            <text:p>int NonInlineIS(const int x) { return NonInlineIR(x) + <text:s/>2; }</text:p>
          </table:table-cell>
        </table:table-row>
        <table:table-row table:style-name="ro1">
          <table:table-cell table:formula="of:=[.A202]+1" office:value-type="float" office:value="73">
            <text:p>73</text:p>
          </table:table-cell>
          <table:table-cell table:formula="of:=CHAR([.A228])" office:value-type="string" office:string-value="I">
            <text:p>I</text:p>
          </table:table-cell>
          <table:table-cell table:formula="of:=[.C202]" office:value-type="float" office:value="84">
            <text:p>84</text:p>
          </table:table-cell>
          <table:table-cell table:formula="of:=CHAR([.C228])" office:value-type="string" office:string-value="T">
            <text:p>T</text:p>
          </table:table-cell>
          <table:table-cell table:formula="of:=CONCATENATE([.B228];[.D228])" office:value-type="string" office:string-value="IT">
            <text:p>IT</text:p>
          </table:table-cell>
          <table:table-cell table:formula="of:=CONCATENATE(&quot;inline int Inline&quot;;[.E228];&quot;(const int x) { return Inline&quot;;[.E227];&quot;(x) +  2; }&quot;)" office:value-type="string" office:string-value="inline int InlineIT(const int x) { return InlineIS(x) +  2; }">
            <text:p>inline int InlineIT(const int x) { return InlineIS(x) + <text:s/>2; }</text:p>
          </table:table-cell>
          <table:table-cell table:formula="of:=CONCATENATE(&quot;int NonInline&quot;;[.$E228];&quot;(const int x) { return NonInline&quot;;[.$E227];&quot;(x) +  2; }&quot;)" office:value-type="string" office:string-value="int NonInlineIT(const int x) { return NonInlineIS(x) +  2; }">
            <text:p>int NonInlineIT(const int x) { return NonInlineIS(x) + <text:s/>2; }</text:p>
          </table:table-cell>
        </table:table-row>
        <table:table-row table:style-name="ro1">
          <table:table-cell table:formula="of:=[.A203]+1" office:value-type="float" office:value="73">
            <text:p>73</text:p>
          </table:table-cell>
          <table:table-cell table:formula="of:=CHAR([.A229])" office:value-type="string" office:string-value="I">
            <text:p>I</text:p>
          </table:table-cell>
          <table:table-cell table:formula="of:=[.C203]" office:value-type="float" office:value="85">
            <text:p>85</text:p>
          </table:table-cell>
          <table:table-cell table:formula="of:=CHAR([.C229])" office:value-type="string" office:string-value="U">
            <text:p>U</text:p>
          </table:table-cell>
          <table:table-cell table:formula="of:=CONCATENATE([.B229];[.D229])" office:value-type="string" office:string-value="IU">
            <text:p>IU</text:p>
          </table:table-cell>
          <table:table-cell table:formula="of:=CONCATENATE(&quot;inline int Inline&quot;;[.E229];&quot;(const int x) { return Inline&quot;;[.E228];&quot;(x) +  2; }&quot;)" office:value-type="string" office:string-value="inline int InlineIU(const int x) { return InlineIT(x) +  2; }">
            <text:p>inline int InlineIU(const int x) { return InlineIT(x) + <text:s/>2; }</text:p>
          </table:table-cell>
          <table:table-cell table:formula="of:=CONCATENATE(&quot;int NonInline&quot;;[.$E229];&quot;(const int x) { return NonInline&quot;;[.$E228];&quot;(x) +  2; }&quot;)" office:value-type="string" office:string-value="int NonInlineIU(const int x) { return NonInlineIT(x) +  2; }">
            <text:p>int NonInlineIU(const int x) { return NonInlineIT(x) + <text:s/>2; }</text:p>
          </table:table-cell>
        </table:table-row>
        <table:table-row table:style-name="ro1">
          <table:table-cell table:formula="of:=[.A204]+1" office:value-type="float" office:value="73">
            <text:p>73</text:p>
          </table:table-cell>
          <table:table-cell table:formula="of:=CHAR([.A230])" office:value-type="string" office:string-value="I">
            <text:p>I</text:p>
          </table:table-cell>
          <table:table-cell table:formula="of:=[.C204]" office:value-type="float" office:value="86">
            <text:p>86</text:p>
          </table:table-cell>
          <table:table-cell table:formula="of:=CHAR([.C230])" office:value-type="string" office:string-value="V">
            <text:p>V</text:p>
          </table:table-cell>
          <table:table-cell table:formula="of:=CONCATENATE([.B230];[.D230])" office:value-type="string" office:string-value="IV">
            <text:p>IV</text:p>
          </table:table-cell>
          <table:table-cell table:formula="of:=CONCATENATE(&quot;inline int Inline&quot;;[.E230];&quot;(const int x) { return Inline&quot;;[.E229];&quot;(x) +  2; }&quot;)" office:value-type="string" office:string-value="inline int InlineIV(const int x) { return InlineIU(x) +  2; }">
            <text:p>inline int InlineIV(const int x) { return InlineIU(x) + <text:s/>2; }</text:p>
          </table:table-cell>
          <table:table-cell table:formula="of:=CONCATENATE(&quot;int NonInline&quot;;[.$E230];&quot;(const int x) { return NonInline&quot;;[.$E229];&quot;(x) +  2; }&quot;)" office:value-type="string" office:string-value="int NonInlineIV(const int x) { return NonInlineIU(x) +  2; }">
            <text:p>int NonInlineIV(const int x) { return NonInlineIU(x) + <text:s/>2; }</text:p>
          </table:table-cell>
        </table:table-row>
        <table:table-row table:style-name="ro1">
          <table:table-cell table:formula="of:=[.A205]+1" office:value-type="float" office:value="73">
            <text:p>73</text:p>
          </table:table-cell>
          <table:table-cell table:formula="of:=CHAR([.A231])" office:value-type="string" office:string-value="I">
            <text:p>I</text:p>
          </table:table-cell>
          <table:table-cell table:formula="of:=[.C205]" office:value-type="float" office:value="87">
            <text:p>87</text:p>
          </table:table-cell>
          <table:table-cell table:formula="of:=CHAR([.C231])" office:value-type="string" office:string-value="W">
            <text:p>W</text:p>
          </table:table-cell>
          <table:table-cell table:formula="of:=CONCATENATE([.B231];[.D231])" office:value-type="string" office:string-value="IW">
            <text:p>IW</text:p>
          </table:table-cell>
          <table:table-cell table:formula="of:=CONCATENATE(&quot;inline int Inline&quot;;[.E231];&quot;(const int x) { return Inline&quot;;[.E230];&quot;(x) +  2; }&quot;)" office:value-type="string" office:string-value="inline int InlineIW(const int x) { return InlineIV(x) +  2; }">
            <text:p>inline int InlineIW(const int x) { return InlineIV(x) + <text:s/>2; }</text:p>
          </table:table-cell>
          <table:table-cell table:formula="of:=CONCATENATE(&quot;int NonInline&quot;;[.$E231];&quot;(const int x) { return NonInline&quot;;[.$E230];&quot;(x) +  2; }&quot;)" office:value-type="string" office:string-value="int NonInlineIW(const int x) { return NonInlineIV(x) +  2; }">
            <text:p>int NonInlineIW(const int x) { return NonInlineIV(x) + <text:s/>2; }</text:p>
          </table:table-cell>
        </table:table-row>
        <table:table-row table:style-name="ro1">
          <table:table-cell table:formula="of:=[.A206]+1" office:value-type="float" office:value="73">
            <text:p>73</text:p>
          </table:table-cell>
          <table:table-cell table:formula="of:=CHAR([.A232])" office:value-type="string" office:string-value="I">
            <text:p>I</text:p>
          </table:table-cell>
          <table:table-cell table:formula="of:=[.C206]" office:value-type="float" office:value="88">
            <text:p>88</text:p>
          </table:table-cell>
          <table:table-cell table:formula="of:=CHAR([.C232])" office:value-type="string" office:string-value="X">
            <text:p>X</text:p>
          </table:table-cell>
          <table:table-cell table:formula="of:=CONCATENATE([.B232];[.D232])" office:value-type="string" office:string-value="IX">
            <text:p>IX</text:p>
          </table:table-cell>
          <table:table-cell table:formula="of:=CONCATENATE(&quot;inline int Inline&quot;;[.E232];&quot;(const int x) { return Inline&quot;;[.E231];&quot;(x) +  2; }&quot;)" office:value-type="string" office:string-value="inline int InlineIX(const int x) { return InlineIW(x) +  2; }">
            <text:p>inline int InlineIX(const int x) { return InlineIW(x) + <text:s/>2; }</text:p>
          </table:table-cell>
          <table:table-cell table:formula="of:=CONCATENATE(&quot;int NonInline&quot;;[.$E232];&quot;(const int x) { return NonInline&quot;;[.$E231];&quot;(x) +  2; }&quot;)" office:value-type="string" office:string-value="int NonInlineIX(const int x) { return NonInlineIW(x) +  2; }">
            <text:p>int NonInlineIX(const int x) { return NonInlineIW(x) + <text:s/>2; }</text:p>
          </table:table-cell>
        </table:table-row>
        <table:table-row table:style-name="ro1">
          <table:table-cell table:formula="of:=[.A207]+1" office:value-type="float" office:value="73">
            <text:p>73</text:p>
          </table:table-cell>
          <table:table-cell table:formula="of:=CHAR([.A233])" office:value-type="string" office:string-value="I">
            <text:p>I</text:p>
          </table:table-cell>
          <table:table-cell table:formula="of:=[.C207]" office:value-type="float" office:value="89">
            <text:p>89</text:p>
          </table:table-cell>
          <table:table-cell table:formula="of:=CHAR([.C233])" office:value-type="string" office:string-value="Y">
            <text:p>Y</text:p>
          </table:table-cell>
          <table:table-cell table:formula="of:=CONCATENATE([.B233];[.D233])" office:value-type="string" office:string-value="IY">
            <text:p>IY</text:p>
          </table:table-cell>
          <table:table-cell table:formula="of:=CONCATENATE(&quot;inline int Inline&quot;;[.E233];&quot;(const int x) { return Inline&quot;;[.E232];&quot;(x) +  2; }&quot;)" office:value-type="string" office:string-value="inline int InlineIY(const int x) { return InlineIX(x) +  2; }">
            <text:p>inline int InlineIY(const int x) { return InlineIX(x) + <text:s/>2; }</text:p>
          </table:table-cell>
          <table:table-cell table:formula="of:=CONCATENATE(&quot;int NonInline&quot;;[.$E233];&quot;(const int x) { return NonInline&quot;;[.$E232];&quot;(x) +  2; }&quot;)" office:value-type="string" office:string-value="int NonInlineIY(const int x) { return NonInlineIX(x) +  2; }">
            <text:p>int NonInlineIY(const int x) { return NonInlineIX(x) + <text:s/>2; }</text:p>
          </table:table-cell>
        </table:table-row>
        <table:table-row table:style-name="ro1">
          <table:table-cell table:formula="of:=[.A208]+1" office:value-type="float" office:value="73">
            <text:p>73</text:p>
          </table:table-cell>
          <table:table-cell table:formula="of:=CHAR([.A234])" office:value-type="string" office:string-value="I">
            <text:p>I</text:p>
          </table:table-cell>
          <table:table-cell table:formula="of:=[.C208]" office:value-type="float" office:value="90">
            <text:p>90</text:p>
          </table:table-cell>
          <table:table-cell table:formula="of:=CHAR([.C234])" office:value-type="string" office:string-value="Z">
            <text:p>Z</text:p>
          </table:table-cell>
          <table:table-cell table:formula="of:=CONCATENATE([.B234];[.D234])" office:value-type="string" office:string-value="IZ">
            <text:p>IZ</text:p>
          </table:table-cell>
          <table:table-cell table:formula="of:=CONCATENATE(&quot;inline int Inline&quot;;[.E234];&quot;(const int x) { return Inline&quot;;[.E233];&quot;(x) +  2; }&quot;)" office:value-type="string" office:string-value="inline int InlineIZ(const int x) { return InlineIY(x) +  2; }">
            <text:p>inline int InlineIZ(const int x) { return InlineIY(x) + <text:s/>2; }</text:p>
          </table:table-cell>
          <table:table-cell table:formula="of:=CONCATENATE(&quot;int NonInline&quot;;[.$E234];&quot;(const int x) { return NonInline&quot;;[.$E233];&quot;(x) +  2; }&quot;)" office:value-type="string" office:string-value="int NonInlineIZ(const int x) { return NonInlineIY(x) +  2; }">
            <text:p>int NonInlineIZ(const int x) { return NonInlineIY(x) + <text:s/>2; }</text:p>
          </table:table-cell>
        </table:table-row>
        <table:table-row table:style-name="ro1">
          <table:table-cell table:formula="of:=[.A209]+1" office:value-type="float" office:value="74">
            <text:p>74</text:p>
          </table:table-cell>
          <table:table-cell table:formula="of:=CHAR([.A235])" office:value-type="string" office:string-value="J">
            <text:p>J</text:p>
          </table:table-cell>
          <table:table-cell table:formula="of:=[.C209]" office:value-type="float" office:value="65">
            <text:p>65</text:p>
          </table:table-cell>
          <table:table-cell table:formula="of:=CHAR([.C235])" office:value-type="string" office:string-value="A">
            <text:p>A</text:p>
          </table:table-cell>
          <table:table-cell table:formula="of:=CONCATENATE([.B235];[.D235])" office:value-type="string" office:string-value="JA">
            <text:p>JA</text:p>
          </table:table-cell>
          <table:table-cell table:formula="of:=CONCATENATE(&quot;inline int Inline&quot;;[.E235];&quot;(const int x) { return Inline&quot;;[.E234];&quot;(x) +  2; }&quot;)" office:value-type="string" office:string-value="inline int InlineJA(const int x) { return InlineIZ(x) +  2; }">
            <text:p>inline int InlineJA(const int x) { return InlineIZ(x) + <text:s/>2; }</text:p>
          </table:table-cell>
          <table:table-cell table:formula="of:=CONCATENATE(&quot;int NonInline&quot;;[.$E235];&quot;(const int x) { return NonInline&quot;;[.$E234];&quot;(x) +  2; }&quot;)" office:value-type="string" office:string-value="int NonInlineJA(const int x) { return NonInlineIZ(x) +  2; }">
            <text:p>int NonInlineJA(const int x) { return NonInlineIZ(x) + <text:s/>2; }</text:p>
          </table:table-cell>
        </table:table-row>
        <table:table-row table:style-name="ro1">
          <table:table-cell table:formula="of:=[.A210]+1" office:value-type="float" office:value="74">
            <text:p>74</text:p>
          </table:table-cell>
          <table:table-cell table:formula="of:=CHAR([.A236])" office:value-type="string" office:string-value="J">
            <text:p>J</text:p>
          </table:table-cell>
          <table:table-cell table:formula="of:=[.C210]" office:value-type="float" office:value="66">
            <text:p>66</text:p>
          </table:table-cell>
          <table:table-cell table:formula="of:=CHAR([.C236])" office:value-type="string" office:string-value="B">
            <text:p>B</text:p>
          </table:table-cell>
          <table:table-cell table:formula="of:=CONCATENATE([.B236];[.D236])" office:value-type="string" office:string-value="JB">
            <text:p>JB</text:p>
          </table:table-cell>
          <table:table-cell table:formula="of:=CONCATENATE(&quot;inline int Inline&quot;;[.E236];&quot;(const int x) { return Inline&quot;;[.E235];&quot;(x) +  2; }&quot;)" office:value-type="string" office:string-value="inline int InlineJB(const int x) { return InlineJA(x) +  2; }">
            <text:p>inline int InlineJB(const int x) { return InlineJA(x) + <text:s/>2; }</text:p>
          </table:table-cell>
          <table:table-cell table:formula="of:=CONCATENATE(&quot;int NonInline&quot;;[.$E236];&quot;(const int x) { return NonInline&quot;;[.$E235];&quot;(x) +  2; }&quot;)" office:value-type="string" office:string-value="int NonInlineJB(const int x) { return NonInlineJA(x) +  2; }">
            <text:p>int NonInlineJB(const int x) { return NonInlineJA(x) + <text:s/>2; }</text:p>
          </table:table-cell>
        </table:table-row>
        <table:table-row table:style-name="ro1">
          <table:table-cell table:formula="of:=[.A211]+1" office:value-type="float" office:value="74">
            <text:p>74</text:p>
          </table:table-cell>
          <table:table-cell table:formula="of:=CHAR([.A237])" office:value-type="string" office:string-value="J">
            <text:p>J</text:p>
          </table:table-cell>
          <table:table-cell table:formula="of:=[.C211]" office:value-type="float" office:value="67">
            <text:p>67</text:p>
          </table:table-cell>
          <table:table-cell table:formula="of:=CHAR([.C237])" office:value-type="string" office:string-value="C">
            <text:p>C</text:p>
          </table:table-cell>
          <table:table-cell table:formula="of:=CONCATENATE([.B237];[.D237])" office:value-type="string" office:string-value="JC">
            <text:p>JC</text:p>
          </table:table-cell>
          <table:table-cell table:formula="of:=CONCATENATE(&quot;inline int Inline&quot;;[.E237];&quot;(const int x) { return Inline&quot;;[.E236];&quot;(x) +  2; }&quot;)" office:value-type="string" office:string-value="inline int InlineJC(const int x) { return InlineJB(x) +  2; }">
            <text:p>inline int InlineJC(const int x) { return InlineJB(x) + <text:s/>2; }</text:p>
          </table:table-cell>
          <table:table-cell table:formula="of:=CONCATENATE(&quot;int NonInline&quot;;[.$E237];&quot;(const int x) { return NonInline&quot;;[.$E236];&quot;(x) +  2; }&quot;)" office:value-type="string" office:string-value="int NonInlineJC(const int x) { return NonInlineJB(x) +  2; }">
            <text:p>int NonInlineJC(const int x) { return NonInlineJB(x) + <text:s/>2; }</text:p>
          </table:table-cell>
        </table:table-row>
        <table:table-row table:style-name="ro1">
          <table:table-cell table:formula="of:=[.A212]+1" office:value-type="float" office:value="74">
            <text:p>74</text:p>
          </table:table-cell>
          <table:table-cell table:formula="of:=CHAR([.A238])" office:value-type="string" office:string-value="J">
            <text:p>J</text:p>
          </table:table-cell>
          <table:table-cell table:formula="of:=[.C212]" office:value-type="float" office:value="68">
            <text:p>68</text:p>
          </table:table-cell>
          <table:table-cell table:formula="of:=CHAR([.C238])" office:value-type="string" office:string-value="D">
            <text:p>D</text:p>
          </table:table-cell>
          <table:table-cell table:formula="of:=CONCATENATE([.B238];[.D238])" office:value-type="string" office:string-value="JD">
            <text:p>JD</text:p>
          </table:table-cell>
          <table:table-cell table:formula="of:=CONCATENATE(&quot;inline int Inline&quot;;[.E238];&quot;(const int x) { return Inline&quot;;[.E237];&quot;(x) +  2; }&quot;)" office:value-type="string" office:string-value="inline int InlineJD(const int x) { return InlineJC(x) +  2; }">
            <text:p>inline int InlineJD(const int x) { return InlineJC(x) + <text:s/>2; }</text:p>
          </table:table-cell>
          <table:table-cell table:formula="of:=CONCATENATE(&quot;int NonInline&quot;;[.$E238];&quot;(const int x) { return NonInline&quot;;[.$E237];&quot;(x) +  2; }&quot;)" office:value-type="string" office:string-value="int NonInlineJD(const int x) { return NonInlineJC(x) +  2; }">
            <text:p>int NonInlineJD(const int x) { return NonInlineJC(x) + <text:s/>2; }</text:p>
          </table:table-cell>
        </table:table-row>
        <table:table-row table:style-name="ro1">
          <table:table-cell table:formula="of:=[.A213]+1" office:value-type="float" office:value="74">
            <text:p>74</text:p>
          </table:table-cell>
          <table:table-cell table:formula="of:=CHAR([.A239])" office:value-type="string" office:string-value="J">
            <text:p>J</text:p>
          </table:table-cell>
          <table:table-cell table:formula="of:=[.C213]" office:value-type="float" office:value="69">
            <text:p>69</text:p>
          </table:table-cell>
          <table:table-cell table:formula="of:=CHAR([.C239])" office:value-type="string" office:string-value="E">
            <text:p>E</text:p>
          </table:table-cell>
          <table:table-cell table:formula="of:=CONCATENATE([.B239];[.D239])" office:value-type="string" office:string-value="JE">
            <text:p>JE</text:p>
          </table:table-cell>
          <table:table-cell table:formula="of:=CONCATENATE(&quot;inline int Inline&quot;;[.E239];&quot;(const int x) { return Inline&quot;;[.E238];&quot;(x) +  2; }&quot;)" office:value-type="string" office:string-value="inline int InlineJE(const int x) { return InlineJD(x) +  2; }">
            <text:p>inline int InlineJE(const int x) { return InlineJD(x) + <text:s/>2; }</text:p>
          </table:table-cell>
          <table:table-cell table:formula="of:=CONCATENATE(&quot;int NonInline&quot;;[.$E239];&quot;(const int x) { return NonInline&quot;;[.$E238];&quot;(x) +  2; }&quot;)" office:value-type="string" office:string-value="int NonInlineJE(const int x) { return NonInlineJD(x) +  2; }">
            <text:p>int NonInlineJE(const int x) { return NonInlineJD(x) + <text:s/>2; }</text:p>
          </table:table-cell>
        </table:table-row>
        <table:table-row table:style-name="ro1">
          <table:table-cell table:formula="of:=[.A214]+1" office:value-type="float" office:value="74">
            <text:p>74</text:p>
          </table:table-cell>
          <table:table-cell table:formula="of:=CHAR([.A240])" office:value-type="string" office:string-value="J">
            <text:p>J</text:p>
          </table:table-cell>
          <table:table-cell table:formula="of:=[.C214]" office:value-type="float" office:value="70">
            <text:p>70</text:p>
          </table:table-cell>
          <table:table-cell table:formula="of:=CHAR([.C240])" office:value-type="string" office:string-value="F">
            <text:p>F</text:p>
          </table:table-cell>
          <table:table-cell table:formula="of:=CONCATENATE([.B240];[.D240])" office:value-type="string" office:string-value="JF">
            <text:p>JF</text:p>
          </table:table-cell>
          <table:table-cell table:formula="of:=CONCATENATE(&quot;inline int Inline&quot;;[.E240];&quot;(const int x) { return Inline&quot;;[.E239];&quot;(x) +  2; }&quot;)" office:value-type="string" office:string-value="inline int InlineJF(const int x) { return InlineJE(x) +  2; }">
            <text:p>inline int InlineJF(const int x) { return InlineJE(x) + <text:s/>2; }</text:p>
          </table:table-cell>
          <table:table-cell table:formula="of:=CONCATENATE(&quot;int NonInline&quot;;[.$E240];&quot;(const int x) { return NonInline&quot;;[.$E239];&quot;(x) +  2; }&quot;)" office:value-type="string" office:string-value="int NonInlineJF(const int x) { return NonInlineJE(x) +  2; }">
            <text:p>int NonInlineJF(const int x) { return NonInlineJE(x) + <text:s/>2; }</text:p>
          </table:table-cell>
        </table:table-row>
        <table:table-row table:style-name="ro1">
          <table:table-cell table:formula="of:=[.A215]+1" office:value-type="float" office:value="74">
            <text:p>74</text:p>
          </table:table-cell>
          <table:table-cell table:formula="of:=CHAR([.A241])" office:value-type="string" office:string-value="J">
            <text:p>J</text:p>
          </table:table-cell>
          <table:table-cell table:formula="of:=[.C215]" office:value-type="float" office:value="71">
            <text:p>71</text:p>
          </table:table-cell>
          <table:table-cell table:formula="of:=CHAR([.C241])" office:value-type="string" office:string-value="G">
            <text:p>G</text:p>
          </table:table-cell>
          <table:table-cell table:formula="of:=CONCATENATE([.B241];[.D241])" office:value-type="string" office:string-value="JG">
            <text:p>JG</text:p>
          </table:table-cell>
          <table:table-cell table:formula="of:=CONCATENATE(&quot;inline int Inline&quot;;[.E241];&quot;(const int x) { return Inline&quot;;[.E240];&quot;(x) +  2; }&quot;)" office:value-type="string" office:string-value="inline int InlineJG(const int x) { return InlineJF(x) +  2; }">
            <text:p>inline int InlineJG(const int x) { return InlineJF(x) + <text:s/>2; }</text:p>
          </table:table-cell>
          <table:table-cell table:formula="of:=CONCATENATE(&quot;int NonInline&quot;;[.$E241];&quot;(const int x) { return NonInline&quot;;[.$E240];&quot;(x) +  2; }&quot;)" office:value-type="string" office:string-value="int NonInlineJG(const int x) { return NonInlineJF(x) +  2; }">
            <text:p>int NonInlineJG(const int x) { return NonInlineJF(x) + <text:s/>2; }</text:p>
          </table:table-cell>
        </table:table-row>
        <table:table-row table:style-name="ro1">
          <table:table-cell table:formula="of:=[.A216]+1" office:value-type="float" office:value="74">
            <text:p>74</text:p>
          </table:table-cell>
          <table:table-cell table:formula="of:=CHAR([.A242])" office:value-type="string" office:string-value="J">
            <text:p>J</text:p>
          </table:table-cell>
          <table:table-cell table:formula="of:=[.C216]" office:value-type="float" office:value="72">
            <text:p>72</text:p>
          </table:table-cell>
          <table:table-cell table:formula="of:=CHAR([.C242])" office:value-type="string" office:string-value="H">
            <text:p>H</text:p>
          </table:table-cell>
          <table:table-cell table:formula="of:=CONCATENATE([.B242];[.D242])" office:value-type="string" office:string-value="JH">
            <text:p>JH</text:p>
          </table:table-cell>
          <table:table-cell table:formula="of:=CONCATENATE(&quot;inline int Inline&quot;;[.E242];&quot;(const int x) { return Inline&quot;;[.E241];&quot;(x) +  2; }&quot;)" office:value-type="string" office:string-value="inline int InlineJH(const int x) { return InlineJG(x) +  2; }">
            <text:p>inline int InlineJH(const int x) { return InlineJG(x) + <text:s/>2; }</text:p>
          </table:table-cell>
          <table:table-cell table:formula="of:=CONCATENATE(&quot;int NonInline&quot;;[.$E242];&quot;(const int x) { return NonInline&quot;;[.$E241];&quot;(x) +  2; }&quot;)" office:value-type="string" office:string-value="int NonInlineJH(const int x) { return NonInlineJG(x) +  2; }">
            <text:p>int NonInlineJH(const int x) { return NonInlineJG(x) + <text:s/>2; }</text:p>
          </table:table-cell>
        </table:table-row>
        <table:table-row table:style-name="ro1">
          <table:table-cell table:formula="of:=[.A217]+1" office:value-type="float" office:value="74">
            <text:p>74</text:p>
          </table:table-cell>
          <table:table-cell table:formula="of:=CHAR([.A243])" office:value-type="string" office:string-value="J">
            <text:p>J</text:p>
          </table:table-cell>
          <table:table-cell table:formula="of:=[.C217]" office:value-type="float" office:value="73">
            <text:p>73</text:p>
          </table:table-cell>
          <table:table-cell table:formula="of:=CHAR([.C243])" office:value-type="string" office:string-value="I">
            <text:p>I</text:p>
          </table:table-cell>
          <table:table-cell table:formula="of:=CONCATENATE([.B243];[.D243])" office:value-type="string" office:string-value="JI">
            <text:p>JI</text:p>
          </table:table-cell>
          <table:table-cell table:formula="of:=CONCATENATE(&quot;inline int Inline&quot;;[.E243];&quot;(const int x) { return Inline&quot;;[.E242];&quot;(x) +  2; }&quot;)" office:value-type="string" office:string-value="inline int InlineJI(const int x) { return InlineJH(x) +  2; }">
            <text:p>inline int InlineJI(const int x) { return InlineJH(x) + <text:s/>2; }</text:p>
          </table:table-cell>
          <table:table-cell table:formula="of:=CONCATENATE(&quot;int NonInline&quot;;[.$E243];&quot;(const int x) { return NonInline&quot;;[.$E242];&quot;(x) +  2; }&quot;)" office:value-type="string" office:string-value="int NonInlineJI(const int x) { return NonInlineJH(x) +  2; }">
            <text:p>int NonInlineJI(const int x) { return NonInlineJH(x) + <text:s/>2; }</text:p>
          </table:table-cell>
        </table:table-row>
        <table:table-row table:style-name="ro1">
          <table:table-cell table:formula="of:=[.A218]+1" office:value-type="float" office:value="74">
            <text:p>74</text:p>
          </table:table-cell>
          <table:table-cell table:formula="of:=CHAR([.A244])" office:value-type="string" office:string-value="J">
            <text:p>J</text:p>
          </table:table-cell>
          <table:table-cell table:formula="of:=[.C218]" office:value-type="float" office:value="74">
            <text:p>74</text:p>
          </table:table-cell>
          <table:table-cell table:formula="of:=CHAR([.C244])" office:value-type="string" office:string-value="J">
            <text:p>J</text:p>
          </table:table-cell>
          <table:table-cell table:formula="of:=CONCATENATE([.B244];[.D244])" office:value-type="string" office:string-value="JJ">
            <text:p>JJ</text:p>
          </table:table-cell>
          <table:table-cell table:formula="of:=CONCATENATE(&quot;inline int Inline&quot;;[.E244];&quot;(const int x) { return Inline&quot;;[.E243];&quot;(x) +  2; }&quot;)" office:value-type="string" office:string-value="inline int InlineJJ(const int x) { return InlineJI(x) +  2; }">
            <text:p>inline int InlineJJ(const int x) { return InlineJI(x) + <text:s/>2; }</text:p>
          </table:table-cell>
          <table:table-cell table:formula="of:=CONCATENATE(&quot;int NonInline&quot;;[.$E244];&quot;(const int x) { return NonInline&quot;;[.$E243];&quot;(x) +  2; }&quot;)" office:value-type="string" office:string-value="int NonInlineJJ(const int x) { return NonInlineJI(x) +  2; }">
            <text:p>int NonInlineJJ(const int x) { return NonInlineJI(x) + <text:s/>2; }</text:p>
          </table:table-cell>
        </table:table-row>
        <table:table-row table:style-name="ro1">
          <table:table-cell table:formula="of:=[.A219]+1" office:value-type="float" office:value="74">
            <text:p>74</text:p>
          </table:table-cell>
          <table:table-cell table:formula="of:=CHAR([.A245])" office:value-type="string" office:string-value="J">
            <text:p>J</text:p>
          </table:table-cell>
          <table:table-cell table:formula="of:=[.C219]" office:value-type="float" office:value="75">
            <text:p>75</text:p>
          </table:table-cell>
          <table:table-cell table:formula="of:=CHAR([.C245])" office:value-type="string" office:string-value="K">
            <text:p>K</text:p>
          </table:table-cell>
          <table:table-cell table:formula="of:=CONCATENATE([.B245];[.D245])" office:value-type="string" office:string-value="JK">
            <text:p>JK</text:p>
          </table:table-cell>
          <table:table-cell table:formula="of:=CONCATENATE(&quot;inline int Inline&quot;;[.E245];&quot;(const int x) { return Inline&quot;;[.E244];&quot;(x) +  2; }&quot;)" office:value-type="string" office:string-value="inline int InlineJK(const int x) { return InlineJJ(x) +  2; }">
            <text:p>inline int InlineJK(const int x) { return InlineJJ(x) + <text:s/>2; }</text:p>
          </table:table-cell>
          <table:table-cell table:formula="of:=CONCATENATE(&quot;int NonInline&quot;;[.$E245];&quot;(const int x) { return NonInline&quot;;[.$E244];&quot;(x) +  2; }&quot;)" office:value-type="string" office:string-value="int NonInlineJK(const int x) { return NonInlineJJ(x) +  2; }">
            <text:p>int NonInlineJK(const int x) { return NonInlineJJ(x) + <text:s/>2; }</text:p>
          </table:table-cell>
        </table:table-row>
        <table:table-row table:style-name="ro1">
          <table:table-cell table:formula="of:=[.A220]+1" office:value-type="float" office:value="74">
            <text:p>74</text:p>
          </table:table-cell>
          <table:table-cell table:formula="of:=CHAR([.A246])" office:value-type="string" office:string-value="J">
            <text:p>J</text:p>
          </table:table-cell>
          <table:table-cell table:formula="of:=[.C220]" office:value-type="float" office:value="76">
            <text:p>76</text:p>
          </table:table-cell>
          <table:table-cell table:formula="of:=CHAR([.C246])" office:value-type="string" office:string-value="L">
            <text:p>L</text:p>
          </table:table-cell>
          <table:table-cell table:formula="of:=CONCATENATE([.B246];[.D246])" office:value-type="string" office:string-value="JL">
            <text:p>JL</text:p>
          </table:table-cell>
          <table:table-cell table:formula="of:=CONCATENATE(&quot;inline int Inline&quot;;[.E246];&quot;(const int x) { return Inline&quot;;[.E245];&quot;(x) +  2; }&quot;)" office:value-type="string" office:string-value="inline int InlineJL(const int x) { return InlineJK(x) +  2; }">
            <text:p>inline int InlineJL(const int x) { return InlineJK(x) + <text:s/>2; }</text:p>
          </table:table-cell>
          <table:table-cell table:formula="of:=CONCATENATE(&quot;int NonInline&quot;;[.$E246];&quot;(const int x) { return NonInline&quot;;[.$E245];&quot;(x) +  2; }&quot;)" office:value-type="string" office:string-value="int NonInlineJL(const int x) { return NonInlineJK(x) +  2; }">
            <text:p>int NonInlineJL(const int x) { return NonInlineJK(x) + <text:s/>2; }</text:p>
          </table:table-cell>
        </table:table-row>
        <table:table-row table:style-name="ro1">
          <table:table-cell table:formula="of:=[.A221]+1" office:value-type="float" office:value="74">
            <text:p>74</text:p>
          </table:table-cell>
          <table:table-cell table:formula="of:=CHAR([.A247])" office:value-type="string" office:string-value="J">
            <text:p>J</text:p>
          </table:table-cell>
          <table:table-cell table:formula="of:=[.C221]" office:value-type="float" office:value="77">
            <text:p>77</text:p>
          </table:table-cell>
          <table:table-cell table:formula="of:=CHAR([.C247])" office:value-type="string" office:string-value="M">
            <text:p>M</text:p>
          </table:table-cell>
          <table:table-cell table:formula="of:=CONCATENATE([.B247];[.D247])" office:value-type="string" office:string-value="JM">
            <text:p>JM</text:p>
          </table:table-cell>
          <table:table-cell table:formula="of:=CONCATENATE(&quot;inline int Inline&quot;;[.E247];&quot;(const int x) { return Inline&quot;;[.E246];&quot;(x) +  2; }&quot;)" office:value-type="string" office:string-value="inline int InlineJM(const int x) { return InlineJL(x) +  2; }">
            <text:p>inline int InlineJM(const int x) { return InlineJL(x) + <text:s/>2; }</text:p>
          </table:table-cell>
          <table:table-cell table:formula="of:=CONCATENATE(&quot;int NonInline&quot;;[.$E247];&quot;(const int x) { return NonInline&quot;;[.$E246];&quot;(x) +  2; }&quot;)" office:value-type="string" office:string-value="int NonInlineJM(const int x) { return NonInlineJL(x) +  2; }">
            <text:p>int NonInlineJM(const int x) { return NonInlineJL(x) + <text:s/>2; }</text:p>
          </table:table-cell>
        </table:table-row>
        <table:table-row table:style-name="ro1">
          <table:table-cell table:formula="of:=[.A222]+1" office:value-type="float" office:value="74">
            <text:p>74</text:p>
          </table:table-cell>
          <table:table-cell table:formula="of:=CHAR([.A248])" office:value-type="string" office:string-value="J">
            <text:p>J</text:p>
          </table:table-cell>
          <table:table-cell table:formula="of:=[.C222]" office:value-type="float" office:value="78">
            <text:p>78</text:p>
          </table:table-cell>
          <table:table-cell table:formula="of:=CHAR([.C248])" office:value-type="string" office:string-value="N">
            <text:p>N</text:p>
          </table:table-cell>
          <table:table-cell table:formula="of:=CONCATENATE([.B248];[.D248])" office:value-type="string" office:string-value="JN">
            <text:p>JN</text:p>
          </table:table-cell>
          <table:table-cell table:formula="of:=CONCATENATE(&quot;inline int Inline&quot;;[.E248];&quot;(const int x) { return Inline&quot;;[.E247];&quot;(x) +  2; }&quot;)" office:value-type="string" office:string-value="inline int InlineJN(const int x) { return InlineJM(x) +  2; }">
            <text:p>inline int InlineJN(const int x) { return InlineJM(x) + <text:s/>2; }</text:p>
          </table:table-cell>
          <table:table-cell table:formula="of:=CONCATENATE(&quot;int NonInline&quot;;[.$E248];&quot;(const int x) { return NonInline&quot;;[.$E247];&quot;(x) +  2; }&quot;)" office:value-type="string" office:string-value="int NonInlineJN(const int x) { return NonInlineJM(x) +  2; }">
            <text:p>int NonInlineJN(const int x) { return NonInlineJM(x) + <text:s/>2; }</text:p>
          </table:table-cell>
        </table:table-row>
        <table:table-row table:style-name="ro1">
          <table:table-cell table:formula="of:=[.A223]+1" office:value-type="float" office:value="74">
            <text:p>74</text:p>
          </table:table-cell>
          <table:table-cell table:formula="of:=CHAR([.A249])" office:value-type="string" office:string-value="J">
            <text:p>J</text:p>
          </table:table-cell>
          <table:table-cell table:formula="of:=[.C223]" office:value-type="float" office:value="79">
            <text:p>79</text:p>
          </table:table-cell>
          <table:table-cell table:formula="of:=CHAR([.C249])" office:value-type="string" office:string-value="O">
            <text:p>O</text:p>
          </table:table-cell>
          <table:table-cell table:formula="of:=CONCATENATE([.B249];[.D249])" office:value-type="string" office:string-value="JO">
            <text:p>JO</text:p>
          </table:table-cell>
          <table:table-cell table:formula="of:=CONCATENATE(&quot;inline int Inline&quot;;[.E249];&quot;(const int x) { return Inline&quot;;[.E248];&quot;(x) +  2; }&quot;)" office:value-type="string" office:string-value="inline int InlineJO(const int x) { return InlineJN(x) +  2; }">
            <text:p>inline int InlineJO(const int x) { return InlineJN(x) + <text:s/>2; }</text:p>
          </table:table-cell>
          <table:table-cell table:formula="of:=CONCATENATE(&quot;int NonInline&quot;;[.$E249];&quot;(const int x) { return NonInline&quot;;[.$E248];&quot;(x) +  2; }&quot;)" office:value-type="string" office:string-value="int NonInlineJO(const int x) { return NonInlineJN(x) +  2; }">
            <text:p>int NonInlineJO(const int x) { return NonInlineJN(x) + <text:s/>2; }</text:p>
          </table:table-cell>
        </table:table-row>
        <table:table-row table:style-name="ro1">
          <table:table-cell table:formula="of:=[.A224]+1" office:value-type="float" office:value="74">
            <text:p>74</text:p>
          </table:table-cell>
          <table:table-cell table:formula="of:=CHAR([.A250])" office:value-type="string" office:string-value="J">
            <text:p>J</text:p>
          </table:table-cell>
          <table:table-cell table:formula="of:=[.C224]" office:value-type="float" office:value="80">
            <text:p>80</text:p>
          </table:table-cell>
          <table:table-cell table:formula="of:=CHAR([.C250])" office:value-type="string" office:string-value="P">
            <text:p>P</text:p>
          </table:table-cell>
          <table:table-cell table:formula="of:=CONCATENATE([.B250];[.D250])" office:value-type="string" office:string-value="JP">
            <text:p>JP</text:p>
          </table:table-cell>
          <table:table-cell table:formula="of:=CONCATENATE(&quot;inline int Inline&quot;;[.E250];&quot;(const int x) { return Inline&quot;;[.E249];&quot;(x) +  2; }&quot;)" office:value-type="string" office:string-value="inline int InlineJP(const int x) { return InlineJO(x) +  2; }">
            <text:p>inline int InlineJP(const int x) { return InlineJO(x) + <text:s/>2; }</text:p>
          </table:table-cell>
          <table:table-cell table:formula="of:=CONCATENATE(&quot;int NonInline&quot;;[.$E250];&quot;(const int x) { return NonInline&quot;;[.$E249];&quot;(x) +  2; }&quot;)" office:value-type="string" office:string-value="int NonInlineJP(const int x) { return NonInlineJO(x) +  2; }">
            <text:p>int NonInlineJP(const int x) { return NonInlineJO(x) + <text:s/>2; }</text:p>
          </table:table-cell>
        </table:table-row>
        <table:table-row table:style-name="ro1">
          <table:table-cell table:formula="of:=[.A225]+1" office:value-type="float" office:value="74">
            <text:p>74</text:p>
          </table:table-cell>
          <table:table-cell table:formula="of:=CHAR([.A251])" office:value-type="string" office:string-value="J">
            <text:p>J</text:p>
          </table:table-cell>
          <table:table-cell table:formula="of:=[.C225]" office:value-type="float" office:value="81">
            <text:p>81</text:p>
          </table:table-cell>
          <table:table-cell table:formula="of:=CHAR([.C251])" office:value-type="string" office:string-value="Q">
            <text:p>Q</text:p>
          </table:table-cell>
          <table:table-cell table:formula="of:=CONCATENATE([.B251];[.D251])" office:value-type="string" office:string-value="JQ">
            <text:p>JQ</text:p>
          </table:table-cell>
          <table:table-cell table:formula="of:=CONCATENATE(&quot;inline int Inline&quot;;[.E251];&quot;(const int x) { return Inline&quot;;[.E250];&quot;(x) +  2; }&quot;)" office:value-type="string" office:string-value="inline int InlineJQ(const int x) { return InlineJP(x) +  2; }">
            <text:p>inline int InlineJQ(const int x) { return InlineJP(x) + <text:s/>2; }</text:p>
          </table:table-cell>
          <table:table-cell table:formula="of:=CONCATENATE(&quot;int NonInline&quot;;[.$E251];&quot;(const int x) { return NonInline&quot;;[.$E250];&quot;(x) +  2; }&quot;)" office:value-type="string" office:string-value="int NonInlineJQ(const int x) { return NonInlineJP(x) +  2; }">
            <text:p>int NonInlineJQ(const int x) { return NonInlineJP(x) + <text:s/>2; }</text:p>
          </table:table-cell>
        </table:table-row>
        <table:table-row table:style-name="ro1">
          <table:table-cell table:formula="of:=[.A226]+1" office:value-type="float" office:value="74">
            <text:p>74</text:p>
          </table:table-cell>
          <table:table-cell table:formula="of:=CHAR([.A252])" office:value-type="string" office:string-value="J">
            <text:p>J</text:p>
          </table:table-cell>
          <table:table-cell table:formula="of:=[.C226]" office:value-type="float" office:value="82">
            <text:p>82</text:p>
          </table:table-cell>
          <table:table-cell table:formula="of:=CHAR([.C252])" office:value-type="string" office:string-value="R">
            <text:p>R</text:p>
          </table:table-cell>
          <table:table-cell table:formula="of:=CONCATENATE([.B252];[.D252])" office:value-type="string" office:string-value="JR">
            <text:p>JR</text:p>
          </table:table-cell>
          <table:table-cell table:formula="of:=CONCATENATE(&quot;inline int Inline&quot;;[.E252];&quot;(const int x) { return Inline&quot;;[.E251];&quot;(x) +  2; }&quot;)" office:value-type="string" office:string-value="inline int InlineJR(const int x) { return InlineJQ(x) +  2; }">
            <text:p>inline int InlineJR(const int x) { return InlineJQ(x) + <text:s/>2; }</text:p>
          </table:table-cell>
          <table:table-cell table:formula="of:=CONCATENATE(&quot;int NonInline&quot;;[.$E252];&quot;(const int x) { return NonInline&quot;;[.$E251];&quot;(x) +  2; }&quot;)" office:value-type="string" office:string-value="int NonInlineJR(const int x) { return NonInlineJQ(x) +  2; }">
            <text:p>int NonInlineJR(const int x) { return NonInlineJQ(x) + <text:s/>2; }</text:p>
          </table:table-cell>
        </table:table-row>
        <table:table-row table:style-name="ro1">
          <table:table-cell table:formula="of:=[.A227]+1" office:value-type="float" office:value="74">
            <text:p>74</text:p>
          </table:table-cell>
          <table:table-cell table:formula="of:=CHAR([.A253])" office:value-type="string" office:string-value="J">
            <text:p>J</text:p>
          </table:table-cell>
          <table:table-cell table:formula="of:=[.C227]" office:value-type="float" office:value="83">
            <text:p>83</text:p>
          </table:table-cell>
          <table:table-cell table:formula="of:=CHAR([.C253])" office:value-type="string" office:string-value="S">
            <text:p>S</text:p>
          </table:table-cell>
          <table:table-cell table:formula="of:=CONCATENATE([.B253];[.D253])" office:value-type="string" office:string-value="JS">
            <text:p>JS</text:p>
          </table:table-cell>
          <table:table-cell table:formula="of:=CONCATENATE(&quot;inline int Inline&quot;;[.E253];&quot;(const int x) { return Inline&quot;;[.E252];&quot;(x) +  2; }&quot;)" office:value-type="string" office:string-value="inline int InlineJS(const int x) { return InlineJR(x) +  2; }">
            <text:p>inline int InlineJS(const int x) { return InlineJR(x) + <text:s/>2; }</text:p>
          </table:table-cell>
          <table:table-cell table:formula="of:=CONCATENATE(&quot;int NonInline&quot;;[.$E253];&quot;(const int x) { return NonInline&quot;;[.$E252];&quot;(x) +  2; }&quot;)" office:value-type="string" office:string-value="int NonInlineJS(const int x) { return NonInlineJR(x) +  2; }">
            <text:p>int NonInlineJS(const int x) { return NonInlineJR(x) + <text:s/>2; }</text:p>
          </table:table-cell>
        </table:table-row>
        <table:table-row table:style-name="ro1">
          <table:table-cell table:formula="of:=[.A228]+1" office:value-type="float" office:value="74">
            <text:p>74</text:p>
          </table:table-cell>
          <table:table-cell table:formula="of:=CHAR([.A254])" office:value-type="string" office:string-value="J">
            <text:p>J</text:p>
          </table:table-cell>
          <table:table-cell table:formula="of:=[.C228]" office:value-type="float" office:value="84">
            <text:p>84</text:p>
          </table:table-cell>
          <table:table-cell table:formula="of:=CHAR([.C254])" office:value-type="string" office:string-value="T">
            <text:p>T</text:p>
          </table:table-cell>
          <table:table-cell table:formula="of:=CONCATENATE([.B254];[.D254])" office:value-type="string" office:string-value="JT">
            <text:p>JT</text:p>
          </table:table-cell>
          <table:table-cell table:formula="of:=CONCATENATE(&quot;inline int Inline&quot;;[.E254];&quot;(const int x) { return Inline&quot;;[.E253];&quot;(x) +  2; }&quot;)" office:value-type="string" office:string-value="inline int InlineJT(const int x) { return InlineJS(x) +  2; }">
            <text:p>inline int InlineJT(const int x) { return InlineJS(x) + <text:s/>2; }</text:p>
          </table:table-cell>
          <table:table-cell table:formula="of:=CONCATENATE(&quot;int NonInline&quot;;[.$E254];&quot;(const int x) { return NonInline&quot;;[.$E253];&quot;(x) +  2; }&quot;)" office:value-type="string" office:string-value="int NonInlineJT(const int x) { return NonInlineJS(x) +  2; }">
            <text:p>int NonInlineJT(const int x) { return NonInlineJS(x) + <text:s/>2; }</text:p>
          </table:table-cell>
        </table:table-row>
        <table:table-row table:style-name="ro1">
          <table:table-cell table:formula="of:=[.A229]+1" office:value-type="float" office:value="74">
            <text:p>74</text:p>
          </table:table-cell>
          <table:table-cell table:formula="of:=CHAR([.A255])" office:value-type="string" office:string-value="J">
            <text:p>J</text:p>
          </table:table-cell>
          <table:table-cell table:formula="of:=[.C229]" office:value-type="float" office:value="85">
            <text:p>85</text:p>
          </table:table-cell>
          <table:table-cell table:formula="of:=CHAR([.C255])" office:value-type="string" office:string-value="U">
            <text:p>U</text:p>
          </table:table-cell>
          <table:table-cell table:formula="of:=CONCATENATE([.B255];[.D255])" office:value-type="string" office:string-value="JU">
            <text:p>JU</text:p>
          </table:table-cell>
          <table:table-cell table:formula="of:=CONCATENATE(&quot;inline int Inline&quot;;[.E255];&quot;(const int x) { return Inline&quot;;[.E254];&quot;(x) +  2; }&quot;)" office:value-type="string" office:string-value="inline int InlineJU(const int x) { return InlineJT(x) +  2; }">
            <text:p>inline int InlineJU(const int x) { return InlineJT(x) + <text:s/>2; }</text:p>
          </table:table-cell>
          <table:table-cell table:formula="of:=CONCATENATE(&quot;int NonInline&quot;;[.$E255];&quot;(const int x) { return NonInline&quot;;[.$E254];&quot;(x) +  2; }&quot;)" office:value-type="string" office:string-value="int NonInlineJU(const int x) { return NonInlineJT(x) +  2; }">
            <text:p>int NonInlineJU(const int x) { return NonInlineJT(x) + <text:s/>2; }</text:p>
          </table:table-cell>
        </table:table-row>
        <table:table-row table:style-name="ro1">
          <table:table-cell table:formula="of:=[.A230]+1" office:value-type="float" office:value="74">
            <text:p>74</text:p>
          </table:table-cell>
          <table:table-cell table:formula="of:=CHAR([.A256])" office:value-type="string" office:string-value="J">
            <text:p>J</text:p>
          </table:table-cell>
          <table:table-cell table:formula="of:=[.C230]" office:value-type="float" office:value="86">
            <text:p>86</text:p>
          </table:table-cell>
          <table:table-cell table:formula="of:=CHAR([.C256])" office:value-type="string" office:string-value="V">
            <text:p>V</text:p>
          </table:table-cell>
          <table:table-cell table:formula="of:=CONCATENATE([.B256];[.D256])" office:value-type="string" office:string-value="JV">
            <text:p>JV</text:p>
          </table:table-cell>
          <table:table-cell table:formula="of:=CONCATENATE(&quot;inline int Inline&quot;;[.E256];&quot;(const int x) { return Inline&quot;;[.E255];&quot;(x) +  2; }&quot;)" office:value-type="string" office:string-value="inline int InlineJV(const int x) { return InlineJU(x) +  2; }">
            <text:p>inline int InlineJV(const int x) { return InlineJU(x) + <text:s/>2; }</text:p>
          </table:table-cell>
          <table:table-cell table:formula="of:=CONCATENATE(&quot;int NonInline&quot;;[.$E256];&quot;(const int x) { return NonInline&quot;;[.$E255];&quot;(x) +  2; }&quot;)" office:value-type="string" office:string-value="int NonInlineJV(const int x) { return NonInlineJU(x) +  2; }">
            <text:p>int NonInlineJV(const int x) { return NonInlineJU(x) + <text:s/>2; }</text:p>
          </table:table-cell>
        </table:table-row>
        <table:table-row table:style-name="ro1">
          <table:table-cell table:formula="of:=[.A231]+1" office:value-type="float" office:value="74">
            <text:p>74</text:p>
          </table:table-cell>
          <table:table-cell table:formula="of:=CHAR([.A257])" office:value-type="string" office:string-value="J">
            <text:p>J</text:p>
          </table:table-cell>
          <table:table-cell table:formula="of:=[.C231]" office:value-type="float" office:value="87">
            <text:p>87</text:p>
          </table:table-cell>
          <table:table-cell table:formula="of:=CHAR([.C257])" office:value-type="string" office:string-value="W">
            <text:p>W</text:p>
          </table:table-cell>
          <table:table-cell table:formula="of:=CONCATENATE([.B257];[.D257])" office:value-type="string" office:string-value="JW">
            <text:p>JW</text:p>
          </table:table-cell>
          <table:table-cell table:formula="of:=CONCATENATE(&quot;inline int Inline&quot;;[.E257];&quot;(const int x) { return Inline&quot;;[.E256];&quot;(x) +  2; }&quot;)" office:value-type="string" office:string-value="inline int InlineJW(const int x) { return InlineJV(x) +  2; }">
            <text:p>inline int InlineJW(const int x) { return InlineJV(x) + <text:s/>2; }</text:p>
          </table:table-cell>
          <table:table-cell table:formula="of:=CONCATENATE(&quot;int NonInline&quot;;[.$E257];&quot;(const int x) { return NonInline&quot;;[.$E256];&quot;(x) +  2; }&quot;)" office:value-type="string" office:string-value="int NonInlineJW(const int x) { return NonInlineJV(x) +  2; }">
            <text:p>int NonInlineJW(const int x) { return NonInlineJV(x) + <text:s/>2; }</text:p>
          </table:table-cell>
        </table:table-row>
        <table:table-row table:style-name="ro1">
          <table:table-cell table:formula="of:=[.A232]+1" office:value-type="float" office:value="74">
            <text:p>74</text:p>
          </table:table-cell>
          <table:table-cell table:formula="of:=CHAR([.A258])" office:value-type="string" office:string-value="J">
            <text:p>J</text:p>
          </table:table-cell>
          <table:table-cell table:formula="of:=[.C232]" office:value-type="float" office:value="88">
            <text:p>88</text:p>
          </table:table-cell>
          <table:table-cell table:formula="of:=CHAR([.C258])" office:value-type="string" office:string-value="X">
            <text:p>X</text:p>
          </table:table-cell>
          <table:table-cell table:formula="of:=CONCATENATE([.B258];[.D258])" office:value-type="string" office:string-value="JX">
            <text:p>JX</text:p>
          </table:table-cell>
          <table:table-cell table:formula="of:=CONCATENATE(&quot;inline int Inline&quot;;[.E258];&quot;(const int x) { return Inline&quot;;[.E257];&quot;(x) +  2; }&quot;)" office:value-type="string" office:string-value="inline int InlineJX(const int x) { return InlineJW(x) +  2; }">
            <text:p>inline int InlineJX(const int x) { return InlineJW(x) + <text:s/>2; }</text:p>
          </table:table-cell>
          <table:table-cell table:formula="of:=CONCATENATE(&quot;int NonInline&quot;;[.$E258];&quot;(const int x) { return NonInline&quot;;[.$E257];&quot;(x) +  2; }&quot;)" office:value-type="string" office:string-value="int NonInlineJX(const int x) { return NonInlineJW(x) +  2; }">
            <text:p>int NonInlineJX(const int x) { return NonInlineJW(x) + <text:s/>2; }</text:p>
          </table:table-cell>
        </table:table-row>
        <table:table-row table:style-name="ro1">
          <table:table-cell table:formula="of:=[.A233]+1" office:value-type="float" office:value="74">
            <text:p>74</text:p>
          </table:table-cell>
          <table:table-cell table:formula="of:=CHAR([.A259])" office:value-type="string" office:string-value="J">
            <text:p>J</text:p>
          </table:table-cell>
          <table:table-cell table:formula="of:=[.C233]" office:value-type="float" office:value="89">
            <text:p>89</text:p>
          </table:table-cell>
          <table:table-cell table:formula="of:=CHAR([.C259])" office:value-type="string" office:string-value="Y">
            <text:p>Y</text:p>
          </table:table-cell>
          <table:table-cell table:formula="of:=CONCATENATE([.B259];[.D259])" office:value-type="string" office:string-value="JY">
            <text:p>JY</text:p>
          </table:table-cell>
          <table:table-cell table:formula="of:=CONCATENATE(&quot;inline int Inline&quot;;[.E259];&quot;(const int x) { return Inline&quot;;[.E258];&quot;(x) +  2; }&quot;)" office:value-type="string" office:string-value="inline int InlineJY(const int x) { return InlineJX(x) +  2; }">
            <text:p>inline int InlineJY(const int x) { return InlineJX(x) + <text:s/>2; }</text:p>
          </table:table-cell>
          <table:table-cell table:formula="of:=CONCATENATE(&quot;int NonInline&quot;;[.$E259];&quot;(const int x) { return NonInline&quot;;[.$E258];&quot;(x) +  2; }&quot;)" office:value-type="string" office:string-value="int NonInlineJY(const int x) { return NonInlineJX(x) +  2; }">
            <text:p>int NonInlineJY(const int x) { return NonInlineJX(x) + <text:s/>2; }</text:p>
          </table:table-cell>
        </table:table-row>
        <table:table-row table:style-name="ro1">
          <table:table-cell table:formula="of:=[.A234]+1" office:value-type="float" office:value="74">
            <text:p>74</text:p>
          </table:table-cell>
          <table:table-cell table:formula="of:=CHAR([.A260])" office:value-type="string" office:string-value="J">
            <text:p>J</text:p>
          </table:table-cell>
          <table:table-cell table:formula="of:=[.C234]" office:value-type="float" office:value="90">
            <text:p>90</text:p>
          </table:table-cell>
          <table:table-cell table:formula="of:=CHAR([.C260])" office:value-type="string" office:string-value="Z">
            <text:p>Z</text:p>
          </table:table-cell>
          <table:table-cell table:formula="of:=CONCATENATE([.B260];[.D260])" office:value-type="string" office:string-value="JZ">
            <text:p>JZ</text:p>
          </table:table-cell>
          <table:table-cell table:formula="of:=CONCATENATE(&quot;inline int Inline&quot;;[.E260];&quot;(const int x) { return Inline&quot;;[.E259];&quot;(x) +  2; }&quot;)" office:value-type="string" office:string-value="inline int InlineJZ(const int x) { return InlineJY(x) +  2; }">
            <text:p>inline int InlineJZ(const int x) { return InlineJY(x) + <text:s/>2; }</text:p>
          </table:table-cell>
          <table:table-cell table:formula="of:=CONCATENATE(&quot;int NonInline&quot;;[.$E260];&quot;(const int x) { return NonInline&quot;;[.$E259];&quot;(x) +  2; }&quot;)" office:value-type="string" office:string-value="int NonInlineJZ(const int x) { return NonInlineJY(x) +  2; }">
            <text:p>int NonInlineJZ(const int x) { return NonInlineJY(x) + <text:s/>2; }</text:p>
          </table:table-cell>
        </table:table-row>
        <table:table-row table:style-name="ro1">
          <table:table-cell table:formula="of:=[.A235]+1" office:value-type="float" office:value="75">
            <text:p>75</text:p>
          </table:table-cell>
          <table:table-cell table:formula="of:=CHAR([.A261])" office:value-type="string" office:string-value="K">
            <text:p>K</text:p>
          </table:table-cell>
          <table:table-cell table:formula="of:=[.C235]" office:value-type="float" office:value="65">
            <text:p>65</text:p>
          </table:table-cell>
          <table:table-cell table:formula="of:=CHAR([.C261])" office:value-type="string" office:string-value="A">
            <text:p>A</text:p>
          </table:table-cell>
          <table:table-cell table:formula="of:=CONCATENATE([.B261];[.D261])" office:value-type="string" office:string-value="KA">
            <text:p>KA</text:p>
          </table:table-cell>
          <table:table-cell table:formula="of:=CONCATENATE(&quot;inline int Inline&quot;;[.E261];&quot;(const int x) { return Inline&quot;;[.E260];&quot;(x) +  2; }&quot;)" office:value-type="string" office:string-value="inline int InlineKA(const int x) { return InlineJZ(x) +  2; }">
            <text:p>inline int InlineKA(const int x) { return InlineJZ(x) + <text:s/>2; }</text:p>
          </table:table-cell>
          <table:table-cell table:formula="of:=CONCATENATE(&quot;int NonInline&quot;;[.$E261];&quot;(const int x) { return NonInline&quot;;[.$E260];&quot;(x) +  2; }&quot;)" office:value-type="string" office:string-value="int NonInlineKA(const int x) { return NonInlineJZ(x) +  2; }">
            <text:p>int NonInlineKA(const int x) { return NonInlineJZ(x) + <text:s/>2; }</text:p>
          </table:table-cell>
        </table:table-row>
        <table:table-row table:style-name="ro1">
          <table:table-cell table:formula="of:=[.A236]+1" office:value-type="float" office:value="75">
            <text:p>75</text:p>
          </table:table-cell>
          <table:table-cell table:formula="of:=CHAR([.A262])" office:value-type="string" office:string-value="K">
            <text:p>K</text:p>
          </table:table-cell>
          <table:table-cell table:formula="of:=[.C236]" office:value-type="float" office:value="66">
            <text:p>66</text:p>
          </table:table-cell>
          <table:table-cell table:formula="of:=CHAR([.C262])" office:value-type="string" office:string-value="B">
            <text:p>B</text:p>
          </table:table-cell>
          <table:table-cell table:formula="of:=CONCATENATE([.B262];[.D262])" office:value-type="string" office:string-value="KB">
            <text:p>KB</text:p>
          </table:table-cell>
          <table:table-cell table:formula="of:=CONCATENATE(&quot;inline int Inline&quot;;[.E262];&quot;(const int x) { return Inline&quot;;[.E261];&quot;(x) +  2; }&quot;)" office:value-type="string" office:string-value="inline int InlineKB(const int x) { return InlineKA(x) +  2; }">
            <text:p>inline int InlineKB(const int x) { return InlineKA(x) + <text:s/>2; }</text:p>
          </table:table-cell>
          <table:table-cell table:formula="of:=CONCATENATE(&quot;int NonInline&quot;;[.$E262];&quot;(const int x) { return NonInline&quot;;[.$E261];&quot;(x) +  2; }&quot;)" office:value-type="string" office:string-value="int NonInlineKB(const int x) { return NonInlineKA(x) +  2; }">
            <text:p>int NonInlineKB(const int x) { return NonInlineKA(x) + <text:s/>2; }</text:p>
          </table:table-cell>
        </table:table-row>
        <table:table-row table:style-name="ro1">
          <table:table-cell table:formula="of:=[.A237]+1" office:value-type="float" office:value="75">
            <text:p>75</text:p>
          </table:table-cell>
          <table:table-cell table:formula="of:=CHAR([.A263])" office:value-type="string" office:string-value="K">
            <text:p>K</text:p>
          </table:table-cell>
          <table:table-cell table:formula="of:=[.C237]" office:value-type="float" office:value="67">
            <text:p>67</text:p>
          </table:table-cell>
          <table:table-cell table:formula="of:=CHAR([.C263])" office:value-type="string" office:string-value="C">
            <text:p>C</text:p>
          </table:table-cell>
          <table:table-cell table:formula="of:=CONCATENATE([.B263];[.D263])" office:value-type="string" office:string-value="KC">
            <text:p>KC</text:p>
          </table:table-cell>
          <table:table-cell table:formula="of:=CONCATENATE(&quot;inline int Inline&quot;;[.E263];&quot;(const int x) { return Inline&quot;;[.E262];&quot;(x) +  2; }&quot;)" office:value-type="string" office:string-value="inline int InlineKC(const int x) { return InlineKB(x) +  2; }">
            <text:p>inline int InlineKC(const int x) { return InlineKB(x) + <text:s/>2; }</text:p>
          </table:table-cell>
          <table:table-cell table:formula="of:=CONCATENATE(&quot;int NonInline&quot;;[.$E263];&quot;(const int x) { return NonInline&quot;;[.$E262];&quot;(x) +  2; }&quot;)" office:value-type="string" office:string-value="int NonInlineKC(const int x) { return NonInlineKB(x) +  2; }">
            <text:p>int NonInlineKC(const int x) { return NonInlineKB(x) + <text:s/>2; }</text:p>
          </table:table-cell>
        </table:table-row>
        <table:table-row table:style-name="ro1">
          <table:table-cell table:formula="of:=[.A238]+1" office:value-type="float" office:value="75">
            <text:p>75</text:p>
          </table:table-cell>
          <table:table-cell table:formula="of:=CHAR([.A264])" office:value-type="string" office:string-value="K">
            <text:p>K</text:p>
          </table:table-cell>
          <table:table-cell table:formula="of:=[.C238]" office:value-type="float" office:value="68">
            <text:p>68</text:p>
          </table:table-cell>
          <table:table-cell table:formula="of:=CHAR([.C264])" office:value-type="string" office:string-value="D">
            <text:p>D</text:p>
          </table:table-cell>
          <table:table-cell table:formula="of:=CONCATENATE([.B264];[.D264])" office:value-type="string" office:string-value="KD">
            <text:p>KD</text:p>
          </table:table-cell>
          <table:table-cell table:formula="of:=CONCATENATE(&quot;inline int Inline&quot;;[.E264];&quot;(const int x) { return Inline&quot;;[.E263];&quot;(x) +  2; }&quot;)" office:value-type="string" office:string-value="inline int InlineKD(const int x) { return InlineKC(x) +  2; }">
            <text:p>inline int InlineKD(const int x) { return InlineKC(x) + <text:s/>2; }</text:p>
          </table:table-cell>
          <table:table-cell table:formula="of:=CONCATENATE(&quot;int NonInline&quot;;[.$E264];&quot;(const int x) { return NonInline&quot;;[.$E263];&quot;(x) +  2; }&quot;)" office:value-type="string" office:string-value="int NonInlineKD(const int x) { return NonInlineKC(x) +  2; }">
            <text:p>int NonInlineKD(const int x) { return NonInlineKC(x) + <text:s/>2; }</text:p>
          </table:table-cell>
        </table:table-row>
        <table:table-row table:style-name="ro1">
          <table:table-cell table:formula="of:=[.A239]+1" office:value-type="float" office:value="75">
            <text:p>75</text:p>
          </table:table-cell>
          <table:table-cell table:formula="of:=CHAR([.A265])" office:value-type="string" office:string-value="K">
            <text:p>K</text:p>
          </table:table-cell>
          <table:table-cell table:formula="of:=[.C239]" office:value-type="float" office:value="69">
            <text:p>69</text:p>
          </table:table-cell>
          <table:table-cell table:formula="of:=CHAR([.C265])" office:value-type="string" office:string-value="E">
            <text:p>E</text:p>
          </table:table-cell>
          <table:table-cell table:formula="of:=CONCATENATE([.B265];[.D265])" office:value-type="string" office:string-value="KE">
            <text:p>KE</text:p>
          </table:table-cell>
          <table:table-cell table:formula="of:=CONCATENATE(&quot;inline int Inline&quot;;[.E265];&quot;(const int x) { return Inline&quot;;[.E264];&quot;(x) +  2; }&quot;)" office:value-type="string" office:string-value="inline int InlineKE(const int x) { return InlineKD(x) +  2; }">
            <text:p>inline int InlineKE(const int x) { return InlineKD(x) + <text:s/>2; }</text:p>
          </table:table-cell>
          <table:table-cell table:formula="of:=CONCATENATE(&quot;int NonInline&quot;;[.$E265];&quot;(const int x) { return NonInline&quot;;[.$E264];&quot;(x) +  2; }&quot;)" office:value-type="string" office:string-value="int NonInlineKE(const int x) { return NonInlineKD(x) +  2; }">
            <text:p>int NonInlineKE(const int x) { return NonInlineKD(x) + <text:s/>2; }</text:p>
          </table:table-cell>
        </table:table-row>
        <table:table-row table:style-name="ro1">
          <table:table-cell table:formula="of:=[.A240]+1" office:value-type="float" office:value="75">
            <text:p>75</text:p>
          </table:table-cell>
          <table:table-cell table:formula="of:=CHAR([.A266])" office:value-type="string" office:string-value="K">
            <text:p>K</text:p>
          </table:table-cell>
          <table:table-cell table:formula="of:=[.C240]" office:value-type="float" office:value="70">
            <text:p>70</text:p>
          </table:table-cell>
          <table:table-cell table:formula="of:=CHAR([.C266])" office:value-type="string" office:string-value="F">
            <text:p>F</text:p>
          </table:table-cell>
          <table:table-cell table:formula="of:=CONCATENATE([.B266];[.D266])" office:value-type="string" office:string-value="KF">
            <text:p>KF</text:p>
          </table:table-cell>
          <table:table-cell table:formula="of:=CONCATENATE(&quot;inline int Inline&quot;;[.E266];&quot;(const int x) { return Inline&quot;;[.E265];&quot;(x) +  2; }&quot;)" office:value-type="string" office:string-value="inline int InlineKF(const int x) { return InlineKE(x) +  2; }">
            <text:p>inline int InlineKF(const int x) { return InlineKE(x) + <text:s/>2; }</text:p>
          </table:table-cell>
          <table:table-cell table:formula="of:=CONCATENATE(&quot;int NonInline&quot;;[.$E266];&quot;(const int x) { return NonInline&quot;;[.$E265];&quot;(x) +  2; }&quot;)" office:value-type="string" office:string-value="int NonInlineKF(const int x) { return NonInlineKE(x) +  2; }">
            <text:p>int NonInlineKF(const int x) { return NonInlineKE(x) + <text:s/>2; }</text:p>
          </table:table-cell>
        </table:table-row>
        <table:table-row table:style-name="ro1">
          <table:table-cell table:formula="of:=[.A241]+1" office:value-type="float" office:value="75">
            <text:p>75</text:p>
          </table:table-cell>
          <table:table-cell table:formula="of:=CHAR([.A267])" office:value-type="string" office:string-value="K">
            <text:p>K</text:p>
          </table:table-cell>
          <table:table-cell table:formula="of:=[.C241]" office:value-type="float" office:value="71">
            <text:p>71</text:p>
          </table:table-cell>
          <table:table-cell table:formula="of:=CHAR([.C267])" office:value-type="string" office:string-value="G">
            <text:p>G</text:p>
          </table:table-cell>
          <table:table-cell table:formula="of:=CONCATENATE([.B267];[.D267])" office:value-type="string" office:string-value="KG">
            <text:p>KG</text:p>
          </table:table-cell>
          <table:table-cell table:formula="of:=CONCATENATE(&quot;inline int Inline&quot;;[.E267];&quot;(const int x) { return Inline&quot;;[.E266];&quot;(x) +  2; }&quot;)" office:value-type="string" office:string-value="inline int InlineKG(const int x) { return InlineKF(x) +  2; }">
            <text:p>inline int InlineKG(const int x) { return InlineKF(x) + <text:s/>2; }</text:p>
          </table:table-cell>
          <table:table-cell table:formula="of:=CONCATENATE(&quot;int NonInline&quot;;[.$E267];&quot;(const int x) { return NonInline&quot;;[.$E266];&quot;(x) +  2; }&quot;)" office:value-type="string" office:string-value="int NonInlineKG(const int x) { return NonInlineKF(x) +  2; }">
            <text:p>int NonInlineKG(const int x) { return NonInlineKF(x) + <text:s/>2; }</text:p>
          </table:table-cell>
        </table:table-row>
        <table:table-row table:style-name="ro1">
          <table:table-cell table:formula="of:=[.A242]+1" office:value-type="float" office:value="75">
            <text:p>75</text:p>
          </table:table-cell>
          <table:table-cell table:formula="of:=CHAR([.A268])" office:value-type="string" office:string-value="K">
            <text:p>K</text:p>
          </table:table-cell>
          <table:table-cell table:formula="of:=[.C242]" office:value-type="float" office:value="72">
            <text:p>72</text:p>
          </table:table-cell>
          <table:table-cell table:formula="of:=CHAR([.C268])" office:value-type="string" office:string-value="H">
            <text:p>H</text:p>
          </table:table-cell>
          <table:table-cell table:formula="of:=CONCATENATE([.B268];[.D268])" office:value-type="string" office:string-value="KH">
            <text:p>KH</text:p>
          </table:table-cell>
          <table:table-cell table:formula="of:=CONCATENATE(&quot;inline int Inline&quot;;[.E268];&quot;(const int x) { return Inline&quot;;[.E267];&quot;(x) +  2; }&quot;)" office:value-type="string" office:string-value="inline int InlineKH(const int x) { return InlineKG(x) +  2; }">
            <text:p>inline int InlineKH(const int x) { return InlineKG(x) + <text:s/>2; }</text:p>
          </table:table-cell>
          <table:table-cell table:formula="of:=CONCATENATE(&quot;int NonInline&quot;;[.$E268];&quot;(const int x) { return NonInline&quot;;[.$E267];&quot;(x) +  2; }&quot;)" office:value-type="string" office:string-value="int NonInlineKH(const int x) { return NonInlineKG(x) +  2; }">
            <text:p>int NonInlineKH(const int x) { return NonInlineKG(x) + <text:s/>2; }</text:p>
          </table:table-cell>
        </table:table-row>
        <table:table-row table:style-name="ro1">
          <table:table-cell table:formula="of:=[.A243]+1" office:value-type="float" office:value="75">
            <text:p>75</text:p>
          </table:table-cell>
          <table:table-cell table:formula="of:=CHAR([.A269])" office:value-type="string" office:string-value="K">
            <text:p>K</text:p>
          </table:table-cell>
          <table:table-cell table:formula="of:=[.C243]" office:value-type="float" office:value="73">
            <text:p>73</text:p>
          </table:table-cell>
          <table:table-cell table:formula="of:=CHAR([.C269])" office:value-type="string" office:string-value="I">
            <text:p>I</text:p>
          </table:table-cell>
          <table:table-cell table:formula="of:=CONCATENATE([.B269];[.D269])" office:value-type="string" office:string-value="KI">
            <text:p>KI</text:p>
          </table:table-cell>
          <table:table-cell table:formula="of:=CONCATENATE(&quot;inline int Inline&quot;;[.E269];&quot;(const int x) { return Inline&quot;;[.E268];&quot;(x) +  2; }&quot;)" office:value-type="string" office:string-value="inline int InlineKI(const int x) { return InlineKH(x) +  2; }">
            <text:p>inline int InlineKI(const int x) { return InlineKH(x) + <text:s/>2; }</text:p>
          </table:table-cell>
          <table:table-cell table:formula="of:=CONCATENATE(&quot;int NonInline&quot;;[.$E269];&quot;(const int x) { return NonInline&quot;;[.$E268];&quot;(x) +  2; }&quot;)" office:value-type="string" office:string-value="int NonInlineKI(const int x) { return NonInlineKH(x) +  2; }">
            <text:p>int NonInlineKI(const int x) { return NonInlineKH(x) + <text:s/>2; }</text:p>
          </table:table-cell>
        </table:table-row>
        <table:table-row table:style-name="ro1">
          <table:table-cell table:formula="of:=[.A244]+1" office:value-type="float" office:value="75">
            <text:p>75</text:p>
          </table:table-cell>
          <table:table-cell table:formula="of:=CHAR([.A270])" office:value-type="string" office:string-value="K">
            <text:p>K</text:p>
          </table:table-cell>
          <table:table-cell table:formula="of:=[.C244]" office:value-type="float" office:value="74">
            <text:p>74</text:p>
          </table:table-cell>
          <table:table-cell table:formula="of:=CHAR([.C270])" office:value-type="string" office:string-value="J">
            <text:p>J</text:p>
          </table:table-cell>
          <table:table-cell table:formula="of:=CONCATENATE([.B270];[.D270])" office:value-type="string" office:string-value="KJ">
            <text:p>KJ</text:p>
          </table:table-cell>
          <table:table-cell table:formula="of:=CONCATENATE(&quot;inline int Inline&quot;;[.E270];&quot;(const int x) { return Inline&quot;;[.E269];&quot;(x) +  2; }&quot;)" office:value-type="string" office:string-value="inline int InlineKJ(const int x) { return InlineKI(x) +  2; }">
            <text:p>inline int InlineKJ(const int x) { return InlineKI(x) + <text:s/>2; }</text:p>
          </table:table-cell>
          <table:table-cell table:formula="of:=CONCATENATE(&quot;int NonInline&quot;;[.$E270];&quot;(const int x) { return NonInline&quot;;[.$E269];&quot;(x) +  2; }&quot;)" office:value-type="string" office:string-value="int NonInlineKJ(const int x) { return NonInlineKI(x) +  2; }">
            <text:p>int NonInlineKJ(const int x) { return NonInlineKI(x) + <text:s/>2; }</text:p>
          </table:table-cell>
        </table:table-row>
        <table:table-row table:style-name="ro1">
          <table:table-cell table:formula="of:=[.A245]+1" office:value-type="float" office:value="75">
            <text:p>75</text:p>
          </table:table-cell>
          <table:table-cell table:formula="of:=CHAR([.A271])" office:value-type="string" office:string-value="K">
            <text:p>K</text:p>
          </table:table-cell>
          <table:table-cell table:formula="of:=[.C245]" office:value-type="float" office:value="75">
            <text:p>75</text:p>
          </table:table-cell>
          <table:table-cell table:formula="of:=CHAR([.C271])" office:value-type="string" office:string-value="K">
            <text:p>K</text:p>
          </table:table-cell>
          <table:table-cell table:formula="of:=CONCATENATE([.B271];[.D271])" office:value-type="string" office:string-value="KK">
            <text:p>KK</text:p>
          </table:table-cell>
          <table:table-cell table:formula="of:=CONCATENATE(&quot;inline int Inline&quot;;[.E271];&quot;(const int x) { return Inline&quot;;[.E270];&quot;(x) +  2; }&quot;)" office:value-type="string" office:string-value="inline int InlineKK(const int x) { return InlineKJ(x) +  2; }">
            <text:p>inline int InlineKK(const int x) { return InlineKJ(x) + <text:s/>2; }</text:p>
          </table:table-cell>
          <table:table-cell table:formula="of:=CONCATENATE(&quot;int NonInline&quot;;[.$E271];&quot;(const int x) { return NonInline&quot;;[.$E270];&quot;(x) +  2; }&quot;)" office:value-type="string" office:string-value="int NonInlineKK(const int x) { return NonInlineKJ(x) +  2; }">
            <text:p>int NonInlineKK(const int x) { return NonInlineKJ(x) + <text:s/>2; }</text:p>
          </table:table-cell>
        </table:table-row>
        <table:table-row table:style-name="ro1">
          <table:table-cell table:formula="of:=[.A246]+1" office:value-type="float" office:value="75">
            <text:p>75</text:p>
          </table:table-cell>
          <table:table-cell table:formula="of:=CHAR([.A272])" office:value-type="string" office:string-value="K">
            <text:p>K</text:p>
          </table:table-cell>
          <table:table-cell table:formula="of:=[.C246]" office:value-type="float" office:value="76">
            <text:p>76</text:p>
          </table:table-cell>
          <table:table-cell table:formula="of:=CHAR([.C272])" office:value-type="string" office:string-value="L">
            <text:p>L</text:p>
          </table:table-cell>
          <table:table-cell table:formula="of:=CONCATENATE([.B272];[.D272])" office:value-type="string" office:string-value="KL">
            <text:p>KL</text:p>
          </table:table-cell>
          <table:table-cell table:formula="of:=CONCATENATE(&quot;inline int Inline&quot;;[.E272];&quot;(const int x) { return Inline&quot;;[.E271];&quot;(x) +  2; }&quot;)" office:value-type="string" office:string-value="inline int InlineKL(const int x) { return InlineKK(x) +  2; }">
            <text:p>inline int InlineKL(const int x) { return InlineKK(x) + <text:s/>2; }</text:p>
          </table:table-cell>
          <table:table-cell table:formula="of:=CONCATENATE(&quot;int NonInline&quot;;[.$E272];&quot;(const int x) { return NonInline&quot;;[.$E271];&quot;(x) +  2; }&quot;)" office:value-type="string" office:string-value="int NonInlineKL(const int x) { return NonInlineKK(x) +  2; }">
            <text:p>int NonInlineKL(const int x) { return NonInlineKK(x) + <text:s/>2; }</text:p>
          </table:table-cell>
        </table:table-row>
        <table:table-row table:style-name="ro1">
          <table:table-cell table:formula="of:=[.A247]+1" office:value-type="float" office:value="75">
            <text:p>75</text:p>
          </table:table-cell>
          <table:table-cell table:formula="of:=CHAR([.A273])" office:value-type="string" office:string-value="K">
            <text:p>K</text:p>
          </table:table-cell>
          <table:table-cell table:formula="of:=[.C247]" office:value-type="float" office:value="77">
            <text:p>77</text:p>
          </table:table-cell>
          <table:table-cell table:formula="of:=CHAR([.C273])" office:value-type="string" office:string-value="M">
            <text:p>M</text:p>
          </table:table-cell>
          <table:table-cell table:formula="of:=CONCATENATE([.B273];[.D273])" office:value-type="string" office:string-value="KM">
            <text:p>KM</text:p>
          </table:table-cell>
          <table:table-cell table:formula="of:=CONCATENATE(&quot;inline int Inline&quot;;[.E273];&quot;(const int x) { return Inline&quot;;[.E272];&quot;(x) +  2; }&quot;)" office:value-type="string" office:string-value="inline int InlineKM(const int x) { return InlineKL(x) +  2; }">
            <text:p>inline int InlineKM(const int x) { return InlineKL(x) + <text:s/>2; }</text:p>
          </table:table-cell>
          <table:table-cell table:formula="of:=CONCATENATE(&quot;int NonInline&quot;;[.$E273];&quot;(const int x) { return NonInline&quot;;[.$E272];&quot;(x) +  2; }&quot;)" office:value-type="string" office:string-value="int NonInlineKM(const int x) { return NonInlineKL(x) +  2; }">
            <text:p>int NonInlineKM(const int x) { return NonInlineKL(x) + <text:s/>2; }</text:p>
          </table:table-cell>
        </table:table-row>
        <table:table-row table:style-name="ro1">
          <table:table-cell table:formula="of:=[.A248]+1" office:value-type="float" office:value="75">
            <text:p>75</text:p>
          </table:table-cell>
          <table:table-cell table:formula="of:=CHAR([.A274])" office:value-type="string" office:string-value="K">
            <text:p>K</text:p>
          </table:table-cell>
          <table:table-cell table:formula="of:=[.C248]" office:value-type="float" office:value="78">
            <text:p>78</text:p>
          </table:table-cell>
          <table:table-cell table:formula="of:=CHAR([.C274])" office:value-type="string" office:string-value="N">
            <text:p>N</text:p>
          </table:table-cell>
          <table:table-cell table:formula="of:=CONCATENATE([.B274];[.D274])" office:value-type="string" office:string-value="KN">
            <text:p>KN</text:p>
          </table:table-cell>
          <table:table-cell table:formula="of:=CONCATENATE(&quot;inline int Inline&quot;;[.E274];&quot;(const int x) { return Inline&quot;;[.E273];&quot;(x) +  2; }&quot;)" office:value-type="string" office:string-value="inline int InlineKN(const int x) { return InlineKM(x) +  2; }">
            <text:p>inline int InlineKN(const int x) { return InlineKM(x) + <text:s/>2; }</text:p>
          </table:table-cell>
          <table:table-cell table:formula="of:=CONCATENATE(&quot;int NonInline&quot;;[.$E274];&quot;(const int x) { return NonInline&quot;;[.$E273];&quot;(x) +  2; }&quot;)" office:value-type="string" office:string-value="int NonInlineKN(const int x) { return NonInlineKM(x) +  2; }">
            <text:p>int NonInlineKN(const int x) { return NonInlineKM(x) + <text:s/>2; }</text:p>
          </table:table-cell>
        </table:table-row>
        <table:table-row table:style-name="ro1">
          <table:table-cell table:formula="of:=[.A249]+1" office:value-type="float" office:value="75">
            <text:p>75</text:p>
          </table:table-cell>
          <table:table-cell table:formula="of:=CHAR([.A275])" office:value-type="string" office:string-value="K">
            <text:p>K</text:p>
          </table:table-cell>
          <table:table-cell table:formula="of:=[.C249]" office:value-type="float" office:value="79">
            <text:p>79</text:p>
          </table:table-cell>
          <table:table-cell table:formula="of:=CHAR([.C275])" office:value-type="string" office:string-value="O">
            <text:p>O</text:p>
          </table:table-cell>
          <table:table-cell table:formula="of:=CONCATENATE([.B275];[.D275])" office:value-type="string" office:string-value="KO">
            <text:p>KO</text:p>
          </table:table-cell>
          <table:table-cell table:formula="of:=CONCATENATE(&quot;inline int Inline&quot;;[.E275];&quot;(const int x) { return Inline&quot;;[.E274];&quot;(x) +  2; }&quot;)" office:value-type="string" office:string-value="inline int InlineKO(const int x) { return InlineKN(x) +  2; }">
            <text:p>inline int InlineKO(const int x) { return InlineKN(x) + <text:s/>2; }</text:p>
          </table:table-cell>
          <table:table-cell table:formula="of:=CONCATENATE(&quot;int NonInline&quot;;[.$E275];&quot;(const int x) { return NonInline&quot;;[.$E274];&quot;(x) +  2; }&quot;)" office:value-type="string" office:string-value="int NonInlineKO(const int x) { return NonInlineKN(x) +  2; }">
            <text:p>int NonInlineKO(const int x) { return NonInlineKN(x) + <text:s/>2; }</text:p>
          </table:table-cell>
        </table:table-row>
        <table:table-row table:style-name="ro1">
          <table:table-cell table:formula="of:=[.A250]+1" office:value-type="float" office:value="75">
            <text:p>75</text:p>
          </table:table-cell>
          <table:table-cell table:formula="of:=CHAR([.A276])" office:value-type="string" office:string-value="K">
            <text:p>K</text:p>
          </table:table-cell>
          <table:table-cell table:formula="of:=[.C250]" office:value-type="float" office:value="80">
            <text:p>80</text:p>
          </table:table-cell>
          <table:table-cell table:formula="of:=CHAR([.C276])" office:value-type="string" office:string-value="P">
            <text:p>P</text:p>
          </table:table-cell>
          <table:table-cell table:formula="of:=CONCATENATE([.B276];[.D276])" office:value-type="string" office:string-value="KP">
            <text:p>KP</text:p>
          </table:table-cell>
          <table:table-cell table:formula="of:=CONCATENATE(&quot;inline int Inline&quot;;[.E276];&quot;(const int x) { return Inline&quot;;[.E275];&quot;(x) +  2; }&quot;)" office:value-type="string" office:string-value="inline int InlineKP(const int x) { return InlineKO(x) +  2; }">
            <text:p>inline int InlineKP(const int x) { return InlineKO(x) + <text:s/>2; }</text:p>
          </table:table-cell>
          <table:table-cell table:formula="of:=CONCATENATE(&quot;int NonInline&quot;;[.$E276];&quot;(const int x) { return NonInline&quot;;[.$E275];&quot;(x) +  2; }&quot;)" office:value-type="string" office:string-value="int NonInlineKP(const int x) { return NonInlineKO(x) +  2; }">
            <text:p>int NonInlineKP(const int x) { return NonInlineKO(x) + <text:s/>2; }</text:p>
          </table:table-cell>
        </table:table-row>
        <table:table-row table:style-name="ro1">
          <table:table-cell table:formula="of:=[.A251]+1" office:value-type="float" office:value="75">
            <text:p>75</text:p>
          </table:table-cell>
          <table:table-cell table:formula="of:=CHAR([.A277])" office:value-type="string" office:string-value="K">
            <text:p>K</text:p>
          </table:table-cell>
          <table:table-cell table:formula="of:=[.C251]" office:value-type="float" office:value="81">
            <text:p>81</text:p>
          </table:table-cell>
          <table:table-cell table:formula="of:=CHAR([.C277])" office:value-type="string" office:string-value="Q">
            <text:p>Q</text:p>
          </table:table-cell>
          <table:table-cell table:formula="of:=CONCATENATE([.B277];[.D277])" office:value-type="string" office:string-value="KQ">
            <text:p>KQ</text:p>
          </table:table-cell>
          <table:table-cell table:formula="of:=CONCATENATE(&quot;inline int Inline&quot;;[.E277];&quot;(const int x) { return Inline&quot;;[.E276];&quot;(x) +  2; }&quot;)" office:value-type="string" office:string-value="inline int InlineKQ(const int x) { return InlineKP(x) +  2; }">
            <text:p>inline int InlineKQ(const int x) { return InlineKP(x) + <text:s/>2; }</text:p>
          </table:table-cell>
          <table:table-cell table:formula="of:=CONCATENATE(&quot;int NonInline&quot;;[.$E277];&quot;(const int x) { return NonInline&quot;;[.$E276];&quot;(x) +  2; }&quot;)" office:value-type="string" office:string-value="int NonInlineKQ(const int x) { return NonInlineKP(x) +  2; }">
            <text:p>int NonInlineKQ(const int x) { return NonInlineKP(x) + <text:s/>2; }</text:p>
          </table:table-cell>
        </table:table-row>
        <table:table-row table:style-name="ro1">
          <table:table-cell table:formula="of:=[.A252]+1" office:value-type="float" office:value="75">
            <text:p>75</text:p>
          </table:table-cell>
          <table:table-cell table:formula="of:=CHAR([.A278])" office:value-type="string" office:string-value="K">
            <text:p>K</text:p>
          </table:table-cell>
          <table:table-cell table:formula="of:=[.C252]" office:value-type="float" office:value="82">
            <text:p>82</text:p>
          </table:table-cell>
          <table:table-cell table:formula="of:=CHAR([.C278])" office:value-type="string" office:string-value="R">
            <text:p>R</text:p>
          </table:table-cell>
          <table:table-cell table:formula="of:=CONCATENATE([.B278];[.D278])" office:value-type="string" office:string-value="KR">
            <text:p>KR</text:p>
          </table:table-cell>
          <table:table-cell table:formula="of:=CONCATENATE(&quot;inline int Inline&quot;;[.E278];&quot;(const int x) { return Inline&quot;;[.E277];&quot;(x) +  2; }&quot;)" office:value-type="string" office:string-value="inline int InlineKR(const int x) { return InlineKQ(x) +  2; }">
            <text:p>inline int InlineKR(const int x) { return InlineKQ(x) + <text:s/>2; }</text:p>
          </table:table-cell>
          <table:table-cell table:formula="of:=CONCATENATE(&quot;int NonInline&quot;;[.$E278];&quot;(const int x) { return NonInline&quot;;[.$E277];&quot;(x) +  2; }&quot;)" office:value-type="string" office:string-value="int NonInlineKR(const int x) { return NonInlineKQ(x) +  2; }">
            <text:p>int NonInlineKR(const int x) { return NonInlineKQ(x) + <text:s/>2; }</text:p>
          </table:table-cell>
        </table:table-row>
        <table:table-row table:style-name="ro1">
          <table:table-cell table:formula="of:=[.A253]+1" office:value-type="float" office:value="75">
            <text:p>75</text:p>
          </table:table-cell>
          <table:table-cell table:formula="of:=CHAR([.A279])" office:value-type="string" office:string-value="K">
            <text:p>K</text:p>
          </table:table-cell>
          <table:table-cell table:formula="of:=[.C253]" office:value-type="float" office:value="83">
            <text:p>83</text:p>
          </table:table-cell>
          <table:table-cell table:formula="of:=CHAR([.C279])" office:value-type="string" office:string-value="S">
            <text:p>S</text:p>
          </table:table-cell>
          <table:table-cell table:formula="of:=CONCATENATE([.B279];[.D279])" office:value-type="string" office:string-value="KS">
            <text:p>KS</text:p>
          </table:table-cell>
          <table:table-cell table:formula="of:=CONCATENATE(&quot;inline int Inline&quot;;[.E279];&quot;(const int x) { return Inline&quot;;[.E278];&quot;(x) +  2; }&quot;)" office:value-type="string" office:string-value="inline int InlineKS(const int x) { return InlineKR(x) +  2; }">
            <text:p>inline int InlineKS(const int x) { return InlineKR(x) + <text:s/>2; }</text:p>
          </table:table-cell>
          <table:table-cell table:formula="of:=CONCATENATE(&quot;int NonInline&quot;;[.$E279];&quot;(const int x) { return NonInline&quot;;[.$E278];&quot;(x) +  2; }&quot;)" office:value-type="string" office:string-value="int NonInlineKS(const int x) { return NonInlineKR(x) +  2; }">
            <text:p>int NonInlineKS(const int x) { return NonInlineKR(x) + <text:s/>2; }</text:p>
          </table:table-cell>
        </table:table-row>
        <table:table-row table:style-name="ro1">
          <table:table-cell table:formula="of:=[.A254]+1" office:value-type="float" office:value="75">
            <text:p>75</text:p>
          </table:table-cell>
          <table:table-cell table:formula="of:=CHAR([.A280])" office:value-type="string" office:string-value="K">
            <text:p>K</text:p>
          </table:table-cell>
          <table:table-cell table:formula="of:=[.C254]" office:value-type="float" office:value="84">
            <text:p>84</text:p>
          </table:table-cell>
          <table:table-cell table:formula="of:=CHAR([.C280])" office:value-type="string" office:string-value="T">
            <text:p>T</text:p>
          </table:table-cell>
          <table:table-cell table:formula="of:=CONCATENATE([.B280];[.D280])" office:value-type="string" office:string-value="KT">
            <text:p>KT</text:p>
          </table:table-cell>
          <table:table-cell table:formula="of:=CONCATENATE(&quot;inline int Inline&quot;;[.E280];&quot;(const int x) { return Inline&quot;;[.E279];&quot;(x) +  2; }&quot;)" office:value-type="string" office:string-value="inline int InlineKT(const int x) { return InlineKS(x) +  2; }">
            <text:p>inline int InlineKT(const int x) { return InlineKS(x) + <text:s/>2; }</text:p>
          </table:table-cell>
          <table:table-cell table:formula="of:=CONCATENATE(&quot;int NonInline&quot;;[.$E280];&quot;(const int x) { return NonInline&quot;;[.$E279];&quot;(x) +  2; }&quot;)" office:value-type="string" office:string-value="int NonInlineKT(const int x) { return NonInlineKS(x) +  2; }">
            <text:p>int NonInlineKT(const int x) { return NonInlineKS(x) + <text:s/>2; }</text:p>
          </table:table-cell>
        </table:table-row>
        <table:table-row table:style-name="ro1">
          <table:table-cell table:formula="of:=[.A255]+1" office:value-type="float" office:value="75">
            <text:p>75</text:p>
          </table:table-cell>
          <table:table-cell table:formula="of:=CHAR([.A281])" office:value-type="string" office:string-value="K">
            <text:p>K</text:p>
          </table:table-cell>
          <table:table-cell table:formula="of:=[.C255]" office:value-type="float" office:value="85">
            <text:p>85</text:p>
          </table:table-cell>
          <table:table-cell table:formula="of:=CHAR([.C281])" office:value-type="string" office:string-value="U">
            <text:p>U</text:p>
          </table:table-cell>
          <table:table-cell table:formula="of:=CONCATENATE([.B281];[.D281])" office:value-type="string" office:string-value="KU">
            <text:p>KU</text:p>
          </table:table-cell>
          <table:table-cell table:formula="of:=CONCATENATE(&quot;inline int Inline&quot;;[.E281];&quot;(const int x) { return Inline&quot;;[.E280];&quot;(x) +  2; }&quot;)" office:value-type="string" office:string-value="inline int InlineKU(const int x) { return InlineKT(x) +  2; }">
            <text:p>inline int InlineKU(const int x) { return InlineKT(x) + <text:s/>2; }</text:p>
          </table:table-cell>
          <table:table-cell table:formula="of:=CONCATENATE(&quot;int NonInline&quot;;[.$E281];&quot;(const int x) { return NonInline&quot;;[.$E280];&quot;(x) +  2; }&quot;)" office:value-type="string" office:string-value="int NonInlineKU(const int x) { return NonInlineKT(x) +  2; }">
            <text:p>int NonInlineKU(const int x) { return NonInlineKT(x) + <text:s/>2; }</text:p>
          </table:table-cell>
        </table:table-row>
        <table:table-row table:style-name="ro1">
          <table:table-cell table:formula="of:=[.A256]+1" office:value-type="float" office:value="75">
            <text:p>75</text:p>
          </table:table-cell>
          <table:table-cell table:formula="of:=CHAR([.A282])" office:value-type="string" office:string-value="K">
            <text:p>K</text:p>
          </table:table-cell>
          <table:table-cell table:formula="of:=[.C256]" office:value-type="float" office:value="86">
            <text:p>86</text:p>
          </table:table-cell>
          <table:table-cell table:formula="of:=CHAR([.C282])" office:value-type="string" office:string-value="V">
            <text:p>V</text:p>
          </table:table-cell>
          <table:table-cell table:formula="of:=CONCATENATE([.B282];[.D282])" office:value-type="string" office:string-value="KV">
            <text:p>KV</text:p>
          </table:table-cell>
          <table:table-cell table:formula="of:=CONCATENATE(&quot;inline int Inline&quot;;[.E282];&quot;(const int x) { return Inline&quot;;[.E281];&quot;(x) +  2; }&quot;)" office:value-type="string" office:string-value="inline int InlineKV(const int x) { return InlineKU(x) +  2; }">
            <text:p>inline int InlineKV(const int x) { return InlineKU(x) + <text:s/>2; }</text:p>
          </table:table-cell>
          <table:table-cell table:formula="of:=CONCATENATE(&quot;int NonInline&quot;;[.$E282];&quot;(const int x) { return NonInline&quot;;[.$E281];&quot;(x) +  2; }&quot;)" office:value-type="string" office:string-value="int NonInlineKV(const int x) { return NonInlineKU(x) +  2; }">
            <text:p>int NonInlineKV(const int x) { return NonInlineKU(x) + <text:s/>2; }</text:p>
          </table:table-cell>
        </table:table-row>
        <table:table-row table:style-name="ro1">
          <table:table-cell table:formula="of:=[.A257]+1" office:value-type="float" office:value="75">
            <text:p>75</text:p>
          </table:table-cell>
          <table:table-cell table:formula="of:=CHAR([.A283])" office:value-type="string" office:string-value="K">
            <text:p>K</text:p>
          </table:table-cell>
          <table:table-cell table:formula="of:=[.C257]" office:value-type="float" office:value="87">
            <text:p>87</text:p>
          </table:table-cell>
          <table:table-cell table:formula="of:=CHAR([.C283])" office:value-type="string" office:string-value="W">
            <text:p>W</text:p>
          </table:table-cell>
          <table:table-cell table:formula="of:=CONCATENATE([.B283];[.D283])" office:value-type="string" office:string-value="KW">
            <text:p>KW</text:p>
          </table:table-cell>
          <table:table-cell table:formula="of:=CONCATENATE(&quot;inline int Inline&quot;;[.E283];&quot;(const int x) { return Inline&quot;;[.E282];&quot;(x) +  2; }&quot;)" office:value-type="string" office:string-value="inline int InlineKW(const int x) { return InlineKV(x) +  2; }">
            <text:p>inline int InlineKW(const int x) { return InlineKV(x) + <text:s/>2; }</text:p>
          </table:table-cell>
          <table:table-cell table:formula="of:=CONCATENATE(&quot;int NonInline&quot;;[.$E283];&quot;(const int x) { return NonInline&quot;;[.$E282];&quot;(x) +  2; }&quot;)" office:value-type="string" office:string-value="int NonInlineKW(const int x) { return NonInlineKV(x) +  2; }">
            <text:p>int NonInlineKW(const int x) { return NonInlineKV(x) + <text:s/>2; }</text:p>
          </table:table-cell>
        </table:table-row>
        <table:table-row table:style-name="ro1">
          <table:table-cell table:formula="of:=[.A258]+1" office:value-type="float" office:value="75">
            <text:p>75</text:p>
          </table:table-cell>
          <table:table-cell table:formula="of:=CHAR([.A284])" office:value-type="string" office:string-value="K">
            <text:p>K</text:p>
          </table:table-cell>
          <table:table-cell table:formula="of:=[.C258]" office:value-type="float" office:value="88">
            <text:p>88</text:p>
          </table:table-cell>
          <table:table-cell table:formula="of:=CHAR([.C284])" office:value-type="string" office:string-value="X">
            <text:p>X</text:p>
          </table:table-cell>
          <table:table-cell table:formula="of:=CONCATENATE([.B284];[.D284])" office:value-type="string" office:string-value="KX">
            <text:p>KX</text:p>
          </table:table-cell>
          <table:table-cell table:formula="of:=CONCATENATE(&quot;inline int Inline&quot;;[.E284];&quot;(const int x) { return Inline&quot;;[.E283];&quot;(x) +  2; }&quot;)" office:value-type="string" office:string-value="inline int InlineKX(const int x) { return InlineKW(x) +  2; }">
            <text:p>inline int InlineKX(const int x) { return InlineKW(x) + <text:s/>2; }</text:p>
          </table:table-cell>
          <table:table-cell table:formula="of:=CONCATENATE(&quot;int NonInline&quot;;[.$E284];&quot;(const int x) { return NonInline&quot;;[.$E283];&quot;(x) +  2; }&quot;)" office:value-type="string" office:string-value="int NonInlineKX(const int x) { return NonInlineKW(x) +  2; }">
            <text:p>int NonInlineKX(const int x) { return NonInlineKW(x) + <text:s/>2; }</text:p>
          </table:table-cell>
        </table:table-row>
        <table:table-row table:style-name="ro1">
          <table:table-cell table:formula="of:=[.A259]+1" office:value-type="float" office:value="75">
            <text:p>75</text:p>
          </table:table-cell>
          <table:table-cell table:formula="of:=CHAR([.A285])" office:value-type="string" office:string-value="K">
            <text:p>K</text:p>
          </table:table-cell>
          <table:table-cell table:formula="of:=[.C259]" office:value-type="float" office:value="89">
            <text:p>89</text:p>
          </table:table-cell>
          <table:table-cell table:formula="of:=CHAR([.C285])" office:value-type="string" office:string-value="Y">
            <text:p>Y</text:p>
          </table:table-cell>
          <table:table-cell table:formula="of:=CONCATENATE([.B285];[.D285])" office:value-type="string" office:string-value="KY">
            <text:p>KY</text:p>
          </table:table-cell>
          <table:table-cell table:formula="of:=CONCATENATE(&quot;inline int Inline&quot;;[.E285];&quot;(const int x) { return Inline&quot;;[.E284];&quot;(x) +  2; }&quot;)" office:value-type="string" office:string-value="inline int InlineKY(const int x) { return InlineKX(x) +  2; }">
            <text:p>inline int InlineKY(const int x) { return InlineKX(x) + <text:s/>2; }</text:p>
          </table:table-cell>
          <table:table-cell table:formula="of:=CONCATENATE(&quot;int NonInline&quot;;[.$E285];&quot;(const int x) { return NonInline&quot;;[.$E284];&quot;(x) +  2; }&quot;)" office:value-type="string" office:string-value="int NonInlineKY(const int x) { return NonInlineKX(x) +  2; }">
            <text:p>int NonInlineKY(const int x) { return NonInlineKX(x) + <text:s/>2; }</text:p>
          </table:table-cell>
        </table:table-row>
        <table:table-row table:style-name="ro1">
          <table:table-cell table:formula="of:=[.A260]+1" office:value-type="float" office:value="75">
            <text:p>75</text:p>
          </table:table-cell>
          <table:table-cell table:formula="of:=CHAR([.A286])" office:value-type="string" office:string-value="K">
            <text:p>K</text:p>
          </table:table-cell>
          <table:table-cell table:formula="of:=[.C260]" office:value-type="float" office:value="90">
            <text:p>90</text:p>
          </table:table-cell>
          <table:table-cell table:formula="of:=CHAR([.C286])" office:value-type="string" office:string-value="Z">
            <text:p>Z</text:p>
          </table:table-cell>
          <table:table-cell table:formula="of:=CONCATENATE([.B286];[.D286])" office:value-type="string" office:string-value="KZ">
            <text:p>KZ</text:p>
          </table:table-cell>
          <table:table-cell table:formula="of:=CONCATENATE(&quot;inline int Inline&quot;;[.E286];&quot;(const int x) { return Inline&quot;;[.E285];&quot;(x) +  2; }&quot;)" office:value-type="string" office:string-value="inline int InlineKZ(const int x) { return InlineKY(x) +  2; }">
            <text:p>inline int InlineKZ(const int x) { return InlineKY(x) + <text:s/>2; }</text:p>
          </table:table-cell>
          <table:table-cell table:formula="of:=CONCATENATE(&quot;int NonInline&quot;;[.$E286];&quot;(const int x) { return NonInline&quot;;[.$E285];&quot;(x) +  2; }&quot;)" office:value-type="string" office:string-value="int NonInlineKZ(const int x) { return NonInlineKY(x) +  2; }">
            <text:p>int NonInlineKZ(const int x) { return NonInlineKY(x) + <text:s/>2; }</text:p>
          </table:table-cell>
        </table:table-row>
        <table:table-row table:style-name="ro1">
          <table:table-cell table:formula="of:=[.A261]+1" office:value-type="float" office:value="76">
            <text:p>76</text:p>
          </table:table-cell>
          <table:table-cell table:formula="of:=CHAR([.A287])" office:value-type="string" office:string-value="L">
            <text:p>L</text:p>
          </table:table-cell>
          <table:table-cell table:formula="of:=[.C261]" office:value-type="float" office:value="65">
            <text:p>65</text:p>
          </table:table-cell>
          <table:table-cell table:formula="of:=CHAR([.C287])" office:value-type="string" office:string-value="A">
            <text:p>A</text:p>
          </table:table-cell>
          <table:table-cell table:formula="of:=CONCATENATE([.B287];[.D287])" office:value-type="string" office:string-value="LA">
            <text:p>LA</text:p>
          </table:table-cell>
          <table:table-cell table:formula="of:=CONCATENATE(&quot;inline int Inline&quot;;[.E287];&quot;(const int x) { return Inline&quot;;[.E286];&quot;(x) +  2; }&quot;)" office:value-type="string" office:string-value="inline int InlineLA(const int x) { return InlineKZ(x) +  2; }">
            <text:p>inline int InlineLA(const int x) { return InlineKZ(x) + <text:s/>2; }</text:p>
          </table:table-cell>
          <table:table-cell table:formula="of:=CONCATENATE(&quot;int NonInline&quot;;[.$E287];&quot;(const int x) { return NonInline&quot;;[.$E286];&quot;(x) +  2; }&quot;)" office:value-type="string" office:string-value="int NonInlineLA(const int x) { return NonInlineKZ(x) +  2; }">
            <text:p>int NonInlineLA(const int x) { return NonInlineKZ(x) + <text:s/>2; }</text:p>
          </table:table-cell>
        </table:table-row>
        <table:table-row table:style-name="ro1">
          <table:table-cell table:formula="of:=[.A262]+1" office:value-type="float" office:value="76">
            <text:p>76</text:p>
          </table:table-cell>
          <table:table-cell table:formula="of:=CHAR([.A288])" office:value-type="string" office:string-value="L">
            <text:p>L</text:p>
          </table:table-cell>
          <table:table-cell table:formula="of:=[.C262]" office:value-type="float" office:value="66">
            <text:p>66</text:p>
          </table:table-cell>
          <table:table-cell table:formula="of:=CHAR([.C288])" office:value-type="string" office:string-value="B">
            <text:p>B</text:p>
          </table:table-cell>
          <table:table-cell table:formula="of:=CONCATENATE([.B288];[.D288])" office:value-type="string" office:string-value="LB">
            <text:p>LB</text:p>
          </table:table-cell>
          <table:table-cell table:formula="of:=CONCATENATE(&quot;inline int Inline&quot;;[.E288];&quot;(const int x) { return Inline&quot;;[.E287];&quot;(x) +  2; }&quot;)" office:value-type="string" office:string-value="inline int InlineLB(const int x) { return InlineLA(x) +  2; }">
            <text:p>inline int InlineLB(const int x) { return InlineLA(x) + <text:s/>2; }</text:p>
          </table:table-cell>
          <table:table-cell table:formula="of:=CONCATENATE(&quot;int NonInline&quot;;[.$E288];&quot;(const int x) { return NonInline&quot;;[.$E287];&quot;(x) +  2; }&quot;)" office:value-type="string" office:string-value="int NonInlineLB(const int x) { return NonInlineLA(x) +  2; }">
            <text:p>int NonInlineLB(const int x) { return NonInlineLA(x) + <text:s/>2; }</text:p>
          </table:table-cell>
        </table:table-row>
        <table:table-row table:style-name="ro1">
          <table:table-cell table:formula="of:=[.A263]+1" office:value-type="float" office:value="76">
            <text:p>76</text:p>
          </table:table-cell>
          <table:table-cell table:formula="of:=CHAR([.A289])" office:value-type="string" office:string-value="L">
            <text:p>L</text:p>
          </table:table-cell>
          <table:table-cell table:formula="of:=[.C263]" office:value-type="float" office:value="67">
            <text:p>67</text:p>
          </table:table-cell>
          <table:table-cell table:formula="of:=CHAR([.C289])" office:value-type="string" office:string-value="C">
            <text:p>C</text:p>
          </table:table-cell>
          <table:table-cell table:formula="of:=CONCATENATE([.B289];[.D289])" office:value-type="string" office:string-value="LC">
            <text:p>LC</text:p>
          </table:table-cell>
          <table:table-cell table:formula="of:=CONCATENATE(&quot;inline int Inline&quot;;[.E289];&quot;(const int x) { return Inline&quot;;[.E288];&quot;(x) +  2; }&quot;)" office:value-type="string" office:string-value="inline int InlineLC(const int x) { return InlineLB(x) +  2; }">
            <text:p>inline int InlineLC(const int x) { return InlineLB(x) + <text:s/>2; }</text:p>
          </table:table-cell>
          <table:table-cell table:formula="of:=CONCATENATE(&quot;int NonInline&quot;;[.$E289];&quot;(const int x) { return NonInline&quot;;[.$E288];&quot;(x) +  2; }&quot;)" office:value-type="string" office:string-value="int NonInlineLC(const int x) { return NonInlineLB(x) +  2; }">
            <text:p>int NonInlineLC(const int x) { return NonInlineLB(x) + <text:s/>2; }</text:p>
          </table:table-cell>
        </table:table-row>
        <table:table-row table:style-name="ro1">
          <table:table-cell table:formula="of:=[.A264]+1" office:value-type="float" office:value="76">
            <text:p>76</text:p>
          </table:table-cell>
          <table:table-cell table:formula="of:=CHAR([.A290])" office:value-type="string" office:string-value="L">
            <text:p>L</text:p>
          </table:table-cell>
          <table:table-cell table:formula="of:=[.C264]" office:value-type="float" office:value="68">
            <text:p>68</text:p>
          </table:table-cell>
          <table:table-cell table:formula="of:=CHAR([.C290])" office:value-type="string" office:string-value="D">
            <text:p>D</text:p>
          </table:table-cell>
          <table:table-cell table:formula="of:=CONCATENATE([.B290];[.D290])" office:value-type="string" office:string-value="LD">
            <text:p>LD</text:p>
          </table:table-cell>
          <table:table-cell table:formula="of:=CONCATENATE(&quot;inline int Inline&quot;;[.E290];&quot;(const int x) { return Inline&quot;;[.E289];&quot;(x) +  2; }&quot;)" office:value-type="string" office:string-value="inline int InlineLD(const int x) { return InlineLC(x) +  2; }">
            <text:p>inline int InlineLD(const int x) { return InlineLC(x) + <text:s/>2; }</text:p>
          </table:table-cell>
          <table:table-cell table:formula="of:=CONCATENATE(&quot;int NonInline&quot;;[.$E290];&quot;(const int x) { return NonInline&quot;;[.$E289];&quot;(x) +  2; }&quot;)" office:value-type="string" office:string-value="int NonInlineLD(const int x) { return NonInlineLC(x) +  2; }">
            <text:p>int NonInlineLD(const int x) { return NonInlineLC(x) + <text:s/>2; }</text:p>
          </table:table-cell>
        </table:table-row>
        <table:table-row table:style-name="ro1">
          <table:table-cell table:formula="of:=[.A265]+1" office:value-type="float" office:value="76">
            <text:p>76</text:p>
          </table:table-cell>
          <table:table-cell table:formula="of:=CHAR([.A291])" office:value-type="string" office:string-value="L">
            <text:p>L</text:p>
          </table:table-cell>
          <table:table-cell table:formula="of:=[.C265]" office:value-type="float" office:value="69">
            <text:p>69</text:p>
          </table:table-cell>
          <table:table-cell table:formula="of:=CHAR([.C291])" office:value-type="string" office:string-value="E">
            <text:p>E</text:p>
          </table:table-cell>
          <table:table-cell table:formula="of:=CONCATENATE([.B291];[.D291])" office:value-type="string" office:string-value="LE">
            <text:p>LE</text:p>
          </table:table-cell>
          <table:table-cell table:formula="of:=CONCATENATE(&quot;inline int Inline&quot;;[.E291];&quot;(const int x) { return Inline&quot;;[.E290];&quot;(x) +  2; }&quot;)" office:value-type="string" office:string-value="inline int InlineLE(const int x) { return InlineLD(x) +  2; }">
            <text:p>inline int InlineLE(const int x) { return InlineLD(x) + <text:s/>2; }</text:p>
          </table:table-cell>
          <table:table-cell table:formula="of:=CONCATENATE(&quot;int NonInline&quot;;[.$E291];&quot;(const int x) { return NonInline&quot;;[.$E290];&quot;(x) +  2; }&quot;)" office:value-type="string" office:string-value="int NonInlineLE(const int x) { return NonInlineLD(x) +  2; }">
            <text:p>int NonInlineLE(const int x) { return NonInlineLD(x) + <text:s/>2; }</text:p>
          </table:table-cell>
        </table:table-row>
        <table:table-row table:style-name="ro1">
          <table:table-cell table:formula="of:=[.A266]+1" office:value-type="float" office:value="76">
            <text:p>76</text:p>
          </table:table-cell>
          <table:table-cell table:formula="of:=CHAR([.A292])" office:value-type="string" office:string-value="L">
            <text:p>L</text:p>
          </table:table-cell>
          <table:table-cell table:formula="of:=[.C266]" office:value-type="float" office:value="70">
            <text:p>70</text:p>
          </table:table-cell>
          <table:table-cell table:formula="of:=CHAR([.C292])" office:value-type="string" office:string-value="F">
            <text:p>F</text:p>
          </table:table-cell>
          <table:table-cell table:formula="of:=CONCATENATE([.B292];[.D292])" office:value-type="string" office:string-value="LF">
            <text:p>LF</text:p>
          </table:table-cell>
          <table:table-cell table:formula="of:=CONCATENATE(&quot;inline int Inline&quot;;[.E292];&quot;(const int x) { return Inline&quot;;[.E291];&quot;(x) +  2; }&quot;)" office:value-type="string" office:string-value="inline int InlineLF(const int x) { return InlineLE(x) +  2; }">
            <text:p>inline int InlineLF(const int x) { return InlineLE(x) + <text:s/>2; }</text:p>
          </table:table-cell>
          <table:table-cell table:formula="of:=CONCATENATE(&quot;int NonInline&quot;;[.$E292];&quot;(const int x) { return NonInline&quot;;[.$E291];&quot;(x) +  2; }&quot;)" office:value-type="string" office:string-value="int NonInlineLF(const int x) { return NonInlineLE(x) +  2; }">
            <text:p>int NonInlineLF(const int x) { return NonInlineLE(x) + <text:s/>2; }</text:p>
          </table:table-cell>
        </table:table-row>
        <table:table-row table:style-name="ro1">
          <table:table-cell table:formula="of:=[.A267]+1" office:value-type="float" office:value="76">
            <text:p>76</text:p>
          </table:table-cell>
          <table:table-cell table:formula="of:=CHAR([.A293])" office:value-type="string" office:string-value="L">
            <text:p>L</text:p>
          </table:table-cell>
          <table:table-cell table:formula="of:=[.C267]" office:value-type="float" office:value="71">
            <text:p>71</text:p>
          </table:table-cell>
          <table:table-cell table:formula="of:=CHAR([.C293])" office:value-type="string" office:string-value="G">
            <text:p>G</text:p>
          </table:table-cell>
          <table:table-cell table:formula="of:=CONCATENATE([.B293];[.D293])" office:value-type="string" office:string-value="LG">
            <text:p>LG</text:p>
          </table:table-cell>
          <table:table-cell table:formula="of:=CONCATENATE(&quot;inline int Inline&quot;;[.E293];&quot;(const int x) { return Inline&quot;;[.E292];&quot;(x) +  2; }&quot;)" office:value-type="string" office:string-value="inline int InlineLG(const int x) { return InlineLF(x) +  2; }">
            <text:p>inline int InlineLG(const int x) { return InlineLF(x) + <text:s/>2; }</text:p>
          </table:table-cell>
          <table:table-cell table:formula="of:=CONCATENATE(&quot;int NonInline&quot;;[.$E293];&quot;(const int x) { return NonInline&quot;;[.$E292];&quot;(x) +  2; }&quot;)" office:value-type="string" office:string-value="int NonInlineLG(const int x) { return NonInlineLF(x) +  2; }">
            <text:p>int NonInlineLG(const int x) { return NonInlineLF(x) + <text:s/>2; }</text:p>
          </table:table-cell>
        </table:table-row>
        <table:table-row table:style-name="ro1">
          <table:table-cell table:formula="of:=[.A268]+1" office:value-type="float" office:value="76">
            <text:p>76</text:p>
          </table:table-cell>
          <table:table-cell table:formula="of:=CHAR([.A294])" office:value-type="string" office:string-value="L">
            <text:p>L</text:p>
          </table:table-cell>
          <table:table-cell table:formula="of:=[.C268]" office:value-type="float" office:value="72">
            <text:p>72</text:p>
          </table:table-cell>
          <table:table-cell table:formula="of:=CHAR([.C294])" office:value-type="string" office:string-value="H">
            <text:p>H</text:p>
          </table:table-cell>
          <table:table-cell table:formula="of:=CONCATENATE([.B294];[.D294])" office:value-type="string" office:string-value="LH">
            <text:p>LH</text:p>
          </table:table-cell>
          <table:table-cell table:formula="of:=CONCATENATE(&quot;inline int Inline&quot;;[.E294];&quot;(const int x) { return Inline&quot;;[.E293];&quot;(x) +  2; }&quot;)" office:value-type="string" office:string-value="inline int InlineLH(const int x) { return InlineLG(x) +  2; }">
            <text:p>inline int InlineLH(const int x) { return InlineLG(x) + <text:s/>2; }</text:p>
          </table:table-cell>
          <table:table-cell table:formula="of:=CONCATENATE(&quot;int NonInline&quot;;[.$E294];&quot;(const int x) { return NonInline&quot;;[.$E293];&quot;(x) +  2; }&quot;)" office:value-type="string" office:string-value="int NonInlineLH(const int x) { return NonInlineLG(x) +  2; }">
            <text:p>int NonInlineLH(const int x) { return NonInlineLG(x) + <text:s/>2; }</text:p>
          </table:table-cell>
        </table:table-row>
        <table:table-row table:style-name="ro1">
          <table:table-cell table:formula="of:=[.A269]+1" office:value-type="float" office:value="76">
            <text:p>76</text:p>
          </table:table-cell>
          <table:table-cell table:formula="of:=CHAR([.A295])" office:value-type="string" office:string-value="L">
            <text:p>L</text:p>
          </table:table-cell>
          <table:table-cell table:formula="of:=[.C269]" office:value-type="float" office:value="73">
            <text:p>73</text:p>
          </table:table-cell>
          <table:table-cell table:formula="of:=CHAR([.C295])" office:value-type="string" office:string-value="I">
            <text:p>I</text:p>
          </table:table-cell>
          <table:table-cell table:formula="of:=CONCATENATE([.B295];[.D295])" office:value-type="string" office:string-value="LI">
            <text:p>LI</text:p>
          </table:table-cell>
          <table:table-cell table:formula="of:=CONCATENATE(&quot;inline int Inline&quot;;[.E295];&quot;(const int x) { return Inline&quot;;[.E294];&quot;(x) +  2; }&quot;)" office:value-type="string" office:string-value="inline int InlineLI(const int x) { return InlineLH(x) +  2; }">
            <text:p>inline int InlineLI(const int x) { return InlineLH(x) + <text:s/>2; }</text:p>
          </table:table-cell>
          <table:table-cell table:formula="of:=CONCATENATE(&quot;int NonInline&quot;;[.$E295];&quot;(const int x) { return NonInline&quot;;[.$E294];&quot;(x) +  2; }&quot;)" office:value-type="string" office:string-value="int NonInlineLI(const int x) { return NonInlineLH(x) +  2; }">
            <text:p>int NonInlineLI(const int x) { return NonInlineLH(x) + <text:s/>2; }</text:p>
          </table:table-cell>
        </table:table-row>
        <table:table-row table:style-name="ro1">
          <table:table-cell table:formula="of:=[.A270]+1" office:value-type="float" office:value="76">
            <text:p>76</text:p>
          </table:table-cell>
          <table:table-cell table:formula="of:=CHAR([.A296])" office:value-type="string" office:string-value="L">
            <text:p>L</text:p>
          </table:table-cell>
          <table:table-cell table:formula="of:=[.C270]" office:value-type="float" office:value="74">
            <text:p>74</text:p>
          </table:table-cell>
          <table:table-cell table:formula="of:=CHAR([.C296])" office:value-type="string" office:string-value="J">
            <text:p>J</text:p>
          </table:table-cell>
          <table:table-cell table:formula="of:=CONCATENATE([.B296];[.D296])" office:value-type="string" office:string-value="LJ">
            <text:p>LJ</text:p>
          </table:table-cell>
          <table:table-cell table:formula="of:=CONCATENATE(&quot;inline int Inline&quot;;[.E296];&quot;(const int x) { return Inline&quot;;[.E295];&quot;(x) +  2; }&quot;)" office:value-type="string" office:string-value="inline int InlineLJ(const int x) { return InlineLI(x) +  2; }">
            <text:p>inline int InlineLJ(const int x) { return InlineLI(x) + <text:s/>2; }</text:p>
          </table:table-cell>
          <table:table-cell table:formula="of:=CONCATENATE(&quot;int NonInline&quot;;[.$E296];&quot;(const int x) { return NonInline&quot;;[.$E295];&quot;(x) +  2; }&quot;)" office:value-type="string" office:string-value="int NonInlineLJ(const int x) { return NonInlineLI(x) +  2; }">
            <text:p>int NonInlineLJ(const int x) { return NonInlineLI(x) + <text:s/>2; }</text:p>
          </table:table-cell>
        </table:table-row>
        <table:table-row table:style-name="ro1">
          <table:table-cell table:formula="of:=[.A271]+1" office:value-type="float" office:value="76">
            <text:p>76</text:p>
          </table:table-cell>
          <table:table-cell table:formula="of:=CHAR([.A297])" office:value-type="string" office:string-value="L">
            <text:p>L</text:p>
          </table:table-cell>
          <table:table-cell table:formula="of:=[.C271]" office:value-type="float" office:value="75">
            <text:p>75</text:p>
          </table:table-cell>
          <table:table-cell table:formula="of:=CHAR([.C297])" office:value-type="string" office:string-value="K">
            <text:p>K</text:p>
          </table:table-cell>
          <table:table-cell table:formula="of:=CONCATENATE([.B297];[.D297])" office:value-type="string" office:string-value="LK">
            <text:p>LK</text:p>
          </table:table-cell>
          <table:table-cell table:formula="of:=CONCATENATE(&quot;inline int Inline&quot;;[.E297];&quot;(const int x) { return Inline&quot;;[.E296];&quot;(x) +  2; }&quot;)" office:value-type="string" office:string-value="inline int InlineLK(const int x) { return InlineLJ(x) +  2; }">
            <text:p>inline int InlineLK(const int x) { return InlineLJ(x) + <text:s/>2; }</text:p>
          </table:table-cell>
          <table:table-cell table:formula="of:=CONCATENATE(&quot;int NonInline&quot;;[.$E297];&quot;(const int x) { return NonInline&quot;;[.$E296];&quot;(x) +  2; }&quot;)" office:value-type="string" office:string-value="int NonInlineLK(const int x) { return NonInlineLJ(x) +  2; }">
            <text:p>int NonInlineLK(const int x) { return NonInlineLJ(x) + <text:s/>2; }</text:p>
          </table:table-cell>
        </table:table-row>
        <table:table-row table:style-name="ro1">
          <table:table-cell table:formula="of:=[.A272]+1" office:value-type="float" office:value="76">
            <text:p>76</text:p>
          </table:table-cell>
          <table:table-cell table:formula="of:=CHAR([.A298])" office:value-type="string" office:string-value="L">
            <text:p>L</text:p>
          </table:table-cell>
          <table:table-cell table:formula="of:=[.C272]" office:value-type="float" office:value="76">
            <text:p>76</text:p>
          </table:table-cell>
          <table:table-cell table:formula="of:=CHAR([.C298])" office:value-type="string" office:string-value="L">
            <text:p>L</text:p>
          </table:table-cell>
          <table:table-cell table:formula="of:=CONCATENATE([.B298];[.D298])" office:value-type="string" office:string-value="LL">
            <text:p>LL</text:p>
          </table:table-cell>
          <table:table-cell table:formula="of:=CONCATENATE(&quot;inline int Inline&quot;;[.E298];&quot;(const int x) { return Inline&quot;;[.E297];&quot;(x) +  2; }&quot;)" office:value-type="string" office:string-value="inline int InlineLL(const int x) { return InlineLK(x) +  2; }">
            <text:p>inline int InlineLL(const int x) { return InlineLK(x) + <text:s/>2; }</text:p>
          </table:table-cell>
          <table:table-cell table:formula="of:=CONCATENATE(&quot;int NonInline&quot;;[.$E298];&quot;(const int x) { return NonInline&quot;;[.$E297];&quot;(x) +  2; }&quot;)" office:value-type="string" office:string-value="int NonInlineLL(const int x) { return NonInlineLK(x) +  2; }">
            <text:p>int NonInlineLL(const int x) { return NonInlineLK(x) + <text:s/>2; }</text:p>
          </table:table-cell>
        </table:table-row>
        <table:table-row table:style-name="ro1">
          <table:table-cell table:formula="of:=[.A273]+1" office:value-type="float" office:value="76">
            <text:p>76</text:p>
          </table:table-cell>
          <table:table-cell table:formula="of:=CHAR([.A299])" office:value-type="string" office:string-value="L">
            <text:p>L</text:p>
          </table:table-cell>
          <table:table-cell table:formula="of:=[.C273]" office:value-type="float" office:value="77">
            <text:p>77</text:p>
          </table:table-cell>
          <table:table-cell table:formula="of:=CHAR([.C299])" office:value-type="string" office:string-value="M">
            <text:p>M</text:p>
          </table:table-cell>
          <table:table-cell table:formula="of:=CONCATENATE([.B299];[.D299])" office:value-type="string" office:string-value="LM">
            <text:p>LM</text:p>
          </table:table-cell>
          <table:table-cell table:formula="of:=CONCATENATE(&quot;inline int Inline&quot;;[.E299];&quot;(const int x) { return Inline&quot;;[.E298];&quot;(x) +  2; }&quot;)" office:value-type="string" office:string-value="inline int InlineLM(const int x) { return InlineLL(x) +  2; }">
            <text:p>inline int InlineLM(const int x) { return InlineLL(x) + <text:s/>2; }</text:p>
          </table:table-cell>
          <table:table-cell table:formula="of:=CONCATENATE(&quot;int NonInline&quot;;[.$E299];&quot;(const int x) { return NonInline&quot;;[.$E298];&quot;(x) +  2; }&quot;)" office:value-type="string" office:string-value="int NonInlineLM(const int x) { return NonInlineLL(x) +  2; }">
            <text:p>int NonInlineLM(const int x) { return NonInlineLL(x) + <text:s/>2; }</text:p>
          </table:table-cell>
        </table:table-row>
        <table:table-row table:style-name="ro1">
          <table:table-cell table:formula="of:=[.A274]+1" office:value-type="float" office:value="76">
            <text:p>76</text:p>
          </table:table-cell>
          <table:table-cell table:formula="of:=CHAR([.A300])" office:value-type="string" office:string-value="L">
            <text:p>L</text:p>
          </table:table-cell>
          <table:table-cell table:formula="of:=[.C274]" office:value-type="float" office:value="78">
            <text:p>78</text:p>
          </table:table-cell>
          <table:table-cell table:formula="of:=CHAR([.C300])" office:value-type="string" office:string-value="N">
            <text:p>N</text:p>
          </table:table-cell>
          <table:table-cell table:formula="of:=CONCATENATE([.B300];[.D300])" office:value-type="string" office:string-value="LN">
            <text:p>LN</text:p>
          </table:table-cell>
          <table:table-cell table:formula="of:=CONCATENATE(&quot;inline int Inline&quot;;[.E300];&quot;(const int x) { return Inline&quot;;[.E299];&quot;(x) +  2; }&quot;)" office:value-type="string" office:string-value="inline int InlineLN(const int x) { return InlineLM(x) +  2; }">
            <text:p>inline int InlineLN(const int x) { return InlineLM(x) + <text:s/>2; }</text:p>
          </table:table-cell>
          <table:table-cell table:formula="of:=CONCATENATE(&quot;int NonInline&quot;;[.$E300];&quot;(const int x) { return NonInline&quot;;[.$E299];&quot;(x) +  2; }&quot;)" office:value-type="string" office:string-value="int NonInlineLN(const int x) { return NonInlineLM(x) +  2; }">
            <text:p>int NonInlineLN(const int x) { return NonInlineLM(x) + <text:s/>2; }</text:p>
          </table:table-cell>
        </table:table-row>
        <table:table-row table:style-name="ro1">
          <table:table-cell table:formula="of:=[.A275]+1" office:value-type="float" office:value="76">
            <text:p>76</text:p>
          </table:table-cell>
          <table:table-cell table:formula="of:=CHAR([.A301])" office:value-type="string" office:string-value="L">
            <text:p>L</text:p>
          </table:table-cell>
          <table:table-cell table:formula="of:=[.C275]" office:value-type="float" office:value="79">
            <text:p>79</text:p>
          </table:table-cell>
          <table:table-cell table:formula="of:=CHAR([.C301])" office:value-type="string" office:string-value="O">
            <text:p>O</text:p>
          </table:table-cell>
          <table:table-cell table:formula="of:=CONCATENATE([.B301];[.D301])" office:value-type="string" office:string-value="LO">
            <text:p>LO</text:p>
          </table:table-cell>
          <table:table-cell table:formula="of:=CONCATENATE(&quot;inline int Inline&quot;;[.E301];&quot;(const int x) { return Inline&quot;;[.E300];&quot;(x) +  2; }&quot;)" office:value-type="string" office:string-value="inline int InlineLO(const int x) { return InlineLN(x) +  2; }">
            <text:p>inline int InlineLO(const int x) { return InlineLN(x) + <text:s/>2; }</text:p>
          </table:table-cell>
          <table:table-cell table:formula="of:=CONCATENATE(&quot;int NonInline&quot;;[.$E301];&quot;(const int x) { return NonInline&quot;;[.$E300];&quot;(x) +  2; }&quot;)" office:value-type="string" office:string-value="int NonInlineLO(const int x) { return NonInlineLN(x) +  2; }">
            <text:p>int NonInlineLO(const int x) { return NonInlineLN(x) + <text:s/>2; }</text:p>
          </table:table-cell>
        </table:table-row>
        <table:table-row table:style-name="ro1">
          <table:table-cell table:formula="of:=[.A276]+1" office:value-type="float" office:value="76">
            <text:p>76</text:p>
          </table:table-cell>
          <table:table-cell table:formula="of:=CHAR([.A302])" office:value-type="string" office:string-value="L">
            <text:p>L</text:p>
          </table:table-cell>
          <table:table-cell table:formula="of:=[.C276]" office:value-type="float" office:value="80">
            <text:p>80</text:p>
          </table:table-cell>
          <table:table-cell table:formula="of:=CHAR([.C302])" office:value-type="string" office:string-value="P">
            <text:p>P</text:p>
          </table:table-cell>
          <table:table-cell table:formula="of:=CONCATENATE([.B302];[.D302])" office:value-type="string" office:string-value="LP">
            <text:p>LP</text:p>
          </table:table-cell>
          <table:table-cell table:formula="of:=CONCATENATE(&quot;inline int Inline&quot;;[.E302];&quot;(const int x) { return Inline&quot;;[.E301];&quot;(x) +  2; }&quot;)" office:value-type="string" office:string-value="inline int InlineLP(const int x) { return InlineLO(x) +  2; }">
            <text:p>inline int InlineLP(const int x) { return InlineLO(x) + <text:s/>2; }</text:p>
          </table:table-cell>
          <table:table-cell table:formula="of:=CONCATENATE(&quot;int NonInline&quot;;[.$E302];&quot;(const int x) { return NonInline&quot;;[.$E301];&quot;(x) +  2; }&quot;)" office:value-type="string" office:string-value="int NonInlineLP(const int x) { return NonInlineLO(x) +  2; }">
            <text:p>int NonInlineLP(const int x) { return NonInlineLO(x) + <text:s/>2; }</text:p>
          </table:table-cell>
        </table:table-row>
        <table:table-row table:style-name="ro1">
          <table:table-cell table:formula="of:=[.A277]+1" office:value-type="float" office:value="76">
            <text:p>76</text:p>
          </table:table-cell>
          <table:table-cell table:formula="of:=CHAR([.A303])" office:value-type="string" office:string-value="L">
            <text:p>L</text:p>
          </table:table-cell>
          <table:table-cell table:formula="of:=[.C277]" office:value-type="float" office:value="81">
            <text:p>81</text:p>
          </table:table-cell>
          <table:table-cell table:formula="of:=CHAR([.C303])" office:value-type="string" office:string-value="Q">
            <text:p>Q</text:p>
          </table:table-cell>
          <table:table-cell table:formula="of:=CONCATENATE([.B303];[.D303])" office:value-type="string" office:string-value="LQ">
            <text:p>LQ</text:p>
          </table:table-cell>
          <table:table-cell table:formula="of:=CONCATENATE(&quot;inline int Inline&quot;;[.E303];&quot;(const int x) { return Inline&quot;;[.E302];&quot;(x) +  2; }&quot;)" office:value-type="string" office:string-value="inline int InlineLQ(const int x) { return InlineLP(x) +  2; }">
            <text:p>inline int InlineLQ(const int x) { return InlineLP(x) + <text:s/>2; }</text:p>
          </table:table-cell>
          <table:table-cell table:formula="of:=CONCATENATE(&quot;int NonInline&quot;;[.$E303];&quot;(const int x) { return NonInline&quot;;[.$E302];&quot;(x) +  2; }&quot;)" office:value-type="string" office:string-value="int NonInlineLQ(const int x) { return NonInlineLP(x) +  2; }">
            <text:p>int NonInlineLQ(const int x) { return NonInlineLP(x) + <text:s/>2; }</text:p>
          </table:table-cell>
        </table:table-row>
        <table:table-row table:style-name="ro1">
          <table:table-cell table:formula="of:=[.A278]+1" office:value-type="float" office:value="76">
            <text:p>76</text:p>
          </table:table-cell>
          <table:table-cell table:formula="of:=CHAR([.A304])" office:value-type="string" office:string-value="L">
            <text:p>L</text:p>
          </table:table-cell>
          <table:table-cell table:formula="of:=[.C278]" office:value-type="float" office:value="82">
            <text:p>82</text:p>
          </table:table-cell>
          <table:table-cell table:formula="of:=CHAR([.C304])" office:value-type="string" office:string-value="R">
            <text:p>R</text:p>
          </table:table-cell>
          <table:table-cell table:formula="of:=CONCATENATE([.B304];[.D304])" office:value-type="string" office:string-value="LR">
            <text:p>LR</text:p>
          </table:table-cell>
          <table:table-cell table:formula="of:=CONCATENATE(&quot;inline int Inline&quot;;[.E304];&quot;(const int x) { return Inline&quot;;[.E303];&quot;(x) +  2; }&quot;)" office:value-type="string" office:string-value="inline int InlineLR(const int x) { return InlineLQ(x) +  2; }">
            <text:p>inline int InlineLR(const int x) { return InlineLQ(x) + <text:s/>2; }</text:p>
          </table:table-cell>
          <table:table-cell table:formula="of:=CONCATENATE(&quot;int NonInline&quot;;[.$E304];&quot;(const int x) { return NonInline&quot;;[.$E303];&quot;(x) +  2; }&quot;)" office:value-type="string" office:string-value="int NonInlineLR(const int x) { return NonInlineLQ(x) +  2; }">
            <text:p>int NonInlineLR(const int x) { return NonInlineLQ(x) + <text:s/>2; }</text:p>
          </table:table-cell>
        </table:table-row>
        <table:table-row table:style-name="ro1">
          <table:table-cell table:formula="of:=[.A279]+1" office:value-type="float" office:value="76">
            <text:p>76</text:p>
          </table:table-cell>
          <table:table-cell table:formula="of:=CHAR([.A305])" office:value-type="string" office:string-value="L">
            <text:p>L</text:p>
          </table:table-cell>
          <table:table-cell table:formula="of:=[.C279]" office:value-type="float" office:value="83">
            <text:p>83</text:p>
          </table:table-cell>
          <table:table-cell table:formula="of:=CHAR([.C305])" office:value-type="string" office:string-value="S">
            <text:p>S</text:p>
          </table:table-cell>
          <table:table-cell table:formula="of:=CONCATENATE([.B305];[.D305])" office:value-type="string" office:string-value="LS">
            <text:p>LS</text:p>
          </table:table-cell>
          <table:table-cell table:formula="of:=CONCATENATE(&quot;inline int Inline&quot;;[.E305];&quot;(const int x) { return Inline&quot;;[.E304];&quot;(x) +  2; }&quot;)" office:value-type="string" office:string-value="inline int InlineLS(const int x) { return InlineLR(x) +  2; }">
            <text:p>inline int InlineLS(const int x) { return InlineLR(x) + <text:s/>2; }</text:p>
          </table:table-cell>
          <table:table-cell table:formula="of:=CONCATENATE(&quot;int NonInline&quot;;[.$E305];&quot;(const int x) { return NonInline&quot;;[.$E304];&quot;(x) +  2; }&quot;)" office:value-type="string" office:string-value="int NonInlineLS(const int x) { return NonInlineLR(x) +  2; }">
            <text:p>int NonInlineLS(const int x) { return NonInlineLR(x) + <text:s/>2; }</text:p>
          </table:table-cell>
        </table:table-row>
        <table:table-row table:style-name="ro1">
          <table:table-cell table:formula="of:=[.A280]+1" office:value-type="float" office:value="76">
            <text:p>76</text:p>
          </table:table-cell>
          <table:table-cell table:formula="of:=CHAR([.A306])" office:value-type="string" office:string-value="L">
            <text:p>L</text:p>
          </table:table-cell>
          <table:table-cell table:formula="of:=[.C280]" office:value-type="float" office:value="84">
            <text:p>84</text:p>
          </table:table-cell>
          <table:table-cell table:formula="of:=CHAR([.C306])" office:value-type="string" office:string-value="T">
            <text:p>T</text:p>
          </table:table-cell>
          <table:table-cell table:formula="of:=CONCATENATE([.B306];[.D306])" office:value-type="string" office:string-value="LT">
            <text:p>LT</text:p>
          </table:table-cell>
          <table:table-cell table:formula="of:=CONCATENATE(&quot;inline int Inline&quot;;[.E306];&quot;(const int x) { return Inline&quot;;[.E305];&quot;(x) +  2; }&quot;)" office:value-type="string" office:string-value="inline int InlineLT(const int x) { return InlineLS(x) +  2; }">
            <text:p>inline int InlineLT(const int x) { return InlineLS(x) + <text:s/>2; }</text:p>
          </table:table-cell>
          <table:table-cell table:formula="of:=CONCATENATE(&quot;int NonInline&quot;;[.$E306];&quot;(const int x) { return NonInline&quot;;[.$E305];&quot;(x) +  2; }&quot;)" office:value-type="string" office:string-value="int NonInlineLT(const int x) { return NonInlineLS(x) +  2; }">
            <text:p>int NonInlineLT(const int x) { return NonInlineLS(x) + <text:s/>2; }</text:p>
          </table:table-cell>
        </table:table-row>
        <table:table-row table:style-name="ro1">
          <table:table-cell table:formula="of:=[.A281]+1" office:value-type="float" office:value="76">
            <text:p>76</text:p>
          </table:table-cell>
          <table:table-cell table:formula="of:=CHAR([.A307])" office:value-type="string" office:string-value="L">
            <text:p>L</text:p>
          </table:table-cell>
          <table:table-cell table:formula="of:=[.C281]" office:value-type="float" office:value="85">
            <text:p>85</text:p>
          </table:table-cell>
          <table:table-cell table:formula="of:=CHAR([.C307])" office:value-type="string" office:string-value="U">
            <text:p>U</text:p>
          </table:table-cell>
          <table:table-cell table:formula="of:=CONCATENATE([.B307];[.D307])" office:value-type="string" office:string-value="LU">
            <text:p>LU</text:p>
          </table:table-cell>
          <table:table-cell table:formula="of:=CONCATENATE(&quot;inline int Inline&quot;;[.E307];&quot;(const int x) { return Inline&quot;;[.E306];&quot;(x) +  2; }&quot;)" office:value-type="string" office:string-value="inline int InlineLU(const int x) { return InlineLT(x) +  2; }">
            <text:p>inline int InlineLU(const int x) { return InlineLT(x) + <text:s/>2; }</text:p>
          </table:table-cell>
          <table:table-cell table:formula="of:=CONCATENATE(&quot;int NonInline&quot;;[.$E307];&quot;(const int x) { return NonInline&quot;;[.$E306];&quot;(x) +  2; }&quot;)" office:value-type="string" office:string-value="int NonInlineLU(const int x) { return NonInlineLT(x) +  2; }">
            <text:p>int NonInlineLU(const int x) { return NonInlineLT(x) + <text:s/>2; }</text:p>
          </table:table-cell>
        </table:table-row>
        <table:table-row table:style-name="ro1">
          <table:table-cell table:formula="of:=[.A282]+1" office:value-type="float" office:value="76">
            <text:p>76</text:p>
          </table:table-cell>
          <table:table-cell table:formula="of:=CHAR([.A308])" office:value-type="string" office:string-value="L">
            <text:p>L</text:p>
          </table:table-cell>
          <table:table-cell table:formula="of:=[.C282]" office:value-type="float" office:value="86">
            <text:p>86</text:p>
          </table:table-cell>
          <table:table-cell table:formula="of:=CHAR([.C308])" office:value-type="string" office:string-value="V">
            <text:p>V</text:p>
          </table:table-cell>
          <table:table-cell table:formula="of:=CONCATENATE([.B308];[.D308])" office:value-type="string" office:string-value="LV">
            <text:p>LV</text:p>
          </table:table-cell>
          <table:table-cell table:formula="of:=CONCATENATE(&quot;inline int Inline&quot;;[.E308];&quot;(const int x) { return Inline&quot;;[.E307];&quot;(x) +  2; }&quot;)" office:value-type="string" office:string-value="inline int InlineLV(const int x) { return InlineLU(x) +  2; }">
            <text:p>inline int InlineLV(const int x) { return InlineLU(x) + <text:s/>2; }</text:p>
          </table:table-cell>
          <table:table-cell table:formula="of:=CONCATENATE(&quot;int NonInline&quot;;[.$E308];&quot;(const int x) { return NonInline&quot;;[.$E307];&quot;(x) +  2; }&quot;)" office:value-type="string" office:string-value="int NonInlineLV(const int x) { return NonInlineLU(x) +  2; }">
            <text:p>int NonInlineLV(const int x) { return NonInlineLU(x) + <text:s/>2; }</text:p>
          </table:table-cell>
        </table:table-row>
        <table:table-row table:style-name="ro1">
          <table:table-cell table:formula="of:=[.A283]+1" office:value-type="float" office:value="76">
            <text:p>76</text:p>
          </table:table-cell>
          <table:table-cell table:formula="of:=CHAR([.A309])" office:value-type="string" office:string-value="L">
            <text:p>L</text:p>
          </table:table-cell>
          <table:table-cell table:formula="of:=[.C283]" office:value-type="float" office:value="87">
            <text:p>87</text:p>
          </table:table-cell>
          <table:table-cell table:formula="of:=CHAR([.C309])" office:value-type="string" office:string-value="W">
            <text:p>W</text:p>
          </table:table-cell>
          <table:table-cell table:formula="of:=CONCATENATE([.B309];[.D309])" office:value-type="string" office:string-value="LW">
            <text:p>LW</text:p>
          </table:table-cell>
          <table:table-cell table:formula="of:=CONCATENATE(&quot;inline int Inline&quot;;[.E309];&quot;(const int x) { return Inline&quot;;[.E308];&quot;(x) +  2; }&quot;)" office:value-type="string" office:string-value="inline int InlineLW(const int x) { return InlineLV(x) +  2; }">
            <text:p>inline int InlineLW(const int x) { return InlineLV(x) + <text:s/>2; }</text:p>
          </table:table-cell>
          <table:table-cell table:formula="of:=CONCATENATE(&quot;int NonInline&quot;;[.$E309];&quot;(const int x) { return NonInline&quot;;[.$E308];&quot;(x) +  2; }&quot;)" office:value-type="string" office:string-value="int NonInlineLW(const int x) { return NonInlineLV(x) +  2; }">
            <text:p>int NonInlineLW(const int x) { return NonInlineLV(x) + <text:s/>2; }</text:p>
          </table:table-cell>
        </table:table-row>
        <table:table-row table:style-name="ro1">
          <table:table-cell table:formula="of:=[.A284]+1" office:value-type="float" office:value="76">
            <text:p>76</text:p>
          </table:table-cell>
          <table:table-cell table:formula="of:=CHAR([.A310])" office:value-type="string" office:string-value="L">
            <text:p>L</text:p>
          </table:table-cell>
          <table:table-cell table:formula="of:=[.C284]" office:value-type="float" office:value="88">
            <text:p>88</text:p>
          </table:table-cell>
          <table:table-cell table:formula="of:=CHAR([.C310])" office:value-type="string" office:string-value="X">
            <text:p>X</text:p>
          </table:table-cell>
          <table:table-cell table:formula="of:=CONCATENATE([.B310];[.D310])" office:value-type="string" office:string-value="LX">
            <text:p>LX</text:p>
          </table:table-cell>
          <table:table-cell table:formula="of:=CONCATENATE(&quot;inline int Inline&quot;;[.E310];&quot;(const int x) { return Inline&quot;;[.E309];&quot;(x) +  2; }&quot;)" office:value-type="string" office:string-value="inline int InlineLX(const int x) { return InlineLW(x) +  2; }">
            <text:p>inline int InlineLX(const int x) { return InlineLW(x) + <text:s/>2; }</text:p>
          </table:table-cell>
          <table:table-cell table:formula="of:=CONCATENATE(&quot;int NonInline&quot;;[.$E310];&quot;(const int x) { return NonInline&quot;;[.$E309];&quot;(x) +  2; }&quot;)" office:value-type="string" office:string-value="int NonInlineLX(const int x) { return NonInlineLW(x) +  2; }">
            <text:p>int NonInlineLX(const int x) { return NonInlineLW(x) + <text:s/>2; }</text:p>
          </table:table-cell>
        </table:table-row>
        <table:table-row table:style-name="ro1">
          <table:table-cell table:formula="of:=[.A285]+1" office:value-type="float" office:value="76">
            <text:p>76</text:p>
          </table:table-cell>
          <table:table-cell table:formula="of:=CHAR([.A311])" office:value-type="string" office:string-value="L">
            <text:p>L</text:p>
          </table:table-cell>
          <table:table-cell table:formula="of:=[.C285]" office:value-type="float" office:value="89">
            <text:p>89</text:p>
          </table:table-cell>
          <table:table-cell table:formula="of:=CHAR([.C311])" office:value-type="string" office:string-value="Y">
            <text:p>Y</text:p>
          </table:table-cell>
          <table:table-cell table:formula="of:=CONCATENATE([.B311];[.D311])" office:value-type="string" office:string-value="LY">
            <text:p>LY</text:p>
          </table:table-cell>
          <table:table-cell table:formula="of:=CONCATENATE(&quot;inline int Inline&quot;;[.E311];&quot;(const int x) { return Inline&quot;;[.E310];&quot;(x) +  2; }&quot;)" office:value-type="string" office:string-value="inline int InlineLY(const int x) { return InlineLX(x) +  2; }">
            <text:p>inline int InlineLY(const int x) { return InlineLX(x) + <text:s/>2; }</text:p>
          </table:table-cell>
          <table:table-cell table:formula="of:=CONCATENATE(&quot;int NonInline&quot;;[.$E311];&quot;(const int x) { return NonInline&quot;;[.$E310];&quot;(x) +  2; }&quot;)" office:value-type="string" office:string-value="int NonInlineLY(const int x) { return NonInlineLX(x) +  2; }">
            <text:p>int NonInlineLY(const int x) { return NonInlineLX(x) + <text:s/>2; }</text:p>
          </table:table-cell>
        </table:table-row>
        <table:table-row table:style-name="ro1">
          <table:table-cell table:formula="of:=[.A286]+1" office:value-type="float" office:value="76">
            <text:p>76</text:p>
          </table:table-cell>
          <table:table-cell table:formula="of:=CHAR([.A312])" office:value-type="string" office:string-value="L">
            <text:p>L</text:p>
          </table:table-cell>
          <table:table-cell table:formula="of:=[.C286]" office:value-type="float" office:value="90">
            <text:p>90</text:p>
          </table:table-cell>
          <table:table-cell table:formula="of:=CHAR([.C312])" office:value-type="string" office:string-value="Z">
            <text:p>Z</text:p>
          </table:table-cell>
          <table:table-cell table:formula="of:=CONCATENATE([.B312];[.D312])" office:value-type="string" office:string-value="LZ">
            <text:p>LZ</text:p>
          </table:table-cell>
          <table:table-cell table:formula="of:=CONCATENATE(&quot;inline int Inline&quot;;[.E312];&quot;(const int x) { return Inline&quot;;[.E311];&quot;(x) +  2; }&quot;)" office:value-type="string" office:string-value="inline int InlineLZ(const int x) { return InlineLY(x) +  2; }">
            <text:p>inline int InlineLZ(const int x) { return InlineLY(x) + <text:s/>2; }</text:p>
          </table:table-cell>
          <table:table-cell table:formula="of:=CONCATENATE(&quot;int NonInline&quot;;[.$E312];&quot;(const int x) { return NonInline&quot;;[.$E311];&quot;(x) +  2; }&quot;)" office:value-type="string" office:string-value="int NonInlineLZ(const int x) { return NonInlineLY(x) +  2; }">
            <text:p>int NonInlineLZ(const int x) { return NonInlineLY(x) + <text:s/>2; }</text:p>
          </table:table-cell>
        </table:table-row>
        <table:table-row table:style-name="ro1">
          <table:table-cell table:formula="of:=[.A287]+1" office:value-type="float" office:value="77">
            <text:p>77</text:p>
          </table:table-cell>
          <table:table-cell table:formula="of:=CHAR([.A313])" office:value-type="string" office:string-value="M">
            <text:p>M</text:p>
          </table:table-cell>
          <table:table-cell table:formula="of:=[.C287]" office:value-type="float" office:value="65">
            <text:p>65</text:p>
          </table:table-cell>
          <table:table-cell table:formula="of:=CHAR([.C313])" office:value-type="string" office:string-value="A">
            <text:p>A</text:p>
          </table:table-cell>
          <table:table-cell table:formula="of:=CONCATENATE([.B313];[.D313])" office:value-type="string" office:string-value="MA">
            <text:p>MA</text:p>
          </table:table-cell>
          <table:table-cell table:formula="of:=CONCATENATE(&quot;inline int Inline&quot;;[.E313];&quot;(const int x) { return Inline&quot;;[.E312];&quot;(x) +  2; }&quot;)" office:value-type="string" office:string-value="inline int InlineMA(const int x) { return InlineLZ(x) +  2; }">
            <text:p>inline int InlineMA(const int x) { return InlineLZ(x) + <text:s/>2; }</text:p>
          </table:table-cell>
          <table:table-cell table:formula="of:=CONCATENATE(&quot;int NonInline&quot;;[.$E313];&quot;(const int x) { return NonInline&quot;;[.$E312];&quot;(x) +  2; }&quot;)" office:value-type="string" office:string-value="int NonInlineMA(const int x) { return NonInlineLZ(x) +  2; }">
            <text:p>int NonInlineMA(const int x) { return NonInlineLZ(x) + <text:s/>2; }</text:p>
          </table:table-cell>
        </table:table-row>
        <table:table-row table:style-name="ro1">
          <table:table-cell table:formula="of:=[.A288]+1" office:value-type="float" office:value="77">
            <text:p>77</text:p>
          </table:table-cell>
          <table:table-cell table:formula="of:=CHAR([.A314])" office:value-type="string" office:string-value="M">
            <text:p>M</text:p>
          </table:table-cell>
          <table:table-cell table:formula="of:=[.C288]" office:value-type="float" office:value="66">
            <text:p>66</text:p>
          </table:table-cell>
          <table:table-cell table:formula="of:=CHAR([.C314])" office:value-type="string" office:string-value="B">
            <text:p>B</text:p>
          </table:table-cell>
          <table:table-cell table:formula="of:=CONCATENATE([.B314];[.D314])" office:value-type="string" office:string-value="MB">
            <text:p>MB</text:p>
          </table:table-cell>
          <table:table-cell table:formula="of:=CONCATENATE(&quot;inline int Inline&quot;;[.E314];&quot;(const int x) { return Inline&quot;;[.E313];&quot;(x) +  2; }&quot;)" office:value-type="string" office:string-value="inline int InlineMB(const int x) { return InlineMA(x) +  2; }">
            <text:p>inline int InlineMB(const int x) { return InlineMA(x) + <text:s/>2; }</text:p>
          </table:table-cell>
          <table:table-cell table:formula="of:=CONCATENATE(&quot;int NonInline&quot;;[.$E314];&quot;(const int x) { return NonInline&quot;;[.$E313];&quot;(x) +  2; }&quot;)" office:value-type="string" office:string-value="int NonInlineMB(const int x) { return NonInlineMA(x) +  2; }">
            <text:p>int NonInlineMB(const int x) { return NonInlineMA(x) + <text:s/>2; }</text:p>
          </table:table-cell>
        </table:table-row>
        <table:table-row table:style-name="ro1">
          <table:table-cell table:formula="of:=[.A289]+1" office:value-type="float" office:value="77">
            <text:p>77</text:p>
          </table:table-cell>
          <table:table-cell table:formula="of:=CHAR([.A315])" office:value-type="string" office:string-value="M">
            <text:p>M</text:p>
          </table:table-cell>
          <table:table-cell table:formula="of:=[.C289]" office:value-type="float" office:value="67">
            <text:p>67</text:p>
          </table:table-cell>
          <table:table-cell table:formula="of:=CHAR([.C315])" office:value-type="string" office:string-value="C">
            <text:p>C</text:p>
          </table:table-cell>
          <table:table-cell table:formula="of:=CONCATENATE([.B315];[.D315])" office:value-type="string" office:string-value="MC">
            <text:p>MC</text:p>
          </table:table-cell>
          <table:table-cell table:formula="of:=CONCATENATE(&quot;inline int Inline&quot;;[.E315];&quot;(const int x) { return Inline&quot;;[.E314];&quot;(x) +  2; }&quot;)" office:value-type="string" office:string-value="inline int InlineMC(const int x) { return InlineMB(x) +  2; }">
            <text:p>inline int InlineMC(const int x) { return InlineMB(x) + <text:s/>2; }</text:p>
          </table:table-cell>
          <table:table-cell table:formula="of:=CONCATENATE(&quot;int NonInline&quot;;[.$E315];&quot;(const int x) { return NonInline&quot;;[.$E314];&quot;(x) +  2; }&quot;)" office:value-type="string" office:string-value="int NonInlineMC(const int x) { return NonInlineMB(x) +  2; }">
            <text:p>int NonInlineMC(const int x) { return NonInlineMB(x) + <text:s/>2; }</text:p>
          </table:table-cell>
        </table:table-row>
        <table:table-row table:style-name="ro1">
          <table:table-cell table:formula="of:=[.A290]+1" office:value-type="float" office:value="77">
            <text:p>77</text:p>
          </table:table-cell>
          <table:table-cell table:formula="of:=CHAR([.A316])" office:value-type="string" office:string-value="M">
            <text:p>M</text:p>
          </table:table-cell>
          <table:table-cell table:formula="of:=[.C290]" office:value-type="float" office:value="68">
            <text:p>68</text:p>
          </table:table-cell>
          <table:table-cell table:formula="of:=CHAR([.C316])" office:value-type="string" office:string-value="D">
            <text:p>D</text:p>
          </table:table-cell>
          <table:table-cell table:formula="of:=CONCATENATE([.B316];[.D316])" office:value-type="string" office:string-value="MD">
            <text:p>MD</text:p>
          </table:table-cell>
          <table:table-cell table:formula="of:=CONCATENATE(&quot;inline int Inline&quot;;[.E316];&quot;(const int x) { return Inline&quot;;[.E315];&quot;(x) +  2; }&quot;)" office:value-type="string" office:string-value="inline int InlineMD(const int x) { return InlineMC(x) +  2; }">
            <text:p>inline int InlineMD(const int x) { return InlineMC(x) + <text:s/>2; }</text:p>
          </table:table-cell>
          <table:table-cell table:formula="of:=CONCATENATE(&quot;int NonInline&quot;;[.$E316];&quot;(const int x) { return NonInline&quot;;[.$E315];&quot;(x) +  2; }&quot;)" office:value-type="string" office:string-value="int NonInlineMD(const int x) { return NonInlineMC(x) +  2; }">
            <text:p>int NonInlineMD(const int x) { return NonInlineMC(x) + <text:s/>2; }</text:p>
          </table:table-cell>
        </table:table-row>
        <table:table-row table:style-name="ro1">
          <table:table-cell table:formula="of:=[.A291]+1" office:value-type="float" office:value="77">
            <text:p>77</text:p>
          </table:table-cell>
          <table:table-cell table:formula="of:=CHAR([.A317])" office:value-type="string" office:string-value="M">
            <text:p>M</text:p>
          </table:table-cell>
          <table:table-cell table:formula="of:=[.C291]" office:value-type="float" office:value="69">
            <text:p>69</text:p>
          </table:table-cell>
          <table:table-cell table:formula="of:=CHAR([.C317])" office:value-type="string" office:string-value="E">
            <text:p>E</text:p>
          </table:table-cell>
          <table:table-cell table:formula="of:=CONCATENATE([.B317];[.D317])" office:value-type="string" office:string-value="ME">
            <text:p>ME</text:p>
          </table:table-cell>
          <table:table-cell table:formula="of:=CONCATENATE(&quot;inline int Inline&quot;;[.E317];&quot;(const int x) { return Inline&quot;;[.E316];&quot;(x) +  2; }&quot;)" office:value-type="string" office:string-value="inline int InlineME(const int x) { return InlineMD(x) +  2; }">
            <text:p>inline int InlineME(const int x) { return InlineMD(x) + <text:s/>2; }</text:p>
          </table:table-cell>
          <table:table-cell table:formula="of:=CONCATENATE(&quot;int NonInline&quot;;[.$E317];&quot;(const int x) { return NonInline&quot;;[.$E316];&quot;(x) +  2; }&quot;)" office:value-type="string" office:string-value="int NonInlineME(const int x) { return NonInlineMD(x) +  2; }">
            <text:p>int NonInlineME(const int x) { return NonInlineMD(x) + <text:s/>2; }</text:p>
          </table:table-cell>
        </table:table-row>
        <table:table-row table:style-name="ro1">
          <table:table-cell table:formula="of:=[.A292]+1" office:value-type="float" office:value="77">
            <text:p>77</text:p>
          </table:table-cell>
          <table:table-cell table:formula="of:=CHAR([.A318])" office:value-type="string" office:string-value="M">
            <text:p>M</text:p>
          </table:table-cell>
          <table:table-cell table:formula="of:=[.C292]" office:value-type="float" office:value="70">
            <text:p>70</text:p>
          </table:table-cell>
          <table:table-cell table:formula="of:=CHAR([.C318])" office:value-type="string" office:string-value="F">
            <text:p>F</text:p>
          </table:table-cell>
          <table:table-cell table:formula="of:=CONCATENATE([.B318];[.D318])" office:value-type="string" office:string-value="MF">
            <text:p>MF</text:p>
          </table:table-cell>
          <table:table-cell table:formula="of:=CONCATENATE(&quot;inline int Inline&quot;;[.E318];&quot;(const int x) { return Inline&quot;;[.E317];&quot;(x) +  2; }&quot;)" office:value-type="string" office:string-value="inline int InlineMF(const int x) { return InlineME(x) +  2; }">
            <text:p>inline int InlineMF(const int x) { return InlineME(x) + <text:s/>2; }</text:p>
          </table:table-cell>
          <table:table-cell table:formula="of:=CONCATENATE(&quot;int NonInline&quot;;[.$E318];&quot;(const int x) { return NonInline&quot;;[.$E317];&quot;(x) +  2; }&quot;)" office:value-type="string" office:string-value="int NonInlineMF(const int x) { return NonInlineME(x) +  2; }">
            <text:p>int NonInlineMF(const int x) { return NonInlineME(x) + <text:s/>2; }</text:p>
          </table:table-cell>
        </table:table-row>
        <table:table-row table:style-name="ro1">
          <table:table-cell table:formula="of:=[.A293]+1" office:value-type="float" office:value="77">
            <text:p>77</text:p>
          </table:table-cell>
          <table:table-cell table:formula="of:=CHAR([.A319])" office:value-type="string" office:string-value="M">
            <text:p>M</text:p>
          </table:table-cell>
          <table:table-cell table:formula="of:=[.C293]" office:value-type="float" office:value="71">
            <text:p>71</text:p>
          </table:table-cell>
          <table:table-cell table:formula="of:=CHAR([.C319])" office:value-type="string" office:string-value="G">
            <text:p>G</text:p>
          </table:table-cell>
          <table:table-cell table:formula="of:=CONCATENATE([.B319];[.D319])" office:value-type="string" office:string-value="MG">
            <text:p>MG</text:p>
          </table:table-cell>
          <table:table-cell table:formula="of:=CONCATENATE(&quot;inline int Inline&quot;;[.E319];&quot;(const int x) { return Inline&quot;;[.E318];&quot;(x) +  2; }&quot;)" office:value-type="string" office:string-value="inline int InlineMG(const int x) { return InlineMF(x) +  2; }">
            <text:p>inline int InlineMG(const int x) { return InlineMF(x) + <text:s/>2; }</text:p>
          </table:table-cell>
          <table:table-cell table:formula="of:=CONCATENATE(&quot;int NonInline&quot;;[.$E319];&quot;(const int x) { return NonInline&quot;;[.$E318];&quot;(x) +  2; }&quot;)" office:value-type="string" office:string-value="int NonInlineMG(const int x) { return NonInlineMF(x) +  2; }">
            <text:p>int NonInlineMG(const int x) { return NonInlineMF(x) + <text:s/>2; }</text:p>
          </table:table-cell>
        </table:table-row>
        <table:table-row table:style-name="ro1">
          <table:table-cell table:formula="of:=[.A294]+1" office:value-type="float" office:value="77">
            <text:p>77</text:p>
          </table:table-cell>
          <table:table-cell table:formula="of:=CHAR([.A320])" office:value-type="string" office:string-value="M">
            <text:p>M</text:p>
          </table:table-cell>
          <table:table-cell table:formula="of:=[.C294]" office:value-type="float" office:value="72">
            <text:p>72</text:p>
          </table:table-cell>
          <table:table-cell table:formula="of:=CHAR([.C320])" office:value-type="string" office:string-value="H">
            <text:p>H</text:p>
          </table:table-cell>
          <table:table-cell table:formula="of:=CONCATENATE([.B320];[.D320])" office:value-type="string" office:string-value="MH">
            <text:p>MH</text:p>
          </table:table-cell>
          <table:table-cell table:formula="of:=CONCATENATE(&quot;inline int Inline&quot;;[.E320];&quot;(const int x) { return Inline&quot;;[.E319];&quot;(x) +  2; }&quot;)" office:value-type="string" office:string-value="inline int InlineMH(const int x) { return InlineMG(x) +  2; }">
            <text:p>inline int InlineMH(const int x) { return InlineMG(x) + <text:s/>2; }</text:p>
          </table:table-cell>
          <table:table-cell table:formula="of:=CONCATENATE(&quot;int NonInline&quot;;[.$E320];&quot;(const int x) { return NonInline&quot;;[.$E319];&quot;(x) +  2; }&quot;)" office:value-type="string" office:string-value="int NonInlineMH(const int x) { return NonInlineMG(x) +  2; }">
            <text:p>int NonInlineMH(const int x) { return NonInlineMG(x) + <text:s/>2; }</text:p>
          </table:table-cell>
        </table:table-row>
        <table:table-row table:style-name="ro1">
          <table:table-cell table:formula="of:=[.A295]+1" office:value-type="float" office:value="77">
            <text:p>77</text:p>
          </table:table-cell>
          <table:table-cell table:formula="of:=CHAR([.A321])" office:value-type="string" office:string-value="M">
            <text:p>M</text:p>
          </table:table-cell>
          <table:table-cell table:formula="of:=[.C295]" office:value-type="float" office:value="73">
            <text:p>73</text:p>
          </table:table-cell>
          <table:table-cell table:formula="of:=CHAR([.C321])" office:value-type="string" office:string-value="I">
            <text:p>I</text:p>
          </table:table-cell>
          <table:table-cell table:formula="of:=CONCATENATE([.B321];[.D321])" office:value-type="string" office:string-value="MI">
            <text:p>MI</text:p>
          </table:table-cell>
          <table:table-cell table:formula="of:=CONCATENATE(&quot;inline int Inline&quot;;[.E321];&quot;(const int x) { return Inline&quot;;[.E320];&quot;(x) +  2; }&quot;)" office:value-type="string" office:string-value="inline int InlineMI(const int x) { return InlineMH(x) +  2; }">
            <text:p>inline int InlineMI(const int x) { return InlineMH(x) + <text:s/>2; }</text:p>
          </table:table-cell>
          <table:table-cell table:formula="of:=CONCATENATE(&quot;int NonInline&quot;;[.$E321];&quot;(const int x) { return NonInline&quot;;[.$E320];&quot;(x) +  2; }&quot;)" office:value-type="string" office:string-value="int NonInlineMI(const int x) { return NonInlineMH(x) +  2; }">
            <text:p>int NonInlineMI(const int x) { return NonInlineMH(x) + <text:s/>2; }</text:p>
          </table:table-cell>
        </table:table-row>
        <table:table-row table:style-name="ro1">
          <table:table-cell table:formula="of:=[.A296]+1" office:value-type="float" office:value="77">
            <text:p>77</text:p>
          </table:table-cell>
          <table:table-cell table:formula="of:=CHAR([.A322])" office:value-type="string" office:string-value="M">
            <text:p>M</text:p>
          </table:table-cell>
          <table:table-cell table:formula="of:=[.C296]" office:value-type="float" office:value="74">
            <text:p>74</text:p>
          </table:table-cell>
          <table:table-cell table:formula="of:=CHAR([.C322])" office:value-type="string" office:string-value="J">
            <text:p>J</text:p>
          </table:table-cell>
          <table:table-cell table:formula="of:=CONCATENATE([.B322];[.D322])" office:value-type="string" office:string-value="MJ">
            <text:p>MJ</text:p>
          </table:table-cell>
          <table:table-cell table:formula="of:=CONCATENATE(&quot;inline int Inline&quot;;[.E322];&quot;(const int x) { return Inline&quot;;[.E321];&quot;(x) +  2; }&quot;)" office:value-type="string" office:string-value="inline int InlineMJ(const int x) { return InlineMI(x) +  2; }">
            <text:p>inline int InlineMJ(const int x) { return InlineMI(x) + <text:s/>2; }</text:p>
          </table:table-cell>
          <table:table-cell table:formula="of:=CONCATENATE(&quot;int NonInline&quot;;[.$E322];&quot;(const int x) { return NonInline&quot;;[.$E321];&quot;(x) +  2; }&quot;)" office:value-type="string" office:string-value="int NonInlineMJ(const int x) { return NonInlineMI(x) +  2; }">
            <text:p>int NonInlineMJ(const int x) { return NonInlineMI(x) + <text:s/>2; }</text:p>
          </table:table-cell>
        </table:table-row>
        <table:table-row table:style-name="ro1">
          <table:table-cell table:formula="of:=[.A297]+1" office:value-type="float" office:value="77">
            <text:p>77</text:p>
          </table:table-cell>
          <table:table-cell table:formula="of:=CHAR([.A323])" office:value-type="string" office:string-value="M">
            <text:p>M</text:p>
          </table:table-cell>
          <table:table-cell table:formula="of:=[.C297]" office:value-type="float" office:value="75">
            <text:p>75</text:p>
          </table:table-cell>
          <table:table-cell table:formula="of:=CHAR([.C323])" office:value-type="string" office:string-value="K">
            <text:p>K</text:p>
          </table:table-cell>
          <table:table-cell table:formula="of:=CONCATENATE([.B323];[.D323])" office:value-type="string" office:string-value="MK">
            <text:p>MK</text:p>
          </table:table-cell>
          <table:table-cell table:formula="of:=CONCATENATE(&quot;inline int Inline&quot;;[.E323];&quot;(const int x) { return Inline&quot;;[.E322];&quot;(x) +  2; }&quot;)" office:value-type="string" office:string-value="inline int InlineMK(const int x) { return InlineMJ(x) +  2; }">
            <text:p>inline int InlineMK(const int x) { return InlineMJ(x) + <text:s/>2; }</text:p>
          </table:table-cell>
          <table:table-cell table:formula="of:=CONCATENATE(&quot;int NonInline&quot;;[.$E323];&quot;(const int x) { return NonInline&quot;;[.$E322];&quot;(x) +  2; }&quot;)" office:value-type="string" office:string-value="int NonInlineMK(const int x) { return NonInlineMJ(x) +  2; }">
            <text:p>int NonInlineMK(const int x) { return NonInlineMJ(x) + <text:s/>2; }</text:p>
          </table:table-cell>
        </table:table-row>
        <table:table-row table:style-name="ro1">
          <table:table-cell table:formula="of:=[.A298]+1" office:value-type="float" office:value="77">
            <text:p>77</text:p>
          </table:table-cell>
          <table:table-cell table:formula="of:=CHAR([.A324])" office:value-type="string" office:string-value="M">
            <text:p>M</text:p>
          </table:table-cell>
          <table:table-cell table:formula="of:=[.C298]" office:value-type="float" office:value="76">
            <text:p>76</text:p>
          </table:table-cell>
          <table:table-cell table:formula="of:=CHAR([.C324])" office:value-type="string" office:string-value="L">
            <text:p>L</text:p>
          </table:table-cell>
          <table:table-cell table:formula="of:=CONCATENATE([.B324];[.D324])" office:value-type="string" office:string-value="ML">
            <text:p>ML</text:p>
          </table:table-cell>
          <table:table-cell table:formula="of:=CONCATENATE(&quot;inline int Inline&quot;;[.E324];&quot;(const int x) { return Inline&quot;;[.E323];&quot;(x) +  2; }&quot;)" office:value-type="string" office:string-value="inline int InlineML(const int x) { return InlineMK(x) +  2; }">
            <text:p>inline int InlineML(const int x) { return InlineMK(x) + <text:s/>2; }</text:p>
          </table:table-cell>
          <table:table-cell table:formula="of:=CONCATENATE(&quot;int NonInline&quot;;[.$E324];&quot;(const int x) { return NonInline&quot;;[.$E323];&quot;(x) +  2; }&quot;)" office:value-type="string" office:string-value="int NonInlineML(const int x) { return NonInlineMK(x) +  2; }">
            <text:p>int NonInlineML(const int x) { return NonInlineMK(x) + <text:s/>2; }</text:p>
          </table:table-cell>
        </table:table-row>
        <table:table-row table:style-name="ro1">
          <table:table-cell table:formula="of:=[.A299]+1" office:value-type="float" office:value="77">
            <text:p>77</text:p>
          </table:table-cell>
          <table:table-cell table:formula="of:=CHAR([.A325])" office:value-type="string" office:string-value="M">
            <text:p>M</text:p>
          </table:table-cell>
          <table:table-cell table:formula="of:=[.C299]" office:value-type="float" office:value="77">
            <text:p>77</text:p>
          </table:table-cell>
          <table:table-cell table:formula="of:=CHAR([.C325])" office:value-type="string" office:string-value="M">
            <text:p>M</text:p>
          </table:table-cell>
          <table:table-cell table:formula="of:=CONCATENATE([.B325];[.D325])" office:value-type="string" office:string-value="MM">
            <text:p>MM</text:p>
          </table:table-cell>
          <table:table-cell table:formula="of:=CONCATENATE(&quot;inline int Inline&quot;;[.E325];&quot;(const int x) { return Inline&quot;;[.E324];&quot;(x) +  2; }&quot;)" office:value-type="string" office:string-value="inline int InlineMM(const int x) { return InlineML(x) +  2; }">
            <text:p>inline int InlineMM(const int x) { return InlineML(x) + <text:s/>2; }</text:p>
          </table:table-cell>
          <table:table-cell table:formula="of:=CONCATENATE(&quot;int NonInline&quot;;[.$E325];&quot;(const int x) { return NonInline&quot;;[.$E324];&quot;(x) +  2; }&quot;)" office:value-type="string" office:string-value="int NonInlineMM(const int x) { return NonInlineML(x) +  2; }">
            <text:p>int NonInlineMM(const int x) { return NonInlineML(x) + <text:s/>2; }</text:p>
          </table:table-cell>
        </table:table-row>
        <table:table-row table:style-name="ro1">
          <table:table-cell table:formula="of:=[.A300]+1" office:value-type="float" office:value="77">
            <text:p>77</text:p>
          </table:table-cell>
          <table:table-cell table:formula="of:=CHAR([.A326])" office:value-type="string" office:string-value="M">
            <text:p>M</text:p>
          </table:table-cell>
          <table:table-cell table:formula="of:=[.C300]" office:value-type="float" office:value="78">
            <text:p>78</text:p>
          </table:table-cell>
          <table:table-cell table:formula="of:=CHAR([.C326])" office:value-type="string" office:string-value="N">
            <text:p>N</text:p>
          </table:table-cell>
          <table:table-cell table:formula="of:=CONCATENATE([.B326];[.D326])" office:value-type="string" office:string-value="MN">
            <text:p>MN</text:p>
          </table:table-cell>
          <table:table-cell table:formula="of:=CONCATENATE(&quot;inline int Inline&quot;;[.E326];&quot;(const int x) { return Inline&quot;;[.E325];&quot;(x) +  2; }&quot;)" office:value-type="string" office:string-value="inline int InlineMN(const int x) { return InlineMM(x) +  2; }">
            <text:p>inline int InlineMN(const int x) { return InlineMM(x) + <text:s/>2; }</text:p>
          </table:table-cell>
          <table:table-cell table:formula="of:=CONCATENATE(&quot;int NonInline&quot;;[.$E326];&quot;(const int x) { return NonInline&quot;;[.$E325];&quot;(x) +  2; }&quot;)" office:value-type="string" office:string-value="int NonInlineMN(const int x) { return NonInlineMM(x) +  2; }">
            <text:p>int NonInlineMN(const int x) { return NonInlineMM(x) + <text:s/>2; }</text:p>
          </table:table-cell>
        </table:table-row>
        <table:table-row table:style-name="ro1">
          <table:table-cell table:formula="of:=[.A301]+1" office:value-type="float" office:value="77">
            <text:p>77</text:p>
          </table:table-cell>
          <table:table-cell table:formula="of:=CHAR([.A327])" office:value-type="string" office:string-value="M">
            <text:p>M</text:p>
          </table:table-cell>
          <table:table-cell table:formula="of:=[.C301]" office:value-type="float" office:value="79">
            <text:p>79</text:p>
          </table:table-cell>
          <table:table-cell table:formula="of:=CHAR([.C327])" office:value-type="string" office:string-value="O">
            <text:p>O</text:p>
          </table:table-cell>
          <table:table-cell table:formula="of:=CONCATENATE([.B327];[.D327])" office:value-type="string" office:string-value="MO">
            <text:p>MO</text:p>
          </table:table-cell>
          <table:table-cell table:formula="of:=CONCATENATE(&quot;inline int Inline&quot;;[.E327];&quot;(const int x) { return Inline&quot;;[.E326];&quot;(x) +  2; }&quot;)" office:value-type="string" office:string-value="inline int InlineMO(const int x) { return InlineMN(x) +  2; }">
            <text:p>inline int InlineMO(const int x) { return InlineMN(x) + <text:s/>2; }</text:p>
          </table:table-cell>
          <table:table-cell table:formula="of:=CONCATENATE(&quot;int NonInline&quot;;[.$E327];&quot;(const int x) { return NonInline&quot;;[.$E326];&quot;(x) +  2; }&quot;)" office:value-type="string" office:string-value="int NonInlineMO(const int x) { return NonInlineMN(x) +  2; }">
            <text:p>int NonInlineMO(const int x) { return NonInlineMN(x) + <text:s/>2; }</text:p>
          </table:table-cell>
        </table:table-row>
        <table:table-row table:style-name="ro1">
          <table:table-cell table:formula="of:=[.A302]+1" office:value-type="float" office:value="77">
            <text:p>77</text:p>
          </table:table-cell>
          <table:table-cell table:formula="of:=CHAR([.A328])" office:value-type="string" office:string-value="M">
            <text:p>M</text:p>
          </table:table-cell>
          <table:table-cell table:formula="of:=[.C302]" office:value-type="float" office:value="80">
            <text:p>80</text:p>
          </table:table-cell>
          <table:table-cell table:formula="of:=CHAR([.C328])" office:value-type="string" office:string-value="P">
            <text:p>P</text:p>
          </table:table-cell>
          <table:table-cell table:formula="of:=CONCATENATE([.B328];[.D328])" office:value-type="string" office:string-value="MP">
            <text:p>MP</text:p>
          </table:table-cell>
          <table:table-cell table:formula="of:=CONCATENATE(&quot;inline int Inline&quot;;[.E328];&quot;(const int x) { return Inline&quot;;[.E327];&quot;(x) +  2; }&quot;)" office:value-type="string" office:string-value="inline int InlineMP(const int x) { return InlineMO(x) +  2; }">
            <text:p>inline int InlineMP(const int x) { return InlineMO(x) + <text:s/>2; }</text:p>
          </table:table-cell>
          <table:table-cell table:formula="of:=CONCATENATE(&quot;int NonInline&quot;;[.$E328];&quot;(const int x) { return NonInline&quot;;[.$E327];&quot;(x) +  2; }&quot;)" office:value-type="string" office:string-value="int NonInlineMP(const int x) { return NonInlineMO(x) +  2; }">
            <text:p>int NonInlineMP(const int x) { return NonInlineMO(x) + <text:s/>2; }</text:p>
          </table:table-cell>
        </table:table-row>
        <table:table-row table:style-name="ro1">
          <table:table-cell table:formula="of:=[.A303]+1" office:value-type="float" office:value="77">
            <text:p>77</text:p>
          </table:table-cell>
          <table:table-cell table:formula="of:=CHAR([.A329])" office:value-type="string" office:string-value="M">
            <text:p>M</text:p>
          </table:table-cell>
          <table:table-cell table:formula="of:=[.C303]" office:value-type="float" office:value="81">
            <text:p>81</text:p>
          </table:table-cell>
          <table:table-cell table:formula="of:=CHAR([.C329])" office:value-type="string" office:string-value="Q">
            <text:p>Q</text:p>
          </table:table-cell>
          <table:table-cell table:formula="of:=CONCATENATE([.B329];[.D329])" office:value-type="string" office:string-value="MQ">
            <text:p>MQ</text:p>
          </table:table-cell>
          <table:table-cell table:formula="of:=CONCATENATE(&quot;inline int Inline&quot;;[.E329];&quot;(const int x) { return Inline&quot;;[.E328];&quot;(x) +  2; }&quot;)" office:value-type="string" office:string-value="inline int InlineMQ(const int x) { return InlineMP(x) +  2; }">
            <text:p>inline int InlineMQ(const int x) { return InlineMP(x) + <text:s/>2; }</text:p>
          </table:table-cell>
          <table:table-cell table:formula="of:=CONCATENATE(&quot;int NonInline&quot;;[.$E329];&quot;(const int x) { return NonInline&quot;;[.$E328];&quot;(x) +  2; }&quot;)" office:value-type="string" office:string-value="int NonInlineMQ(const int x) { return NonInlineMP(x) +  2; }">
            <text:p>int NonInlineMQ(const int x) { return NonInlineMP(x) + <text:s/>2; }</text:p>
          </table:table-cell>
        </table:table-row>
        <table:table-row table:style-name="ro1">
          <table:table-cell table:formula="of:=[.A304]+1" office:value-type="float" office:value="77">
            <text:p>77</text:p>
          </table:table-cell>
          <table:table-cell table:formula="of:=CHAR([.A330])" office:value-type="string" office:string-value="M">
            <text:p>M</text:p>
          </table:table-cell>
          <table:table-cell table:formula="of:=[.C304]" office:value-type="float" office:value="82">
            <text:p>82</text:p>
          </table:table-cell>
          <table:table-cell table:formula="of:=CHAR([.C330])" office:value-type="string" office:string-value="R">
            <text:p>R</text:p>
          </table:table-cell>
          <table:table-cell table:formula="of:=CONCATENATE([.B330];[.D330])" office:value-type="string" office:string-value="MR">
            <text:p>MR</text:p>
          </table:table-cell>
          <table:table-cell table:formula="of:=CONCATENATE(&quot;inline int Inline&quot;;[.E330];&quot;(const int x) { return Inline&quot;;[.E329];&quot;(x) +  2; }&quot;)" office:value-type="string" office:string-value="inline int InlineMR(const int x) { return InlineMQ(x) +  2; }">
            <text:p>inline int InlineMR(const int x) { return InlineMQ(x) + <text:s/>2; }</text:p>
          </table:table-cell>
          <table:table-cell table:formula="of:=CONCATENATE(&quot;int NonInline&quot;;[.$E330];&quot;(const int x) { return NonInline&quot;;[.$E329];&quot;(x) +  2; }&quot;)" office:value-type="string" office:string-value="int NonInlineMR(const int x) { return NonInlineMQ(x) +  2; }">
            <text:p>int NonInlineMR(const int x) { return NonInlineMQ(x) + <text:s/>2; }</text:p>
          </table:table-cell>
        </table:table-row>
        <table:table-row table:style-name="ro1">
          <table:table-cell table:formula="of:=[.A305]+1" office:value-type="float" office:value="77">
            <text:p>77</text:p>
          </table:table-cell>
          <table:table-cell table:formula="of:=CHAR([.A331])" office:value-type="string" office:string-value="M">
            <text:p>M</text:p>
          </table:table-cell>
          <table:table-cell table:formula="of:=[.C305]" office:value-type="float" office:value="83">
            <text:p>83</text:p>
          </table:table-cell>
          <table:table-cell table:formula="of:=CHAR([.C331])" office:value-type="string" office:string-value="S">
            <text:p>S</text:p>
          </table:table-cell>
          <table:table-cell table:formula="of:=CONCATENATE([.B331];[.D331])" office:value-type="string" office:string-value="MS">
            <text:p>MS</text:p>
          </table:table-cell>
          <table:table-cell table:formula="of:=CONCATENATE(&quot;inline int Inline&quot;;[.E331];&quot;(const int x) { return Inline&quot;;[.E330];&quot;(x) +  2; }&quot;)" office:value-type="string" office:string-value="inline int InlineMS(const int x) { return InlineMR(x) +  2; }">
            <text:p>inline int InlineMS(const int x) { return InlineMR(x) + <text:s/>2; }</text:p>
          </table:table-cell>
          <table:table-cell table:formula="of:=CONCATENATE(&quot;int NonInline&quot;;[.$E331];&quot;(const int x) { return NonInline&quot;;[.$E330];&quot;(x) +  2; }&quot;)" office:value-type="string" office:string-value="int NonInlineMS(const int x) { return NonInlineMR(x) +  2; }">
            <text:p>int NonInlineMS(const int x) { return NonInlineMR(x) + <text:s/>2; }</text:p>
          </table:table-cell>
        </table:table-row>
        <table:table-row table:style-name="ro1">
          <table:table-cell table:formula="of:=[.A306]+1" office:value-type="float" office:value="77">
            <text:p>77</text:p>
          </table:table-cell>
          <table:table-cell table:formula="of:=CHAR([.A332])" office:value-type="string" office:string-value="M">
            <text:p>M</text:p>
          </table:table-cell>
          <table:table-cell table:formula="of:=[.C306]" office:value-type="float" office:value="84">
            <text:p>84</text:p>
          </table:table-cell>
          <table:table-cell table:formula="of:=CHAR([.C332])" office:value-type="string" office:string-value="T">
            <text:p>T</text:p>
          </table:table-cell>
          <table:table-cell table:formula="of:=CONCATENATE([.B332];[.D332])" office:value-type="string" office:string-value="MT">
            <text:p>MT</text:p>
          </table:table-cell>
          <table:table-cell table:formula="of:=CONCATENATE(&quot;inline int Inline&quot;;[.E332];&quot;(const int x) { return Inline&quot;;[.E331];&quot;(x) +  2; }&quot;)" office:value-type="string" office:string-value="inline int InlineMT(const int x) { return InlineMS(x) +  2; }">
            <text:p>inline int InlineMT(const int x) { return InlineMS(x) + <text:s/>2; }</text:p>
          </table:table-cell>
          <table:table-cell table:formula="of:=CONCATENATE(&quot;int NonInline&quot;;[.$E332];&quot;(const int x) { return NonInline&quot;;[.$E331];&quot;(x) +  2; }&quot;)" office:value-type="string" office:string-value="int NonInlineMT(const int x) { return NonInlineMS(x) +  2; }">
            <text:p>int NonInlineMT(const int x) { return NonInlineMS(x) + <text:s/>2; }</text:p>
          </table:table-cell>
        </table:table-row>
        <table:table-row table:style-name="ro1">
          <table:table-cell table:formula="of:=[.A307]+1" office:value-type="float" office:value="77">
            <text:p>77</text:p>
          </table:table-cell>
          <table:table-cell table:formula="of:=CHAR([.A333])" office:value-type="string" office:string-value="M">
            <text:p>M</text:p>
          </table:table-cell>
          <table:table-cell table:formula="of:=[.C307]" office:value-type="float" office:value="85">
            <text:p>85</text:p>
          </table:table-cell>
          <table:table-cell table:formula="of:=CHAR([.C333])" office:value-type="string" office:string-value="U">
            <text:p>U</text:p>
          </table:table-cell>
          <table:table-cell table:formula="of:=CONCATENATE([.B333];[.D333])" office:value-type="string" office:string-value="MU">
            <text:p>MU</text:p>
          </table:table-cell>
          <table:table-cell table:formula="of:=CONCATENATE(&quot;inline int Inline&quot;;[.E333];&quot;(const int x) { return Inline&quot;;[.E332];&quot;(x) +  2; }&quot;)" office:value-type="string" office:string-value="inline int InlineMU(const int x) { return InlineMT(x) +  2; }">
            <text:p>inline int InlineMU(const int x) { return InlineMT(x) + <text:s/>2; }</text:p>
          </table:table-cell>
          <table:table-cell table:formula="of:=CONCATENATE(&quot;int NonInline&quot;;[.$E333];&quot;(const int x) { return NonInline&quot;;[.$E332];&quot;(x) +  2; }&quot;)" office:value-type="string" office:string-value="int NonInlineMU(const int x) { return NonInlineMT(x) +  2; }">
            <text:p>int NonInlineMU(const int x) { return NonInlineMT(x) + <text:s/>2; }</text:p>
          </table:table-cell>
        </table:table-row>
        <table:table-row table:style-name="ro1">
          <table:table-cell table:formula="of:=[.A308]+1" office:value-type="float" office:value="77">
            <text:p>77</text:p>
          </table:table-cell>
          <table:table-cell table:formula="of:=CHAR([.A334])" office:value-type="string" office:string-value="M">
            <text:p>M</text:p>
          </table:table-cell>
          <table:table-cell table:formula="of:=[.C308]" office:value-type="float" office:value="86">
            <text:p>86</text:p>
          </table:table-cell>
          <table:table-cell table:formula="of:=CHAR([.C334])" office:value-type="string" office:string-value="V">
            <text:p>V</text:p>
          </table:table-cell>
          <table:table-cell table:formula="of:=CONCATENATE([.B334];[.D334])" office:value-type="string" office:string-value="MV">
            <text:p>MV</text:p>
          </table:table-cell>
          <table:table-cell table:formula="of:=CONCATENATE(&quot;inline int Inline&quot;;[.E334];&quot;(const int x) { return Inline&quot;;[.E333];&quot;(x) +  2; }&quot;)" office:value-type="string" office:string-value="inline int InlineMV(const int x) { return InlineMU(x) +  2; }">
            <text:p>inline int InlineMV(const int x) { return InlineMU(x) + <text:s/>2; }</text:p>
          </table:table-cell>
          <table:table-cell table:formula="of:=CONCATENATE(&quot;int NonInline&quot;;[.$E334];&quot;(const int x) { return NonInline&quot;;[.$E333];&quot;(x) +  2; }&quot;)" office:value-type="string" office:string-value="int NonInlineMV(const int x) { return NonInlineMU(x) +  2; }">
            <text:p>int NonInlineMV(const int x) { return NonInlineMU(x) + <text:s/>2; }</text:p>
          </table:table-cell>
        </table:table-row>
        <table:table-row table:style-name="ro1">
          <table:table-cell table:formula="of:=[.A309]+1" office:value-type="float" office:value="77">
            <text:p>77</text:p>
          </table:table-cell>
          <table:table-cell table:formula="of:=CHAR([.A335])" office:value-type="string" office:string-value="M">
            <text:p>M</text:p>
          </table:table-cell>
          <table:table-cell table:formula="of:=[.C309]" office:value-type="float" office:value="87">
            <text:p>87</text:p>
          </table:table-cell>
          <table:table-cell table:formula="of:=CHAR([.C335])" office:value-type="string" office:string-value="W">
            <text:p>W</text:p>
          </table:table-cell>
          <table:table-cell table:formula="of:=CONCATENATE([.B335];[.D335])" office:value-type="string" office:string-value="MW">
            <text:p>MW</text:p>
          </table:table-cell>
          <table:table-cell table:formula="of:=CONCATENATE(&quot;inline int Inline&quot;;[.E335];&quot;(const int x) { return Inline&quot;;[.E334];&quot;(x) +  2; }&quot;)" office:value-type="string" office:string-value="inline int InlineMW(const int x) { return InlineMV(x) +  2; }">
            <text:p>inline int InlineMW(const int x) { return InlineMV(x) + <text:s/>2; }</text:p>
          </table:table-cell>
          <table:table-cell table:formula="of:=CONCATENATE(&quot;int NonInline&quot;;[.$E335];&quot;(const int x) { return NonInline&quot;;[.$E334];&quot;(x) +  2; }&quot;)" office:value-type="string" office:string-value="int NonInlineMW(const int x) { return NonInlineMV(x) +  2; }">
            <text:p>int NonInlineMW(const int x) { return NonInlineMV(x) + <text:s/>2; }</text:p>
          </table:table-cell>
        </table:table-row>
        <table:table-row table:style-name="ro1">
          <table:table-cell table:formula="of:=[.A310]+1" office:value-type="float" office:value="77">
            <text:p>77</text:p>
          </table:table-cell>
          <table:table-cell table:formula="of:=CHAR([.A336])" office:value-type="string" office:string-value="M">
            <text:p>M</text:p>
          </table:table-cell>
          <table:table-cell table:formula="of:=[.C310]" office:value-type="float" office:value="88">
            <text:p>88</text:p>
          </table:table-cell>
          <table:table-cell table:formula="of:=CHAR([.C336])" office:value-type="string" office:string-value="X">
            <text:p>X</text:p>
          </table:table-cell>
          <table:table-cell table:formula="of:=CONCATENATE([.B336];[.D336])" office:value-type="string" office:string-value="MX">
            <text:p>MX</text:p>
          </table:table-cell>
          <table:table-cell table:formula="of:=CONCATENATE(&quot;inline int Inline&quot;;[.E336];&quot;(const int x) { return Inline&quot;;[.E335];&quot;(x) +  2; }&quot;)" office:value-type="string" office:string-value="inline int InlineMX(const int x) { return InlineMW(x) +  2; }">
            <text:p>inline int InlineMX(const int x) { return InlineMW(x) + <text:s/>2; }</text:p>
          </table:table-cell>
          <table:table-cell table:formula="of:=CONCATENATE(&quot;int NonInline&quot;;[.$E336];&quot;(const int x) { return NonInline&quot;;[.$E335];&quot;(x) +  2; }&quot;)" office:value-type="string" office:string-value="int NonInlineMX(const int x) { return NonInlineMW(x) +  2; }">
            <text:p>int NonInlineMX(const int x) { return NonInlineMW(x) + <text:s/>2; }</text:p>
          </table:table-cell>
        </table:table-row>
        <table:table-row table:style-name="ro1">
          <table:table-cell table:formula="of:=[.A311]+1" office:value-type="float" office:value="77">
            <text:p>77</text:p>
          </table:table-cell>
          <table:table-cell table:formula="of:=CHAR([.A337])" office:value-type="string" office:string-value="M">
            <text:p>M</text:p>
          </table:table-cell>
          <table:table-cell table:formula="of:=[.C311]" office:value-type="float" office:value="89">
            <text:p>89</text:p>
          </table:table-cell>
          <table:table-cell table:formula="of:=CHAR([.C337])" office:value-type="string" office:string-value="Y">
            <text:p>Y</text:p>
          </table:table-cell>
          <table:table-cell table:formula="of:=CONCATENATE([.B337];[.D337])" office:value-type="string" office:string-value="MY">
            <text:p>MY</text:p>
          </table:table-cell>
          <table:table-cell table:formula="of:=CONCATENATE(&quot;inline int Inline&quot;;[.E337];&quot;(const int x) { return Inline&quot;;[.E336];&quot;(x) +  2; }&quot;)" office:value-type="string" office:string-value="inline int InlineMY(const int x) { return InlineMX(x) +  2; }">
            <text:p>inline int InlineMY(const int x) { return InlineMX(x) + <text:s/>2; }</text:p>
          </table:table-cell>
          <table:table-cell table:formula="of:=CONCATENATE(&quot;int NonInline&quot;;[.$E337];&quot;(const int x) { return NonInline&quot;;[.$E336];&quot;(x) +  2; }&quot;)" office:value-type="string" office:string-value="int NonInlineMY(const int x) { return NonInlineMX(x) +  2; }">
            <text:p>int NonInlineMY(const int x) { return NonInlineMX(x) + <text:s/>2; }</text:p>
          </table:table-cell>
        </table:table-row>
        <table:table-row table:style-name="ro1">
          <table:table-cell table:formula="of:=[.A312]+1" office:value-type="float" office:value="77">
            <text:p>77</text:p>
          </table:table-cell>
          <table:table-cell table:formula="of:=CHAR([.A338])" office:value-type="string" office:string-value="M">
            <text:p>M</text:p>
          </table:table-cell>
          <table:table-cell table:formula="of:=[.C312]" office:value-type="float" office:value="90">
            <text:p>90</text:p>
          </table:table-cell>
          <table:table-cell table:formula="of:=CHAR([.C338])" office:value-type="string" office:string-value="Z">
            <text:p>Z</text:p>
          </table:table-cell>
          <table:table-cell table:formula="of:=CONCATENATE([.B338];[.D338])" office:value-type="string" office:string-value="MZ">
            <text:p>MZ</text:p>
          </table:table-cell>
          <table:table-cell table:formula="of:=CONCATENATE(&quot;inline int Inline&quot;;[.E338];&quot;(const int x) { return Inline&quot;;[.E337];&quot;(x) +  2; }&quot;)" office:value-type="string" office:string-value="inline int InlineMZ(const int x) { return InlineMY(x) +  2; }">
            <text:p>inline int InlineMZ(const int x) { return InlineMY(x) + <text:s/>2; }</text:p>
          </table:table-cell>
          <table:table-cell table:formula="of:=CONCATENATE(&quot;int NonInline&quot;;[.$E338];&quot;(const int x) { return NonInline&quot;;[.$E337];&quot;(x) +  2; }&quot;)" office:value-type="string" office:string-value="int NonInlineMZ(const int x) { return NonInlineMY(x) +  2; }">
            <text:p>int NonInlineMZ(const int x) { return NonInlineMY(x) + <text:s/>2; }</text:p>
          </table:table-cell>
        </table:table-row>
        <table:table-row table:style-name="ro1">
          <table:table-cell table:formula="of:=[.A313]+1" office:value-type="float" office:value="78">
            <text:p>78</text:p>
          </table:table-cell>
          <table:table-cell table:formula="of:=CHAR([.A339])" office:value-type="string" office:string-value="N">
            <text:p>N</text:p>
          </table:table-cell>
          <table:table-cell table:formula="of:=[.C313]" office:value-type="float" office:value="65">
            <text:p>65</text:p>
          </table:table-cell>
          <table:table-cell table:formula="of:=CHAR([.C339])" office:value-type="string" office:string-value="A">
            <text:p>A</text:p>
          </table:table-cell>
          <table:table-cell table:formula="of:=CONCATENATE([.B339];[.D339])" office:value-type="string" office:string-value="NA">
            <text:p>NA</text:p>
          </table:table-cell>
          <table:table-cell table:formula="of:=CONCATENATE(&quot;inline int Inline&quot;;[.E339];&quot;(const int x) { return Inline&quot;;[.E338];&quot;(x) +  2; }&quot;)" office:value-type="string" office:string-value="inline int InlineNA(const int x) { return InlineMZ(x) +  2; }">
            <text:p>inline int InlineNA(const int x) { return InlineMZ(x) + <text:s/>2; }</text:p>
          </table:table-cell>
          <table:table-cell table:formula="of:=CONCATENATE(&quot;int NonInline&quot;;[.$E339];&quot;(const int x) { return NonInline&quot;;[.$E338];&quot;(x) +  2; }&quot;)" office:value-type="string" office:string-value="int NonInlineNA(const int x) { return NonInlineMZ(x) +  2; }">
            <text:p>int NonInlineNA(const int x) { return NonInlineMZ(x) + <text:s/>2; }</text:p>
          </table:table-cell>
        </table:table-row>
        <table:table-row table:style-name="ro1">
          <table:table-cell table:formula="of:=[.A314]+1" office:value-type="float" office:value="78">
            <text:p>78</text:p>
          </table:table-cell>
          <table:table-cell table:formula="of:=CHAR([.A340])" office:value-type="string" office:string-value="N">
            <text:p>N</text:p>
          </table:table-cell>
          <table:table-cell table:formula="of:=[.C314]" office:value-type="float" office:value="66">
            <text:p>66</text:p>
          </table:table-cell>
          <table:table-cell table:formula="of:=CHAR([.C340])" office:value-type="string" office:string-value="B">
            <text:p>B</text:p>
          </table:table-cell>
          <table:table-cell table:formula="of:=CONCATENATE([.B340];[.D340])" office:value-type="string" office:string-value="NB">
            <text:p>NB</text:p>
          </table:table-cell>
          <table:table-cell table:formula="of:=CONCATENATE(&quot;inline int Inline&quot;;[.E340];&quot;(const int x) { return Inline&quot;;[.E339];&quot;(x) +  2; }&quot;)" office:value-type="string" office:string-value="inline int InlineNB(const int x) { return InlineNA(x) +  2; }">
            <text:p>inline int InlineNB(const int x) { return InlineNA(x) + <text:s/>2; }</text:p>
          </table:table-cell>
          <table:table-cell table:formula="of:=CONCATENATE(&quot;int NonInline&quot;;[.$E340];&quot;(const int x) { return NonInline&quot;;[.$E339];&quot;(x) +  2; }&quot;)" office:value-type="string" office:string-value="int NonInlineNB(const int x) { return NonInlineNA(x) +  2; }">
            <text:p>int NonInlineNB(const int x) { return NonInlineNA(x) + <text:s/>2; }</text:p>
          </table:table-cell>
        </table:table-row>
        <table:table-row table:style-name="ro1">
          <table:table-cell table:formula="of:=[.A315]+1" office:value-type="float" office:value="78">
            <text:p>78</text:p>
          </table:table-cell>
          <table:table-cell table:formula="of:=CHAR([.A341])" office:value-type="string" office:string-value="N">
            <text:p>N</text:p>
          </table:table-cell>
          <table:table-cell table:formula="of:=[.C315]" office:value-type="float" office:value="67">
            <text:p>67</text:p>
          </table:table-cell>
          <table:table-cell table:formula="of:=CHAR([.C341])" office:value-type="string" office:string-value="C">
            <text:p>C</text:p>
          </table:table-cell>
          <table:table-cell table:formula="of:=CONCATENATE([.B341];[.D341])" office:value-type="string" office:string-value="NC">
            <text:p>NC</text:p>
          </table:table-cell>
          <table:table-cell table:formula="of:=CONCATENATE(&quot;inline int Inline&quot;;[.E341];&quot;(const int x) { return Inline&quot;;[.E340];&quot;(x) +  2; }&quot;)" office:value-type="string" office:string-value="inline int InlineNC(const int x) { return InlineNB(x) +  2; }">
            <text:p>inline int InlineNC(const int x) { return InlineNB(x) + <text:s/>2; }</text:p>
          </table:table-cell>
          <table:table-cell table:formula="of:=CONCATENATE(&quot;int NonInline&quot;;[.$E341];&quot;(const int x) { return NonInline&quot;;[.$E340];&quot;(x) +  2; }&quot;)" office:value-type="string" office:string-value="int NonInlineNC(const int x) { return NonInlineNB(x) +  2; }">
            <text:p>int NonInlineNC(const int x) { return NonInlineNB(x) + <text:s/>2; }</text:p>
          </table:table-cell>
        </table:table-row>
        <table:table-row table:style-name="ro1">
          <table:table-cell table:formula="of:=[.A316]+1" office:value-type="float" office:value="78">
            <text:p>78</text:p>
          </table:table-cell>
          <table:table-cell table:formula="of:=CHAR([.A342])" office:value-type="string" office:string-value="N">
            <text:p>N</text:p>
          </table:table-cell>
          <table:table-cell table:formula="of:=[.C316]" office:value-type="float" office:value="68">
            <text:p>68</text:p>
          </table:table-cell>
          <table:table-cell table:formula="of:=CHAR([.C342])" office:value-type="string" office:string-value="D">
            <text:p>D</text:p>
          </table:table-cell>
          <table:table-cell table:formula="of:=CONCATENATE([.B342];[.D342])" office:value-type="string" office:string-value="ND">
            <text:p>ND</text:p>
          </table:table-cell>
          <table:table-cell table:formula="of:=CONCATENATE(&quot;inline int Inline&quot;;[.E342];&quot;(const int x) { return Inline&quot;;[.E341];&quot;(x) +  2; }&quot;)" office:value-type="string" office:string-value="inline int InlineND(const int x) { return InlineNC(x) +  2; }">
            <text:p>inline int InlineND(const int x) { return InlineNC(x) + <text:s/>2; }</text:p>
          </table:table-cell>
          <table:table-cell table:formula="of:=CONCATENATE(&quot;int NonInline&quot;;[.$E342];&quot;(const int x) { return NonInline&quot;;[.$E341];&quot;(x) +  2; }&quot;)" office:value-type="string" office:string-value="int NonInlineND(const int x) { return NonInlineNC(x) +  2; }">
            <text:p>int NonInlineND(const int x) { return NonInlineNC(x) + <text:s/>2; }</text:p>
          </table:table-cell>
        </table:table-row>
        <table:table-row table:style-name="ro1">
          <table:table-cell table:formula="of:=[.A317]+1" office:value-type="float" office:value="78">
            <text:p>78</text:p>
          </table:table-cell>
          <table:table-cell table:formula="of:=CHAR([.A343])" office:value-type="string" office:string-value="N">
            <text:p>N</text:p>
          </table:table-cell>
          <table:table-cell table:formula="of:=[.C317]" office:value-type="float" office:value="69">
            <text:p>69</text:p>
          </table:table-cell>
          <table:table-cell table:formula="of:=CHAR([.C343])" office:value-type="string" office:string-value="E">
            <text:p>E</text:p>
          </table:table-cell>
          <table:table-cell table:formula="of:=CONCATENATE([.B343];[.D343])" office:value-type="string" office:string-value="NE">
            <text:p>NE</text:p>
          </table:table-cell>
          <table:table-cell table:formula="of:=CONCATENATE(&quot;inline int Inline&quot;;[.E343];&quot;(const int x) { return Inline&quot;;[.E342];&quot;(x) +  2; }&quot;)" office:value-type="string" office:string-value="inline int InlineNE(const int x) { return InlineND(x) +  2; }">
            <text:p>inline int InlineNE(const int x) { return InlineND(x) + <text:s/>2; }</text:p>
          </table:table-cell>
          <table:table-cell table:formula="of:=CONCATENATE(&quot;int NonInline&quot;;[.$E343];&quot;(const int x) { return NonInline&quot;;[.$E342];&quot;(x) +  2; }&quot;)" office:value-type="string" office:string-value="int NonInlineNE(const int x) { return NonInlineND(x) +  2; }">
            <text:p>int NonInlineNE(const int x) { return NonInlineND(x) + <text:s/>2; }</text:p>
          </table:table-cell>
        </table:table-row>
        <table:table-row table:style-name="ro1">
          <table:table-cell table:formula="of:=[.A318]+1" office:value-type="float" office:value="78">
            <text:p>78</text:p>
          </table:table-cell>
          <table:table-cell table:formula="of:=CHAR([.A344])" office:value-type="string" office:string-value="N">
            <text:p>N</text:p>
          </table:table-cell>
          <table:table-cell table:formula="of:=[.C318]" office:value-type="float" office:value="70">
            <text:p>70</text:p>
          </table:table-cell>
          <table:table-cell table:formula="of:=CHAR([.C344])" office:value-type="string" office:string-value="F">
            <text:p>F</text:p>
          </table:table-cell>
          <table:table-cell table:formula="of:=CONCATENATE([.B344];[.D344])" office:value-type="string" office:string-value="NF">
            <text:p>NF</text:p>
          </table:table-cell>
          <table:table-cell table:formula="of:=CONCATENATE(&quot;inline int Inline&quot;;[.E344];&quot;(const int x) { return Inline&quot;;[.E343];&quot;(x) +  2; }&quot;)" office:value-type="string" office:string-value="inline int InlineNF(const int x) { return InlineNE(x) +  2; }">
            <text:p>inline int InlineNF(const int x) { return InlineNE(x) + <text:s/>2; }</text:p>
          </table:table-cell>
          <table:table-cell table:formula="of:=CONCATENATE(&quot;int NonInline&quot;;[.$E344];&quot;(const int x) { return NonInline&quot;;[.$E343];&quot;(x) +  2; }&quot;)" office:value-type="string" office:string-value="int NonInlineNF(const int x) { return NonInlineNE(x) +  2; }">
            <text:p>int NonInlineNF(const int x) { return NonInlineNE(x) + <text:s/>2; }</text:p>
          </table:table-cell>
        </table:table-row>
        <table:table-row table:style-name="ro1">
          <table:table-cell table:formula="of:=[.A319]+1" office:value-type="float" office:value="78">
            <text:p>78</text:p>
          </table:table-cell>
          <table:table-cell table:formula="of:=CHAR([.A345])" office:value-type="string" office:string-value="N">
            <text:p>N</text:p>
          </table:table-cell>
          <table:table-cell table:formula="of:=[.C319]" office:value-type="float" office:value="71">
            <text:p>71</text:p>
          </table:table-cell>
          <table:table-cell table:formula="of:=CHAR([.C345])" office:value-type="string" office:string-value="G">
            <text:p>G</text:p>
          </table:table-cell>
          <table:table-cell table:formula="of:=CONCATENATE([.B345];[.D345])" office:value-type="string" office:string-value="NG">
            <text:p>NG</text:p>
          </table:table-cell>
          <table:table-cell table:formula="of:=CONCATENATE(&quot;inline int Inline&quot;;[.E345];&quot;(const int x) { return Inline&quot;;[.E344];&quot;(x) +  2; }&quot;)" office:value-type="string" office:string-value="inline int InlineNG(const int x) { return InlineNF(x) +  2; }">
            <text:p>inline int InlineNG(const int x) { return InlineNF(x) + <text:s/>2; }</text:p>
          </table:table-cell>
          <table:table-cell table:formula="of:=CONCATENATE(&quot;int NonInline&quot;;[.$E345];&quot;(const int x) { return NonInline&quot;;[.$E344];&quot;(x) +  2; }&quot;)" office:value-type="string" office:string-value="int NonInlineNG(const int x) { return NonInlineNF(x) +  2; }">
            <text:p>int NonInlineNG(const int x) { return NonInlineNF(x) + <text:s/>2; }</text:p>
          </table:table-cell>
        </table:table-row>
        <table:table-row table:style-name="ro1">
          <table:table-cell table:formula="of:=[.A320]+1" office:value-type="float" office:value="78">
            <text:p>78</text:p>
          </table:table-cell>
          <table:table-cell table:formula="of:=CHAR([.A346])" office:value-type="string" office:string-value="N">
            <text:p>N</text:p>
          </table:table-cell>
          <table:table-cell table:formula="of:=[.C320]" office:value-type="float" office:value="72">
            <text:p>72</text:p>
          </table:table-cell>
          <table:table-cell table:formula="of:=CHAR([.C346])" office:value-type="string" office:string-value="H">
            <text:p>H</text:p>
          </table:table-cell>
          <table:table-cell table:formula="of:=CONCATENATE([.B346];[.D346])" office:value-type="string" office:string-value="NH">
            <text:p>NH</text:p>
          </table:table-cell>
          <table:table-cell table:formula="of:=CONCATENATE(&quot;inline int Inline&quot;;[.E346];&quot;(const int x) { return Inline&quot;;[.E345];&quot;(x) +  2; }&quot;)" office:value-type="string" office:string-value="inline int InlineNH(const int x) { return InlineNG(x) +  2; }">
            <text:p>inline int InlineNH(const int x) { return InlineNG(x) + <text:s/>2; }</text:p>
          </table:table-cell>
          <table:table-cell table:formula="of:=CONCATENATE(&quot;int NonInline&quot;;[.$E346];&quot;(const int x) { return NonInline&quot;;[.$E345];&quot;(x) +  2; }&quot;)" office:value-type="string" office:string-value="int NonInlineNH(const int x) { return NonInlineNG(x) +  2; }">
            <text:p>int NonInlineNH(const int x) { return NonInlineNG(x) + <text:s/>2; }</text:p>
          </table:table-cell>
        </table:table-row>
        <table:table-row table:style-name="ro1">
          <table:table-cell table:formula="of:=[.A321]+1" office:value-type="float" office:value="78">
            <text:p>78</text:p>
          </table:table-cell>
          <table:table-cell table:formula="of:=CHAR([.A347])" office:value-type="string" office:string-value="N">
            <text:p>N</text:p>
          </table:table-cell>
          <table:table-cell table:formula="of:=[.C321]" office:value-type="float" office:value="73">
            <text:p>73</text:p>
          </table:table-cell>
          <table:table-cell table:formula="of:=CHAR([.C347])" office:value-type="string" office:string-value="I">
            <text:p>I</text:p>
          </table:table-cell>
          <table:table-cell table:formula="of:=CONCATENATE([.B347];[.D347])" office:value-type="string" office:string-value="NI">
            <text:p>NI</text:p>
          </table:table-cell>
          <table:table-cell table:formula="of:=CONCATENATE(&quot;inline int Inline&quot;;[.E347];&quot;(const int x) { return Inline&quot;;[.E346];&quot;(x) +  2; }&quot;)" office:value-type="string" office:string-value="inline int InlineNI(const int x) { return InlineNH(x) +  2; }">
            <text:p>inline int InlineNI(const int x) { return InlineNH(x) + <text:s/>2; }</text:p>
          </table:table-cell>
          <table:table-cell table:formula="of:=CONCATENATE(&quot;int NonInline&quot;;[.$E347];&quot;(const int x) { return NonInline&quot;;[.$E346];&quot;(x) +  2; }&quot;)" office:value-type="string" office:string-value="int NonInlineNI(const int x) { return NonInlineNH(x) +  2; }">
            <text:p>int NonInlineNI(const int x) { return NonInlineNH(x) + <text:s/>2; }</text:p>
          </table:table-cell>
        </table:table-row>
        <table:table-row table:style-name="ro1">
          <table:table-cell table:formula="of:=[.A322]+1" office:value-type="float" office:value="78">
            <text:p>78</text:p>
          </table:table-cell>
          <table:table-cell table:formula="of:=CHAR([.A348])" office:value-type="string" office:string-value="N">
            <text:p>N</text:p>
          </table:table-cell>
          <table:table-cell table:formula="of:=[.C322]" office:value-type="float" office:value="74">
            <text:p>74</text:p>
          </table:table-cell>
          <table:table-cell table:formula="of:=CHAR([.C348])" office:value-type="string" office:string-value="J">
            <text:p>J</text:p>
          </table:table-cell>
          <table:table-cell table:formula="of:=CONCATENATE([.B348];[.D348])" office:value-type="string" office:string-value="NJ">
            <text:p>NJ</text:p>
          </table:table-cell>
          <table:table-cell table:formula="of:=CONCATENATE(&quot;inline int Inline&quot;;[.E348];&quot;(const int x) { return Inline&quot;;[.E347];&quot;(x) +  2; }&quot;)" office:value-type="string" office:string-value="inline int InlineNJ(const int x) { return InlineNI(x) +  2; }">
            <text:p>inline int InlineNJ(const int x) { return InlineNI(x) + <text:s/>2; }</text:p>
          </table:table-cell>
          <table:table-cell table:formula="of:=CONCATENATE(&quot;int NonInline&quot;;[.$E348];&quot;(const int x) { return NonInline&quot;;[.$E347];&quot;(x) +  2; }&quot;)" office:value-type="string" office:string-value="int NonInlineNJ(const int x) { return NonInlineNI(x) +  2; }">
            <text:p>int NonInlineNJ(const int x) { return NonInlineNI(x) + <text:s/>2; }</text:p>
          </table:table-cell>
        </table:table-row>
        <table:table-row table:style-name="ro1">
          <table:table-cell table:formula="of:=[.A323]+1" office:value-type="float" office:value="78">
            <text:p>78</text:p>
          </table:table-cell>
          <table:table-cell table:formula="of:=CHAR([.A349])" office:value-type="string" office:string-value="N">
            <text:p>N</text:p>
          </table:table-cell>
          <table:table-cell table:formula="of:=[.C323]" office:value-type="float" office:value="75">
            <text:p>75</text:p>
          </table:table-cell>
          <table:table-cell table:formula="of:=CHAR([.C349])" office:value-type="string" office:string-value="K">
            <text:p>K</text:p>
          </table:table-cell>
          <table:table-cell table:formula="of:=CONCATENATE([.B349];[.D349])" office:value-type="string" office:string-value="NK">
            <text:p>NK</text:p>
          </table:table-cell>
          <table:table-cell table:formula="of:=CONCATENATE(&quot;inline int Inline&quot;;[.E349];&quot;(const int x) { return Inline&quot;;[.E348];&quot;(x) +  2; }&quot;)" office:value-type="string" office:string-value="inline int InlineNK(const int x) { return InlineNJ(x) +  2; }">
            <text:p>inline int InlineNK(const int x) { return InlineNJ(x) + <text:s/>2; }</text:p>
          </table:table-cell>
          <table:table-cell table:formula="of:=CONCATENATE(&quot;int NonInline&quot;;[.$E349];&quot;(const int x) { return NonInline&quot;;[.$E348];&quot;(x) +  2; }&quot;)" office:value-type="string" office:string-value="int NonInlineNK(const int x) { return NonInlineNJ(x) +  2; }">
            <text:p>int NonInlineNK(const int x) { return NonInlineNJ(x) + <text:s/>2; }</text:p>
          </table:table-cell>
        </table:table-row>
        <table:table-row table:style-name="ro1">
          <table:table-cell table:formula="of:=[.A324]+1" office:value-type="float" office:value="78">
            <text:p>78</text:p>
          </table:table-cell>
          <table:table-cell table:formula="of:=CHAR([.A350])" office:value-type="string" office:string-value="N">
            <text:p>N</text:p>
          </table:table-cell>
          <table:table-cell table:formula="of:=[.C324]" office:value-type="float" office:value="76">
            <text:p>76</text:p>
          </table:table-cell>
          <table:table-cell table:formula="of:=CHAR([.C350])" office:value-type="string" office:string-value="L">
            <text:p>L</text:p>
          </table:table-cell>
          <table:table-cell table:formula="of:=CONCATENATE([.B350];[.D350])" office:value-type="string" office:string-value="NL">
            <text:p>NL</text:p>
          </table:table-cell>
          <table:table-cell table:formula="of:=CONCATENATE(&quot;inline int Inline&quot;;[.E350];&quot;(const int x) { return Inline&quot;;[.E349];&quot;(x) +  2; }&quot;)" office:value-type="string" office:string-value="inline int InlineNL(const int x) { return InlineNK(x) +  2; }">
            <text:p>inline int InlineNL(const int x) { return InlineNK(x) + <text:s/>2; }</text:p>
          </table:table-cell>
          <table:table-cell table:formula="of:=CONCATENATE(&quot;int NonInline&quot;;[.$E350];&quot;(const int x) { return NonInline&quot;;[.$E349];&quot;(x) +  2; }&quot;)" office:value-type="string" office:string-value="int NonInlineNL(const int x) { return NonInlineNK(x) +  2; }">
            <text:p>int NonInlineNL(const int x) { return NonInlineNK(x) + <text:s/>2; }</text:p>
          </table:table-cell>
        </table:table-row>
        <table:table-row table:style-name="ro1">
          <table:table-cell table:formula="of:=[.A325]+1" office:value-type="float" office:value="78">
            <text:p>78</text:p>
          </table:table-cell>
          <table:table-cell table:formula="of:=CHAR([.A351])" office:value-type="string" office:string-value="N">
            <text:p>N</text:p>
          </table:table-cell>
          <table:table-cell table:formula="of:=[.C325]" office:value-type="float" office:value="77">
            <text:p>77</text:p>
          </table:table-cell>
          <table:table-cell table:formula="of:=CHAR([.C351])" office:value-type="string" office:string-value="M">
            <text:p>M</text:p>
          </table:table-cell>
          <table:table-cell table:formula="of:=CONCATENATE([.B351];[.D351])" office:value-type="string" office:string-value="NM">
            <text:p>NM</text:p>
          </table:table-cell>
          <table:table-cell table:formula="of:=CONCATENATE(&quot;inline int Inline&quot;;[.E351];&quot;(const int x) { return Inline&quot;;[.E350];&quot;(x) +  2; }&quot;)" office:value-type="string" office:string-value="inline int InlineNM(const int x) { return InlineNL(x) +  2; }">
            <text:p>inline int InlineNM(const int x) { return InlineNL(x) + <text:s/>2; }</text:p>
          </table:table-cell>
          <table:table-cell table:formula="of:=CONCATENATE(&quot;int NonInline&quot;;[.$E351];&quot;(const int x) { return NonInline&quot;;[.$E350];&quot;(x) +  2; }&quot;)" office:value-type="string" office:string-value="int NonInlineNM(const int x) { return NonInlineNL(x) +  2; }">
            <text:p>int NonInlineNM(const int x) { return NonInlineNL(x) + <text:s/>2; }</text:p>
          </table:table-cell>
        </table:table-row>
        <table:table-row table:style-name="ro1">
          <table:table-cell table:formula="of:=[.A326]+1" office:value-type="float" office:value="78">
            <text:p>78</text:p>
          </table:table-cell>
          <table:table-cell table:formula="of:=CHAR([.A352])" office:value-type="string" office:string-value="N">
            <text:p>N</text:p>
          </table:table-cell>
          <table:table-cell table:formula="of:=[.C326]" office:value-type="float" office:value="78">
            <text:p>78</text:p>
          </table:table-cell>
          <table:table-cell table:formula="of:=CHAR([.C352])" office:value-type="string" office:string-value="N">
            <text:p>N</text:p>
          </table:table-cell>
          <table:table-cell table:formula="of:=CONCATENATE([.B352];[.D352])" office:value-type="string" office:string-value="NN">
            <text:p>NN</text:p>
          </table:table-cell>
          <table:table-cell table:formula="of:=CONCATENATE(&quot;inline int Inline&quot;;[.E352];&quot;(const int x) { return Inline&quot;;[.E351];&quot;(x) +  2; }&quot;)" office:value-type="string" office:string-value="inline int InlineNN(const int x) { return InlineNM(x) +  2; }">
            <text:p>inline int InlineNN(const int x) { return InlineNM(x) + <text:s/>2; }</text:p>
          </table:table-cell>
          <table:table-cell table:formula="of:=CONCATENATE(&quot;int NonInline&quot;;[.$E352];&quot;(const int x) { return NonInline&quot;;[.$E351];&quot;(x) +  2; }&quot;)" office:value-type="string" office:string-value="int NonInlineNN(const int x) { return NonInlineNM(x) +  2; }">
            <text:p>int NonInlineNN(const int x) { return NonInlineNM(x) + <text:s/>2; }</text:p>
          </table:table-cell>
        </table:table-row>
        <table:table-row table:style-name="ro1">
          <table:table-cell table:formula="of:=[.A327]+1" office:value-type="float" office:value="78">
            <text:p>78</text:p>
          </table:table-cell>
          <table:table-cell table:formula="of:=CHAR([.A353])" office:value-type="string" office:string-value="N">
            <text:p>N</text:p>
          </table:table-cell>
          <table:table-cell table:formula="of:=[.C327]" office:value-type="float" office:value="79">
            <text:p>79</text:p>
          </table:table-cell>
          <table:table-cell table:formula="of:=CHAR([.C353])" office:value-type="string" office:string-value="O">
            <text:p>O</text:p>
          </table:table-cell>
          <table:table-cell table:formula="of:=CONCATENATE([.B353];[.D353])" office:value-type="string" office:string-value="NO">
            <text:p>NO</text:p>
          </table:table-cell>
          <table:table-cell table:formula="of:=CONCATENATE(&quot;inline int Inline&quot;;[.E353];&quot;(const int x) { return Inline&quot;;[.E352];&quot;(x) +  2; }&quot;)" office:value-type="string" office:string-value="inline int InlineNO(const int x) { return InlineNN(x) +  2; }">
            <text:p>inline int InlineNO(const int x) { return InlineNN(x) + <text:s/>2; }</text:p>
          </table:table-cell>
          <table:table-cell table:formula="of:=CONCATENATE(&quot;int NonInline&quot;;[.$E353];&quot;(const int x) { return NonInline&quot;;[.$E352];&quot;(x) +  2; }&quot;)" office:value-type="string" office:string-value="int NonInlineNO(const int x) { return NonInlineNN(x) +  2; }">
            <text:p>int NonInlineNO(const int x) { return NonInlineNN(x) + <text:s/>2; }</text:p>
          </table:table-cell>
        </table:table-row>
        <table:table-row table:style-name="ro1">
          <table:table-cell table:formula="of:=[.A328]+1" office:value-type="float" office:value="78">
            <text:p>78</text:p>
          </table:table-cell>
          <table:table-cell table:formula="of:=CHAR([.A354])" office:value-type="string" office:string-value="N">
            <text:p>N</text:p>
          </table:table-cell>
          <table:table-cell table:formula="of:=[.C328]" office:value-type="float" office:value="80">
            <text:p>80</text:p>
          </table:table-cell>
          <table:table-cell table:formula="of:=CHAR([.C354])" office:value-type="string" office:string-value="P">
            <text:p>P</text:p>
          </table:table-cell>
          <table:table-cell table:formula="of:=CONCATENATE([.B354];[.D354])" office:value-type="string" office:string-value="NP">
            <text:p>NP</text:p>
          </table:table-cell>
          <table:table-cell table:formula="of:=CONCATENATE(&quot;inline int Inline&quot;;[.E354];&quot;(const int x) { return Inline&quot;;[.E353];&quot;(x) +  2; }&quot;)" office:value-type="string" office:string-value="inline int InlineNP(const int x) { return InlineNO(x) +  2; }">
            <text:p>inline int InlineNP(const int x) { return InlineNO(x) + <text:s/>2; }</text:p>
          </table:table-cell>
          <table:table-cell table:formula="of:=CONCATENATE(&quot;int NonInline&quot;;[.$E354];&quot;(const int x) { return NonInline&quot;;[.$E353];&quot;(x) +  2; }&quot;)" office:value-type="string" office:string-value="int NonInlineNP(const int x) { return NonInlineNO(x) +  2; }">
            <text:p>int NonInlineNP(const int x) { return NonInlineNO(x) + <text:s/>2; }</text:p>
          </table:table-cell>
        </table:table-row>
        <table:table-row table:style-name="ro1">
          <table:table-cell table:formula="of:=[.A329]+1" office:value-type="float" office:value="78">
            <text:p>78</text:p>
          </table:table-cell>
          <table:table-cell table:formula="of:=CHAR([.A355])" office:value-type="string" office:string-value="N">
            <text:p>N</text:p>
          </table:table-cell>
          <table:table-cell table:formula="of:=[.C329]" office:value-type="float" office:value="81">
            <text:p>81</text:p>
          </table:table-cell>
          <table:table-cell table:formula="of:=CHAR([.C355])" office:value-type="string" office:string-value="Q">
            <text:p>Q</text:p>
          </table:table-cell>
          <table:table-cell table:formula="of:=CONCATENATE([.B355];[.D355])" office:value-type="string" office:string-value="NQ">
            <text:p>NQ</text:p>
          </table:table-cell>
          <table:table-cell table:formula="of:=CONCATENATE(&quot;inline int Inline&quot;;[.E355];&quot;(const int x) { return Inline&quot;;[.E354];&quot;(x) +  2; }&quot;)" office:value-type="string" office:string-value="inline int InlineNQ(const int x) { return InlineNP(x) +  2; }">
            <text:p>inline int InlineNQ(const int x) { return InlineNP(x) + <text:s/>2; }</text:p>
          </table:table-cell>
          <table:table-cell table:formula="of:=CONCATENATE(&quot;int NonInline&quot;;[.$E355];&quot;(const int x) { return NonInline&quot;;[.$E354];&quot;(x) +  2; }&quot;)" office:value-type="string" office:string-value="int NonInlineNQ(const int x) { return NonInlineNP(x) +  2; }">
            <text:p>int NonInlineNQ(const int x) { return NonInlineNP(x) + <text:s/>2; }</text:p>
          </table:table-cell>
        </table:table-row>
        <table:table-row table:style-name="ro1">
          <table:table-cell table:formula="of:=[.A330]+1" office:value-type="float" office:value="78">
            <text:p>78</text:p>
          </table:table-cell>
          <table:table-cell table:formula="of:=CHAR([.A356])" office:value-type="string" office:string-value="N">
            <text:p>N</text:p>
          </table:table-cell>
          <table:table-cell table:formula="of:=[.C330]" office:value-type="float" office:value="82">
            <text:p>82</text:p>
          </table:table-cell>
          <table:table-cell table:formula="of:=CHAR([.C356])" office:value-type="string" office:string-value="R">
            <text:p>R</text:p>
          </table:table-cell>
          <table:table-cell table:formula="of:=CONCATENATE([.B356];[.D356])" office:value-type="string" office:string-value="NR">
            <text:p>NR</text:p>
          </table:table-cell>
          <table:table-cell table:formula="of:=CONCATENATE(&quot;inline int Inline&quot;;[.E356];&quot;(const int x) { return Inline&quot;;[.E355];&quot;(x) +  2; }&quot;)" office:value-type="string" office:string-value="inline int InlineNR(const int x) { return InlineNQ(x) +  2; }">
            <text:p>inline int InlineNR(const int x) { return InlineNQ(x) + <text:s/>2; }</text:p>
          </table:table-cell>
          <table:table-cell table:formula="of:=CONCATENATE(&quot;int NonInline&quot;;[.$E356];&quot;(const int x) { return NonInline&quot;;[.$E355];&quot;(x) +  2; }&quot;)" office:value-type="string" office:string-value="int NonInlineNR(const int x) { return NonInlineNQ(x) +  2; }">
            <text:p>int NonInlineNR(const int x) { return NonInlineNQ(x) + <text:s/>2; }</text:p>
          </table:table-cell>
        </table:table-row>
        <table:table-row table:style-name="ro1">
          <table:table-cell table:formula="of:=[.A331]+1" office:value-type="float" office:value="78">
            <text:p>78</text:p>
          </table:table-cell>
          <table:table-cell table:formula="of:=CHAR([.A357])" office:value-type="string" office:string-value="N">
            <text:p>N</text:p>
          </table:table-cell>
          <table:table-cell table:formula="of:=[.C331]" office:value-type="float" office:value="83">
            <text:p>83</text:p>
          </table:table-cell>
          <table:table-cell table:formula="of:=CHAR([.C357])" office:value-type="string" office:string-value="S">
            <text:p>S</text:p>
          </table:table-cell>
          <table:table-cell table:formula="of:=CONCATENATE([.B357];[.D357])" office:value-type="string" office:string-value="NS">
            <text:p>NS</text:p>
          </table:table-cell>
          <table:table-cell table:formula="of:=CONCATENATE(&quot;inline int Inline&quot;;[.E357];&quot;(const int x) { return Inline&quot;;[.E356];&quot;(x) +  2; }&quot;)" office:value-type="string" office:string-value="inline int InlineNS(const int x) { return InlineNR(x) +  2; }">
            <text:p>inline int InlineNS(const int x) { return InlineNR(x) + <text:s/>2; }</text:p>
          </table:table-cell>
          <table:table-cell table:formula="of:=CONCATENATE(&quot;int NonInline&quot;;[.$E357];&quot;(const int x) { return NonInline&quot;;[.$E356];&quot;(x) +  2; }&quot;)" office:value-type="string" office:string-value="int NonInlineNS(const int x) { return NonInlineNR(x) +  2; }">
            <text:p>int NonInlineNS(const int x) { return NonInlineNR(x) + <text:s/>2; }</text:p>
          </table:table-cell>
        </table:table-row>
        <table:table-row table:style-name="ro1">
          <table:table-cell table:formula="of:=[.A332]+1" office:value-type="float" office:value="78">
            <text:p>78</text:p>
          </table:table-cell>
          <table:table-cell table:formula="of:=CHAR([.A358])" office:value-type="string" office:string-value="N">
            <text:p>N</text:p>
          </table:table-cell>
          <table:table-cell table:formula="of:=[.C332]" office:value-type="float" office:value="84">
            <text:p>84</text:p>
          </table:table-cell>
          <table:table-cell table:formula="of:=CHAR([.C358])" office:value-type="string" office:string-value="T">
            <text:p>T</text:p>
          </table:table-cell>
          <table:table-cell table:formula="of:=CONCATENATE([.B358];[.D358])" office:value-type="string" office:string-value="NT">
            <text:p>NT</text:p>
          </table:table-cell>
          <table:table-cell table:formula="of:=CONCATENATE(&quot;inline int Inline&quot;;[.E358];&quot;(const int x) { return Inline&quot;;[.E357];&quot;(x) +  2; }&quot;)" office:value-type="string" office:string-value="inline int InlineNT(const int x) { return InlineNS(x) +  2; }">
            <text:p>inline int InlineNT(const int x) { return InlineNS(x) + <text:s/>2; }</text:p>
          </table:table-cell>
          <table:table-cell table:formula="of:=CONCATENATE(&quot;int NonInline&quot;;[.$E358];&quot;(const int x) { return NonInline&quot;;[.$E357];&quot;(x) +  2; }&quot;)" office:value-type="string" office:string-value="int NonInlineNT(const int x) { return NonInlineNS(x) +  2; }">
            <text:p>int NonInlineNT(const int x) { return NonInlineNS(x) + <text:s/>2; }</text:p>
          </table:table-cell>
        </table:table-row>
        <table:table-row table:style-name="ro1">
          <table:table-cell table:formula="of:=[.A333]+1" office:value-type="float" office:value="78">
            <text:p>78</text:p>
          </table:table-cell>
          <table:table-cell table:formula="of:=CHAR([.A359])" office:value-type="string" office:string-value="N">
            <text:p>N</text:p>
          </table:table-cell>
          <table:table-cell table:formula="of:=[.C333]" office:value-type="float" office:value="85">
            <text:p>85</text:p>
          </table:table-cell>
          <table:table-cell table:formula="of:=CHAR([.C359])" office:value-type="string" office:string-value="U">
            <text:p>U</text:p>
          </table:table-cell>
          <table:table-cell table:formula="of:=CONCATENATE([.B359];[.D359])" office:value-type="string" office:string-value="NU">
            <text:p>NU</text:p>
          </table:table-cell>
          <table:table-cell table:formula="of:=CONCATENATE(&quot;inline int Inline&quot;;[.E359];&quot;(const int x) { return Inline&quot;;[.E358];&quot;(x) +  2; }&quot;)" office:value-type="string" office:string-value="inline int InlineNU(const int x) { return InlineNT(x) +  2; }">
            <text:p>inline int InlineNU(const int x) { return InlineNT(x) + <text:s/>2; }</text:p>
          </table:table-cell>
          <table:table-cell table:formula="of:=CONCATENATE(&quot;int NonInline&quot;;[.$E359];&quot;(const int x) { return NonInline&quot;;[.$E358];&quot;(x) +  2; }&quot;)" office:value-type="string" office:string-value="int NonInlineNU(const int x) { return NonInlineNT(x) +  2; }">
            <text:p>int NonInlineNU(const int x) { return NonInlineNT(x) + <text:s/>2; }</text:p>
          </table:table-cell>
        </table:table-row>
        <table:table-row table:style-name="ro1">
          <table:table-cell table:formula="of:=[.A334]+1" office:value-type="float" office:value="78">
            <text:p>78</text:p>
          </table:table-cell>
          <table:table-cell table:formula="of:=CHAR([.A360])" office:value-type="string" office:string-value="N">
            <text:p>N</text:p>
          </table:table-cell>
          <table:table-cell table:formula="of:=[.C334]" office:value-type="float" office:value="86">
            <text:p>86</text:p>
          </table:table-cell>
          <table:table-cell table:formula="of:=CHAR([.C360])" office:value-type="string" office:string-value="V">
            <text:p>V</text:p>
          </table:table-cell>
          <table:table-cell table:formula="of:=CONCATENATE([.B360];[.D360])" office:value-type="string" office:string-value="NV">
            <text:p>NV</text:p>
          </table:table-cell>
          <table:table-cell table:formula="of:=CONCATENATE(&quot;inline int Inline&quot;;[.E360];&quot;(const int x) { return Inline&quot;;[.E359];&quot;(x) +  2; }&quot;)" office:value-type="string" office:string-value="inline int InlineNV(const int x) { return InlineNU(x) +  2; }">
            <text:p>inline int InlineNV(const int x) { return InlineNU(x) + <text:s/>2; }</text:p>
          </table:table-cell>
          <table:table-cell table:formula="of:=CONCATENATE(&quot;int NonInline&quot;;[.$E360];&quot;(const int x) { return NonInline&quot;;[.$E359];&quot;(x) +  2; }&quot;)" office:value-type="string" office:string-value="int NonInlineNV(const int x) { return NonInlineNU(x) +  2; }">
            <text:p>int NonInlineNV(const int x) { return NonInlineNU(x) + <text:s/>2; }</text:p>
          </table:table-cell>
        </table:table-row>
        <table:table-row table:style-name="ro1">
          <table:table-cell table:formula="of:=[.A335]+1" office:value-type="float" office:value="78">
            <text:p>78</text:p>
          </table:table-cell>
          <table:table-cell table:formula="of:=CHAR([.A361])" office:value-type="string" office:string-value="N">
            <text:p>N</text:p>
          </table:table-cell>
          <table:table-cell table:formula="of:=[.C335]" office:value-type="float" office:value="87">
            <text:p>87</text:p>
          </table:table-cell>
          <table:table-cell table:formula="of:=CHAR([.C361])" office:value-type="string" office:string-value="W">
            <text:p>W</text:p>
          </table:table-cell>
          <table:table-cell table:formula="of:=CONCATENATE([.B361];[.D361])" office:value-type="string" office:string-value="NW">
            <text:p>NW</text:p>
          </table:table-cell>
          <table:table-cell table:formula="of:=CONCATENATE(&quot;inline int Inline&quot;;[.E361];&quot;(const int x) { return Inline&quot;;[.E360];&quot;(x) +  2; }&quot;)" office:value-type="string" office:string-value="inline int InlineNW(const int x) { return InlineNV(x) +  2; }">
            <text:p>inline int InlineNW(const int x) { return InlineNV(x) + <text:s/>2; }</text:p>
          </table:table-cell>
          <table:table-cell table:formula="of:=CONCATENATE(&quot;int NonInline&quot;;[.$E361];&quot;(const int x) { return NonInline&quot;;[.$E360];&quot;(x) +  2; }&quot;)" office:value-type="string" office:string-value="int NonInlineNW(const int x) { return NonInlineNV(x) +  2; }">
            <text:p>int NonInlineNW(const int x) { return NonInlineNV(x) + <text:s/>2; }</text:p>
          </table:table-cell>
        </table:table-row>
        <table:table-row table:style-name="ro1">
          <table:table-cell table:formula="of:=[.A336]+1" office:value-type="float" office:value="78">
            <text:p>78</text:p>
          </table:table-cell>
          <table:table-cell table:formula="of:=CHAR([.A362])" office:value-type="string" office:string-value="N">
            <text:p>N</text:p>
          </table:table-cell>
          <table:table-cell table:formula="of:=[.C336]" office:value-type="float" office:value="88">
            <text:p>88</text:p>
          </table:table-cell>
          <table:table-cell table:formula="of:=CHAR([.C362])" office:value-type="string" office:string-value="X">
            <text:p>X</text:p>
          </table:table-cell>
          <table:table-cell table:formula="of:=CONCATENATE([.B362];[.D362])" office:value-type="string" office:string-value="NX">
            <text:p>NX</text:p>
          </table:table-cell>
          <table:table-cell table:formula="of:=CONCATENATE(&quot;inline int Inline&quot;;[.E362];&quot;(const int x) { return Inline&quot;;[.E361];&quot;(x) +  2; }&quot;)" office:value-type="string" office:string-value="inline int InlineNX(const int x) { return InlineNW(x) +  2; }">
            <text:p>inline int InlineNX(const int x) { return InlineNW(x) + <text:s/>2; }</text:p>
          </table:table-cell>
          <table:table-cell table:formula="of:=CONCATENATE(&quot;int NonInline&quot;;[.$E362];&quot;(const int x) { return NonInline&quot;;[.$E361];&quot;(x) +  2; }&quot;)" office:value-type="string" office:string-value="int NonInlineNX(const int x) { return NonInlineNW(x) +  2; }">
            <text:p>int NonInlineNX(const int x) { return NonInlineNW(x) + <text:s/>2; }</text:p>
          </table:table-cell>
        </table:table-row>
        <table:table-row table:style-name="ro1">
          <table:table-cell table:formula="of:=[.A337]+1" office:value-type="float" office:value="78">
            <text:p>78</text:p>
          </table:table-cell>
          <table:table-cell table:formula="of:=CHAR([.A363])" office:value-type="string" office:string-value="N">
            <text:p>N</text:p>
          </table:table-cell>
          <table:table-cell table:formula="of:=[.C337]" office:value-type="float" office:value="89">
            <text:p>89</text:p>
          </table:table-cell>
          <table:table-cell table:formula="of:=CHAR([.C363])" office:value-type="string" office:string-value="Y">
            <text:p>Y</text:p>
          </table:table-cell>
          <table:table-cell table:formula="of:=CONCATENATE([.B363];[.D363])" office:value-type="string" office:string-value="NY">
            <text:p>NY</text:p>
          </table:table-cell>
          <table:table-cell table:formula="of:=CONCATENATE(&quot;inline int Inline&quot;;[.E363];&quot;(const int x) { return Inline&quot;;[.E362];&quot;(x) +  2; }&quot;)" office:value-type="string" office:string-value="inline int InlineNY(const int x) { return InlineNX(x) +  2; }">
            <text:p>inline int InlineNY(const int x) { return InlineNX(x) + <text:s/>2; }</text:p>
          </table:table-cell>
          <table:table-cell table:formula="of:=CONCATENATE(&quot;int NonInline&quot;;[.$E363];&quot;(const int x) { return NonInline&quot;;[.$E362];&quot;(x) +  2; }&quot;)" office:value-type="string" office:string-value="int NonInlineNY(const int x) { return NonInlineNX(x) +  2; }">
            <text:p>int NonInlineNY(const int x) { return NonInlineNX(x) + <text:s/>2; }</text:p>
          </table:table-cell>
        </table:table-row>
        <table:table-row table:style-name="ro1">
          <table:table-cell table:formula="of:=[.A338]+1" office:value-type="float" office:value="78">
            <text:p>78</text:p>
          </table:table-cell>
          <table:table-cell table:formula="of:=CHAR([.A364])" office:value-type="string" office:string-value="N">
            <text:p>N</text:p>
          </table:table-cell>
          <table:table-cell table:formula="of:=[.C338]" office:value-type="float" office:value="90">
            <text:p>90</text:p>
          </table:table-cell>
          <table:table-cell table:formula="of:=CHAR([.C364])" office:value-type="string" office:string-value="Z">
            <text:p>Z</text:p>
          </table:table-cell>
          <table:table-cell table:formula="of:=CONCATENATE([.B364];[.D364])" office:value-type="string" office:string-value="NZ">
            <text:p>NZ</text:p>
          </table:table-cell>
          <table:table-cell table:formula="of:=CONCATENATE(&quot;inline int Inline&quot;;[.E364];&quot;(const int x) { return Inline&quot;;[.E363];&quot;(x) +  2; }&quot;)" office:value-type="string" office:string-value="inline int InlineNZ(const int x) { return InlineNY(x) +  2; }">
            <text:p>inline int InlineNZ(const int x) { return InlineNY(x) + <text:s/>2; }</text:p>
          </table:table-cell>
          <table:table-cell table:formula="of:=CONCATENATE(&quot;int NonInline&quot;;[.$E364];&quot;(const int x) { return NonInline&quot;;[.$E363];&quot;(x) +  2; }&quot;)" office:value-type="string" office:string-value="int NonInlineNZ(const int x) { return NonInlineNY(x) +  2; }">
            <text:p>int NonInlineNZ(const int x) { return NonInlineNY(x) + <text:s/>2; }</text:p>
          </table:table-cell>
        </table:table-row>
        <table:table-row table:style-name="ro1">
          <table:table-cell table:formula="of:=[.A339]+1" office:value-type="float" office:value="79">
            <text:p>79</text:p>
          </table:table-cell>
          <table:table-cell table:formula="of:=CHAR([.A365])" office:value-type="string" office:string-value="O">
            <text:p>O</text:p>
          </table:table-cell>
          <table:table-cell table:formula="of:=[.C339]" office:value-type="float" office:value="65">
            <text:p>65</text:p>
          </table:table-cell>
          <table:table-cell table:formula="of:=CHAR([.C365])" office:value-type="string" office:string-value="A">
            <text:p>A</text:p>
          </table:table-cell>
          <table:table-cell table:formula="of:=CONCATENATE([.B365];[.D365])" office:value-type="string" office:string-value="OA">
            <text:p>OA</text:p>
          </table:table-cell>
          <table:table-cell table:formula="of:=CONCATENATE(&quot;inline int Inline&quot;;[.E365];&quot;(const int x) { return Inline&quot;;[.E364];&quot;(x) +  2; }&quot;)" office:value-type="string" office:string-value="inline int InlineOA(const int x) { return InlineNZ(x) +  2; }">
            <text:p>inline int InlineOA(const int x) { return InlineNZ(x) + <text:s/>2; }</text:p>
          </table:table-cell>
          <table:table-cell table:formula="of:=CONCATENATE(&quot;int NonInline&quot;;[.$E365];&quot;(const int x) { return NonInline&quot;;[.$E364];&quot;(x) +  2; }&quot;)" office:value-type="string" office:string-value="int NonInlineOA(const int x) { return NonInlineNZ(x) +  2; }">
            <text:p>int NonInlineOA(const int x) { return NonInlineNZ(x) + <text:s/>2; }</text:p>
          </table:table-cell>
        </table:table-row>
        <table:table-row table:style-name="ro1">
          <table:table-cell table:formula="of:=[.A340]+1" office:value-type="float" office:value="79">
            <text:p>79</text:p>
          </table:table-cell>
          <table:table-cell table:formula="of:=CHAR([.A366])" office:value-type="string" office:string-value="O">
            <text:p>O</text:p>
          </table:table-cell>
          <table:table-cell table:formula="of:=[.C340]" office:value-type="float" office:value="66">
            <text:p>66</text:p>
          </table:table-cell>
          <table:table-cell table:formula="of:=CHAR([.C366])" office:value-type="string" office:string-value="B">
            <text:p>B</text:p>
          </table:table-cell>
          <table:table-cell table:formula="of:=CONCATENATE([.B366];[.D366])" office:value-type="string" office:string-value="OB">
            <text:p>OB</text:p>
          </table:table-cell>
          <table:table-cell table:formula="of:=CONCATENATE(&quot;inline int Inline&quot;;[.E366];&quot;(const int x) { return Inline&quot;;[.E365];&quot;(x) +  2; }&quot;)" office:value-type="string" office:string-value="inline int InlineOB(const int x) { return InlineOA(x) +  2; }">
            <text:p>inline int InlineOB(const int x) { return InlineOA(x) + <text:s/>2; }</text:p>
          </table:table-cell>
          <table:table-cell table:formula="of:=CONCATENATE(&quot;int NonInline&quot;;[.$E366];&quot;(const int x) { return NonInline&quot;;[.$E365];&quot;(x) +  2; }&quot;)" office:value-type="string" office:string-value="int NonInlineOB(const int x) { return NonInlineOA(x) +  2; }">
            <text:p>int NonInlineOB(const int x) { return NonInlineOA(x) + <text:s/>2; }</text:p>
          </table:table-cell>
        </table:table-row>
        <table:table-row table:style-name="ro1">
          <table:table-cell table:formula="of:=[.A341]+1" office:value-type="float" office:value="79">
            <text:p>79</text:p>
          </table:table-cell>
          <table:table-cell table:formula="of:=CHAR([.A367])" office:value-type="string" office:string-value="O">
            <text:p>O</text:p>
          </table:table-cell>
          <table:table-cell table:formula="of:=[.C341]" office:value-type="float" office:value="67">
            <text:p>67</text:p>
          </table:table-cell>
          <table:table-cell table:formula="of:=CHAR([.C367])" office:value-type="string" office:string-value="C">
            <text:p>C</text:p>
          </table:table-cell>
          <table:table-cell table:formula="of:=CONCATENATE([.B367];[.D367])" office:value-type="string" office:string-value="OC">
            <text:p>OC</text:p>
          </table:table-cell>
          <table:table-cell table:formula="of:=CONCATENATE(&quot;inline int Inline&quot;;[.E367];&quot;(const int x) { return Inline&quot;;[.E366];&quot;(x) +  2; }&quot;)" office:value-type="string" office:string-value="inline int InlineOC(const int x) { return InlineOB(x) +  2; }">
            <text:p>inline int InlineOC(const int x) { return InlineOB(x) + <text:s/>2; }</text:p>
          </table:table-cell>
          <table:table-cell table:formula="of:=CONCATENATE(&quot;int NonInline&quot;;[.$E367];&quot;(const int x) { return NonInline&quot;;[.$E366];&quot;(x) +  2; }&quot;)" office:value-type="string" office:string-value="int NonInlineOC(const int x) { return NonInlineOB(x) +  2; }">
            <text:p>int NonInlineOC(const int x) { return NonInlineOB(x) + <text:s/>2; }</text:p>
          </table:table-cell>
        </table:table-row>
        <table:table-row table:style-name="ro1">
          <table:table-cell table:formula="of:=[.A342]+1" office:value-type="float" office:value="79">
            <text:p>79</text:p>
          </table:table-cell>
          <table:table-cell table:formula="of:=CHAR([.A368])" office:value-type="string" office:string-value="O">
            <text:p>O</text:p>
          </table:table-cell>
          <table:table-cell table:formula="of:=[.C342]" office:value-type="float" office:value="68">
            <text:p>68</text:p>
          </table:table-cell>
          <table:table-cell table:formula="of:=CHAR([.C368])" office:value-type="string" office:string-value="D">
            <text:p>D</text:p>
          </table:table-cell>
          <table:table-cell table:formula="of:=CONCATENATE([.B368];[.D368])" office:value-type="string" office:string-value="OD">
            <text:p>OD</text:p>
          </table:table-cell>
          <table:table-cell table:formula="of:=CONCATENATE(&quot;inline int Inline&quot;;[.E368];&quot;(const int x) { return Inline&quot;;[.E367];&quot;(x) +  2; }&quot;)" office:value-type="string" office:string-value="inline int InlineOD(const int x) { return InlineOC(x) +  2; }">
            <text:p>inline int InlineOD(const int x) { return InlineOC(x) + <text:s/>2; }</text:p>
          </table:table-cell>
          <table:table-cell table:formula="of:=CONCATENATE(&quot;int NonInline&quot;;[.$E368];&quot;(const int x) { return NonInline&quot;;[.$E367];&quot;(x) +  2; }&quot;)" office:value-type="string" office:string-value="int NonInlineOD(const int x) { return NonInlineOC(x) +  2; }">
            <text:p>int NonInlineOD(const int x) { return NonInlineOC(x) + <text:s/>2; }</text:p>
          </table:table-cell>
        </table:table-row>
        <table:table-row table:style-name="ro1">
          <table:table-cell table:formula="of:=[.A343]+1" office:value-type="float" office:value="79">
            <text:p>79</text:p>
          </table:table-cell>
          <table:table-cell table:formula="of:=CHAR([.A369])" office:value-type="string" office:string-value="O">
            <text:p>O</text:p>
          </table:table-cell>
          <table:table-cell table:formula="of:=[.C343]" office:value-type="float" office:value="69">
            <text:p>69</text:p>
          </table:table-cell>
          <table:table-cell table:formula="of:=CHAR([.C369])" office:value-type="string" office:string-value="E">
            <text:p>E</text:p>
          </table:table-cell>
          <table:table-cell table:formula="of:=CONCATENATE([.B369];[.D369])" office:value-type="string" office:string-value="OE">
            <text:p>OE</text:p>
          </table:table-cell>
          <table:table-cell table:formula="of:=CONCATENATE(&quot;inline int Inline&quot;;[.E369];&quot;(const int x) { return Inline&quot;;[.E368];&quot;(x) +  2; }&quot;)" office:value-type="string" office:string-value="inline int InlineOE(const int x) { return InlineOD(x) +  2; }">
            <text:p>inline int InlineOE(const int x) { return InlineOD(x) + <text:s/>2; }</text:p>
          </table:table-cell>
          <table:table-cell table:formula="of:=CONCATENATE(&quot;int NonInline&quot;;[.$E369];&quot;(const int x) { return NonInline&quot;;[.$E368];&quot;(x) +  2; }&quot;)" office:value-type="string" office:string-value="int NonInlineOE(const int x) { return NonInlineOD(x) +  2; }">
            <text:p>int NonInlineOE(const int x) { return NonInlineOD(x) + <text:s/>2; }</text:p>
          </table:table-cell>
        </table:table-row>
        <table:table-row table:style-name="ro1">
          <table:table-cell table:formula="of:=[.A344]+1" office:value-type="float" office:value="79">
            <text:p>79</text:p>
          </table:table-cell>
          <table:table-cell table:formula="of:=CHAR([.A370])" office:value-type="string" office:string-value="O">
            <text:p>O</text:p>
          </table:table-cell>
          <table:table-cell table:formula="of:=[.C344]" office:value-type="float" office:value="70">
            <text:p>70</text:p>
          </table:table-cell>
          <table:table-cell table:formula="of:=CHAR([.C370])" office:value-type="string" office:string-value="F">
            <text:p>F</text:p>
          </table:table-cell>
          <table:table-cell table:formula="of:=CONCATENATE([.B370];[.D370])" office:value-type="string" office:string-value="OF">
            <text:p>OF</text:p>
          </table:table-cell>
          <table:table-cell table:formula="of:=CONCATENATE(&quot;inline int Inline&quot;;[.E370];&quot;(const int x) { return Inline&quot;;[.E369];&quot;(x) +  2; }&quot;)" office:value-type="string" office:string-value="inline int InlineOF(const int x) { return InlineOE(x) +  2; }">
            <text:p>inline int InlineOF(const int x) { return InlineOE(x) + <text:s/>2; }</text:p>
          </table:table-cell>
          <table:table-cell table:formula="of:=CONCATENATE(&quot;int NonInline&quot;;[.$E370];&quot;(const int x) { return NonInline&quot;;[.$E369];&quot;(x) +  2; }&quot;)" office:value-type="string" office:string-value="int NonInlineOF(const int x) { return NonInlineOE(x) +  2; }">
            <text:p>int NonInlineOF(const int x) { return NonInlineOE(x) + <text:s/>2; }</text:p>
          </table:table-cell>
        </table:table-row>
        <table:table-row table:style-name="ro1">
          <table:table-cell table:formula="of:=[.A345]+1" office:value-type="float" office:value="79">
            <text:p>79</text:p>
          </table:table-cell>
          <table:table-cell table:formula="of:=CHAR([.A371])" office:value-type="string" office:string-value="O">
            <text:p>O</text:p>
          </table:table-cell>
          <table:table-cell table:formula="of:=[.C345]" office:value-type="float" office:value="71">
            <text:p>71</text:p>
          </table:table-cell>
          <table:table-cell table:formula="of:=CHAR([.C371])" office:value-type="string" office:string-value="G">
            <text:p>G</text:p>
          </table:table-cell>
          <table:table-cell table:formula="of:=CONCATENATE([.B371];[.D371])" office:value-type="string" office:string-value="OG">
            <text:p>OG</text:p>
          </table:table-cell>
          <table:table-cell table:formula="of:=CONCATENATE(&quot;inline int Inline&quot;;[.E371];&quot;(const int x) { return Inline&quot;;[.E370];&quot;(x) +  2; }&quot;)" office:value-type="string" office:string-value="inline int InlineOG(const int x) { return InlineOF(x) +  2; }">
            <text:p>inline int InlineOG(const int x) { return InlineOF(x) + <text:s/>2; }</text:p>
          </table:table-cell>
          <table:table-cell table:formula="of:=CONCATENATE(&quot;int NonInline&quot;;[.$E371];&quot;(const int x) { return NonInline&quot;;[.$E370];&quot;(x) +  2; }&quot;)" office:value-type="string" office:string-value="int NonInlineOG(const int x) { return NonInlineOF(x) +  2; }">
            <text:p>int NonInlineOG(const int x) { return NonInlineOF(x) + <text:s/>2; }</text:p>
          </table:table-cell>
        </table:table-row>
        <table:table-row table:style-name="ro1">
          <table:table-cell table:formula="of:=[.A346]+1" office:value-type="float" office:value="79">
            <text:p>79</text:p>
          </table:table-cell>
          <table:table-cell table:formula="of:=CHAR([.A372])" office:value-type="string" office:string-value="O">
            <text:p>O</text:p>
          </table:table-cell>
          <table:table-cell table:formula="of:=[.C346]" office:value-type="float" office:value="72">
            <text:p>72</text:p>
          </table:table-cell>
          <table:table-cell table:formula="of:=CHAR([.C372])" office:value-type="string" office:string-value="H">
            <text:p>H</text:p>
          </table:table-cell>
          <table:table-cell table:formula="of:=CONCATENATE([.B372];[.D372])" office:value-type="string" office:string-value="OH">
            <text:p>OH</text:p>
          </table:table-cell>
          <table:table-cell table:formula="of:=CONCATENATE(&quot;inline int Inline&quot;;[.E372];&quot;(const int x) { return Inline&quot;;[.E371];&quot;(x) +  2; }&quot;)" office:value-type="string" office:string-value="inline int InlineOH(const int x) { return InlineOG(x) +  2; }">
            <text:p>inline int InlineOH(const int x) { return InlineOG(x) + <text:s/>2; }</text:p>
          </table:table-cell>
          <table:table-cell table:formula="of:=CONCATENATE(&quot;int NonInline&quot;;[.$E372];&quot;(const int x) { return NonInline&quot;;[.$E371];&quot;(x) +  2; }&quot;)" office:value-type="string" office:string-value="int NonInlineOH(const int x) { return NonInlineOG(x) +  2; }">
            <text:p>int NonInlineOH(const int x) { return NonInlineOG(x) + <text:s/>2; }</text:p>
          </table:table-cell>
        </table:table-row>
        <table:table-row table:style-name="ro1">
          <table:table-cell table:formula="of:=[.A347]+1" office:value-type="float" office:value="79">
            <text:p>79</text:p>
          </table:table-cell>
          <table:table-cell table:formula="of:=CHAR([.A373])" office:value-type="string" office:string-value="O">
            <text:p>O</text:p>
          </table:table-cell>
          <table:table-cell table:formula="of:=[.C347]" office:value-type="float" office:value="73">
            <text:p>73</text:p>
          </table:table-cell>
          <table:table-cell table:formula="of:=CHAR([.C373])" office:value-type="string" office:string-value="I">
            <text:p>I</text:p>
          </table:table-cell>
          <table:table-cell table:formula="of:=CONCATENATE([.B373];[.D373])" office:value-type="string" office:string-value="OI">
            <text:p>OI</text:p>
          </table:table-cell>
          <table:table-cell table:formula="of:=CONCATENATE(&quot;inline int Inline&quot;;[.E373];&quot;(const int x) { return Inline&quot;;[.E372];&quot;(x) +  2; }&quot;)" office:value-type="string" office:string-value="inline int InlineOI(const int x) { return InlineOH(x) +  2; }">
            <text:p>inline int InlineOI(const int x) { return InlineOH(x) + <text:s/>2; }</text:p>
          </table:table-cell>
          <table:table-cell table:formula="of:=CONCATENATE(&quot;int NonInline&quot;;[.$E373];&quot;(const int x) { return NonInline&quot;;[.$E372];&quot;(x) +  2; }&quot;)" office:value-type="string" office:string-value="int NonInlineOI(const int x) { return NonInlineOH(x) +  2; }">
            <text:p>int NonInlineOI(const int x) { return NonInlineOH(x) + <text:s/>2; }</text:p>
          </table:table-cell>
        </table:table-row>
        <table:table-row table:style-name="ro1">
          <table:table-cell table:formula="of:=[.A348]+1" office:value-type="float" office:value="79">
            <text:p>79</text:p>
          </table:table-cell>
          <table:table-cell table:formula="of:=CHAR([.A374])" office:value-type="string" office:string-value="O">
            <text:p>O</text:p>
          </table:table-cell>
          <table:table-cell table:formula="of:=[.C348]" office:value-type="float" office:value="74">
            <text:p>74</text:p>
          </table:table-cell>
          <table:table-cell table:formula="of:=CHAR([.C374])" office:value-type="string" office:string-value="J">
            <text:p>J</text:p>
          </table:table-cell>
          <table:table-cell table:formula="of:=CONCATENATE([.B374];[.D374])" office:value-type="string" office:string-value="OJ">
            <text:p>OJ</text:p>
          </table:table-cell>
          <table:table-cell table:formula="of:=CONCATENATE(&quot;inline int Inline&quot;;[.E374];&quot;(const int x) { return Inline&quot;;[.E373];&quot;(x) +  2; }&quot;)" office:value-type="string" office:string-value="inline int InlineOJ(const int x) { return InlineOI(x) +  2; }">
            <text:p>inline int InlineOJ(const int x) { return InlineOI(x) + <text:s/>2; }</text:p>
          </table:table-cell>
          <table:table-cell table:formula="of:=CONCATENATE(&quot;int NonInline&quot;;[.$E374];&quot;(const int x) { return NonInline&quot;;[.$E373];&quot;(x) +  2; }&quot;)" office:value-type="string" office:string-value="int NonInlineOJ(const int x) { return NonInlineOI(x) +  2; }">
            <text:p>int NonInlineOJ(const int x) { return NonInlineOI(x) + <text:s/>2; }</text:p>
          </table:table-cell>
        </table:table-row>
        <table:table-row table:style-name="ro1">
          <table:table-cell table:formula="of:=[.A349]+1" office:value-type="float" office:value="79">
            <text:p>79</text:p>
          </table:table-cell>
          <table:table-cell table:formula="of:=CHAR([.A375])" office:value-type="string" office:string-value="O">
            <text:p>O</text:p>
          </table:table-cell>
          <table:table-cell table:formula="of:=[.C349]" office:value-type="float" office:value="75">
            <text:p>75</text:p>
          </table:table-cell>
          <table:table-cell table:formula="of:=CHAR([.C375])" office:value-type="string" office:string-value="K">
            <text:p>K</text:p>
          </table:table-cell>
          <table:table-cell table:formula="of:=CONCATENATE([.B375];[.D375])" office:value-type="string" office:string-value="OK">
            <text:p>OK</text:p>
          </table:table-cell>
          <table:table-cell table:formula="of:=CONCATENATE(&quot;inline int Inline&quot;;[.E375];&quot;(const int x) { return Inline&quot;;[.E374];&quot;(x) +  2; }&quot;)" office:value-type="string" office:string-value="inline int InlineOK(const int x) { return InlineOJ(x) +  2; }">
            <text:p>inline int InlineOK(const int x) { return InlineOJ(x) + <text:s/>2; }</text:p>
          </table:table-cell>
          <table:table-cell table:formula="of:=CONCATENATE(&quot;int NonInline&quot;;[.$E375];&quot;(const int x) { return NonInline&quot;;[.$E374];&quot;(x) +  2; }&quot;)" office:value-type="string" office:string-value="int NonInlineOK(const int x) { return NonInlineOJ(x) +  2; }">
            <text:p>int NonInlineOK(const int x) { return NonInlineOJ(x) + <text:s/>2; }</text:p>
          </table:table-cell>
        </table:table-row>
        <table:table-row table:style-name="ro1">
          <table:table-cell table:formula="of:=[.A350]+1" office:value-type="float" office:value="79">
            <text:p>79</text:p>
          </table:table-cell>
          <table:table-cell table:formula="of:=CHAR([.A376])" office:value-type="string" office:string-value="O">
            <text:p>O</text:p>
          </table:table-cell>
          <table:table-cell table:formula="of:=[.C350]" office:value-type="float" office:value="76">
            <text:p>76</text:p>
          </table:table-cell>
          <table:table-cell table:formula="of:=CHAR([.C376])" office:value-type="string" office:string-value="L">
            <text:p>L</text:p>
          </table:table-cell>
          <table:table-cell table:formula="of:=CONCATENATE([.B376];[.D376])" office:value-type="string" office:string-value="OL">
            <text:p>OL</text:p>
          </table:table-cell>
          <table:table-cell table:formula="of:=CONCATENATE(&quot;inline int Inline&quot;;[.E376];&quot;(const int x) { return Inline&quot;;[.E375];&quot;(x) +  2; }&quot;)" office:value-type="string" office:string-value="inline int InlineOL(const int x) { return InlineOK(x) +  2; }">
            <text:p>inline int InlineOL(const int x) { return InlineOK(x) + <text:s/>2; }</text:p>
          </table:table-cell>
          <table:table-cell table:formula="of:=CONCATENATE(&quot;int NonInline&quot;;[.$E376];&quot;(const int x) { return NonInline&quot;;[.$E375];&quot;(x) +  2; }&quot;)" office:value-type="string" office:string-value="int NonInlineOL(const int x) { return NonInlineOK(x) +  2; }">
            <text:p>int NonInlineOL(const int x) { return NonInlineOK(x) + <text:s/>2; }</text:p>
          </table:table-cell>
        </table:table-row>
        <table:table-row table:style-name="ro1">
          <table:table-cell table:formula="of:=[.A351]+1" office:value-type="float" office:value="79">
            <text:p>79</text:p>
          </table:table-cell>
          <table:table-cell table:formula="of:=CHAR([.A377])" office:value-type="string" office:string-value="O">
            <text:p>O</text:p>
          </table:table-cell>
          <table:table-cell table:formula="of:=[.C351]" office:value-type="float" office:value="77">
            <text:p>77</text:p>
          </table:table-cell>
          <table:table-cell table:formula="of:=CHAR([.C377])" office:value-type="string" office:string-value="M">
            <text:p>M</text:p>
          </table:table-cell>
          <table:table-cell table:formula="of:=CONCATENATE([.B377];[.D377])" office:value-type="string" office:string-value="OM">
            <text:p>OM</text:p>
          </table:table-cell>
          <table:table-cell table:formula="of:=CONCATENATE(&quot;inline int Inline&quot;;[.E377];&quot;(const int x) { return Inline&quot;;[.E376];&quot;(x) +  2; }&quot;)" office:value-type="string" office:string-value="inline int InlineOM(const int x) { return InlineOL(x) +  2; }">
            <text:p>inline int InlineOM(const int x) { return InlineOL(x) + <text:s/>2; }</text:p>
          </table:table-cell>
          <table:table-cell table:formula="of:=CONCATENATE(&quot;int NonInline&quot;;[.$E377];&quot;(const int x) { return NonInline&quot;;[.$E376];&quot;(x) +  2; }&quot;)" office:value-type="string" office:string-value="int NonInlineOM(const int x) { return NonInlineOL(x) +  2; }">
            <text:p>int NonInlineOM(const int x) { return NonInlineOL(x) + <text:s/>2; }</text:p>
          </table:table-cell>
        </table:table-row>
        <table:table-row table:style-name="ro1">
          <table:table-cell table:formula="of:=[.A352]+1" office:value-type="float" office:value="79">
            <text:p>79</text:p>
          </table:table-cell>
          <table:table-cell table:formula="of:=CHAR([.A378])" office:value-type="string" office:string-value="O">
            <text:p>O</text:p>
          </table:table-cell>
          <table:table-cell table:formula="of:=[.C352]" office:value-type="float" office:value="78">
            <text:p>78</text:p>
          </table:table-cell>
          <table:table-cell table:formula="of:=CHAR([.C378])" office:value-type="string" office:string-value="N">
            <text:p>N</text:p>
          </table:table-cell>
          <table:table-cell table:formula="of:=CONCATENATE([.B378];[.D378])" office:value-type="string" office:string-value="ON">
            <text:p>ON</text:p>
          </table:table-cell>
          <table:table-cell table:formula="of:=CONCATENATE(&quot;inline int Inline&quot;;[.E378];&quot;(const int x) { return Inline&quot;;[.E377];&quot;(x) +  2; }&quot;)" office:value-type="string" office:string-value="inline int InlineON(const int x) { return InlineOM(x) +  2; }">
            <text:p>inline int InlineON(const int x) { return InlineOM(x) + <text:s/>2; }</text:p>
          </table:table-cell>
          <table:table-cell table:formula="of:=CONCATENATE(&quot;int NonInline&quot;;[.$E378];&quot;(const int x) { return NonInline&quot;;[.$E377];&quot;(x) +  2; }&quot;)" office:value-type="string" office:string-value="int NonInlineON(const int x) { return NonInlineOM(x) +  2; }">
            <text:p>int NonInlineON(const int x) { return NonInlineOM(x) + <text:s/>2; }</text:p>
          </table:table-cell>
        </table:table-row>
        <table:table-row table:style-name="ro1">
          <table:table-cell table:formula="of:=[.A353]+1" office:value-type="float" office:value="79">
            <text:p>79</text:p>
          </table:table-cell>
          <table:table-cell table:formula="of:=CHAR([.A379])" office:value-type="string" office:string-value="O">
            <text:p>O</text:p>
          </table:table-cell>
          <table:table-cell table:formula="of:=[.C353]" office:value-type="float" office:value="79">
            <text:p>79</text:p>
          </table:table-cell>
          <table:table-cell table:formula="of:=CHAR([.C379])" office:value-type="string" office:string-value="O">
            <text:p>O</text:p>
          </table:table-cell>
          <table:table-cell table:formula="of:=CONCATENATE([.B379];[.D379])" office:value-type="string" office:string-value="OO">
            <text:p>OO</text:p>
          </table:table-cell>
          <table:table-cell table:formula="of:=CONCATENATE(&quot;inline int Inline&quot;;[.E379];&quot;(const int x) { return Inline&quot;;[.E378];&quot;(x) +  2; }&quot;)" office:value-type="string" office:string-value="inline int InlineOO(const int x) { return InlineON(x) +  2; }">
            <text:p>inline int InlineOO(const int x) { return InlineON(x) + <text:s/>2; }</text:p>
          </table:table-cell>
          <table:table-cell table:formula="of:=CONCATENATE(&quot;int NonInline&quot;;[.$E379];&quot;(const int x) { return NonInline&quot;;[.$E378];&quot;(x) +  2; }&quot;)" office:value-type="string" office:string-value="int NonInlineOO(const int x) { return NonInlineON(x) +  2; }">
            <text:p>int NonInlineOO(const int x) { return NonInlineON(x) + <text:s/>2; }</text:p>
          </table:table-cell>
        </table:table-row>
        <table:table-row table:style-name="ro1">
          <table:table-cell table:formula="of:=[.A354]+1" office:value-type="float" office:value="79">
            <text:p>79</text:p>
          </table:table-cell>
          <table:table-cell table:formula="of:=CHAR([.A380])" office:value-type="string" office:string-value="O">
            <text:p>O</text:p>
          </table:table-cell>
          <table:table-cell table:formula="of:=[.C354]" office:value-type="float" office:value="80">
            <text:p>80</text:p>
          </table:table-cell>
          <table:table-cell table:formula="of:=CHAR([.C380])" office:value-type="string" office:string-value="P">
            <text:p>P</text:p>
          </table:table-cell>
          <table:table-cell table:formula="of:=CONCATENATE([.B380];[.D380])" office:value-type="string" office:string-value="OP">
            <text:p>OP</text:p>
          </table:table-cell>
          <table:table-cell table:formula="of:=CONCATENATE(&quot;inline int Inline&quot;;[.E380];&quot;(const int x) { return Inline&quot;;[.E379];&quot;(x) +  2; }&quot;)" office:value-type="string" office:string-value="inline int InlineOP(const int x) { return InlineOO(x) +  2; }">
            <text:p>inline int InlineOP(const int x) { return InlineOO(x) + <text:s/>2; }</text:p>
          </table:table-cell>
          <table:table-cell table:formula="of:=CONCATENATE(&quot;int NonInline&quot;;[.$E380];&quot;(const int x) { return NonInline&quot;;[.$E379];&quot;(x) +  2; }&quot;)" office:value-type="string" office:string-value="int NonInlineOP(const int x) { return NonInlineOO(x) +  2; }">
            <text:p>int NonInlineOP(const int x) { return NonInlineOO(x) + <text:s/>2; }</text:p>
          </table:table-cell>
        </table:table-row>
        <table:table-row table:style-name="ro1">
          <table:table-cell table:formula="of:=[.A355]+1" office:value-type="float" office:value="79">
            <text:p>79</text:p>
          </table:table-cell>
          <table:table-cell table:formula="of:=CHAR([.A381])" office:value-type="string" office:string-value="O">
            <text:p>O</text:p>
          </table:table-cell>
          <table:table-cell table:formula="of:=[.C355]" office:value-type="float" office:value="81">
            <text:p>81</text:p>
          </table:table-cell>
          <table:table-cell table:formula="of:=CHAR([.C381])" office:value-type="string" office:string-value="Q">
            <text:p>Q</text:p>
          </table:table-cell>
          <table:table-cell table:formula="of:=CONCATENATE([.B381];[.D381])" office:value-type="string" office:string-value="OQ">
            <text:p>OQ</text:p>
          </table:table-cell>
          <table:table-cell table:formula="of:=CONCATENATE(&quot;inline int Inline&quot;;[.E381];&quot;(const int x) { return Inline&quot;;[.E380];&quot;(x) +  2; }&quot;)" office:value-type="string" office:string-value="inline int InlineOQ(const int x) { return InlineOP(x) +  2; }">
            <text:p>inline int InlineOQ(const int x) { return InlineOP(x) + <text:s/>2; }</text:p>
          </table:table-cell>
          <table:table-cell table:formula="of:=CONCATENATE(&quot;int NonInline&quot;;[.$E381];&quot;(const int x) { return NonInline&quot;;[.$E380];&quot;(x) +  2; }&quot;)" office:value-type="string" office:string-value="int NonInlineOQ(const int x) { return NonInlineOP(x) +  2; }">
            <text:p>int NonInlineOQ(const int x) { return NonInlineOP(x) + <text:s/>2; }</text:p>
          </table:table-cell>
        </table:table-row>
        <table:table-row table:style-name="ro1">
          <table:table-cell table:formula="of:=[.A356]+1" office:value-type="float" office:value="79">
            <text:p>79</text:p>
          </table:table-cell>
          <table:table-cell table:formula="of:=CHAR([.A382])" office:value-type="string" office:string-value="O">
            <text:p>O</text:p>
          </table:table-cell>
          <table:table-cell table:formula="of:=[.C356]" office:value-type="float" office:value="82">
            <text:p>82</text:p>
          </table:table-cell>
          <table:table-cell table:formula="of:=CHAR([.C382])" office:value-type="string" office:string-value="R">
            <text:p>R</text:p>
          </table:table-cell>
          <table:table-cell table:formula="of:=CONCATENATE([.B382];[.D382])" office:value-type="string" office:string-value="OR">
            <text:p>OR</text:p>
          </table:table-cell>
          <table:table-cell table:formula="of:=CONCATENATE(&quot;inline int Inline&quot;;[.E382];&quot;(const int x) { return Inline&quot;;[.E381];&quot;(x) +  2; }&quot;)" office:value-type="string" office:string-value="inline int InlineOR(const int x) { return InlineOQ(x) +  2; }">
            <text:p>inline int InlineOR(const int x) { return InlineOQ(x) + <text:s/>2; }</text:p>
          </table:table-cell>
          <table:table-cell table:formula="of:=CONCATENATE(&quot;int NonInline&quot;;[.$E382];&quot;(const int x) { return NonInline&quot;;[.$E381];&quot;(x) +  2; }&quot;)" office:value-type="string" office:string-value="int NonInlineOR(const int x) { return NonInlineOQ(x) +  2; }">
            <text:p>int NonInlineOR(const int x) { return NonInlineOQ(x) + <text:s/>2; }</text:p>
          </table:table-cell>
        </table:table-row>
        <table:table-row table:style-name="ro1">
          <table:table-cell table:formula="of:=[.A357]+1" office:value-type="float" office:value="79">
            <text:p>79</text:p>
          </table:table-cell>
          <table:table-cell table:formula="of:=CHAR([.A383])" office:value-type="string" office:string-value="O">
            <text:p>O</text:p>
          </table:table-cell>
          <table:table-cell table:formula="of:=[.C357]" office:value-type="float" office:value="83">
            <text:p>83</text:p>
          </table:table-cell>
          <table:table-cell table:formula="of:=CHAR([.C383])" office:value-type="string" office:string-value="S">
            <text:p>S</text:p>
          </table:table-cell>
          <table:table-cell table:formula="of:=CONCATENATE([.B383];[.D383])" office:value-type="string" office:string-value="OS">
            <text:p>OS</text:p>
          </table:table-cell>
          <table:table-cell table:formula="of:=CONCATENATE(&quot;inline int Inline&quot;;[.E383];&quot;(const int x) { return Inline&quot;;[.E382];&quot;(x) +  2; }&quot;)" office:value-type="string" office:string-value="inline int InlineOS(const int x) { return InlineOR(x) +  2; }">
            <text:p>inline int InlineOS(const int x) { return InlineOR(x) + <text:s/>2; }</text:p>
          </table:table-cell>
          <table:table-cell table:formula="of:=CONCATENATE(&quot;int NonInline&quot;;[.$E383];&quot;(const int x) { return NonInline&quot;;[.$E382];&quot;(x) +  2; }&quot;)" office:value-type="string" office:string-value="int NonInlineOS(const int x) { return NonInlineOR(x) +  2; }">
            <text:p>int NonInlineOS(const int x) { return NonInlineOR(x) + <text:s/>2; }</text:p>
          </table:table-cell>
        </table:table-row>
        <table:table-row table:style-name="ro1">
          <table:table-cell table:formula="of:=[.A358]+1" office:value-type="float" office:value="79">
            <text:p>79</text:p>
          </table:table-cell>
          <table:table-cell table:formula="of:=CHAR([.A384])" office:value-type="string" office:string-value="O">
            <text:p>O</text:p>
          </table:table-cell>
          <table:table-cell table:formula="of:=[.C358]" office:value-type="float" office:value="84">
            <text:p>84</text:p>
          </table:table-cell>
          <table:table-cell table:formula="of:=CHAR([.C384])" office:value-type="string" office:string-value="T">
            <text:p>T</text:p>
          </table:table-cell>
          <table:table-cell table:formula="of:=CONCATENATE([.B384];[.D384])" office:value-type="string" office:string-value="OT">
            <text:p>OT</text:p>
          </table:table-cell>
          <table:table-cell table:formula="of:=CONCATENATE(&quot;inline int Inline&quot;;[.E384];&quot;(const int x) { return Inline&quot;;[.E383];&quot;(x) +  2; }&quot;)" office:value-type="string" office:string-value="inline int InlineOT(const int x) { return InlineOS(x) +  2; }">
            <text:p>inline int InlineOT(const int x) { return InlineOS(x) + <text:s/>2; }</text:p>
          </table:table-cell>
          <table:table-cell table:formula="of:=CONCATENATE(&quot;int NonInline&quot;;[.$E384];&quot;(const int x) { return NonInline&quot;;[.$E383];&quot;(x) +  2; }&quot;)" office:value-type="string" office:string-value="int NonInlineOT(const int x) { return NonInlineOS(x) +  2; }">
            <text:p>int NonInlineOT(const int x) { return NonInlineOS(x) + <text:s/>2; }</text:p>
          </table:table-cell>
        </table:table-row>
        <table:table-row table:style-name="ro1">
          <table:table-cell table:formula="of:=[.A359]+1" office:value-type="float" office:value="79">
            <text:p>79</text:p>
          </table:table-cell>
          <table:table-cell table:formula="of:=CHAR([.A385])" office:value-type="string" office:string-value="O">
            <text:p>O</text:p>
          </table:table-cell>
          <table:table-cell table:formula="of:=[.C359]" office:value-type="float" office:value="85">
            <text:p>85</text:p>
          </table:table-cell>
          <table:table-cell table:formula="of:=CHAR([.C385])" office:value-type="string" office:string-value="U">
            <text:p>U</text:p>
          </table:table-cell>
          <table:table-cell table:formula="of:=CONCATENATE([.B385];[.D385])" office:value-type="string" office:string-value="OU">
            <text:p>OU</text:p>
          </table:table-cell>
          <table:table-cell table:formula="of:=CONCATENATE(&quot;inline int Inline&quot;;[.E385];&quot;(const int x) { return Inline&quot;;[.E384];&quot;(x) +  2; }&quot;)" office:value-type="string" office:string-value="inline int InlineOU(const int x) { return InlineOT(x) +  2; }">
            <text:p>inline int InlineOU(const int x) { return InlineOT(x) + <text:s/>2; }</text:p>
          </table:table-cell>
          <table:table-cell table:formula="of:=CONCATENATE(&quot;int NonInline&quot;;[.$E385];&quot;(const int x) { return NonInline&quot;;[.$E384];&quot;(x) +  2; }&quot;)" office:value-type="string" office:string-value="int NonInlineOU(const int x) { return NonInlineOT(x) +  2; }">
            <text:p>int NonInlineOU(const int x) { return NonInlineOT(x) + <text:s/>2; }</text:p>
          </table:table-cell>
        </table:table-row>
        <table:table-row table:style-name="ro1">
          <table:table-cell table:formula="of:=[.A360]+1" office:value-type="float" office:value="79">
            <text:p>79</text:p>
          </table:table-cell>
          <table:table-cell table:formula="of:=CHAR([.A386])" office:value-type="string" office:string-value="O">
            <text:p>O</text:p>
          </table:table-cell>
          <table:table-cell table:formula="of:=[.C360]" office:value-type="float" office:value="86">
            <text:p>86</text:p>
          </table:table-cell>
          <table:table-cell table:formula="of:=CHAR([.C386])" office:value-type="string" office:string-value="V">
            <text:p>V</text:p>
          </table:table-cell>
          <table:table-cell table:formula="of:=CONCATENATE([.B386];[.D386])" office:value-type="string" office:string-value="OV">
            <text:p>OV</text:p>
          </table:table-cell>
          <table:table-cell table:formula="of:=CONCATENATE(&quot;inline int Inline&quot;;[.E386];&quot;(const int x) { return Inline&quot;;[.E385];&quot;(x) +  2; }&quot;)" office:value-type="string" office:string-value="inline int InlineOV(const int x) { return InlineOU(x) +  2; }">
            <text:p>inline int InlineOV(const int x) { return InlineOU(x) + <text:s/>2; }</text:p>
          </table:table-cell>
          <table:table-cell table:formula="of:=CONCATENATE(&quot;int NonInline&quot;;[.$E386];&quot;(const int x) { return NonInline&quot;;[.$E385];&quot;(x) +  2; }&quot;)" office:value-type="string" office:string-value="int NonInlineOV(const int x) { return NonInlineOU(x) +  2; }">
            <text:p>int NonInlineOV(const int x) { return NonInlineOU(x) + <text:s/>2; }</text:p>
          </table:table-cell>
        </table:table-row>
        <table:table-row table:style-name="ro1">
          <table:table-cell table:formula="of:=[.A361]+1" office:value-type="float" office:value="79">
            <text:p>79</text:p>
          </table:table-cell>
          <table:table-cell table:formula="of:=CHAR([.A387])" office:value-type="string" office:string-value="O">
            <text:p>O</text:p>
          </table:table-cell>
          <table:table-cell table:formula="of:=[.C361]" office:value-type="float" office:value="87">
            <text:p>87</text:p>
          </table:table-cell>
          <table:table-cell table:formula="of:=CHAR([.C387])" office:value-type="string" office:string-value="W">
            <text:p>W</text:p>
          </table:table-cell>
          <table:table-cell table:formula="of:=CONCATENATE([.B387];[.D387])" office:value-type="string" office:string-value="OW">
            <text:p>OW</text:p>
          </table:table-cell>
          <table:table-cell table:formula="of:=CONCATENATE(&quot;inline int Inline&quot;;[.E387];&quot;(const int x) { return Inline&quot;;[.E386];&quot;(x) +  2; }&quot;)" office:value-type="string" office:string-value="inline int InlineOW(const int x) { return InlineOV(x) +  2; }">
            <text:p>inline int InlineOW(const int x) { return InlineOV(x) + <text:s/>2; }</text:p>
          </table:table-cell>
          <table:table-cell table:formula="of:=CONCATENATE(&quot;int NonInline&quot;;[.$E387];&quot;(const int x) { return NonInline&quot;;[.$E386];&quot;(x) +  2; }&quot;)" office:value-type="string" office:string-value="int NonInlineOW(const int x) { return NonInlineOV(x) +  2; }">
            <text:p>int NonInlineOW(const int x) { return NonInlineOV(x) + <text:s/>2; }</text:p>
          </table:table-cell>
        </table:table-row>
        <table:table-row table:style-name="ro1">
          <table:table-cell table:formula="of:=[.A362]+1" office:value-type="float" office:value="79">
            <text:p>79</text:p>
          </table:table-cell>
          <table:table-cell table:formula="of:=CHAR([.A388])" office:value-type="string" office:string-value="O">
            <text:p>O</text:p>
          </table:table-cell>
          <table:table-cell table:formula="of:=[.C362]" office:value-type="float" office:value="88">
            <text:p>88</text:p>
          </table:table-cell>
          <table:table-cell table:formula="of:=CHAR([.C388])" office:value-type="string" office:string-value="X">
            <text:p>X</text:p>
          </table:table-cell>
          <table:table-cell table:formula="of:=CONCATENATE([.B388];[.D388])" office:value-type="string" office:string-value="OX">
            <text:p>OX</text:p>
          </table:table-cell>
          <table:table-cell table:formula="of:=CONCATENATE(&quot;inline int Inline&quot;;[.E388];&quot;(const int x) { return Inline&quot;;[.E387];&quot;(x) +  2; }&quot;)" office:value-type="string" office:string-value="inline int InlineOX(const int x) { return InlineOW(x) +  2; }">
            <text:p>inline int InlineOX(const int x) { return InlineOW(x) + <text:s/>2; }</text:p>
          </table:table-cell>
          <table:table-cell table:formula="of:=CONCATENATE(&quot;int NonInline&quot;;[.$E388];&quot;(const int x) { return NonInline&quot;;[.$E387];&quot;(x) +  2; }&quot;)" office:value-type="string" office:string-value="int NonInlineOX(const int x) { return NonInlineOW(x) +  2; }">
            <text:p>int NonInlineOX(const int x) { return NonInlineOW(x) + <text:s/>2; }</text:p>
          </table:table-cell>
        </table:table-row>
        <table:table-row table:style-name="ro1">
          <table:table-cell table:formula="of:=[.A363]+1" office:value-type="float" office:value="79">
            <text:p>79</text:p>
          </table:table-cell>
          <table:table-cell table:formula="of:=CHAR([.A389])" office:value-type="string" office:string-value="O">
            <text:p>O</text:p>
          </table:table-cell>
          <table:table-cell table:formula="of:=[.C363]" office:value-type="float" office:value="89">
            <text:p>89</text:p>
          </table:table-cell>
          <table:table-cell table:formula="of:=CHAR([.C389])" office:value-type="string" office:string-value="Y">
            <text:p>Y</text:p>
          </table:table-cell>
          <table:table-cell table:formula="of:=CONCATENATE([.B389];[.D389])" office:value-type="string" office:string-value="OY">
            <text:p>OY</text:p>
          </table:table-cell>
          <table:table-cell table:formula="of:=CONCATENATE(&quot;inline int Inline&quot;;[.E389];&quot;(const int x) { return Inline&quot;;[.E388];&quot;(x) +  2; }&quot;)" office:value-type="string" office:string-value="inline int InlineOY(const int x) { return InlineOX(x) +  2; }">
            <text:p>inline int InlineOY(const int x) { return InlineOX(x) + <text:s/>2; }</text:p>
          </table:table-cell>
          <table:table-cell table:formula="of:=CONCATENATE(&quot;int NonInline&quot;;[.$E389];&quot;(const int x) { return NonInline&quot;;[.$E388];&quot;(x) +  2; }&quot;)" office:value-type="string" office:string-value="int NonInlineOY(const int x) { return NonInlineOX(x) +  2; }">
            <text:p>int NonInlineOY(const int x) { return NonInlineOX(x) + <text:s/>2; }</text:p>
          </table:table-cell>
        </table:table-row>
        <table:table-row table:style-name="ro1">
          <table:table-cell table:formula="of:=[.A364]+1" office:value-type="float" office:value="79">
            <text:p>79</text:p>
          </table:table-cell>
          <table:table-cell table:formula="of:=CHAR([.A390])" office:value-type="string" office:string-value="O">
            <text:p>O</text:p>
          </table:table-cell>
          <table:table-cell table:formula="of:=[.C364]" office:value-type="float" office:value="90">
            <text:p>90</text:p>
          </table:table-cell>
          <table:table-cell table:formula="of:=CHAR([.C390])" office:value-type="string" office:string-value="Z">
            <text:p>Z</text:p>
          </table:table-cell>
          <table:table-cell table:formula="of:=CONCATENATE([.B390];[.D390])" office:value-type="string" office:string-value="OZ">
            <text:p>OZ</text:p>
          </table:table-cell>
          <table:table-cell table:formula="of:=CONCATENATE(&quot;inline int Inline&quot;;[.E390];&quot;(const int x) { return Inline&quot;;[.E389];&quot;(x) +  2; }&quot;)" office:value-type="string" office:string-value="inline int InlineOZ(const int x) { return InlineOY(x) +  2; }">
            <text:p>inline int InlineOZ(const int x) { return InlineOY(x) + <text:s/>2; }</text:p>
          </table:table-cell>
          <table:table-cell table:formula="of:=CONCATENATE(&quot;int NonInline&quot;;[.$E390];&quot;(const int x) { return NonInline&quot;;[.$E389];&quot;(x) +  2; }&quot;)" office:value-type="string" office:string-value="int NonInlineOZ(const int x) { return NonInlineOY(x) +  2; }">
            <text:p>int NonInlineOZ(const int x) { return NonInlineOY(x) + <text:s/>2; }</text:p>
          </table:table-cell>
        </table:table-row>
        <table:table-row table:style-name="ro1">
          <table:table-cell table:formula="of:=[.A365]+1" office:value-type="float" office:value="80">
            <text:p>80</text:p>
          </table:table-cell>
          <table:table-cell table:formula="of:=CHAR([.A391])" office:value-type="string" office:string-value="P">
            <text:p>P</text:p>
          </table:table-cell>
          <table:table-cell table:formula="of:=[.C365]" office:value-type="float" office:value="65">
            <text:p>65</text:p>
          </table:table-cell>
          <table:table-cell table:formula="of:=CHAR([.C391])" office:value-type="string" office:string-value="A">
            <text:p>A</text:p>
          </table:table-cell>
          <table:table-cell table:formula="of:=CONCATENATE([.B391];[.D391])" office:value-type="string" office:string-value="PA">
            <text:p>PA</text:p>
          </table:table-cell>
          <table:table-cell table:formula="of:=CONCATENATE(&quot;inline int Inline&quot;;[.E391];&quot;(const int x) { return Inline&quot;;[.E390];&quot;(x) +  2; }&quot;)" office:value-type="string" office:string-value="inline int InlinePA(const int x) { return InlineOZ(x) +  2; }">
            <text:p>inline int InlinePA(const int x) { return InlineOZ(x) + <text:s/>2; }</text:p>
          </table:table-cell>
          <table:table-cell table:formula="of:=CONCATENATE(&quot;int NonInline&quot;;[.$E391];&quot;(const int x) { return NonInline&quot;;[.$E390];&quot;(x) +  2; }&quot;)" office:value-type="string" office:string-value="int NonInlinePA(const int x) { return NonInlineOZ(x) +  2; }">
            <text:p>int NonInlinePA(const int x) { return NonInlineOZ(x) + <text:s/>2; }</text:p>
          </table:table-cell>
        </table:table-row>
        <table:table-row table:style-name="ro1">
          <table:table-cell table:formula="of:=[.A366]+1" office:value-type="float" office:value="80">
            <text:p>80</text:p>
          </table:table-cell>
          <table:table-cell table:formula="of:=CHAR([.A392])" office:value-type="string" office:string-value="P">
            <text:p>P</text:p>
          </table:table-cell>
          <table:table-cell table:formula="of:=[.C366]" office:value-type="float" office:value="66">
            <text:p>66</text:p>
          </table:table-cell>
          <table:table-cell table:formula="of:=CHAR([.C392])" office:value-type="string" office:string-value="B">
            <text:p>B</text:p>
          </table:table-cell>
          <table:table-cell table:formula="of:=CONCATENATE([.B392];[.D392])" office:value-type="string" office:string-value="PB">
            <text:p>PB</text:p>
          </table:table-cell>
          <table:table-cell table:formula="of:=CONCATENATE(&quot;inline int Inline&quot;;[.E392];&quot;(const int x) { return Inline&quot;;[.E391];&quot;(x) +  2; }&quot;)" office:value-type="string" office:string-value="inline int InlinePB(const int x) { return InlinePA(x) +  2; }">
            <text:p>inline int InlinePB(const int x) { return InlinePA(x) + <text:s/>2; }</text:p>
          </table:table-cell>
          <table:table-cell table:formula="of:=CONCATENATE(&quot;int NonInline&quot;;[.$E392];&quot;(const int x) { return NonInline&quot;;[.$E391];&quot;(x) +  2; }&quot;)" office:value-type="string" office:string-value="int NonInlinePB(const int x) { return NonInlinePA(x) +  2; }">
            <text:p>int NonInlinePB(const int x) { return NonInlinePA(x) + <text:s/>2; }</text:p>
          </table:table-cell>
        </table:table-row>
        <table:table-row table:style-name="ro1">
          <table:table-cell table:formula="of:=[.A367]+1" office:value-type="float" office:value="80">
            <text:p>80</text:p>
          </table:table-cell>
          <table:table-cell table:formula="of:=CHAR([.A393])" office:value-type="string" office:string-value="P">
            <text:p>P</text:p>
          </table:table-cell>
          <table:table-cell table:formula="of:=[.C367]" office:value-type="float" office:value="67">
            <text:p>67</text:p>
          </table:table-cell>
          <table:table-cell table:formula="of:=CHAR([.C393])" office:value-type="string" office:string-value="C">
            <text:p>C</text:p>
          </table:table-cell>
          <table:table-cell table:formula="of:=CONCATENATE([.B393];[.D393])" office:value-type="string" office:string-value="PC">
            <text:p>PC</text:p>
          </table:table-cell>
          <table:table-cell table:formula="of:=CONCATENATE(&quot;inline int Inline&quot;;[.E393];&quot;(const int x) { return Inline&quot;;[.E392];&quot;(x) +  2; }&quot;)" office:value-type="string" office:string-value="inline int InlinePC(const int x) { return InlinePB(x) +  2; }">
            <text:p>inline int InlinePC(const int x) { return InlinePB(x) + <text:s/>2; }</text:p>
          </table:table-cell>
          <table:table-cell table:formula="of:=CONCATENATE(&quot;int NonInline&quot;;[.$E393];&quot;(const int x) { return NonInline&quot;;[.$E392];&quot;(x) +  2; }&quot;)" office:value-type="string" office:string-value="int NonInlinePC(const int x) { return NonInlinePB(x) +  2; }">
            <text:p>int NonInlinePC(const int x) { return NonInlinePB(x) + <text:s/>2; }</text:p>
          </table:table-cell>
        </table:table-row>
        <table:table-row table:style-name="ro1">
          <table:table-cell table:formula="of:=[.A368]+1" office:value-type="float" office:value="80">
            <text:p>80</text:p>
          </table:table-cell>
          <table:table-cell table:formula="of:=CHAR([.A394])" office:value-type="string" office:string-value="P">
            <text:p>P</text:p>
          </table:table-cell>
          <table:table-cell table:formula="of:=[.C368]" office:value-type="float" office:value="68">
            <text:p>68</text:p>
          </table:table-cell>
          <table:table-cell table:formula="of:=CHAR([.C394])" office:value-type="string" office:string-value="D">
            <text:p>D</text:p>
          </table:table-cell>
          <table:table-cell table:formula="of:=CONCATENATE([.B394];[.D394])" office:value-type="string" office:string-value="PD">
            <text:p>PD</text:p>
          </table:table-cell>
          <table:table-cell table:formula="of:=CONCATENATE(&quot;inline int Inline&quot;;[.E394];&quot;(const int x) { return Inline&quot;;[.E393];&quot;(x) +  2; }&quot;)" office:value-type="string" office:string-value="inline int InlinePD(const int x) { return InlinePC(x) +  2; }">
            <text:p>inline int InlinePD(const int x) { return InlinePC(x) + <text:s/>2; }</text:p>
          </table:table-cell>
          <table:table-cell table:formula="of:=CONCATENATE(&quot;int NonInline&quot;;[.$E394];&quot;(const int x) { return NonInline&quot;;[.$E393];&quot;(x) +  2; }&quot;)" office:value-type="string" office:string-value="int NonInlinePD(const int x) { return NonInlinePC(x) +  2; }">
            <text:p>int NonInlinePD(const int x) { return NonInlinePC(x) + <text:s/>2; }</text:p>
          </table:table-cell>
        </table:table-row>
        <table:table-row table:style-name="ro1">
          <table:table-cell table:formula="of:=[.A369]+1" office:value-type="float" office:value="80">
            <text:p>80</text:p>
          </table:table-cell>
          <table:table-cell table:formula="of:=CHAR([.A395])" office:value-type="string" office:string-value="P">
            <text:p>P</text:p>
          </table:table-cell>
          <table:table-cell table:formula="of:=[.C369]" office:value-type="float" office:value="69">
            <text:p>69</text:p>
          </table:table-cell>
          <table:table-cell table:formula="of:=CHAR([.C395])" office:value-type="string" office:string-value="E">
            <text:p>E</text:p>
          </table:table-cell>
          <table:table-cell table:formula="of:=CONCATENATE([.B395];[.D395])" office:value-type="string" office:string-value="PE">
            <text:p>PE</text:p>
          </table:table-cell>
          <table:table-cell table:formula="of:=CONCATENATE(&quot;inline int Inline&quot;;[.E395];&quot;(const int x) { return Inline&quot;;[.E394];&quot;(x) +  2; }&quot;)" office:value-type="string" office:string-value="inline int InlinePE(const int x) { return InlinePD(x) +  2; }">
            <text:p>inline int InlinePE(const int x) { return InlinePD(x) + <text:s/>2; }</text:p>
          </table:table-cell>
          <table:table-cell table:formula="of:=CONCATENATE(&quot;int NonInline&quot;;[.$E395];&quot;(const int x) { return NonInline&quot;;[.$E394];&quot;(x) +  2; }&quot;)" office:value-type="string" office:string-value="int NonInlinePE(const int x) { return NonInlinePD(x) +  2; }">
            <text:p>int NonInlinePE(const int x) { return NonInlinePD(x) + <text:s/>2; }</text:p>
          </table:table-cell>
        </table:table-row>
        <table:table-row table:style-name="ro1">
          <table:table-cell table:formula="of:=[.A370]+1" office:value-type="float" office:value="80">
            <text:p>80</text:p>
          </table:table-cell>
          <table:table-cell table:formula="of:=CHAR([.A396])" office:value-type="string" office:string-value="P">
            <text:p>P</text:p>
          </table:table-cell>
          <table:table-cell table:formula="of:=[.C370]" office:value-type="float" office:value="70">
            <text:p>70</text:p>
          </table:table-cell>
          <table:table-cell table:formula="of:=CHAR([.C396])" office:value-type="string" office:string-value="F">
            <text:p>F</text:p>
          </table:table-cell>
          <table:table-cell table:formula="of:=CONCATENATE([.B396];[.D396])" office:value-type="string" office:string-value="PF">
            <text:p>PF</text:p>
          </table:table-cell>
          <table:table-cell table:formula="of:=CONCATENATE(&quot;inline int Inline&quot;;[.E396];&quot;(const int x) { return Inline&quot;;[.E395];&quot;(x) +  2; }&quot;)" office:value-type="string" office:string-value="inline int InlinePF(const int x) { return InlinePE(x) +  2; }">
            <text:p>inline int InlinePF(const int x) { return InlinePE(x) + <text:s/>2; }</text:p>
          </table:table-cell>
          <table:table-cell table:formula="of:=CONCATENATE(&quot;int NonInline&quot;;[.$E396];&quot;(const int x) { return NonInline&quot;;[.$E395];&quot;(x) +  2; }&quot;)" office:value-type="string" office:string-value="int NonInlinePF(const int x) { return NonInlinePE(x) +  2; }">
            <text:p>int NonInlinePF(const int x) { return NonInlinePE(x) + <text:s/>2; }</text:p>
          </table:table-cell>
        </table:table-row>
        <table:table-row table:style-name="ro1">
          <table:table-cell table:formula="of:=[.A371]+1" office:value-type="float" office:value="80">
            <text:p>80</text:p>
          </table:table-cell>
          <table:table-cell table:formula="of:=CHAR([.A397])" office:value-type="string" office:string-value="P">
            <text:p>P</text:p>
          </table:table-cell>
          <table:table-cell table:formula="of:=[.C371]" office:value-type="float" office:value="71">
            <text:p>71</text:p>
          </table:table-cell>
          <table:table-cell table:formula="of:=CHAR([.C397])" office:value-type="string" office:string-value="G">
            <text:p>G</text:p>
          </table:table-cell>
          <table:table-cell table:formula="of:=CONCATENATE([.B397];[.D397])" office:value-type="string" office:string-value="PG">
            <text:p>PG</text:p>
          </table:table-cell>
          <table:table-cell table:formula="of:=CONCATENATE(&quot;inline int Inline&quot;;[.E397];&quot;(const int x) { return Inline&quot;;[.E396];&quot;(x) +  2; }&quot;)" office:value-type="string" office:string-value="inline int InlinePG(const int x) { return InlinePF(x) +  2; }">
            <text:p>inline int InlinePG(const int x) { return InlinePF(x) + <text:s/>2; }</text:p>
          </table:table-cell>
          <table:table-cell table:formula="of:=CONCATENATE(&quot;int NonInline&quot;;[.$E397];&quot;(const int x) { return NonInline&quot;;[.$E396];&quot;(x) +  2; }&quot;)" office:value-type="string" office:string-value="int NonInlinePG(const int x) { return NonInlinePF(x) +  2; }">
            <text:p>int NonInlinePG(const int x) { return NonInlinePF(x) + <text:s/>2; }</text:p>
          </table:table-cell>
        </table:table-row>
        <table:table-row table:style-name="ro1">
          <table:table-cell table:formula="of:=[.A372]+1" office:value-type="float" office:value="80">
            <text:p>80</text:p>
          </table:table-cell>
          <table:table-cell table:formula="of:=CHAR([.A398])" office:value-type="string" office:string-value="P">
            <text:p>P</text:p>
          </table:table-cell>
          <table:table-cell table:formula="of:=[.C372]" office:value-type="float" office:value="72">
            <text:p>72</text:p>
          </table:table-cell>
          <table:table-cell table:formula="of:=CHAR([.C398])" office:value-type="string" office:string-value="H">
            <text:p>H</text:p>
          </table:table-cell>
          <table:table-cell table:formula="of:=CONCATENATE([.B398];[.D398])" office:value-type="string" office:string-value="PH">
            <text:p>PH</text:p>
          </table:table-cell>
          <table:table-cell table:formula="of:=CONCATENATE(&quot;inline int Inline&quot;;[.E398];&quot;(const int x) { return Inline&quot;;[.E397];&quot;(x) +  2; }&quot;)" office:value-type="string" office:string-value="inline int InlinePH(const int x) { return InlinePG(x) +  2; }">
            <text:p>inline int InlinePH(const int x) { return InlinePG(x) + <text:s/>2; }</text:p>
          </table:table-cell>
          <table:table-cell table:formula="of:=CONCATENATE(&quot;int NonInline&quot;;[.$E398];&quot;(const int x) { return NonInline&quot;;[.$E397];&quot;(x) +  2; }&quot;)" office:value-type="string" office:string-value="int NonInlinePH(const int x) { return NonInlinePG(x) +  2; }">
            <text:p>int NonInlinePH(const int x) { return NonInlinePG(x) + <text:s/>2; }</text:p>
          </table:table-cell>
        </table:table-row>
        <table:table-row table:style-name="ro1">
          <table:table-cell table:formula="of:=[.A373]+1" office:value-type="float" office:value="80">
            <text:p>80</text:p>
          </table:table-cell>
          <table:table-cell table:formula="of:=CHAR([.A399])" office:value-type="string" office:string-value="P">
            <text:p>P</text:p>
          </table:table-cell>
          <table:table-cell table:formula="of:=[.C373]" office:value-type="float" office:value="73">
            <text:p>73</text:p>
          </table:table-cell>
          <table:table-cell table:formula="of:=CHAR([.C399])" office:value-type="string" office:string-value="I">
            <text:p>I</text:p>
          </table:table-cell>
          <table:table-cell table:formula="of:=CONCATENATE([.B399];[.D399])" office:value-type="string" office:string-value="PI">
            <text:p>PI</text:p>
          </table:table-cell>
          <table:table-cell table:formula="of:=CONCATENATE(&quot;inline int Inline&quot;;[.E399];&quot;(const int x) { return Inline&quot;;[.E398];&quot;(x) +  2; }&quot;)" office:value-type="string" office:string-value="inline int InlinePI(const int x) { return InlinePH(x) +  2; }">
            <text:p>inline int InlinePI(const int x) { return InlinePH(x) + <text:s/>2; }</text:p>
          </table:table-cell>
          <table:table-cell table:formula="of:=CONCATENATE(&quot;int NonInline&quot;;[.$E399];&quot;(const int x) { return NonInline&quot;;[.$E398];&quot;(x) +  2; }&quot;)" office:value-type="string" office:string-value="int NonInlinePI(const int x) { return NonInlinePH(x) +  2; }">
            <text:p>int NonInlinePI(const int x) { return NonInlinePH(x) + <text:s/>2; }</text:p>
          </table:table-cell>
        </table:table-row>
        <table:table-row table:style-name="ro1">
          <table:table-cell table:formula="of:=[.A374]+1" office:value-type="float" office:value="80">
            <text:p>80</text:p>
          </table:table-cell>
          <table:table-cell table:formula="of:=CHAR([.A400])" office:value-type="string" office:string-value="P">
            <text:p>P</text:p>
          </table:table-cell>
          <table:table-cell table:formula="of:=[.C374]" office:value-type="float" office:value="74">
            <text:p>74</text:p>
          </table:table-cell>
          <table:table-cell table:formula="of:=CHAR([.C400])" office:value-type="string" office:string-value="J">
            <text:p>J</text:p>
          </table:table-cell>
          <table:table-cell table:formula="of:=CONCATENATE([.B400];[.D400])" office:value-type="string" office:string-value="PJ">
            <text:p>PJ</text:p>
          </table:table-cell>
          <table:table-cell table:formula="of:=CONCATENATE(&quot;inline int Inline&quot;;[.E400];&quot;(const int x) { return Inline&quot;;[.E399];&quot;(x) +  2; }&quot;)" office:value-type="string" office:string-value="inline int InlinePJ(const int x) { return InlinePI(x) +  2; }">
            <text:p>inline int InlinePJ(const int x) { return InlinePI(x) + <text:s/>2; }</text:p>
          </table:table-cell>
          <table:table-cell table:formula="of:=CONCATENATE(&quot;int NonInline&quot;;[.$E400];&quot;(const int x) { return NonInline&quot;;[.$E399];&quot;(x) +  2; }&quot;)" office:value-type="string" office:string-value="int NonInlinePJ(const int x) { return NonInlinePI(x) +  2; }">
            <text:p>int NonInlinePJ(const int x) { return NonInlinePI(x) + <text:s/>2; }</text:p>
          </table:table-cell>
        </table:table-row>
        <table:table-row table:style-name="ro1">
          <table:table-cell table:formula="of:=[.A375]+1" office:value-type="float" office:value="80">
            <text:p>80</text:p>
          </table:table-cell>
          <table:table-cell table:formula="of:=CHAR([.A401])" office:value-type="string" office:string-value="P">
            <text:p>P</text:p>
          </table:table-cell>
          <table:table-cell table:formula="of:=[.C375]" office:value-type="float" office:value="75">
            <text:p>75</text:p>
          </table:table-cell>
          <table:table-cell table:formula="of:=CHAR([.C401])" office:value-type="string" office:string-value="K">
            <text:p>K</text:p>
          </table:table-cell>
          <table:table-cell table:formula="of:=CONCATENATE([.B401];[.D401])" office:value-type="string" office:string-value="PK">
            <text:p>PK</text:p>
          </table:table-cell>
          <table:table-cell table:formula="of:=CONCATENATE(&quot;inline int Inline&quot;;[.E401];&quot;(const int x) { return Inline&quot;;[.E400];&quot;(x) +  2; }&quot;)" office:value-type="string" office:string-value="inline int InlinePK(const int x) { return InlinePJ(x) +  2; }">
            <text:p>inline int InlinePK(const int x) { return InlinePJ(x) + <text:s/>2; }</text:p>
          </table:table-cell>
          <table:table-cell table:formula="of:=CONCATENATE(&quot;int NonInline&quot;;[.$E401];&quot;(const int x) { return NonInline&quot;;[.$E400];&quot;(x) +  2; }&quot;)" office:value-type="string" office:string-value="int NonInlinePK(const int x) { return NonInlinePJ(x) +  2; }">
            <text:p>int NonInlinePK(const int x) { return NonInlinePJ(x) + <text:s/>2; }</text:p>
          </table:table-cell>
        </table:table-row>
        <table:table-row table:style-name="ro1">
          <table:table-cell table:formula="of:=[.A376]+1" office:value-type="float" office:value="80">
            <text:p>80</text:p>
          </table:table-cell>
          <table:table-cell table:formula="of:=CHAR([.A402])" office:value-type="string" office:string-value="P">
            <text:p>P</text:p>
          </table:table-cell>
          <table:table-cell table:formula="of:=[.C376]" office:value-type="float" office:value="76">
            <text:p>76</text:p>
          </table:table-cell>
          <table:table-cell table:formula="of:=CHAR([.C402])" office:value-type="string" office:string-value="L">
            <text:p>L</text:p>
          </table:table-cell>
          <table:table-cell table:formula="of:=CONCATENATE([.B402];[.D402])" office:value-type="string" office:string-value="PL">
            <text:p>PL</text:p>
          </table:table-cell>
          <table:table-cell table:formula="of:=CONCATENATE(&quot;inline int Inline&quot;;[.E402];&quot;(const int x) { return Inline&quot;;[.E401];&quot;(x) +  2; }&quot;)" office:value-type="string" office:string-value="inline int InlinePL(const int x) { return InlinePK(x) +  2; }">
            <text:p>inline int InlinePL(const int x) { return InlinePK(x) + <text:s/>2; }</text:p>
          </table:table-cell>
          <table:table-cell table:formula="of:=CONCATENATE(&quot;int NonInline&quot;;[.$E402];&quot;(const int x) { return NonInline&quot;;[.$E401];&quot;(x) +  2; }&quot;)" office:value-type="string" office:string-value="int NonInlinePL(const int x) { return NonInlinePK(x) +  2; }">
            <text:p>int NonInlinePL(const int x) { return NonInlinePK(x) + <text:s/>2; }</text:p>
          </table:table-cell>
        </table:table-row>
        <table:table-row table:style-name="ro1">
          <table:table-cell table:formula="of:=[.A377]+1" office:value-type="float" office:value="80">
            <text:p>80</text:p>
          </table:table-cell>
          <table:table-cell table:formula="of:=CHAR([.A403])" office:value-type="string" office:string-value="P">
            <text:p>P</text:p>
          </table:table-cell>
          <table:table-cell table:formula="of:=[.C377]" office:value-type="float" office:value="77">
            <text:p>77</text:p>
          </table:table-cell>
          <table:table-cell table:formula="of:=CHAR([.C403])" office:value-type="string" office:string-value="M">
            <text:p>M</text:p>
          </table:table-cell>
          <table:table-cell table:formula="of:=CONCATENATE([.B403];[.D403])" office:value-type="string" office:string-value="PM">
            <text:p>PM</text:p>
          </table:table-cell>
          <table:table-cell table:formula="of:=CONCATENATE(&quot;inline int Inline&quot;;[.E403];&quot;(const int x) { return Inline&quot;;[.E402];&quot;(x) +  2; }&quot;)" office:value-type="string" office:string-value="inline int InlinePM(const int x) { return InlinePL(x) +  2; }">
            <text:p>inline int InlinePM(const int x) { return InlinePL(x) + <text:s/>2; }</text:p>
          </table:table-cell>
          <table:table-cell table:formula="of:=CONCATENATE(&quot;int NonInline&quot;;[.$E403];&quot;(const int x) { return NonInline&quot;;[.$E402];&quot;(x) +  2; }&quot;)" office:value-type="string" office:string-value="int NonInlinePM(const int x) { return NonInlinePL(x) +  2; }">
            <text:p>int NonInlinePM(const int x) { return NonInlinePL(x) + <text:s/>2; }</text:p>
          </table:table-cell>
        </table:table-row>
        <table:table-row table:style-name="ro1">
          <table:table-cell table:formula="of:=[.A378]+1" office:value-type="float" office:value="80">
            <text:p>80</text:p>
          </table:table-cell>
          <table:table-cell table:formula="of:=CHAR([.A404])" office:value-type="string" office:string-value="P">
            <text:p>P</text:p>
          </table:table-cell>
          <table:table-cell table:formula="of:=[.C378]" office:value-type="float" office:value="78">
            <text:p>78</text:p>
          </table:table-cell>
          <table:table-cell table:formula="of:=CHAR([.C404])" office:value-type="string" office:string-value="N">
            <text:p>N</text:p>
          </table:table-cell>
          <table:table-cell table:formula="of:=CONCATENATE([.B404];[.D404])" office:value-type="string" office:string-value="PN">
            <text:p>PN</text:p>
          </table:table-cell>
          <table:table-cell table:formula="of:=CONCATENATE(&quot;inline int Inline&quot;;[.E404];&quot;(const int x) { return Inline&quot;;[.E403];&quot;(x) +  2; }&quot;)" office:value-type="string" office:string-value="inline int InlinePN(const int x) { return InlinePM(x) +  2; }">
            <text:p>inline int InlinePN(const int x) { return InlinePM(x) + <text:s/>2; }</text:p>
          </table:table-cell>
          <table:table-cell table:formula="of:=CONCATENATE(&quot;int NonInline&quot;;[.$E404];&quot;(const int x) { return NonInline&quot;;[.$E403];&quot;(x) +  2; }&quot;)" office:value-type="string" office:string-value="int NonInlinePN(const int x) { return NonInlinePM(x) +  2; }">
            <text:p>int NonInlinePN(const int x) { return NonInlinePM(x) + <text:s/>2; }</text:p>
          </table:table-cell>
        </table:table-row>
        <table:table-row table:style-name="ro1">
          <table:table-cell table:formula="of:=[.A379]+1" office:value-type="float" office:value="80">
            <text:p>80</text:p>
          </table:table-cell>
          <table:table-cell table:formula="of:=CHAR([.A405])" office:value-type="string" office:string-value="P">
            <text:p>P</text:p>
          </table:table-cell>
          <table:table-cell table:formula="of:=[.C379]" office:value-type="float" office:value="79">
            <text:p>79</text:p>
          </table:table-cell>
          <table:table-cell table:formula="of:=CHAR([.C405])" office:value-type="string" office:string-value="O">
            <text:p>O</text:p>
          </table:table-cell>
          <table:table-cell table:formula="of:=CONCATENATE([.B405];[.D405])" office:value-type="string" office:string-value="PO">
            <text:p>PO</text:p>
          </table:table-cell>
          <table:table-cell table:formula="of:=CONCATENATE(&quot;inline int Inline&quot;;[.E405];&quot;(const int x) { return Inline&quot;;[.E404];&quot;(x) +  2; }&quot;)" office:value-type="string" office:string-value="inline int InlinePO(const int x) { return InlinePN(x) +  2; }">
            <text:p>inline int InlinePO(const int x) { return InlinePN(x) + <text:s/>2; }</text:p>
          </table:table-cell>
          <table:table-cell table:formula="of:=CONCATENATE(&quot;int NonInline&quot;;[.$E405];&quot;(const int x) { return NonInline&quot;;[.$E404];&quot;(x) +  2; }&quot;)" office:value-type="string" office:string-value="int NonInlinePO(const int x) { return NonInlinePN(x) +  2; }">
            <text:p>int NonInlinePO(const int x) { return NonInlinePN(x) + <text:s/>2; }</text:p>
          </table:table-cell>
        </table:table-row>
        <table:table-row table:style-name="ro1">
          <table:table-cell table:formula="of:=[.A380]+1" office:value-type="float" office:value="80">
            <text:p>80</text:p>
          </table:table-cell>
          <table:table-cell table:formula="of:=CHAR([.A406])" office:value-type="string" office:string-value="P">
            <text:p>P</text:p>
          </table:table-cell>
          <table:table-cell table:formula="of:=[.C380]" office:value-type="float" office:value="80">
            <text:p>80</text:p>
          </table:table-cell>
          <table:table-cell table:formula="of:=CHAR([.C406])" office:value-type="string" office:string-value="P">
            <text:p>P</text:p>
          </table:table-cell>
          <table:table-cell table:formula="of:=CONCATENATE([.B406];[.D406])" office:value-type="string" office:string-value="PP">
            <text:p>PP</text:p>
          </table:table-cell>
          <table:table-cell table:formula="of:=CONCATENATE(&quot;inline int Inline&quot;;[.E406];&quot;(const int x) { return Inline&quot;;[.E405];&quot;(x) +  2; }&quot;)" office:value-type="string" office:string-value="inline int InlinePP(const int x) { return InlinePO(x) +  2; }">
            <text:p>inline int InlinePP(const int x) { return InlinePO(x) + <text:s/>2; }</text:p>
          </table:table-cell>
          <table:table-cell table:formula="of:=CONCATENATE(&quot;int NonInline&quot;;[.$E406];&quot;(const int x) { return NonInline&quot;;[.$E405];&quot;(x) +  2; }&quot;)" office:value-type="string" office:string-value="int NonInlinePP(const int x) { return NonInlinePO(x) +  2; }">
            <text:p>int NonInlinePP(const int x) { return NonInlinePO(x) + <text:s/>2; }</text:p>
          </table:table-cell>
        </table:table-row>
        <table:table-row table:style-name="ro1">
          <table:table-cell table:formula="of:=[.A381]+1" office:value-type="float" office:value="80">
            <text:p>80</text:p>
          </table:table-cell>
          <table:table-cell table:formula="of:=CHAR([.A407])" office:value-type="string" office:string-value="P">
            <text:p>P</text:p>
          </table:table-cell>
          <table:table-cell table:formula="of:=[.C381]" office:value-type="float" office:value="81">
            <text:p>81</text:p>
          </table:table-cell>
          <table:table-cell table:formula="of:=CHAR([.C407])" office:value-type="string" office:string-value="Q">
            <text:p>Q</text:p>
          </table:table-cell>
          <table:table-cell table:formula="of:=CONCATENATE([.B407];[.D407])" office:value-type="string" office:string-value="PQ">
            <text:p>PQ</text:p>
          </table:table-cell>
          <table:table-cell table:formula="of:=CONCATENATE(&quot;inline int Inline&quot;;[.E407];&quot;(const int x) { return Inline&quot;;[.E406];&quot;(x) +  2; }&quot;)" office:value-type="string" office:string-value="inline int InlinePQ(const int x) { return InlinePP(x) +  2; }">
            <text:p>inline int InlinePQ(const int x) { return InlinePP(x) + <text:s/>2; }</text:p>
          </table:table-cell>
          <table:table-cell table:formula="of:=CONCATENATE(&quot;int NonInline&quot;;[.$E407];&quot;(const int x) { return NonInline&quot;;[.$E406];&quot;(x) +  2; }&quot;)" office:value-type="string" office:string-value="int NonInlinePQ(const int x) { return NonInlinePP(x) +  2; }">
            <text:p>int NonInlinePQ(const int x) { return NonInlinePP(x) + <text:s/>2; }</text:p>
          </table:table-cell>
        </table:table-row>
        <table:table-row table:style-name="ro1">
          <table:table-cell table:formula="of:=[.A382]+1" office:value-type="float" office:value="80">
            <text:p>80</text:p>
          </table:table-cell>
          <table:table-cell table:formula="of:=CHAR([.A408])" office:value-type="string" office:string-value="P">
            <text:p>P</text:p>
          </table:table-cell>
          <table:table-cell table:formula="of:=[.C382]" office:value-type="float" office:value="82">
            <text:p>82</text:p>
          </table:table-cell>
          <table:table-cell table:formula="of:=CHAR([.C408])" office:value-type="string" office:string-value="R">
            <text:p>R</text:p>
          </table:table-cell>
          <table:table-cell table:formula="of:=CONCATENATE([.B408];[.D408])" office:value-type="string" office:string-value="PR">
            <text:p>PR</text:p>
          </table:table-cell>
          <table:table-cell table:formula="of:=CONCATENATE(&quot;inline int Inline&quot;;[.E408];&quot;(const int x) { return Inline&quot;;[.E407];&quot;(x) +  2; }&quot;)" office:value-type="string" office:string-value="inline int InlinePR(const int x) { return InlinePQ(x) +  2; }">
            <text:p>inline int InlinePR(const int x) { return InlinePQ(x) + <text:s/>2; }</text:p>
          </table:table-cell>
          <table:table-cell table:formula="of:=CONCATENATE(&quot;int NonInline&quot;;[.$E408];&quot;(const int x) { return NonInline&quot;;[.$E407];&quot;(x) +  2; }&quot;)" office:value-type="string" office:string-value="int NonInlinePR(const int x) { return NonInlinePQ(x) +  2; }">
            <text:p>int NonInlinePR(const int x) { return NonInlinePQ(x) + <text:s/>2; }</text:p>
          </table:table-cell>
        </table:table-row>
        <table:table-row table:style-name="ro1">
          <table:table-cell table:formula="of:=[.A383]+1" office:value-type="float" office:value="80">
            <text:p>80</text:p>
          </table:table-cell>
          <table:table-cell table:formula="of:=CHAR([.A409])" office:value-type="string" office:string-value="P">
            <text:p>P</text:p>
          </table:table-cell>
          <table:table-cell table:formula="of:=[.C383]" office:value-type="float" office:value="83">
            <text:p>83</text:p>
          </table:table-cell>
          <table:table-cell table:formula="of:=CHAR([.C409])" office:value-type="string" office:string-value="S">
            <text:p>S</text:p>
          </table:table-cell>
          <table:table-cell table:formula="of:=CONCATENATE([.B409];[.D409])" office:value-type="string" office:string-value="PS">
            <text:p>PS</text:p>
          </table:table-cell>
          <table:table-cell table:formula="of:=CONCATENATE(&quot;inline int Inline&quot;;[.E409];&quot;(const int x) { return Inline&quot;;[.E408];&quot;(x) +  2; }&quot;)" office:value-type="string" office:string-value="inline int InlinePS(const int x) { return InlinePR(x) +  2; }">
            <text:p>inline int InlinePS(const int x) { return InlinePR(x) + <text:s/>2; }</text:p>
          </table:table-cell>
          <table:table-cell table:formula="of:=CONCATENATE(&quot;int NonInline&quot;;[.$E409];&quot;(const int x) { return NonInline&quot;;[.$E408];&quot;(x) +  2; }&quot;)" office:value-type="string" office:string-value="int NonInlinePS(const int x) { return NonInlinePR(x) +  2; }">
            <text:p>int NonInlinePS(const int x) { return NonInlinePR(x) + <text:s/>2; }</text:p>
          </table:table-cell>
        </table:table-row>
        <table:table-row table:style-name="ro1">
          <table:table-cell table:formula="of:=[.A384]+1" office:value-type="float" office:value="80">
            <text:p>80</text:p>
          </table:table-cell>
          <table:table-cell table:formula="of:=CHAR([.A410])" office:value-type="string" office:string-value="P">
            <text:p>P</text:p>
          </table:table-cell>
          <table:table-cell table:formula="of:=[.C384]" office:value-type="float" office:value="84">
            <text:p>84</text:p>
          </table:table-cell>
          <table:table-cell table:formula="of:=CHAR([.C410])" office:value-type="string" office:string-value="T">
            <text:p>T</text:p>
          </table:table-cell>
          <table:table-cell table:formula="of:=CONCATENATE([.B410];[.D410])" office:value-type="string" office:string-value="PT">
            <text:p>PT</text:p>
          </table:table-cell>
          <table:table-cell table:formula="of:=CONCATENATE(&quot;inline int Inline&quot;;[.E410];&quot;(const int x) { return Inline&quot;;[.E409];&quot;(x) +  2; }&quot;)" office:value-type="string" office:string-value="inline int InlinePT(const int x) { return InlinePS(x) +  2; }">
            <text:p>inline int InlinePT(const int x) { return InlinePS(x) + <text:s/>2; }</text:p>
          </table:table-cell>
          <table:table-cell table:formula="of:=CONCATENATE(&quot;int NonInline&quot;;[.$E410];&quot;(const int x) { return NonInline&quot;;[.$E409];&quot;(x) +  2; }&quot;)" office:value-type="string" office:string-value="int NonInlinePT(const int x) { return NonInlinePS(x) +  2; }">
            <text:p>int NonInlinePT(const int x) { return NonInlinePS(x) + <text:s/>2; }</text:p>
          </table:table-cell>
        </table:table-row>
        <table:table-row table:style-name="ro1">
          <table:table-cell table:formula="of:=[.A385]+1" office:value-type="float" office:value="80">
            <text:p>80</text:p>
          </table:table-cell>
          <table:table-cell table:formula="of:=CHAR([.A411])" office:value-type="string" office:string-value="P">
            <text:p>P</text:p>
          </table:table-cell>
          <table:table-cell table:formula="of:=[.C385]" office:value-type="float" office:value="85">
            <text:p>85</text:p>
          </table:table-cell>
          <table:table-cell table:formula="of:=CHAR([.C411])" office:value-type="string" office:string-value="U">
            <text:p>U</text:p>
          </table:table-cell>
          <table:table-cell table:formula="of:=CONCATENATE([.B411];[.D411])" office:value-type="string" office:string-value="PU">
            <text:p>PU</text:p>
          </table:table-cell>
          <table:table-cell table:formula="of:=CONCATENATE(&quot;inline int Inline&quot;;[.E411];&quot;(const int x) { return Inline&quot;;[.E410];&quot;(x) +  2; }&quot;)" office:value-type="string" office:string-value="inline int InlinePU(const int x) { return InlinePT(x) +  2; }">
            <text:p>inline int InlinePU(const int x) { return InlinePT(x) + <text:s/>2; }</text:p>
          </table:table-cell>
          <table:table-cell table:formula="of:=CONCATENATE(&quot;int NonInline&quot;;[.$E411];&quot;(const int x) { return NonInline&quot;;[.$E410];&quot;(x) +  2; }&quot;)" office:value-type="string" office:string-value="int NonInlinePU(const int x) { return NonInlinePT(x) +  2; }">
            <text:p>int NonInlinePU(const int x) { return NonInlinePT(x) + <text:s/>2; }</text:p>
          </table:table-cell>
        </table:table-row>
        <table:table-row table:style-name="ro1">
          <table:table-cell table:formula="of:=[.A386]+1" office:value-type="float" office:value="80">
            <text:p>80</text:p>
          </table:table-cell>
          <table:table-cell table:formula="of:=CHAR([.A412])" office:value-type="string" office:string-value="P">
            <text:p>P</text:p>
          </table:table-cell>
          <table:table-cell table:formula="of:=[.C386]" office:value-type="float" office:value="86">
            <text:p>86</text:p>
          </table:table-cell>
          <table:table-cell table:formula="of:=CHAR([.C412])" office:value-type="string" office:string-value="V">
            <text:p>V</text:p>
          </table:table-cell>
          <table:table-cell table:formula="of:=CONCATENATE([.B412];[.D412])" office:value-type="string" office:string-value="PV">
            <text:p>PV</text:p>
          </table:table-cell>
          <table:table-cell table:formula="of:=CONCATENATE(&quot;inline int Inline&quot;;[.E412];&quot;(const int x) { return Inline&quot;;[.E411];&quot;(x) +  2; }&quot;)" office:value-type="string" office:string-value="inline int InlinePV(const int x) { return InlinePU(x) +  2; }">
            <text:p>inline int InlinePV(const int x) { return InlinePU(x) + <text:s/>2; }</text:p>
          </table:table-cell>
          <table:table-cell table:formula="of:=CONCATENATE(&quot;int NonInline&quot;;[.$E412];&quot;(const int x) { return NonInline&quot;;[.$E411];&quot;(x) +  2; }&quot;)" office:value-type="string" office:string-value="int NonInlinePV(const int x) { return NonInlinePU(x) +  2; }">
            <text:p>int NonInlinePV(const int x) { return NonInlinePU(x) + <text:s/>2; }</text:p>
          </table:table-cell>
        </table:table-row>
        <table:table-row table:style-name="ro1">
          <table:table-cell table:formula="of:=[.A387]+1" office:value-type="float" office:value="80">
            <text:p>80</text:p>
          </table:table-cell>
          <table:table-cell table:formula="of:=CHAR([.A413])" office:value-type="string" office:string-value="P">
            <text:p>P</text:p>
          </table:table-cell>
          <table:table-cell table:formula="of:=[.C387]" office:value-type="float" office:value="87">
            <text:p>87</text:p>
          </table:table-cell>
          <table:table-cell table:formula="of:=CHAR([.C413])" office:value-type="string" office:string-value="W">
            <text:p>W</text:p>
          </table:table-cell>
          <table:table-cell table:formula="of:=CONCATENATE([.B413];[.D413])" office:value-type="string" office:string-value="PW">
            <text:p>PW</text:p>
          </table:table-cell>
          <table:table-cell table:formula="of:=CONCATENATE(&quot;inline int Inline&quot;;[.E413];&quot;(const int x) { return Inline&quot;;[.E412];&quot;(x) +  2; }&quot;)" office:value-type="string" office:string-value="inline int InlinePW(const int x) { return InlinePV(x) +  2; }">
            <text:p>inline int InlinePW(const int x) { return InlinePV(x) + <text:s/>2; }</text:p>
          </table:table-cell>
          <table:table-cell table:formula="of:=CONCATENATE(&quot;int NonInline&quot;;[.$E413];&quot;(const int x) { return NonInline&quot;;[.$E412];&quot;(x) +  2; }&quot;)" office:value-type="string" office:string-value="int NonInlinePW(const int x) { return NonInlinePV(x) +  2; }">
            <text:p>int NonInlinePW(const int x) { return NonInlinePV(x) + <text:s/>2; }</text:p>
          </table:table-cell>
        </table:table-row>
        <table:table-row table:style-name="ro1">
          <table:table-cell table:formula="of:=[.A388]+1" office:value-type="float" office:value="80">
            <text:p>80</text:p>
          </table:table-cell>
          <table:table-cell table:formula="of:=CHAR([.A414])" office:value-type="string" office:string-value="P">
            <text:p>P</text:p>
          </table:table-cell>
          <table:table-cell table:formula="of:=[.C388]" office:value-type="float" office:value="88">
            <text:p>88</text:p>
          </table:table-cell>
          <table:table-cell table:formula="of:=CHAR([.C414])" office:value-type="string" office:string-value="X">
            <text:p>X</text:p>
          </table:table-cell>
          <table:table-cell table:formula="of:=CONCATENATE([.B414];[.D414])" office:value-type="string" office:string-value="PX">
            <text:p>PX</text:p>
          </table:table-cell>
          <table:table-cell table:formula="of:=CONCATENATE(&quot;inline int Inline&quot;;[.E414];&quot;(const int x) { return Inline&quot;;[.E413];&quot;(x) +  2; }&quot;)" office:value-type="string" office:string-value="inline int InlinePX(const int x) { return InlinePW(x) +  2; }">
            <text:p>inline int InlinePX(const int x) { return InlinePW(x) + <text:s/>2; }</text:p>
          </table:table-cell>
          <table:table-cell table:formula="of:=CONCATENATE(&quot;int NonInline&quot;;[.$E414];&quot;(const int x) { return NonInline&quot;;[.$E413];&quot;(x) +  2; }&quot;)" office:value-type="string" office:string-value="int NonInlinePX(const int x) { return NonInlinePW(x) +  2; }">
            <text:p>int NonInlinePX(const int x) { return NonInlinePW(x) + <text:s/>2; }</text:p>
          </table:table-cell>
        </table:table-row>
        <table:table-row table:style-name="ro1">
          <table:table-cell table:formula="of:=[.A389]+1" office:value-type="float" office:value="80">
            <text:p>80</text:p>
          </table:table-cell>
          <table:table-cell table:formula="of:=CHAR([.A415])" office:value-type="string" office:string-value="P">
            <text:p>P</text:p>
          </table:table-cell>
          <table:table-cell table:formula="of:=[.C389]" office:value-type="float" office:value="89">
            <text:p>89</text:p>
          </table:table-cell>
          <table:table-cell table:formula="of:=CHAR([.C415])" office:value-type="string" office:string-value="Y">
            <text:p>Y</text:p>
          </table:table-cell>
          <table:table-cell table:formula="of:=CONCATENATE([.B415];[.D415])" office:value-type="string" office:string-value="PY">
            <text:p>PY</text:p>
          </table:table-cell>
          <table:table-cell table:formula="of:=CONCATENATE(&quot;inline int Inline&quot;;[.E415];&quot;(const int x) { return Inline&quot;;[.E414];&quot;(x) +  2; }&quot;)" office:value-type="string" office:string-value="inline int InlinePY(const int x) { return InlinePX(x) +  2; }">
            <text:p>inline int InlinePY(const int x) { return InlinePX(x) + <text:s/>2; }</text:p>
          </table:table-cell>
          <table:table-cell table:formula="of:=CONCATENATE(&quot;int NonInline&quot;;[.$E415];&quot;(const int x) { return NonInline&quot;;[.$E414];&quot;(x) +  2; }&quot;)" office:value-type="string" office:string-value="int NonInlinePY(const int x) { return NonInlinePX(x) +  2; }">
            <text:p>int NonInlinePY(const int x) { return NonInlinePX(x) + <text:s/>2; }</text:p>
          </table:table-cell>
        </table:table-row>
        <table:table-row table:style-name="ro1">
          <table:table-cell table:formula="of:=[.A390]+1" office:value-type="float" office:value="80">
            <text:p>80</text:p>
          </table:table-cell>
          <table:table-cell table:formula="of:=CHAR([.A416])" office:value-type="string" office:string-value="P">
            <text:p>P</text:p>
          </table:table-cell>
          <table:table-cell table:formula="of:=[.C390]" office:value-type="float" office:value="90">
            <text:p>90</text:p>
          </table:table-cell>
          <table:table-cell table:formula="of:=CHAR([.C416])" office:value-type="string" office:string-value="Z">
            <text:p>Z</text:p>
          </table:table-cell>
          <table:table-cell table:formula="of:=CONCATENATE([.B416];[.D416])" office:value-type="string" office:string-value="PZ">
            <text:p>PZ</text:p>
          </table:table-cell>
          <table:table-cell table:formula="of:=CONCATENATE(&quot;inline int Inline&quot;;[.E416];&quot;(const int x) { return Inline&quot;;[.E415];&quot;(x) +  2; }&quot;)" office:value-type="string" office:string-value="inline int InlinePZ(const int x) { return InlinePY(x) +  2; }">
            <text:p>inline int InlinePZ(const int x) { return InlinePY(x) + <text:s/>2; }</text:p>
          </table:table-cell>
          <table:table-cell table:formula="of:=CONCATENATE(&quot;int NonInline&quot;;[.$E416];&quot;(const int x) { return NonInline&quot;;[.$E415];&quot;(x) +  2; }&quot;)" office:value-type="string" office:string-value="int NonInlinePZ(const int x) { return NonInlinePY(x) +  2; }">
            <text:p>int NonInlinePZ(const int x) { return NonInlinePY(x) + <text:s/>2; }</text:p>
          </table:table-cell>
        </table:table-row>
        <table:table-row table:style-name="ro1">
          <table:table-cell table:formula="of:=[.A391]+1" office:value-type="float" office:value="81">
            <text:p>81</text:p>
          </table:table-cell>
          <table:table-cell table:formula="of:=CHAR([.A417])" office:value-type="string" office:string-value="Q">
            <text:p>Q</text:p>
          </table:table-cell>
          <table:table-cell table:formula="of:=[.C391]" office:value-type="float" office:value="65">
            <text:p>65</text:p>
          </table:table-cell>
          <table:table-cell table:formula="of:=CHAR([.C417])" office:value-type="string" office:string-value="A">
            <text:p>A</text:p>
          </table:table-cell>
          <table:table-cell table:formula="of:=CONCATENATE([.B417];[.D417])" office:value-type="string" office:string-value="QA">
            <text:p>QA</text:p>
          </table:table-cell>
          <table:table-cell table:formula="of:=CONCATENATE(&quot;inline int Inline&quot;;[.E417];&quot;(const int x) { return Inline&quot;;[.E416];&quot;(x) +  2; }&quot;)" office:value-type="string" office:string-value="inline int InlineQA(const int x) { return InlinePZ(x) +  2; }">
            <text:p>inline int InlineQA(const int x) { return InlinePZ(x) + <text:s/>2; }</text:p>
          </table:table-cell>
          <table:table-cell table:formula="of:=CONCATENATE(&quot;int NonInline&quot;;[.$E417];&quot;(const int x) { return NonInline&quot;;[.$E416];&quot;(x) +  2; }&quot;)" office:value-type="string" office:string-value="int NonInlineQA(const int x) { return NonInlinePZ(x) +  2; }">
            <text:p>int NonInlineQA(const int x) { return NonInlinePZ(x) + <text:s/>2; }</text:p>
          </table:table-cell>
        </table:table-row>
        <table:table-row table:style-name="ro1">
          <table:table-cell table:formula="of:=[.A392]+1" office:value-type="float" office:value="81">
            <text:p>81</text:p>
          </table:table-cell>
          <table:table-cell table:formula="of:=CHAR([.A418])" office:value-type="string" office:string-value="Q">
            <text:p>Q</text:p>
          </table:table-cell>
          <table:table-cell table:formula="of:=[.C392]" office:value-type="float" office:value="66">
            <text:p>66</text:p>
          </table:table-cell>
          <table:table-cell table:formula="of:=CHAR([.C418])" office:value-type="string" office:string-value="B">
            <text:p>B</text:p>
          </table:table-cell>
          <table:table-cell table:formula="of:=CONCATENATE([.B418];[.D418])" office:value-type="string" office:string-value="QB">
            <text:p>QB</text:p>
          </table:table-cell>
          <table:table-cell table:formula="of:=CONCATENATE(&quot;inline int Inline&quot;;[.E418];&quot;(const int x) { return Inline&quot;;[.E417];&quot;(x) +  2; }&quot;)" office:value-type="string" office:string-value="inline int InlineQB(const int x) { return InlineQA(x) +  2; }">
            <text:p>inline int InlineQB(const int x) { return InlineQA(x) + <text:s/>2; }</text:p>
          </table:table-cell>
          <table:table-cell table:formula="of:=CONCATENATE(&quot;int NonInline&quot;;[.$E418];&quot;(const int x) { return NonInline&quot;;[.$E417];&quot;(x) +  2; }&quot;)" office:value-type="string" office:string-value="int NonInlineQB(const int x) { return NonInlineQA(x) +  2; }">
            <text:p>int NonInlineQB(const int x) { return NonInlineQA(x) + <text:s/>2; }</text:p>
          </table:table-cell>
        </table:table-row>
        <table:table-row table:style-name="ro1">
          <table:table-cell table:formula="of:=[.A393]+1" office:value-type="float" office:value="81">
            <text:p>81</text:p>
          </table:table-cell>
          <table:table-cell table:formula="of:=CHAR([.A419])" office:value-type="string" office:string-value="Q">
            <text:p>Q</text:p>
          </table:table-cell>
          <table:table-cell table:formula="of:=[.C393]" office:value-type="float" office:value="67">
            <text:p>67</text:p>
          </table:table-cell>
          <table:table-cell table:formula="of:=CHAR([.C419])" office:value-type="string" office:string-value="C">
            <text:p>C</text:p>
          </table:table-cell>
          <table:table-cell table:formula="of:=CONCATENATE([.B419];[.D419])" office:value-type="string" office:string-value="QC">
            <text:p>QC</text:p>
          </table:table-cell>
          <table:table-cell table:formula="of:=CONCATENATE(&quot;inline int Inline&quot;;[.E419];&quot;(const int x) { return Inline&quot;;[.E418];&quot;(x) +  2; }&quot;)" office:value-type="string" office:string-value="inline int InlineQC(const int x) { return InlineQB(x) +  2; }">
            <text:p>inline int InlineQC(const int x) { return InlineQB(x) + <text:s/>2; }</text:p>
          </table:table-cell>
          <table:table-cell table:formula="of:=CONCATENATE(&quot;int NonInline&quot;;[.$E419];&quot;(const int x) { return NonInline&quot;;[.$E418];&quot;(x) +  2; }&quot;)" office:value-type="string" office:string-value="int NonInlineQC(const int x) { return NonInlineQB(x) +  2; }">
            <text:p>int NonInlineQC(const int x) { return NonInlineQB(x) + <text:s/>2; }</text:p>
          </table:table-cell>
        </table:table-row>
        <table:table-row table:style-name="ro1">
          <table:table-cell table:formula="of:=[.A394]+1" office:value-type="float" office:value="81">
            <text:p>81</text:p>
          </table:table-cell>
          <table:table-cell table:formula="of:=CHAR([.A420])" office:value-type="string" office:string-value="Q">
            <text:p>Q</text:p>
          </table:table-cell>
          <table:table-cell table:formula="of:=[.C394]" office:value-type="float" office:value="68">
            <text:p>68</text:p>
          </table:table-cell>
          <table:table-cell table:formula="of:=CHAR([.C420])" office:value-type="string" office:string-value="D">
            <text:p>D</text:p>
          </table:table-cell>
          <table:table-cell table:formula="of:=CONCATENATE([.B420];[.D420])" office:value-type="string" office:string-value="QD">
            <text:p>QD</text:p>
          </table:table-cell>
          <table:table-cell table:formula="of:=CONCATENATE(&quot;inline int Inline&quot;;[.E420];&quot;(const int x) { return Inline&quot;;[.E419];&quot;(x) +  2; }&quot;)" office:value-type="string" office:string-value="inline int InlineQD(const int x) { return InlineQC(x) +  2; }">
            <text:p>inline int InlineQD(const int x) { return InlineQC(x) + <text:s/>2; }</text:p>
          </table:table-cell>
          <table:table-cell table:formula="of:=CONCATENATE(&quot;int NonInline&quot;;[.$E420];&quot;(const int x) { return NonInline&quot;;[.$E419];&quot;(x) +  2; }&quot;)" office:value-type="string" office:string-value="int NonInlineQD(const int x) { return NonInlineQC(x) +  2; }">
            <text:p>int NonInlineQD(const int x) { return NonInlineQC(x) + <text:s/>2; }</text:p>
          </table:table-cell>
        </table:table-row>
        <table:table-row table:style-name="ro1">
          <table:table-cell table:formula="of:=[.A395]+1" office:value-type="float" office:value="81">
            <text:p>81</text:p>
          </table:table-cell>
          <table:table-cell table:formula="of:=CHAR([.A421])" office:value-type="string" office:string-value="Q">
            <text:p>Q</text:p>
          </table:table-cell>
          <table:table-cell table:formula="of:=[.C395]" office:value-type="float" office:value="69">
            <text:p>69</text:p>
          </table:table-cell>
          <table:table-cell table:formula="of:=CHAR([.C421])" office:value-type="string" office:string-value="E">
            <text:p>E</text:p>
          </table:table-cell>
          <table:table-cell table:formula="of:=CONCATENATE([.B421];[.D421])" office:value-type="string" office:string-value="QE">
            <text:p>QE</text:p>
          </table:table-cell>
          <table:table-cell table:formula="of:=CONCATENATE(&quot;inline int Inline&quot;;[.E421];&quot;(const int x) { return Inline&quot;;[.E420];&quot;(x) +  2; }&quot;)" office:value-type="string" office:string-value="inline int InlineQE(const int x) { return InlineQD(x) +  2; }">
            <text:p>inline int InlineQE(const int x) { return InlineQD(x) + <text:s/>2; }</text:p>
          </table:table-cell>
          <table:table-cell table:formula="of:=CONCATENATE(&quot;int NonInline&quot;;[.$E421];&quot;(const int x) { return NonInline&quot;;[.$E420];&quot;(x) +  2; }&quot;)" office:value-type="string" office:string-value="int NonInlineQE(const int x) { return NonInlineQD(x) +  2; }">
            <text:p>int NonInlineQE(const int x) { return NonInlineQD(x) + <text:s/>2; }</text:p>
          </table:table-cell>
        </table:table-row>
        <table:table-row table:style-name="ro1">
          <table:table-cell table:formula="of:=[.A396]+1" office:value-type="float" office:value="81">
            <text:p>81</text:p>
          </table:table-cell>
          <table:table-cell table:formula="of:=CHAR([.A422])" office:value-type="string" office:string-value="Q">
            <text:p>Q</text:p>
          </table:table-cell>
          <table:table-cell table:formula="of:=[.C396]" office:value-type="float" office:value="70">
            <text:p>70</text:p>
          </table:table-cell>
          <table:table-cell table:formula="of:=CHAR([.C422])" office:value-type="string" office:string-value="F">
            <text:p>F</text:p>
          </table:table-cell>
          <table:table-cell table:formula="of:=CONCATENATE([.B422];[.D422])" office:value-type="string" office:string-value="QF">
            <text:p>QF</text:p>
          </table:table-cell>
          <table:table-cell table:formula="of:=CONCATENATE(&quot;inline int Inline&quot;;[.E422];&quot;(const int x) { return Inline&quot;;[.E421];&quot;(x) +  2; }&quot;)" office:value-type="string" office:string-value="inline int InlineQF(const int x) { return InlineQE(x) +  2; }">
            <text:p>inline int InlineQF(const int x) { return InlineQE(x) + <text:s/>2; }</text:p>
          </table:table-cell>
          <table:table-cell table:formula="of:=CONCATENATE(&quot;int NonInline&quot;;[.$E422];&quot;(const int x) { return NonInline&quot;;[.$E421];&quot;(x) +  2; }&quot;)" office:value-type="string" office:string-value="int NonInlineQF(const int x) { return NonInlineQE(x) +  2; }">
            <text:p>int NonInlineQF(const int x) { return NonInlineQE(x) + <text:s/>2; }</text:p>
          </table:table-cell>
        </table:table-row>
        <table:table-row table:style-name="ro1">
          <table:table-cell table:formula="of:=[.A397]+1" office:value-type="float" office:value="81">
            <text:p>81</text:p>
          </table:table-cell>
          <table:table-cell table:formula="of:=CHAR([.A423])" office:value-type="string" office:string-value="Q">
            <text:p>Q</text:p>
          </table:table-cell>
          <table:table-cell table:formula="of:=[.C397]" office:value-type="float" office:value="71">
            <text:p>71</text:p>
          </table:table-cell>
          <table:table-cell table:formula="of:=CHAR([.C423])" office:value-type="string" office:string-value="G">
            <text:p>G</text:p>
          </table:table-cell>
          <table:table-cell table:formula="of:=CONCATENATE([.B423];[.D423])" office:value-type="string" office:string-value="QG">
            <text:p>QG</text:p>
          </table:table-cell>
          <table:table-cell table:formula="of:=CONCATENATE(&quot;inline int Inline&quot;;[.E423];&quot;(const int x) { return Inline&quot;;[.E422];&quot;(x) +  2; }&quot;)" office:value-type="string" office:string-value="inline int InlineQG(const int x) { return InlineQF(x) +  2; }">
            <text:p>inline int InlineQG(const int x) { return InlineQF(x) + <text:s/>2; }</text:p>
          </table:table-cell>
          <table:table-cell table:formula="of:=CONCATENATE(&quot;int NonInline&quot;;[.$E423];&quot;(const int x) { return NonInline&quot;;[.$E422];&quot;(x) +  2; }&quot;)" office:value-type="string" office:string-value="int NonInlineQG(const int x) { return NonInlineQF(x) +  2; }">
            <text:p>int NonInlineQG(const int x) { return NonInlineQF(x) + <text:s/>2; }</text:p>
          </table:table-cell>
        </table:table-row>
        <table:table-row table:style-name="ro1">
          <table:table-cell table:formula="of:=[.A398]+1" office:value-type="float" office:value="81">
            <text:p>81</text:p>
          </table:table-cell>
          <table:table-cell table:formula="of:=CHAR([.A424])" office:value-type="string" office:string-value="Q">
            <text:p>Q</text:p>
          </table:table-cell>
          <table:table-cell table:formula="of:=[.C398]" office:value-type="float" office:value="72">
            <text:p>72</text:p>
          </table:table-cell>
          <table:table-cell table:formula="of:=CHAR([.C424])" office:value-type="string" office:string-value="H">
            <text:p>H</text:p>
          </table:table-cell>
          <table:table-cell table:formula="of:=CONCATENATE([.B424];[.D424])" office:value-type="string" office:string-value="QH">
            <text:p>QH</text:p>
          </table:table-cell>
          <table:table-cell table:formula="of:=CONCATENATE(&quot;inline int Inline&quot;;[.E424];&quot;(const int x) { return Inline&quot;;[.E423];&quot;(x) +  2; }&quot;)" office:value-type="string" office:string-value="inline int InlineQH(const int x) { return InlineQG(x) +  2; }">
            <text:p>inline int InlineQH(const int x) { return InlineQG(x) + <text:s/>2; }</text:p>
          </table:table-cell>
          <table:table-cell table:formula="of:=CONCATENATE(&quot;int NonInline&quot;;[.$E424];&quot;(const int x) { return NonInline&quot;;[.$E423];&quot;(x) +  2; }&quot;)" office:value-type="string" office:string-value="int NonInlineQH(const int x) { return NonInlineQG(x) +  2; }">
            <text:p>int NonInlineQH(const int x) { return NonInlineQG(x) + <text:s/>2; }</text:p>
          </table:table-cell>
        </table:table-row>
        <table:table-row table:style-name="ro1">
          <table:table-cell table:formula="of:=[.A399]+1" office:value-type="float" office:value="81">
            <text:p>81</text:p>
          </table:table-cell>
          <table:table-cell table:formula="of:=CHAR([.A425])" office:value-type="string" office:string-value="Q">
            <text:p>Q</text:p>
          </table:table-cell>
          <table:table-cell table:formula="of:=[.C399]" office:value-type="float" office:value="73">
            <text:p>73</text:p>
          </table:table-cell>
          <table:table-cell table:formula="of:=CHAR([.C425])" office:value-type="string" office:string-value="I">
            <text:p>I</text:p>
          </table:table-cell>
          <table:table-cell table:formula="of:=CONCATENATE([.B425];[.D425])" office:value-type="string" office:string-value="QI">
            <text:p>QI</text:p>
          </table:table-cell>
          <table:table-cell table:formula="of:=CONCATENATE(&quot;inline int Inline&quot;;[.E425];&quot;(const int x) { return Inline&quot;;[.E424];&quot;(x) +  2; }&quot;)" office:value-type="string" office:string-value="inline int InlineQI(const int x) { return InlineQH(x) +  2; }">
            <text:p>inline int InlineQI(const int x) { return InlineQH(x) + <text:s/>2; }</text:p>
          </table:table-cell>
          <table:table-cell table:formula="of:=CONCATENATE(&quot;int NonInline&quot;;[.$E425];&quot;(const int x) { return NonInline&quot;;[.$E424];&quot;(x) +  2; }&quot;)" office:value-type="string" office:string-value="int NonInlineQI(const int x) { return NonInlineQH(x) +  2; }">
            <text:p>int NonInlineQI(const int x) { return NonInlineQH(x) + <text:s/>2; }</text:p>
          </table:table-cell>
        </table:table-row>
        <table:table-row table:style-name="ro1">
          <table:table-cell table:formula="of:=[.A400]+1" office:value-type="float" office:value="81">
            <text:p>81</text:p>
          </table:table-cell>
          <table:table-cell table:formula="of:=CHAR([.A426])" office:value-type="string" office:string-value="Q">
            <text:p>Q</text:p>
          </table:table-cell>
          <table:table-cell table:formula="of:=[.C400]" office:value-type="float" office:value="74">
            <text:p>74</text:p>
          </table:table-cell>
          <table:table-cell table:formula="of:=CHAR([.C426])" office:value-type="string" office:string-value="J">
            <text:p>J</text:p>
          </table:table-cell>
          <table:table-cell table:formula="of:=CONCATENATE([.B426];[.D426])" office:value-type="string" office:string-value="QJ">
            <text:p>QJ</text:p>
          </table:table-cell>
          <table:table-cell table:formula="of:=CONCATENATE(&quot;inline int Inline&quot;;[.E426];&quot;(const int x) { return Inline&quot;;[.E425];&quot;(x) +  2; }&quot;)" office:value-type="string" office:string-value="inline int InlineQJ(const int x) { return InlineQI(x) +  2; }">
            <text:p>inline int InlineQJ(const int x) { return InlineQI(x) + <text:s/>2; }</text:p>
          </table:table-cell>
          <table:table-cell table:formula="of:=CONCATENATE(&quot;int NonInline&quot;;[.$E426];&quot;(const int x) { return NonInline&quot;;[.$E425];&quot;(x) +  2; }&quot;)" office:value-type="string" office:string-value="int NonInlineQJ(const int x) { return NonInlineQI(x) +  2; }">
            <text:p>int NonInlineQJ(const int x) { return NonInlineQI(x) + <text:s/>2; }</text:p>
          </table:table-cell>
        </table:table-row>
        <table:table-row table:style-name="ro1">
          <table:table-cell table:formula="of:=[.A401]+1" office:value-type="float" office:value="81">
            <text:p>81</text:p>
          </table:table-cell>
          <table:table-cell table:formula="of:=CHAR([.A427])" office:value-type="string" office:string-value="Q">
            <text:p>Q</text:p>
          </table:table-cell>
          <table:table-cell table:formula="of:=[.C401]" office:value-type="float" office:value="75">
            <text:p>75</text:p>
          </table:table-cell>
          <table:table-cell table:formula="of:=CHAR([.C427])" office:value-type="string" office:string-value="K">
            <text:p>K</text:p>
          </table:table-cell>
          <table:table-cell table:formula="of:=CONCATENATE([.B427];[.D427])" office:value-type="string" office:string-value="QK">
            <text:p>QK</text:p>
          </table:table-cell>
          <table:table-cell table:formula="of:=CONCATENATE(&quot;inline int Inline&quot;;[.E427];&quot;(const int x) { return Inline&quot;;[.E426];&quot;(x) +  2; }&quot;)" office:value-type="string" office:string-value="inline int InlineQK(const int x) { return InlineQJ(x) +  2; }">
            <text:p>inline int InlineQK(const int x) { return InlineQJ(x) + <text:s/>2; }</text:p>
          </table:table-cell>
          <table:table-cell table:formula="of:=CONCATENATE(&quot;int NonInline&quot;;[.$E427];&quot;(const int x) { return NonInline&quot;;[.$E426];&quot;(x) +  2; }&quot;)" office:value-type="string" office:string-value="int NonInlineQK(const int x) { return NonInlineQJ(x) +  2; }">
            <text:p>int NonInlineQK(const int x) { return NonInlineQJ(x) + <text:s/>2; }</text:p>
          </table:table-cell>
        </table:table-row>
        <table:table-row table:style-name="ro1">
          <table:table-cell table:formula="of:=[.A402]+1" office:value-type="float" office:value="81">
            <text:p>81</text:p>
          </table:table-cell>
          <table:table-cell table:formula="of:=CHAR([.A428])" office:value-type="string" office:string-value="Q">
            <text:p>Q</text:p>
          </table:table-cell>
          <table:table-cell table:formula="of:=[.C402]" office:value-type="float" office:value="76">
            <text:p>76</text:p>
          </table:table-cell>
          <table:table-cell table:formula="of:=CHAR([.C428])" office:value-type="string" office:string-value="L">
            <text:p>L</text:p>
          </table:table-cell>
          <table:table-cell table:formula="of:=CONCATENATE([.B428];[.D428])" office:value-type="string" office:string-value="QL">
            <text:p>QL</text:p>
          </table:table-cell>
          <table:table-cell table:formula="of:=CONCATENATE(&quot;inline int Inline&quot;;[.E428];&quot;(const int x) { return Inline&quot;;[.E427];&quot;(x) +  2; }&quot;)" office:value-type="string" office:string-value="inline int InlineQL(const int x) { return InlineQK(x) +  2; }">
            <text:p>inline int InlineQL(const int x) { return InlineQK(x) + <text:s/>2; }</text:p>
          </table:table-cell>
          <table:table-cell table:formula="of:=CONCATENATE(&quot;int NonInline&quot;;[.$E428];&quot;(const int x) { return NonInline&quot;;[.$E427];&quot;(x) +  2; }&quot;)" office:value-type="string" office:string-value="int NonInlineQL(const int x) { return NonInlineQK(x) +  2; }">
            <text:p>int NonInlineQL(const int x) { return NonInlineQK(x) + <text:s/>2; }</text:p>
          </table:table-cell>
        </table:table-row>
        <table:table-row table:style-name="ro1">
          <table:table-cell table:formula="of:=[.A403]+1" office:value-type="float" office:value="81">
            <text:p>81</text:p>
          </table:table-cell>
          <table:table-cell table:formula="of:=CHAR([.A429])" office:value-type="string" office:string-value="Q">
            <text:p>Q</text:p>
          </table:table-cell>
          <table:table-cell table:formula="of:=[.C403]" office:value-type="float" office:value="77">
            <text:p>77</text:p>
          </table:table-cell>
          <table:table-cell table:formula="of:=CHAR([.C429])" office:value-type="string" office:string-value="M">
            <text:p>M</text:p>
          </table:table-cell>
          <table:table-cell table:formula="of:=CONCATENATE([.B429];[.D429])" office:value-type="string" office:string-value="QM">
            <text:p>QM</text:p>
          </table:table-cell>
          <table:table-cell table:formula="of:=CONCATENATE(&quot;inline int Inline&quot;;[.E429];&quot;(const int x) { return Inline&quot;;[.E428];&quot;(x) +  2; }&quot;)" office:value-type="string" office:string-value="inline int InlineQM(const int x) { return InlineQL(x) +  2; }">
            <text:p>inline int InlineQM(const int x) { return InlineQL(x) + <text:s/>2; }</text:p>
          </table:table-cell>
          <table:table-cell table:formula="of:=CONCATENATE(&quot;int NonInline&quot;;[.$E429];&quot;(const int x) { return NonInline&quot;;[.$E428];&quot;(x) +  2; }&quot;)" office:value-type="string" office:string-value="int NonInlineQM(const int x) { return NonInlineQL(x) +  2; }">
            <text:p>int NonInlineQM(const int x) { return NonInlineQL(x) + <text:s/>2; }</text:p>
          </table:table-cell>
        </table:table-row>
        <table:table-row table:style-name="ro1">
          <table:table-cell table:formula="of:=[.A404]+1" office:value-type="float" office:value="81">
            <text:p>81</text:p>
          </table:table-cell>
          <table:table-cell table:formula="of:=CHAR([.A430])" office:value-type="string" office:string-value="Q">
            <text:p>Q</text:p>
          </table:table-cell>
          <table:table-cell table:formula="of:=[.C404]" office:value-type="float" office:value="78">
            <text:p>78</text:p>
          </table:table-cell>
          <table:table-cell table:formula="of:=CHAR([.C430])" office:value-type="string" office:string-value="N">
            <text:p>N</text:p>
          </table:table-cell>
          <table:table-cell table:formula="of:=CONCATENATE([.B430];[.D430])" office:value-type="string" office:string-value="QN">
            <text:p>QN</text:p>
          </table:table-cell>
          <table:table-cell table:formula="of:=CONCATENATE(&quot;inline int Inline&quot;;[.E430];&quot;(const int x) { return Inline&quot;;[.E429];&quot;(x) +  2; }&quot;)" office:value-type="string" office:string-value="inline int InlineQN(const int x) { return InlineQM(x) +  2; }">
            <text:p>inline int InlineQN(const int x) { return InlineQM(x) + <text:s/>2; }</text:p>
          </table:table-cell>
          <table:table-cell table:formula="of:=CONCATENATE(&quot;int NonInline&quot;;[.$E430];&quot;(const int x) { return NonInline&quot;;[.$E429];&quot;(x) +  2; }&quot;)" office:value-type="string" office:string-value="int NonInlineQN(const int x) { return NonInlineQM(x) +  2; }">
            <text:p>int NonInlineQN(const int x) { return NonInlineQM(x) + <text:s/>2; }</text:p>
          </table:table-cell>
        </table:table-row>
        <table:table-row table:style-name="ro1">
          <table:table-cell table:formula="of:=[.A405]+1" office:value-type="float" office:value="81">
            <text:p>81</text:p>
          </table:table-cell>
          <table:table-cell table:formula="of:=CHAR([.A431])" office:value-type="string" office:string-value="Q">
            <text:p>Q</text:p>
          </table:table-cell>
          <table:table-cell table:formula="of:=[.C405]" office:value-type="float" office:value="79">
            <text:p>79</text:p>
          </table:table-cell>
          <table:table-cell table:formula="of:=CHAR([.C431])" office:value-type="string" office:string-value="O">
            <text:p>O</text:p>
          </table:table-cell>
          <table:table-cell table:formula="of:=CONCATENATE([.B431];[.D431])" office:value-type="string" office:string-value="QO">
            <text:p>QO</text:p>
          </table:table-cell>
          <table:table-cell table:formula="of:=CONCATENATE(&quot;inline int Inline&quot;;[.E431];&quot;(const int x) { return Inline&quot;;[.E430];&quot;(x) +  2; }&quot;)" office:value-type="string" office:string-value="inline int InlineQO(const int x) { return InlineQN(x) +  2; }">
            <text:p>inline int InlineQO(const int x) { return InlineQN(x) + <text:s/>2; }</text:p>
          </table:table-cell>
          <table:table-cell table:formula="of:=CONCATENATE(&quot;int NonInline&quot;;[.$E431];&quot;(const int x) { return NonInline&quot;;[.$E430];&quot;(x) +  2; }&quot;)" office:value-type="string" office:string-value="int NonInlineQO(const int x) { return NonInlineQN(x) +  2; }">
            <text:p>int NonInlineQO(const int x) { return NonInlineQN(x) + <text:s/>2; }</text:p>
          </table:table-cell>
        </table:table-row>
        <table:table-row table:style-name="ro1">
          <table:table-cell table:formula="of:=[.A406]+1" office:value-type="float" office:value="81">
            <text:p>81</text:p>
          </table:table-cell>
          <table:table-cell table:formula="of:=CHAR([.A432])" office:value-type="string" office:string-value="Q">
            <text:p>Q</text:p>
          </table:table-cell>
          <table:table-cell table:formula="of:=[.C406]" office:value-type="float" office:value="80">
            <text:p>80</text:p>
          </table:table-cell>
          <table:table-cell table:formula="of:=CHAR([.C432])" office:value-type="string" office:string-value="P">
            <text:p>P</text:p>
          </table:table-cell>
          <table:table-cell table:formula="of:=CONCATENATE([.B432];[.D432])" office:value-type="string" office:string-value="QP">
            <text:p>QP</text:p>
          </table:table-cell>
          <table:table-cell table:formula="of:=CONCATENATE(&quot;inline int Inline&quot;;[.E432];&quot;(const int x) { return Inline&quot;;[.E431];&quot;(x) +  2; }&quot;)" office:value-type="string" office:string-value="inline int InlineQP(const int x) { return InlineQO(x) +  2; }">
            <text:p>inline int InlineQP(const int x) { return InlineQO(x) + <text:s/>2; }</text:p>
          </table:table-cell>
          <table:table-cell table:formula="of:=CONCATENATE(&quot;int NonInline&quot;;[.$E432];&quot;(const int x) { return NonInline&quot;;[.$E431];&quot;(x) +  2; }&quot;)" office:value-type="string" office:string-value="int NonInlineQP(const int x) { return NonInlineQO(x) +  2; }">
            <text:p>int NonInlineQP(const int x) { return NonInlineQO(x) + <text:s/>2; }</text:p>
          </table:table-cell>
        </table:table-row>
        <table:table-row table:style-name="ro1">
          <table:table-cell table:formula="of:=[.A407]+1" office:value-type="float" office:value="81">
            <text:p>81</text:p>
          </table:table-cell>
          <table:table-cell table:formula="of:=CHAR([.A433])" office:value-type="string" office:string-value="Q">
            <text:p>Q</text:p>
          </table:table-cell>
          <table:table-cell table:formula="of:=[.C407]" office:value-type="float" office:value="81">
            <text:p>81</text:p>
          </table:table-cell>
          <table:table-cell table:formula="of:=CHAR([.C433])" office:value-type="string" office:string-value="Q">
            <text:p>Q</text:p>
          </table:table-cell>
          <table:table-cell table:formula="of:=CONCATENATE([.B433];[.D433])" office:value-type="string" office:string-value="QQ">
            <text:p>QQ</text:p>
          </table:table-cell>
          <table:table-cell table:formula="of:=CONCATENATE(&quot;inline int Inline&quot;;[.E433];&quot;(const int x) { return Inline&quot;;[.E432];&quot;(x) +  2; }&quot;)" office:value-type="string" office:string-value="inline int InlineQQ(const int x) { return InlineQP(x) +  2; }">
            <text:p>inline int InlineQQ(const int x) { return InlineQP(x) + <text:s/>2; }</text:p>
          </table:table-cell>
          <table:table-cell table:formula="of:=CONCATENATE(&quot;int NonInline&quot;;[.$E433];&quot;(const int x) { return NonInline&quot;;[.$E432];&quot;(x) +  2; }&quot;)" office:value-type="string" office:string-value="int NonInlineQQ(const int x) { return NonInlineQP(x) +  2; }">
            <text:p>int NonInlineQQ(const int x) { return NonInlineQP(x) + <text:s/>2; }</text:p>
          </table:table-cell>
        </table:table-row>
        <table:table-row table:style-name="ro1">
          <table:table-cell table:formula="of:=[.A408]+1" office:value-type="float" office:value="81">
            <text:p>81</text:p>
          </table:table-cell>
          <table:table-cell table:formula="of:=CHAR([.A434])" office:value-type="string" office:string-value="Q">
            <text:p>Q</text:p>
          </table:table-cell>
          <table:table-cell table:formula="of:=[.C408]" office:value-type="float" office:value="82">
            <text:p>82</text:p>
          </table:table-cell>
          <table:table-cell table:formula="of:=CHAR([.C434])" office:value-type="string" office:string-value="R">
            <text:p>R</text:p>
          </table:table-cell>
          <table:table-cell table:formula="of:=CONCATENATE([.B434];[.D434])" office:value-type="string" office:string-value="QR">
            <text:p>QR</text:p>
          </table:table-cell>
          <table:table-cell table:formula="of:=CONCATENATE(&quot;inline int Inline&quot;;[.E434];&quot;(const int x) { return Inline&quot;;[.E433];&quot;(x) +  2; }&quot;)" office:value-type="string" office:string-value="inline int InlineQR(const int x) { return InlineQQ(x) +  2; }">
            <text:p>inline int InlineQR(const int x) { return InlineQQ(x) + <text:s/>2; }</text:p>
          </table:table-cell>
          <table:table-cell table:formula="of:=CONCATENATE(&quot;int NonInline&quot;;[.$E434];&quot;(const int x) { return NonInline&quot;;[.$E433];&quot;(x) +  2; }&quot;)" office:value-type="string" office:string-value="int NonInlineQR(const int x) { return NonInlineQQ(x) +  2; }">
            <text:p>int NonInlineQR(const int x) { return NonInlineQQ(x) + <text:s/>2; }</text:p>
          </table:table-cell>
        </table:table-row>
        <table:table-row table:style-name="ro1">
          <table:table-cell table:formula="of:=[.A409]+1" office:value-type="float" office:value="81">
            <text:p>81</text:p>
          </table:table-cell>
          <table:table-cell table:formula="of:=CHAR([.A435])" office:value-type="string" office:string-value="Q">
            <text:p>Q</text:p>
          </table:table-cell>
          <table:table-cell table:formula="of:=[.C409]" office:value-type="float" office:value="83">
            <text:p>83</text:p>
          </table:table-cell>
          <table:table-cell table:formula="of:=CHAR([.C435])" office:value-type="string" office:string-value="S">
            <text:p>S</text:p>
          </table:table-cell>
          <table:table-cell table:formula="of:=CONCATENATE([.B435];[.D435])" office:value-type="string" office:string-value="QS">
            <text:p>QS</text:p>
          </table:table-cell>
          <table:table-cell table:formula="of:=CONCATENATE(&quot;inline int Inline&quot;;[.E435];&quot;(const int x) { return Inline&quot;;[.E434];&quot;(x) +  2; }&quot;)" office:value-type="string" office:string-value="inline int InlineQS(const int x) { return InlineQR(x) +  2; }">
            <text:p>inline int InlineQS(const int x) { return InlineQR(x) + <text:s/>2; }</text:p>
          </table:table-cell>
          <table:table-cell table:formula="of:=CONCATENATE(&quot;int NonInline&quot;;[.$E435];&quot;(const int x) { return NonInline&quot;;[.$E434];&quot;(x) +  2; }&quot;)" office:value-type="string" office:string-value="int NonInlineQS(const int x) { return NonInlineQR(x) +  2; }">
            <text:p>int NonInlineQS(const int x) { return NonInlineQR(x) + <text:s/>2; }</text:p>
          </table:table-cell>
        </table:table-row>
        <table:table-row table:style-name="ro1">
          <table:table-cell table:formula="of:=[.A410]+1" office:value-type="float" office:value="81">
            <text:p>81</text:p>
          </table:table-cell>
          <table:table-cell table:formula="of:=CHAR([.A436])" office:value-type="string" office:string-value="Q">
            <text:p>Q</text:p>
          </table:table-cell>
          <table:table-cell table:formula="of:=[.C410]" office:value-type="float" office:value="84">
            <text:p>84</text:p>
          </table:table-cell>
          <table:table-cell table:formula="of:=CHAR([.C436])" office:value-type="string" office:string-value="T">
            <text:p>T</text:p>
          </table:table-cell>
          <table:table-cell table:formula="of:=CONCATENATE([.B436];[.D436])" office:value-type="string" office:string-value="QT">
            <text:p>QT</text:p>
          </table:table-cell>
          <table:table-cell table:formula="of:=CONCATENATE(&quot;inline int Inline&quot;;[.E436];&quot;(const int x) { return Inline&quot;;[.E435];&quot;(x) +  2; }&quot;)" office:value-type="string" office:string-value="inline int InlineQT(const int x) { return InlineQS(x) +  2; }">
            <text:p>inline int InlineQT(const int x) { return InlineQS(x) + <text:s/>2; }</text:p>
          </table:table-cell>
          <table:table-cell table:formula="of:=CONCATENATE(&quot;int NonInline&quot;;[.$E436];&quot;(const int x) { return NonInline&quot;;[.$E435];&quot;(x) +  2; }&quot;)" office:value-type="string" office:string-value="int NonInlineQT(const int x) { return NonInlineQS(x) +  2; }">
            <text:p>int NonInlineQT(const int x) { return NonInlineQS(x) + <text:s/>2; }</text:p>
          </table:table-cell>
        </table:table-row>
        <table:table-row table:style-name="ro1">
          <table:table-cell table:formula="of:=[.A411]+1" office:value-type="float" office:value="81">
            <text:p>81</text:p>
          </table:table-cell>
          <table:table-cell table:formula="of:=CHAR([.A437])" office:value-type="string" office:string-value="Q">
            <text:p>Q</text:p>
          </table:table-cell>
          <table:table-cell table:formula="of:=[.C411]" office:value-type="float" office:value="85">
            <text:p>85</text:p>
          </table:table-cell>
          <table:table-cell table:formula="of:=CHAR([.C437])" office:value-type="string" office:string-value="U">
            <text:p>U</text:p>
          </table:table-cell>
          <table:table-cell table:formula="of:=CONCATENATE([.B437];[.D437])" office:value-type="string" office:string-value="QU">
            <text:p>QU</text:p>
          </table:table-cell>
          <table:table-cell table:formula="of:=CONCATENATE(&quot;inline int Inline&quot;;[.E437];&quot;(const int x) { return Inline&quot;;[.E436];&quot;(x) +  2; }&quot;)" office:value-type="string" office:string-value="inline int InlineQU(const int x) { return InlineQT(x) +  2; }">
            <text:p>inline int InlineQU(const int x) { return InlineQT(x) + <text:s/>2; }</text:p>
          </table:table-cell>
          <table:table-cell table:formula="of:=CONCATENATE(&quot;int NonInline&quot;;[.$E437];&quot;(const int x) { return NonInline&quot;;[.$E436];&quot;(x) +  2; }&quot;)" office:value-type="string" office:string-value="int NonInlineQU(const int x) { return NonInlineQT(x) +  2; }">
            <text:p>int NonInlineQU(const int x) { return NonInlineQT(x) + <text:s/>2; }</text:p>
          </table:table-cell>
        </table:table-row>
        <table:table-row table:style-name="ro1">
          <table:table-cell table:formula="of:=[.A412]+1" office:value-type="float" office:value="81">
            <text:p>81</text:p>
          </table:table-cell>
          <table:table-cell table:formula="of:=CHAR([.A438])" office:value-type="string" office:string-value="Q">
            <text:p>Q</text:p>
          </table:table-cell>
          <table:table-cell table:formula="of:=[.C412]" office:value-type="float" office:value="86">
            <text:p>86</text:p>
          </table:table-cell>
          <table:table-cell table:formula="of:=CHAR([.C438])" office:value-type="string" office:string-value="V">
            <text:p>V</text:p>
          </table:table-cell>
          <table:table-cell table:formula="of:=CONCATENATE([.B438];[.D438])" office:value-type="string" office:string-value="QV">
            <text:p>QV</text:p>
          </table:table-cell>
          <table:table-cell table:formula="of:=CONCATENATE(&quot;inline int Inline&quot;;[.E438];&quot;(const int x) { return Inline&quot;;[.E437];&quot;(x) +  2; }&quot;)" office:value-type="string" office:string-value="inline int InlineQV(const int x) { return InlineQU(x) +  2; }">
            <text:p>inline int InlineQV(const int x) { return InlineQU(x) + <text:s/>2; }</text:p>
          </table:table-cell>
          <table:table-cell table:formula="of:=CONCATENATE(&quot;int NonInline&quot;;[.$E438];&quot;(const int x) { return NonInline&quot;;[.$E437];&quot;(x) +  2; }&quot;)" office:value-type="string" office:string-value="int NonInlineQV(const int x) { return NonInlineQU(x) +  2; }">
            <text:p>int NonInlineQV(const int x) { return NonInlineQU(x) + <text:s/>2; }</text:p>
          </table:table-cell>
        </table:table-row>
        <table:table-row table:style-name="ro1">
          <table:table-cell table:formula="of:=[.A413]+1" office:value-type="float" office:value="81">
            <text:p>81</text:p>
          </table:table-cell>
          <table:table-cell table:formula="of:=CHAR([.A439])" office:value-type="string" office:string-value="Q">
            <text:p>Q</text:p>
          </table:table-cell>
          <table:table-cell table:formula="of:=[.C413]" office:value-type="float" office:value="87">
            <text:p>87</text:p>
          </table:table-cell>
          <table:table-cell table:formula="of:=CHAR([.C439])" office:value-type="string" office:string-value="W">
            <text:p>W</text:p>
          </table:table-cell>
          <table:table-cell table:formula="of:=CONCATENATE([.B439];[.D439])" office:value-type="string" office:string-value="QW">
            <text:p>QW</text:p>
          </table:table-cell>
          <table:table-cell table:formula="of:=CONCATENATE(&quot;inline int Inline&quot;;[.E439];&quot;(const int x) { return Inline&quot;;[.E438];&quot;(x) +  2; }&quot;)" office:value-type="string" office:string-value="inline int InlineQW(const int x) { return InlineQV(x) +  2; }">
            <text:p>inline int InlineQW(const int x) { return InlineQV(x) + <text:s/>2; }</text:p>
          </table:table-cell>
          <table:table-cell table:formula="of:=CONCATENATE(&quot;int NonInline&quot;;[.$E439];&quot;(const int x) { return NonInline&quot;;[.$E438];&quot;(x) +  2; }&quot;)" office:value-type="string" office:string-value="int NonInlineQW(const int x) { return NonInlineQV(x) +  2; }">
            <text:p>int NonInlineQW(const int x) { return NonInlineQV(x) + <text:s/>2; }</text:p>
          </table:table-cell>
        </table:table-row>
        <table:table-row table:style-name="ro1">
          <table:table-cell table:formula="of:=[.A414]+1" office:value-type="float" office:value="81">
            <text:p>81</text:p>
          </table:table-cell>
          <table:table-cell table:formula="of:=CHAR([.A440])" office:value-type="string" office:string-value="Q">
            <text:p>Q</text:p>
          </table:table-cell>
          <table:table-cell table:formula="of:=[.C414]" office:value-type="float" office:value="88">
            <text:p>88</text:p>
          </table:table-cell>
          <table:table-cell table:formula="of:=CHAR([.C440])" office:value-type="string" office:string-value="X">
            <text:p>X</text:p>
          </table:table-cell>
          <table:table-cell table:formula="of:=CONCATENATE([.B440];[.D440])" office:value-type="string" office:string-value="QX">
            <text:p>QX</text:p>
          </table:table-cell>
          <table:table-cell table:formula="of:=CONCATENATE(&quot;inline int Inline&quot;;[.E440];&quot;(const int x) { return Inline&quot;;[.E439];&quot;(x) +  2; }&quot;)" office:value-type="string" office:string-value="inline int InlineQX(const int x) { return InlineQW(x) +  2; }">
            <text:p>inline int InlineQX(const int x) { return InlineQW(x) + <text:s/>2; }</text:p>
          </table:table-cell>
          <table:table-cell table:formula="of:=CONCATENATE(&quot;int NonInline&quot;;[.$E440];&quot;(const int x) { return NonInline&quot;;[.$E439];&quot;(x) +  2; }&quot;)" office:value-type="string" office:string-value="int NonInlineQX(const int x) { return NonInlineQW(x) +  2; }">
            <text:p>int NonInlineQX(const int x) { return NonInlineQW(x) + <text:s/>2; }</text:p>
          </table:table-cell>
        </table:table-row>
        <table:table-row table:style-name="ro1">
          <table:table-cell table:formula="of:=[.A415]+1" office:value-type="float" office:value="81">
            <text:p>81</text:p>
          </table:table-cell>
          <table:table-cell table:formula="of:=CHAR([.A441])" office:value-type="string" office:string-value="Q">
            <text:p>Q</text:p>
          </table:table-cell>
          <table:table-cell table:formula="of:=[.C415]" office:value-type="float" office:value="89">
            <text:p>89</text:p>
          </table:table-cell>
          <table:table-cell table:formula="of:=CHAR([.C441])" office:value-type="string" office:string-value="Y">
            <text:p>Y</text:p>
          </table:table-cell>
          <table:table-cell table:formula="of:=CONCATENATE([.B441];[.D441])" office:value-type="string" office:string-value="QY">
            <text:p>QY</text:p>
          </table:table-cell>
          <table:table-cell table:formula="of:=CONCATENATE(&quot;inline int Inline&quot;;[.E441];&quot;(const int x) { return Inline&quot;;[.E440];&quot;(x) +  2; }&quot;)" office:value-type="string" office:string-value="inline int InlineQY(const int x) { return InlineQX(x) +  2; }">
            <text:p>inline int InlineQY(const int x) { return InlineQX(x) + <text:s/>2; }</text:p>
          </table:table-cell>
          <table:table-cell table:formula="of:=CONCATENATE(&quot;int NonInline&quot;;[.$E441];&quot;(const int x) { return NonInline&quot;;[.$E440];&quot;(x) +  2; }&quot;)" office:value-type="string" office:string-value="int NonInlineQY(const int x) { return NonInlineQX(x) +  2; }">
            <text:p>int NonInlineQY(const int x) { return NonInlineQX(x) + <text:s/>2; }</text:p>
          </table:table-cell>
        </table:table-row>
        <table:table-row table:style-name="ro1">
          <table:table-cell table:formula="of:=[.A416]+1" office:value-type="float" office:value="81">
            <text:p>81</text:p>
          </table:table-cell>
          <table:table-cell table:formula="of:=CHAR([.A442])" office:value-type="string" office:string-value="Q">
            <text:p>Q</text:p>
          </table:table-cell>
          <table:table-cell table:formula="of:=[.C416]" office:value-type="float" office:value="90">
            <text:p>90</text:p>
          </table:table-cell>
          <table:table-cell table:formula="of:=CHAR([.C442])" office:value-type="string" office:string-value="Z">
            <text:p>Z</text:p>
          </table:table-cell>
          <table:table-cell table:formula="of:=CONCATENATE([.B442];[.D442])" office:value-type="string" office:string-value="QZ">
            <text:p>QZ</text:p>
          </table:table-cell>
          <table:table-cell table:formula="of:=CONCATENATE(&quot;inline int Inline&quot;;[.E442];&quot;(const int x) { return Inline&quot;;[.E441];&quot;(x) +  2; }&quot;)" office:value-type="string" office:string-value="inline int InlineQZ(const int x) { return InlineQY(x) +  2; }">
            <text:p>inline int InlineQZ(const int x) { return InlineQY(x) + <text:s/>2; }</text:p>
          </table:table-cell>
          <table:table-cell table:formula="of:=CONCATENATE(&quot;int NonInline&quot;;[.$E442];&quot;(const int x) { return NonInline&quot;;[.$E441];&quot;(x) +  2; }&quot;)" office:value-type="string" office:string-value="int NonInlineQZ(const int x) { return NonInlineQY(x) +  2; }">
            <text:p>int NonInlineQZ(const int x) { return NonInlineQY(x) + <text:s/>2; }</text:p>
          </table:table-cell>
        </table:table-row>
        <table:table-row table:style-name="ro1">
          <table:table-cell table:formula="of:=[.A417]+1" office:value-type="float" office:value="82">
            <text:p>82</text:p>
          </table:table-cell>
          <table:table-cell table:formula="of:=CHAR([.A443])" office:value-type="string" office:string-value="R">
            <text:p>R</text:p>
          </table:table-cell>
          <table:table-cell table:formula="of:=[.C417]" office:value-type="float" office:value="65">
            <text:p>65</text:p>
          </table:table-cell>
          <table:table-cell table:formula="of:=CHAR([.C443])" office:value-type="string" office:string-value="A">
            <text:p>A</text:p>
          </table:table-cell>
          <table:table-cell table:formula="of:=CONCATENATE([.B443];[.D443])" office:value-type="string" office:string-value="RA">
            <text:p>RA</text:p>
          </table:table-cell>
          <table:table-cell table:formula="of:=CONCATENATE(&quot;inline int Inline&quot;;[.E443];&quot;(const int x) { return Inline&quot;;[.E442];&quot;(x) +  2; }&quot;)" office:value-type="string" office:string-value="inline int InlineRA(const int x) { return InlineQZ(x) +  2; }">
            <text:p>inline int InlineRA(const int x) { return InlineQZ(x) + <text:s/>2; }</text:p>
          </table:table-cell>
          <table:table-cell table:formula="of:=CONCATENATE(&quot;int NonInline&quot;;[.$E443];&quot;(const int x) { return NonInline&quot;;[.$E442];&quot;(x) +  2; }&quot;)" office:value-type="string" office:string-value="int NonInlineRA(const int x) { return NonInlineQZ(x) +  2; }">
            <text:p>int NonInlineRA(const int x) { return NonInlineQZ(x) + <text:s/>2; }</text:p>
          </table:table-cell>
        </table:table-row>
        <table:table-row table:style-name="ro1">
          <table:table-cell table:formula="of:=[.A418]+1" office:value-type="float" office:value="82">
            <text:p>82</text:p>
          </table:table-cell>
          <table:table-cell table:formula="of:=CHAR([.A444])" office:value-type="string" office:string-value="R">
            <text:p>R</text:p>
          </table:table-cell>
          <table:table-cell table:formula="of:=[.C418]" office:value-type="float" office:value="66">
            <text:p>66</text:p>
          </table:table-cell>
          <table:table-cell table:formula="of:=CHAR([.C444])" office:value-type="string" office:string-value="B">
            <text:p>B</text:p>
          </table:table-cell>
          <table:table-cell table:formula="of:=CONCATENATE([.B444];[.D444])" office:value-type="string" office:string-value="RB">
            <text:p>RB</text:p>
          </table:table-cell>
          <table:table-cell table:formula="of:=CONCATENATE(&quot;inline int Inline&quot;;[.E444];&quot;(const int x) { return Inline&quot;;[.E443];&quot;(x) +  2; }&quot;)" office:value-type="string" office:string-value="inline int InlineRB(const int x) { return InlineRA(x) +  2; }">
            <text:p>inline int InlineRB(const int x) { return InlineRA(x) + <text:s/>2; }</text:p>
          </table:table-cell>
          <table:table-cell table:formula="of:=CONCATENATE(&quot;int NonInline&quot;;[.$E444];&quot;(const int x) { return NonInline&quot;;[.$E443];&quot;(x) +  2; }&quot;)" office:value-type="string" office:string-value="int NonInlineRB(const int x) { return NonInlineRA(x) +  2; }">
            <text:p>int NonInlineRB(const int x) { return NonInlineRA(x) + <text:s/>2; }</text:p>
          </table:table-cell>
        </table:table-row>
        <table:table-row table:style-name="ro1">
          <table:table-cell table:formula="of:=[.A419]+1" office:value-type="float" office:value="82">
            <text:p>82</text:p>
          </table:table-cell>
          <table:table-cell table:formula="of:=CHAR([.A445])" office:value-type="string" office:string-value="R">
            <text:p>R</text:p>
          </table:table-cell>
          <table:table-cell table:formula="of:=[.C419]" office:value-type="float" office:value="67">
            <text:p>67</text:p>
          </table:table-cell>
          <table:table-cell table:formula="of:=CHAR([.C445])" office:value-type="string" office:string-value="C">
            <text:p>C</text:p>
          </table:table-cell>
          <table:table-cell table:formula="of:=CONCATENATE([.B445];[.D445])" office:value-type="string" office:string-value="RC">
            <text:p>RC</text:p>
          </table:table-cell>
          <table:table-cell table:formula="of:=CONCATENATE(&quot;inline int Inline&quot;;[.E445];&quot;(const int x) { return Inline&quot;;[.E444];&quot;(x) +  2; }&quot;)" office:value-type="string" office:string-value="inline int InlineRC(const int x) { return InlineRB(x) +  2; }">
            <text:p>inline int InlineRC(const int x) { return InlineRB(x) + <text:s/>2; }</text:p>
          </table:table-cell>
          <table:table-cell table:formula="of:=CONCATENATE(&quot;int NonInline&quot;;[.$E445];&quot;(const int x) { return NonInline&quot;;[.$E444];&quot;(x) +  2; }&quot;)" office:value-type="string" office:string-value="int NonInlineRC(const int x) { return NonInlineRB(x) +  2; }">
            <text:p>int NonInlineRC(const int x) { return NonInlineRB(x) + <text:s/>2; }</text:p>
          </table:table-cell>
        </table:table-row>
        <table:table-row table:style-name="ro1">
          <table:table-cell table:formula="of:=[.A420]+1" office:value-type="float" office:value="82">
            <text:p>82</text:p>
          </table:table-cell>
          <table:table-cell table:formula="of:=CHAR([.A446])" office:value-type="string" office:string-value="R">
            <text:p>R</text:p>
          </table:table-cell>
          <table:table-cell table:formula="of:=[.C420]" office:value-type="float" office:value="68">
            <text:p>68</text:p>
          </table:table-cell>
          <table:table-cell table:formula="of:=CHAR([.C446])" office:value-type="string" office:string-value="D">
            <text:p>D</text:p>
          </table:table-cell>
          <table:table-cell table:formula="of:=CONCATENATE([.B446];[.D446])" office:value-type="string" office:string-value="RD">
            <text:p>RD</text:p>
          </table:table-cell>
          <table:table-cell table:formula="of:=CONCATENATE(&quot;inline int Inline&quot;;[.E446];&quot;(const int x) { return Inline&quot;;[.E445];&quot;(x) +  2; }&quot;)" office:value-type="string" office:string-value="inline int InlineRD(const int x) { return InlineRC(x) +  2; }">
            <text:p>inline int InlineRD(const int x) { return InlineRC(x) + <text:s/>2; }</text:p>
          </table:table-cell>
          <table:table-cell table:formula="of:=CONCATENATE(&quot;int NonInline&quot;;[.$E446];&quot;(const int x) { return NonInline&quot;;[.$E445];&quot;(x) +  2; }&quot;)" office:value-type="string" office:string-value="int NonInlineRD(const int x) { return NonInlineRC(x) +  2; }">
            <text:p>int NonInlineRD(const int x) { return NonInlineRC(x) + <text:s/>2; }</text:p>
          </table:table-cell>
        </table:table-row>
        <table:table-row table:style-name="ro1">
          <table:table-cell table:formula="of:=[.A421]+1" office:value-type="float" office:value="82">
            <text:p>82</text:p>
          </table:table-cell>
          <table:table-cell table:formula="of:=CHAR([.A447])" office:value-type="string" office:string-value="R">
            <text:p>R</text:p>
          </table:table-cell>
          <table:table-cell table:formula="of:=[.C421]" office:value-type="float" office:value="69">
            <text:p>69</text:p>
          </table:table-cell>
          <table:table-cell table:formula="of:=CHAR([.C447])" office:value-type="string" office:string-value="E">
            <text:p>E</text:p>
          </table:table-cell>
          <table:table-cell table:formula="of:=CONCATENATE([.B447];[.D447])" office:value-type="string" office:string-value="RE">
            <text:p>RE</text:p>
          </table:table-cell>
          <table:table-cell table:formula="of:=CONCATENATE(&quot;inline int Inline&quot;;[.E447];&quot;(const int x) { return Inline&quot;;[.E446];&quot;(x) +  2; }&quot;)" office:value-type="string" office:string-value="inline int InlineRE(const int x) { return InlineRD(x) +  2; }">
            <text:p>inline int InlineRE(const int x) { return InlineRD(x) + <text:s/>2; }</text:p>
          </table:table-cell>
          <table:table-cell table:formula="of:=CONCATENATE(&quot;int NonInline&quot;;[.$E447];&quot;(const int x) { return NonInline&quot;;[.$E446];&quot;(x) +  2; }&quot;)" office:value-type="string" office:string-value="int NonInlineRE(const int x) { return NonInlineRD(x) +  2; }">
            <text:p>int NonInlineRE(const int x) { return NonInlineRD(x) + <text:s/>2; }</text:p>
          </table:table-cell>
        </table:table-row>
        <table:table-row table:style-name="ro1">
          <table:table-cell table:formula="of:=[.A422]+1" office:value-type="float" office:value="82">
            <text:p>82</text:p>
          </table:table-cell>
          <table:table-cell table:formula="of:=CHAR([.A448])" office:value-type="string" office:string-value="R">
            <text:p>R</text:p>
          </table:table-cell>
          <table:table-cell table:formula="of:=[.C422]" office:value-type="float" office:value="70">
            <text:p>70</text:p>
          </table:table-cell>
          <table:table-cell table:formula="of:=CHAR([.C448])" office:value-type="string" office:string-value="F">
            <text:p>F</text:p>
          </table:table-cell>
          <table:table-cell table:formula="of:=CONCATENATE([.B448];[.D448])" office:value-type="string" office:string-value="RF">
            <text:p>RF</text:p>
          </table:table-cell>
          <table:table-cell table:formula="of:=CONCATENATE(&quot;inline int Inline&quot;;[.E448];&quot;(const int x) { return Inline&quot;;[.E447];&quot;(x) +  2; }&quot;)" office:value-type="string" office:string-value="inline int InlineRF(const int x) { return InlineRE(x) +  2; }">
            <text:p>inline int InlineRF(const int x) { return InlineRE(x) + <text:s/>2; }</text:p>
          </table:table-cell>
          <table:table-cell table:formula="of:=CONCATENATE(&quot;int NonInline&quot;;[.$E448];&quot;(const int x) { return NonInline&quot;;[.$E447];&quot;(x) +  2; }&quot;)" office:value-type="string" office:string-value="int NonInlineRF(const int x) { return NonInlineRE(x) +  2; }">
            <text:p>int NonInlineRF(const int x) { return NonInlineRE(x) + <text:s/>2; }</text:p>
          </table:table-cell>
        </table:table-row>
        <table:table-row table:style-name="ro1">
          <table:table-cell table:formula="of:=[.A423]+1" office:value-type="float" office:value="82">
            <text:p>82</text:p>
          </table:table-cell>
          <table:table-cell table:formula="of:=CHAR([.A449])" office:value-type="string" office:string-value="R">
            <text:p>R</text:p>
          </table:table-cell>
          <table:table-cell table:formula="of:=[.C423]" office:value-type="float" office:value="71">
            <text:p>71</text:p>
          </table:table-cell>
          <table:table-cell table:formula="of:=CHAR([.C449])" office:value-type="string" office:string-value="G">
            <text:p>G</text:p>
          </table:table-cell>
          <table:table-cell table:formula="of:=CONCATENATE([.B449];[.D449])" office:value-type="string" office:string-value="RG">
            <text:p>RG</text:p>
          </table:table-cell>
          <table:table-cell table:formula="of:=CONCATENATE(&quot;inline int Inline&quot;;[.E449];&quot;(const int x) { return Inline&quot;;[.E448];&quot;(x) +  2; }&quot;)" office:value-type="string" office:string-value="inline int InlineRG(const int x) { return InlineRF(x) +  2; }">
            <text:p>inline int InlineRG(const int x) { return InlineRF(x) + <text:s/>2; }</text:p>
          </table:table-cell>
          <table:table-cell table:formula="of:=CONCATENATE(&quot;int NonInline&quot;;[.$E449];&quot;(const int x) { return NonInline&quot;;[.$E448];&quot;(x) +  2; }&quot;)" office:value-type="string" office:string-value="int NonInlineRG(const int x) { return NonInlineRF(x) +  2; }">
            <text:p>int NonInlineRG(const int x) { return NonInlineRF(x) + <text:s/>2; }</text:p>
          </table:table-cell>
        </table:table-row>
        <table:table-row table:style-name="ro1">
          <table:table-cell table:formula="of:=[.A424]+1" office:value-type="float" office:value="82">
            <text:p>82</text:p>
          </table:table-cell>
          <table:table-cell table:formula="of:=CHAR([.A450])" office:value-type="string" office:string-value="R">
            <text:p>R</text:p>
          </table:table-cell>
          <table:table-cell table:formula="of:=[.C424]" office:value-type="float" office:value="72">
            <text:p>72</text:p>
          </table:table-cell>
          <table:table-cell table:formula="of:=CHAR([.C450])" office:value-type="string" office:string-value="H">
            <text:p>H</text:p>
          </table:table-cell>
          <table:table-cell table:formula="of:=CONCATENATE([.B450];[.D450])" office:value-type="string" office:string-value="RH">
            <text:p>RH</text:p>
          </table:table-cell>
          <table:table-cell table:formula="of:=CONCATENATE(&quot;inline int Inline&quot;;[.E450];&quot;(const int x) { return Inline&quot;;[.E449];&quot;(x) +  2; }&quot;)" office:value-type="string" office:string-value="inline int InlineRH(const int x) { return InlineRG(x) +  2; }">
            <text:p>inline int InlineRH(const int x) { return InlineRG(x) + <text:s/>2; }</text:p>
          </table:table-cell>
          <table:table-cell table:formula="of:=CONCATENATE(&quot;int NonInline&quot;;[.$E450];&quot;(const int x) { return NonInline&quot;;[.$E449];&quot;(x) +  2; }&quot;)" office:value-type="string" office:string-value="int NonInlineRH(const int x) { return NonInlineRG(x) +  2; }">
            <text:p>int NonInlineRH(const int x) { return NonInlineRG(x) + <text:s/>2; }</text:p>
          </table:table-cell>
        </table:table-row>
        <table:table-row table:style-name="ro1">
          <table:table-cell table:formula="of:=[.A425]+1" office:value-type="float" office:value="82">
            <text:p>82</text:p>
          </table:table-cell>
          <table:table-cell table:formula="of:=CHAR([.A451])" office:value-type="string" office:string-value="R">
            <text:p>R</text:p>
          </table:table-cell>
          <table:table-cell table:formula="of:=[.C425]" office:value-type="float" office:value="73">
            <text:p>73</text:p>
          </table:table-cell>
          <table:table-cell table:formula="of:=CHAR([.C451])" office:value-type="string" office:string-value="I">
            <text:p>I</text:p>
          </table:table-cell>
          <table:table-cell table:formula="of:=CONCATENATE([.B451];[.D451])" office:value-type="string" office:string-value="RI">
            <text:p>RI</text:p>
          </table:table-cell>
          <table:table-cell table:formula="of:=CONCATENATE(&quot;inline int Inline&quot;;[.E451];&quot;(const int x) { return Inline&quot;;[.E450];&quot;(x) +  2; }&quot;)" office:value-type="string" office:string-value="inline int InlineRI(const int x) { return InlineRH(x) +  2; }">
            <text:p>inline int InlineRI(const int x) { return InlineRH(x) + <text:s/>2; }</text:p>
          </table:table-cell>
          <table:table-cell table:formula="of:=CONCATENATE(&quot;int NonInline&quot;;[.$E451];&quot;(const int x) { return NonInline&quot;;[.$E450];&quot;(x) +  2; }&quot;)" office:value-type="string" office:string-value="int NonInlineRI(const int x) { return NonInlineRH(x) +  2; }">
            <text:p>int NonInlineRI(const int x) { return NonInlineRH(x) + <text:s/>2; }</text:p>
          </table:table-cell>
        </table:table-row>
        <table:table-row table:style-name="ro1">
          <table:table-cell table:formula="of:=[.A426]+1" office:value-type="float" office:value="82">
            <text:p>82</text:p>
          </table:table-cell>
          <table:table-cell table:formula="of:=CHAR([.A452])" office:value-type="string" office:string-value="R">
            <text:p>R</text:p>
          </table:table-cell>
          <table:table-cell table:formula="of:=[.C426]" office:value-type="float" office:value="74">
            <text:p>74</text:p>
          </table:table-cell>
          <table:table-cell table:formula="of:=CHAR([.C452])" office:value-type="string" office:string-value="J">
            <text:p>J</text:p>
          </table:table-cell>
          <table:table-cell table:formula="of:=CONCATENATE([.B452];[.D452])" office:value-type="string" office:string-value="RJ">
            <text:p>RJ</text:p>
          </table:table-cell>
          <table:table-cell table:formula="of:=CONCATENATE(&quot;inline int Inline&quot;;[.E452];&quot;(const int x) { return Inline&quot;;[.E451];&quot;(x) +  2; }&quot;)" office:value-type="string" office:string-value="inline int InlineRJ(const int x) { return InlineRI(x) +  2; }">
            <text:p>inline int InlineRJ(const int x) { return InlineRI(x) + <text:s/>2; }</text:p>
          </table:table-cell>
          <table:table-cell table:formula="of:=CONCATENATE(&quot;int NonInline&quot;;[.$E452];&quot;(const int x) { return NonInline&quot;;[.$E451];&quot;(x) +  2; }&quot;)" office:value-type="string" office:string-value="int NonInlineRJ(const int x) { return NonInlineRI(x) +  2; }">
            <text:p>int NonInlineRJ(const int x) { return NonInlineRI(x) + <text:s/>2; }</text:p>
          </table:table-cell>
        </table:table-row>
        <table:table-row table:style-name="ro1">
          <table:table-cell table:formula="of:=[.A427]+1" office:value-type="float" office:value="82">
            <text:p>82</text:p>
          </table:table-cell>
          <table:table-cell table:formula="of:=CHAR([.A453])" office:value-type="string" office:string-value="R">
            <text:p>R</text:p>
          </table:table-cell>
          <table:table-cell table:formula="of:=[.C427]" office:value-type="float" office:value="75">
            <text:p>75</text:p>
          </table:table-cell>
          <table:table-cell table:formula="of:=CHAR([.C453])" office:value-type="string" office:string-value="K">
            <text:p>K</text:p>
          </table:table-cell>
          <table:table-cell table:formula="of:=CONCATENATE([.B453];[.D453])" office:value-type="string" office:string-value="RK">
            <text:p>RK</text:p>
          </table:table-cell>
          <table:table-cell table:formula="of:=CONCATENATE(&quot;inline int Inline&quot;;[.E453];&quot;(const int x) { return Inline&quot;;[.E452];&quot;(x) +  2; }&quot;)" office:value-type="string" office:string-value="inline int InlineRK(const int x) { return InlineRJ(x) +  2; }">
            <text:p>inline int InlineRK(const int x) { return InlineRJ(x) + <text:s/>2; }</text:p>
          </table:table-cell>
          <table:table-cell table:formula="of:=CONCATENATE(&quot;int NonInline&quot;;[.$E453];&quot;(const int x) { return NonInline&quot;;[.$E452];&quot;(x) +  2; }&quot;)" office:value-type="string" office:string-value="int NonInlineRK(const int x) { return NonInlineRJ(x) +  2; }">
            <text:p>int NonInlineRK(const int x) { return NonInlineRJ(x) + <text:s/>2; }</text:p>
          </table:table-cell>
        </table:table-row>
        <table:table-row table:style-name="ro1">
          <table:table-cell table:formula="of:=[.A428]+1" office:value-type="float" office:value="82">
            <text:p>82</text:p>
          </table:table-cell>
          <table:table-cell table:formula="of:=CHAR([.A454])" office:value-type="string" office:string-value="R">
            <text:p>R</text:p>
          </table:table-cell>
          <table:table-cell table:formula="of:=[.C428]" office:value-type="float" office:value="76">
            <text:p>76</text:p>
          </table:table-cell>
          <table:table-cell table:formula="of:=CHAR([.C454])" office:value-type="string" office:string-value="L">
            <text:p>L</text:p>
          </table:table-cell>
          <table:table-cell table:formula="of:=CONCATENATE([.B454];[.D454])" office:value-type="string" office:string-value="RL">
            <text:p>RL</text:p>
          </table:table-cell>
          <table:table-cell table:formula="of:=CONCATENATE(&quot;inline int Inline&quot;;[.E454];&quot;(const int x) { return Inline&quot;;[.E453];&quot;(x) +  2; }&quot;)" office:value-type="string" office:string-value="inline int InlineRL(const int x) { return InlineRK(x) +  2; }">
            <text:p>inline int InlineRL(const int x) { return InlineRK(x) + <text:s/>2; }</text:p>
          </table:table-cell>
          <table:table-cell table:formula="of:=CONCATENATE(&quot;int NonInline&quot;;[.$E454];&quot;(const int x) { return NonInline&quot;;[.$E453];&quot;(x) +  2; }&quot;)" office:value-type="string" office:string-value="int NonInlineRL(const int x) { return NonInlineRK(x) +  2; }">
            <text:p>int NonInlineRL(const int x) { return NonInlineRK(x) + <text:s/>2; }</text:p>
          </table:table-cell>
        </table:table-row>
        <table:table-row table:style-name="ro1">
          <table:table-cell table:formula="of:=[.A429]+1" office:value-type="float" office:value="82">
            <text:p>82</text:p>
          </table:table-cell>
          <table:table-cell table:formula="of:=CHAR([.A455])" office:value-type="string" office:string-value="R">
            <text:p>R</text:p>
          </table:table-cell>
          <table:table-cell table:formula="of:=[.C429]" office:value-type="float" office:value="77">
            <text:p>77</text:p>
          </table:table-cell>
          <table:table-cell table:formula="of:=CHAR([.C455])" office:value-type="string" office:string-value="M">
            <text:p>M</text:p>
          </table:table-cell>
          <table:table-cell table:formula="of:=CONCATENATE([.B455];[.D455])" office:value-type="string" office:string-value="RM">
            <text:p>RM</text:p>
          </table:table-cell>
          <table:table-cell table:formula="of:=CONCATENATE(&quot;inline int Inline&quot;;[.E455];&quot;(const int x) { return Inline&quot;;[.E454];&quot;(x) +  2; }&quot;)" office:value-type="string" office:string-value="inline int InlineRM(const int x) { return InlineRL(x) +  2; }">
            <text:p>inline int InlineRM(const int x) { return InlineRL(x) + <text:s/>2; }</text:p>
          </table:table-cell>
          <table:table-cell table:formula="of:=CONCATENATE(&quot;int NonInline&quot;;[.$E455];&quot;(const int x) { return NonInline&quot;;[.$E454];&quot;(x) +  2; }&quot;)" office:value-type="string" office:string-value="int NonInlineRM(const int x) { return NonInlineRL(x) +  2; }">
            <text:p>int NonInlineRM(const int x) { return NonInlineRL(x) + <text:s/>2; }</text:p>
          </table:table-cell>
        </table:table-row>
        <table:table-row table:style-name="ro1">
          <table:table-cell table:formula="of:=[.A430]+1" office:value-type="float" office:value="82">
            <text:p>82</text:p>
          </table:table-cell>
          <table:table-cell table:formula="of:=CHAR([.A456])" office:value-type="string" office:string-value="R">
            <text:p>R</text:p>
          </table:table-cell>
          <table:table-cell table:formula="of:=[.C430]" office:value-type="float" office:value="78">
            <text:p>78</text:p>
          </table:table-cell>
          <table:table-cell table:formula="of:=CHAR([.C456])" office:value-type="string" office:string-value="N">
            <text:p>N</text:p>
          </table:table-cell>
          <table:table-cell table:formula="of:=CONCATENATE([.B456];[.D456])" office:value-type="string" office:string-value="RN">
            <text:p>RN</text:p>
          </table:table-cell>
          <table:table-cell table:formula="of:=CONCATENATE(&quot;inline int Inline&quot;;[.E456];&quot;(const int x) { return Inline&quot;;[.E455];&quot;(x) +  2; }&quot;)" office:value-type="string" office:string-value="inline int InlineRN(const int x) { return InlineRM(x) +  2; }">
            <text:p>inline int InlineRN(const int x) { return InlineRM(x) + <text:s/>2; }</text:p>
          </table:table-cell>
          <table:table-cell table:formula="of:=CONCATENATE(&quot;int NonInline&quot;;[.$E456];&quot;(const int x) { return NonInline&quot;;[.$E455];&quot;(x) +  2; }&quot;)" office:value-type="string" office:string-value="int NonInlineRN(const int x) { return NonInlineRM(x) +  2; }">
            <text:p>int NonInlineRN(const int x) { return NonInlineRM(x) + <text:s/>2; }</text:p>
          </table:table-cell>
        </table:table-row>
        <table:table-row table:style-name="ro1">
          <table:table-cell table:formula="of:=[.A431]+1" office:value-type="float" office:value="82">
            <text:p>82</text:p>
          </table:table-cell>
          <table:table-cell table:formula="of:=CHAR([.A457])" office:value-type="string" office:string-value="R">
            <text:p>R</text:p>
          </table:table-cell>
          <table:table-cell table:formula="of:=[.C431]" office:value-type="float" office:value="79">
            <text:p>79</text:p>
          </table:table-cell>
          <table:table-cell table:formula="of:=CHAR([.C457])" office:value-type="string" office:string-value="O">
            <text:p>O</text:p>
          </table:table-cell>
          <table:table-cell table:formula="of:=CONCATENATE([.B457];[.D457])" office:value-type="string" office:string-value="RO">
            <text:p>RO</text:p>
          </table:table-cell>
          <table:table-cell table:formula="of:=CONCATENATE(&quot;inline int Inline&quot;;[.E457];&quot;(const int x) { return Inline&quot;;[.E456];&quot;(x) +  2; }&quot;)" office:value-type="string" office:string-value="inline int InlineRO(const int x) { return InlineRN(x) +  2; }">
            <text:p>inline int InlineRO(const int x) { return InlineRN(x) + <text:s/>2; }</text:p>
          </table:table-cell>
          <table:table-cell table:formula="of:=CONCATENATE(&quot;int NonInline&quot;;[.$E457];&quot;(const int x) { return NonInline&quot;;[.$E456];&quot;(x) +  2; }&quot;)" office:value-type="string" office:string-value="int NonInlineRO(const int x) { return NonInlineRN(x) +  2; }">
            <text:p>int NonInlineRO(const int x) { return NonInlineRN(x) + <text:s/>2; }</text:p>
          </table:table-cell>
        </table:table-row>
        <table:table-row table:style-name="ro1">
          <table:table-cell table:formula="of:=[.A432]+1" office:value-type="float" office:value="82">
            <text:p>82</text:p>
          </table:table-cell>
          <table:table-cell table:formula="of:=CHAR([.A458])" office:value-type="string" office:string-value="R">
            <text:p>R</text:p>
          </table:table-cell>
          <table:table-cell table:formula="of:=[.C432]" office:value-type="float" office:value="80">
            <text:p>80</text:p>
          </table:table-cell>
          <table:table-cell table:formula="of:=CHAR([.C458])" office:value-type="string" office:string-value="P">
            <text:p>P</text:p>
          </table:table-cell>
          <table:table-cell table:formula="of:=CONCATENATE([.B458];[.D458])" office:value-type="string" office:string-value="RP">
            <text:p>RP</text:p>
          </table:table-cell>
          <table:table-cell table:formula="of:=CONCATENATE(&quot;inline int Inline&quot;;[.E458];&quot;(const int x) { return Inline&quot;;[.E457];&quot;(x) +  2; }&quot;)" office:value-type="string" office:string-value="inline int InlineRP(const int x) { return InlineRO(x) +  2; }">
            <text:p>inline int InlineRP(const int x) { return InlineRO(x) + <text:s/>2; }</text:p>
          </table:table-cell>
          <table:table-cell table:formula="of:=CONCATENATE(&quot;int NonInline&quot;;[.$E458];&quot;(const int x) { return NonInline&quot;;[.$E457];&quot;(x) +  2; }&quot;)" office:value-type="string" office:string-value="int NonInlineRP(const int x) { return NonInlineRO(x) +  2; }">
            <text:p>int NonInlineRP(const int x) { return NonInlineRO(x) + <text:s/>2; }</text:p>
          </table:table-cell>
        </table:table-row>
        <table:table-row table:style-name="ro1">
          <table:table-cell table:formula="of:=[.A433]+1" office:value-type="float" office:value="82">
            <text:p>82</text:p>
          </table:table-cell>
          <table:table-cell table:formula="of:=CHAR([.A459])" office:value-type="string" office:string-value="R">
            <text:p>R</text:p>
          </table:table-cell>
          <table:table-cell table:formula="of:=[.C433]" office:value-type="float" office:value="81">
            <text:p>81</text:p>
          </table:table-cell>
          <table:table-cell table:formula="of:=CHAR([.C459])" office:value-type="string" office:string-value="Q">
            <text:p>Q</text:p>
          </table:table-cell>
          <table:table-cell table:formula="of:=CONCATENATE([.B459];[.D459])" office:value-type="string" office:string-value="RQ">
            <text:p>RQ</text:p>
          </table:table-cell>
          <table:table-cell table:formula="of:=CONCATENATE(&quot;inline int Inline&quot;;[.E459];&quot;(const int x) { return Inline&quot;;[.E458];&quot;(x) +  2; }&quot;)" office:value-type="string" office:string-value="inline int InlineRQ(const int x) { return InlineRP(x) +  2; }">
            <text:p>inline int InlineRQ(const int x) { return InlineRP(x) + <text:s/>2; }</text:p>
          </table:table-cell>
          <table:table-cell table:formula="of:=CONCATENATE(&quot;int NonInline&quot;;[.$E459];&quot;(const int x) { return NonInline&quot;;[.$E458];&quot;(x) +  2; }&quot;)" office:value-type="string" office:string-value="int NonInlineRQ(const int x) { return NonInlineRP(x) +  2; }">
            <text:p>int NonInlineRQ(const int x) { return NonInlineRP(x) + <text:s/>2; }</text:p>
          </table:table-cell>
        </table:table-row>
        <table:table-row table:style-name="ro1">
          <table:table-cell table:formula="of:=[.A434]+1" office:value-type="float" office:value="82">
            <text:p>82</text:p>
          </table:table-cell>
          <table:table-cell table:formula="of:=CHAR([.A460])" office:value-type="string" office:string-value="R">
            <text:p>R</text:p>
          </table:table-cell>
          <table:table-cell table:formula="of:=[.C434]" office:value-type="float" office:value="82">
            <text:p>82</text:p>
          </table:table-cell>
          <table:table-cell table:formula="of:=CHAR([.C460])" office:value-type="string" office:string-value="R">
            <text:p>R</text:p>
          </table:table-cell>
          <table:table-cell table:formula="of:=CONCATENATE([.B460];[.D460])" office:value-type="string" office:string-value="RR">
            <text:p>RR</text:p>
          </table:table-cell>
          <table:table-cell table:formula="of:=CONCATENATE(&quot;inline int Inline&quot;;[.E460];&quot;(const int x) { return Inline&quot;;[.E459];&quot;(x) +  2; }&quot;)" office:value-type="string" office:string-value="inline int InlineRR(const int x) { return InlineRQ(x) +  2; }">
            <text:p>inline int InlineRR(const int x) { return InlineRQ(x) + <text:s/>2; }</text:p>
          </table:table-cell>
          <table:table-cell table:formula="of:=CONCATENATE(&quot;int NonInline&quot;;[.$E460];&quot;(const int x) { return NonInline&quot;;[.$E459];&quot;(x) +  2; }&quot;)" office:value-type="string" office:string-value="int NonInlineRR(const int x) { return NonInlineRQ(x) +  2; }">
            <text:p>int NonInlineRR(const int x) { return NonInlineRQ(x) + <text:s/>2; }</text:p>
          </table:table-cell>
        </table:table-row>
        <table:table-row table:style-name="ro1">
          <table:table-cell table:formula="of:=[.A435]+1" office:value-type="float" office:value="82">
            <text:p>82</text:p>
          </table:table-cell>
          <table:table-cell table:formula="of:=CHAR([.A461])" office:value-type="string" office:string-value="R">
            <text:p>R</text:p>
          </table:table-cell>
          <table:table-cell table:formula="of:=[.C435]" office:value-type="float" office:value="83">
            <text:p>83</text:p>
          </table:table-cell>
          <table:table-cell table:formula="of:=CHAR([.C461])" office:value-type="string" office:string-value="S">
            <text:p>S</text:p>
          </table:table-cell>
          <table:table-cell table:formula="of:=CONCATENATE([.B461];[.D461])" office:value-type="string" office:string-value="RS">
            <text:p>RS</text:p>
          </table:table-cell>
          <table:table-cell table:formula="of:=CONCATENATE(&quot;inline int Inline&quot;;[.E461];&quot;(const int x) { return Inline&quot;;[.E460];&quot;(x) +  2; }&quot;)" office:value-type="string" office:string-value="inline int InlineRS(const int x) { return InlineRR(x) +  2; }">
            <text:p>inline int InlineRS(const int x) { return InlineRR(x) + <text:s/>2; }</text:p>
          </table:table-cell>
          <table:table-cell table:formula="of:=CONCATENATE(&quot;int NonInline&quot;;[.$E461];&quot;(const int x) { return NonInline&quot;;[.$E460];&quot;(x) +  2; }&quot;)" office:value-type="string" office:string-value="int NonInlineRS(const int x) { return NonInlineRR(x) +  2; }">
            <text:p>int NonInlineRS(const int x) { return NonInlineRR(x) + <text:s/>2; }</text:p>
          </table:table-cell>
        </table:table-row>
        <table:table-row table:style-name="ro1">
          <table:table-cell table:formula="of:=[.A436]+1" office:value-type="float" office:value="82">
            <text:p>82</text:p>
          </table:table-cell>
          <table:table-cell table:formula="of:=CHAR([.A462])" office:value-type="string" office:string-value="R">
            <text:p>R</text:p>
          </table:table-cell>
          <table:table-cell table:formula="of:=[.C436]" office:value-type="float" office:value="84">
            <text:p>84</text:p>
          </table:table-cell>
          <table:table-cell table:formula="of:=CHAR([.C462])" office:value-type="string" office:string-value="T">
            <text:p>T</text:p>
          </table:table-cell>
          <table:table-cell table:formula="of:=CONCATENATE([.B462];[.D462])" office:value-type="string" office:string-value="RT">
            <text:p>RT</text:p>
          </table:table-cell>
          <table:table-cell table:formula="of:=CONCATENATE(&quot;inline int Inline&quot;;[.E462];&quot;(const int x) { return Inline&quot;;[.E461];&quot;(x) +  2; }&quot;)" office:value-type="string" office:string-value="inline int InlineRT(const int x) { return InlineRS(x) +  2; }">
            <text:p>inline int InlineRT(const int x) { return InlineRS(x) + <text:s/>2; }</text:p>
          </table:table-cell>
          <table:table-cell table:formula="of:=CONCATENATE(&quot;int NonInline&quot;;[.$E462];&quot;(const int x) { return NonInline&quot;;[.$E461];&quot;(x) +  2; }&quot;)" office:value-type="string" office:string-value="int NonInlineRT(const int x) { return NonInlineRS(x) +  2; }">
            <text:p>int NonInlineRT(const int x) { return NonInlineRS(x) + <text:s/>2; }</text:p>
          </table:table-cell>
        </table:table-row>
        <table:table-row table:style-name="ro1">
          <table:table-cell table:formula="of:=[.A437]+1" office:value-type="float" office:value="82">
            <text:p>82</text:p>
          </table:table-cell>
          <table:table-cell table:formula="of:=CHAR([.A463])" office:value-type="string" office:string-value="R">
            <text:p>R</text:p>
          </table:table-cell>
          <table:table-cell table:formula="of:=[.C437]" office:value-type="float" office:value="85">
            <text:p>85</text:p>
          </table:table-cell>
          <table:table-cell table:formula="of:=CHAR([.C463])" office:value-type="string" office:string-value="U">
            <text:p>U</text:p>
          </table:table-cell>
          <table:table-cell table:formula="of:=CONCATENATE([.B463];[.D463])" office:value-type="string" office:string-value="RU">
            <text:p>RU</text:p>
          </table:table-cell>
          <table:table-cell table:formula="of:=CONCATENATE(&quot;inline int Inline&quot;;[.E463];&quot;(const int x) { return Inline&quot;;[.E462];&quot;(x) +  2; }&quot;)" office:value-type="string" office:string-value="inline int InlineRU(const int x) { return InlineRT(x) +  2; }">
            <text:p>inline int InlineRU(const int x) { return InlineRT(x) + <text:s/>2; }</text:p>
          </table:table-cell>
          <table:table-cell table:formula="of:=CONCATENATE(&quot;int NonInline&quot;;[.$E463];&quot;(const int x) { return NonInline&quot;;[.$E462];&quot;(x) +  2; }&quot;)" office:value-type="string" office:string-value="int NonInlineRU(const int x) { return NonInlineRT(x) +  2; }">
            <text:p>int NonInlineRU(const int x) { return NonInlineRT(x) + <text:s/>2; }</text:p>
          </table:table-cell>
        </table:table-row>
        <table:table-row table:style-name="ro1">
          <table:table-cell table:formula="of:=[.A438]+1" office:value-type="float" office:value="82">
            <text:p>82</text:p>
          </table:table-cell>
          <table:table-cell table:formula="of:=CHAR([.A464])" office:value-type="string" office:string-value="R">
            <text:p>R</text:p>
          </table:table-cell>
          <table:table-cell table:formula="of:=[.C438]" office:value-type="float" office:value="86">
            <text:p>86</text:p>
          </table:table-cell>
          <table:table-cell table:formula="of:=CHAR([.C464])" office:value-type="string" office:string-value="V">
            <text:p>V</text:p>
          </table:table-cell>
          <table:table-cell table:formula="of:=CONCATENATE([.B464];[.D464])" office:value-type="string" office:string-value="RV">
            <text:p>RV</text:p>
          </table:table-cell>
          <table:table-cell table:formula="of:=CONCATENATE(&quot;inline int Inline&quot;;[.E464];&quot;(const int x) { return Inline&quot;;[.E463];&quot;(x) +  2; }&quot;)" office:value-type="string" office:string-value="inline int InlineRV(const int x) { return InlineRU(x) +  2; }">
            <text:p>inline int InlineRV(const int x) { return InlineRU(x) + <text:s/>2; }</text:p>
          </table:table-cell>
          <table:table-cell table:formula="of:=CONCATENATE(&quot;int NonInline&quot;;[.$E464];&quot;(const int x) { return NonInline&quot;;[.$E463];&quot;(x) +  2; }&quot;)" office:value-type="string" office:string-value="int NonInlineRV(const int x) { return NonInlineRU(x) +  2; }">
            <text:p>int NonInlineRV(const int x) { return NonInlineRU(x) + <text:s/>2; }</text:p>
          </table:table-cell>
        </table:table-row>
        <table:table-row table:style-name="ro1">
          <table:table-cell table:formula="of:=[.A439]+1" office:value-type="float" office:value="82">
            <text:p>82</text:p>
          </table:table-cell>
          <table:table-cell table:formula="of:=CHAR([.A465])" office:value-type="string" office:string-value="R">
            <text:p>R</text:p>
          </table:table-cell>
          <table:table-cell table:formula="of:=[.C439]" office:value-type="float" office:value="87">
            <text:p>87</text:p>
          </table:table-cell>
          <table:table-cell table:formula="of:=CHAR([.C465])" office:value-type="string" office:string-value="W">
            <text:p>W</text:p>
          </table:table-cell>
          <table:table-cell table:formula="of:=CONCATENATE([.B465];[.D465])" office:value-type="string" office:string-value="RW">
            <text:p>RW</text:p>
          </table:table-cell>
          <table:table-cell table:formula="of:=CONCATENATE(&quot;inline int Inline&quot;;[.E465];&quot;(const int x) { return Inline&quot;;[.E464];&quot;(x) +  2; }&quot;)" office:value-type="string" office:string-value="inline int InlineRW(const int x) { return InlineRV(x) +  2; }">
            <text:p>inline int InlineRW(const int x) { return InlineRV(x) + <text:s/>2; }</text:p>
          </table:table-cell>
          <table:table-cell table:formula="of:=CONCATENATE(&quot;int NonInline&quot;;[.$E465];&quot;(const int x) { return NonInline&quot;;[.$E464];&quot;(x) +  2; }&quot;)" office:value-type="string" office:string-value="int NonInlineRW(const int x) { return NonInlineRV(x) +  2; }">
            <text:p>int NonInlineRW(const int x) { return NonInlineRV(x) + <text:s/>2; }</text:p>
          </table:table-cell>
        </table:table-row>
        <table:table-row table:style-name="ro1">
          <table:table-cell table:formula="of:=[.A440]+1" office:value-type="float" office:value="82">
            <text:p>82</text:p>
          </table:table-cell>
          <table:table-cell table:formula="of:=CHAR([.A466])" office:value-type="string" office:string-value="R">
            <text:p>R</text:p>
          </table:table-cell>
          <table:table-cell table:formula="of:=[.C440]" office:value-type="float" office:value="88">
            <text:p>88</text:p>
          </table:table-cell>
          <table:table-cell table:formula="of:=CHAR([.C466])" office:value-type="string" office:string-value="X">
            <text:p>X</text:p>
          </table:table-cell>
          <table:table-cell table:formula="of:=CONCATENATE([.B466];[.D466])" office:value-type="string" office:string-value="RX">
            <text:p>RX</text:p>
          </table:table-cell>
          <table:table-cell table:formula="of:=CONCATENATE(&quot;inline int Inline&quot;;[.E466];&quot;(const int x) { return Inline&quot;;[.E465];&quot;(x) +  2; }&quot;)" office:value-type="string" office:string-value="inline int InlineRX(const int x) { return InlineRW(x) +  2; }">
            <text:p>inline int InlineRX(const int x) { return InlineRW(x) + <text:s/>2; }</text:p>
          </table:table-cell>
          <table:table-cell table:formula="of:=CONCATENATE(&quot;int NonInline&quot;;[.$E466];&quot;(const int x) { return NonInline&quot;;[.$E465];&quot;(x) +  2; }&quot;)" office:value-type="string" office:string-value="int NonInlineRX(const int x) { return NonInlineRW(x) +  2; }">
            <text:p>int NonInlineRX(const int x) { return NonInlineRW(x) + <text:s/>2; }</text:p>
          </table:table-cell>
        </table:table-row>
        <table:table-row table:style-name="ro1">
          <table:table-cell table:formula="of:=[.A441]+1" office:value-type="float" office:value="82">
            <text:p>82</text:p>
          </table:table-cell>
          <table:table-cell table:formula="of:=CHAR([.A467])" office:value-type="string" office:string-value="R">
            <text:p>R</text:p>
          </table:table-cell>
          <table:table-cell table:formula="of:=[.C441]" office:value-type="float" office:value="89">
            <text:p>89</text:p>
          </table:table-cell>
          <table:table-cell table:formula="of:=CHAR([.C467])" office:value-type="string" office:string-value="Y">
            <text:p>Y</text:p>
          </table:table-cell>
          <table:table-cell table:formula="of:=CONCATENATE([.B467];[.D467])" office:value-type="string" office:string-value="RY">
            <text:p>RY</text:p>
          </table:table-cell>
          <table:table-cell table:formula="of:=CONCATENATE(&quot;inline int Inline&quot;;[.E467];&quot;(const int x) { return Inline&quot;;[.E466];&quot;(x) +  2; }&quot;)" office:value-type="string" office:string-value="inline int InlineRY(const int x) { return InlineRX(x) +  2; }">
            <text:p>inline int InlineRY(const int x) { return InlineRX(x) + <text:s/>2; }</text:p>
          </table:table-cell>
          <table:table-cell table:formula="of:=CONCATENATE(&quot;int NonInline&quot;;[.$E467];&quot;(const int x) { return NonInline&quot;;[.$E466];&quot;(x) +  2; }&quot;)" office:value-type="string" office:string-value="int NonInlineRY(const int x) { return NonInlineRX(x) +  2; }">
            <text:p>int NonInlineRY(const int x) { return NonInlineRX(x) + <text:s/>2; }</text:p>
          </table:table-cell>
        </table:table-row>
        <table:table-row table:style-name="ro1">
          <table:table-cell table:formula="of:=[.A442]+1" office:value-type="float" office:value="82">
            <text:p>82</text:p>
          </table:table-cell>
          <table:table-cell table:formula="of:=CHAR([.A468])" office:value-type="string" office:string-value="R">
            <text:p>R</text:p>
          </table:table-cell>
          <table:table-cell table:formula="of:=[.C442]" office:value-type="float" office:value="90">
            <text:p>90</text:p>
          </table:table-cell>
          <table:table-cell table:formula="of:=CHAR([.C468])" office:value-type="string" office:string-value="Z">
            <text:p>Z</text:p>
          </table:table-cell>
          <table:table-cell table:formula="of:=CONCATENATE([.B468];[.D468])" office:value-type="string" office:string-value="RZ">
            <text:p>RZ</text:p>
          </table:table-cell>
          <table:table-cell table:formula="of:=CONCATENATE(&quot;inline int Inline&quot;;[.E468];&quot;(const int x) { return Inline&quot;;[.E467];&quot;(x) +  2; }&quot;)" office:value-type="string" office:string-value="inline int InlineRZ(const int x) { return InlineRY(x) +  2; }">
            <text:p>inline int InlineRZ(const int x) { return InlineRY(x) + <text:s/>2; }</text:p>
          </table:table-cell>
          <table:table-cell table:formula="of:=CONCATENATE(&quot;int NonInline&quot;;[.$E468];&quot;(const int x) { return NonInline&quot;;[.$E467];&quot;(x) +  2; }&quot;)" office:value-type="string" office:string-value="int NonInlineRZ(const int x) { return NonInlineRY(x) +  2; }">
            <text:p>int NonInlineRZ(const int x) { return NonInlineRY(x) + <text:s/>2; }</text:p>
          </table:table-cell>
        </table:table-row>
        <table:table-row table:style-name="ro1">
          <table:table-cell table:formula="of:=[.A443]+1" office:value-type="float" office:value="83">
            <text:p>83</text:p>
          </table:table-cell>
          <table:table-cell table:formula="of:=CHAR([.A469])" office:value-type="string" office:string-value="S">
            <text:p>S</text:p>
          </table:table-cell>
          <table:table-cell table:formula="of:=[.C443]" office:value-type="float" office:value="65">
            <text:p>65</text:p>
          </table:table-cell>
          <table:table-cell table:formula="of:=CHAR([.C469])" office:value-type="string" office:string-value="A">
            <text:p>A</text:p>
          </table:table-cell>
          <table:table-cell table:formula="of:=CONCATENATE([.B469];[.D469])" office:value-type="string" office:string-value="SA">
            <text:p>SA</text:p>
          </table:table-cell>
          <table:table-cell table:formula="of:=CONCATENATE(&quot;inline int Inline&quot;;[.E469];&quot;(const int x) { return Inline&quot;;[.E468];&quot;(x) +  2; }&quot;)" office:value-type="string" office:string-value="inline int InlineSA(const int x) { return InlineRZ(x) +  2; }">
            <text:p>inline int InlineSA(const int x) { return InlineRZ(x) + <text:s/>2; }</text:p>
          </table:table-cell>
          <table:table-cell table:formula="of:=CONCATENATE(&quot;int NonInline&quot;;[.$E469];&quot;(const int x) { return NonInline&quot;;[.$E468];&quot;(x) +  2; }&quot;)" office:value-type="string" office:string-value="int NonInlineSA(const int x) { return NonInlineRZ(x) +  2; }">
            <text:p>int NonInlineSA(const int x) { return NonInlineRZ(x) + <text:s/>2; }</text:p>
          </table:table-cell>
        </table:table-row>
        <table:table-row table:style-name="ro1">
          <table:table-cell table:formula="of:=[.A444]+1" office:value-type="float" office:value="83">
            <text:p>83</text:p>
          </table:table-cell>
          <table:table-cell table:formula="of:=CHAR([.A470])" office:value-type="string" office:string-value="S">
            <text:p>S</text:p>
          </table:table-cell>
          <table:table-cell table:formula="of:=[.C444]" office:value-type="float" office:value="66">
            <text:p>66</text:p>
          </table:table-cell>
          <table:table-cell table:formula="of:=CHAR([.C470])" office:value-type="string" office:string-value="B">
            <text:p>B</text:p>
          </table:table-cell>
          <table:table-cell table:formula="of:=CONCATENATE([.B470];[.D470])" office:value-type="string" office:string-value="SB">
            <text:p>SB</text:p>
          </table:table-cell>
          <table:table-cell table:formula="of:=CONCATENATE(&quot;inline int Inline&quot;;[.E470];&quot;(const int x) { return Inline&quot;;[.E469];&quot;(x) +  2; }&quot;)" office:value-type="string" office:string-value="inline int InlineSB(const int x) { return InlineSA(x) +  2; }">
            <text:p>inline int InlineSB(const int x) { return InlineSA(x) + <text:s/>2; }</text:p>
          </table:table-cell>
          <table:table-cell table:formula="of:=CONCATENATE(&quot;int NonInline&quot;;[.$E470];&quot;(const int x) { return NonInline&quot;;[.$E469];&quot;(x) +  2; }&quot;)" office:value-type="string" office:string-value="int NonInlineSB(const int x) { return NonInlineSA(x) +  2; }">
            <text:p>int NonInlineSB(const int x) { return NonInlineSA(x) + <text:s/>2; }</text:p>
          </table:table-cell>
        </table:table-row>
        <table:table-row table:style-name="ro1">
          <table:table-cell table:formula="of:=[.A445]+1" office:value-type="float" office:value="83">
            <text:p>83</text:p>
          </table:table-cell>
          <table:table-cell table:formula="of:=CHAR([.A471])" office:value-type="string" office:string-value="S">
            <text:p>S</text:p>
          </table:table-cell>
          <table:table-cell table:formula="of:=[.C445]" office:value-type="float" office:value="67">
            <text:p>67</text:p>
          </table:table-cell>
          <table:table-cell table:formula="of:=CHAR([.C471])" office:value-type="string" office:string-value="C">
            <text:p>C</text:p>
          </table:table-cell>
          <table:table-cell table:formula="of:=CONCATENATE([.B471];[.D471])" office:value-type="string" office:string-value="SC">
            <text:p>SC</text:p>
          </table:table-cell>
          <table:table-cell table:formula="of:=CONCATENATE(&quot;inline int Inline&quot;;[.E471];&quot;(const int x) { return Inline&quot;;[.E470];&quot;(x) +  2; }&quot;)" office:value-type="string" office:string-value="inline int InlineSC(const int x) { return InlineSB(x) +  2; }">
            <text:p>inline int InlineSC(const int x) { return InlineSB(x) + <text:s/>2; }</text:p>
          </table:table-cell>
          <table:table-cell table:formula="of:=CONCATENATE(&quot;int NonInline&quot;;[.$E471];&quot;(const int x) { return NonInline&quot;;[.$E470];&quot;(x) +  2; }&quot;)" office:value-type="string" office:string-value="int NonInlineSC(const int x) { return NonInlineSB(x) +  2; }">
            <text:p>int NonInlineSC(const int x) { return NonInlineSB(x) + <text:s/>2; }</text:p>
          </table:table-cell>
        </table:table-row>
        <table:table-row table:style-name="ro1">
          <table:table-cell table:formula="of:=[.A446]+1" office:value-type="float" office:value="83">
            <text:p>83</text:p>
          </table:table-cell>
          <table:table-cell table:formula="of:=CHAR([.A472])" office:value-type="string" office:string-value="S">
            <text:p>S</text:p>
          </table:table-cell>
          <table:table-cell table:formula="of:=[.C446]" office:value-type="float" office:value="68">
            <text:p>68</text:p>
          </table:table-cell>
          <table:table-cell table:formula="of:=CHAR([.C472])" office:value-type="string" office:string-value="D">
            <text:p>D</text:p>
          </table:table-cell>
          <table:table-cell table:formula="of:=CONCATENATE([.B472];[.D472])" office:value-type="string" office:string-value="SD">
            <text:p>SD</text:p>
          </table:table-cell>
          <table:table-cell table:formula="of:=CONCATENATE(&quot;inline int Inline&quot;;[.E472];&quot;(const int x) { return Inline&quot;;[.E471];&quot;(x) +  2; }&quot;)" office:value-type="string" office:string-value="inline int InlineSD(const int x) { return InlineSC(x) +  2; }">
            <text:p>inline int InlineSD(const int x) { return InlineSC(x) + <text:s/>2; }</text:p>
          </table:table-cell>
          <table:table-cell table:formula="of:=CONCATENATE(&quot;int NonInline&quot;;[.$E472];&quot;(const int x) { return NonInline&quot;;[.$E471];&quot;(x) +  2; }&quot;)" office:value-type="string" office:string-value="int NonInlineSD(const int x) { return NonInlineSC(x) +  2; }">
            <text:p>int NonInlineSD(const int x) { return NonInlineSC(x) + <text:s/>2; }</text:p>
          </table:table-cell>
        </table:table-row>
        <table:table-row table:style-name="ro1">
          <table:table-cell table:formula="of:=[.A447]+1" office:value-type="float" office:value="83">
            <text:p>83</text:p>
          </table:table-cell>
          <table:table-cell table:formula="of:=CHAR([.A473])" office:value-type="string" office:string-value="S">
            <text:p>S</text:p>
          </table:table-cell>
          <table:table-cell table:formula="of:=[.C447]" office:value-type="float" office:value="69">
            <text:p>69</text:p>
          </table:table-cell>
          <table:table-cell table:formula="of:=CHAR([.C473])" office:value-type="string" office:string-value="E">
            <text:p>E</text:p>
          </table:table-cell>
          <table:table-cell table:formula="of:=CONCATENATE([.B473];[.D473])" office:value-type="string" office:string-value="SE">
            <text:p>SE</text:p>
          </table:table-cell>
          <table:table-cell table:formula="of:=CONCATENATE(&quot;inline int Inline&quot;;[.E473];&quot;(const int x) { return Inline&quot;;[.E472];&quot;(x) +  2; }&quot;)" office:value-type="string" office:string-value="inline int InlineSE(const int x) { return InlineSD(x) +  2; }">
            <text:p>inline int InlineSE(const int x) { return InlineSD(x) + <text:s/>2; }</text:p>
          </table:table-cell>
          <table:table-cell table:formula="of:=CONCATENATE(&quot;int NonInline&quot;;[.$E473];&quot;(const int x) { return NonInline&quot;;[.$E472];&quot;(x) +  2; }&quot;)" office:value-type="string" office:string-value="int NonInlineSE(const int x) { return NonInlineSD(x) +  2; }">
            <text:p>int NonInlineSE(const int x) { return NonInlineSD(x) + <text:s/>2; }</text:p>
          </table:table-cell>
        </table:table-row>
        <table:table-row table:style-name="ro1">
          <table:table-cell table:formula="of:=[.A448]+1" office:value-type="float" office:value="83">
            <text:p>83</text:p>
          </table:table-cell>
          <table:table-cell table:formula="of:=CHAR([.A474])" office:value-type="string" office:string-value="S">
            <text:p>S</text:p>
          </table:table-cell>
          <table:table-cell table:formula="of:=[.C448]" office:value-type="float" office:value="70">
            <text:p>70</text:p>
          </table:table-cell>
          <table:table-cell table:formula="of:=CHAR([.C474])" office:value-type="string" office:string-value="F">
            <text:p>F</text:p>
          </table:table-cell>
          <table:table-cell table:formula="of:=CONCATENATE([.B474];[.D474])" office:value-type="string" office:string-value="SF">
            <text:p>SF</text:p>
          </table:table-cell>
          <table:table-cell table:formula="of:=CONCATENATE(&quot;inline int Inline&quot;;[.E474];&quot;(const int x) { return Inline&quot;;[.E473];&quot;(x) +  2; }&quot;)" office:value-type="string" office:string-value="inline int InlineSF(const int x) { return InlineSE(x) +  2; }">
            <text:p>inline int InlineSF(const int x) { return InlineSE(x) + <text:s/>2; }</text:p>
          </table:table-cell>
          <table:table-cell table:formula="of:=CONCATENATE(&quot;int NonInline&quot;;[.$E474];&quot;(const int x) { return NonInline&quot;;[.$E473];&quot;(x) +  2; }&quot;)" office:value-type="string" office:string-value="int NonInlineSF(const int x) { return NonInlineSE(x) +  2; }">
            <text:p>int NonInlineSF(const int x) { return NonInlineSE(x) + <text:s/>2; }</text:p>
          </table:table-cell>
        </table:table-row>
        <table:table-row table:style-name="ro1">
          <table:table-cell table:formula="of:=[.A449]+1" office:value-type="float" office:value="83">
            <text:p>83</text:p>
          </table:table-cell>
          <table:table-cell table:formula="of:=CHAR([.A475])" office:value-type="string" office:string-value="S">
            <text:p>S</text:p>
          </table:table-cell>
          <table:table-cell table:formula="of:=[.C449]" office:value-type="float" office:value="71">
            <text:p>71</text:p>
          </table:table-cell>
          <table:table-cell table:formula="of:=CHAR([.C475])" office:value-type="string" office:string-value="G">
            <text:p>G</text:p>
          </table:table-cell>
          <table:table-cell table:formula="of:=CONCATENATE([.B475];[.D475])" office:value-type="string" office:string-value="SG">
            <text:p>SG</text:p>
          </table:table-cell>
          <table:table-cell table:formula="of:=CONCATENATE(&quot;inline int Inline&quot;;[.E475];&quot;(const int x) { return Inline&quot;;[.E474];&quot;(x) +  2; }&quot;)" office:value-type="string" office:string-value="inline int InlineSG(const int x) { return InlineSF(x) +  2; }">
            <text:p>inline int InlineSG(const int x) { return InlineSF(x) + <text:s/>2; }</text:p>
          </table:table-cell>
          <table:table-cell table:formula="of:=CONCATENATE(&quot;int NonInline&quot;;[.$E475];&quot;(const int x) { return NonInline&quot;;[.$E474];&quot;(x) +  2; }&quot;)" office:value-type="string" office:string-value="int NonInlineSG(const int x) { return NonInlineSF(x) +  2; }">
            <text:p>int NonInlineSG(const int x) { return NonInlineSF(x) + <text:s/>2; }</text:p>
          </table:table-cell>
        </table:table-row>
        <table:table-row table:style-name="ro1">
          <table:table-cell table:formula="of:=[.A450]+1" office:value-type="float" office:value="83">
            <text:p>83</text:p>
          </table:table-cell>
          <table:table-cell table:formula="of:=CHAR([.A476])" office:value-type="string" office:string-value="S">
            <text:p>S</text:p>
          </table:table-cell>
          <table:table-cell table:formula="of:=[.C450]" office:value-type="float" office:value="72">
            <text:p>72</text:p>
          </table:table-cell>
          <table:table-cell table:formula="of:=CHAR([.C476])" office:value-type="string" office:string-value="H">
            <text:p>H</text:p>
          </table:table-cell>
          <table:table-cell table:formula="of:=CONCATENATE([.B476];[.D476])" office:value-type="string" office:string-value="SH">
            <text:p>SH</text:p>
          </table:table-cell>
          <table:table-cell table:formula="of:=CONCATENATE(&quot;inline int Inline&quot;;[.E476];&quot;(const int x) { return Inline&quot;;[.E475];&quot;(x) +  2; }&quot;)" office:value-type="string" office:string-value="inline int InlineSH(const int x) { return InlineSG(x) +  2; }">
            <text:p>inline int InlineSH(const int x) { return InlineSG(x) + <text:s/>2; }</text:p>
          </table:table-cell>
          <table:table-cell table:formula="of:=CONCATENATE(&quot;int NonInline&quot;;[.$E476];&quot;(const int x) { return NonInline&quot;;[.$E475];&quot;(x) +  2; }&quot;)" office:value-type="string" office:string-value="int NonInlineSH(const int x) { return NonInlineSG(x) +  2; }">
            <text:p>int NonInlineSH(const int x) { return NonInlineSG(x) + <text:s/>2; }</text:p>
          </table:table-cell>
        </table:table-row>
        <table:table-row table:style-name="ro1">
          <table:table-cell table:formula="of:=[.A451]+1" office:value-type="float" office:value="83">
            <text:p>83</text:p>
          </table:table-cell>
          <table:table-cell table:formula="of:=CHAR([.A477])" office:value-type="string" office:string-value="S">
            <text:p>S</text:p>
          </table:table-cell>
          <table:table-cell table:formula="of:=[.C451]" office:value-type="float" office:value="73">
            <text:p>73</text:p>
          </table:table-cell>
          <table:table-cell table:formula="of:=CHAR([.C477])" office:value-type="string" office:string-value="I">
            <text:p>I</text:p>
          </table:table-cell>
          <table:table-cell table:formula="of:=CONCATENATE([.B477];[.D477])" office:value-type="string" office:string-value="SI">
            <text:p>SI</text:p>
          </table:table-cell>
          <table:table-cell table:formula="of:=CONCATENATE(&quot;inline int Inline&quot;;[.E477];&quot;(const int x) { return Inline&quot;;[.E476];&quot;(x) +  2; }&quot;)" office:value-type="string" office:string-value="inline int InlineSI(const int x) { return InlineSH(x) +  2; }">
            <text:p>inline int InlineSI(const int x) { return InlineSH(x) + <text:s/>2; }</text:p>
          </table:table-cell>
          <table:table-cell table:formula="of:=CONCATENATE(&quot;int NonInline&quot;;[.$E477];&quot;(const int x) { return NonInline&quot;;[.$E476];&quot;(x) +  2; }&quot;)" office:value-type="string" office:string-value="int NonInlineSI(const int x) { return NonInlineSH(x) +  2; }">
            <text:p>int NonInlineSI(const int x) { return NonInlineSH(x) + <text:s/>2; }</text:p>
          </table:table-cell>
        </table:table-row>
        <table:table-row table:style-name="ro1">
          <table:table-cell table:formula="of:=[.A452]+1" office:value-type="float" office:value="83">
            <text:p>83</text:p>
          </table:table-cell>
          <table:table-cell table:formula="of:=CHAR([.A478])" office:value-type="string" office:string-value="S">
            <text:p>S</text:p>
          </table:table-cell>
          <table:table-cell table:formula="of:=[.C452]" office:value-type="float" office:value="74">
            <text:p>74</text:p>
          </table:table-cell>
          <table:table-cell table:formula="of:=CHAR([.C478])" office:value-type="string" office:string-value="J">
            <text:p>J</text:p>
          </table:table-cell>
          <table:table-cell table:formula="of:=CONCATENATE([.B478];[.D478])" office:value-type="string" office:string-value="SJ">
            <text:p>SJ</text:p>
          </table:table-cell>
          <table:table-cell table:formula="of:=CONCATENATE(&quot;inline int Inline&quot;;[.E478];&quot;(const int x) { return Inline&quot;;[.E477];&quot;(x) +  2; }&quot;)" office:value-type="string" office:string-value="inline int InlineSJ(const int x) { return InlineSI(x) +  2; }">
            <text:p>inline int InlineSJ(const int x) { return InlineSI(x) + <text:s/>2; }</text:p>
          </table:table-cell>
          <table:table-cell table:formula="of:=CONCATENATE(&quot;int NonInline&quot;;[.$E478];&quot;(const int x) { return NonInline&quot;;[.$E477];&quot;(x) +  2; }&quot;)" office:value-type="string" office:string-value="int NonInlineSJ(const int x) { return NonInlineSI(x) +  2; }">
            <text:p>int NonInlineSJ(const int x) { return NonInlineSI(x) + <text:s/>2; }</text:p>
          </table:table-cell>
        </table:table-row>
        <table:table-row table:style-name="ro1">
          <table:table-cell table:formula="of:=[.A453]+1" office:value-type="float" office:value="83">
            <text:p>83</text:p>
          </table:table-cell>
          <table:table-cell table:formula="of:=CHAR([.A479])" office:value-type="string" office:string-value="S">
            <text:p>S</text:p>
          </table:table-cell>
          <table:table-cell table:formula="of:=[.C453]" office:value-type="float" office:value="75">
            <text:p>75</text:p>
          </table:table-cell>
          <table:table-cell table:formula="of:=CHAR([.C479])" office:value-type="string" office:string-value="K">
            <text:p>K</text:p>
          </table:table-cell>
          <table:table-cell table:formula="of:=CONCATENATE([.B479];[.D479])" office:value-type="string" office:string-value="SK">
            <text:p>SK</text:p>
          </table:table-cell>
          <table:table-cell table:formula="of:=CONCATENATE(&quot;inline int Inline&quot;;[.E479];&quot;(const int x) { return Inline&quot;;[.E478];&quot;(x) +  2; }&quot;)" office:value-type="string" office:string-value="inline int InlineSK(const int x) { return InlineSJ(x) +  2; }">
            <text:p>inline int InlineSK(const int x) { return InlineSJ(x) + <text:s/>2; }</text:p>
          </table:table-cell>
          <table:table-cell table:formula="of:=CONCATENATE(&quot;int NonInline&quot;;[.$E479];&quot;(const int x) { return NonInline&quot;;[.$E478];&quot;(x) +  2; }&quot;)" office:value-type="string" office:string-value="int NonInlineSK(const int x) { return NonInlineSJ(x) +  2; }">
            <text:p>int NonInlineSK(const int x) { return NonInlineSJ(x) + <text:s/>2; }</text:p>
          </table:table-cell>
        </table:table-row>
        <table:table-row table:style-name="ro1">
          <table:table-cell table:formula="of:=[.A454]+1" office:value-type="float" office:value="83">
            <text:p>83</text:p>
          </table:table-cell>
          <table:table-cell table:formula="of:=CHAR([.A480])" office:value-type="string" office:string-value="S">
            <text:p>S</text:p>
          </table:table-cell>
          <table:table-cell table:formula="of:=[.C454]" office:value-type="float" office:value="76">
            <text:p>76</text:p>
          </table:table-cell>
          <table:table-cell table:formula="of:=CHAR([.C480])" office:value-type="string" office:string-value="L">
            <text:p>L</text:p>
          </table:table-cell>
          <table:table-cell table:formula="of:=CONCATENATE([.B480];[.D480])" office:value-type="string" office:string-value="SL">
            <text:p>SL</text:p>
          </table:table-cell>
          <table:table-cell table:formula="of:=CONCATENATE(&quot;inline int Inline&quot;;[.E480];&quot;(const int x) { return Inline&quot;;[.E479];&quot;(x) +  2; }&quot;)" office:value-type="string" office:string-value="inline int InlineSL(const int x) { return InlineSK(x) +  2; }">
            <text:p>inline int InlineSL(const int x) { return InlineSK(x) + <text:s/>2; }</text:p>
          </table:table-cell>
          <table:table-cell table:formula="of:=CONCATENATE(&quot;int NonInline&quot;;[.$E480];&quot;(const int x) { return NonInline&quot;;[.$E479];&quot;(x) +  2; }&quot;)" office:value-type="string" office:string-value="int NonInlineSL(const int x) { return NonInlineSK(x) +  2; }">
            <text:p>int NonInlineSL(const int x) { return NonInlineSK(x) + <text:s/>2; }</text:p>
          </table:table-cell>
        </table:table-row>
        <table:table-row table:style-name="ro1">
          <table:table-cell table:formula="of:=[.A455]+1" office:value-type="float" office:value="83">
            <text:p>83</text:p>
          </table:table-cell>
          <table:table-cell table:formula="of:=CHAR([.A481])" office:value-type="string" office:string-value="S">
            <text:p>S</text:p>
          </table:table-cell>
          <table:table-cell table:formula="of:=[.C455]" office:value-type="float" office:value="77">
            <text:p>77</text:p>
          </table:table-cell>
          <table:table-cell table:formula="of:=CHAR([.C481])" office:value-type="string" office:string-value="M">
            <text:p>M</text:p>
          </table:table-cell>
          <table:table-cell table:formula="of:=CONCATENATE([.B481];[.D481])" office:value-type="string" office:string-value="SM">
            <text:p>SM</text:p>
          </table:table-cell>
          <table:table-cell table:formula="of:=CONCATENATE(&quot;inline int Inline&quot;;[.E481];&quot;(const int x) { return Inline&quot;;[.E480];&quot;(x) +  2; }&quot;)" office:value-type="string" office:string-value="inline int InlineSM(const int x) { return InlineSL(x) +  2; }">
            <text:p>inline int InlineSM(const int x) { return InlineSL(x) + <text:s/>2; }</text:p>
          </table:table-cell>
          <table:table-cell table:formula="of:=CONCATENATE(&quot;int NonInline&quot;;[.$E481];&quot;(const int x) { return NonInline&quot;;[.$E480];&quot;(x) +  2; }&quot;)" office:value-type="string" office:string-value="int NonInlineSM(const int x) { return NonInlineSL(x) +  2; }">
            <text:p>int NonInlineSM(const int x) { return NonInlineSL(x) + <text:s/>2; }</text:p>
          </table:table-cell>
        </table:table-row>
        <table:table-row table:style-name="ro1">
          <table:table-cell table:formula="of:=[.A456]+1" office:value-type="float" office:value="83">
            <text:p>83</text:p>
          </table:table-cell>
          <table:table-cell table:formula="of:=CHAR([.A482])" office:value-type="string" office:string-value="S">
            <text:p>S</text:p>
          </table:table-cell>
          <table:table-cell table:formula="of:=[.C456]" office:value-type="float" office:value="78">
            <text:p>78</text:p>
          </table:table-cell>
          <table:table-cell table:formula="of:=CHAR([.C482])" office:value-type="string" office:string-value="N">
            <text:p>N</text:p>
          </table:table-cell>
          <table:table-cell table:formula="of:=CONCATENATE([.B482];[.D482])" office:value-type="string" office:string-value="SN">
            <text:p>SN</text:p>
          </table:table-cell>
          <table:table-cell table:formula="of:=CONCATENATE(&quot;inline int Inline&quot;;[.E482];&quot;(const int x) { return Inline&quot;;[.E481];&quot;(x) +  2; }&quot;)" office:value-type="string" office:string-value="inline int InlineSN(const int x) { return InlineSM(x) +  2; }">
            <text:p>inline int InlineSN(const int x) { return InlineSM(x) + <text:s/>2; }</text:p>
          </table:table-cell>
          <table:table-cell table:formula="of:=CONCATENATE(&quot;int NonInline&quot;;[.$E482];&quot;(const int x) { return NonInline&quot;;[.$E481];&quot;(x) +  2; }&quot;)" office:value-type="string" office:string-value="int NonInlineSN(const int x) { return NonInlineSM(x) +  2; }">
            <text:p>int NonInlineSN(const int x) { return NonInlineSM(x) + <text:s/>2; }</text:p>
          </table:table-cell>
        </table:table-row>
        <table:table-row table:style-name="ro1">
          <table:table-cell table:formula="of:=[.A457]+1" office:value-type="float" office:value="83">
            <text:p>83</text:p>
          </table:table-cell>
          <table:table-cell table:formula="of:=CHAR([.A483])" office:value-type="string" office:string-value="S">
            <text:p>S</text:p>
          </table:table-cell>
          <table:table-cell table:formula="of:=[.C457]" office:value-type="float" office:value="79">
            <text:p>79</text:p>
          </table:table-cell>
          <table:table-cell table:formula="of:=CHAR([.C483])" office:value-type="string" office:string-value="O">
            <text:p>O</text:p>
          </table:table-cell>
          <table:table-cell table:formula="of:=CONCATENATE([.B483];[.D483])" office:value-type="string" office:string-value="SO">
            <text:p>SO</text:p>
          </table:table-cell>
          <table:table-cell table:formula="of:=CONCATENATE(&quot;inline int Inline&quot;;[.E483];&quot;(const int x) { return Inline&quot;;[.E482];&quot;(x) +  2; }&quot;)" office:value-type="string" office:string-value="inline int InlineSO(const int x) { return InlineSN(x) +  2; }">
            <text:p>inline int InlineSO(const int x) { return InlineSN(x) + <text:s/>2; }</text:p>
          </table:table-cell>
          <table:table-cell table:formula="of:=CONCATENATE(&quot;int NonInline&quot;;[.$E483];&quot;(const int x) { return NonInline&quot;;[.$E482];&quot;(x) +  2; }&quot;)" office:value-type="string" office:string-value="int NonInlineSO(const int x) { return NonInlineSN(x) +  2; }">
            <text:p>int NonInlineSO(const int x) { return NonInlineSN(x) + <text:s/>2; }</text:p>
          </table:table-cell>
        </table:table-row>
        <table:table-row table:style-name="ro1">
          <table:table-cell table:formula="of:=[.A458]+1" office:value-type="float" office:value="83">
            <text:p>83</text:p>
          </table:table-cell>
          <table:table-cell table:formula="of:=CHAR([.A484])" office:value-type="string" office:string-value="S">
            <text:p>S</text:p>
          </table:table-cell>
          <table:table-cell table:formula="of:=[.C458]" office:value-type="float" office:value="80">
            <text:p>80</text:p>
          </table:table-cell>
          <table:table-cell table:formula="of:=CHAR([.C484])" office:value-type="string" office:string-value="P">
            <text:p>P</text:p>
          </table:table-cell>
          <table:table-cell table:formula="of:=CONCATENATE([.B484];[.D484])" office:value-type="string" office:string-value="SP">
            <text:p>SP</text:p>
          </table:table-cell>
          <table:table-cell table:formula="of:=CONCATENATE(&quot;inline int Inline&quot;;[.E484];&quot;(const int x) { return Inline&quot;;[.E483];&quot;(x) +  2; }&quot;)" office:value-type="string" office:string-value="inline int InlineSP(const int x) { return InlineSO(x) +  2; }">
            <text:p>inline int InlineSP(const int x) { return InlineSO(x) + <text:s/>2; }</text:p>
          </table:table-cell>
          <table:table-cell table:formula="of:=CONCATENATE(&quot;int NonInline&quot;;[.$E484];&quot;(const int x) { return NonInline&quot;;[.$E483];&quot;(x) +  2; }&quot;)" office:value-type="string" office:string-value="int NonInlineSP(const int x) { return NonInlineSO(x) +  2; }">
            <text:p>int NonInlineSP(const int x) { return NonInlineSO(x) + <text:s/>2; }</text:p>
          </table:table-cell>
        </table:table-row>
        <table:table-row table:style-name="ro1">
          <table:table-cell table:formula="of:=[.A459]+1" office:value-type="float" office:value="83">
            <text:p>83</text:p>
          </table:table-cell>
          <table:table-cell table:formula="of:=CHAR([.A485])" office:value-type="string" office:string-value="S">
            <text:p>S</text:p>
          </table:table-cell>
          <table:table-cell table:formula="of:=[.C459]" office:value-type="float" office:value="81">
            <text:p>81</text:p>
          </table:table-cell>
          <table:table-cell table:formula="of:=CHAR([.C485])" office:value-type="string" office:string-value="Q">
            <text:p>Q</text:p>
          </table:table-cell>
          <table:table-cell table:formula="of:=CONCATENATE([.B485];[.D485])" office:value-type="string" office:string-value="SQ">
            <text:p>SQ</text:p>
          </table:table-cell>
          <table:table-cell table:formula="of:=CONCATENATE(&quot;inline int Inline&quot;;[.E485];&quot;(const int x) { return Inline&quot;;[.E484];&quot;(x) +  2; }&quot;)" office:value-type="string" office:string-value="inline int InlineSQ(const int x) { return InlineSP(x) +  2; }">
            <text:p>inline int InlineSQ(const int x) { return InlineSP(x) + <text:s/>2; }</text:p>
          </table:table-cell>
          <table:table-cell table:formula="of:=CONCATENATE(&quot;int NonInline&quot;;[.$E485];&quot;(const int x) { return NonInline&quot;;[.$E484];&quot;(x) +  2; }&quot;)" office:value-type="string" office:string-value="int NonInlineSQ(const int x) { return NonInlineSP(x) +  2; }">
            <text:p>int NonInlineSQ(const int x) { return NonInlineSP(x) + <text:s/>2; }</text:p>
          </table:table-cell>
        </table:table-row>
        <table:table-row table:style-name="ro1">
          <table:table-cell table:formula="of:=[.A460]+1" office:value-type="float" office:value="83">
            <text:p>83</text:p>
          </table:table-cell>
          <table:table-cell table:formula="of:=CHAR([.A486])" office:value-type="string" office:string-value="S">
            <text:p>S</text:p>
          </table:table-cell>
          <table:table-cell table:formula="of:=[.C460]" office:value-type="float" office:value="82">
            <text:p>82</text:p>
          </table:table-cell>
          <table:table-cell table:formula="of:=CHAR([.C486])" office:value-type="string" office:string-value="R">
            <text:p>R</text:p>
          </table:table-cell>
          <table:table-cell table:formula="of:=CONCATENATE([.B486];[.D486])" office:value-type="string" office:string-value="SR">
            <text:p>SR</text:p>
          </table:table-cell>
          <table:table-cell table:formula="of:=CONCATENATE(&quot;inline int Inline&quot;;[.E486];&quot;(const int x) { return Inline&quot;;[.E485];&quot;(x) +  2; }&quot;)" office:value-type="string" office:string-value="inline int InlineSR(const int x) { return InlineSQ(x) +  2; }">
            <text:p>inline int InlineSR(const int x) { return InlineSQ(x) + <text:s/>2; }</text:p>
          </table:table-cell>
          <table:table-cell table:formula="of:=CONCATENATE(&quot;int NonInline&quot;;[.$E486];&quot;(const int x) { return NonInline&quot;;[.$E485];&quot;(x) +  2; }&quot;)" office:value-type="string" office:string-value="int NonInlineSR(const int x) { return NonInlineSQ(x) +  2; }">
            <text:p>int NonInlineSR(const int x) { return NonInlineSQ(x) + <text:s/>2; }</text:p>
          </table:table-cell>
        </table:table-row>
        <table:table-row table:style-name="ro1">
          <table:table-cell table:formula="of:=[.A461]+1" office:value-type="float" office:value="83">
            <text:p>83</text:p>
          </table:table-cell>
          <table:table-cell table:formula="of:=CHAR([.A487])" office:value-type="string" office:string-value="S">
            <text:p>S</text:p>
          </table:table-cell>
          <table:table-cell table:formula="of:=[.C461]" office:value-type="float" office:value="83">
            <text:p>83</text:p>
          </table:table-cell>
          <table:table-cell table:formula="of:=CHAR([.C487])" office:value-type="string" office:string-value="S">
            <text:p>S</text:p>
          </table:table-cell>
          <table:table-cell table:formula="of:=CONCATENATE([.B487];[.D487])" office:value-type="string" office:string-value="SS">
            <text:p>SS</text:p>
          </table:table-cell>
          <table:table-cell table:formula="of:=CONCATENATE(&quot;inline int Inline&quot;;[.E487];&quot;(const int x) { return Inline&quot;;[.E486];&quot;(x) +  2; }&quot;)" office:value-type="string" office:string-value="inline int InlineSS(const int x) { return InlineSR(x) +  2; }">
            <text:p>inline int InlineSS(const int x) { return InlineSR(x) + <text:s/>2; }</text:p>
          </table:table-cell>
          <table:table-cell table:formula="of:=CONCATENATE(&quot;int NonInline&quot;;[.$E487];&quot;(const int x) { return NonInline&quot;;[.$E486];&quot;(x) +  2; }&quot;)" office:value-type="string" office:string-value="int NonInlineSS(const int x) { return NonInlineSR(x) +  2; }">
            <text:p>int NonInlineSS(const int x) { return NonInlineSR(x) + <text:s/>2; }</text:p>
          </table:table-cell>
        </table:table-row>
        <table:table-row table:style-name="ro1">
          <table:table-cell table:formula="of:=[.A462]+1" office:value-type="float" office:value="83">
            <text:p>83</text:p>
          </table:table-cell>
          <table:table-cell table:formula="of:=CHAR([.A488])" office:value-type="string" office:string-value="S">
            <text:p>S</text:p>
          </table:table-cell>
          <table:table-cell table:formula="of:=[.C462]" office:value-type="float" office:value="84">
            <text:p>84</text:p>
          </table:table-cell>
          <table:table-cell table:formula="of:=CHAR([.C488])" office:value-type="string" office:string-value="T">
            <text:p>T</text:p>
          </table:table-cell>
          <table:table-cell table:formula="of:=CONCATENATE([.B488];[.D488])" office:value-type="string" office:string-value="ST">
            <text:p>ST</text:p>
          </table:table-cell>
          <table:table-cell table:formula="of:=CONCATENATE(&quot;inline int Inline&quot;;[.E488];&quot;(const int x) { return Inline&quot;;[.E487];&quot;(x) +  2; }&quot;)" office:value-type="string" office:string-value="inline int InlineST(const int x) { return InlineSS(x) +  2; }">
            <text:p>inline int InlineST(const int x) { return InlineSS(x) + <text:s/>2; }</text:p>
          </table:table-cell>
          <table:table-cell table:formula="of:=CONCATENATE(&quot;int NonInline&quot;;[.$E488];&quot;(const int x) { return NonInline&quot;;[.$E487];&quot;(x) +  2; }&quot;)" office:value-type="string" office:string-value="int NonInlineST(const int x) { return NonInlineSS(x) +  2; }">
            <text:p>int NonInlineST(const int x) { return NonInlineSS(x) + <text:s/>2; }</text:p>
          </table:table-cell>
        </table:table-row>
        <table:table-row table:style-name="ro1">
          <table:table-cell table:formula="of:=[.A463]+1" office:value-type="float" office:value="83">
            <text:p>83</text:p>
          </table:table-cell>
          <table:table-cell table:formula="of:=CHAR([.A489])" office:value-type="string" office:string-value="S">
            <text:p>S</text:p>
          </table:table-cell>
          <table:table-cell table:formula="of:=[.C463]" office:value-type="float" office:value="85">
            <text:p>85</text:p>
          </table:table-cell>
          <table:table-cell table:formula="of:=CHAR([.C489])" office:value-type="string" office:string-value="U">
            <text:p>U</text:p>
          </table:table-cell>
          <table:table-cell table:formula="of:=CONCATENATE([.B489];[.D489])" office:value-type="string" office:string-value="SU">
            <text:p>SU</text:p>
          </table:table-cell>
          <table:table-cell table:formula="of:=CONCATENATE(&quot;inline int Inline&quot;;[.E489];&quot;(const int x) { return Inline&quot;;[.E488];&quot;(x) +  2; }&quot;)" office:value-type="string" office:string-value="inline int InlineSU(const int x) { return InlineST(x) +  2; }">
            <text:p>inline int InlineSU(const int x) { return InlineST(x) + <text:s/>2; }</text:p>
          </table:table-cell>
          <table:table-cell table:formula="of:=CONCATENATE(&quot;int NonInline&quot;;[.$E489];&quot;(const int x) { return NonInline&quot;;[.$E488];&quot;(x) +  2; }&quot;)" office:value-type="string" office:string-value="int NonInlineSU(const int x) { return NonInlineST(x) +  2; }">
            <text:p>int NonInlineSU(const int x) { return NonInlineST(x) + <text:s/>2; }</text:p>
          </table:table-cell>
        </table:table-row>
        <table:table-row table:style-name="ro1">
          <table:table-cell table:formula="of:=[.A464]+1" office:value-type="float" office:value="83">
            <text:p>83</text:p>
          </table:table-cell>
          <table:table-cell table:formula="of:=CHAR([.A490])" office:value-type="string" office:string-value="S">
            <text:p>S</text:p>
          </table:table-cell>
          <table:table-cell table:formula="of:=[.C464]" office:value-type="float" office:value="86">
            <text:p>86</text:p>
          </table:table-cell>
          <table:table-cell table:formula="of:=CHAR([.C490])" office:value-type="string" office:string-value="V">
            <text:p>V</text:p>
          </table:table-cell>
          <table:table-cell table:formula="of:=CONCATENATE([.B490];[.D490])" office:value-type="string" office:string-value="SV">
            <text:p>SV</text:p>
          </table:table-cell>
          <table:table-cell table:formula="of:=CONCATENATE(&quot;inline int Inline&quot;;[.E490];&quot;(const int x) { return Inline&quot;;[.E489];&quot;(x) +  2; }&quot;)" office:value-type="string" office:string-value="inline int InlineSV(const int x) { return InlineSU(x) +  2; }">
            <text:p>inline int InlineSV(const int x) { return InlineSU(x) + <text:s/>2; }</text:p>
          </table:table-cell>
          <table:table-cell table:formula="of:=CONCATENATE(&quot;int NonInline&quot;;[.$E490];&quot;(const int x) { return NonInline&quot;;[.$E489];&quot;(x) +  2; }&quot;)" office:value-type="string" office:string-value="int NonInlineSV(const int x) { return NonInlineSU(x) +  2; }">
            <text:p>int NonInlineSV(const int x) { return NonInlineSU(x) + <text:s/>2; }</text:p>
          </table:table-cell>
        </table:table-row>
        <table:table-row table:style-name="ro1">
          <table:table-cell table:formula="of:=[.A465]+1" office:value-type="float" office:value="83">
            <text:p>83</text:p>
          </table:table-cell>
          <table:table-cell table:formula="of:=CHAR([.A491])" office:value-type="string" office:string-value="S">
            <text:p>S</text:p>
          </table:table-cell>
          <table:table-cell table:formula="of:=[.C465]" office:value-type="float" office:value="87">
            <text:p>87</text:p>
          </table:table-cell>
          <table:table-cell table:formula="of:=CHAR([.C491])" office:value-type="string" office:string-value="W">
            <text:p>W</text:p>
          </table:table-cell>
          <table:table-cell table:formula="of:=CONCATENATE([.B491];[.D491])" office:value-type="string" office:string-value="SW">
            <text:p>SW</text:p>
          </table:table-cell>
          <table:table-cell table:formula="of:=CONCATENATE(&quot;inline int Inline&quot;;[.E491];&quot;(const int x) { return Inline&quot;;[.E490];&quot;(x) +  2; }&quot;)" office:value-type="string" office:string-value="inline int InlineSW(const int x) { return InlineSV(x) +  2; }">
            <text:p>inline int InlineSW(const int x) { return InlineSV(x) + <text:s/>2; }</text:p>
          </table:table-cell>
          <table:table-cell table:formula="of:=CONCATENATE(&quot;int NonInline&quot;;[.$E491];&quot;(const int x) { return NonInline&quot;;[.$E490];&quot;(x) +  2; }&quot;)" office:value-type="string" office:string-value="int NonInlineSW(const int x) { return NonInlineSV(x) +  2; }">
            <text:p>int NonInlineSW(const int x) { return NonInlineSV(x) + <text:s/>2; }</text:p>
          </table:table-cell>
        </table:table-row>
        <table:table-row table:style-name="ro1">
          <table:table-cell table:formula="of:=[.A466]+1" office:value-type="float" office:value="83">
            <text:p>83</text:p>
          </table:table-cell>
          <table:table-cell table:formula="of:=CHAR([.A492])" office:value-type="string" office:string-value="S">
            <text:p>S</text:p>
          </table:table-cell>
          <table:table-cell table:formula="of:=[.C466]" office:value-type="float" office:value="88">
            <text:p>88</text:p>
          </table:table-cell>
          <table:table-cell table:formula="of:=CHAR([.C492])" office:value-type="string" office:string-value="X">
            <text:p>X</text:p>
          </table:table-cell>
          <table:table-cell table:formula="of:=CONCATENATE([.B492];[.D492])" office:value-type="string" office:string-value="SX">
            <text:p>SX</text:p>
          </table:table-cell>
          <table:table-cell table:formula="of:=CONCATENATE(&quot;inline int Inline&quot;;[.E492];&quot;(const int x) { return Inline&quot;;[.E491];&quot;(x) +  2; }&quot;)" office:value-type="string" office:string-value="inline int InlineSX(const int x) { return InlineSW(x) +  2; }">
            <text:p>inline int InlineSX(const int x) { return InlineSW(x) + <text:s/>2; }</text:p>
          </table:table-cell>
          <table:table-cell table:formula="of:=CONCATENATE(&quot;int NonInline&quot;;[.$E492];&quot;(const int x) { return NonInline&quot;;[.$E491];&quot;(x) +  2; }&quot;)" office:value-type="string" office:string-value="int NonInlineSX(const int x) { return NonInlineSW(x) +  2; }">
            <text:p>int NonInlineSX(const int x) { return NonInlineSW(x) + <text:s/>2; }</text:p>
          </table:table-cell>
        </table:table-row>
        <table:table-row table:style-name="ro1">
          <table:table-cell table:formula="of:=[.A467]+1" office:value-type="float" office:value="83">
            <text:p>83</text:p>
          </table:table-cell>
          <table:table-cell table:formula="of:=CHAR([.A493])" office:value-type="string" office:string-value="S">
            <text:p>S</text:p>
          </table:table-cell>
          <table:table-cell table:formula="of:=[.C467]" office:value-type="float" office:value="89">
            <text:p>89</text:p>
          </table:table-cell>
          <table:table-cell table:formula="of:=CHAR([.C493])" office:value-type="string" office:string-value="Y">
            <text:p>Y</text:p>
          </table:table-cell>
          <table:table-cell table:formula="of:=CONCATENATE([.B493];[.D493])" office:value-type="string" office:string-value="SY">
            <text:p>SY</text:p>
          </table:table-cell>
          <table:table-cell table:formula="of:=CONCATENATE(&quot;inline int Inline&quot;;[.E493];&quot;(const int x) { return Inline&quot;;[.E492];&quot;(x) +  2; }&quot;)" office:value-type="string" office:string-value="inline int InlineSY(const int x) { return InlineSX(x) +  2; }">
            <text:p>inline int InlineSY(const int x) { return InlineSX(x) + <text:s/>2; }</text:p>
          </table:table-cell>
          <table:table-cell table:formula="of:=CONCATENATE(&quot;int NonInline&quot;;[.$E493];&quot;(const int x) { return NonInline&quot;;[.$E492];&quot;(x) +  2; }&quot;)" office:value-type="string" office:string-value="int NonInlineSY(const int x) { return NonInlineSX(x) +  2; }">
            <text:p>int NonInlineSY(const int x) { return NonInlineSX(x) + <text:s/>2; }</text:p>
          </table:table-cell>
        </table:table-row>
        <table:table-row table:style-name="ro1">
          <table:table-cell table:formula="of:=[.A468]+1" office:value-type="float" office:value="83">
            <text:p>83</text:p>
          </table:table-cell>
          <table:table-cell table:formula="of:=CHAR([.A494])" office:value-type="string" office:string-value="S">
            <text:p>S</text:p>
          </table:table-cell>
          <table:table-cell table:formula="of:=[.C468]" office:value-type="float" office:value="90">
            <text:p>90</text:p>
          </table:table-cell>
          <table:table-cell table:formula="of:=CHAR([.C494])" office:value-type="string" office:string-value="Z">
            <text:p>Z</text:p>
          </table:table-cell>
          <table:table-cell table:formula="of:=CONCATENATE([.B494];[.D494])" office:value-type="string" office:string-value="SZ">
            <text:p>SZ</text:p>
          </table:table-cell>
          <table:table-cell table:formula="of:=CONCATENATE(&quot;inline int Inline&quot;;[.E494];&quot;(const int x) { return Inline&quot;;[.E493];&quot;(x) +  2; }&quot;)" office:value-type="string" office:string-value="inline int InlineSZ(const int x) { return InlineSY(x) +  2; }">
            <text:p>inline int InlineSZ(const int x) { return InlineSY(x) + <text:s/>2; }</text:p>
          </table:table-cell>
          <table:table-cell table:formula="of:=CONCATENATE(&quot;int NonInline&quot;;[.$E494];&quot;(const int x) { return NonInline&quot;;[.$E493];&quot;(x) +  2; }&quot;)" office:value-type="string" office:string-value="int NonInlineSZ(const int x) { return NonInlineSY(x) +  2; }">
            <text:p>int NonInlineSZ(const int x) { return NonInlineSY(x) + <text:s/>2; }</text:p>
          </table:table-cell>
        </table:table-row>
        <table:table-row table:style-name="ro1">
          <table:table-cell table:formula="of:=[.A469]+1" office:value-type="float" office:value="84">
            <text:p>84</text:p>
          </table:table-cell>
          <table:table-cell table:formula="of:=CHAR([.A495])" office:value-type="string" office:string-value="T">
            <text:p>T</text:p>
          </table:table-cell>
          <table:table-cell table:formula="of:=[.C469]" office:value-type="float" office:value="65">
            <text:p>65</text:p>
          </table:table-cell>
          <table:table-cell table:formula="of:=CHAR([.C495])" office:value-type="string" office:string-value="A">
            <text:p>A</text:p>
          </table:table-cell>
          <table:table-cell table:formula="of:=CONCATENATE([.B495];[.D495])" office:value-type="string" office:string-value="TA">
            <text:p>TA</text:p>
          </table:table-cell>
          <table:table-cell table:formula="of:=CONCATENATE(&quot;inline int Inline&quot;;[.E495];&quot;(const int x) { return Inline&quot;;[.E494];&quot;(x) +  2; }&quot;)" office:value-type="string" office:string-value="inline int InlineTA(const int x) { return InlineSZ(x) +  2; }">
            <text:p>inline int InlineTA(const int x) { return InlineSZ(x) + <text:s/>2; }</text:p>
          </table:table-cell>
          <table:table-cell table:formula="of:=CONCATENATE(&quot;int NonInline&quot;;[.$E495];&quot;(const int x) { return NonInline&quot;;[.$E494];&quot;(x) +  2; }&quot;)" office:value-type="string" office:string-value="int NonInlineTA(const int x) { return NonInlineSZ(x) +  2; }">
            <text:p>int NonInlineTA(const int x) { return NonInlineSZ(x) + <text:s/>2; }</text:p>
          </table:table-cell>
        </table:table-row>
        <table:table-row table:style-name="ro1">
          <table:table-cell table:formula="of:=[.A470]+1" office:value-type="float" office:value="84">
            <text:p>84</text:p>
          </table:table-cell>
          <table:table-cell table:formula="of:=CHAR([.A496])" office:value-type="string" office:string-value="T">
            <text:p>T</text:p>
          </table:table-cell>
          <table:table-cell table:formula="of:=[.C470]" office:value-type="float" office:value="66">
            <text:p>66</text:p>
          </table:table-cell>
          <table:table-cell table:formula="of:=CHAR([.C496])" office:value-type="string" office:string-value="B">
            <text:p>B</text:p>
          </table:table-cell>
          <table:table-cell table:formula="of:=CONCATENATE([.B496];[.D496])" office:value-type="string" office:string-value="TB">
            <text:p>TB</text:p>
          </table:table-cell>
          <table:table-cell table:formula="of:=CONCATENATE(&quot;inline int Inline&quot;;[.E496];&quot;(const int x) { return Inline&quot;;[.E495];&quot;(x) +  2; }&quot;)" office:value-type="string" office:string-value="inline int InlineTB(const int x) { return InlineTA(x) +  2; }">
            <text:p>inline int InlineTB(const int x) { return InlineTA(x) + <text:s/>2; }</text:p>
          </table:table-cell>
          <table:table-cell table:formula="of:=CONCATENATE(&quot;int NonInline&quot;;[.$E496];&quot;(const int x) { return NonInline&quot;;[.$E495];&quot;(x) +  2; }&quot;)" office:value-type="string" office:string-value="int NonInlineTB(const int x) { return NonInlineTA(x) +  2; }">
            <text:p>int NonInlineTB(const int x) { return NonInlineTA(x) + <text:s/>2; }</text:p>
          </table:table-cell>
        </table:table-row>
        <table:table-row table:style-name="ro1">
          <table:table-cell table:formula="of:=[.A471]+1" office:value-type="float" office:value="84">
            <text:p>84</text:p>
          </table:table-cell>
          <table:table-cell table:formula="of:=CHAR([.A497])" office:value-type="string" office:string-value="T">
            <text:p>T</text:p>
          </table:table-cell>
          <table:table-cell table:formula="of:=[.C471]" office:value-type="float" office:value="67">
            <text:p>67</text:p>
          </table:table-cell>
          <table:table-cell table:formula="of:=CHAR([.C497])" office:value-type="string" office:string-value="C">
            <text:p>C</text:p>
          </table:table-cell>
          <table:table-cell table:formula="of:=CONCATENATE([.B497];[.D497])" office:value-type="string" office:string-value="TC">
            <text:p>TC</text:p>
          </table:table-cell>
          <table:table-cell table:formula="of:=CONCATENATE(&quot;inline int Inline&quot;;[.E497];&quot;(const int x) { return Inline&quot;;[.E496];&quot;(x) +  2; }&quot;)" office:value-type="string" office:string-value="inline int InlineTC(const int x) { return InlineTB(x) +  2; }">
            <text:p>inline int InlineTC(const int x) { return InlineTB(x) + <text:s/>2; }</text:p>
          </table:table-cell>
          <table:table-cell table:formula="of:=CONCATENATE(&quot;int NonInline&quot;;[.$E497];&quot;(const int x) { return NonInline&quot;;[.$E496];&quot;(x) +  2; }&quot;)" office:value-type="string" office:string-value="int NonInlineTC(const int x) { return NonInlineTB(x) +  2; }">
            <text:p>int NonInlineTC(const int x) { return NonInlineTB(x) + <text:s/>2; }</text:p>
          </table:table-cell>
        </table:table-row>
        <table:table-row table:style-name="ro1">
          <table:table-cell table:formula="of:=[.A472]+1" office:value-type="float" office:value="84">
            <text:p>84</text:p>
          </table:table-cell>
          <table:table-cell table:formula="of:=CHAR([.A498])" office:value-type="string" office:string-value="T">
            <text:p>T</text:p>
          </table:table-cell>
          <table:table-cell table:formula="of:=[.C472]" office:value-type="float" office:value="68">
            <text:p>68</text:p>
          </table:table-cell>
          <table:table-cell table:formula="of:=CHAR([.C498])" office:value-type="string" office:string-value="D">
            <text:p>D</text:p>
          </table:table-cell>
          <table:table-cell table:formula="of:=CONCATENATE([.B498];[.D498])" office:value-type="string" office:string-value="TD">
            <text:p>TD</text:p>
          </table:table-cell>
          <table:table-cell table:formula="of:=CONCATENATE(&quot;inline int Inline&quot;;[.E498];&quot;(const int x) { return Inline&quot;;[.E497];&quot;(x) +  2; }&quot;)" office:value-type="string" office:string-value="inline int InlineTD(const int x) { return InlineTC(x) +  2; }">
            <text:p>inline int InlineTD(const int x) { return InlineTC(x) + <text:s/>2; }</text:p>
          </table:table-cell>
          <table:table-cell table:formula="of:=CONCATENATE(&quot;int NonInline&quot;;[.$E498];&quot;(const int x) { return NonInline&quot;;[.$E497];&quot;(x) +  2; }&quot;)" office:value-type="string" office:string-value="int NonInlineTD(const int x) { return NonInlineTC(x) +  2; }">
            <text:p>int NonInlineTD(const int x) { return NonInlineTC(x) + <text:s/>2; }</text:p>
          </table:table-cell>
        </table:table-row>
        <table:table-row table:style-name="ro1">
          <table:table-cell table:formula="of:=[.A473]+1" office:value-type="float" office:value="84">
            <text:p>84</text:p>
          </table:table-cell>
          <table:table-cell table:formula="of:=CHAR([.A499])" office:value-type="string" office:string-value="T">
            <text:p>T</text:p>
          </table:table-cell>
          <table:table-cell table:formula="of:=[.C473]" office:value-type="float" office:value="69">
            <text:p>69</text:p>
          </table:table-cell>
          <table:table-cell table:formula="of:=CHAR([.C499])" office:value-type="string" office:string-value="E">
            <text:p>E</text:p>
          </table:table-cell>
          <table:table-cell table:formula="of:=CONCATENATE([.B499];[.D499])" office:value-type="string" office:string-value="TE">
            <text:p>TE</text:p>
          </table:table-cell>
          <table:table-cell table:formula="of:=CONCATENATE(&quot;inline int Inline&quot;;[.E499];&quot;(const int x) { return Inline&quot;;[.E498];&quot;(x) +  2; }&quot;)" office:value-type="string" office:string-value="inline int InlineTE(const int x) { return InlineTD(x) +  2; }">
            <text:p>inline int InlineTE(const int x) { return InlineTD(x) + <text:s/>2; }</text:p>
          </table:table-cell>
          <table:table-cell table:formula="of:=CONCATENATE(&quot;int NonInline&quot;;[.$E499];&quot;(const int x) { return NonInline&quot;;[.$E498];&quot;(x) +  2; }&quot;)" office:value-type="string" office:string-value="int NonInlineTE(const int x) { return NonInlineTD(x) +  2; }">
            <text:p>int NonInlineTE(const int x) { return NonInlineTD(x) + <text:s/>2; }</text:p>
          </table:table-cell>
        </table:table-row>
        <table:table-row table:style-name="ro1">
          <table:table-cell table:formula="of:=[.A474]+1" office:value-type="float" office:value="84">
            <text:p>84</text:p>
          </table:table-cell>
          <table:table-cell table:formula="of:=CHAR([.A500])" office:value-type="string" office:string-value="T">
            <text:p>T</text:p>
          </table:table-cell>
          <table:table-cell table:formula="of:=[.C474]" office:value-type="float" office:value="70">
            <text:p>70</text:p>
          </table:table-cell>
          <table:table-cell table:formula="of:=CHAR([.C500])" office:value-type="string" office:string-value="F">
            <text:p>F</text:p>
          </table:table-cell>
          <table:table-cell table:formula="of:=CONCATENATE([.B500];[.D500])" office:value-type="string" office:string-value="TF">
            <text:p>TF</text:p>
          </table:table-cell>
          <table:table-cell table:formula="of:=CONCATENATE(&quot;inline int Inline&quot;;[.E500];&quot;(const int x) { return Inline&quot;;[.E499];&quot;(x) +  2; }&quot;)" office:value-type="string" office:string-value="inline int InlineTF(const int x) { return InlineTE(x) +  2; }">
            <text:p>inline int InlineTF(const int x) { return InlineTE(x) + <text:s/>2; }</text:p>
          </table:table-cell>
          <table:table-cell table:formula="of:=CONCATENATE(&quot;int NonInline&quot;;[.$E500];&quot;(const int x) { return NonInline&quot;;[.$E499];&quot;(x) +  2; }&quot;)" office:value-type="string" office:string-value="int NonInlineTF(const int x) { return NonInlineTE(x) +  2; }">
            <text:p>int NonInlineTF(const int x) { return NonInlineTE(x) + <text:s/>2; }</text:p>
          </table:table-cell>
        </table:table-row>
        <table:table-row table:style-name="ro1">
          <table:table-cell table:formula="of:=[.A475]+1" office:value-type="float" office:value="84">
            <text:p>84</text:p>
          </table:table-cell>
          <table:table-cell table:formula="of:=CHAR([.A501])" office:value-type="string" office:string-value="T">
            <text:p>T</text:p>
          </table:table-cell>
          <table:table-cell table:formula="of:=[.C475]" office:value-type="float" office:value="71">
            <text:p>71</text:p>
          </table:table-cell>
          <table:table-cell table:formula="of:=CHAR([.C501])" office:value-type="string" office:string-value="G">
            <text:p>G</text:p>
          </table:table-cell>
          <table:table-cell table:formula="of:=CONCATENATE([.B501];[.D501])" office:value-type="string" office:string-value="TG">
            <text:p>TG</text:p>
          </table:table-cell>
          <table:table-cell table:formula="of:=CONCATENATE(&quot;inline int Inline&quot;;[.E501];&quot;(const int x) { return Inline&quot;;[.E500];&quot;(x) +  2; }&quot;)" office:value-type="string" office:string-value="inline int InlineTG(const int x) { return InlineTF(x) +  2; }">
            <text:p>inline int InlineTG(const int x) { return InlineTF(x) + <text:s/>2; }</text:p>
          </table:table-cell>
          <table:table-cell table:formula="of:=CONCATENATE(&quot;int NonInline&quot;;[.$E501];&quot;(const int x) { return NonInline&quot;;[.$E500];&quot;(x) +  2; }&quot;)" office:value-type="string" office:string-value="int NonInlineTG(const int x) { return NonInlineTF(x) +  2; }">
            <text:p>int NonInlineTG(const int x) { return NonInlineTF(x) + <text:s/>2; }</text:p>
          </table:table-cell>
        </table:table-row>
        <table:table-row table:style-name="ro1">
          <table:table-cell table:formula="of:=[.A476]+1" office:value-type="float" office:value="84">
            <text:p>84</text:p>
          </table:table-cell>
          <table:table-cell table:formula="of:=CHAR([.A502])" office:value-type="string" office:string-value="T">
            <text:p>T</text:p>
          </table:table-cell>
          <table:table-cell table:formula="of:=[.C476]" office:value-type="float" office:value="72">
            <text:p>72</text:p>
          </table:table-cell>
          <table:table-cell table:formula="of:=CHAR([.C502])" office:value-type="string" office:string-value="H">
            <text:p>H</text:p>
          </table:table-cell>
          <table:table-cell table:formula="of:=CONCATENATE([.B502];[.D502])" office:value-type="string" office:string-value="TH">
            <text:p>TH</text:p>
          </table:table-cell>
          <table:table-cell table:formula="of:=CONCATENATE(&quot;inline int Inline&quot;;[.E502];&quot;(const int x) { return Inline&quot;;[.E501];&quot;(x) +  2; }&quot;)" office:value-type="string" office:string-value="inline int InlineTH(const int x) { return InlineTG(x) +  2; }">
            <text:p>inline int InlineTH(const int x) { return InlineTG(x) + <text:s/>2; }</text:p>
          </table:table-cell>
          <table:table-cell table:formula="of:=CONCATENATE(&quot;int NonInline&quot;;[.$E502];&quot;(const int x) { return NonInline&quot;;[.$E501];&quot;(x) +  2; }&quot;)" office:value-type="string" office:string-value="int NonInlineTH(const int x) { return NonInlineTG(x) +  2; }">
            <text:p>int NonInlineTH(const int x) { return NonInlineTG(x) + <text:s/>2; }</text:p>
          </table:table-cell>
        </table:table-row>
        <table:table-row table:style-name="ro1">
          <table:table-cell table:formula="of:=[.A477]+1" office:value-type="float" office:value="84">
            <text:p>84</text:p>
          </table:table-cell>
          <table:table-cell table:formula="of:=CHAR([.A503])" office:value-type="string" office:string-value="T">
            <text:p>T</text:p>
          </table:table-cell>
          <table:table-cell table:formula="of:=[.C477]" office:value-type="float" office:value="73">
            <text:p>73</text:p>
          </table:table-cell>
          <table:table-cell table:formula="of:=CHAR([.C503])" office:value-type="string" office:string-value="I">
            <text:p>I</text:p>
          </table:table-cell>
          <table:table-cell table:formula="of:=CONCATENATE([.B503];[.D503])" office:value-type="string" office:string-value="TI">
            <text:p>TI</text:p>
          </table:table-cell>
          <table:table-cell table:formula="of:=CONCATENATE(&quot;inline int Inline&quot;;[.E503];&quot;(const int x) { return Inline&quot;;[.E502];&quot;(x) +  2; }&quot;)" office:value-type="string" office:string-value="inline int InlineTI(const int x) { return InlineTH(x) +  2; }">
            <text:p>inline int InlineTI(const int x) { return InlineTH(x) + <text:s/>2; }</text:p>
          </table:table-cell>
          <table:table-cell table:formula="of:=CONCATENATE(&quot;int NonInline&quot;;[.$E503];&quot;(const int x) { return NonInline&quot;;[.$E502];&quot;(x) +  2; }&quot;)" office:value-type="string" office:string-value="int NonInlineTI(const int x) { return NonInlineTH(x) +  2; }">
            <text:p>int NonInlineTI(const int x) { return NonInlineTH(x) + <text:s/>2; }</text:p>
          </table:table-cell>
        </table:table-row>
        <table:table-row table:style-name="ro1">
          <table:table-cell table:formula="of:=[.A478]+1" office:value-type="float" office:value="84">
            <text:p>84</text:p>
          </table:table-cell>
          <table:table-cell table:formula="of:=CHAR([.A504])" office:value-type="string" office:string-value="T">
            <text:p>T</text:p>
          </table:table-cell>
          <table:table-cell table:formula="of:=[.C478]" office:value-type="float" office:value="74">
            <text:p>74</text:p>
          </table:table-cell>
          <table:table-cell table:formula="of:=CHAR([.C504])" office:value-type="string" office:string-value="J">
            <text:p>J</text:p>
          </table:table-cell>
          <table:table-cell table:formula="of:=CONCATENATE([.B504];[.D504])" office:value-type="string" office:string-value="TJ">
            <text:p>TJ</text:p>
          </table:table-cell>
          <table:table-cell table:formula="of:=CONCATENATE(&quot;inline int Inline&quot;;[.E504];&quot;(const int x) { return Inline&quot;;[.E503];&quot;(x) +  2; }&quot;)" office:value-type="string" office:string-value="inline int InlineTJ(const int x) { return InlineTI(x) +  2; }">
            <text:p>inline int InlineTJ(const int x) { return InlineTI(x) + <text:s/>2; }</text:p>
          </table:table-cell>
          <table:table-cell table:formula="of:=CONCATENATE(&quot;int NonInline&quot;;[.$E504];&quot;(const int x) { return NonInline&quot;;[.$E503];&quot;(x) +  2; }&quot;)" office:value-type="string" office:string-value="int NonInlineTJ(const int x) { return NonInlineTI(x) +  2; }">
            <text:p>int NonInlineTJ(const int x) { return NonInlineTI(x) + <text:s/>2; }</text:p>
          </table:table-cell>
        </table:table-row>
        <table:table-row table:style-name="ro1">
          <table:table-cell table:formula="of:=[.A479]+1" office:value-type="float" office:value="84">
            <text:p>84</text:p>
          </table:table-cell>
          <table:table-cell table:formula="of:=CHAR([.A505])" office:value-type="string" office:string-value="T">
            <text:p>T</text:p>
          </table:table-cell>
          <table:table-cell table:formula="of:=[.C479]" office:value-type="float" office:value="75">
            <text:p>75</text:p>
          </table:table-cell>
          <table:table-cell table:formula="of:=CHAR([.C505])" office:value-type="string" office:string-value="K">
            <text:p>K</text:p>
          </table:table-cell>
          <table:table-cell table:formula="of:=CONCATENATE([.B505];[.D505])" office:value-type="string" office:string-value="TK">
            <text:p>TK</text:p>
          </table:table-cell>
          <table:table-cell table:formula="of:=CONCATENATE(&quot;inline int Inline&quot;;[.E505];&quot;(const int x) { return Inline&quot;;[.E504];&quot;(x) +  2; }&quot;)" office:value-type="string" office:string-value="inline int InlineTK(const int x) { return InlineTJ(x) +  2; }">
            <text:p>inline int InlineTK(const int x) { return InlineTJ(x) + <text:s/>2; }</text:p>
          </table:table-cell>
          <table:table-cell table:formula="of:=CONCATENATE(&quot;int NonInline&quot;;[.$E505];&quot;(const int x) { return NonInline&quot;;[.$E504];&quot;(x) +  2; }&quot;)" office:value-type="string" office:string-value="int NonInlineTK(const int x) { return NonInlineTJ(x) +  2; }">
            <text:p>int NonInlineTK(const int x) { return NonInlineTJ(x) + <text:s/>2; }</text:p>
          </table:table-cell>
        </table:table-row>
        <table:table-row table:style-name="ro1">
          <table:table-cell table:formula="of:=[.A480]+1" office:value-type="float" office:value="84">
            <text:p>84</text:p>
          </table:table-cell>
          <table:table-cell table:formula="of:=CHAR([.A506])" office:value-type="string" office:string-value="T">
            <text:p>T</text:p>
          </table:table-cell>
          <table:table-cell table:formula="of:=[.C480]" office:value-type="float" office:value="76">
            <text:p>76</text:p>
          </table:table-cell>
          <table:table-cell table:formula="of:=CHAR([.C506])" office:value-type="string" office:string-value="L">
            <text:p>L</text:p>
          </table:table-cell>
          <table:table-cell table:formula="of:=CONCATENATE([.B506];[.D506])" office:value-type="string" office:string-value="TL">
            <text:p>TL</text:p>
          </table:table-cell>
          <table:table-cell table:formula="of:=CONCATENATE(&quot;inline int Inline&quot;;[.E506];&quot;(const int x) { return Inline&quot;;[.E505];&quot;(x) +  2; }&quot;)" office:value-type="string" office:string-value="inline int InlineTL(const int x) { return InlineTK(x) +  2; }">
            <text:p>inline int InlineTL(const int x) { return InlineTK(x) + <text:s/>2; }</text:p>
          </table:table-cell>
          <table:table-cell table:formula="of:=CONCATENATE(&quot;int NonInline&quot;;[.$E506];&quot;(const int x) { return NonInline&quot;;[.$E505];&quot;(x) +  2; }&quot;)" office:value-type="string" office:string-value="int NonInlineTL(const int x) { return NonInlineTK(x) +  2; }">
            <text:p>int NonInlineTL(const int x) { return NonInlineTK(x) + <text:s/>2; }</text:p>
          </table:table-cell>
        </table:table-row>
        <table:table-row table:style-name="ro1">
          <table:table-cell table:formula="of:=[.A481]+1" office:value-type="float" office:value="84">
            <text:p>84</text:p>
          </table:table-cell>
          <table:table-cell table:formula="of:=CHAR([.A507])" office:value-type="string" office:string-value="T">
            <text:p>T</text:p>
          </table:table-cell>
          <table:table-cell table:formula="of:=[.C481]" office:value-type="float" office:value="77">
            <text:p>77</text:p>
          </table:table-cell>
          <table:table-cell table:formula="of:=CHAR([.C507])" office:value-type="string" office:string-value="M">
            <text:p>M</text:p>
          </table:table-cell>
          <table:table-cell table:formula="of:=CONCATENATE([.B507];[.D507])" office:value-type="string" office:string-value="TM">
            <text:p>TM</text:p>
          </table:table-cell>
          <table:table-cell table:formula="of:=CONCATENATE(&quot;inline int Inline&quot;;[.E507];&quot;(const int x) { return Inline&quot;;[.E506];&quot;(x) +  2; }&quot;)" office:value-type="string" office:string-value="inline int InlineTM(const int x) { return InlineTL(x) +  2; }">
            <text:p>inline int InlineTM(const int x) { return InlineTL(x) + <text:s/>2; }</text:p>
          </table:table-cell>
          <table:table-cell table:formula="of:=CONCATENATE(&quot;int NonInline&quot;;[.$E507];&quot;(const int x) { return NonInline&quot;;[.$E506];&quot;(x) +  2; }&quot;)" office:value-type="string" office:string-value="int NonInlineTM(const int x) { return NonInlineTL(x) +  2; }">
            <text:p>int NonInlineTM(const int x) { return NonInlineTL(x) + <text:s/>2; }</text:p>
          </table:table-cell>
        </table:table-row>
        <table:table-row table:style-name="ro1">
          <table:table-cell table:formula="of:=[.A482]+1" office:value-type="float" office:value="84">
            <text:p>84</text:p>
          </table:table-cell>
          <table:table-cell table:formula="of:=CHAR([.A508])" office:value-type="string" office:string-value="T">
            <text:p>T</text:p>
          </table:table-cell>
          <table:table-cell table:formula="of:=[.C482]" office:value-type="float" office:value="78">
            <text:p>78</text:p>
          </table:table-cell>
          <table:table-cell table:formula="of:=CHAR([.C508])" office:value-type="string" office:string-value="N">
            <text:p>N</text:p>
          </table:table-cell>
          <table:table-cell table:formula="of:=CONCATENATE([.B508];[.D508])" office:value-type="string" office:string-value="TN">
            <text:p>TN</text:p>
          </table:table-cell>
          <table:table-cell table:formula="of:=CONCATENATE(&quot;inline int Inline&quot;;[.E508];&quot;(const int x) { return Inline&quot;;[.E507];&quot;(x) +  2; }&quot;)" office:value-type="string" office:string-value="inline int InlineTN(const int x) { return InlineTM(x) +  2; }">
            <text:p>inline int InlineTN(const int x) { return InlineTM(x) + <text:s/>2; }</text:p>
          </table:table-cell>
          <table:table-cell table:formula="of:=CONCATENATE(&quot;int NonInline&quot;;[.$E508];&quot;(const int x) { return NonInline&quot;;[.$E507];&quot;(x) +  2; }&quot;)" office:value-type="string" office:string-value="int NonInlineTN(const int x) { return NonInlineTM(x) +  2; }">
            <text:p>int NonInlineTN(const int x) { return NonInlineTM(x) + <text:s/>2; }</text:p>
          </table:table-cell>
        </table:table-row>
        <table:table-row table:style-name="ro1">
          <table:table-cell table:formula="of:=[.A483]+1" office:value-type="float" office:value="84">
            <text:p>84</text:p>
          </table:table-cell>
          <table:table-cell table:formula="of:=CHAR([.A509])" office:value-type="string" office:string-value="T">
            <text:p>T</text:p>
          </table:table-cell>
          <table:table-cell table:formula="of:=[.C483]" office:value-type="float" office:value="79">
            <text:p>79</text:p>
          </table:table-cell>
          <table:table-cell table:formula="of:=CHAR([.C509])" office:value-type="string" office:string-value="O">
            <text:p>O</text:p>
          </table:table-cell>
          <table:table-cell table:formula="of:=CONCATENATE([.B509];[.D509])" office:value-type="string" office:string-value="TO">
            <text:p>TO</text:p>
          </table:table-cell>
          <table:table-cell table:formula="of:=CONCATENATE(&quot;inline int Inline&quot;;[.E509];&quot;(const int x) { return Inline&quot;;[.E508];&quot;(x) +  2; }&quot;)" office:value-type="string" office:string-value="inline int InlineTO(const int x) { return InlineTN(x) +  2; }">
            <text:p>inline int InlineTO(const int x) { return InlineTN(x) + <text:s/>2; }</text:p>
          </table:table-cell>
          <table:table-cell table:formula="of:=CONCATENATE(&quot;int NonInline&quot;;[.$E509];&quot;(const int x) { return NonInline&quot;;[.$E508];&quot;(x) +  2; }&quot;)" office:value-type="string" office:string-value="int NonInlineTO(const int x) { return NonInlineTN(x) +  2; }">
            <text:p>int NonInlineTO(const int x) { return NonInlineTN(x) + <text:s/>2; }</text:p>
          </table:table-cell>
        </table:table-row>
        <table:table-row table:style-name="ro1">
          <table:table-cell table:formula="of:=[.A484]+1" office:value-type="float" office:value="84">
            <text:p>84</text:p>
          </table:table-cell>
          <table:table-cell table:formula="of:=CHAR([.A510])" office:value-type="string" office:string-value="T">
            <text:p>T</text:p>
          </table:table-cell>
          <table:table-cell table:formula="of:=[.C484]" office:value-type="float" office:value="80">
            <text:p>80</text:p>
          </table:table-cell>
          <table:table-cell table:formula="of:=CHAR([.C510])" office:value-type="string" office:string-value="P">
            <text:p>P</text:p>
          </table:table-cell>
          <table:table-cell table:formula="of:=CONCATENATE([.B510];[.D510])" office:value-type="string" office:string-value="TP">
            <text:p>TP</text:p>
          </table:table-cell>
          <table:table-cell table:formula="of:=CONCATENATE(&quot;inline int Inline&quot;;[.E510];&quot;(const int x) { return Inline&quot;;[.E509];&quot;(x) +  2; }&quot;)" office:value-type="string" office:string-value="inline int InlineTP(const int x) { return InlineTO(x) +  2; }">
            <text:p>inline int InlineTP(const int x) { return InlineTO(x) + <text:s/>2; }</text:p>
          </table:table-cell>
          <table:table-cell table:formula="of:=CONCATENATE(&quot;int NonInline&quot;;[.$E510];&quot;(const int x) { return NonInline&quot;;[.$E509];&quot;(x) +  2; }&quot;)" office:value-type="string" office:string-value="int NonInlineTP(const int x) { return NonInlineTO(x) +  2; }">
            <text:p>int NonInlineTP(const int x) { return NonInlineTO(x) + <text:s/>2; }</text:p>
          </table:table-cell>
        </table:table-row>
        <table:table-row table:style-name="ro1">
          <table:table-cell table:formula="of:=[.A485]+1" office:value-type="float" office:value="84">
            <text:p>84</text:p>
          </table:table-cell>
          <table:table-cell table:formula="of:=CHAR([.A511])" office:value-type="string" office:string-value="T">
            <text:p>T</text:p>
          </table:table-cell>
          <table:table-cell table:formula="of:=[.C485]" office:value-type="float" office:value="81">
            <text:p>81</text:p>
          </table:table-cell>
          <table:table-cell table:formula="of:=CHAR([.C511])" office:value-type="string" office:string-value="Q">
            <text:p>Q</text:p>
          </table:table-cell>
          <table:table-cell table:formula="of:=CONCATENATE([.B511];[.D511])" office:value-type="string" office:string-value="TQ">
            <text:p>TQ</text:p>
          </table:table-cell>
          <table:table-cell table:formula="of:=CONCATENATE(&quot;inline int Inline&quot;;[.E511];&quot;(const int x) { return Inline&quot;;[.E510];&quot;(x) +  2; }&quot;)" office:value-type="string" office:string-value="inline int InlineTQ(const int x) { return InlineTP(x) +  2; }">
            <text:p>inline int InlineTQ(const int x) { return InlineTP(x) + <text:s/>2; }</text:p>
          </table:table-cell>
          <table:table-cell table:formula="of:=CONCATENATE(&quot;int NonInline&quot;;[.$E511];&quot;(const int x) { return NonInline&quot;;[.$E510];&quot;(x) +  2; }&quot;)" office:value-type="string" office:string-value="int NonInlineTQ(const int x) { return NonInlineTP(x) +  2; }">
            <text:p>int NonInlineTQ(const int x) { return NonInlineTP(x) + <text:s/>2; }</text:p>
          </table:table-cell>
        </table:table-row>
        <table:table-row table:style-name="ro1">
          <table:table-cell table:formula="of:=[.A486]+1" office:value-type="float" office:value="84">
            <text:p>84</text:p>
          </table:table-cell>
          <table:table-cell table:formula="of:=CHAR([.A512])" office:value-type="string" office:string-value="T">
            <text:p>T</text:p>
          </table:table-cell>
          <table:table-cell table:formula="of:=[.C486]" office:value-type="float" office:value="82">
            <text:p>82</text:p>
          </table:table-cell>
          <table:table-cell table:formula="of:=CHAR([.C512])" office:value-type="string" office:string-value="R">
            <text:p>R</text:p>
          </table:table-cell>
          <table:table-cell table:formula="of:=CONCATENATE([.B512];[.D512])" office:value-type="string" office:string-value="TR">
            <text:p>TR</text:p>
          </table:table-cell>
          <table:table-cell table:formula="of:=CONCATENATE(&quot;inline int Inline&quot;;[.E512];&quot;(const int x) { return Inline&quot;;[.E511];&quot;(x) +  2; }&quot;)" office:value-type="string" office:string-value="inline int InlineTR(const int x) { return InlineTQ(x) +  2; }">
            <text:p>inline int InlineTR(const int x) { return InlineTQ(x) + <text:s/>2; }</text:p>
          </table:table-cell>
          <table:table-cell table:formula="of:=CONCATENATE(&quot;int NonInline&quot;;[.$E512];&quot;(const int x) { return NonInline&quot;;[.$E511];&quot;(x) +  2; }&quot;)" office:value-type="string" office:string-value="int NonInlineTR(const int x) { return NonInlineTQ(x) +  2; }">
            <text:p>int NonInlineTR(const int x) { return NonInlineTQ(x) + <text:s/>2; }</text:p>
          </table:table-cell>
        </table:table-row>
        <table:table-row table:style-name="ro1">
          <table:table-cell table:formula="of:=[.A487]+1" office:value-type="float" office:value="84">
            <text:p>84</text:p>
          </table:table-cell>
          <table:table-cell table:formula="of:=CHAR([.A513])" office:value-type="string" office:string-value="T">
            <text:p>T</text:p>
          </table:table-cell>
          <table:table-cell table:formula="of:=[.C487]" office:value-type="float" office:value="83">
            <text:p>83</text:p>
          </table:table-cell>
          <table:table-cell table:formula="of:=CHAR([.C513])" office:value-type="string" office:string-value="S">
            <text:p>S</text:p>
          </table:table-cell>
          <table:table-cell table:formula="of:=CONCATENATE([.B513];[.D513])" office:value-type="string" office:string-value="TS">
            <text:p>TS</text:p>
          </table:table-cell>
          <table:table-cell table:formula="of:=CONCATENATE(&quot;inline int Inline&quot;;[.E513];&quot;(const int x) { return Inline&quot;;[.E512];&quot;(x) +  2; }&quot;)" office:value-type="string" office:string-value="inline int InlineTS(const int x) { return InlineTR(x) +  2; }">
            <text:p>inline int InlineTS(const int x) { return InlineTR(x) + <text:s/>2; }</text:p>
          </table:table-cell>
          <table:table-cell table:formula="of:=CONCATENATE(&quot;int NonInline&quot;;[.$E513];&quot;(const int x) { return NonInline&quot;;[.$E512];&quot;(x) +  2; }&quot;)" office:value-type="string" office:string-value="int NonInlineTS(const int x) { return NonInlineTR(x) +  2; }">
            <text:p>int NonInlineTS(const int x) { return NonInlineTR(x) + <text:s/>2; }</text:p>
          </table:table-cell>
        </table:table-row>
        <table:table-row table:style-name="ro1">
          <table:table-cell table:formula="of:=[.A488]+1" office:value-type="float" office:value="84">
            <text:p>84</text:p>
          </table:table-cell>
          <table:table-cell table:formula="of:=CHAR([.A514])" office:value-type="string" office:string-value="T">
            <text:p>T</text:p>
          </table:table-cell>
          <table:table-cell table:formula="of:=[.C488]" office:value-type="float" office:value="84">
            <text:p>84</text:p>
          </table:table-cell>
          <table:table-cell table:formula="of:=CHAR([.C514])" office:value-type="string" office:string-value="T">
            <text:p>T</text:p>
          </table:table-cell>
          <table:table-cell table:formula="of:=CONCATENATE([.B514];[.D514])" office:value-type="string" office:string-value="TT">
            <text:p>TT</text:p>
          </table:table-cell>
          <table:table-cell table:formula="of:=CONCATENATE(&quot;inline int Inline&quot;;[.E514];&quot;(const int x) { return Inline&quot;;[.E513];&quot;(x) +  2; }&quot;)" office:value-type="string" office:string-value="inline int InlineTT(const int x) { return InlineTS(x) +  2; }">
            <text:p>inline int InlineTT(const int x) { return InlineTS(x) + <text:s/>2; }</text:p>
          </table:table-cell>
          <table:table-cell table:formula="of:=CONCATENATE(&quot;int NonInline&quot;;[.$E514];&quot;(const int x) { return NonInline&quot;;[.$E513];&quot;(x) +  2; }&quot;)" office:value-type="string" office:string-value="int NonInlineTT(const int x) { return NonInlineTS(x) +  2; }">
            <text:p>int NonInlineTT(const int x) { return NonInlineTS(x) + <text:s/>2; }</text:p>
          </table:table-cell>
        </table:table-row>
        <table:table-row table:style-name="ro1">
          <table:table-cell table:formula="of:=[.A489]+1" office:value-type="float" office:value="84">
            <text:p>84</text:p>
          </table:table-cell>
          <table:table-cell table:formula="of:=CHAR([.A515])" office:value-type="string" office:string-value="T">
            <text:p>T</text:p>
          </table:table-cell>
          <table:table-cell table:formula="of:=[.C489]" office:value-type="float" office:value="85">
            <text:p>85</text:p>
          </table:table-cell>
          <table:table-cell table:formula="of:=CHAR([.C515])" office:value-type="string" office:string-value="U">
            <text:p>U</text:p>
          </table:table-cell>
          <table:table-cell table:formula="of:=CONCATENATE([.B515];[.D515])" office:value-type="string" office:string-value="TU">
            <text:p>TU</text:p>
          </table:table-cell>
          <table:table-cell table:formula="of:=CONCATENATE(&quot;inline int Inline&quot;;[.E515];&quot;(const int x) { return Inline&quot;;[.E514];&quot;(x) +  2; }&quot;)" office:value-type="string" office:string-value="inline int InlineTU(const int x) { return InlineTT(x) +  2; }">
            <text:p>inline int InlineTU(const int x) { return InlineTT(x) + <text:s/>2; }</text:p>
          </table:table-cell>
          <table:table-cell table:formula="of:=CONCATENATE(&quot;int NonInline&quot;;[.$E515];&quot;(const int x) { return NonInline&quot;;[.$E514];&quot;(x) +  2; }&quot;)" office:value-type="string" office:string-value="int NonInlineTU(const int x) { return NonInlineTT(x) +  2; }">
            <text:p>int NonInlineTU(const int x) { return NonInlineTT(x) + <text:s/>2; }</text:p>
          </table:table-cell>
        </table:table-row>
        <table:table-row table:style-name="ro1">
          <table:table-cell table:formula="of:=[.A490]+1" office:value-type="float" office:value="84">
            <text:p>84</text:p>
          </table:table-cell>
          <table:table-cell table:formula="of:=CHAR([.A516])" office:value-type="string" office:string-value="T">
            <text:p>T</text:p>
          </table:table-cell>
          <table:table-cell table:formula="of:=[.C490]" office:value-type="float" office:value="86">
            <text:p>86</text:p>
          </table:table-cell>
          <table:table-cell table:formula="of:=CHAR([.C516])" office:value-type="string" office:string-value="V">
            <text:p>V</text:p>
          </table:table-cell>
          <table:table-cell table:formula="of:=CONCATENATE([.B516];[.D516])" office:value-type="string" office:string-value="TV">
            <text:p>TV</text:p>
          </table:table-cell>
          <table:table-cell table:formula="of:=CONCATENATE(&quot;inline int Inline&quot;;[.E516];&quot;(const int x) { return Inline&quot;;[.E515];&quot;(x) +  2; }&quot;)" office:value-type="string" office:string-value="inline int InlineTV(const int x) { return InlineTU(x) +  2; }">
            <text:p>inline int InlineTV(const int x) { return InlineTU(x) + <text:s/>2; }</text:p>
          </table:table-cell>
          <table:table-cell table:formula="of:=CONCATENATE(&quot;int NonInline&quot;;[.$E516];&quot;(const int x) { return NonInline&quot;;[.$E515];&quot;(x) +  2; }&quot;)" office:value-type="string" office:string-value="int NonInlineTV(const int x) { return NonInlineTU(x) +  2; }">
            <text:p>int NonInlineTV(const int x) { return NonInlineTU(x) + <text:s/>2; }</text:p>
          </table:table-cell>
        </table:table-row>
        <table:table-row table:style-name="ro1">
          <table:table-cell table:formula="of:=[.A491]+1" office:value-type="float" office:value="84">
            <text:p>84</text:p>
          </table:table-cell>
          <table:table-cell table:formula="of:=CHAR([.A517])" office:value-type="string" office:string-value="T">
            <text:p>T</text:p>
          </table:table-cell>
          <table:table-cell table:formula="of:=[.C491]" office:value-type="float" office:value="87">
            <text:p>87</text:p>
          </table:table-cell>
          <table:table-cell table:formula="of:=CHAR([.C517])" office:value-type="string" office:string-value="W">
            <text:p>W</text:p>
          </table:table-cell>
          <table:table-cell table:formula="of:=CONCATENATE([.B517];[.D517])" office:value-type="string" office:string-value="TW">
            <text:p>TW</text:p>
          </table:table-cell>
          <table:table-cell table:formula="of:=CONCATENATE(&quot;inline int Inline&quot;;[.E517];&quot;(const int x) { return Inline&quot;;[.E516];&quot;(x) +  2; }&quot;)" office:value-type="string" office:string-value="inline int InlineTW(const int x) { return InlineTV(x) +  2; }">
            <text:p>inline int InlineTW(const int x) { return InlineTV(x) + <text:s/>2; }</text:p>
          </table:table-cell>
          <table:table-cell table:formula="of:=CONCATENATE(&quot;int NonInline&quot;;[.$E517];&quot;(const int x) { return NonInline&quot;;[.$E516];&quot;(x) +  2; }&quot;)" office:value-type="string" office:string-value="int NonInlineTW(const int x) { return NonInlineTV(x) +  2; }">
            <text:p>int NonInlineTW(const int x) { return NonInlineTV(x) + <text:s/>2; }</text:p>
          </table:table-cell>
        </table:table-row>
        <table:table-row table:style-name="ro1">
          <table:table-cell table:formula="of:=[.A492]+1" office:value-type="float" office:value="84">
            <text:p>84</text:p>
          </table:table-cell>
          <table:table-cell table:formula="of:=CHAR([.A518])" office:value-type="string" office:string-value="T">
            <text:p>T</text:p>
          </table:table-cell>
          <table:table-cell table:formula="of:=[.C492]" office:value-type="float" office:value="88">
            <text:p>88</text:p>
          </table:table-cell>
          <table:table-cell table:formula="of:=CHAR([.C518])" office:value-type="string" office:string-value="X">
            <text:p>X</text:p>
          </table:table-cell>
          <table:table-cell table:formula="of:=CONCATENATE([.B518];[.D518])" office:value-type="string" office:string-value="TX">
            <text:p>TX</text:p>
          </table:table-cell>
          <table:table-cell table:formula="of:=CONCATENATE(&quot;inline int Inline&quot;;[.E518];&quot;(const int x) { return Inline&quot;;[.E517];&quot;(x) +  2; }&quot;)" office:value-type="string" office:string-value="inline int InlineTX(const int x) { return InlineTW(x) +  2; }">
            <text:p>inline int InlineTX(const int x) { return InlineTW(x) + <text:s/>2; }</text:p>
          </table:table-cell>
          <table:table-cell table:formula="of:=CONCATENATE(&quot;int NonInline&quot;;[.$E518];&quot;(const int x) { return NonInline&quot;;[.$E517];&quot;(x) +  2; }&quot;)" office:value-type="string" office:string-value="int NonInlineTX(const int x) { return NonInlineTW(x) +  2; }">
            <text:p>int NonInlineTX(const int x) { return NonInlineTW(x) + <text:s/>2; }</text:p>
          </table:table-cell>
        </table:table-row>
        <table:table-row table:style-name="ro1">
          <table:table-cell table:formula="of:=[.A493]+1" office:value-type="float" office:value="84">
            <text:p>84</text:p>
          </table:table-cell>
          <table:table-cell table:formula="of:=CHAR([.A519])" office:value-type="string" office:string-value="T">
            <text:p>T</text:p>
          </table:table-cell>
          <table:table-cell table:formula="of:=[.C493]" office:value-type="float" office:value="89">
            <text:p>89</text:p>
          </table:table-cell>
          <table:table-cell table:formula="of:=CHAR([.C519])" office:value-type="string" office:string-value="Y">
            <text:p>Y</text:p>
          </table:table-cell>
          <table:table-cell table:formula="of:=CONCATENATE([.B519];[.D519])" office:value-type="string" office:string-value="TY">
            <text:p>TY</text:p>
          </table:table-cell>
          <table:table-cell table:formula="of:=CONCATENATE(&quot;inline int Inline&quot;;[.E519];&quot;(const int x) { return Inline&quot;;[.E518];&quot;(x) +  2; }&quot;)" office:value-type="string" office:string-value="inline int InlineTY(const int x) { return InlineTX(x) +  2; }">
            <text:p>inline int InlineTY(const int x) { return InlineTX(x) + <text:s/>2; }</text:p>
          </table:table-cell>
          <table:table-cell table:formula="of:=CONCATENATE(&quot;int NonInline&quot;;[.$E519];&quot;(const int x) { return NonInline&quot;;[.$E518];&quot;(x) +  2; }&quot;)" office:value-type="string" office:string-value="int NonInlineTY(const int x) { return NonInlineTX(x) +  2; }">
            <text:p>int NonInlineTY(const int x) { return NonInlineTX(x) + <text:s/>2; }</text:p>
          </table:table-cell>
        </table:table-row>
        <table:table-row table:style-name="ro1">
          <table:table-cell table:formula="of:=[.A494]+1" office:value-type="float" office:value="84">
            <text:p>84</text:p>
          </table:table-cell>
          <table:table-cell table:formula="of:=CHAR([.A520])" office:value-type="string" office:string-value="T">
            <text:p>T</text:p>
          </table:table-cell>
          <table:table-cell table:formula="of:=[.C494]" office:value-type="float" office:value="90">
            <text:p>90</text:p>
          </table:table-cell>
          <table:table-cell table:formula="of:=CHAR([.C520])" office:value-type="string" office:string-value="Z">
            <text:p>Z</text:p>
          </table:table-cell>
          <table:table-cell table:formula="of:=CONCATENATE([.B520];[.D520])" office:value-type="string" office:string-value="TZ">
            <text:p>TZ</text:p>
          </table:table-cell>
          <table:table-cell table:formula="of:=CONCATENATE(&quot;inline int Inline&quot;;[.E520];&quot;(const int x) { return Inline&quot;;[.E519];&quot;(x) +  2; }&quot;)" office:value-type="string" office:string-value="inline int InlineTZ(const int x) { return InlineTY(x) +  2; }">
            <text:p>inline int InlineTZ(const int x) { return InlineTY(x) + <text:s/>2; }</text:p>
          </table:table-cell>
          <table:table-cell table:formula="of:=CONCATENATE(&quot;int NonInline&quot;;[.$E520];&quot;(const int x) { return NonInline&quot;;[.$E519];&quot;(x) +  2; }&quot;)" office:value-type="string" office:string-value="int NonInlineTZ(const int x) { return NonInlineTY(x) +  2; }">
            <text:p>int NonInlineTZ(const int x) { return NonInlineTY(x) + <text:s/>2; }</text:p>
          </table:table-cell>
        </table:table-row>
        <table:table-row table:style-name="ro1">
          <table:table-cell table:formula="of:=[.A495]+1" office:value-type="float" office:value="85">
            <text:p>85</text:p>
          </table:table-cell>
          <table:table-cell table:formula="of:=CHAR([.A521])" office:value-type="string" office:string-value="U">
            <text:p>U</text:p>
          </table:table-cell>
          <table:table-cell table:formula="of:=[.C495]" office:value-type="float" office:value="65">
            <text:p>65</text:p>
          </table:table-cell>
          <table:table-cell table:formula="of:=CHAR([.C521])" office:value-type="string" office:string-value="A">
            <text:p>A</text:p>
          </table:table-cell>
          <table:table-cell table:formula="of:=CONCATENATE([.B521];[.D521])" office:value-type="string" office:string-value="UA">
            <text:p>UA</text:p>
          </table:table-cell>
          <table:table-cell table:formula="of:=CONCATENATE(&quot;inline int Inline&quot;;[.E521];&quot;(const int x) { return Inline&quot;;[.E520];&quot;(x) +  2; }&quot;)" office:value-type="string" office:string-value="inline int InlineUA(const int x) { return InlineTZ(x) +  2; }">
            <text:p>inline int InlineUA(const int x) { return InlineTZ(x) + <text:s/>2; }</text:p>
          </table:table-cell>
          <table:table-cell table:formula="of:=CONCATENATE(&quot;int NonInline&quot;;[.$E521];&quot;(const int x) { return NonInline&quot;;[.$E520];&quot;(x) +  2; }&quot;)" office:value-type="string" office:string-value="int NonInlineUA(const int x) { return NonInlineTZ(x) +  2; }">
            <text:p>int NonInlineUA(const int x) { return NonInlineTZ(x) + <text:s/>2; }</text:p>
          </table:table-cell>
        </table:table-row>
        <table:table-row table:style-name="ro1">
          <table:table-cell table:formula="of:=[.A496]+1" office:value-type="float" office:value="85">
            <text:p>85</text:p>
          </table:table-cell>
          <table:table-cell table:formula="of:=CHAR([.A522])" office:value-type="string" office:string-value="U">
            <text:p>U</text:p>
          </table:table-cell>
          <table:table-cell table:formula="of:=[.C496]" office:value-type="float" office:value="66">
            <text:p>66</text:p>
          </table:table-cell>
          <table:table-cell table:formula="of:=CHAR([.C522])" office:value-type="string" office:string-value="B">
            <text:p>B</text:p>
          </table:table-cell>
          <table:table-cell table:formula="of:=CONCATENATE([.B522];[.D522])" office:value-type="string" office:string-value="UB">
            <text:p>UB</text:p>
          </table:table-cell>
          <table:table-cell table:formula="of:=CONCATENATE(&quot;inline int Inline&quot;;[.E522];&quot;(const int x) { return Inline&quot;;[.E521];&quot;(x) +  2; }&quot;)" office:value-type="string" office:string-value="inline int InlineUB(const int x) { return InlineUA(x) +  2; }">
            <text:p>inline int InlineUB(const int x) { return InlineUA(x) + <text:s/>2; }</text:p>
          </table:table-cell>
          <table:table-cell table:formula="of:=CONCATENATE(&quot;int NonInline&quot;;[.$E522];&quot;(const int x) { return NonInline&quot;;[.$E521];&quot;(x) +  2; }&quot;)" office:value-type="string" office:string-value="int NonInlineUB(const int x) { return NonInlineUA(x) +  2; }">
            <text:p>int NonInlineUB(const int x) { return NonInlineUA(x) + <text:s/>2; }</text:p>
          </table:table-cell>
        </table:table-row>
        <table:table-row table:style-name="ro1">
          <table:table-cell table:formula="of:=[.A497]+1" office:value-type="float" office:value="85">
            <text:p>85</text:p>
          </table:table-cell>
          <table:table-cell table:formula="of:=CHAR([.A523])" office:value-type="string" office:string-value="U">
            <text:p>U</text:p>
          </table:table-cell>
          <table:table-cell table:formula="of:=[.C497]" office:value-type="float" office:value="67">
            <text:p>67</text:p>
          </table:table-cell>
          <table:table-cell table:formula="of:=CHAR([.C523])" office:value-type="string" office:string-value="C">
            <text:p>C</text:p>
          </table:table-cell>
          <table:table-cell table:formula="of:=CONCATENATE([.B523];[.D523])" office:value-type="string" office:string-value="UC">
            <text:p>UC</text:p>
          </table:table-cell>
          <table:table-cell table:formula="of:=CONCATENATE(&quot;inline int Inline&quot;;[.E523];&quot;(const int x) { return Inline&quot;;[.E522];&quot;(x) +  2; }&quot;)" office:value-type="string" office:string-value="inline int InlineUC(const int x) { return InlineUB(x) +  2; }">
            <text:p>inline int InlineUC(const int x) { return InlineUB(x) + <text:s/>2; }</text:p>
          </table:table-cell>
          <table:table-cell table:formula="of:=CONCATENATE(&quot;int NonInline&quot;;[.$E523];&quot;(const int x) { return NonInline&quot;;[.$E522];&quot;(x) +  2; }&quot;)" office:value-type="string" office:string-value="int NonInlineUC(const int x) { return NonInlineUB(x) +  2; }">
            <text:p>int NonInlineUC(const int x) { return NonInlineUB(x) + <text:s/>2; }</text:p>
          </table:table-cell>
        </table:table-row>
        <table:table-row table:style-name="ro1">
          <table:table-cell table:formula="of:=[.A498]+1" office:value-type="float" office:value="85">
            <text:p>85</text:p>
          </table:table-cell>
          <table:table-cell table:formula="of:=CHAR([.A524])" office:value-type="string" office:string-value="U">
            <text:p>U</text:p>
          </table:table-cell>
          <table:table-cell table:formula="of:=[.C498]" office:value-type="float" office:value="68">
            <text:p>68</text:p>
          </table:table-cell>
          <table:table-cell table:formula="of:=CHAR([.C524])" office:value-type="string" office:string-value="D">
            <text:p>D</text:p>
          </table:table-cell>
          <table:table-cell table:formula="of:=CONCATENATE([.B524];[.D524])" office:value-type="string" office:string-value="UD">
            <text:p>UD</text:p>
          </table:table-cell>
          <table:table-cell table:formula="of:=CONCATENATE(&quot;inline int Inline&quot;;[.E524];&quot;(const int x) { return Inline&quot;;[.E523];&quot;(x) +  2; }&quot;)" office:value-type="string" office:string-value="inline int InlineUD(const int x) { return InlineUC(x) +  2; }">
            <text:p>inline int InlineUD(const int x) { return InlineUC(x) + <text:s/>2; }</text:p>
          </table:table-cell>
          <table:table-cell table:formula="of:=CONCATENATE(&quot;int NonInline&quot;;[.$E524];&quot;(const int x) { return NonInline&quot;;[.$E523];&quot;(x) +  2; }&quot;)" office:value-type="string" office:string-value="int NonInlineUD(const int x) { return NonInlineUC(x) +  2; }">
            <text:p>int NonInlineUD(const int x) { return NonInlineUC(x) + <text:s/>2; }</text:p>
          </table:table-cell>
        </table:table-row>
        <table:table-row table:style-name="ro1">
          <table:table-cell table:formula="of:=[.A499]+1" office:value-type="float" office:value="85">
            <text:p>85</text:p>
          </table:table-cell>
          <table:table-cell table:formula="of:=CHAR([.A525])" office:value-type="string" office:string-value="U">
            <text:p>U</text:p>
          </table:table-cell>
          <table:table-cell table:formula="of:=[.C499]" office:value-type="float" office:value="69">
            <text:p>69</text:p>
          </table:table-cell>
          <table:table-cell table:formula="of:=CHAR([.C525])" office:value-type="string" office:string-value="E">
            <text:p>E</text:p>
          </table:table-cell>
          <table:table-cell table:formula="of:=CONCATENATE([.B525];[.D525])" office:value-type="string" office:string-value="UE">
            <text:p>UE</text:p>
          </table:table-cell>
          <table:table-cell table:formula="of:=CONCATENATE(&quot;inline int Inline&quot;;[.E525];&quot;(const int x) { return Inline&quot;;[.E524];&quot;(x) +  2; }&quot;)" office:value-type="string" office:string-value="inline int InlineUE(const int x) { return InlineUD(x) +  2; }">
            <text:p>inline int InlineUE(const int x) { return InlineUD(x) + <text:s/>2; }</text:p>
          </table:table-cell>
          <table:table-cell table:formula="of:=CONCATENATE(&quot;int NonInline&quot;;[.$E525];&quot;(const int x) { return NonInline&quot;;[.$E524];&quot;(x) +  2; }&quot;)" office:value-type="string" office:string-value="int NonInlineUE(const int x) { return NonInlineUD(x) +  2; }">
            <text:p>int NonInlineUE(const int x) { return NonInlineUD(x) + <text:s/>2; }</text:p>
          </table:table-cell>
        </table:table-row>
        <table:table-row table:style-name="ro1">
          <table:table-cell table:formula="of:=[.A500]+1" office:value-type="float" office:value="85">
            <text:p>85</text:p>
          </table:table-cell>
          <table:table-cell table:formula="of:=CHAR([.A526])" office:value-type="string" office:string-value="U">
            <text:p>U</text:p>
          </table:table-cell>
          <table:table-cell table:formula="of:=[.C500]" office:value-type="float" office:value="70">
            <text:p>70</text:p>
          </table:table-cell>
          <table:table-cell table:formula="of:=CHAR([.C526])" office:value-type="string" office:string-value="F">
            <text:p>F</text:p>
          </table:table-cell>
          <table:table-cell table:formula="of:=CONCATENATE([.B526];[.D526])" office:value-type="string" office:string-value="UF">
            <text:p>UF</text:p>
          </table:table-cell>
          <table:table-cell table:formula="of:=CONCATENATE(&quot;inline int Inline&quot;;[.E526];&quot;(const int x) { return Inline&quot;;[.E525];&quot;(x) +  2; }&quot;)" office:value-type="string" office:string-value="inline int InlineUF(const int x) { return InlineUE(x) +  2; }">
            <text:p>inline int InlineUF(const int x) { return InlineUE(x) + <text:s/>2; }</text:p>
          </table:table-cell>
          <table:table-cell table:formula="of:=CONCATENATE(&quot;int NonInline&quot;;[.$E526];&quot;(const int x) { return NonInline&quot;;[.$E525];&quot;(x) +  2; }&quot;)" office:value-type="string" office:string-value="int NonInlineUF(const int x) { return NonInlineUE(x) +  2; }">
            <text:p>int NonInlineUF(const int x) { return NonInlineUE(x) + <text:s/>2; }</text:p>
          </table:table-cell>
        </table:table-row>
        <table:table-row table:style-name="ro1">
          <table:table-cell table:formula="of:=[.A501]+1" office:value-type="float" office:value="85">
            <text:p>85</text:p>
          </table:table-cell>
          <table:table-cell table:formula="of:=CHAR([.A527])" office:value-type="string" office:string-value="U">
            <text:p>U</text:p>
          </table:table-cell>
          <table:table-cell table:formula="of:=[.C501]" office:value-type="float" office:value="71">
            <text:p>71</text:p>
          </table:table-cell>
          <table:table-cell table:formula="of:=CHAR([.C527])" office:value-type="string" office:string-value="G">
            <text:p>G</text:p>
          </table:table-cell>
          <table:table-cell table:formula="of:=CONCATENATE([.B527];[.D527])" office:value-type="string" office:string-value="UG">
            <text:p>UG</text:p>
          </table:table-cell>
          <table:table-cell table:formula="of:=CONCATENATE(&quot;inline int Inline&quot;;[.E527];&quot;(const int x) { return Inline&quot;;[.E526];&quot;(x) +  2; }&quot;)" office:value-type="string" office:string-value="inline int InlineUG(const int x) { return InlineUF(x) +  2; }">
            <text:p>inline int InlineUG(const int x) { return InlineUF(x) + <text:s/>2; }</text:p>
          </table:table-cell>
          <table:table-cell table:formula="of:=CONCATENATE(&quot;int NonInline&quot;;[.$E527];&quot;(const int x) { return NonInline&quot;;[.$E526];&quot;(x) +  2; }&quot;)" office:value-type="string" office:string-value="int NonInlineUG(const int x) { return NonInlineUF(x) +  2; }">
            <text:p>int NonInlineUG(const int x) { return NonInlineUF(x) + <text:s/>2; }</text:p>
          </table:table-cell>
        </table:table-row>
        <table:table-row table:style-name="ro1">
          <table:table-cell table:formula="of:=[.A502]+1" office:value-type="float" office:value="85">
            <text:p>85</text:p>
          </table:table-cell>
          <table:table-cell table:formula="of:=CHAR([.A528])" office:value-type="string" office:string-value="U">
            <text:p>U</text:p>
          </table:table-cell>
          <table:table-cell table:formula="of:=[.C502]" office:value-type="float" office:value="72">
            <text:p>72</text:p>
          </table:table-cell>
          <table:table-cell table:formula="of:=CHAR([.C528])" office:value-type="string" office:string-value="H">
            <text:p>H</text:p>
          </table:table-cell>
          <table:table-cell table:formula="of:=CONCATENATE([.B528];[.D528])" office:value-type="string" office:string-value="UH">
            <text:p>UH</text:p>
          </table:table-cell>
          <table:table-cell table:formula="of:=CONCATENATE(&quot;inline int Inline&quot;;[.E528];&quot;(const int x) { return Inline&quot;;[.E527];&quot;(x) +  2; }&quot;)" office:value-type="string" office:string-value="inline int InlineUH(const int x) { return InlineUG(x) +  2; }">
            <text:p>inline int InlineUH(const int x) { return InlineUG(x) + <text:s/>2; }</text:p>
          </table:table-cell>
          <table:table-cell table:formula="of:=CONCATENATE(&quot;int NonInline&quot;;[.$E528];&quot;(const int x) { return NonInline&quot;;[.$E527];&quot;(x) +  2; }&quot;)" office:value-type="string" office:string-value="int NonInlineUH(const int x) { return NonInlineUG(x) +  2; }">
            <text:p>int NonInlineUH(const int x) { return NonInlineUG(x) + <text:s/>2; }</text:p>
          </table:table-cell>
        </table:table-row>
        <table:table-row table:style-name="ro1">
          <table:table-cell table:formula="of:=[.A503]+1" office:value-type="float" office:value="85">
            <text:p>85</text:p>
          </table:table-cell>
          <table:table-cell table:formula="of:=CHAR([.A529])" office:value-type="string" office:string-value="U">
            <text:p>U</text:p>
          </table:table-cell>
          <table:table-cell table:formula="of:=[.C503]" office:value-type="float" office:value="73">
            <text:p>73</text:p>
          </table:table-cell>
          <table:table-cell table:formula="of:=CHAR([.C529])" office:value-type="string" office:string-value="I">
            <text:p>I</text:p>
          </table:table-cell>
          <table:table-cell table:formula="of:=CONCATENATE([.B529];[.D529])" office:value-type="string" office:string-value="UI">
            <text:p>UI</text:p>
          </table:table-cell>
          <table:table-cell table:formula="of:=CONCATENATE(&quot;inline int Inline&quot;;[.E529];&quot;(const int x) { return Inline&quot;;[.E528];&quot;(x) +  2; }&quot;)" office:value-type="string" office:string-value="inline int InlineUI(const int x) { return InlineUH(x) +  2; }">
            <text:p>inline int InlineUI(const int x) { return InlineUH(x) + <text:s/>2; }</text:p>
          </table:table-cell>
          <table:table-cell table:formula="of:=CONCATENATE(&quot;int NonInline&quot;;[.$E529];&quot;(const int x) { return NonInline&quot;;[.$E528];&quot;(x) +  2; }&quot;)" office:value-type="string" office:string-value="int NonInlineUI(const int x) { return NonInlineUH(x) +  2; }">
            <text:p>int NonInlineUI(const int x) { return NonInlineUH(x) + <text:s/>2; }</text:p>
          </table:table-cell>
        </table:table-row>
        <table:table-row table:style-name="ro1">
          <table:table-cell table:formula="of:=[.A504]+1" office:value-type="float" office:value="85">
            <text:p>85</text:p>
          </table:table-cell>
          <table:table-cell table:formula="of:=CHAR([.A530])" office:value-type="string" office:string-value="U">
            <text:p>U</text:p>
          </table:table-cell>
          <table:table-cell table:formula="of:=[.C504]" office:value-type="float" office:value="74">
            <text:p>74</text:p>
          </table:table-cell>
          <table:table-cell table:formula="of:=CHAR([.C530])" office:value-type="string" office:string-value="J">
            <text:p>J</text:p>
          </table:table-cell>
          <table:table-cell table:formula="of:=CONCATENATE([.B530];[.D530])" office:value-type="string" office:string-value="UJ">
            <text:p>UJ</text:p>
          </table:table-cell>
          <table:table-cell table:formula="of:=CONCATENATE(&quot;inline int Inline&quot;;[.E530];&quot;(const int x) { return Inline&quot;;[.E529];&quot;(x) +  2; }&quot;)" office:value-type="string" office:string-value="inline int InlineUJ(const int x) { return InlineUI(x) +  2; }">
            <text:p>inline int InlineUJ(const int x) { return InlineUI(x) + <text:s/>2; }</text:p>
          </table:table-cell>
          <table:table-cell table:formula="of:=CONCATENATE(&quot;int NonInline&quot;;[.$E530];&quot;(const int x) { return NonInline&quot;;[.$E529];&quot;(x) +  2; }&quot;)" office:value-type="string" office:string-value="int NonInlineUJ(const int x) { return NonInlineUI(x) +  2; }">
            <text:p>int NonInlineUJ(const int x) { return NonInlineUI(x) + <text:s/>2; }</text:p>
          </table:table-cell>
        </table:table-row>
        <table:table-row table:style-name="ro1">
          <table:table-cell table:formula="of:=[.A505]+1" office:value-type="float" office:value="85">
            <text:p>85</text:p>
          </table:table-cell>
          <table:table-cell table:formula="of:=CHAR([.A531])" office:value-type="string" office:string-value="U">
            <text:p>U</text:p>
          </table:table-cell>
          <table:table-cell table:formula="of:=[.C505]" office:value-type="float" office:value="75">
            <text:p>75</text:p>
          </table:table-cell>
          <table:table-cell table:formula="of:=CHAR([.C531])" office:value-type="string" office:string-value="K">
            <text:p>K</text:p>
          </table:table-cell>
          <table:table-cell table:formula="of:=CONCATENATE([.B531];[.D531])" office:value-type="string" office:string-value="UK">
            <text:p>UK</text:p>
          </table:table-cell>
          <table:table-cell table:formula="of:=CONCATENATE(&quot;inline int Inline&quot;;[.E531];&quot;(const int x) { return Inline&quot;;[.E530];&quot;(x) +  2; }&quot;)" office:value-type="string" office:string-value="inline int InlineUK(const int x) { return InlineUJ(x) +  2; }">
            <text:p>inline int InlineUK(const int x) { return InlineUJ(x) + <text:s/>2; }</text:p>
          </table:table-cell>
          <table:table-cell table:formula="of:=CONCATENATE(&quot;int NonInline&quot;;[.$E531];&quot;(const int x) { return NonInline&quot;;[.$E530];&quot;(x) +  2; }&quot;)" office:value-type="string" office:string-value="int NonInlineUK(const int x) { return NonInlineUJ(x) +  2; }">
            <text:p>int NonInlineUK(const int x) { return NonInlineUJ(x) + <text:s/>2; }</text:p>
          </table:table-cell>
        </table:table-row>
        <table:table-row table:style-name="ro1">
          <table:table-cell table:formula="of:=[.A506]+1" office:value-type="float" office:value="85">
            <text:p>85</text:p>
          </table:table-cell>
          <table:table-cell table:formula="of:=CHAR([.A532])" office:value-type="string" office:string-value="U">
            <text:p>U</text:p>
          </table:table-cell>
          <table:table-cell table:formula="of:=[.C506]" office:value-type="float" office:value="76">
            <text:p>76</text:p>
          </table:table-cell>
          <table:table-cell table:formula="of:=CHAR([.C532])" office:value-type="string" office:string-value="L">
            <text:p>L</text:p>
          </table:table-cell>
          <table:table-cell table:formula="of:=CONCATENATE([.B532];[.D532])" office:value-type="string" office:string-value="UL">
            <text:p>UL</text:p>
          </table:table-cell>
          <table:table-cell table:formula="of:=CONCATENATE(&quot;inline int Inline&quot;;[.E532];&quot;(const int x) { return Inline&quot;;[.E531];&quot;(x) +  2; }&quot;)" office:value-type="string" office:string-value="inline int InlineUL(const int x) { return InlineUK(x) +  2; }">
            <text:p>inline int InlineUL(const int x) { return InlineUK(x) + <text:s/>2; }</text:p>
          </table:table-cell>
          <table:table-cell table:formula="of:=CONCATENATE(&quot;int NonInline&quot;;[.$E532];&quot;(const int x) { return NonInline&quot;;[.$E531];&quot;(x) +  2; }&quot;)" office:value-type="string" office:string-value="int NonInlineUL(const int x) { return NonInlineUK(x) +  2; }">
            <text:p>int NonInlineUL(const int x) { return NonInlineUK(x) + <text:s/>2; }</text:p>
          </table:table-cell>
        </table:table-row>
        <table:table-row table:style-name="ro1">
          <table:table-cell table:formula="of:=[.A507]+1" office:value-type="float" office:value="85">
            <text:p>85</text:p>
          </table:table-cell>
          <table:table-cell table:formula="of:=CHAR([.A533])" office:value-type="string" office:string-value="U">
            <text:p>U</text:p>
          </table:table-cell>
          <table:table-cell table:formula="of:=[.C507]" office:value-type="float" office:value="77">
            <text:p>77</text:p>
          </table:table-cell>
          <table:table-cell table:formula="of:=CHAR([.C533])" office:value-type="string" office:string-value="M">
            <text:p>M</text:p>
          </table:table-cell>
          <table:table-cell table:formula="of:=CONCATENATE([.B533];[.D533])" office:value-type="string" office:string-value="UM">
            <text:p>UM</text:p>
          </table:table-cell>
          <table:table-cell table:formula="of:=CONCATENATE(&quot;inline int Inline&quot;;[.E533];&quot;(const int x) { return Inline&quot;;[.E532];&quot;(x) +  2; }&quot;)" office:value-type="string" office:string-value="inline int InlineUM(const int x) { return InlineUL(x) +  2; }">
            <text:p>inline int InlineUM(const int x) { return InlineUL(x) + <text:s/>2; }</text:p>
          </table:table-cell>
          <table:table-cell table:formula="of:=CONCATENATE(&quot;int NonInline&quot;;[.$E533];&quot;(const int x) { return NonInline&quot;;[.$E532];&quot;(x) +  2; }&quot;)" office:value-type="string" office:string-value="int NonInlineUM(const int x) { return NonInlineUL(x) +  2; }">
            <text:p>int NonInlineUM(const int x) { return NonInlineUL(x) + <text:s/>2; }</text:p>
          </table:table-cell>
        </table:table-row>
        <table:table-row table:style-name="ro1">
          <table:table-cell table:formula="of:=[.A508]+1" office:value-type="float" office:value="85">
            <text:p>85</text:p>
          </table:table-cell>
          <table:table-cell table:formula="of:=CHAR([.A534])" office:value-type="string" office:string-value="U">
            <text:p>U</text:p>
          </table:table-cell>
          <table:table-cell table:formula="of:=[.C508]" office:value-type="float" office:value="78">
            <text:p>78</text:p>
          </table:table-cell>
          <table:table-cell table:formula="of:=CHAR([.C534])" office:value-type="string" office:string-value="N">
            <text:p>N</text:p>
          </table:table-cell>
          <table:table-cell table:formula="of:=CONCATENATE([.B534];[.D534])" office:value-type="string" office:string-value="UN">
            <text:p>UN</text:p>
          </table:table-cell>
          <table:table-cell table:formula="of:=CONCATENATE(&quot;inline int Inline&quot;;[.E534];&quot;(const int x) { return Inline&quot;;[.E533];&quot;(x) +  2; }&quot;)" office:value-type="string" office:string-value="inline int InlineUN(const int x) { return InlineUM(x) +  2; }">
            <text:p>inline int InlineUN(const int x) { return InlineUM(x) + <text:s/>2; }</text:p>
          </table:table-cell>
          <table:table-cell table:formula="of:=CONCATENATE(&quot;int NonInline&quot;;[.$E534];&quot;(const int x) { return NonInline&quot;;[.$E533];&quot;(x) +  2; }&quot;)" office:value-type="string" office:string-value="int NonInlineUN(const int x) { return NonInlineUM(x) +  2; }">
            <text:p>int NonInlineUN(const int x) { return NonInlineUM(x) + <text:s/>2; }</text:p>
          </table:table-cell>
        </table:table-row>
        <table:table-row table:style-name="ro1">
          <table:table-cell table:formula="of:=[.A509]+1" office:value-type="float" office:value="85">
            <text:p>85</text:p>
          </table:table-cell>
          <table:table-cell table:formula="of:=CHAR([.A535])" office:value-type="string" office:string-value="U">
            <text:p>U</text:p>
          </table:table-cell>
          <table:table-cell table:formula="of:=[.C509]" office:value-type="float" office:value="79">
            <text:p>79</text:p>
          </table:table-cell>
          <table:table-cell table:formula="of:=CHAR([.C535])" office:value-type="string" office:string-value="O">
            <text:p>O</text:p>
          </table:table-cell>
          <table:table-cell table:formula="of:=CONCATENATE([.B535];[.D535])" office:value-type="string" office:string-value="UO">
            <text:p>UO</text:p>
          </table:table-cell>
          <table:table-cell table:formula="of:=CONCATENATE(&quot;inline int Inline&quot;;[.E535];&quot;(const int x) { return Inline&quot;;[.E534];&quot;(x) +  2; }&quot;)" office:value-type="string" office:string-value="inline int InlineUO(const int x) { return InlineUN(x) +  2; }">
            <text:p>inline int InlineUO(const int x) { return InlineUN(x) + <text:s/>2; }</text:p>
          </table:table-cell>
          <table:table-cell table:formula="of:=CONCATENATE(&quot;int NonInline&quot;;[.$E535];&quot;(const int x) { return NonInline&quot;;[.$E534];&quot;(x) +  2; }&quot;)" office:value-type="string" office:string-value="int NonInlineUO(const int x) { return NonInlineUN(x) +  2; }">
            <text:p>int NonInlineUO(const int x) { return NonInlineUN(x) + <text:s/>2; }</text:p>
          </table:table-cell>
        </table:table-row>
        <table:table-row table:style-name="ro1">
          <table:table-cell table:formula="of:=[.A510]+1" office:value-type="float" office:value="85">
            <text:p>85</text:p>
          </table:table-cell>
          <table:table-cell table:formula="of:=CHAR([.A536])" office:value-type="string" office:string-value="U">
            <text:p>U</text:p>
          </table:table-cell>
          <table:table-cell table:formula="of:=[.C510]" office:value-type="float" office:value="80">
            <text:p>80</text:p>
          </table:table-cell>
          <table:table-cell table:formula="of:=CHAR([.C536])" office:value-type="string" office:string-value="P">
            <text:p>P</text:p>
          </table:table-cell>
          <table:table-cell table:formula="of:=CONCATENATE([.B536];[.D536])" office:value-type="string" office:string-value="UP">
            <text:p>UP</text:p>
          </table:table-cell>
          <table:table-cell table:formula="of:=CONCATENATE(&quot;inline int Inline&quot;;[.E536];&quot;(const int x) { return Inline&quot;;[.E535];&quot;(x) +  2; }&quot;)" office:value-type="string" office:string-value="inline int InlineUP(const int x) { return InlineUO(x) +  2; }">
            <text:p>inline int InlineUP(const int x) { return InlineUO(x) + <text:s/>2; }</text:p>
          </table:table-cell>
          <table:table-cell table:formula="of:=CONCATENATE(&quot;int NonInline&quot;;[.$E536];&quot;(const int x) { return NonInline&quot;;[.$E535];&quot;(x) +  2; }&quot;)" office:value-type="string" office:string-value="int NonInlineUP(const int x) { return NonInlineUO(x) +  2; }">
            <text:p>int NonInlineUP(const int x) { return NonInlineUO(x) + <text:s/>2; }</text:p>
          </table:table-cell>
        </table:table-row>
        <table:table-row table:style-name="ro1">
          <table:table-cell table:formula="of:=[.A511]+1" office:value-type="float" office:value="85">
            <text:p>85</text:p>
          </table:table-cell>
          <table:table-cell table:formula="of:=CHAR([.A537])" office:value-type="string" office:string-value="U">
            <text:p>U</text:p>
          </table:table-cell>
          <table:table-cell table:formula="of:=[.C511]" office:value-type="float" office:value="81">
            <text:p>81</text:p>
          </table:table-cell>
          <table:table-cell table:formula="of:=CHAR([.C537])" office:value-type="string" office:string-value="Q">
            <text:p>Q</text:p>
          </table:table-cell>
          <table:table-cell table:formula="of:=CONCATENATE([.B537];[.D537])" office:value-type="string" office:string-value="UQ">
            <text:p>UQ</text:p>
          </table:table-cell>
          <table:table-cell table:formula="of:=CONCATENATE(&quot;inline int Inline&quot;;[.E537];&quot;(const int x) { return Inline&quot;;[.E536];&quot;(x) +  2; }&quot;)" office:value-type="string" office:string-value="inline int InlineUQ(const int x) { return InlineUP(x) +  2; }">
            <text:p>inline int InlineUQ(const int x) { return InlineUP(x) + <text:s/>2; }</text:p>
          </table:table-cell>
          <table:table-cell table:formula="of:=CONCATENATE(&quot;int NonInline&quot;;[.$E537];&quot;(const int x) { return NonInline&quot;;[.$E536];&quot;(x) +  2; }&quot;)" office:value-type="string" office:string-value="int NonInlineUQ(const int x) { return NonInlineUP(x) +  2; }">
            <text:p>int NonInlineUQ(const int x) { return NonInlineUP(x) + <text:s/>2; }</text:p>
          </table:table-cell>
        </table:table-row>
        <table:table-row table:style-name="ro1">
          <table:table-cell table:formula="of:=[.A512]+1" office:value-type="float" office:value="85">
            <text:p>85</text:p>
          </table:table-cell>
          <table:table-cell table:formula="of:=CHAR([.A538])" office:value-type="string" office:string-value="U">
            <text:p>U</text:p>
          </table:table-cell>
          <table:table-cell table:formula="of:=[.C512]" office:value-type="float" office:value="82">
            <text:p>82</text:p>
          </table:table-cell>
          <table:table-cell table:formula="of:=CHAR([.C538])" office:value-type="string" office:string-value="R">
            <text:p>R</text:p>
          </table:table-cell>
          <table:table-cell table:formula="of:=CONCATENATE([.B538];[.D538])" office:value-type="string" office:string-value="UR">
            <text:p>UR</text:p>
          </table:table-cell>
          <table:table-cell table:formula="of:=CONCATENATE(&quot;inline int Inline&quot;;[.E538];&quot;(const int x) { return Inline&quot;;[.E537];&quot;(x) +  2; }&quot;)" office:value-type="string" office:string-value="inline int InlineUR(const int x) { return InlineUQ(x) +  2; }">
            <text:p>inline int InlineUR(const int x) { return InlineUQ(x) + <text:s/>2; }</text:p>
          </table:table-cell>
          <table:table-cell table:formula="of:=CONCATENATE(&quot;int NonInline&quot;;[.$E538];&quot;(const int x) { return NonInline&quot;;[.$E537];&quot;(x) +  2; }&quot;)" office:value-type="string" office:string-value="int NonInlineUR(const int x) { return NonInlineUQ(x) +  2; }">
            <text:p>int NonInlineUR(const int x) { return NonInlineUQ(x) + <text:s/>2; }</text:p>
          </table:table-cell>
        </table:table-row>
        <table:table-row table:style-name="ro1">
          <table:table-cell table:formula="of:=[.A513]+1" office:value-type="float" office:value="85">
            <text:p>85</text:p>
          </table:table-cell>
          <table:table-cell table:formula="of:=CHAR([.A539])" office:value-type="string" office:string-value="U">
            <text:p>U</text:p>
          </table:table-cell>
          <table:table-cell table:formula="of:=[.C513]" office:value-type="float" office:value="83">
            <text:p>83</text:p>
          </table:table-cell>
          <table:table-cell table:formula="of:=CHAR([.C539])" office:value-type="string" office:string-value="S">
            <text:p>S</text:p>
          </table:table-cell>
          <table:table-cell table:formula="of:=CONCATENATE([.B539];[.D539])" office:value-type="string" office:string-value="US">
            <text:p>US</text:p>
          </table:table-cell>
          <table:table-cell table:formula="of:=CONCATENATE(&quot;inline int Inline&quot;;[.E539];&quot;(const int x) { return Inline&quot;;[.E538];&quot;(x) +  2; }&quot;)" office:value-type="string" office:string-value="inline int InlineUS(const int x) { return InlineUR(x) +  2; }">
            <text:p>inline int InlineUS(const int x) { return InlineUR(x) + <text:s/>2; }</text:p>
          </table:table-cell>
          <table:table-cell table:formula="of:=CONCATENATE(&quot;int NonInline&quot;;[.$E539];&quot;(const int x) { return NonInline&quot;;[.$E538];&quot;(x) +  2; }&quot;)" office:value-type="string" office:string-value="int NonInlineUS(const int x) { return NonInlineUR(x) +  2; }">
            <text:p>int NonInlineUS(const int x) { return NonInlineUR(x) + <text:s/>2; }</text:p>
          </table:table-cell>
        </table:table-row>
        <table:table-row table:style-name="ro1">
          <table:table-cell table:formula="of:=[.A514]+1" office:value-type="float" office:value="85">
            <text:p>85</text:p>
          </table:table-cell>
          <table:table-cell table:formula="of:=CHAR([.A540])" office:value-type="string" office:string-value="U">
            <text:p>U</text:p>
          </table:table-cell>
          <table:table-cell table:formula="of:=[.C514]" office:value-type="float" office:value="84">
            <text:p>84</text:p>
          </table:table-cell>
          <table:table-cell table:formula="of:=CHAR([.C540])" office:value-type="string" office:string-value="T">
            <text:p>T</text:p>
          </table:table-cell>
          <table:table-cell table:formula="of:=CONCATENATE([.B540];[.D540])" office:value-type="string" office:string-value="UT">
            <text:p>UT</text:p>
          </table:table-cell>
          <table:table-cell table:formula="of:=CONCATENATE(&quot;inline int Inline&quot;;[.E540];&quot;(const int x) { return Inline&quot;;[.E539];&quot;(x) +  2; }&quot;)" office:value-type="string" office:string-value="inline int InlineUT(const int x) { return InlineUS(x) +  2; }">
            <text:p>inline int InlineUT(const int x) { return InlineUS(x) + <text:s/>2; }</text:p>
          </table:table-cell>
          <table:table-cell table:formula="of:=CONCATENATE(&quot;int NonInline&quot;;[.$E540];&quot;(const int x) { return NonInline&quot;;[.$E539];&quot;(x) +  2; }&quot;)" office:value-type="string" office:string-value="int NonInlineUT(const int x) { return NonInlineUS(x) +  2; }">
            <text:p>int NonInlineUT(const int x) { return NonInlineUS(x) + <text:s/>2; }</text:p>
          </table:table-cell>
        </table:table-row>
        <table:table-row table:style-name="ro1">
          <table:table-cell table:formula="of:=[.A515]+1" office:value-type="float" office:value="85">
            <text:p>85</text:p>
          </table:table-cell>
          <table:table-cell table:formula="of:=CHAR([.A541])" office:value-type="string" office:string-value="U">
            <text:p>U</text:p>
          </table:table-cell>
          <table:table-cell table:formula="of:=[.C515]" office:value-type="float" office:value="85">
            <text:p>85</text:p>
          </table:table-cell>
          <table:table-cell table:formula="of:=CHAR([.C541])" office:value-type="string" office:string-value="U">
            <text:p>U</text:p>
          </table:table-cell>
          <table:table-cell table:formula="of:=CONCATENATE([.B541];[.D541])" office:value-type="string" office:string-value="UU">
            <text:p>UU</text:p>
          </table:table-cell>
          <table:table-cell table:formula="of:=CONCATENATE(&quot;inline int Inline&quot;;[.E541];&quot;(const int x) { return Inline&quot;;[.E540];&quot;(x) +  2; }&quot;)" office:value-type="string" office:string-value="inline int InlineUU(const int x) { return InlineUT(x) +  2; }">
            <text:p>inline int InlineUU(const int x) { return InlineUT(x) + <text:s/>2; }</text:p>
          </table:table-cell>
          <table:table-cell table:formula="of:=CONCATENATE(&quot;int NonInline&quot;;[.$E541];&quot;(const int x) { return NonInline&quot;;[.$E540];&quot;(x) +  2; }&quot;)" office:value-type="string" office:string-value="int NonInlineUU(const int x) { return NonInlineUT(x) +  2; }">
            <text:p>int NonInlineUU(const int x) { return NonInlineUT(x) + <text:s/>2; }</text:p>
          </table:table-cell>
        </table:table-row>
        <table:table-row table:style-name="ro1">
          <table:table-cell table:formula="of:=[.A516]+1" office:value-type="float" office:value="85">
            <text:p>85</text:p>
          </table:table-cell>
          <table:table-cell table:formula="of:=CHAR([.A542])" office:value-type="string" office:string-value="U">
            <text:p>U</text:p>
          </table:table-cell>
          <table:table-cell table:formula="of:=[.C516]" office:value-type="float" office:value="86">
            <text:p>86</text:p>
          </table:table-cell>
          <table:table-cell table:formula="of:=CHAR([.C542])" office:value-type="string" office:string-value="V">
            <text:p>V</text:p>
          </table:table-cell>
          <table:table-cell table:formula="of:=CONCATENATE([.B542];[.D542])" office:value-type="string" office:string-value="UV">
            <text:p>UV</text:p>
          </table:table-cell>
          <table:table-cell table:formula="of:=CONCATENATE(&quot;inline int Inline&quot;;[.E542];&quot;(const int x) { return Inline&quot;;[.E541];&quot;(x) +  2; }&quot;)" office:value-type="string" office:string-value="inline int InlineUV(const int x) { return InlineUU(x) +  2; }">
            <text:p>inline int InlineUV(const int x) { return InlineUU(x) + <text:s/>2; }</text:p>
          </table:table-cell>
          <table:table-cell table:formula="of:=CONCATENATE(&quot;int NonInline&quot;;[.$E542];&quot;(const int x) { return NonInline&quot;;[.$E541];&quot;(x) +  2; }&quot;)" office:value-type="string" office:string-value="int NonInlineUV(const int x) { return NonInlineUU(x) +  2; }">
            <text:p>int NonInlineUV(const int x) { return NonInlineUU(x) + <text:s/>2; }</text:p>
          </table:table-cell>
        </table:table-row>
        <table:table-row table:style-name="ro1">
          <table:table-cell table:formula="of:=[.A517]+1" office:value-type="float" office:value="85">
            <text:p>85</text:p>
          </table:table-cell>
          <table:table-cell table:formula="of:=CHAR([.A543])" office:value-type="string" office:string-value="U">
            <text:p>U</text:p>
          </table:table-cell>
          <table:table-cell table:formula="of:=[.C517]" office:value-type="float" office:value="87">
            <text:p>87</text:p>
          </table:table-cell>
          <table:table-cell table:formula="of:=CHAR([.C543])" office:value-type="string" office:string-value="W">
            <text:p>W</text:p>
          </table:table-cell>
          <table:table-cell table:formula="of:=CONCATENATE([.B543];[.D543])" office:value-type="string" office:string-value="UW">
            <text:p>UW</text:p>
          </table:table-cell>
          <table:table-cell table:formula="of:=CONCATENATE(&quot;inline int Inline&quot;;[.E543];&quot;(const int x) { return Inline&quot;;[.E542];&quot;(x) +  2; }&quot;)" office:value-type="string" office:string-value="inline int InlineUW(const int x) { return InlineUV(x) +  2; }">
            <text:p>inline int InlineUW(const int x) { return InlineUV(x) + <text:s/>2; }</text:p>
          </table:table-cell>
          <table:table-cell table:formula="of:=CONCATENATE(&quot;int NonInline&quot;;[.$E543];&quot;(const int x) { return NonInline&quot;;[.$E542];&quot;(x) +  2; }&quot;)" office:value-type="string" office:string-value="int NonInlineUW(const int x) { return NonInlineUV(x) +  2; }">
            <text:p>int NonInlineUW(const int x) { return NonInlineUV(x) + <text:s/>2; }</text:p>
          </table:table-cell>
        </table:table-row>
        <table:table-row table:style-name="ro1">
          <table:table-cell table:formula="of:=[.A518]+1" office:value-type="float" office:value="85">
            <text:p>85</text:p>
          </table:table-cell>
          <table:table-cell table:formula="of:=CHAR([.A544])" office:value-type="string" office:string-value="U">
            <text:p>U</text:p>
          </table:table-cell>
          <table:table-cell table:formula="of:=[.C518]" office:value-type="float" office:value="88">
            <text:p>88</text:p>
          </table:table-cell>
          <table:table-cell table:formula="of:=CHAR([.C544])" office:value-type="string" office:string-value="X">
            <text:p>X</text:p>
          </table:table-cell>
          <table:table-cell table:formula="of:=CONCATENATE([.B544];[.D544])" office:value-type="string" office:string-value="UX">
            <text:p>UX</text:p>
          </table:table-cell>
          <table:table-cell table:formula="of:=CONCATENATE(&quot;inline int Inline&quot;;[.E544];&quot;(const int x) { return Inline&quot;;[.E543];&quot;(x) +  2; }&quot;)" office:value-type="string" office:string-value="inline int InlineUX(const int x) { return InlineUW(x) +  2; }">
            <text:p>inline int InlineUX(const int x) { return InlineUW(x) + <text:s/>2; }</text:p>
          </table:table-cell>
          <table:table-cell table:formula="of:=CONCATENATE(&quot;int NonInline&quot;;[.$E544];&quot;(const int x) { return NonInline&quot;;[.$E543];&quot;(x) +  2; }&quot;)" office:value-type="string" office:string-value="int NonInlineUX(const int x) { return NonInlineUW(x) +  2; }">
            <text:p>int NonInlineUX(const int x) { return NonInlineUW(x) + <text:s/>2; }</text:p>
          </table:table-cell>
        </table:table-row>
        <table:table-row table:style-name="ro1">
          <table:table-cell table:formula="of:=[.A519]+1" office:value-type="float" office:value="85">
            <text:p>85</text:p>
          </table:table-cell>
          <table:table-cell table:formula="of:=CHAR([.A545])" office:value-type="string" office:string-value="U">
            <text:p>U</text:p>
          </table:table-cell>
          <table:table-cell table:formula="of:=[.C519]" office:value-type="float" office:value="89">
            <text:p>89</text:p>
          </table:table-cell>
          <table:table-cell table:formula="of:=CHAR([.C545])" office:value-type="string" office:string-value="Y">
            <text:p>Y</text:p>
          </table:table-cell>
          <table:table-cell table:formula="of:=CONCATENATE([.B545];[.D545])" office:value-type="string" office:string-value="UY">
            <text:p>UY</text:p>
          </table:table-cell>
          <table:table-cell table:formula="of:=CONCATENATE(&quot;inline int Inline&quot;;[.E545];&quot;(const int x) { return Inline&quot;;[.E544];&quot;(x) +  2; }&quot;)" office:value-type="string" office:string-value="inline int InlineUY(const int x) { return InlineUX(x) +  2; }">
            <text:p>inline int InlineUY(const int x) { return InlineUX(x) + <text:s/>2; }</text:p>
          </table:table-cell>
          <table:table-cell table:formula="of:=CONCATENATE(&quot;int NonInline&quot;;[.$E545];&quot;(const int x) { return NonInline&quot;;[.$E544];&quot;(x) +  2; }&quot;)" office:value-type="string" office:string-value="int NonInlineUY(const int x) { return NonInlineUX(x) +  2; }">
            <text:p>int NonInlineUY(const int x) { return NonInlineUX(x) + <text:s/>2; }</text:p>
          </table:table-cell>
        </table:table-row>
        <table:table-row table:style-name="ro1">
          <table:table-cell table:formula="of:=[.A520]+1" office:value-type="float" office:value="85">
            <text:p>85</text:p>
          </table:table-cell>
          <table:table-cell table:formula="of:=CHAR([.A546])" office:value-type="string" office:string-value="U">
            <text:p>U</text:p>
          </table:table-cell>
          <table:table-cell table:formula="of:=[.C520]" office:value-type="float" office:value="90">
            <text:p>90</text:p>
          </table:table-cell>
          <table:table-cell table:formula="of:=CHAR([.C546])" office:value-type="string" office:string-value="Z">
            <text:p>Z</text:p>
          </table:table-cell>
          <table:table-cell table:formula="of:=CONCATENATE([.B546];[.D546])" office:value-type="string" office:string-value="UZ">
            <text:p>UZ</text:p>
          </table:table-cell>
          <table:table-cell table:formula="of:=CONCATENATE(&quot;inline int Inline&quot;;[.E546];&quot;(const int x) { return Inline&quot;;[.E545];&quot;(x) +  2; }&quot;)" office:value-type="string" office:string-value="inline int InlineUZ(const int x) { return InlineUY(x) +  2; }">
            <text:p>inline int InlineUZ(const int x) { return InlineUY(x) + <text:s/>2; }</text:p>
          </table:table-cell>
          <table:table-cell table:formula="of:=CONCATENATE(&quot;int NonInline&quot;;[.$E546];&quot;(const int x) { return NonInline&quot;;[.$E545];&quot;(x) +  2; }&quot;)" office:value-type="string" office:string-value="int NonInlineUZ(const int x) { return NonInlineUY(x) +  2; }">
            <text:p>int NonInlineUZ(const int x) { return NonInlineUY(x) + <text:s/>2; }</text:p>
          </table:table-cell>
        </table:table-row>
        <table:table-row table:style-name="ro1">
          <table:table-cell table:formula="of:=[.A521]+1" office:value-type="float" office:value="86">
            <text:p>86</text:p>
          </table:table-cell>
          <table:table-cell table:formula="of:=CHAR([.A547])" office:value-type="string" office:string-value="V">
            <text:p>V</text:p>
          </table:table-cell>
          <table:table-cell table:formula="of:=[.C521]" office:value-type="float" office:value="65">
            <text:p>65</text:p>
          </table:table-cell>
          <table:table-cell table:formula="of:=CHAR([.C547])" office:value-type="string" office:string-value="A">
            <text:p>A</text:p>
          </table:table-cell>
          <table:table-cell table:formula="of:=CONCATENATE([.B547];[.D547])" office:value-type="string" office:string-value="VA">
            <text:p>VA</text:p>
          </table:table-cell>
          <table:table-cell table:formula="of:=CONCATENATE(&quot;inline int Inline&quot;;[.E547];&quot;(const int x) { return Inline&quot;;[.E546];&quot;(x) +  2; }&quot;)" office:value-type="string" office:string-value="inline int InlineVA(const int x) { return InlineUZ(x) +  2; }">
            <text:p>inline int InlineVA(const int x) { return InlineUZ(x) + <text:s/>2; }</text:p>
          </table:table-cell>
          <table:table-cell table:formula="of:=CONCATENATE(&quot;int NonInline&quot;;[.$E547];&quot;(const int x) { return NonInline&quot;;[.$E546];&quot;(x) +  2; }&quot;)" office:value-type="string" office:string-value="int NonInlineVA(const int x) { return NonInlineUZ(x) +  2; }">
            <text:p>int NonInlineVA(const int x) { return NonInlineUZ(x) + <text:s/>2; }</text:p>
          </table:table-cell>
        </table:table-row>
        <table:table-row table:style-name="ro1">
          <table:table-cell table:formula="of:=[.A522]+1" office:value-type="float" office:value="86">
            <text:p>86</text:p>
          </table:table-cell>
          <table:table-cell table:formula="of:=CHAR([.A548])" office:value-type="string" office:string-value="V">
            <text:p>V</text:p>
          </table:table-cell>
          <table:table-cell table:formula="of:=[.C522]" office:value-type="float" office:value="66">
            <text:p>66</text:p>
          </table:table-cell>
          <table:table-cell table:formula="of:=CHAR([.C548])" office:value-type="string" office:string-value="B">
            <text:p>B</text:p>
          </table:table-cell>
          <table:table-cell table:formula="of:=CONCATENATE([.B548];[.D548])" office:value-type="string" office:string-value="VB">
            <text:p>VB</text:p>
          </table:table-cell>
          <table:table-cell table:formula="of:=CONCATENATE(&quot;inline int Inline&quot;;[.E548];&quot;(const int x) { return Inline&quot;;[.E547];&quot;(x) +  2; }&quot;)" office:value-type="string" office:string-value="inline int InlineVB(const int x) { return InlineVA(x) +  2; }">
            <text:p>inline int InlineVB(const int x) { return InlineVA(x) + <text:s/>2; }</text:p>
          </table:table-cell>
          <table:table-cell table:formula="of:=CONCATENATE(&quot;int NonInline&quot;;[.$E548];&quot;(const int x) { return NonInline&quot;;[.$E547];&quot;(x) +  2; }&quot;)" office:value-type="string" office:string-value="int NonInlineVB(const int x) { return NonInlineVA(x) +  2; }">
            <text:p>int NonInlineVB(const int x) { return NonInlineVA(x) + <text:s/>2; }</text:p>
          </table:table-cell>
        </table:table-row>
        <table:table-row table:style-name="ro1">
          <table:table-cell table:formula="of:=[.A523]+1" office:value-type="float" office:value="86">
            <text:p>86</text:p>
          </table:table-cell>
          <table:table-cell table:formula="of:=CHAR([.A549])" office:value-type="string" office:string-value="V">
            <text:p>V</text:p>
          </table:table-cell>
          <table:table-cell table:formula="of:=[.C523]" office:value-type="float" office:value="67">
            <text:p>67</text:p>
          </table:table-cell>
          <table:table-cell table:formula="of:=CHAR([.C549])" office:value-type="string" office:string-value="C">
            <text:p>C</text:p>
          </table:table-cell>
          <table:table-cell table:formula="of:=CONCATENATE([.B549];[.D549])" office:value-type="string" office:string-value="VC">
            <text:p>VC</text:p>
          </table:table-cell>
          <table:table-cell table:formula="of:=CONCATENATE(&quot;inline int Inline&quot;;[.E549];&quot;(const int x) { return Inline&quot;;[.E548];&quot;(x) +  2; }&quot;)" office:value-type="string" office:string-value="inline int InlineVC(const int x) { return InlineVB(x) +  2; }">
            <text:p>inline int InlineVC(const int x) { return InlineVB(x) + <text:s/>2; }</text:p>
          </table:table-cell>
          <table:table-cell table:formula="of:=CONCATENATE(&quot;int NonInline&quot;;[.$E549];&quot;(const int x) { return NonInline&quot;;[.$E548];&quot;(x) +  2; }&quot;)" office:value-type="string" office:string-value="int NonInlineVC(const int x) { return NonInlineVB(x) +  2; }">
            <text:p>int NonInlineVC(const int x) { return NonInlineVB(x) + <text:s/>2; }</text:p>
          </table:table-cell>
        </table:table-row>
        <table:table-row table:style-name="ro1">
          <table:table-cell table:formula="of:=[.A524]+1" office:value-type="float" office:value="86">
            <text:p>86</text:p>
          </table:table-cell>
          <table:table-cell table:formula="of:=CHAR([.A550])" office:value-type="string" office:string-value="V">
            <text:p>V</text:p>
          </table:table-cell>
          <table:table-cell table:formula="of:=[.C524]" office:value-type="float" office:value="68">
            <text:p>68</text:p>
          </table:table-cell>
          <table:table-cell table:formula="of:=CHAR([.C550])" office:value-type="string" office:string-value="D">
            <text:p>D</text:p>
          </table:table-cell>
          <table:table-cell table:formula="of:=CONCATENATE([.B550];[.D550])" office:value-type="string" office:string-value="VD">
            <text:p>VD</text:p>
          </table:table-cell>
          <table:table-cell table:formula="of:=CONCATENATE(&quot;inline int Inline&quot;;[.E550];&quot;(const int x) { return Inline&quot;;[.E549];&quot;(x) +  2; }&quot;)" office:value-type="string" office:string-value="inline int InlineVD(const int x) { return InlineVC(x) +  2; }">
            <text:p>inline int InlineVD(const int x) { return InlineVC(x) + <text:s/>2; }</text:p>
          </table:table-cell>
          <table:table-cell table:formula="of:=CONCATENATE(&quot;int NonInline&quot;;[.$E550];&quot;(const int x) { return NonInline&quot;;[.$E549];&quot;(x) +  2; }&quot;)" office:value-type="string" office:string-value="int NonInlineVD(const int x) { return NonInlineVC(x) +  2; }">
            <text:p>int NonInlineVD(const int x) { return NonInlineVC(x) + <text:s/>2; }</text:p>
          </table:table-cell>
        </table:table-row>
        <table:table-row table:style-name="ro1">
          <table:table-cell table:formula="of:=[.A525]+1" office:value-type="float" office:value="86">
            <text:p>86</text:p>
          </table:table-cell>
          <table:table-cell table:formula="of:=CHAR([.A551])" office:value-type="string" office:string-value="V">
            <text:p>V</text:p>
          </table:table-cell>
          <table:table-cell table:formula="of:=[.C525]" office:value-type="float" office:value="69">
            <text:p>69</text:p>
          </table:table-cell>
          <table:table-cell table:formula="of:=CHAR([.C551])" office:value-type="string" office:string-value="E">
            <text:p>E</text:p>
          </table:table-cell>
          <table:table-cell table:formula="of:=CONCATENATE([.B551];[.D551])" office:value-type="string" office:string-value="VE">
            <text:p>VE</text:p>
          </table:table-cell>
          <table:table-cell table:formula="of:=CONCATENATE(&quot;inline int Inline&quot;;[.E551];&quot;(const int x) { return Inline&quot;;[.E550];&quot;(x) +  2; }&quot;)" office:value-type="string" office:string-value="inline int InlineVE(const int x) { return InlineVD(x) +  2; }">
            <text:p>inline int InlineVE(const int x) { return InlineVD(x) + <text:s/>2; }</text:p>
          </table:table-cell>
          <table:table-cell table:formula="of:=CONCATENATE(&quot;int NonInline&quot;;[.$E551];&quot;(const int x) { return NonInline&quot;;[.$E550];&quot;(x) +  2; }&quot;)" office:value-type="string" office:string-value="int NonInlineVE(const int x) { return NonInlineVD(x) +  2; }">
            <text:p>int NonInlineVE(const int x) { return NonInlineVD(x) + <text:s/>2; }</text:p>
          </table:table-cell>
        </table:table-row>
        <table:table-row table:style-name="ro1">
          <table:table-cell table:formula="of:=[.A526]+1" office:value-type="float" office:value="86">
            <text:p>86</text:p>
          </table:table-cell>
          <table:table-cell table:formula="of:=CHAR([.A552])" office:value-type="string" office:string-value="V">
            <text:p>V</text:p>
          </table:table-cell>
          <table:table-cell table:formula="of:=[.C526]" office:value-type="float" office:value="70">
            <text:p>70</text:p>
          </table:table-cell>
          <table:table-cell table:formula="of:=CHAR([.C552])" office:value-type="string" office:string-value="F">
            <text:p>F</text:p>
          </table:table-cell>
          <table:table-cell table:formula="of:=CONCATENATE([.B552];[.D552])" office:value-type="string" office:string-value="VF">
            <text:p>VF</text:p>
          </table:table-cell>
          <table:table-cell table:formula="of:=CONCATENATE(&quot;inline int Inline&quot;;[.E552];&quot;(const int x) { return Inline&quot;;[.E551];&quot;(x) +  2; }&quot;)" office:value-type="string" office:string-value="inline int InlineVF(const int x) { return InlineVE(x) +  2; }">
            <text:p>inline int InlineVF(const int x) { return InlineVE(x) + <text:s/>2; }</text:p>
          </table:table-cell>
          <table:table-cell table:formula="of:=CONCATENATE(&quot;int NonInline&quot;;[.$E552];&quot;(const int x) { return NonInline&quot;;[.$E551];&quot;(x) +  2; }&quot;)" office:value-type="string" office:string-value="int NonInlineVF(const int x) { return NonInlineVE(x) +  2; }">
            <text:p>int NonInlineVF(const int x) { return NonInlineVE(x) + <text:s/>2; }</text:p>
          </table:table-cell>
        </table:table-row>
        <table:table-row table:style-name="ro1">
          <table:table-cell table:formula="of:=[.A527]+1" office:value-type="float" office:value="86">
            <text:p>86</text:p>
          </table:table-cell>
          <table:table-cell table:formula="of:=CHAR([.A553])" office:value-type="string" office:string-value="V">
            <text:p>V</text:p>
          </table:table-cell>
          <table:table-cell table:formula="of:=[.C527]" office:value-type="float" office:value="71">
            <text:p>71</text:p>
          </table:table-cell>
          <table:table-cell table:formula="of:=CHAR([.C553])" office:value-type="string" office:string-value="G">
            <text:p>G</text:p>
          </table:table-cell>
          <table:table-cell table:formula="of:=CONCATENATE([.B553];[.D553])" office:value-type="string" office:string-value="VG">
            <text:p>VG</text:p>
          </table:table-cell>
          <table:table-cell table:formula="of:=CONCATENATE(&quot;inline int Inline&quot;;[.E553];&quot;(const int x) { return Inline&quot;;[.E552];&quot;(x) +  2; }&quot;)" office:value-type="string" office:string-value="inline int InlineVG(const int x) { return InlineVF(x) +  2; }">
            <text:p>inline int InlineVG(const int x) { return InlineVF(x) + <text:s/>2; }</text:p>
          </table:table-cell>
          <table:table-cell table:formula="of:=CONCATENATE(&quot;int NonInline&quot;;[.$E553];&quot;(const int x) { return NonInline&quot;;[.$E552];&quot;(x) +  2; }&quot;)" office:value-type="string" office:string-value="int NonInlineVG(const int x) { return NonInlineVF(x) +  2; }">
            <text:p>int NonInlineVG(const int x) { return NonInlineVF(x) + <text:s/>2; }</text:p>
          </table:table-cell>
        </table:table-row>
        <table:table-row table:style-name="ro1">
          <table:table-cell table:formula="of:=[.A528]+1" office:value-type="float" office:value="86">
            <text:p>86</text:p>
          </table:table-cell>
          <table:table-cell table:formula="of:=CHAR([.A554])" office:value-type="string" office:string-value="V">
            <text:p>V</text:p>
          </table:table-cell>
          <table:table-cell table:formula="of:=[.C528]" office:value-type="float" office:value="72">
            <text:p>72</text:p>
          </table:table-cell>
          <table:table-cell table:formula="of:=CHAR([.C554])" office:value-type="string" office:string-value="H">
            <text:p>H</text:p>
          </table:table-cell>
          <table:table-cell table:formula="of:=CONCATENATE([.B554];[.D554])" office:value-type="string" office:string-value="VH">
            <text:p>VH</text:p>
          </table:table-cell>
          <table:table-cell table:formula="of:=CONCATENATE(&quot;inline int Inline&quot;;[.E554];&quot;(const int x) { return Inline&quot;;[.E553];&quot;(x) +  2; }&quot;)" office:value-type="string" office:string-value="inline int InlineVH(const int x) { return InlineVG(x) +  2; }">
            <text:p>inline int InlineVH(const int x) { return InlineVG(x) + <text:s/>2; }</text:p>
          </table:table-cell>
          <table:table-cell table:formula="of:=CONCATENATE(&quot;int NonInline&quot;;[.$E554];&quot;(const int x) { return NonInline&quot;;[.$E553];&quot;(x) +  2; }&quot;)" office:value-type="string" office:string-value="int NonInlineVH(const int x) { return NonInlineVG(x) +  2; }">
            <text:p>int NonInlineVH(const int x) { return NonInlineVG(x) + <text:s/>2; }</text:p>
          </table:table-cell>
        </table:table-row>
        <table:table-row table:style-name="ro1">
          <table:table-cell table:formula="of:=[.A529]+1" office:value-type="float" office:value="86">
            <text:p>86</text:p>
          </table:table-cell>
          <table:table-cell table:formula="of:=CHAR([.A555])" office:value-type="string" office:string-value="V">
            <text:p>V</text:p>
          </table:table-cell>
          <table:table-cell table:formula="of:=[.C529]" office:value-type="float" office:value="73">
            <text:p>73</text:p>
          </table:table-cell>
          <table:table-cell table:formula="of:=CHAR([.C555])" office:value-type="string" office:string-value="I">
            <text:p>I</text:p>
          </table:table-cell>
          <table:table-cell table:formula="of:=CONCATENATE([.B555];[.D555])" office:value-type="string" office:string-value="VI">
            <text:p>VI</text:p>
          </table:table-cell>
          <table:table-cell table:formula="of:=CONCATENATE(&quot;inline int Inline&quot;;[.E555];&quot;(const int x) { return Inline&quot;;[.E554];&quot;(x) +  2; }&quot;)" office:value-type="string" office:string-value="inline int InlineVI(const int x) { return InlineVH(x) +  2; }">
            <text:p>inline int InlineVI(const int x) { return InlineVH(x) + <text:s/>2; }</text:p>
          </table:table-cell>
          <table:table-cell table:formula="of:=CONCATENATE(&quot;int NonInline&quot;;[.$E555];&quot;(const int x) { return NonInline&quot;;[.$E554];&quot;(x) +  2; }&quot;)" office:value-type="string" office:string-value="int NonInlineVI(const int x) { return NonInlineVH(x) +  2; }">
            <text:p>int NonInlineVI(const int x) { return NonInlineVH(x) + <text:s/>2; }</text:p>
          </table:table-cell>
        </table:table-row>
        <table:table-row table:style-name="ro1">
          <table:table-cell table:formula="of:=[.A530]+1" office:value-type="float" office:value="86">
            <text:p>86</text:p>
          </table:table-cell>
          <table:table-cell table:formula="of:=CHAR([.A556])" office:value-type="string" office:string-value="V">
            <text:p>V</text:p>
          </table:table-cell>
          <table:table-cell table:formula="of:=[.C530]" office:value-type="float" office:value="74">
            <text:p>74</text:p>
          </table:table-cell>
          <table:table-cell table:formula="of:=CHAR([.C556])" office:value-type="string" office:string-value="J">
            <text:p>J</text:p>
          </table:table-cell>
          <table:table-cell table:formula="of:=CONCATENATE([.B556];[.D556])" office:value-type="string" office:string-value="VJ">
            <text:p>VJ</text:p>
          </table:table-cell>
          <table:table-cell table:formula="of:=CONCATENATE(&quot;inline int Inline&quot;;[.E556];&quot;(const int x) { return Inline&quot;;[.E555];&quot;(x) +  2; }&quot;)" office:value-type="string" office:string-value="inline int InlineVJ(const int x) { return InlineVI(x) +  2; }">
            <text:p>inline int InlineVJ(const int x) { return InlineVI(x) + <text:s/>2; }</text:p>
          </table:table-cell>
          <table:table-cell table:formula="of:=CONCATENATE(&quot;int NonInline&quot;;[.$E556];&quot;(const int x) { return NonInline&quot;;[.$E555];&quot;(x) +  2; }&quot;)" office:value-type="string" office:string-value="int NonInlineVJ(const int x) { return NonInlineVI(x) +  2; }">
            <text:p>int NonInlineVJ(const int x) { return NonInlineVI(x) + <text:s/>2; }</text:p>
          </table:table-cell>
        </table:table-row>
        <table:table-row table:style-name="ro1">
          <table:table-cell table:formula="of:=[.A531]+1" office:value-type="float" office:value="86">
            <text:p>86</text:p>
          </table:table-cell>
          <table:table-cell table:formula="of:=CHAR([.A557])" office:value-type="string" office:string-value="V">
            <text:p>V</text:p>
          </table:table-cell>
          <table:table-cell table:formula="of:=[.C531]" office:value-type="float" office:value="75">
            <text:p>75</text:p>
          </table:table-cell>
          <table:table-cell table:formula="of:=CHAR([.C557])" office:value-type="string" office:string-value="K">
            <text:p>K</text:p>
          </table:table-cell>
          <table:table-cell table:formula="of:=CONCATENATE([.B557];[.D557])" office:value-type="string" office:string-value="VK">
            <text:p>VK</text:p>
          </table:table-cell>
          <table:table-cell table:formula="of:=CONCATENATE(&quot;inline int Inline&quot;;[.E557];&quot;(const int x) { return Inline&quot;;[.E556];&quot;(x) +  2; }&quot;)" office:value-type="string" office:string-value="inline int InlineVK(const int x) { return InlineVJ(x) +  2; }">
            <text:p>inline int InlineVK(const int x) { return InlineVJ(x) + <text:s/>2; }</text:p>
          </table:table-cell>
          <table:table-cell table:formula="of:=CONCATENATE(&quot;int NonInline&quot;;[.$E557];&quot;(const int x) { return NonInline&quot;;[.$E556];&quot;(x) +  2; }&quot;)" office:value-type="string" office:string-value="int NonInlineVK(const int x) { return NonInlineVJ(x) +  2; }">
            <text:p>int NonInlineVK(const int x) { return NonInlineVJ(x) + <text:s/>2; }</text:p>
          </table:table-cell>
        </table:table-row>
        <table:table-row table:style-name="ro1">
          <table:table-cell table:formula="of:=[.A532]+1" office:value-type="float" office:value="86">
            <text:p>86</text:p>
          </table:table-cell>
          <table:table-cell table:formula="of:=CHAR([.A558])" office:value-type="string" office:string-value="V">
            <text:p>V</text:p>
          </table:table-cell>
          <table:table-cell table:formula="of:=[.C532]" office:value-type="float" office:value="76">
            <text:p>76</text:p>
          </table:table-cell>
          <table:table-cell table:formula="of:=CHAR([.C558])" office:value-type="string" office:string-value="L">
            <text:p>L</text:p>
          </table:table-cell>
          <table:table-cell table:formula="of:=CONCATENATE([.B558];[.D558])" office:value-type="string" office:string-value="VL">
            <text:p>VL</text:p>
          </table:table-cell>
          <table:table-cell table:formula="of:=CONCATENATE(&quot;inline int Inline&quot;;[.E558];&quot;(const int x) { return Inline&quot;;[.E557];&quot;(x) +  2; }&quot;)" office:value-type="string" office:string-value="inline int InlineVL(const int x) { return InlineVK(x) +  2; }">
            <text:p>inline int InlineVL(const int x) { return InlineVK(x) + <text:s/>2; }</text:p>
          </table:table-cell>
          <table:table-cell table:formula="of:=CONCATENATE(&quot;int NonInline&quot;;[.$E558];&quot;(const int x) { return NonInline&quot;;[.$E557];&quot;(x) +  2; }&quot;)" office:value-type="string" office:string-value="int NonInlineVL(const int x) { return NonInlineVK(x) +  2; }">
            <text:p>int NonInlineVL(const int x) { return NonInlineVK(x) + <text:s/>2; }</text:p>
          </table:table-cell>
        </table:table-row>
        <table:table-row table:style-name="ro1">
          <table:table-cell table:formula="of:=[.A533]+1" office:value-type="float" office:value="86">
            <text:p>86</text:p>
          </table:table-cell>
          <table:table-cell table:formula="of:=CHAR([.A559])" office:value-type="string" office:string-value="V">
            <text:p>V</text:p>
          </table:table-cell>
          <table:table-cell table:formula="of:=[.C533]" office:value-type="float" office:value="77">
            <text:p>77</text:p>
          </table:table-cell>
          <table:table-cell table:formula="of:=CHAR([.C559])" office:value-type="string" office:string-value="M">
            <text:p>M</text:p>
          </table:table-cell>
          <table:table-cell table:formula="of:=CONCATENATE([.B559];[.D559])" office:value-type="string" office:string-value="VM">
            <text:p>VM</text:p>
          </table:table-cell>
          <table:table-cell table:formula="of:=CONCATENATE(&quot;inline int Inline&quot;;[.E559];&quot;(const int x) { return Inline&quot;;[.E558];&quot;(x) +  2; }&quot;)" office:value-type="string" office:string-value="inline int InlineVM(const int x) { return InlineVL(x) +  2; }">
            <text:p>inline int InlineVM(const int x) { return InlineVL(x) + <text:s/>2; }</text:p>
          </table:table-cell>
          <table:table-cell table:formula="of:=CONCATENATE(&quot;int NonInline&quot;;[.$E559];&quot;(const int x) { return NonInline&quot;;[.$E558];&quot;(x) +  2; }&quot;)" office:value-type="string" office:string-value="int NonInlineVM(const int x) { return NonInlineVL(x) +  2; }">
            <text:p>int NonInlineVM(const int x) { return NonInlineVL(x) + <text:s/>2; }</text:p>
          </table:table-cell>
        </table:table-row>
        <table:table-row table:style-name="ro1">
          <table:table-cell table:formula="of:=[.A534]+1" office:value-type="float" office:value="86">
            <text:p>86</text:p>
          </table:table-cell>
          <table:table-cell table:formula="of:=CHAR([.A560])" office:value-type="string" office:string-value="V">
            <text:p>V</text:p>
          </table:table-cell>
          <table:table-cell table:formula="of:=[.C534]" office:value-type="float" office:value="78">
            <text:p>78</text:p>
          </table:table-cell>
          <table:table-cell table:formula="of:=CHAR([.C560])" office:value-type="string" office:string-value="N">
            <text:p>N</text:p>
          </table:table-cell>
          <table:table-cell table:formula="of:=CONCATENATE([.B560];[.D560])" office:value-type="string" office:string-value="VN">
            <text:p>VN</text:p>
          </table:table-cell>
          <table:table-cell table:formula="of:=CONCATENATE(&quot;inline int Inline&quot;;[.E560];&quot;(const int x) { return Inline&quot;;[.E559];&quot;(x) +  2; }&quot;)" office:value-type="string" office:string-value="inline int InlineVN(const int x) { return InlineVM(x) +  2; }">
            <text:p>inline int InlineVN(const int x) { return InlineVM(x) + <text:s/>2; }</text:p>
          </table:table-cell>
          <table:table-cell table:formula="of:=CONCATENATE(&quot;int NonInline&quot;;[.$E560];&quot;(const int x) { return NonInline&quot;;[.$E559];&quot;(x) +  2; }&quot;)" office:value-type="string" office:string-value="int NonInlineVN(const int x) { return NonInlineVM(x) +  2; }">
            <text:p>int NonInlineVN(const int x) { return NonInlineVM(x) + <text:s/>2; }</text:p>
          </table:table-cell>
        </table:table-row>
        <table:table-row table:style-name="ro1">
          <table:table-cell table:formula="of:=[.A535]+1" office:value-type="float" office:value="86">
            <text:p>86</text:p>
          </table:table-cell>
          <table:table-cell table:formula="of:=CHAR([.A561])" office:value-type="string" office:string-value="V">
            <text:p>V</text:p>
          </table:table-cell>
          <table:table-cell table:formula="of:=[.C535]" office:value-type="float" office:value="79">
            <text:p>79</text:p>
          </table:table-cell>
          <table:table-cell table:formula="of:=CHAR([.C561])" office:value-type="string" office:string-value="O">
            <text:p>O</text:p>
          </table:table-cell>
          <table:table-cell table:formula="of:=CONCATENATE([.B561];[.D561])" office:value-type="string" office:string-value="VO">
            <text:p>VO</text:p>
          </table:table-cell>
          <table:table-cell table:formula="of:=CONCATENATE(&quot;inline int Inline&quot;;[.E561];&quot;(const int x) { return Inline&quot;;[.E560];&quot;(x) +  2; }&quot;)" office:value-type="string" office:string-value="inline int InlineVO(const int x) { return InlineVN(x) +  2; }">
            <text:p>inline int InlineVO(const int x) { return InlineVN(x) + <text:s/>2; }</text:p>
          </table:table-cell>
          <table:table-cell table:formula="of:=CONCATENATE(&quot;int NonInline&quot;;[.$E561];&quot;(const int x) { return NonInline&quot;;[.$E560];&quot;(x) +  2; }&quot;)" office:value-type="string" office:string-value="int NonInlineVO(const int x) { return NonInlineVN(x) +  2; }">
            <text:p>int NonInlineVO(const int x) { return NonInlineVN(x) + <text:s/>2; }</text:p>
          </table:table-cell>
        </table:table-row>
        <table:table-row table:style-name="ro1">
          <table:table-cell table:formula="of:=[.A536]+1" office:value-type="float" office:value="86">
            <text:p>86</text:p>
          </table:table-cell>
          <table:table-cell table:formula="of:=CHAR([.A562])" office:value-type="string" office:string-value="V">
            <text:p>V</text:p>
          </table:table-cell>
          <table:table-cell table:formula="of:=[.C536]" office:value-type="float" office:value="80">
            <text:p>80</text:p>
          </table:table-cell>
          <table:table-cell table:formula="of:=CHAR([.C562])" office:value-type="string" office:string-value="P">
            <text:p>P</text:p>
          </table:table-cell>
          <table:table-cell table:formula="of:=CONCATENATE([.B562];[.D562])" office:value-type="string" office:string-value="VP">
            <text:p>VP</text:p>
          </table:table-cell>
          <table:table-cell table:formula="of:=CONCATENATE(&quot;inline int Inline&quot;;[.E562];&quot;(const int x) { return Inline&quot;;[.E561];&quot;(x) +  2; }&quot;)" office:value-type="string" office:string-value="inline int InlineVP(const int x) { return InlineVO(x) +  2; }">
            <text:p>inline int InlineVP(const int x) { return InlineVO(x) + <text:s/>2; }</text:p>
          </table:table-cell>
          <table:table-cell table:formula="of:=CONCATENATE(&quot;int NonInline&quot;;[.$E562];&quot;(const int x) { return NonInline&quot;;[.$E561];&quot;(x) +  2; }&quot;)" office:value-type="string" office:string-value="int NonInlineVP(const int x) { return NonInlineVO(x) +  2; }">
            <text:p>int NonInlineVP(const int x) { return NonInlineVO(x) + <text:s/>2; }</text:p>
          </table:table-cell>
        </table:table-row>
        <table:table-row table:style-name="ro1">
          <table:table-cell table:formula="of:=[.A537]+1" office:value-type="float" office:value="86">
            <text:p>86</text:p>
          </table:table-cell>
          <table:table-cell table:formula="of:=CHAR([.A563])" office:value-type="string" office:string-value="V">
            <text:p>V</text:p>
          </table:table-cell>
          <table:table-cell table:formula="of:=[.C537]" office:value-type="float" office:value="81">
            <text:p>81</text:p>
          </table:table-cell>
          <table:table-cell table:formula="of:=CHAR([.C563])" office:value-type="string" office:string-value="Q">
            <text:p>Q</text:p>
          </table:table-cell>
          <table:table-cell table:formula="of:=CONCATENATE([.B563];[.D563])" office:value-type="string" office:string-value="VQ">
            <text:p>VQ</text:p>
          </table:table-cell>
          <table:table-cell table:formula="of:=CONCATENATE(&quot;inline int Inline&quot;;[.E563];&quot;(const int x) { return Inline&quot;;[.E562];&quot;(x) +  2; }&quot;)" office:value-type="string" office:string-value="inline int InlineVQ(const int x) { return InlineVP(x) +  2; }">
            <text:p>inline int InlineVQ(const int x) { return InlineVP(x) + <text:s/>2; }</text:p>
          </table:table-cell>
          <table:table-cell table:formula="of:=CONCATENATE(&quot;int NonInline&quot;;[.$E563];&quot;(const int x) { return NonInline&quot;;[.$E562];&quot;(x) +  2; }&quot;)" office:value-type="string" office:string-value="int NonInlineVQ(const int x) { return NonInlineVP(x) +  2; }">
            <text:p>int NonInlineVQ(const int x) { return NonInlineVP(x) + <text:s/>2; }</text:p>
          </table:table-cell>
        </table:table-row>
        <table:table-row table:style-name="ro1">
          <table:table-cell table:formula="of:=[.A538]+1" office:value-type="float" office:value="86">
            <text:p>86</text:p>
          </table:table-cell>
          <table:table-cell table:formula="of:=CHAR([.A564])" office:value-type="string" office:string-value="V">
            <text:p>V</text:p>
          </table:table-cell>
          <table:table-cell table:formula="of:=[.C538]" office:value-type="float" office:value="82">
            <text:p>82</text:p>
          </table:table-cell>
          <table:table-cell table:formula="of:=CHAR([.C564])" office:value-type="string" office:string-value="R">
            <text:p>R</text:p>
          </table:table-cell>
          <table:table-cell table:formula="of:=CONCATENATE([.B564];[.D564])" office:value-type="string" office:string-value="VR">
            <text:p>VR</text:p>
          </table:table-cell>
          <table:table-cell table:formula="of:=CONCATENATE(&quot;inline int Inline&quot;;[.E564];&quot;(const int x) { return Inline&quot;;[.E563];&quot;(x) +  2; }&quot;)" office:value-type="string" office:string-value="inline int InlineVR(const int x) { return InlineVQ(x) +  2; }">
            <text:p>inline int InlineVR(const int x) { return InlineVQ(x) + <text:s/>2; }</text:p>
          </table:table-cell>
          <table:table-cell table:formula="of:=CONCATENATE(&quot;int NonInline&quot;;[.$E564];&quot;(const int x) { return NonInline&quot;;[.$E563];&quot;(x) +  2; }&quot;)" office:value-type="string" office:string-value="int NonInlineVR(const int x) { return NonInlineVQ(x) +  2; }">
            <text:p>int NonInlineVR(const int x) { return NonInlineVQ(x) + <text:s/>2; }</text:p>
          </table:table-cell>
        </table:table-row>
        <table:table-row table:style-name="ro1">
          <table:table-cell table:formula="of:=[.A539]+1" office:value-type="float" office:value="86">
            <text:p>86</text:p>
          </table:table-cell>
          <table:table-cell table:formula="of:=CHAR([.A565])" office:value-type="string" office:string-value="V">
            <text:p>V</text:p>
          </table:table-cell>
          <table:table-cell table:formula="of:=[.C539]" office:value-type="float" office:value="83">
            <text:p>83</text:p>
          </table:table-cell>
          <table:table-cell table:formula="of:=CHAR([.C565])" office:value-type="string" office:string-value="S">
            <text:p>S</text:p>
          </table:table-cell>
          <table:table-cell table:formula="of:=CONCATENATE([.B565];[.D565])" office:value-type="string" office:string-value="VS">
            <text:p>VS</text:p>
          </table:table-cell>
          <table:table-cell table:formula="of:=CONCATENATE(&quot;inline int Inline&quot;;[.E565];&quot;(const int x) { return Inline&quot;;[.E564];&quot;(x) +  2; }&quot;)" office:value-type="string" office:string-value="inline int InlineVS(const int x) { return InlineVR(x) +  2; }">
            <text:p>inline int InlineVS(const int x) { return InlineVR(x) + <text:s/>2; }</text:p>
          </table:table-cell>
          <table:table-cell table:formula="of:=CONCATENATE(&quot;int NonInline&quot;;[.$E565];&quot;(const int x) { return NonInline&quot;;[.$E564];&quot;(x) +  2; }&quot;)" office:value-type="string" office:string-value="int NonInlineVS(const int x) { return NonInlineVR(x) +  2; }">
            <text:p>int NonInlineVS(const int x) { return NonInlineVR(x) + <text:s/>2; }</text:p>
          </table:table-cell>
        </table:table-row>
        <table:table-row table:style-name="ro1">
          <table:table-cell table:formula="of:=[.A540]+1" office:value-type="float" office:value="86">
            <text:p>86</text:p>
          </table:table-cell>
          <table:table-cell table:formula="of:=CHAR([.A566])" office:value-type="string" office:string-value="V">
            <text:p>V</text:p>
          </table:table-cell>
          <table:table-cell table:formula="of:=[.C540]" office:value-type="float" office:value="84">
            <text:p>84</text:p>
          </table:table-cell>
          <table:table-cell table:formula="of:=CHAR([.C566])" office:value-type="string" office:string-value="T">
            <text:p>T</text:p>
          </table:table-cell>
          <table:table-cell table:formula="of:=CONCATENATE([.B566];[.D566])" office:value-type="string" office:string-value="VT">
            <text:p>VT</text:p>
          </table:table-cell>
          <table:table-cell table:formula="of:=CONCATENATE(&quot;inline int Inline&quot;;[.E566];&quot;(const int x) { return Inline&quot;;[.E565];&quot;(x) +  2; }&quot;)" office:value-type="string" office:string-value="inline int InlineVT(const int x) { return InlineVS(x) +  2; }">
            <text:p>inline int InlineVT(const int x) { return InlineVS(x) + <text:s/>2; }</text:p>
          </table:table-cell>
          <table:table-cell table:formula="of:=CONCATENATE(&quot;int NonInline&quot;;[.$E566];&quot;(const int x) { return NonInline&quot;;[.$E565];&quot;(x) +  2; }&quot;)" office:value-type="string" office:string-value="int NonInlineVT(const int x) { return NonInlineVS(x) +  2; }">
            <text:p>int NonInlineVT(const int x) { return NonInlineVS(x) + <text:s/>2; }</text:p>
          </table:table-cell>
        </table:table-row>
        <table:table-row table:style-name="ro1">
          <table:table-cell table:formula="of:=[.A541]+1" office:value-type="float" office:value="86">
            <text:p>86</text:p>
          </table:table-cell>
          <table:table-cell table:formula="of:=CHAR([.A567])" office:value-type="string" office:string-value="V">
            <text:p>V</text:p>
          </table:table-cell>
          <table:table-cell table:formula="of:=[.C541]" office:value-type="float" office:value="85">
            <text:p>85</text:p>
          </table:table-cell>
          <table:table-cell table:formula="of:=CHAR([.C567])" office:value-type="string" office:string-value="U">
            <text:p>U</text:p>
          </table:table-cell>
          <table:table-cell table:formula="of:=CONCATENATE([.B567];[.D567])" office:value-type="string" office:string-value="VU">
            <text:p>VU</text:p>
          </table:table-cell>
          <table:table-cell table:formula="of:=CONCATENATE(&quot;inline int Inline&quot;;[.E567];&quot;(const int x) { return Inline&quot;;[.E566];&quot;(x) +  2; }&quot;)" office:value-type="string" office:string-value="inline int InlineVU(const int x) { return InlineVT(x) +  2; }">
            <text:p>inline int InlineVU(const int x) { return InlineVT(x) + <text:s/>2; }</text:p>
          </table:table-cell>
          <table:table-cell table:formula="of:=CONCATENATE(&quot;int NonInline&quot;;[.$E567];&quot;(const int x) { return NonInline&quot;;[.$E566];&quot;(x) +  2; }&quot;)" office:value-type="string" office:string-value="int NonInlineVU(const int x) { return NonInlineVT(x) +  2; }">
            <text:p>int NonInlineVU(const int x) { return NonInlineVT(x) + <text:s/>2; }</text:p>
          </table:table-cell>
        </table:table-row>
        <table:table-row table:style-name="ro1">
          <table:table-cell table:formula="of:=[.A542]+1" office:value-type="float" office:value="86">
            <text:p>86</text:p>
          </table:table-cell>
          <table:table-cell table:formula="of:=CHAR([.A568])" office:value-type="string" office:string-value="V">
            <text:p>V</text:p>
          </table:table-cell>
          <table:table-cell table:formula="of:=[.C542]" office:value-type="float" office:value="86">
            <text:p>86</text:p>
          </table:table-cell>
          <table:table-cell table:formula="of:=CHAR([.C568])" office:value-type="string" office:string-value="V">
            <text:p>V</text:p>
          </table:table-cell>
          <table:table-cell table:formula="of:=CONCATENATE([.B568];[.D568])" office:value-type="string" office:string-value="VV">
            <text:p>VV</text:p>
          </table:table-cell>
          <table:table-cell table:formula="of:=CONCATENATE(&quot;inline int Inline&quot;;[.E568];&quot;(const int x) { return Inline&quot;;[.E567];&quot;(x) +  2; }&quot;)" office:value-type="string" office:string-value="inline int InlineVV(const int x) { return InlineVU(x) +  2; }">
            <text:p>inline int InlineVV(const int x) { return InlineVU(x) + <text:s/>2; }</text:p>
          </table:table-cell>
          <table:table-cell table:formula="of:=CONCATENATE(&quot;int NonInline&quot;;[.$E568];&quot;(const int x) { return NonInline&quot;;[.$E567];&quot;(x) +  2; }&quot;)" office:value-type="string" office:string-value="int NonInlineVV(const int x) { return NonInlineVU(x) +  2; }">
            <text:p>int NonInlineVV(const int x) { return NonInlineVU(x) + <text:s/>2; }</text:p>
          </table:table-cell>
        </table:table-row>
        <table:table-row table:style-name="ro1">
          <table:table-cell table:formula="of:=[.A543]+1" office:value-type="float" office:value="86">
            <text:p>86</text:p>
          </table:table-cell>
          <table:table-cell table:formula="of:=CHAR([.A569])" office:value-type="string" office:string-value="V">
            <text:p>V</text:p>
          </table:table-cell>
          <table:table-cell table:formula="of:=[.C543]" office:value-type="float" office:value="87">
            <text:p>87</text:p>
          </table:table-cell>
          <table:table-cell table:formula="of:=CHAR([.C569])" office:value-type="string" office:string-value="W">
            <text:p>W</text:p>
          </table:table-cell>
          <table:table-cell table:formula="of:=CONCATENATE([.B569];[.D569])" office:value-type="string" office:string-value="VW">
            <text:p>VW</text:p>
          </table:table-cell>
          <table:table-cell table:formula="of:=CONCATENATE(&quot;inline int Inline&quot;;[.E569];&quot;(const int x) { return Inline&quot;;[.E568];&quot;(x) +  2; }&quot;)" office:value-type="string" office:string-value="inline int InlineVW(const int x) { return InlineVV(x) +  2; }">
            <text:p>inline int InlineVW(const int x) { return InlineVV(x) + <text:s/>2; }</text:p>
          </table:table-cell>
          <table:table-cell table:formula="of:=CONCATENATE(&quot;int NonInline&quot;;[.$E569];&quot;(const int x) { return NonInline&quot;;[.$E568];&quot;(x) +  2; }&quot;)" office:value-type="string" office:string-value="int NonInlineVW(const int x) { return NonInlineVV(x) +  2; }">
            <text:p>int NonInlineVW(const int x) { return NonInlineVV(x) + <text:s/>2; }</text:p>
          </table:table-cell>
        </table:table-row>
        <table:table-row table:style-name="ro1">
          <table:table-cell table:formula="of:=[.A544]+1" office:value-type="float" office:value="86">
            <text:p>86</text:p>
          </table:table-cell>
          <table:table-cell table:formula="of:=CHAR([.A570])" office:value-type="string" office:string-value="V">
            <text:p>V</text:p>
          </table:table-cell>
          <table:table-cell table:formula="of:=[.C544]" office:value-type="float" office:value="88">
            <text:p>88</text:p>
          </table:table-cell>
          <table:table-cell table:formula="of:=CHAR([.C570])" office:value-type="string" office:string-value="X">
            <text:p>X</text:p>
          </table:table-cell>
          <table:table-cell table:formula="of:=CONCATENATE([.B570];[.D570])" office:value-type="string" office:string-value="VX">
            <text:p>VX</text:p>
          </table:table-cell>
          <table:table-cell table:formula="of:=CONCATENATE(&quot;inline int Inline&quot;;[.E570];&quot;(const int x) { return Inline&quot;;[.E569];&quot;(x) +  2; }&quot;)" office:value-type="string" office:string-value="inline int InlineVX(const int x) { return InlineVW(x) +  2; }">
            <text:p>inline int InlineVX(const int x) { return InlineVW(x) + <text:s/>2; }</text:p>
          </table:table-cell>
          <table:table-cell table:formula="of:=CONCATENATE(&quot;int NonInline&quot;;[.$E570];&quot;(const int x) { return NonInline&quot;;[.$E569];&quot;(x) +  2; }&quot;)" office:value-type="string" office:string-value="int NonInlineVX(const int x) { return NonInlineVW(x) +  2; }">
            <text:p>int NonInlineVX(const int x) { return NonInlineVW(x) + <text:s/>2; }</text:p>
          </table:table-cell>
        </table:table-row>
        <table:table-row table:style-name="ro1">
          <table:table-cell table:formula="of:=[.A545]+1" office:value-type="float" office:value="86">
            <text:p>86</text:p>
          </table:table-cell>
          <table:table-cell table:formula="of:=CHAR([.A571])" office:value-type="string" office:string-value="V">
            <text:p>V</text:p>
          </table:table-cell>
          <table:table-cell table:formula="of:=[.C545]" office:value-type="float" office:value="89">
            <text:p>89</text:p>
          </table:table-cell>
          <table:table-cell table:formula="of:=CHAR([.C571])" office:value-type="string" office:string-value="Y">
            <text:p>Y</text:p>
          </table:table-cell>
          <table:table-cell table:formula="of:=CONCATENATE([.B571];[.D571])" office:value-type="string" office:string-value="VY">
            <text:p>VY</text:p>
          </table:table-cell>
          <table:table-cell table:formula="of:=CONCATENATE(&quot;inline int Inline&quot;;[.E571];&quot;(const int x) { return Inline&quot;;[.E570];&quot;(x) +  2; }&quot;)" office:value-type="string" office:string-value="inline int InlineVY(const int x) { return InlineVX(x) +  2; }">
            <text:p>inline int InlineVY(const int x) { return InlineVX(x) + <text:s/>2; }</text:p>
          </table:table-cell>
          <table:table-cell table:formula="of:=CONCATENATE(&quot;int NonInline&quot;;[.$E571];&quot;(const int x) { return NonInline&quot;;[.$E570];&quot;(x) +  2; }&quot;)" office:value-type="string" office:string-value="int NonInlineVY(const int x) { return NonInlineVX(x) +  2; }">
            <text:p>int NonInlineVY(const int x) { return NonInlineVX(x) + <text:s/>2; }</text:p>
          </table:table-cell>
        </table:table-row>
        <table:table-row table:style-name="ro1">
          <table:table-cell table:formula="of:=[.A546]+1" office:value-type="float" office:value="86">
            <text:p>86</text:p>
          </table:table-cell>
          <table:table-cell table:formula="of:=CHAR([.A572])" office:value-type="string" office:string-value="V">
            <text:p>V</text:p>
          </table:table-cell>
          <table:table-cell table:formula="of:=[.C546]" office:value-type="float" office:value="90">
            <text:p>90</text:p>
          </table:table-cell>
          <table:table-cell table:formula="of:=CHAR([.C572])" office:value-type="string" office:string-value="Z">
            <text:p>Z</text:p>
          </table:table-cell>
          <table:table-cell table:formula="of:=CONCATENATE([.B572];[.D572])" office:value-type="string" office:string-value="VZ">
            <text:p>VZ</text:p>
          </table:table-cell>
          <table:table-cell table:formula="of:=CONCATENATE(&quot;inline int Inline&quot;;[.E572];&quot;(const int x) { return Inline&quot;;[.E571];&quot;(x) +  2; }&quot;)" office:value-type="string" office:string-value="inline int InlineVZ(const int x) { return InlineVY(x) +  2; }">
            <text:p>inline int InlineVZ(const int x) { return InlineVY(x) + <text:s/>2; }</text:p>
          </table:table-cell>
          <table:table-cell table:formula="of:=CONCATENATE(&quot;int NonInline&quot;;[.$E572];&quot;(const int x) { return NonInline&quot;;[.$E571];&quot;(x) +  2; }&quot;)" office:value-type="string" office:string-value="int NonInlineVZ(const int x) { return NonInlineVY(x) +  2; }">
            <text:p>int NonInlineVZ(const int x) { return NonInlineVY(x) + <text:s/>2; }</text:p>
          </table:table-cell>
        </table:table-row>
        <table:table-row table:style-name="ro1">
          <table:table-cell table:formula="of:=[.A547]+1" office:value-type="float" office:value="87">
            <text:p>87</text:p>
          </table:table-cell>
          <table:table-cell table:formula="of:=CHAR([.A573])" office:value-type="string" office:string-value="W">
            <text:p>W</text:p>
          </table:table-cell>
          <table:table-cell table:formula="of:=[.C547]" office:value-type="float" office:value="65">
            <text:p>65</text:p>
          </table:table-cell>
          <table:table-cell table:formula="of:=CHAR([.C573])" office:value-type="string" office:string-value="A">
            <text:p>A</text:p>
          </table:table-cell>
          <table:table-cell table:formula="of:=CONCATENATE([.B573];[.D573])" office:value-type="string" office:string-value="WA">
            <text:p>WA</text:p>
          </table:table-cell>
          <table:table-cell table:formula="of:=CONCATENATE(&quot;inline int Inline&quot;;[.E573];&quot;(const int x) { return Inline&quot;;[.E572];&quot;(x) +  2; }&quot;)" office:value-type="string" office:string-value="inline int InlineWA(const int x) { return InlineVZ(x) +  2; }">
            <text:p>inline int InlineWA(const int x) { return InlineVZ(x) + <text:s/>2; }</text:p>
          </table:table-cell>
          <table:table-cell table:formula="of:=CONCATENATE(&quot;int NonInline&quot;;[.$E573];&quot;(const int x) { return NonInline&quot;;[.$E572];&quot;(x) +  2; }&quot;)" office:value-type="string" office:string-value="int NonInlineWA(const int x) { return NonInlineVZ(x) +  2; }">
            <text:p>int NonInlineWA(const int x) { return NonInlineVZ(x) + <text:s/>2; }</text:p>
          </table:table-cell>
        </table:table-row>
        <table:table-row table:style-name="ro1">
          <table:table-cell table:formula="of:=[.A548]+1" office:value-type="float" office:value="87">
            <text:p>87</text:p>
          </table:table-cell>
          <table:table-cell table:formula="of:=CHAR([.A574])" office:value-type="string" office:string-value="W">
            <text:p>W</text:p>
          </table:table-cell>
          <table:table-cell table:formula="of:=[.C548]" office:value-type="float" office:value="66">
            <text:p>66</text:p>
          </table:table-cell>
          <table:table-cell table:formula="of:=CHAR([.C574])" office:value-type="string" office:string-value="B">
            <text:p>B</text:p>
          </table:table-cell>
          <table:table-cell table:formula="of:=CONCATENATE([.B574];[.D574])" office:value-type="string" office:string-value="WB">
            <text:p>WB</text:p>
          </table:table-cell>
          <table:table-cell table:formula="of:=CONCATENATE(&quot;inline int Inline&quot;;[.E574];&quot;(const int x) { return Inline&quot;;[.E573];&quot;(x) +  2; }&quot;)" office:value-type="string" office:string-value="inline int InlineWB(const int x) { return InlineWA(x) +  2; }">
            <text:p>inline int InlineWB(const int x) { return InlineWA(x) + <text:s/>2; }</text:p>
          </table:table-cell>
          <table:table-cell table:formula="of:=CONCATENATE(&quot;int NonInline&quot;;[.$E574];&quot;(const int x) { return NonInline&quot;;[.$E573];&quot;(x) +  2; }&quot;)" office:value-type="string" office:string-value="int NonInlineWB(const int x) { return NonInlineWA(x) +  2; }">
            <text:p>int NonInlineWB(const int x) { return NonInlineWA(x) + <text:s/>2; }</text:p>
          </table:table-cell>
        </table:table-row>
        <table:table-row table:style-name="ro1">
          <table:table-cell table:formula="of:=[.A549]+1" office:value-type="float" office:value="87">
            <text:p>87</text:p>
          </table:table-cell>
          <table:table-cell table:formula="of:=CHAR([.A575])" office:value-type="string" office:string-value="W">
            <text:p>W</text:p>
          </table:table-cell>
          <table:table-cell table:formula="of:=[.C549]" office:value-type="float" office:value="67">
            <text:p>67</text:p>
          </table:table-cell>
          <table:table-cell table:formula="of:=CHAR([.C575])" office:value-type="string" office:string-value="C">
            <text:p>C</text:p>
          </table:table-cell>
          <table:table-cell table:formula="of:=CONCATENATE([.B575];[.D575])" office:value-type="string" office:string-value="WC">
            <text:p>WC</text:p>
          </table:table-cell>
          <table:table-cell table:formula="of:=CONCATENATE(&quot;inline int Inline&quot;;[.E575];&quot;(const int x) { return Inline&quot;;[.E574];&quot;(x) +  2; }&quot;)" office:value-type="string" office:string-value="inline int InlineWC(const int x) { return InlineWB(x) +  2; }">
            <text:p>inline int InlineWC(const int x) { return InlineWB(x) + <text:s/>2; }</text:p>
          </table:table-cell>
          <table:table-cell table:formula="of:=CONCATENATE(&quot;int NonInline&quot;;[.$E575];&quot;(const int x) { return NonInline&quot;;[.$E574];&quot;(x) +  2; }&quot;)" office:value-type="string" office:string-value="int NonInlineWC(const int x) { return NonInlineWB(x) +  2; }">
            <text:p>int NonInlineWC(const int x) { return NonInlineWB(x) + <text:s/>2; }</text:p>
          </table:table-cell>
        </table:table-row>
        <table:table-row table:style-name="ro1">
          <table:table-cell table:formula="of:=[.A550]+1" office:value-type="float" office:value="87">
            <text:p>87</text:p>
          </table:table-cell>
          <table:table-cell table:formula="of:=CHAR([.A576])" office:value-type="string" office:string-value="W">
            <text:p>W</text:p>
          </table:table-cell>
          <table:table-cell table:formula="of:=[.C550]" office:value-type="float" office:value="68">
            <text:p>68</text:p>
          </table:table-cell>
          <table:table-cell table:formula="of:=CHAR([.C576])" office:value-type="string" office:string-value="D">
            <text:p>D</text:p>
          </table:table-cell>
          <table:table-cell table:formula="of:=CONCATENATE([.B576];[.D576])" office:value-type="string" office:string-value="WD">
            <text:p>WD</text:p>
          </table:table-cell>
          <table:table-cell table:formula="of:=CONCATENATE(&quot;inline int Inline&quot;;[.E576];&quot;(const int x) { return Inline&quot;;[.E575];&quot;(x) +  2; }&quot;)" office:value-type="string" office:string-value="inline int InlineWD(const int x) { return InlineWC(x) +  2; }">
            <text:p>inline int InlineWD(const int x) { return InlineWC(x) + <text:s/>2; }</text:p>
          </table:table-cell>
          <table:table-cell table:formula="of:=CONCATENATE(&quot;int NonInline&quot;;[.$E576];&quot;(const int x) { return NonInline&quot;;[.$E575];&quot;(x) +  2; }&quot;)" office:value-type="string" office:string-value="int NonInlineWD(const int x) { return NonInlineWC(x) +  2; }">
            <text:p>int NonInlineWD(const int x) { return NonInlineWC(x) + <text:s/>2; }</text:p>
          </table:table-cell>
        </table:table-row>
        <table:table-row table:style-name="ro1">
          <table:table-cell table:formula="of:=[.A551]+1" office:value-type="float" office:value="87">
            <text:p>87</text:p>
          </table:table-cell>
          <table:table-cell table:formula="of:=CHAR([.A577])" office:value-type="string" office:string-value="W">
            <text:p>W</text:p>
          </table:table-cell>
          <table:table-cell table:formula="of:=[.C551]" office:value-type="float" office:value="69">
            <text:p>69</text:p>
          </table:table-cell>
          <table:table-cell table:formula="of:=CHAR([.C577])" office:value-type="string" office:string-value="E">
            <text:p>E</text:p>
          </table:table-cell>
          <table:table-cell table:formula="of:=CONCATENATE([.B577];[.D577])" office:value-type="string" office:string-value="WE">
            <text:p>WE</text:p>
          </table:table-cell>
          <table:table-cell table:formula="of:=CONCATENATE(&quot;inline int Inline&quot;;[.E577];&quot;(const int x) { return Inline&quot;;[.E576];&quot;(x) +  2; }&quot;)" office:value-type="string" office:string-value="inline int InlineWE(const int x) { return InlineWD(x) +  2; }">
            <text:p>inline int InlineWE(const int x) { return InlineWD(x) + <text:s/>2; }</text:p>
          </table:table-cell>
          <table:table-cell table:formula="of:=CONCATENATE(&quot;int NonInline&quot;;[.$E577];&quot;(const int x) { return NonInline&quot;;[.$E576];&quot;(x) +  2; }&quot;)" office:value-type="string" office:string-value="int NonInlineWE(const int x) { return NonInlineWD(x) +  2; }">
            <text:p>int NonInlineWE(const int x) { return NonInlineWD(x) + <text:s/>2; }</text:p>
          </table:table-cell>
        </table:table-row>
        <table:table-row table:style-name="ro1">
          <table:table-cell table:formula="of:=[.A552]+1" office:value-type="float" office:value="87">
            <text:p>87</text:p>
          </table:table-cell>
          <table:table-cell table:formula="of:=CHAR([.A578])" office:value-type="string" office:string-value="W">
            <text:p>W</text:p>
          </table:table-cell>
          <table:table-cell table:formula="of:=[.C552]" office:value-type="float" office:value="70">
            <text:p>70</text:p>
          </table:table-cell>
          <table:table-cell table:formula="of:=CHAR([.C578])" office:value-type="string" office:string-value="F">
            <text:p>F</text:p>
          </table:table-cell>
          <table:table-cell table:formula="of:=CONCATENATE([.B578];[.D578])" office:value-type="string" office:string-value="WF">
            <text:p>WF</text:p>
          </table:table-cell>
          <table:table-cell table:formula="of:=CONCATENATE(&quot;inline int Inline&quot;;[.E578];&quot;(const int x) { return Inline&quot;;[.E577];&quot;(x) +  2; }&quot;)" office:value-type="string" office:string-value="inline int InlineWF(const int x) { return InlineWE(x) +  2; }">
            <text:p>inline int InlineWF(const int x) { return InlineWE(x) + <text:s/>2; }</text:p>
          </table:table-cell>
          <table:table-cell table:formula="of:=CONCATENATE(&quot;int NonInline&quot;;[.$E578];&quot;(const int x) { return NonInline&quot;;[.$E577];&quot;(x) +  2; }&quot;)" office:value-type="string" office:string-value="int NonInlineWF(const int x) { return NonInlineWE(x) +  2; }">
            <text:p>int NonInlineWF(const int x) { return NonInlineWE(x) + <text:s/>2; }</text:p>
          </table:table-cell>
        </table:table-row>
        <table:table-row table:style-name="ro1">
          <table:table-cell table:formula="of:=[.A553]+1" office:value-type="float" office:value="87">
            <text:p>87</text:p>
          </table:table-cell>
          <table:table-cell table:formula="of:=CHAR([.A579])" office:value-type="string" office:string-value="W">
            <text:p>W</text:p>
          </table:table-cell>
          <table:table-cell table:formula="of:=[.C553]" office:value-type="float" office:value="71">
            <text:p>71</text:p>
          </table:table-cell>
          <table:table-cell table:formula="of:=CHAR([.C579])" office:value-type="string" office:string-value="G">
            <text:p>G</text:p>
          </table:table-cell>
          <table:table-cell table:formula="of:=CONCATENATE([.B579];[.D579])" office:value-type="string" office:string-value="WG">
            <text:p>WG</text:p>
          </table:table-cell>
          <table:table-cell table:formula="of:=CONCATENATE(&quot;inline int Inline&quot;;[.E579];&quot;(const int x) { return Inline&quot;;[.E578];&quot;(x) +  2; }&quot;)" office:value-type="string" office:string-value="inline int InlineWG(const int x) { return InlineWF(x) +  2; }">
            <text:p>inline int InlineWG(const int x) { return InlineWF(x) + <text:s/>2; }</text:p>
          </table:table-cell>
          <table:table-cell table:formula="of:=CONCATENATE(&quot;int NonInline&quot;;[.$E579];&quot;(const int x) { return NonInline&quot;;[.$E578];&quot;(x) +  2; }&quot;)" office:value-type="string" office:string-value="int NonInlineWG(const int x) { return NonInlineWF(x) +  2; }">
            <text:p>int NonInlineWG(const int x) { return NonInlineWF(x) + <text:s/>2; }</text:p>
          </table:table-cell>
        </table:table-row>
        <table:table-row table:style-name="ro1">
          <table:table-cell table:formula="of:=[.A554]+1" office:value-type="float" office:value="87">
            <text:p>87</text:p>
          </table:table-cell>
          <table:table-cell table:formula="of:=CHAR([.A580])" office:value-type="string" office:string-value="W">
            <text:p>W</text:p>
          </table:table-cell>
          <table:table-cell table:formula="of:=[.C554]" office:value-type="float" office:value="72">
            <text:p>72</text:p>
          </table:table-cell>
          <table:table-cell table:formula="of:=CHAR([.C580])" office:value-type="string" office:string-value="H">
            <text:p>H</text:p>
          </table:table-cell>
          <table:table-cell table:formula="of:=CONCATENATE([.B580];[.D580])" office:value-type="string" office:string-value="WH">
            <text:p>WH</text:p>
          </table:table-cell>
          <table:table-cell table:formula="of:=CONCATENATE(&quot;inline int Inline&quot;;[.E580];&quot;(const int x) { return Inline&quot;;[.E579];&quot;(x) +  2; }&quot;)" office:value-type="string" office:string-value="inline int InlineWH(const int x) { return InlineWG(x) +  2; }">
            <text:p>inline int InlineWH(const int x) { return InlineWG(x) + <text:s/>2; }</text:p>
          </table:table-cell>
          <table:table-cell table:formula="of:=CONCATENATE(&quot;int NonInline&quot;;[.$E580];&quot;(const int x) { return NonInline&quot;;[.$E579];&quot;(x) +  2; }&quot;)" office:value-type="string" office:string-value="int NonInlineWH(const int x) { return NonInlineWG(x) +  2; }">
            <text:p>int NonInlineWH(const int x) { return NonInlineWG(x) + <text:s/>2; }</text:p>
          </table:table-cell>
        </table:table-row>
        <table:table-row table:style-name="ro1">
          <table:table-cell table:formula="of:=[.A555]+1" office:value-type="float" office:value="87">
            <text:p>87</text:p>
          </table:table-cell>
          <table:table-cell table:formula="of:=CHAR([.A581])" office:value-type="string" office:string-value="W">
            <text:p>W</text:p>
          </table:table-cell>
          <table:table-cell table:formula="of:=[.C555]" office:value-type="float" office:value="73">
            <text:p>73</text:p>
          </table:table-cell>
          <table:table-cell table:formula="of:=CHAR([.C581])" office:value-type="string" office:string-value="I">
            <text:p>I</text:p>
          </table:table-cell>
          <table:table-cell table:formula="of:=CONCATENATE([.B581];[.D581])" office:value-type="string" office:string-value="WI">
            <text:p>WI</text:p>
          </table:table-cell>
          <table:table-cell table:formula="of:=CONCATENATE(&quot;inline int Inline&quot;;[.E581];&quot;(const int x) { return Inline&quot;;[.E580];&quot;(x) +  2; }&quot;)" office:value-type="string" office:string-value="inline int InlineWI(const int x) { return InlineWH(x) +  2; }">
            <text:p>inline int InlineWI(const int x) { return InlineWH(x) + <text:s/>2; }</text:p>
          </table:table-cell>
          <table:table-cell table:formula="of:=CONCATENATE(&quot;int NonInline&quot;;[.$E581];&quot;(const int x) { return NonInline&quot;;[.$E580];&quot;(x) +  2; }&quot;)" office:value-type="string" office:string-value="int NonInlineWI(const int x) { return NonInlineWH(x) +  2; }">
            <text:p>int NonInlineWI(const int x) { return NonInlineWH(x) + <text:s/>2; }</text:p>
          </table:table-cell>
        </table:table-row>
        <table:table-row table:style-name="ro1">
          <table:table-cell table:formula="of:=[.A556]+1" office:value-type="float" office:value="87">
            <text:p>87</text:p>
          </table:table-cell>
          <table:table-cell table:formula="of:=CHAR([.A582])" office:value-type="string" office:string-value="W">
            <text:p>W</text:p>
          </table:table-cell>
          <table:table-cell table:formula="of:=[.C556]" office:value-type="float" office:value="74">
            <text:p>74</text:p>
          </table:table-cell>
          <table:table-cell table:formula="of:=CHAR([.C582])" office:value-type="string" office:string-value="J">
            <text:p>J</text:p>
          </table:table-cell>
          <table:table-cell table:formula="of:=CONCATENATE([.B582];[.D582])" office:value-type="string" office:string-value="WJ">
            <text:p>WJ</text:p>
          </table:table-cell>
          <table:table-cell table:formula="of:=CONCATENATE(&quot;inline int Inline&quot;;[.E582];&quot;(const int x) { return Inline&quot;;[.E581];&quot;(x) +  2; }&quot;)" office:value-type="string" office:string-value="inline int InlineWJ(const int x) { return InlineWI(x) +  2; }">
            <text:p>inline int InlineWJ(const int x) { return InlineWI(x) + <text:s/>2; }</text:p>
          </table:table-cell>
          <table:table-cell table:formula="of:=CONCATENATE(&quot;int NonInline&quot;;[.$E582];&quot;(const int x) { return NonInline&quot;;[.$E581];&quot;(x) +  2; }&quot;)" office:value-type="string" office:string-value="int NonInlineWJ(const int x) { return NonInlineWI(x) +  2; }">
            <text:p>int NonInlineWJ(const int x) { return NonInlineWI(x) + <text:s/>2; }</text:p>
          </table:table-cell>
        </table:table-row>
        <table:table-row table:style-name="ro1">
          <table:table-cell table:formula="of:=[.A557]+1" office:value-type="float" office:value="87">
            <text:p>87</text:p>
          </table:table-cell>
          <table:table-cell table:formula="of:=CHAR([.A583])" office:value-type="string" office:string-value="W">
            <text:p>W</text:p>
          </table:table-cell>
          <table:table-cell table:formula="of:=[.C557]" office:value-type="float" office:value="75">
            <text:p>75</text:p>
          </table:table-cell>
          <table:table-cell table:formula="of:=CHAR([.C583])" office:value-type="string" office:string-value="K">
            <text:p>K</text:p>
          </table:table-cell>
          <table:table-cell table:formula="of:=CONCATENATE([.B583];[.D583])" office:value-type="string" office:string-value="WK">
            <text:p>WK</text:p>
          </table:table-cell>
          <table:table-cell table:formula="of:=CONCATENATE(&quot;inline int Inline&quot;;[.E583];&quot;(const int x) { return Inline&quot;;[.E582];&quot;(x) +  2; }&quot;)" office:value-type="string" office:string-value="inline int InlineWK(const int x) { return InlineWJ(x) +  2; }">
            <text:p>inline int InlineWK(const int x) { return InlineWJ(x) + <text:s/>2; }</text:p>
          </table:table-cell>
          <table:table-cell table:formula="of:=CONCATENATE(&quot;int NonInline&quot;;[.$E583];&quot;(const int x) { return NonInline&quot;;[.$E582];&quot;(x) +  2; }&quot;)" office:value-type="string" office:string-value="int NonInlineWK(const int x) { return NonInlineWJ(x) +  2; }">
            <text:p>int NonInlineWK(const int x) { return NonInlineWJ(x) + <text:s/>2; }</text:p>
          </table:table-cell>
        </table:table-row>
        <table:table-row table:style-name="ro1">
          <table:table-cell table:formula="of:=[.A558]+1" office:value-type="float" office:value="87">
            <text:p>87</text:p>
          </table:table-cell>
          <table:table-cell table:formula="of:=CHAR([.A584])" office:value-type="string" office:string-value="W">
            <text:p>W</text:p>
          </table:table-cell>
          <table:table-cell table:formula="of:=[.C558]" office:value-type="float" office:value="76">
            <text:p>76</text:p>
          </table:table-cell>
          <table:table-cell table:formula="of:=CHAR([.C584])" office:value-type="string" office:string-value="L">
            <text:p>L</text:p>
          </table:table-cell>
          <table:table-cell table:formula="of:=CONCATENATE([.B584];[.D584])" office:value-type="string" office:string-value="WL">
            <text:p>WL</text:p>
          </table:table-cell>
          <table:table-cell table:formula="of:=CONCATENATE(&quot;inline int Inline&quot;;[.E584];&quot;(const int x) { return Inline&quot;;[.E583];&quot;(x) +  2; }&quot;)" office:value-type="string" office:string-value="inline int InlineWL(const int x) { return InlineWK(x) +  2; }">
            <text:p>inline int InlineWL(const int x) { return InlineWK(x) + <text:s/>2; }</text:p>
          </table:table-cell>
          <table:table-cell table:formula="of:=CONCATENATE(&quot;int NonInline&quot;;[.$E584];&quot;(const int x) { return NonInline&quot;;[.$E583];&quot;(x) +  2; }&quot;)" office:value-type="string" office:string-value="int NonInlineWL(const int x) { return NonInlineWK(x) +  2; }">
            <text:p>int NonInlineWL(const int x) { return NonInlineWK(x) + <text:s/>2; }</text:p>
          </table:table-cell>
        </table:table-row>
        <table:table-row table:style-name="ro1">
          <table:table-cell table:formula="of:=[.A559]+1" office:value-type="float" office:value="87">
            <text:p>87</text:p>
          </table:table-cell>
          <table:table-cell table:formula="of:=CHAR([.A585])" office:value-type="string" office:string-value="W">
            <text:p>W</text:p>
          </table:table-cell>
          <table:table-cell table:formula="of:=[.C559]" office:value-type="float" office:value="77">
            <text:p>77</text:p>
          </table:table-cell>
          <table:table-cell table:formula="of:=CHAR([.C585])" office:value-type="string" office:string-value="M">
            <text:p>M</text:p>
          </table:table-cell>
          <table:table-cell table:formula="of:=CONCATENATE([.B585];[.D585])" office:value-type="string" office:string-value="WM">
            <text:p>WM</text:p>
          </table:table-cell>
          <table:table-cell table:formula="of:=CONCATENATE(&quot;inline int Inline&quot;;[.E585];&quot;(const int x) { return Inline&quot;;[.E584];&quot;(x) +  2; }&quot;)" office:value-type="string" office:string-value="inline int InlineWM(const int x) { return InlineWL(x) +  2; }">
            <text:p>inline int InlineWM(const int x) { return InlineWL(x) + <text:s/>2; }</text:p>
          </table:table-cell>
          <table:table-cell table:formula="of:=CONCATENATE(&quot;int NonInline&quot;;[.$E585];&quot;(const int x) { return NonInline&quot;;[.$E584];&quot;(x) +  2; }&quot;)" office:value-type="string" office:string-value="int NonInlineWM(const int x) { return NonInlineWL(x) +  2; }">
            <text:p>int NonInlineWM(const int x) { return NonInlineWL(x) + <text:s/>2; }</text:p>
          </table:table-cell>
        </table:table-row>
        <table:table-row table:style-name="ro1">
          <table:table-cell table:formula="of:=[.A560]+1" office:value-type="float" office:value="87">
            <text:p>87</text:p>
          </table:table-cell>
          <table:table-cell table:formula="of:=CHAR([.A586])" office:value-type="string" office:string-value="W">
            <text:p>W</text:p>
          </table:table-cell>
          <table:table-cell table:formula="of:=[.C560]" office:value-type="float" office:value="78">
            <text:p>78</text:p>
          </table:table-cell>
          <table:table-cell table:formula="of:=CHAR([.C586])" office:value-type="string" office:string-value="N">
            <text:p>N</text:p>
          </table:table-cell>
          <table:table-cell table:formula="of:=CONCATENATE([.B586];[.D586])" office:value-type="string" office:string-value="WN">
            <text:p>WN</text:p>
          </table:table-cell>
          <table:table-cell table:formula="of:=CONCATENATE(&quot;inline int Inline&quot;;[.E586];&quot;(const int x) { return Inline&quot;;[.E585];&quot;(x) +  2; }&quot;)" office:value-type="string" office:string-value="inline int InlineWN(const int x) { return InlineWM(x) +  2; }">
            <text:p>inline int InlineWN(const int x) { return InlineWM(x) + <text:s/>2; }</text:p>
          </table:table-cell>
          <table:table-cell table:formula="of:=CONCATENATE(&quot;int NonInline&quot;;[.$E586];&quot;(const int x) { return NonInline&quot;;[.$E585];&quot;(x) +  2; }&quot;)" office:value-type="string" office:string-value="int NonInlineWN(const int x) { return NonInlineWM(x) +  2; }">
            <text:p>int NonInlineWN(const int x) { return NonInlineWM(x) + <text:s/>2; }</text:p>
          </table:table-cell>
        </table:table-row>
        <table:table-row table:style-name="ro1">
          <table:table-cell table:formula="of:=[.A561]+1" office:value-type="float" office:value="87">
            <text:p>87</text:p>
          </table:table-cell>
          <table:table-cell table:formula="of:=CHAR([.A587])" office:value-type="string" office:string-value="W">
            <text:p>W</text:p>
          </table:table-cell>
          <table:table-cell table:formula="of:=[.C561]" office:value-type="float" office:value="79">
            <text:p>79</text:p>
          </table:table-cell>
          <table:table-cell table:formula="of:=CHAR([.C587])" office:value-type="string" office:string-value="O">
            <text:p>O</text:p>
          </table:table-cell>
          <table:table-cell table:formula="of:=CONCATENATE([.B587];[.D587])" office:value-type="string" office:string-value="WO">
            <text:p>WO</text:p>
          </table:table-cell>
          <table:table-cell table:formula="of:=CONCATENATE(&quot;inline int Inline&quot;;[.E587];&quot;(const int x) { return Inline&quot;;[.E586];&quot;(x) +  2; }&quot;)" office:value-type="string" office:string-value="inline int InlineWO(const int x) { return InlineWN(x) +  2; }">
            <text:p>inline int InlineWO(const int x) { return InlineWN(x) + <text:s/>2; }</text:p>
          </table:table-cell>
          <table:table-cell table:formula="of:=CONCATENATE(&quot;int NonInline&quot;;[.$E587];&quot;(const int x) { return NonInline&quot;;[.$E586];&quot;(x) +  2; }&quot;)" office:value-type="string" office:string-value="int NonInlineWO(const int x) { return NonInlineWN(x) +  2; }">
            <text:p>int NonInlineWO(const int x) { return NonInlineWN(x) + <text:s/>2; }</text:p>
          </table:table-cell>
        </table:table-row>
        <table:table-row table:style-name="ro1">
          <table:table-cell table:formula="of:=[.A562]+1" office:value-type="float" office:value="87">
            <text:p>87</text:p>
          </table:table-cell>
          <table:table-cell table:formula="of:=CHAR([.A588])" office:value-type="string" office:string-value="W">
            <text:p>W</text:p>
          </table:table-cell>
          <table:table-cell table:formula="of:=[.C562]" office:value-type="float" office:value="80">
            <text:p>80</text:p>
          </table:table-cell>
          <table:table-cell table:formula="of:=CHAR([.C588])" office:value-type="string" office:string-value="P">
            <text:p>P</text:p>
          </table:table-cell>
          <table:table-cell table:formula="of:=CONCATENATE([.B588];[.D588])" office:value-type="string" office:string-value="WP">
            <text:p>WP</text:p>
          </table:table-cell>
          <table:table-cell table:formula="of:=CONCATENATE(&quot;inline int Inline&quot;;[.E588];&quot;(const int x) { return Inline&quot;;[.E587];&quot;(x) +  2; }&quot;)" office:value-type="string" office:string-value="inline int InlineWP(const int x) { return InlineWO(x) +  2; }">
            <text:p>inline int InlineWP(const int x) { return InlineWO(x) + <text:s/>2; }</text:p>
          </table:table-cell>
          <table:table-cell table:formula="of:=CONCATENATE(&quot;int NonInline&quot;;[.$E588];&quot;(const int x) { return NonInline&quot;;[.$E587];&quot;(x) +  2; }&quot;)" office:value-type="string" office:string-value="int NonInlineWP(const int x) { return NonInlineWO(x) +  2; }">
            <text:p>int NonInlineWP(const int x) { return NonInlineWO(x) + <text:s/>2; }</text:p>
          </table:table-cell>
        </table:table-row>
        <table:table-row table:style-name="ro1">
          <table:table-cell table:formula="of:=[.A563]+1" office:value-type="float" office:value="87">
            <text:p>87</text:p>
          </table:table-cell>
          <table:table-cell table:formula="of:=CHAR([.A589])" office:value-type="string" office:string-value="W">
            <text:p>W</text:p>
          </table:table-cell>
          <table:table-cell table:formula="of:=[.C563]" office:value-type="float" office:value="81">
            <text:p>81</text:p>
          </table:table-cell>
          <table:table-cell table:formula="of:=CHAR([.C589])" office:value-type="string" office:string-value="Q">
            <text:p>Q</text:p>
          </table:table-cell>
          <table:table-cell table:formula="of:=CONCATENATE([.B589];[.D589])" office:value-type="string" office:string-value="WQ">
            <text:p>WQ</text:p>
          </table:table-cell>
          <table:table-cell table:formula="of:=CONCATENATE(&quot;inline int Inline&quot;;[.E589];&quot;(const int x) { return Inline&quot;;[.E588];&quot;(x) +  2; }&quot;)" office:value-type="string" office:string-value="inline int InlineWQ(const int x) { return InlineWP(x) +  2; }">
            <text:p>inline int InlineWQ(const int x) { return InlineWP(x) + <text:s/>2; }</text:p>
          </table:table-cell>
          <table:table-cell table:formula="of:=CONCATENATE(&quot;int NonInline&quot;;[.$E589];&quot;(const int x) { return NonInline&quot;;[.$E588];&quot;(x) +  2; }&quot;)" office:value-type="string" office:string-value="int NonInlineWQ(const int x) { return NonInlineWP(x) +  2; }">
            <text:p>int NonInlineWQ(const int x) { return NonInlineWP(x) + <text:s/>2; }</text:p>
          </table:table-cell>
        </table:table-row>
        <table:table-row table:style-name="ro1">
          <table:table-cell table:formula="of:=[.A564]+1" office:value-type="float" office:value="87">
            <text:p>87</text:p>
          </table:table-cell>
          <table:table-cell table:formula="of:=CHAR([.A590])" office:value-type="string" office:string-value="W">
            <text:p>W</text:p>
          </table:table-cell>
          <table:table-cell table:formula="of:=[.C564]" office:value-type="float" office:value="82">
            <text:p>82</text:p>
          </table:table-cell>
          <table:table-cell table:formula="of:=CHAR([.C590])" office:value-type="string" office:string-value="R">
            <text:p>R</text:p>
          </table:table-cell>
          <table:table-cell table:formula="of:=CONCATENATE([.B590];[.D590])" office:value-type="string" office:string-value="WR">
            <text:p>WR</text:p>
          </table:table-cell>
          <table:table-cell table:formula="of:=CONCATENATE(&quot;inline int Inline&quot;;[.E590];&quot;(const int x) { return Inline&quot;;[.E589];&quot;(x) +  2; }&quot;)" office:value-type="string" office:string-value="inline int InlineWR(const int x) { return InlineWQ(x) +  2; }">
            <text:p>inline int InlineWR(const int x) { return InlineWQ(x) + <text:s/>2; }</text:p>
          </table:table-cell>
          <table:table-cell table:formula="of:=CONCATENATE(&quot;int NonInline&quot;;[.$E590];&quot;(const int x) { return NonInline&quot;;[.$E589];&quot;(x) +  2; }&quot;)" office:value-type="string" office:string-value="int NonInlineWR(const int x) { return NonInlineWQ(x) +  2; }">
            <text:p>int NonInlineWR(const int x) { return NonInlineWQ(x) + <text:s/>2; }</text:p>
          </table:table-cell>
        </table:table-row>
        <table:table-row table:style-name="ro1">
          <table:table-cell table:formula="of:=[.A565]+1" office:value-type="float" office:value="87">
            <text:p>87</text:p>
          </table:table-cell>
          <table:table-cell table:formula="of:=CHAR([.A591])" office:value-type="string" office:string-value="W">
            <text:p>W</text:p>
          </table:table-cell>
          <table:table-cell table:formula="of:=[.C565]" office:value-type="float" office:value="83">
            <text:p>83</text:p>
          </table:table-cell>
          <table:table-cell table:formula="of:=CHAR([.C591])" office:value-type="string" office:string-value="S">
            <text:p>S</text:p>
          </table:table-cell>
          <table:table-cell table:formula="of:=CONCATENATE([.B591];[.D591])" office:value-type="string" office:string-value="WS">
            <text:p>WS</text:p>
          </table:table-cell>
          <table:table-cell table:formula="of:=CONCATENATE(&quot;inline int Inline&quot;;[.E591];&quot;(const int x) { return Inline&quot;;[.E590];&quot;(x) +  2; }&quot;)" office:value-type="string" office:string-value="inline int InlineWS(const int x) { return InlineWR(x) +  2; }">
            <text:p>inline int InlineWS(const int x) { return InlineWR(x) + <text:s/>2; }</text:p>
          </table:table-cell>
          <table:table-cell table:formula="of:=CONCATENATE(&quot;int NonInline&quot;;[.$E591];&quot;(const int x) { return NonInline&quot;;[.$E590];&quot;(x) +  2; }&quot;)" office:value-type="string" office:string-value="int NonInlineWS(const int x) { return NonInlineWR(x) +  2; }">
            <text:p>int NonInlineWS(const int x) { return NonInlineWR(x) + <text:s/>2; }</text:p>
          </table:table-cell>
        </table:table-row>
        <table:table-row table:style-name="ro1">
          <table:table-cell table:formula="of:=[.A566]+1" office:value-type="float" office:value="87">
            <text:p>87</text:p>
          </table:table-cell>
          <table:table-cell table:formula="of:=CHAR([.A592])" office:value-type="string" office:string-value="W">
            <text:p>W</text:p>
          </table:table-cell>
          <table:table-cell table:formula="of:=[.C566]" office:value-type="float" office:value="84">
            <text:p>84</text:p>
          </table:table-cell>
          <table:table-cell table:formula="of:=CHAR([.C592])" office:value-type="string" office:string-value="T">
            <text:p>T</text:p>
          </table:table-cell>
          <table:table-cell table:formula="of:=CONCATENATE([.B592];[.D592])" office:value-type="string" office:string-value="WT">
            <text:p>WT</text:p>
          </table:table-cell>
          <table:table-cell table:formula="of:=CONCATENATE(&quot;inline int Inline&quot;;[.E592];&quot;(const int x) { return Inline&quot;;[.E591];&quot;(x) +  2; }&quot;)" office:value-type="string" office:string-value="inline int InlineWT(const int x) { return InlineWS(x) +  2; }">
            <text:p>inline int InlineWT(const int x) { return InlineWS(x) + <text:s/>2; }</text:p>
          </table:table-cell>
          <table:table-cell table:formula="of:=CONCATENATE(&quot;int NonInline&quot;;[.$E592];&quot;(const int x) { return NonInline&quot;;[.$E591];&quot;(x) +  2; }&quot;)" office:value-type="string" office:string-value="int NonInlineWT(const int x) { return NonInlineWS(x) +  2; }">
            <text:p>int NonInlineWT(const int x) { return NonInlineWS(x) + <text:s/>2; }</text:p>
          </table:table-cell>
        </table:table-row>
        <table:table-row table:style-name="ro1">
          <table:table-cell table:formula="of:=[.A567]+1" office:value-type="float" office:value="87">
            <text:p>87</text:p>
          </table:table-cell>
          <table:table-cell table:formula="of:=CHAR([.A593])" office:value-type="string" office:string-value="W">
            <text:p>W</text:p>
          </table:table-cell>
          <table:table-cell table:formula="of:=[.C567]" office:value-type="float" office:value="85">
            <text:p>85</text:p>
          </table:table-cell>
          <table:table-cell table:formula="of:=CHAR([.C593])" office:value-type="string" office:string-value="U">
            <text:p>U</text:p>
          </table:table-cell>
          <table:table-cell table:formula="of:=CONCATENATE([.B593];[.D593])" office:value-type="string" office:string-value="WU">
            <text:p>WU</text:p>
          </table:table-cell>
          <table:table-cell table:formula="of:=CONCATENATE(&quot;inline int Inline&quot;;[.E593];&quot;(const int x) { return Inline&quot;;[.E592];&quot;(x) +  2; }&quot;)" office:value-type="string" office:string-value="inline int InlineWU(const int x) { return InlineWT(x) +  2; }">
            <text:p>inline int InlineWU(const int x) { return InlineWT(x) + <text:s/>2; }</text:p>
          </table:table-cell>
          <table:table-cell table:formula="of:=CONCATENATE(&quot;int NonInline&quot;;[.$E593];&quot;(const int x) { return NonInline&quot;;[.$E592];&quot;(x) +  2; }&quot;)" office:value-type="string" office:string-value="int NonInlineWU(const int x) { return NonInlineWT(x) +  2; }">
            <text:p>int NonInlineWU(const int x) { return NonInlineWT(x) + <text:s/>2; }</text:p>
          </table:table-cell>
        </table:table-row>
        <table:table-row table:style-name="ro1">
          <table:table-cell table:formula="of:=[.A568]+1" office:value-type="float" office:value="87">
            <text:p>87</text:p>
          </table:table-cell>
          <table:table-cell table:formula="of:=CHAR([.A594])" office:value-type="string" office:string-value="W">
            <text:p>W</text:p>
          </table:table-cell>
          <table:table-cell table:formula="of:=[.C568]" office:value-type="float" office:value="86">
            <text:p>86</text:p>
          </table:table-cell>
          <table:table-cell table:formula="of:=CHAR([.C594])" office:value-type="string" office:string-value="V">
            <text:p>V</text:p>
          </table:table-cell>
          <table:table-cell table:formula="of:=CONCATENATE([.B594];[.D594])" office:value-type="string" office:string-value="WV">
            <text:p>WV</text:p>
          </table:table-cell>
          <table:table-cell table:formula="of:=CONCATENATE(&quot;inline int Inline&quot;;[.E594];&quot;(const int x) { return Inline&quot;;[.E593];&quot;(x) +  2; }&quot;)" office:value-type="string" office:string-value="inline int InlineWV(const int x) { return InlineWU(x) +  2; }">
            <text:p>inline int InlineWV(const int x) { return InlineWU(x) + <text:s/>2; }</text:p>
          </table:table-cell>
          <table:table-cell table:formula="of:=CONCATENATE(&quot;int NonInline&quot;;[.$E594];&quot;(const int x) { return NonInline&quot;;[.$E593];&quot;(x) +  2; }&quot;)" office:value-type="string" office:string-value="int NonInlineWV(const int x) { return NonInlineWU(x) +  2; }">
            <text:p>int NonInlineWV(const int x) { return NonInlineWU(x) + <text:s/>2; }</text:p>
          </table:table-cell>
        </table:table-row>
        <table:table-row table:style-name="ro1">
          <table:table-cell table:formula="of:=[.A569]+1" office:value-type="float" office:value="87">
            <text:p>87</text:p>
          </table:table-cell>
          <table:table-cell table:formula="of:=CHAR([.A595])" office:value-type="string" office:string-value="W">
            <text:p>W</text:p>
          </table:table-cell>
          <table:table-cell table:formula="of:=[.C569]" office:value-type="float" office:value="87">
            <text:p>87</text:p>
          </table:table-cell>
          <table:table-cell table:formula="of:=CHAR([.C595])" office:value-type="string" office:string-value="W">
            <text:p>W</text:p>
          </table:table-cell>
          <table:table-cell table:formula="of:=CONCATENATE([.B595];[.D595])" office:value-type="string" office:string-value="WW">
            <text:p>WW</text:p>
          </table:table-cell>
          <table:table-cell table:formula="of:=CONCATENATE(&quot;inline int Inline&quot;;[.E595];&quot;(const int x) { return Inline&quot;;[.E594];&quot;(x) +  2; }&quot;)" office:value-type="string" office:string-value="inline int InlineWW(const int x) { return InlineWV(x) +  2; }">
            <text:p>inline int InlineWW(const int x) { return InlineWV(x) + <text:s/>2; }</text:p>
          </table:table-cell>
          <table:table-cell table:formula="of:=CONCATENATE(&quot;int NonInline&quot;;[.$E595];&quot;(const int x) { return NonInline&quot;;[.$E594];&quot;(x) +  2; }&quot;)" office:value-type="string" office:string-value="int NonInlineWW(const int x) { return NonInlineWV(x) +  2; }">
            <text:p>int NonInlineWW(const int x) { return NonInlineWV(x) + <text:s/>2; }</text:p>
          </table:table-cell>
        </table:table-row>
        <table:table-row table:style-name="ro1">
          <table:table-cell table:formula="of:=[.A570]+1" office:value-type="float" office:value="87">
            <text:p>87</text:p>
          </table:table-cell>
          <table:table-cell table:formula="of:=CHAR([.A596])" office:value-type="string" office:string-value="W">
            <text:p>W</text:p>
          </table:table-cell>
          <table:table-cell table:formula="of:=[.C570]" office:value-type="float" office:value="88">
            <text:p>88</text:p>
          </table:table-cell>
          <table:table-cell table:formula="of:=CHAR([.C596])" office:value-type="string" office:string-value="X">
            <text:p>X</text:p>
          </table:table-cell>
          <table:table-cell table:formula="of:=CONCATENATE([.B596];[.D596])" office:value-type="string" office:string-value="WX">
            <text:p>WX</text:p>
          </table:table-cell>
          <table:table-cell table:formula="of:=CONCATENATE(&quot;inline int Inline&quot;;[.E596];&quot;(const int x) { return Inline&quot;;[.E595];&quot;(x) +  2; }&quot;)" office:value-type="string" office:string-value="inline int InlineWX(const int x) { return InlineWW(x) +  2; }">
            <text:p>inline int InlineWX(const int x) { return InlineWW(x) + <text:s/>2; }</text:p>
          </table:table-cell>
          <table:table-cell table:formula="of:=CONCATENATE(&quot;int NonInline&quot;;[.$E596];&quot;(const int x) { return NonInline&quot;;[.$E595];&quot;(x) +  2; }&quot;)" office:value-type="string" office:string-value="int NonInlineWX(const int x) { return NonInlineWW(x) +  2; }">
            <text:p>int NonInlineWX(const int x) { return NonInlineWW(x) + <text:s/>2; }</text:p>
          </table:table-cell>
        </table:table-row>
        <table:table-row table:style-name="ro1">
          <table:table-cell table:formula="of:=[.A571]+1" office:value-type="float" office:value="87">
            <text:p>87</text:p>
          </table:table-cell>
          <table:table-cell table:formula="of:=CHAR([.A597])" office:value-type="string" office:string-value="W">
            <text:p>W</text:p>
          </table:table-cell>
          <table:table-cell table:formula="of:=[.C571]" office:value-type="float" office:value="89">
            <text:p>89</text:p>
          </table:table-cell>
          <table:table-cell table:formula="of:=CHAR([.C597])" office:value-type="string" office:string-value="Y">
            <text:p>Y</text:p>
          </table:table-cell>
          <table:table-cell table:formula="of:=CONCATENATE([.B597];[.D597])" office:value-type="string" office:string-value="WY">
            <text:p>WY</text:p>
          </table:table-cell>
          <table:table-cell table:formula="of:=CONCATENATE(&quot;inline int Inline&quot;;[.E597];&quot;(const int x) { return Inline&quot;;[.E596];&quot;(x) +  2; }&quot;)" office:value-type="string" office:string-value="inline int InlineWY(const int x) { return InlineWX(x) +  2; }">
            <text:p>inline int InlineWY(const int x) { return InlineWX(x) + <text:s/>2; }</text:p>
          </table:table-cell>
          <table:table-cell table:formula="of:=CONCATENATE(&quot;int NonInline&quot;;[.$E597];&quot;(const int x) { return NonInline&quot;;[.$E596];&quot;(x) +  2; }&quot;)" office:value-type="string" office:string-value="int NonInlineWY(const int x) { return NonInlineWX(x) +  2; }">
            <text:p>int NonInlineWY(const int x) { return NonInlineWX(x) + <text:s/>2; }</text:p>
          </table:table-cell>
        </table:table-row>
        <table:table-row table:style-name="ro1">
          <table:table-cell table:formula="of:=[.A572]+1" office:value-type="float" office:value="87">
            <text:p>87</text:p>
          </table:table-cell>
          <table:table-cell table:formula="of:=CHAR([.A598])" office:value-type="string" office:string-value="W">
            <text:p>W</text:p>
          </table:table-cell>
          <table:table-cell table:formula="of:=[.C572]" office:value-type="float" office:value="90">
            <text:p>90</text:p>
          </table:table-cell>
          <table:table-cell table:formula="of:=CHAR([.C598])" office:value-type="string" office:string-value="Z">
            <text:p>Z</text:p>
          </table:table-cell>
          <table:table-cell table:formula="of:=CONCATENATE([.B598];[.D598])" office:value-type="string" office:string-value="WZ">
            <text:p>WZ</text:p>
          </table:table-cell>
          <table:table-cell table:formula="of:=CONCATENATE(&quot;inline int Inline&quot;;[.E598];&quot;(const int x) { return Inline&quot;;[.E597];&quot;(x) +  2; }&quot;)" office:value-type="string" office:string-value="inline int InlineWZ(const int x) { return InlineWY(x) +  2; }">
            <text:p>inline int InlineWZ(const int x) { return InlineWY(x) + <text:s/>2; }</text:p>
          </table:table-cell>
          <table:table-cell table:formula="of:=CONCATENATE(&quot;int NonInline&quot;;[.$E598];&quot;(const int x) { return NonInline&quot;;[.$E597];&quot;(x) +  2; }&quot;)" office:value-type="string" office:string-value="int NonInlineWZ(const int x) { return NonInlineWY(x) +  2; }">
            <text:p>int NonInlineWZ(const int x) { return NonInlineWY(x) + <text:s/>2; }</text:p>
          </table:table-cell>
        </table:table-row>
        <table:table-row table:style-name="ro1">
          <table:table-cell table:formula="of:=[.A573]+1" office:value-type="float" office:value="88">
            <text:p>88</text:p>
          </table:table-cell>
          <table:table-cell table:formula="of:=CHAR([.A599])" office:value-type="string" office:string-value="X">
            <text:p>X</text:p>
          </table:table-cell>
          <table:table-cell table:formula="of:=[.C573]" office:value-type="float" office:value="65">
            <text:p>65</text:p>
          </table:table-cell>
          <table:table-cell table:formula="of:=CHAR([.C599])" office:value-type="string" office:string-value="A">
            <text:p>A</text:p>
          </table:table-cell>
          <table:table-cell table:formula="of:=CONCATENATE([.B599];[.D599])" office:value-type="string" office:string-value="XA">
            <text:p>XA</text:p>
          </table:table-cell>
          <table:table-cell table:formula="of:=CONCATENATE(&quot;inline int Inline&quot;;[.E599];&quot;(const int x) { return Inline&quot;;[.E598];&quot;(x) +  2; }&quot;)" office:value-type="string" office:string-value="inline int InlineXA(const int x) { return InlineWZ(x) +  2; }">
            <text:p>inline int InlineXA(const int x) { return InlineWZ(x) + <text:s/>2; }</text:p>
          </table:table-cell>
          <table:table-cell table:formula="of:=CONCATENATE(&quot;int NonInline&quot;;[.$E599];&quot;(const int x) { return NonInline&quot;;[.$E598];&quot;(x) +  2; }&quot;)" office:value-type="string" office:string-value="int NonInlineXA(const int x) { return NonInlineWZ(x) +  2; }">
            <text:p>int NonInlineXA(const int x) { return NonInlineWZ(x) + <text:s/>2; }</text:p>
          </table:table-cell>
        </table:table-row>
        <table:table-row table:style-name="ro1">
          <table:table-cell table:formula="of:=[.A574]+1" office:value-type="float" office:value="88">
            <text:p>88</text:p>
          </table:table-cell>
          <table:table-cell table:formula="of:=CHAR([.A600])" office:value-type="string" office:string-value="X">
            <text:p>X</text:p>
          </table:table-cell>
          <table:table-cell table:formula="of:=[.C574]" office:value-type="float" office:value="66">
            <text:p>66</text:p>
          </table:table-cell>
          <table:table-cell table:formula="of:=CHAR([.C600])" office:value-type="string" office:string-value="B">
            <text:p>B</text:p>
          </table:table-cell>
          <table:table-cell table:formula="of:=CONCATENATE([.B600];[.D600])" office:value-type="string" office:string-value="XB">
            <text:p>XB</text:p>
          </table:table-cell>
          <table:table-cell table:formula="of:=CONCATENATE(&quot;inline int Inline&quot;;[.E600];&quot;(const int x) { return Inline&quot;;[.E599];&quot;(x) +  2; }&quot;)" office:value-type="string" office:string-value="inline int InlineXB(const int x) { return InlineXA(x) +  2; }">
            <text:p>inline int InlineXB(const int x) { return InlineXA(x) + <text:s/>2; }</text:p>
          </table:table-cell>
          <table:table-cell table:formula="of:=CONCATENATE(&quot;int NonInline&quot;;[.$E600];&quot;(const int x) { return NonInline&quot;;[.$E599];&quot;(x) +  2; }&quot;)" office:value-type="string" office:string-value="int NonInlineXB(const int x) { return NonInlineXA(x) +  2; }">
            <text:p>int NonInlineXB(const int x) { return NonInlineXA(x) + <text:s/>2; }</text:p>
          </table:table-cell>
        </table:table-row>
        <table:table-row table:style-name="ro1">
          <table:table-cell table:formula="of:=[.A575]+1" office:value-type="float" office:value="88">
            <text:p>88</text:p>
          </table:table-cell>
          <table:table-cell table:formula="of:=CHAR([.A601])" office:value-type="string" office:string-value="X">
            <text:p>X</text:p>
          </table:table-cell>
          <table:table-cell table:formula="of:=[.C575]" office:value-type="float" office:value="67">
            <text:p>67</text:p>
          </table:table-cell>
          <table:table-cell table:formula="of:=CHAR([.C601])" office:value-type="string" office:string-value="C">
            <text:p>C</text:p>
          </table:table-cell>
          <table:table-cell table:formula="of:=CONCATENATE([.B601];[.D601])" office:value-type="string" office:string-value="XC">
            <text:p>XC</text:p>
          </table:table-cell>
          <table:table-cell table:formula="of:=CONCATENATE(&quot;inline int Inline&quot;;[.E601];&quot;(const int x) { return Inline&quot;;[.E600];&quot;(x) +  2; }&quot;)" office:value-type="string" office:string-value="inline int InlineXC(const int x) { return InlineXB(x) +  2; }">
            <text:p>inline int InlineXC(const int x) { return InlineXB(x) + <text:s/>2; }</text:p>
          </table:table-cell>
          <table:table-cell table:formula="of:=CONCATENATE(&quot;int NonInline&quot;;[.$E601];&quot;(const int x) { return NonInline&quot;;[.$E600];&quot;(x) +  2; }&quot;)" office:value-type="string" office:string-value="int NonInlineXC(const int x) { return NonInlineXB(x) +  2; }">
            <text:p>int NonInlineXC(const int x) { return NonInlineXB(x) + <text:s/>2; }</text:p>
          </table:table-cell>
        </table:table-row>
        <table:table-row table:style-name="ro1">
          <table:table-cell table:formula="of:=[.A576]+1" office:value-type="float" office:value="88">
            <text:p>88</text:p>
          </table:table-cell>
          <table:table-cell table:formula="of:=CHAR([.A602])" office:value-type="string" office:string-value="X">
            <text:p>X</text:p>
          </table:table-cell>
          <table:table-cell table:formula="of:=[.C576]" office:value-type="float" office:value="68">
            <text:p>68</text:p>
          </table:table-cell>
          <table:table-cell table:formula="of:=CHAR([.C602])" office:value-type="string" office:string-value="D">
            <text:p>D</text:p>
          </table:table-cell>
          <table:table-cell table:formula="of:=CONCATENATE([.B602];[.D602])" office:value-type="string" office:string-value="XD">
            <text:p>XD</text:p>
          </table:table-cell>
          <table:table-cell table:formula="of:=CONCATENATE(&quot;inline int Inline&quot;;[.E602];&quot;(const int x) { return Inline&quot;;[.E601];&quot;(x) +  2; }&quot;)" office:value-type="string" office:string-value="inline int InlineXD(const int x) { return InlineXC(x) +  2; }">
            <text:p>inline int InlineXD(const int x) { return InlineXC(x) + <text:s/>2; }</text:p>
          </table:table-cell>
          <table:table-cell table:formula="of:=CONCATENATE(&quot;int NonInline&quot;;[.$E602];&quot;(const int x) { return NonInline&quot;;[.$E601];&quot;(x) +  2; }&quot;)" office:value-type="string" office:string-value="int NonInlineXD(const int x) { return NonInlineXC(x) +  2; }">
            <text:p>int NonInlineXD(const int x) { return NonInlineXC(x) + <text:s/>2; }</text:p>
          </table:table-cell>
        </table:table-row>
        <table:table-row table:style-name="ro1">
          <table:table-cell table:formula="of:=[.A577]+1" office:value-type="float" office:value="88">
            <text:p>88</text:p>
          </table:table-cell>
          <table:table-cell table:formula="of:=CHAR([.A603])" office:value-type="string" office:string-value="X">
            <text:p>X</text:p>
          </table:table-cell>
          <table:table-cell table:formula="of:=[.C577]" office:value-type="float" office:value="69">
            <text:p>69</text:p>
          </table:table-cell>
          <table:table-cell table:formula="of:=CHAR([.C603])" office:value-type="string" office:string-value="E">
            <text:p>E</text:p>
          </table:table-cell>
          <table:table-cell table:formula="of:=CONCATENATE([.B603];[.D603])" office:value-type="string" office:string-value="XE">
            <text:p>XE</text:p>
          </table:table-cell>
          <table:table-cell table:formula="of:=CONCATENATE(&quot;inline int Inline&quot;;[.E603];&quot;(const int x) { return Inline&quot;;[.E602];&quot;(x) +  2; }&quot;)" office:value-type="string" office:string-value="inline int InlineXE(const int x) { return InlineXD(x) +  2; }">
            <text:p>inline int InlineXE(const int x) { return InlineXD(x) + <text:s/>2; }</text:p>
          </table:table-cell>
          <table:table-cell table:formula="of:=CONCATENATE(&quot;int NonInline&quot;;[.$E603];&quot;(const int x) { return NonInline&quot;;[.$E602];&quot;(x) +  2; }&quot;)" office:value-type="string" office:string-value="int NonInlineXE(const int x) { return NonInlineXD(x) +  2; }">
            <text:p>int NonInlineXE(const int x) { return NonInlineXD(x) + <text:s/>2; }</text:p>
          </table:table-cell>
        </table:table-row>
        <table:table-row table:style-name="ro1">
          <table:table-cell table:formula="of:=[.A578]+1" office:value-type="float" office:value="88">
            <text:p>88</text:p>
          </table:table-cell>
          <table:table-cell table:formula="of:=CHAR([.A604])" office:value-type="string" office:string-value="X">
            <text:p>X</text:p>
          </table:table-cell>
          <table:table-cell table:formula="of:=[.C578]" office:value-type="float" office:value="70">
            <text:p>70</text:p>
          </table:table-cell>
          <table:table-cell table:formula="of:=CHAR([.C604])" office:value-type="string" office:string-value="F">
            <text:p>F</text:p>
          </table:table-cell>
          <table:table-cell table:formula="of:=CONCATENATE([.B604];[.D604])" office:value-type="string" office:string-value="XF">
            <text:p>XF</text:p>
          </table:table-cell>
          <table:table-cell table:formula="of:=CONCATENATE(&quot;inline int Inline&quot;;[.E604];&quot;(const int x) { return Inline&quot;;[.E603];&quot;(x) +  2; }&quot;)" office:value-type="string" office:string-value="inline int InlineXF(const int x) { return InlineXE(x) +  2; }">
            <text:p>inline int InlineXF(const int x) { return InlineXE(x) + <text:s/>2; }</text:p>
          </table:table-cell>
          <table:table-cell table:formula="of:=CONCATENATE(&quot;int NonInline&quot;;[.$E604];&quot;(const int x) { return NonInline&quot;;[.$E603];&quot;(x) +  2; }&quot;)" office:value-type="string" office:string-value="int NonInlineXF(const int x) { return NonInlineXE(x) +  2; }">
            <text:p>int NonInlineXF(const int x) { return NonInlineXE(x) + <text:s/>2; }</text:p>
          </table:table-cell>
        </table:table-row>
        <table:table-row table:style-name="ro1">
          <table:table-cell table:formula="of:=[.A579]+1" office:value-type="float" office:value="88">
            <text:p>88</text:p>
          </table:table-cell>
          <table:table-cell table:formula="of:=CHAR([.A605])" office:value-type="string" office:string-value="X">
            <text:p>X</text:p>
          </table:table-cell>
          <table:table-cell table:formula="of:=[.C579]" office:value-type="float" office:value="71">
            <text:p>71</text:p>
          </table:table-cell>
          <table:table-cell table:formula="of:=CHAR([.C605])" office:value-type="string" office:string-value="G">
            <text:p>G</text:p>
          </table:table-cell>
          <table:table-cell table:formula="of:=CONCATENATE([.B605];[.D605])" office:value-type="string" office:string-value="XG">
            <text:p>XG</text:p>
          </table:table-cell>
          <table:table-cell table:formula="of:=CONCATENATE(&quot;inline int Inline&quot;;[.E605];&quot;(const int x) { return Inline&quot;;[.E604];&quot;(x) +  2; }&quot;)" office:value-type="string" office:string-value="inline int InlineXG(const int x) { return InlineXF(x) +  2; }">
            <text:p>inline int InlineXG(const int x) { return InlineXF(x) + <text:s/>2; }</text:p>
          </table:table-cell>
          <table:table-cell table:formula="of:=CONCATENATE(&quot;int NonInline&quot;;[.$E605];&quot;(const int x) { return NonInline&quot;;[.$E604];&quot;(x) +  2; }&quot;)" office:value-type="string" office:string-value="int NonInlineXG(const int x) { return NonInlineXF(x) +  2; }">
            <text:p>int NonInlineXG(const int x) { return NonInlineXF(x) + <text:s/>2; }</text:p>
          </table:table-cell>
        </table:table-row>
        <table:table-row table:style-name="ro1">
          <table:table-cell table:formula="of:=[.A580]+1" office:value-type="float" office:value="88">
            <text:p>88</text:p>
          </table:table-cell>
          <table:table-cell table:formula="of:=CHAR([.A606])" office:value-type="string" office:string-value="X">
            <text:p>X</text:p>
          </table:table-cell>
          <table:table-cell table:formula="of:=[.C580]" office:value-type="float" office:value="72">
            <text:p>72</text:p>
          </table:table-cell>
          <table:table-cell table:formula="of:=CHAR([.C606])" office:value-type="string" office:string-value="H">
            <text:p>H</text:p>
          </table:table-cell>
          <table:table-cell table:formula="of:=CONCATENATE([.B606];[.D606])" office:value-type="string" office:string-value="XH">
            <text:p>XH</text:p>
          </table:table-cell>
          <table:table-cell table:formula="of:=CONCATENATE(&quot;inline int Inline&quot;;[.E606];&quot;(const int x) { return Inline&quot;;[.E605];&quot;(x) +  2; }&quot;)" office:value-type="string" office:string-value="inline int InlineXH(const int x) { return InlineXG(x) +  2; }">
            <text:p>inline int InlineXH(const int x) { return InlineXG(x) + <text:s/>2; }</text:p>
          </table:table-cell>
          <table:table-cell table:formula="of:=CONCATENATE(&quot;int NonInline&quot;;[.$E606];&quot;(const int x) { return NonInline&quot;;[.$E605];&quot;(x) +  2; }&quot;)" office:value-type="string" office:string-value="int NonInlineXH(const int x) { return NonInlineXG(x) +  2; }">
            <text:p>int NonInlineXH(const int x) { return NonInlineXG(x) + <text:s/>2; }</text:p>
          </table:table-cell>
        </table:table-row>
        <table:table-row table:style-name="ro1">
          <table:table-cell table:formula="of:=[.A581]+1" office:value-type="float" office:value="88">
            <text:p>88</text:p>
          </table:table-cell>
          <table:table-cell table:formula="of:=CHAR([.A607])" office:value-type="string" office:string-value="X">
            <text:p>X</text:p>
          </table:table-cell>
          <table:table-cell table:formula="of:=[.C581]" office:value-type="float" office:value="73">
            <text:p>73</text:p>
          </table:table-cell>
          <table:table-cell table:formula="of:=CHAR([.C607])" office:value-type="string" office:string-value="I">
            <text:p>I</text:p>
          </table:table-cell>
          <table:table-cell table:formula="of:=CONCATENATE([.B607];[.D607])" office:value-type="string" office:string-value="XI">
            <text:p>XI</text:p>
          </table:table-cell>
          <table:table-cell table:formula="of:=CONCATENATE(&quot;inline int Inline&quot;;[.E607];&quot;(const int x) { return Inline&quot;;[.E606];&quot;(x) +  2; }&quot;)" office:value-type="string" office:string-value="inline int InlineXI(const int x) { return InlineXH(x) +  2; }">
            <text:p>inline int InlineXI(const int x) { return InlineXH(x) + <text:s/>2; }</text:p>
          </table:table-cell>
          <table:table-cell table:formula="of:=CONCATENATE(&quot;int NonInline&quot;;[.$E607];&quot;(const int x) { return NonInline&quot;;[.$E606];&quot;(x) +  2; }&quot;)" office:value-type="string" office:string-value="int NonInlineXI(const int x) { return NonInlineXH(x) +  2; }">
            <text:p>int NonInlineXI(const int x) { return NonInlineXH(x) + <text:s/>2; }</text:p>
          </table:table-cell>
        </table:table-row>
        <table:table-row table:style-name="ro1">
          <table:table-cell table:formula="of:=[.A582]+1" office:value-type="float" office:value="88">
            <text:p>88</text:p>
          </table:table-cell>
          <table:table-cell table:formula="of:=CHAR([.A608])" office:value-type="string" office:string-value="X">
            <text:p>X</text:p>
          </table:table-cell>
          <table:table-cell table:formula="of:=[.C582]" office:value-type="float" office:value="74">
            <text:p>74</text:p>
          </table:table-cell>
          <table:table-cell table:formula="of:=CHAR([.C608])" office:value-type="string" office:string-value="J">
            <text:p>J</text:p>
          </table:table-cell>
          <table:table-cell table:formula="of:=CONCATENATE([.B608];[.D608])" office:value-type="string" office:string-value="XJ">
            <text:p>XJ</text:p>
          </table:table-cell>
          <table:table-cell table:formula="of:=CONCATENATE(&quot;inline int Inline&quot;;[.E608];&quot;(const int x) { return Inline&quot;;[.E607];&quot;(x) +  2; }&quot;)" office:value-type="string" office:string-value="inline int InlineXJ(const int x) { return InlineXI(x) +  2; }">
            <text:p>inline int InlineXJ(const int x) { return InlineXI(x) + <text:s/>2; }</text:p>
          </table:table-cell>
          <table:table-cell table:formula="of:=CONCATENATE(&quot;int NonInline&quot;;[.$E608];&quot;(const int x) { return NonInline&quot;;[.$E607];&quot;(x) +  2; }&quot;)" office:value-type="string" office:string-value="int NonInlineXJ(const int x) { return NonInlineXI(x) +  2; }">
            <text:p>int NonInlineXJ(const int x) { return NonInlineXI(x) + <text:s/>2; }</text:p>
          </table:table-cell>
        </table:table-row>
        <table:table-row table:style-name="ro1">
          <table:table-cell table:formula="of:=[.A583]+1" office:value-type="float" office:value="88">
            <text:p>88</text:p>
          </table:table-cell>
          <table:table-cell table:formula="of:=CHAR([.A609])" office:value-type="string" office:string-value="X">
            <text:p>X</text:p>
          </table:table-cell>
          <table:table-cell table:formula="of:=[.C583]" office:value-type="float" office:value="75">
            <text:p>75</text:p>
          </table:table-cell>
          <table:table-cell table:formula="of:=CHAR([.C609])" office:value-type="string" office:string-value="K">
            <text:p>K</text:p>
          </table:table-cell>
          <table:table-cell table:formula="of:=CONCATENATE([.B609];[.D609])" office:value-type="string" office:string-value="XK">
            <text:p>XK</text:p>
          </table:table-cell>
          <table:table-cell table:formula="of:=CONCATENATE(&quot;inline int Inline&quot;;[.E609];&quot;(const int x) { return Inline&quot;;[.E608];&quot;(x) +  2; }&quot;)" office:value-type="string" office:string-value="inline int InlineXK(const int x) { return InlineXJ(x) +  2; }">
            <text:p>inline int InlineXK(const int x) { return InlineXJ(x) + <text:s/>2; }</text:p>
          </table:table-cell>
          <table:table-cell table:formula="of:=CONCATENATE(&quot;int NonInline&quot;;[.$E609];&quot;(const int x) { return NonInline&quot;;[.$E608];&quot;(x) +  2; }&quot;)" office:value-type="string" office:string-value="int NonInlineXK(const int x) { return NonInlineXJ(x) +  2; }">
            <text:p>int NonInlineXK(const int x) { return NonInlineXJ(x) + <text:s/>2; }</text:p>
          </table:table-cell>
        </table:table-row>
        <table:table-row table:style-name="ro1">
          <table:table-cell table:formula="of:=[.A584]+1" office:value-type="float" office:value="88">
            <text:p>88</text:p>
          </table:table-cell>
          <table:table-cell table:formula="of:=CHAR([.A610])" office:value-type="string" office:string-value="X">
            <text:p>X</text:p>
          </table:table-cell>
          <table:table-cell table:formula="of:=[.C584]" office:value-type="float" office:value="76">
            <text:p>76</text:p>
          </table:table-cell>
          <table:table-cell table:formula="of:=CHAR([.C610])" office:value-type="string" office:string-value="L">
            <text:p>L</text:p>
          </table:table-cell>
          <table:table-cell table:formula="of:=CONCATENATE([.B610];[.D610])" office:value-type="string" office:string-value="XL">
            <text:p>XL</text:p>
          </table:table-cell>
          <table:table-cell table:formula="of:=CONCATENATE(&quot;inline int Inline&quot;;[.E610];&quot;(const int x) { return Inline&quot;;[.E609];&quot;(x) +  2; }&quot;)" office:value-type="string" office:string-value="inline int InlineXL(const int x) { return InlineXK(x) +  2; }">
            <text:p>inline int InlineXL(const int x) { return InlineXK(x) + <text:s/>2; }</text:p>
          </table:table-cell>
          <table:table-cell table:formula="of:=CONCATENATE(&quot;int NonInline&quot;;[.$E610];&quot;(const int x) { return NonInline&quot;;[.$E609];&quot;(x) +  2; }&quot;)" office:value-type="string" office:string-value="int NonInlineXL(const int x) { return NonInlineXK(x) +  2; }">
            <text:p>int NonInlineXL(const int x) { return NonInlineXK(x) + <text:s/>2; }</text:p>
          </table:table-cell>
        </table:table-row>
        <table:table-row table:style-name="ro1">
          <table:table-cell table:formula="of:=[.A585]+1" office:value-type="float" office:value="88">
            <text:p>88</text:p>
          </table:table-cell>
          <table:table-cell table:formula="of:=CHAR([.A611])" office:value-type="string" office:string-value="X">
            <text:p>X</text:p>
          </table:table-cell>
          <table:table-cell table:formula="of:=[.C585]" office:value-type="float" office:value="77">
            <text:p>77</text:p>
          </table:table-cell>
          <table:table-cell table:formula="of:=CHAR([.C611])" office:value-type="string" office:string-value="M">
            <text:p>M</text:p>
          </table:table-cell>
          <table:table-cell table:formula="of:=CONCATENATE([.B611];[.D611])" office:value-type="string" office:string-value="XM">
            <text:p>XM</text:p>
          </table:table-cell>
          <table:table-cell table:formula="of:=CONCATENATE(&quot;inline int Inline&quot;;[.E611];&quot;(const int x) { return Inline&quot;;[.E610];&quot;(x) +  2; }&quot;)" office:value-type="string" office:string-value="inline int InlineXM(const int x) { return InlineXL(x) +  2; }">
            <text:p>inline int InlineXM(const int x) { return InlineXL(x) + <text:s/>2; }</text:p>
          </table:table-cell>
          <table:table-cell table:formula="of:=CONCATENATE(&quot;int NonInline&quot;;[.$E611];&quot;(const int x) { return NonInline&quot;;[.$E610];&quot;(x) +  2; }&quot;)" office:value-type="string" office:string-value="int NonInlineXM(const int x) { return NonInlineXL(x) +  2; }">
            <text:p>int NonInlineXM(const int x) { return NonInlineXL(x) + <text:s/>2; }</text:p>
          </table:table-cell>
        </table:table-row>
        <table:table-row table:style-name="ro1">
          <table:table-cell table:formula="of:=[.A586]+1" office:value-type="float" office:value="88">
            <text:p>88</text:p>
          </table:table-cell>
          <table:table-cell table:formula="of:=CHAR([.A612])" office:value-type="string" office:string-value="X">
            <text:p>X</text:p>
          </table:table-cell>
          <table:table-cell table:formula="of:=[.C586]" office:value-type="float" office:value="78">
            <text:p>78</text:p>
          </table:table-cell>
          <table:table-cell table:formula="of:=CHAR([.C612])" office:value-type="string" office:string-value="N">
            <text:p>N</text:p>
          </table:table-cell>
          <table:table-cell table:formula="of:=CONCATENATE([.B612];[.D612])" office:value-type="string" office:string-value="XN">
            <text:p>XN</text:p>
          </table:table-cell>
          <table:table-cell table:formula="of:=CONCATENATE(&quot;inline int Inline&quot;;[.E612];&quot;(const int x) { return Inline&quot;;[.E611];&quot;(x) +  2; }&quot;)" office:value-type="string" office:string-value="inline int InlineXN(const int x) { return InlineXM(x) +  2; }">
            <text:p>inline int InlineXN(const int x) { return InlineXM(x) + <text:s/>2; }</text:p>
          </table:table-cell>
          <table:table-cell table:formula="of:=CONCATENATE(&quot;int NonInline&quot;;[.$E612];&quot;(const int x) { return NonInline&quot;;[.$E611];&quot;(x) +  2; }&quot;)" office:value-type="string" office:string-value="int NonInlineXN(const int x) { return NonInlineXM(x) +  2; }">
            <text:p>int NonInlineXN(const int x) { return NonInlineXM(x) + <text:s/>2; }</text:p>
          </table:table-cell>
        </table:table-row>
        <table:table-row table:style-name="ro1">
          <table:table-cell table:formula="of:=[.A587]+1" office:value-type="float" office:value="88">
            <text:p>88</text:p>
          </table:table-cell>
          <table:table-cell table:formula="of:=CHAR([.A613])" office:value-type="string" office:string-value="X">
            <text:p>X</text:p>
          </table:table-cell>
          <table:table-cell table:formula="of:=[.C587]" office:value-type="float" office:value="79">
            <text:p>79</text:p>
          </table:table-cell>
          <table:table-cell table:formula="of:=CHAR([.C613])" office:value-type="string" office:string-value="O">
            <text:p>O</text:p>
          </table:table-cell>
          <table:table-cell table:formula="of:=CONCATENATE([.B613];[.D613])" office:value-type="string" office:string-value="XO">
            <text:p>XO</text:p>
          </table:table-cell>
          <table:table-cell table:formula="of:=CONCATENATE(&quot;inline int Inline&quot;;[.E613];&quot;(const int x) { return Inline&quot;;[.E612];&quot;(x) +  2; }&quot;)" office:value-type="string" office:string-value="inline int InlineXO(const int x) { return InlineXN(x) +  2; }">
            <text:p>inline int InlineXO(const int x) { return InlineXN(x) + <text:s/>2; }</text:p>
          </table:table-cell>
          <table:table-cell table:formula="of:=CONCATENATE(&quot;int NonInline&quot;;[.$E613];&quot;(const int x) { return NonInline&quot;;[.$E612];&quot;(x) +  2; }&quot;)" office:value-type="string" office:string-value="int NonInlineXO(const int x) { return NonInlineXN(x) +  2; }">
            <text:p>int NonInlineXO(const int x) { return NonInlineXN(x) + <text:s/>2; }</text:p>
          </table:table-cell>
        </table:table-row>
        <table:table-row table:style-name="ro1">
          <table:table-cell table:formula="of:=[.A588]+1" office:value-type="float" office:value="88">
            <text:p>88</text:p>
          </table:table-cell>
          <table:table-cell table:formula="of:=CHAR([.A614])" office:value-type="string" office:string-value="X">
            <text:p>X</text:p>
          </table:table-cell>
          <table:table-cell table:formula="of:=[.C588]" office:value-type="float" office:value="80">
            <text:p>80</text:p>
          </table:table-cell>
          <table:table-cell table:formula="of:=CHAR([.C614])" office:value-type="string" office:string-value="P">
            <text:p>P</text:p>
          </table:table-cell>
          <table:table-cell table:formula="of:=CONCATENATE([.B614];[.D614])" office:value-type="string" office:string-value="XP">
            <text:p>XP</text:p>
          </table:table-cell>
          <table:table-cell table:formula="of:=CONCATENATE(&quot;inline int Inline&quot;;[.E614];&quot;(const int x) { return Inline&quot;;[.E613];&quot;(x) +  2; }&quot;)" office:value-type="string" office:string-value="inline int InlineXP(const int x) { return InlineXO(x) +  2; }">
            <text:p>inline int InlineXP(const int x) { return InlineXO(x) + <text:s/>2; }</text:p>
          </table:table-cell>
          <table:table-cell table:formula="of:=CONCATENATE(&quot;int NonInline&quot;;[.$E614];&quot;(const int x) { return NonInline&quot;;[.$E613];&quot;(x) +  2; }&quot;)" office:value-type="string" office:string-value="int NonInlineXP(const int x) { return NonInlineXO(x) +  2; }">
            <text:p>int NonInlineXP(const int x) { return NonInlineXO(x) + <text:s/>2; }</text:p>
          </table:table-cell>
        </table:table-row>
        <table:table-row table:style-name="ro1">
          <table:table-cell table:formula="of:=[.A589]+1" office:value-type="float" office:value="88">
            <text:p>88</text:p>
          </table:table-cell>
          <table:table-cell table:formula="of:=CHAR([.A615])" office:value-type="string" office:string-value="X">
            <text:p>X</text:p>
          </table:table-cell>
          <table:table-cell table:formula="of:=[.C589]" office:value-type="float" office:value="81">
            <text:p>81</text:p>
          </table:table-cell>
          <table:table-cell table:formula="of:=CHAR([.C615])" office:value-type="string" office:string-value="Q">
            <text:p>Q</text:p>
          </table:table-cell>
          <table:table-cell table:formula="of:=CONCATENATE([.B615];[.D615])" office:value-type="string" office:string-value="XQ">
            <text:p>XQ</text:p>
          </table:table-cell>
          <table:table-cell table:formula="of:=CONCATENATE(&quot;inline int Inline&quot;;[.E615];&quot;(const int x) { return Inline&quot;;[.E614];&quot;(x) +  2; }&quot;)" office:value-type="string" office:string-value="inline int InlineXQ(const int x) { return InlineXP(x) +  2; }">
            <text:p>inline int InlineXQ(const int x) { return InlineXP(x) + <text:s/>2; }</text:p>
          </table:table-cell>
          <table:table-cell table:formula="of:=CONCATENATE(&quot;int NonInline&quot;;[.$E615];&quot;(const int x) { return NonInline&quot;;[.$E614];&quot;(x) +  2; }&quot;)" office:value-type="string" office:string-value="int NonInlineXQ(const int x) { return NonInlineXP(x) +  2; }">
            <text:p>int NonInlineXQ(const int x) { return NonInlineXP(x) + <text:s/>2; }</text:p>
          </table:table-cell>
        </table:table-row>
        <table:table-row table:style-name="ro1">
          <table:table-cell table:formula="of:=[.A590]+1" office:value-type="float" office:value="88">
            <text:p>88</text:p>
          </table:table-cell>
          <table:table-cell table:formula="of:=CHAR([.A616])" office:value-type="string" office:string-value="X">
            <text:p>X</text:p>
          </table:table-cell>
          <table:table-cell table:formula="of:=[.C590]" office:value-type="float" office:value="82">
            <text:p>82</text:p>
          </table:table-cell>
          <table:table-cell table:formula="of:=CHAR([.C616])" office:value-type="string" office:string-value="R">
            <text:p>R</text:p>
          </table:table-cell>
          <table:table-cell table:formula="of:=CONCATENATE([.B616];[.D616])" office:value-type="string" office:string-value="XR">
            <text:p>XR</text:p>
          </table:table-cell>
          <table:table-cell table:formula="of:=CONCATENATE(&quot;inline int Inline&quot;;[.E616];&quot;(const int x) { return Inline&quot;;[.E615];&quot;(x) +  2; }&quot;)" office:value-type="string" office:string-value="inline int InlineXR(const int x) { return InlineXQ(x) +  2; }">
            <text:p>inline int InlineXR(const int x) { return InlineXQ(x) + <text:s/>2; }</text:p>
          </table:table-cell>
          <table:table-cell table:formula="of:=CONCATENATE(&quot;int NonInline&quot;;[.$E616];&quot;(const int x) { return NonInline&quot;;[.$E615];&quot;(x) +  2; }&quot;)" office:value-type="string" office:string-value="int NonInlineXR(const int x) { return NonInlineXQ(x) +  2; }">
            <text:p>int NonInlineXR(const int x) { return NonInlineXQ(x) + <text:s/>2; }</text:p>
          </table:table-cell>
        </table:table-row>
        <table:table-row table:style-name="ro1">
          <table:table-cell table:formula="of:=[.A591]+1" office:value-type="float" office:value="88">
            <text:p>88</text:p>
          </table:table-cell>
          <table:table-cell table:formula="of:=CHAR([.A617])" office:value-type="string" office:string-value="X">
            <text:p>X</text:p>
          </table:table-cell>
          <table:table-cell table:formula="of:=[.C591]" office:value-type="float" office:value="83">
            <text:p>83</text:p>
          </table:table-cell>
          <table:table-cell table:formula="of:=CHAR([.C617])" office:value-type="string" office:string-value="S">
            <text:p>S</text:p>
          </table:table-cell>
          <table:table-cell table:formula="of:=CONCATENATE([.B617];[.D617])" office:value-type="string" office:string-value="XS">
            <text:p>XS</text:p>
          </table:table-cell>
          <table:table-cell table:formula="of:=CONCATENATE(&quot;inline int Inline&quot;;[.E617];&quot;(const int x) { return Inline&quot;;[.E616];&quot;(x) +  2; }&quot;)" office:value-type="string" office:string-value="inline int InlineXS(const int x) { return InlineXR(x) +  2; }">
            <text:p>inline int InlineXS(const int x) { return InlineXR(x) + <text:s/>2; }</text:p>
          </table:table-cell>
          <table:table-cell table:formula="of:=CONCATENATE(&quot;int NonInline&quot;;[.$E617];&quot;(const int x) { return NonInline&quot;;[.$E616];&quot;(x) +  2; }&quot;)" office:value-type="string" office:string-value="int NonInlineXS(const int x) { return NonInlineXR(x) +  2; }">
            <text:p>int NonInlineXS(const int x) { return NonInlineXR(x) + <text:s/>2; }</text:p>
          </table:table-cell>
        </table:table-row>
        <table:table-row table:style-name="ro1">
          <table:table-cell table:formula="of:=[.A592]+1" office:value-type="float" office:value="88">
            <text:p>88</text:p>
          </table:table-cell>
          <table:table-cell table:formula="of:=CHAR([.A618])" office:value-type="string" office:string-value="X">
            <text:p>X</text:p>
          </table:table-cell>
          <table:table-cell table:formula="of:=[.C592]" office:value-type="float" office:value="84">
            <text:p>84</text:p>
          </table:table-cell>
          <table:table-cell table:formula="of:=CHAR([.C618])" office:value-type="string" office:string-value="T">
            <text:p>T</text:p>
          </table:table-cell>
          <table:table-cell table:formula="of:=CONCATENATE([.B618];[.D618])" office:value-type="string" office:string-value="XT">
            <text:p>XT</text:p>
          </table:table-cell>
          <table:table-cell table:formula="of:=CONCATENATE(&quot;inline int Inline&quot;;[.E618];&quot;(const int x) { return Inline&quot;;[.E617];&quot;(x) +  2; }&quot;)" office:value-type="string" office:string-value="inline int InlineXT(const int x) { return InlineXS(x) +  2; }">
            <text:p>inline int InlineXT(const int x) { return InlineXS(x) + <text:s/>2; }</text:p>
          </table:table-cell>
          <table:table-cell table:formula="of:=CONCATENATE(&quot;int NonInline&quot;;[.$E618];&quot;(const int x) { return NonInline&quot;;[.$E617];&quot;(x) +  2; }&quot;)" office:value-type="string" office:string-value="int NonInlineXT(const int x) { return NonInlineXS(x) +  2; }">
            <text:p>int NonInlineXT(const int x) { return NonInlineXS(x) + <text:s/>2; }</text:p>
          </table:table-cell>
        </table:table-row>
        <table:table-row table:style-name="ro1">
          <table:table-cell table:formula="of:=[.A593]+1" office:value-type="float" office:value="88">
            <text:p>88</text:p>
          </table:table-cell>
          <table:table-cell table:formula="of:=CHAR([.A619])" office:value-type="string" office:string-value="X">
            <text:p>X</text:p>
          </table:table-cell>
          <table:table-cell table:formula="of:=[.C593]" office:value-type="float" office:value="85">
            <text:p>85</text:p>
          </table:table-cell>
          <table:table-cell table:formula="of:=CHAR([.C619])" office:value-type="string" office:string-value="U">
            <text:p>U</text:p>
          </table:table-cell>
          <table:table-cell table:formula="of:=CONCATENATE([.B619];[.D619])" office:value-type="string" office:string-value="XU">
            <text:p>XU</text:p>
          </table:table-cell>
          <table:table-cell table:formula="of:=CONCATENATE(&quot;inline int Inline&quot;;[.E619];&quot;(const int x) { return Inline&quot;;[.E618];&quot;(x) +  2; }&quot;)" office:value-type="string" office:string-value="inline int InlineXU(const int x) { return InlineXT(x) +  2; }">
            <text:p>inline int InlineXU(const int x) { return InlineXT(x) + <text:s/>2; }</text:p>
          </table:table-cell>
          <table:table-cell table:formula="of:=CONCATENATE(&quot;int NonInline&quot;;[.$E619];&quot;(const int x) { return NonInline&quot;;[.$E618];&quot;(x) +  2; }&quot;)" office:value-type="string" office:string-value="int NonInlineXU(const int x) { return NonInlineXT(x) +  2; }">
            <text:p>int NonInlineXU(const int x) { return NonInlineXT(x) + <text:s/>2; }</text:p>
          </table:table-cell>
        </table:table-row>
        <table:table-row table:style-name="ro1">
          <table:table-cell table:formula="of:=[.A594]+1" office:value-type="float" office:value="88">
            <text:p>88</text:p>
          </table:table-cell>
          <table:table-cell table:formula="of:=CHAR([.A620])" office:value-type="string" office:string-value="X">
            <text:p>X</text:p>
          </table:table-cell>
          <table:table-cell table:formula="of:=[.C594]" office:value-type="float" office:value="86">
            <text:p>86</text:p>
          </table:table-cell>
          <table:table-cell table:formula="of:=CHAR([.C620])" office:value-type="string" office:string-value="V">
            <text:p>V</text:p>
          </table:table-cell>
          <table:table-cell table:formula="of:=CONCATENATE([.B620];[.D620])" office:value-type="string" office:string-value="XV">
            <text:p>XV</text:p>
          </table:table-cell>
          <table:table-cell table:formula="of:=CONCATENATE(&quot;inline int Inline&quot;;[.E620];&quot;(const int x) { return Inline&quot;;[.E619];&quot;(x) +  2; }&quot;)" office:value-type="string" office:string-value="inline int InlineXV(const int x) { return InlineXU(x) +  2; }">
            <text:p>inline int InlineXV(const int x) { return InlineXU(x) + <text:s/>2; }</text:p>
          </table:table-cell>
          <table:table-cell table:formula="of:=CONCATENATE(&quot;int NonInline&quot;;[.$E620];&quot;(const int x) { return NonInline&quot;;[.$E619];&quot;(x) +  2; }&quot;)" office:value-type="string" office:string-value="int NonInlineXV(const int x) { return NonInlineXU(x) +  2; }">
            <text:p>int NonInlineXV(const int x) { return NonInlineXU(x) + <text:s/>2; }</text:p>
          </table:table-cell>
        </table:table-row>
        <table:table-row table:style-name="ro1">
          <table:table-cell table:formula="of:=[.A595]+1" office:value-type="float" office:value="88">
            <text:p>88</text:p>
          </table:table-cell>
          <table:table-cell table:formula="of:=CHAR([.A621])" office:value-type="string" office:string-value="X">
            <text:p>X</text:p>
          </table:table-cell>
          <table:table-cell table:formula="of:=[.C595]" office:value-type="float" office:value="87">
            <text:p>87</text:p>
          </table:table-cell>
          <table:table-cell table:formula="of:=CHAR([.C621])" office:value-type="string" office:string-value="W">
            <text:p>W</text:p>
          </table:table-cell>
          <table:table-cell table:formula="of:=CONCATENATE([.B621];[.D621])" office:value-type="string" office:string-value="XW">
            <text:p>XW</text:p>
          </table:table-cell>
          <table:table-cell table:formula="of:=CONCATENATE(&quot;inline int Inline&quot;;[.E621];&quot;(const int x) { return Inline&quot;;[.E620];&quot;(x) +  2; }&quot;)" office:value-type="string" office:string-value="inline int InlineXW(const int x) { return InlineXV(x) +  2; }">
            <text:p>inline int InlineXW(const int x) { return InlineXV(x) + <text:s/>2; }</text:p>
          </table:table-cell>
          <table:table-cell table:formula="of:=CONCATENATE(&quot;int NonInline&quot;;[.$E621];&quot;(const int x) { return NonInline&quot;;[.$E620];&quot;(x) +  2; }&quot;)" office:value-type="string" office:string-value="int NonInlineXW(const int x) { return NonInlineXV(x) +  2; }">
            <text:p>int NonInlineXW(const int x) { return NonInlineXV(x) + <text:s/>2; }</text:p>
          </table:table-cell>
        </table:table-row>
        <table:table-row table:style-name="ro1">
          <table:table-cell table:formula="of:=[.A596]+1" office:value-type="float" office:value="88">
            <text:p>88</text:p>
          </table:table-cell>
          <table:table-cell table:formula="of:=CHAR([.A622])" office:value-type="string" office:string-value="X">
            <text:p>X</text:p>
          </table:table-cell>
          <table:table-cell table:formula="of:=[.C596]" office:value-type="float" office:value="88">
            <text:p>88</text:p>
          </table:table-cell>
          <table:table-cell table:formula="of:=CHAR([.C622])" office:value-type="string" office:string-value="X">
            <text:p>X</text:p>
          </table:table-cell>
          <table:table-cell table:formula="of:=CONCATENATE([.B622];[.D622])" office:value-type="string" office:string-value="XX">
            <text:p>XX</text:p>
          </table:table-cell>
          <table:table-cell table:formula="of:=CONCATENATE(&quot;inline int Inline&quot;;[.E622];&quot;(const int x) { return Inline&quot;;[.E621];&quot;(x) +  2; }&quot;)" office:value-type="string" office:string-value="inline int InlineXX(const int x) { return InlineXW(x) +  2; }">
            <text:p>inline int InlineXX(const int x) { return InlineXW(x) + <text:s/>2; }</text:p>
          </table:table-cell>
          <table:table-cell table:formula="of:=CONCATENATE(&quot;int NonInline&quot;;[.$E622];&quot;(const int x) { return NonInline&quot;;[.$E621];&quot;(x) +  2; }&quot;)" office:value-type="string" office:string-value="int NonInlineXX(const int x) { return NonInlineXW(x) +  2; }">
            <text:p>int NonInlineXX(const int x) { return NonInlineXW(x) + <text:s/>2; }</text:p>
          </table:table-cell>
        </table:table-row>
        <table:table-row table:style-name="ro1">
          <table:table-cell table:formula="of:=[.A597]+1" office:value-type="float" office:value="88">
            <text:p>88</text:p>
          </table:table-cell>
          <table:table-cell table:formula="of:=CHAR([.A623])" office:value-type="string" office:string-value="X">
            <text:p>X</text:p>
          </table:table-cell>
          <table:table-cell table:formula="of:=[.C597]" office:value-type="float" office:value="89">
            <text:p>89</text:p>
          </table:table-cell>
          <table:table-cell table:formula="of:=CHAR([.C623])" office:value-type="string" office:string-value="Y">
            <text:p>Y</text:p>
          </table:table-cell>
          <table:table-cell table:formula="of:=CONCATENATE([.B623];[.D623])" office:value-type="string" office:string-value="XY">
            <text:p>XY</text:p>
          </table:table-cell>
          <table:table-cell table:formula="of:=CONCATENATE(&quot;inline int Inline&quot;;[.E623];&quot;(const int x) { return Inline&quot;;[.E622];&quot;(x) +  2; }&quot;)" office:value-type="string" office:string-value="inline int InlineXY(const int x) { return InlineXX(x) +  2; }">
            <text:p>inline int InlineXY(const int x) { return InlineXX(x) + <text:s/>2; }</text:p>
          </table:table-cell>
          <table:table-cell table:formula="of:=CONCATENATE(&quot;int NonInline&quot;;[.$E623];&quot;(const int x) { return NonInline&quot;;[.$E622];&quot;(x) +  2; }&quot;)" office:value-type="string" office:string-value="int NonInlineXY(const int x) { return NonInlineXX(x) +  2; }">
            <text:p>int NonInlineXY(const int x) { return NonInlineXX(x) + <text:s/>2; }</text:p>
          </table:table-cell>
        </table:table-row>
        <table:table-row table:style-name="ro1">
          <table:table-cell table:formula="of:=[.A598]+1" office:value-type="float" office:value="88">
            <text:p>88</text:p>
          </table:table-cell>
          <table:table-cell table:formula="of:=CHAR([.A624])" office:value-type="string" office:string-value="X">
            <text:p>X</text:p>
          </table:table-cell>
          <table:table-cell table:formula="of:=[.C598]" office:value-type="float" office:value="90">
            <text:p>90</text:p>
          </table:table-cell>
          <table:table-cell table:formula="of:=CHAR([.C624])" office:value-type="string" office:string-value="Z">
            <text:p>Z</text:p>
          </table:table-cell>
          <table:table-cell table:formula="of:=CONCATENATE([.B624];[.D624])" office:value-type="string" office:string-value="XZ">
            <text:p>XZ</text:p>
          </table:table-cell>
          <table:table-cell table:formula="of:=CONCATENATE(&quot;inline int Inline&quot;;[.E624];&quot;(const int x) { return Inline&quot;;[.E623];&quot;(x) +  2; }&quot;)" office:value-type="string" office:string-value="inline int InlineXZ(const int x) { return InlineXY(x) +  2; }">
            <text:p>inline int InlineXZ(const int x) { return InlineXY(x) + <text:s/>2; }</text:p>
          </table:table-cell>
          <table:table-cell table:formula="of:=CONCATENATE(&quot;int NonInline&quot;;[.$E624];&quot;(const int x) { return NonInline&quot;;[.$E623];&quot;(x) +  2; }&quot;)" office:value-type="string" office:string-value="int NonInlineXZ(const int x) { return NonInlineXY(x) +  2; }">
            <text:p>int NonInlineXZ(const int x) { return NonInlineXY(x) + <text:s/>2; }</text:p>
          </table:table-cell>
        </table:table-row>
        <table:table-row table:style-name="ro1">
          <table:table-cell table:formula="of:=[.A599]+1" office:value-type="float" office:value="89">
            <text:p>89</text:p>
          </table:table-cell>
          <table:table-cell table:formula="of:=CHAR([.A625])" office:value-type="string" office:string-value="Y">
            <text:p>Y</text:p>
          </table:table-cell>
          <table:table-cell table:formula="of:=[.C599]" office:value-type="float" office:value="65">
            <text:p>65</text:p>
          </table:table-cell>
          <table:table-cell table:formula="of:=CHAR([.C625])" office:value-type="string" office:string-value="A">
            <text:p>A</text:p>
          </table:table-cell>
          <table:table-cell table:formula="of:=CONCATENATE([.B625];[.D625])" office:value-type="string" office:string-value="YA">
            <text:p>YA</text:p>
          </table:table-cell>
          <table:table-cell table:formula="of:=CONCATENATE(&quot;inline int Inline&quot;;[.E625];&quot;(const int x) { return Inline&quot;;[.E624];&quot;(x) +  2; }&quot;)" office:value-type="string" office:string-value="inline int InlineYA(const int x) { return InlineXZ(x) +  2; }">
            <text:p>inline int InlineYA(const int x) { return InlineXZ(x) + <text:s/>2; }</text:p>
          </table:table-cell>
          <table:table-cell table:formula="of:=CONCATENATE(&quot;int NonInline&quot;;[.$E625];&quot;(const int x) { return NonInline&quot;;[.$E624];&quot;(x) +  2; }&quot;)" office:value-type="string" office:string-value="int NonInlineYA(const int x) { return NonInlineXZ(x) +  2; }">
            <text:p>int NonInlineYA(const int x) { return NonInlineXZ(x) + <text:s/>2; }</text:p>
          </table:table-cell>
        </table:table-row>
        <table:table-row table:style-name="ro1">
          <table:table-cell table:formula="of:=[.A600]+1" office:value-type="float" office:value="89">
            <text:p>89</text:p>
          </table:table-cell>
          <table:table-cell table:formula="of:=CHAR([.A626])" office:value-type="string" office:string-value="Y">
            <text:p>Y</text:p>
          </table:table-cell>
          <table:table-cell table:formula="of:=[.C600]" office:value-type="float" office:value="66">
            <text:p>66</text:p>
          </table:table-cell>
          <table:table-cell table:formula="of:=CHAR([.C626])" office:value-type="string" office:string-value="B">
            <text:p>B</text:p>
          </table:table-cell>
          <table:table-cell table:formula="of:=CONCATENATE([.B626];[.D626])" office:value-type="string" office:string-value="YB">
            <text:p>YB</text:p>
          </table:table-cell>
          <table:table-cell table:formula="of:=CONCATENATE(&quot;inline int Inline&quot;;[.E626];&quot;(const int x) { return Inline&quot;;[.E625];&quot;(x) +  2; }&quot;)" office:value-type="string" office:string-value="inline int InlineYB(const int x) { return InlineYA(x) +  2; }">
            <text:p>inline int InlineYB(const int x) { return InlineYA(x) + <text:s/>2; }</text:p>
          </table:table-cell>
          <table:table-cell table:formula="of:=CONCATENATE(&quot;int NonInline&quot;;[.$E626];&quot;(const int x) { return NonInline&quot;;[.$E625];&quot;(x) +  2; }&quot;)" office:value-type="string" office:string-value="int NonInlineYB(const int x) { return NonInlineYA(x) +  2; }">
            <text:p>int NonInlineYB(const int x) { return NonInlineYA(x) + <text:s/>2; }</text:p>
          </table:table-cell>
        </table:table-row>
        <table:table-row table:style-name="ro1">
          <table:table-cell table:formula="of:=[.A601]+1" office:value-type="float" office:value="89">
            <text:p>89</text:p>
          </table:table-cell>
          <table:table-cell table:formula="of:=CHAR([.A627])" office:value-type="string" office:string-value="Y">
            <text:p>Y</text:p>
          </table:table-cell>
          <table:table-cell table:formula="of:=[.C601]" office:value-type="float" office:value="67">
            <text:p>67</text:p>
          </table:table-cell>
          <table:table-cell table:formula="of:=CHAR([.C627])" office:value-type="string" office:string-value="C">
            <text:p>C</text:p>
          </table:table-cell>
          <table:table-cell table:formula="of:=CONCATENATE([.B627];[.D627])" office:value-type="string" office:string-value="YC">
            <text:p>YC</text:p>
          </table:table-cell>
          <table:table-cell table:formula="of:=CONCATENATE(&quot;inline int Inline&quot;;[.E627];&quot;(const int x) { return Inline&quot;;[.E626];&quot;(x) +  2; }&quot;)" office:value-type="string" office:string-value="inline int InlineYC(const int x) { return InlineYB(x) +  2; }">
            <text:p>inline int InlineYC(const int x) { return InlineYB(x) + <text:s/>2; }</text:p>
          </table:table-cell>
          <table:table-cell table:formula="of:=CONCATENATE(&quot;int NonInline&quot;;[.$E627];&quot;(const int x) { return NonInline&quot;;[.$E626];&quot;(x) +  2; }&quot;)" office:value-type="string" office:string-value="int NonInlineYC(const int x) { return NonInlineYB(x) +  2; }">
            <text:p>int NonInlineYC(const int x) { return NonInlineYB(x) + <text:s/>2; }</text:p>
          </table:table-cell>
        </table:table-row>
        <table:table-row table:style-name="ro1">
          <table:table-cell table:formula="of:=[.A602]+1" office:value-type="float" office:value="89">
            <text:p>89</text:p>
          </table:table-cell>
          <table:table-cell table:formula="of:=CHAR([.A628])" office:value-type="string" office:string-value="Y">
            <text:p>Y</text:p>
          </table:table-cell>
          <table:table-cell table:formula="of:=[.C602]" office:value-type="float" office:value="68">
            <text:p>68</text:p>
          </table:table-cell>
          <table:table-cell table:formula="of:=CHAR([.C628])" office:value-type="string" office:string-value="D">
            <text:p>D</text:p>
          </table:table-cell>
          <table:table-cell table:formula="of:=CONCATENATE([.B628];[.D628])" office:value-type="string" office:string-value="YD">
            <text:p>YD</text:p>
          </table:table-cell>
          <table:table-cell table:formula="of:=CONCATENATE(&quot;inline int Inline&quot;;[.E628];&quot;(const int x) { return Inline&quot;;[.E627];&quot;(x) +  2; }&quot;)" office:value-type="string" office:string-value="inline int InlineYD(const int x) { return InlineYC(x) +  2; }">
            <text:p>inline int InlineYD(const int x) { return InlineYC(x) + <text:s/>2; }</text:p>
          </table:table-cell>
          <table:table-cell table:formula="of:=CONCATENATE(&quot;int NonInline&quot;;[.$E628];&quot;(const int x) { return NonInline&quot;;[.$E627];&quot;(x) +  2; }&quot;)" office:value-type="string" office:string-value="int NonInlineYD(const int x) { return NonInlineYC(x) +  2; }">
            <text:p>int NonInlineYD(const int x) { return NonInlineYC(x) + <text:s/>2; }</text:p>
          </table:table-cell>
        </table:table-row>
        <table:table-row table:style-name="ro1">
          <table:table-cell table:formula="of:=[.A603]+1" office:value-type="float" office:value="89">
            <text:p>89</text:p>
          </table:table-cell>
          <table:table-cell table:formula="of:=CHAR([.A629])" office:value-type="string" office:string-value="Y">
            <text:p>Y</text:p>
          </table:table-cell>
          <table:table-cell table:formula="of:=[.C603]" office:value-type="float" office:value="69">
            <text:p>69</text:p>
          </table:table-cell>
          <table:table-cell table:formula="of:=CHAR([.C629])" office:value-type="string" office:string-value="E">
            <text:p>E</text:p>
          </table:table-cell>
          <table:table-cell table:formula="of:=CONCATENATE([.B629];[.D629])" office:value-type="string" office:string-value="YE">
            <text:p>YE</text:p>
          </table:table-cell>
          <table:table-cell table:formula="of:=CONCATENATE(&quot;inline int Inline&quot;;[.E629];&quot;(const int x) { return Inline&quot;;[.E628];&quot;(x) +  2; }&quot;)" office:value-type="string" office:string-value="inline int InlineYE(const int x) { return InlineYD(x) +  2; }">
            <text:p>inline int InlineYE(const int x) { return InlineYD(x) + <text:s/>2; }</text:p>
          </table:table-cell>
          <table:table-cell table:formula="of:=CONCATENATE(&quot;int NonInline&quot;;[.$E629];&quot;(const int x) { return NonInline&quot;;[.$E628];&quot;(x) +  2; }&quot;)" office:value-type="string" office:string-value="int NonInlineYE(const int x) { return NonInlineYD(x) +  2; }">
            <text:p>int NonInlineYE(const int x) { return NonInlineYD(x) + <text:s/>2; }</text:p>
          </table:table-cell>
        </table:table-row>
        <table:table-row table:style-name="ro1">
          <table:table-cell table:formula="of:=[.A604]+1" office:value-type="float" office:value="89">
            <text:p>89</text:p>
          </table:table-cell>
          <table:table-cell table:formula="of:=CHAR([.A630])" office:value-type="string" office:string-value="Y">
            <text:p>Y</text:p>
          </table:table-cell>
          <table:table-cell table:formula="of:=[.C604]" office:value-type="float" office:value="70">
            <text:p>70</text:p>
          </table:table-cell>
          <table:table-cell table:formula="of:=CHAR([.C630])" office:value-type="string" office:string-value="F">
            <text:p>F</text:p>
          </table:table-cell>
          <table:table-cell table:formula="of:=CONCATENATE([.B630];[.D630])" office:value-type="string" office:string-value="YF">
            <text:p>YF</text:p>
          </table:table-cell>
          <table:table-cell table:formula="of:=CONCATENATE(&quot;inline int Inline&quot;;[.E630];&quot;(const int x) { return Inline&quot;;[.E629];&quot;(x) +  2; }&quot;)" office:value-type="string" office:string-value="inline int InlineYF(const int x) { return InlineYE(x) +  2; }">
            <text:p>inline int InlineYF(const int x) { return InlineYE(x) + <text:s/>2; }</text:p>
          </table:table-cell>
          <table:table-cell table:formula="of:=CONCATENATE(&quot;int NonInline&quot;;[.$E630];&quot;(const int x) { return NonInline&quot;;[.$E629];&quot;(x) +  2; }&quot;)" office:value-type="string" office:string-value="int NonInlineYF(const int x) { return NonInlineYE(x) +  2; }">
            <text:p>int NonInlineYF(const int x) { return NonInlineYE(x) + <text:s/>2; }</text:p>
          </table:table-cell>
        </table:table-row>
        <table:table-row table:style-name="ro1">
          <table:table-cell table:formula="of:=[.A605]+1" office:value-type="float" office:value="89">
            <text:p>89</text:p>
          </table:table-cell>
          <table:table-cell table:formula="of:=CHAR([.A631])" office:value-type="string" office:string-value="Y">
            <text:p>Y</text:p>
          </table:table-cell>
          <table:table-cell table:formula="of:=[.C605]" office:value-type="float" office:value="71">
            <text:p>71</text:p>
          </table:table-cell>
          <table:table-cell table:formula="of:=CHAR([.C631])" office:value-type="string" office:string-value="G">
            <text:p>G</text:p>
          </table:table-cell>
          <table:table-cell table:formula="of:=CONCATENATE([.B631];[.D631])" office:value-type="string" office:string-value="YG">
            <text:p>YG</text:p>
          </table:table-cell>
          <table:table-cell table:formula="of:=CONCATENATE(&quot;inline int Inline&quot;;[.E631];&quot;(const int x) { return Inline&quot;;[.E630];&quot;(x) +  2; }&quot;)" office:value-type="string" office:string-value="inline int InlineYG(const int x) { return InlineYF(x) +  2; }">
            <text:p>inline int InlineYG(const int x) { return InlineYF(x) + <text:s/>2; }</text:p>
          </table:table-cell>
          <table:table-cell table:formula="of:=CONCATENATE(&quot;int NonInline&quot;;[.$E631];&quot;(const int x) { return NonInline&quot;;[.$E630];&quot;(x) +  2; }&quot;)" office:value-type="string" office:string-value="int NonInlineYG(const int x) { return NonInlineYF(x) +  2; }">
            <text:p>int NonInlineYG(const int x) { return NonInlineYF(x) + <text:s/>2; }</text:p>
          </table:table-cell>
        </table:table-row>
        <table:table-row table:style-name="ro1">
          <table:table-cell table:formula="of:=[.A606]+1" office:value-type="float" office:value="89">
            <text:p>89</text:p>
          </table:table-cell>
          <table:table-cell table:formula="of:=CHAR([.A632])" office:value-type="string" office:string-value="Y">
            <text:p>Y</text:p>
          </table:table-cell>
          <table:table-cell table:formula="of:=[.C606]" office:value-type="float" office:value="72">
            <text:p>72</text:p>
          </table:table-cell>
          <table:table-cell table:formula="of:=CHAR([.C632])" office:value-type="string" office:string-value="H">
            <text:p>H</text:p>
          </table:table-cell>
          <table:table-cell table:formula="of:=CONCATENATE([.B632];[.D632])" office:value-type="string" office:string-value="YH">
            <text:p>YH</text:p>
          </table:table-cell>
          <table:table-cell table:formula="of:=CONCATENATE(&quot;inline int Inline&quot;;[.E632];&quot;(const int x) { return Inline&quot;;[.E631];&quot;(x) +  2; }&quot;)" office:value-type="string" office:string-value="inline int InlineYH(const int x) { return InlineYG(x) +  2; }">
            <text:p>inline int InlineYH(const int x) { return InlineYG(x) + <text:s/>2; }</text:p>
          </table:table-cell>
          <table:table-cell table:formula="of:=CONCATENATE(&quot;int NonInline&quot;;[.$E632];&quot;(const int x) { return NonInline&quot;;[.$E631];&quot;(x) +  2; }&quot;)" office:value-type="string" office:string-value="int NonInlineYH(const int x) { return NonInlineYG(x) +  2; }">
            <text:p>int NonInlineYH(const int x) { return NonInlineYG(x) + <text:s/>2; }</text:p>
          </table:table-cell>
        </table:table-row>
        <table:table-row table:style-name="ro1">
          <table:table-cell table:formula="of:=[.A607]+1" office:value-type="float" office:value="89">
            <text:p>89</text:p>
          </table:table-cell>
          <table:table-cell table:formula="of:=CHAR([.A633])" office:value-type="string" office:string-value="Y">
            <text:p>Y</text:p>
          </table:table-cell>
          <table:table-cell table:formula="of:=[.C607]" office:value-type="float" office:value="73">
            <text:p>73</text:p>
          </table:table-cell>
          <table:table-cell table:formula="of:=CHAR([.C633])" office:value-type="string" office:string-value="I">
            <text:p>I</text:p>
          </table:table-cell>
          <table:table-cell table:formula="of:=CONCATENATE([.B633];[.D633])" office:value-type="string" office:string-value="YI">
            <text:p>YI</text:p>
          </table:table-cell>
          <table:table-cell table:formula="of:=CONCATENATE(&quot;inline int Inline&quot;;[.E633];&quot;(const int x) { return Inline&quot;;[.E632];&quot;(x) +  2; }&quot;)" office:value-type="string" office:string-value="inline int InlineYI(const int x) { return InlineYH(x) +  2; }">
            <text:p>inline int InlineYI(const int x) { return InlineYH(x) + <text:s/>2; }</text:p>
          </table:table-cell>
          <table:table-cell table:formula="of:=CONCATENATE(&quot;int NonInline&quot;;[.$E633];&quot;(const int x) { return NonInline&quot;;[.$E632];&quot;(x) +  2; }&quot;)" office:value-type="string" office:string-value="int NonInlineYI(const int x) { return NonInlineYH(x) +  2; }">
            <text:p>int NonInlineYI(const int x) { return NonInlineYH(x) + <text:s/>2; }</text:p>
          </table:table-cell>
        </table:table-row>
        <table:table-row table:style-name="ro1">
          <table:table-cell table:formula="of:=[.A608]+1" office:value-type="float" office:value="89">
            <text:p>89</text:p>
          </table:table-cell>
          <table:table-cell table:formula="of:=CHAR([.A634])" office:value-type="string" office:string-value="Y">
            <text:p>Y</text:p>
          </table:table-cell>
          <table:table-cell table:formula="of:=[.C608]" office:value-type="float" office:value="74">
            <text:p>74</text:p>
          </table:table-cell>
          <table:table-cell table:formula="of:=CHAR([.C634])" office:value-type="string" office:string-value="J">
            <text:p>J</text:p>
          </table:table-cell>
          <table:table-cell table:formula="of:=CONCATENATE([.B634];[.D634])" office:value-type="string" office:string-value="YJ">
            <text:p>YJ</text:p>
          </table:table-cell>
          <table:table-cell table:formula="of:=CONCATENATE(&quot;inline int Inline&quot;;[.E634];&quot;(const int x) { return Inline&quot;;[.E633];&quot;(x) +  2; }&quot;)" office:value-type="string" office:string-value="inline int InlineYJ(const int x) { return InlineYI(x) +  2; }">
            <text:p>inline int InlineYJ(const int x) { return InlineYI(x) + <text:s/>2; }</text:p>
          </table:table-cell>
          <table:table-cell table:formula="of:=CONCATENATE(&quot;int NonInline&quot;;[.$E634];&quot;(const int x) { return NonInline&quot;;[.$E633];&quot;(x) +  2; }&quot;)" office:value-type="string" office:string-value="int NonInlineYJ(const int x) { return NonInlineYI(x) +  2; }">
            <text:p>int NonInlineYJ(const int x) { return NonInlineYI(x) + <text:s/>2; }</text:p>
          </table:table-cell>
        </table:table-row>
        <table:table-row table:style-name="ro1">
          <table:table-cell table:formula="of:=[.A609]+1" office:value-type="float" office:value="89">
            <text:p>89</text:p>
          </table:table-cell>
          <table:table-cell table:formula="of:=CHAR([.A635])" office:value-type="string" office:string-value="Y">
            <text:p>Y</text:p>
          </table:table-cell>
          <table:table-cell table:formula="of:=[.C609]" office:value-type="float" office:value="75">
            <text:p>75</text:p>
          </table:table-cell>
          <table:table-cell table:formula="of:=CHAR([.C635])" office:value-type="string" office:string-value="K">
            <text:p>K</text:p>
          </table:table-cell>
          <table:table-cell table:formula="of:=CONCATENATE([.B635];[.D635])" office:value-type="string" office:string-value="YK">
            <text:p>YK</text:p>
          </table:table-cell>
          <table:table-cell table:formula="of:=CONCATENATE(&quot;inline int Inline&quot;;[.E635];&quot;(const int x) { return Inline&quot;;[.E634];&quot;(x) +  2; }&quot;)" office:value-type="string" office:string-value="inline int InlineYK(const int x) { return InlineYJ(x) +  2; }">
            <text:p>inline int InlineYK(const int x) { return InlineYJ(x) + <text:s/>2; }</text:p>
          </table:table-cell>
          <table:table-cell table:formula="of:=CONCATENATE(&quot;int NonInline&quot;;[.$E635];&quot;(const int x) { return NonInline&quot;;[.$E634];&quot;(x) +  2; }&quot;)" office:value-type="string" office:string-value="int NonInlineYK(const int x) { return NonInlineYJ(x) +  2; }">
            <text:p>int NonInlineYK(const int x) { return NonInlineYJ(x) + <text:s/>2; }</text:p>
          </table:table-cell>
        </table:table-row>
        <table:table-row table:style-name="ro1">
          <table:table-cell table:formula="of:=[.A610]+1" office:value-type="float" office:value="89">
            <text:p>89</text:p>
          </table:table-cell>
          <table:table-cell table:formula="of:=CHAR([.A636])" office:value-type="string" office:string-value="Y">
            <text:p>Y</text:p>
          </table:table-cell>
          <table:table-cell table:formula="of:=[.C610]" office:value-type="float" office:value="76">
            <text:p>76</text:p>
          </table:table-cell>
          <table:table-cell table:formula="of:=CHAR([.C636])" office:value-type="string" office:string-value="L">
            <text:p>L</text:p>
          </table:table-cell>
          <table:table-cell table:formula="of:=CONCATENATE([.B636];[.D636])" office:value-type="string" office:string-value="YL">
            <text:p>YL</text:p>
          </table:table-cell>
          <table:table-cell table:formula="of:=CONCATENATE(&quot;inline int Inline&quot;;[.E636];&quot;(const int x) { return Inline&quot;;[.E635];&quot;(x) +  2; }&quot;)" office:value-type="string" office:string-value="inline int InlineYL(const int x) { return InlineYK(x) +  2; }">
            <text:p>inline int InlineYL(const int x) { return InlineYK(x) + <text:s/>2; }</text:p>
          </table:table-cell>
          <table:table-cell table:formula="of:=CONCATENATE(&quot;int NonInline&quot;;[.$E636];&quot;(const int x) { return NonInline&quot;;[.$E635];&quot;(x) +  2; }&quot;)" office:value-type="string" office:string-value="int NonInlineYL(const int x) { return NonInlineYK(x) +  2; }">
            <text:p>int NonInlineYL(const int x) { return NonInlineYK(x) + <text:s/>2; }</text:p>
          </table:table-cell>
        </table:table-row>
        <table:table-row table:style-name="ro1">
          <table:table-cell table:formula="of:=[.A611]+1" office:value-type="float" office:value="89">
            <text:p>89</text:p>
          </table:table-cell>
          <table:table-cell table:formula="of:=CHAR([.A637])" office:value-type="string" office:string-value="Y">
            <text:p>Y</text:p>
          </table:table-cell>
          <table:table-cell table:formula="of:=[.C611]" office:value-type="float" office:value="77">
            <text:p>77</text:p>
          </table:table-cell>
          <table:table-cell table:formula="of:=CHAR([.C637])" office:value-type="string" office:string-value="M">
            <text:p>M</text:p>
          </table:table-cell>
          <table:table-cell table:formula="of:=CONCATENATE([.B637];[.D637])" office:value-type="string" office:string-value="YM">
            <text:p>YM</text:p>
          </table:table-cell>
          <table:table-cell table:formula="of:=CONCATENATE(&quot;inline int Inline&quot;;[.E637];&quot;(const int x) { return Inline&quot;;[.E636];&quot;(x) +  2; }&quot;)" office:value-type="string" office:string-value="inline int InlineYM(const int x) { return InlineYL(x) +  2; }">
            <text:p>inline int InlineYM(const int x) { return InlineYL(x) + <text:s/>2; }</text:p>
          </table:table-cell>
          <table:table-cell table:formula="of:=CONCATENATE(&quot;int NonInline&quot;;[.$E637];&quot;(const int x) { return NonInline&quot;;[.$E636];&quot;(x) +  2; }&quot;)" office:value-type="string" office:string-value="int NonInlineYM(const int x) { return NonInlineYL(x) +  2; }">
            <text:p>int NonInlineYM(const int x) { return NonInlineYL(x) + <text:s/>2; }</text:p>
          </table:table-cell>
        </table:table-row>
        <table:table-row table:style-name="ro1">
          <table:table-cell table:formula="of:=[.A612]+1" office:value-type="float" office:value="89">
            <text:p>89</text:p>
          </table:table-cell>
          <table:table-cell table:formula="of:=CHAR([.A638])" office:value-type="string" office:string-value="Y">
            <text:p>Y</text:p>
          </table:table-cell>
          <table:table-cell table:formula="of:=[.C612]" office:value-type="float" office:value="78">
            <text:p>78</text:p>
          </table:table-cell>
          <table:table-cell table:formula="of:=CHAR([.C638])" office:value-type="string" office:string-value="N">
            <text:p>N</text:p>
          </table:table-cell>
          <table:table-cell table:formula="of:=CONCATENATE([.B638];[.D638])" office:value-type="string" office:string-value="YN">
            <text:p>YN</text:p>
          </table:table-cell>
          <table:table-cell table:formula="of:=CONCATENATE(&quot;inline int Inline&quot;;[.E638];&quot;(const int x) { return Inline&quot;;[.E637];&quot;(x) +  2; }&quot;)" office:value-type="string" office:string-value="inline int InlineYN(const int x) { return InlineYM(x) +  2; }">
            <text:p>inline int InlineYN(const int x) { return InlineYM(x) + <text:s/>2; }</text:p>
          </table:table-cell>
          <table:table-cell table:formula="of:=CONCATENATE(&quot;int NonInline&quot;;[.$E638];&quot;(const int x) { return NonInline&quot;;[.$E637];&quot;(x) +  2; }&quot;)" office:value-type="string" office:string-value="int NonInlineYN(const int x) { return NonInlineYM(x) +  2; }">
            <text:p>int NonInlineYN(const int x) { return NonInlineYM(x) + <text:s/>2; }</text:p>
          </table:table-cell>
        </table:table-row>
        <table:table-row table:style-name="ro1">
          <table:table-cell table:formula="of:=[.A613]+1" office:value-type="float" office:value="89">
            <text:p>89</text:p>
          </table:table-cell>
          <table:table-cell table:formula="of:=CHAR([.A639])" office:value-type="string" office:string-value="Y">
            <text:p>Y</text:p>
          </table:table-cell>
          <table:table-cell table:formula="of:=[.C613]" office:value-type="float" office:value="79">
            <text:p>79</text:p>
          </table:table-cell>
          <table:table-cell table:formula="of:=CHAR([.C639])" office:value-type="string" office:string-value="O">
            <text:p>O</text:p>
          </table:table-cell>
          <table:table-cell table:formula="of:=CONCATENATE([.B639];[.D639])" office:value-type="string" office:string-value="YO">
            <text:p>YO</text:p>
          </table:table-cell>
          <table:table-cell table:formula="of:=CONCATENATE(&quot;inline int Inline&quot;;[.E639];&quot;(const int x) { return Inline&quot;;[.E638];&quot;(x) +  2; }&quot;)" office:value-type="string" office:string-value="inline int InlineYO(const int x) { return InlineYN(x) +  2; }">
            <text:p>inline int InlineYO(const int x) { return InlineYN(x) + <text:s/>2; }</text:p>
          </table:table-cell>
          <table:table-cell table:formula="of:=CONCATENATE(&quot;int NonInline&quot;;[.$E639];&quot;(const int x) { return NonInline&quot;;[.$E638];&quot;(x) +  2; }&quot;)" office:value-type="string" office:string-value="int NonInlineYO(const int x) { return NonInlineYN(x) +  2; }">
            <text:p>int NonInlineYO(const int x) { return NonInlineYN(x) + <text:s/>2; }</text:p>
          </table:table-cell>
        </table:table-row>
        <table:table-row table:style-name="ro1">
          <table:table-cell table:formula="of:=[.A614]+1" office:value-type="float" office:value="89">
            <text:p>89</text:p>
          </table:table-cell>
          <table:table-cell table:formula="of:=CHAR([.A640])" office:value-type="string" office:string-value="Y">
            <text:p>Y</text:p>
          </table:table-cell>
          <table:table-cell table:formula="of:=[.C614]" office:value-type="float" office:value="80">
            <text:p>80</text:p>
          </table:table-cell>
          <table:table-cell table:formula="of:=CHAR([.C640])" office:value-type="string" office:string-value="P">
            <text:p>P</text:p>
          </table:table-cell>
          <table:table-cell table:formula="of:=CONCATENATE([.B640];[.D640])" office:value-type="string" office:string-value="YP">
            <text:p>YP</text:p>
          </table:table-cell>
          <table:table-cell table:formula="of:=CONCATENATE(&quot;inline int Inline&quot;;[.E640];&quot;(const int x) { return Inline&quot;;[.E639];&quot;(x) +  2; }&quot;)" office:value-type="string" office:string-value="inline int InlineYP(const int x) { return InlineYO(x) +  2; }">
            <text:p>inline int InlineYP(const int x) { return InlineYO(x) + <text:s/>2; }</text:p>
          </table:table-cell>
          <table:table-cell table:formula="of:=CONCATENATE(&quot;int NonInline&quot;;[.$E640];&quot;(const int x) { return NonInline&quot;;[.$E639];&quot;(x) +  2; }&quot;)" office:value-type="string" office:string-value="int NonInlineYP(const int x) { return NonInlineYO(x) +  2; }">
            <text:p>int NonInlineYP(const int x) { return NonInlineYO(x) + <text:s/>2; }</text:p>
          </table:table-cell>
        </table:table-row>
        <table:table-row table:style-name="ro1">
          <table:table-cell table:formula="of:=[.A615]+1" office:value-type="float" office:value="89">
            <text:p>89</text:p>
          </table:table-cell>
          <table:table-cell table:formula="of:=CHAR([.A641])" office:value-type="string" office:string-value="Y">
            <text:p>Y</text:p>
          </table:table-cell>
          <table:table-cell table:formula="of:=[.C615]" office:value-type="float" office:value="81">
            <text:p>81</text:p>
          </table:table-cell>
          <table:table-cell table:formula="of:=CHAR([.C641])" office:value-type="string" office:string-value="Q">
            <text:p>Q</text:p>
          </table:table-cell>
          <table:table-cell table:formula="of:=CONCATENATE([.B641];[.D641])" office:value-type="string" office:string-value="YQ">
            <text:p>YQ</text:p>
          </table:table-cell>
          <table:table-cell table:formula="of:=CONCATENATE(&quot;inline int Inline&quot;;[.E641];&quot;(const int x) { return Inline&quot;;[.E640];&quot;(x) +  2; }&quot;)" office:value-type="string" office:string-value="inline int InlineYQ(const int x) { return InlineYP(x) +  2; }">
            <text:p>inline int InlineYQ(const int x) { return InlineYP(x) + <text:s/>2; }</text:p>
          </table:table-cell>
          <table:table-cell table:formula="of:=CONCATENATE(&quot;int NonInline&quot;;[.$E641];&quot;(const int x) { return NonInline&quot;;[.$E640];&quot;(x) +  2; }&quot;)" office:value-type="string" office:string-value="int NonInlineYQ(const int x) { return NonInlineYP(x) +  2; }">
            <text:p>int NonInlineYQ(const int x) { return NonInlineYP(x) + <text:s/>2; }</text:p>
          </table:table-cell>
        </table:table-row>
        <table:table-row table:style-name="ro1">
          <table:table-cell table:formula="of:=[.A616]+1" office:value-type="float" office:value="89">
            <text:p>89</text:p>
          </table:table-cell>
          <table:table-cell table:formula="of:=CHAR([.A642])" office:value-type="string" office:string-value="Y">
            <text:p>Y</text:p>
          </table:table-cell>
          <table:table-cell table:formula="of:=[.C616]" office:value-type="float" office:value="82">
            <text:p>82</text:p>
          </table:table-cell>
          <table:table-cell table:formula="of:=CHAR([.C642])" office:value-type="string" office:string-value="R">
            <text:p>R</text:p>
          </table:table-cell>
          <table:table-cell table:formula="of:=CONCATENATE([.B642];[.D642])" office:value-type="string" office:string-value="YR">
            <text:p>YR</text:p>
          </table:table-cell>
          <table:table-cell table:formula="of:=CONCATENATE(&quot;inline int Inline&quot;;[.E642];&quot;(const int x) { return Inline&quot;;[.E641];&quot;(x) +  2; }&quot;)" office:value-type="string" office:string-value="inline int InlineYR(const int x) { return InlineYQ(x) +  2; }">
            <text:p>inline int InlineYR(const int x) { return InlineYQ(x) + <text:s/>2; }</text:p>
          </table:table-cell>
          <table:table-cell table:formula="of:=CONCATENATE(&quot;int NonInline&quot;;[.$E642];&quot;(const int x) { return NonInline&quot;;[.$E641];&quot;(x) +  2; }&quot;)" office:value-type="string" office:string-value="int NonInlineYR(const int x) { return NonInlineYQ(x) +  2; }">
            <text:p>int NonInlineYR(const int x) { return NonInlineYQ(x) + <text:s/>2; }</text:p>
          </table:table-cell>
        </table:table-row>
        <table:table-row table:style-name="ro1">
          <table:table-cell table:formula="of:=[.A617]+1" office:value-type="float" office:value="89">
            <text:p>89</text:p>
          </table:table-cell>
          <table:table-cell table:formula="of:=CHAR([.A643])" office:value-type="string" office:string-value="Y">
            <text:p>Y</text:p>
          </table:table-cell>
          <table:table-cell table:formula="of:=[.C617]" office:value-type="float" office:value="83">
            <text:p>83</text:p>
          </table:table-cell>
          <table:table-cell table:formula="of:=CHAR([.C643])" office:value-type="string" office:string-value="S">
            <text:p>S</text:p>
          </table:table-cell>
          <table:table-cell table:formula="of:=CONCATENATE([.B643];[.D643])" office:value-type="string" office:string-value="YS">
            <text:p>YS</text:p>
          </table:table-cell>
          <table:table-cell table:formula="of:=CONCATENATE(&quot;inline int Inline&quot;;[.E643];&quot;(const int x) { return Inline&quot;;[.E642];&quot;(x) +  2; }&quot;)" office:value-type="string" office:string-value="inline int InlineYS(const int x) { return InlineYR(x) +  2; }">
            <text:p>inline int InlineYS(const int x) { return InlineYR(x) + <text:s/>2; }</text:p>
          </table:table-cell>
          <table:table-cell table:formula="of:=CONCATENATE(&quot;int NonInline&quot;;[.$E643];&quot;(const int x) { return NonInline&quot;;[.$E642];&quot;(x) +  2; }&quot;)" office:value-type="string" office:string-value="int NonInlineYS(const int x) { return NonInlineYR(x) +  2; }">
            <text:p>int NonInlineYS(const int x) { return NonInlineYR(x) + <text:s/>2; }</text:p>
          </table:table-cell>
        </table:table-row>
        <table:table-row table:style-name="ro1">
          <table:table-cell table:formula="of:=[.A618]+1" office:value-type="float" office:value="89">
            <text:p>89</text:p>
          </table:table-cell>
          <table:table-cell table:formula="of:=CHAR([.A644])" office:value-type="string" office:string-value="Y">
            <text:p>Y</text:p>
          </table:table-cell>
          <table:table-cell table:formula="of:=[.C618]" office:value-type="float" office:value="84">
            <text:p>84</text:p>
          </table:table-cell>
          <table:table-cell table:formula="of:=CHAR([.C644])" office:value-type="string" office:string-value="T">
            <text:p>T</text:p>
          </table:table-cell>
          <table:table-cell table:formula="of:=CONCATENATE([.B644];[.D644])" office:value-type="string" office:string-value="YT">
            <text:p>YT</text:p>
          </table:table-cell>
          <table:table-cell table:formula="of:=CONCATENATE(&quot;inline int Inline&quot;;[.E644];&quot;(const int x) { return Inline&quot;;[.E643];&quot;(x) +  2; }&quot;)" office:value-type="string" office:string-value="inline int InlineYT(const int x) { return InlineYS(x) +  2; }">
            <text:p>inline int InlineYT(const int x) { return InlineYS(x) + <text:s/>2; }</text:p>
          </table:table-cell>
          <table:table-cell table:formula="of:=CONCATENATE(&quot;int NonInline&quot;;[.$E644];&quot;(const int x) { return NonInline&quot;;[.$E643];&quot;(x) +  2; }&quot;)" office:value-type="string" office:string-value="int NonInlineYT(const int x) { return NonInlineYS(x) +  2; }">
            <text:p>int NonInlineYT(const int x) { return NonInlineYS(x) + <text:s/>2; }</text:p>
          </table:table-cell>
        </table:table-row>
        <table:table-row table:style-name="ro1">
          <table:table-cell table:formula="of:=[.A619]+1" office:value-type="float" office:value="89">
            <text:p>89</text:p>
          </table:table-cell>
          <table:table-cell table:formula="of:=CHAR([.A645])" office:value-type="string" office:string-value="Y">
            <text:p>Y</text:p>
          </table:table-cell>
          <table:table-cell table:formula="of:=[.C619]" office:value-type="float" office:value="85">
            <text:p>85</text:p>
          </table:table-cell>
          <table:table-cell table:formula="of:=CHAR([.C645])" office:value-type="string" office:string-value="U">
            <text:p>U</text:p>
          </table:table-cell>
          <table:table-cell table:formula="of:=CONCATENATE([.B645];[.D645])" office:value-type="string" office:string-value="YU">
            <text:p>YU</text:p>
          </table:table-cell>
          <table:table-cell table:formula="of:=CONCATENATE(&quot;inline int Inline&quot;;[.E645];&quot;(const int x) { return Inline&quot;;[.E644];&quot;(x) +  2; }&quot;)" office:value-type="string" office:string-value="inline int InlineYU(const int x) { return InlineYT(x) +  2; }">
            <text:p>inline int InlineYU(const int x) { return InlineYT(x) + <text:s/>2; }</text:p>
          </table:table-cell>
          <table:table-cell table:formula="of:=CONCATENATE(&quot;int NonInline&quot;;[.$E645];&quot;(const int x) { return NonInline&quot;;[.$E644];&quot;(x) +  2; }&quot;)" office:value-type="string" office:string-value="int NonInlineYU(const int x) { return NonInlineYT(x) +  2; }">
            <text:p>int NonInlineYU(const int x) { return NonInlineYT(x) + <text:s/>2; }</text:p>
          </table:table-cell>
        </table:table-row>
        <table:table-row table:style-name="ro1">
          <table:table-cell table:formula="of:=[.A620]+1" office:value-type="float" office:value="89">
            <text:p>89</text:p>
          </table:table-cell>
          <table:table-cell table:formula="of:=CHAR([.A646])" office:value-type="string" office:string-value="Y">
            <text:p>Y</text:p>
          </table:table-cell>
          <table:table-cell table:formula="of:=[.C620]" office:value-type="float" office:value="86">
            <text:p>86</text:p>
          </table:table-cell>
          <table:table-cell table:formula="of:=CHAR([.C646])" office:value-type="string" office:string-value="V">
            <text:p>V</text:p>
          </table:table-cell>
          <table:table-cell table:formula="of:=CONCATENATE([.B646];[.D646])" office:value-type="string" office:string-value="YV">
            <text:p>YV</text:p>
          </table:table-cell>
          <table:table-cell table:formula="of:=CONCATENATE(&quot;inline int Inline&quot;;[.E646];&quot;(const int x) { return Inline&quot;;[.E645];&quot;(x) +  2; }&quot;)" office:value-type="string" office:string-value="inline int InlineYV(const int x) { return InlineYU(x) +  2; }">
            <text:p>inline int InlineYV(const int x) { return InlineYU(x) + <text:s/>2; }</text:p>
          </table:table-cell>
          <table:table-cell table:formula="of:=CONCATENATE(&quot;int NonInline&quot;;[.$E646];&quot;(const int x) { return NonInline&quot;;[.$E645];&quot;(x) +  2; }&quot;)" office:value-type="string" office:string-value="int NonInlineYV(const int x) { return NonInlineYU(x) +  2; }">
            <text:p>int NonInlineYV(const int x) { return NonInlineYU(x) + <text:s/>2; }</text:p>
          </table:table-cell>
        </table:table-row>
        <table:table-row table:style-name="ro1">
          <table:table-cell table:formula="of:=[.A621]+1" office:value-type="float" office:value="89">
            <text:p>89</text:p>
          </table:table-cell>
          <table:table-cell table:formula="of:=CHAR([.A647])" office:value-type="string" office:string-value="Y">
            <text:p>Y</text:p>
          </table:table-cell>
          <table:table-cell table:formula="of:=[.C621]" office:value-type="float" office:value="87">
            <text:p>87</text:p>
          </table:table-cell>
          <table:table-cell table:formula="of:=CHAR([.C647])" office:value-type="string" office:string-value="W">
            <text:p>W</text:p>
          </table:table-cell>
          <table:table-cell table:formula="of:=CONCATENATE([.B647];[.D647])" office:value-type="string" office:string-value="YW">
            <text:p>YW</text:p>
          </table:table-cell>
          <table:table-cell table:formula="of:=CONCATENATE(&quot;inline int Inline&quot;;[.E647];&quot;(const int x) { return Inline&quot;;[.E646];&quot;(x) +  2; }&quot;)" office:value-type="string" office:string-value="inline int InlineYW(const int x) { return InlineYV(x) +  2; }">
            <text:p>inline int InlineYW(const int x) { return InlineYV(x) + <text:s/>2; }</text:p>
          </table:table-cell>
          <table:table-cell table:formula="of:=CONCATENATE(&quot;int NonInline&quot;;[.$E647];&quot;(const int x) { return NonInline&quot;;[.$E646];&quot;(x) +  2; }&quot;)" office:value-type="string" office:string-value="int NonInlineYW(const int x) { return NonInlineYV(x) +  2; }">
            <text:p>int NonInlineYW(const int x) { return NonInlineYV(x) + <text:s/>2; }</text:p>
          </table:table-cell>
        </table:table-row>
        <table:table-row table:style-name="ro1">
          <table:table-cell table:formula="of:=[.A622]+1" office:value-type="float" office:value="89">
            <text:p>89</text:p>
          </table:table-cell>
          <table:table-cell table:formula="of:=CHAR([.A648])" office:value-type="string" office:string-value="Y">
            <text:p>Y</text:p>
          </table:table-cell>
          <table:table-cell table:formula="of:=[.C622]" office:value-type="float" office:value="88">
            <text:p>88</text:p>
          </table:table-cell>
          <table:table-cell table:formula="of:=CHAR([.C648])" office:value-type="string" office:string-value="X">
            <text:p>X</text:p>
          </table:table-cell>
          <table:table-cell table:formula="of:=CONCATENATE([.B648];[.D648])" office:value-type="string" office:string-value="YX">
            <text:p>YX</text:p>
          </table:table-cell>
          <table:table-cell table:formula="of:=CONCATENATE(&quot;inline int Inline&quot;;[.E648];&quot;(const int x) { return Inline&quot;;[.E647];&quot;(x) +  2; }&quot;)" office:value-type="string" office:string-value="inline int InlineYX(const int x) { return InlineYW(x) +  2; }">
            <text:p>inline int InlineYX(const int x) { return InlineYW(x) + <text:s/>2; }</text:p>
          </table:table-cell>
          <table:table-cell table:formula="of:=CONCATENATE(&quot;int NonInline&quot;;[.$E648];&quot;(const int x) { return NonInline&quot;;[.$E647];&quot;(x) +  2; }&quot;)" office:value-type="string" office:string-value="int NonInlineYX(const int x) { return NonInlineYW(x) +  2; }">
            <text:p>int NonInlineYX(const int x) { return NonInlineYW(x) + <text:s/>2; }</text:p>
          </table:table-cell>
        </table:table-row>
        <table:table-row table:style-name="ro1">
          <table:table-cell table:formula="of:=[.A623]+1" office:value-type="float" office:value="89">
            <text:p>89</text:p>
          </table:table-cell>
          <table:table-cell table:formula="of:=CHAR([.A649])" office:value-type="string" office:string-value="Y">
            <text:p>Y</text:p>
          </table:table-cell>
          <table:table-cell table:formula="of:=[.C623]" office:value-type="float" office:value="89">
            <text:p>89</text:p>
          </table:table-cell>
          <table:table-cell table:formula="of:=CHAR([.C649])" office:value-type="string" office:string-value="Y">
            <text:p>Y</text:p>
          </table:table-cell>
          <table:table-cell table:formula="of:=CONCATENATE([.B649];[.D649])" office:value-type="string" office:string-value="YY">
            <text:p>YY</text:p>
          </table:table-cell>
          <table:table-cell table:formula="of:=CONCATENATE(&quot;inline int Inline&quot;;[.E649];&quot;(const int x) { return Inline&quot;;[.E648];&quot;(x) +  2; }&quot;)" office:value-type="string" office:string-value="inline int InlineYY(const int x) { return InlineYX(x) +  2; }">
            <text:p>inline int InlineYY(const int x) { return InlineYX(x) + <text:s/>2; }</text:p>
          </table:table-cell>
          <table:table-cell table:formula="of:=CONCATENATE(&quot;int NonInline&quot;;[.$E649];&quot;(const int x) { return NonInline&quot;;[.$E648];&quot;(x) +  2; }&quot;)" office:value-type="string" office:string-value="int NonInlineYY(const int x) { return NonInlineYX(x) +  2; }">
            <text:p>int NonInlineYY(const int x) { return NonInlineYX(x) + <text:s/>2; }</text:p>
          </table:table-cell>
        </table:table-row>
        <table:table-row table:style-name="ro1">
          <table:table-cell table:formula="of:=[.A624]+1" office:value-type="float" office:value="89">
            <text:p>89</text:p>
          </table:table-cell>
          <table:table-cell table:formula="of:=CHAR([.A650])" office:value-type="string" office:string-value="Y">
            <text:p>Y</text:p>
          </table:table-cell>
          <table:table-cell table:formula="of:=[.C624]" office:value-type="float" office:value="90">
            <text:p>90</text:p>
          </table:table-cell>
          <table:table-cell table:formula="of:=CHAR([.C650])" office:value-type="string" office:string-value="Z">
            <text:p>Z</text:p>
          </table:table-cell>
          <table:table-cell table:formula="of:=CONCATENATE([.B650];[.D650])" office:value-type="string" office:string-value="YZ">
            <text:p>YZ</text:p>
          </table:table-cell>
          <table:table-cell table:formula="of:=CONCATENATE(&quot;inline int Inline&quot;;[.E650];&quot;(const int x) { return Inline&quot;;[.E649];&quot;(x) +  2; }&quot;)" office:value-type="string" office:string-value="inline int InlineYZ(const int x) { return InlineYY(x) +  2; }">
            <text:p>inline int InlineYZ(const int x) { return InlineYY(x) + <text:s/>2; }</text:p>
          </table:table-cell>
          <table:table-cell table:formula="of:=CONCATENATE(&quot;int NonInline&quot;;[.$E650];&quot;(const int x) { return NonInline&quot;;[.$E649];&quot;(x) +  2; }&quot;)" office:value-type="string" office:string-value="int NonInlineYZ(const int x) { return NonInlineYY(x) +  2; }">
            <text:p>int NonInlineYZ(const int x) { return NonInlineYY(x) + <text:s/>2; }</text:p>
          </table:table-cell>
        </table:table-row>
        <table:table-row table:style-name="ro1">
          <table:table-cell table:formula="of:=[.A625]+1" office:value-type="float" office:value="90">
            <text:p>90</text:p>
          </table:table-cell>
          <table:table-cell table:formula="of:=CHAR([.A651])" office:value-type="string" office:string-value="Z">
            <text:p>Z</text:p>
          </table:table-cell>
          <table:table-cell table:formula="of:=[.C625]" office:value-type="float" office:value="65">
            <text:p>65</text:p>
          </table:table-cell>
          <table:table-cell table:formula="of:=CHAR([.C651])" office:value-type="string" office:string-value="A">
            <text:p>A</text:p>
          </table:table-cell>
          <table:table-cell table:formula="of:=CONCATENATE([.B651];[.D651])" office:value-type="string" office:string-value="ZA">
            <text:p>ZA</text:p>
          </table:table-cell>
          <table:table-cell table:formula="of:=CONCATENATE(&quot;inline int Inline&quot;;[.E651];&quot;(const int x) { return Inline&quot;;[.E650];&quot;(x) +  2; }&quot;)" office:value-type="string" office:string-value="inline int InlineZA(const int x) { return InlineYZ(x) +  2; }">
            <text:p>inline int InlineZA(const int x) { return InlineYZ(x) + <text:s/>2; }</text:p>
          </table:table-cell>
          <table:table-cell table:formula="of:=CONCATENATE(&quot;int NonInline&quot;;[.$E651];&quot;(const int x) { return NonInline&quot;;[.$E650];&quot;(x) +  2; }&quot;)" office:value-type="string" office:string-value="int NonInlineZA(const int x) { return NonInlineYZ(x) +  2; }">
            <text:p>int NonInlineZA(const int x) { return NonInlineYZ(x) + <text:s/>2; }</text:p>
          </table:table-cell>
        </table:table-row>
        <table:table-row table:style-name="ro1">
          <table:table-cell table:formula="of:=[.A626]+1" office:value-type="float" office:value="90">
            <text:p>90</text:p>
          </table:table-cell>
          <table:table-cell table:formula="of:=CHAR([.A652])" office:value-type="string" office:string-value="Z">
            <text:p>Z</text:p>
          </table:table-cell>
          <table:table-cell table:formula="of:=[.C626]" office:value-type="float" office:value="66">
            <text:p>66</text:p>
          </table:table-cell>
          <table:table-cell table:formula="of:=CHAR([.C652])" office:value-type="string" office:string-value="B">
            <text:p>B</text:p>
          </table:table-cell>
          <table:table-cell table:formula="of:=CONCATENATE([.B652];[.D652])" office:value-type="string" office:string-value="ZB">
            <text:p>ZB</text:p>
          </table:table-cell>
          <table:table-cell table:formula="of:=CONCATENATE(&quot;inline int Inline&quot;;[.E652];&quot;(const int x) { return Inline&quot;;[.E651];&quot;(x) +  2; }&quot;)" office:value-type="string" office:string-value="inline int InlineZB(const int x) { return InlineZA(x) +  2; }">
            <text:p>inline int InlineZB(const int x) { return InlineZA(x) + <text:s/>2; }</text:p>
          </table:table-cell>
          <table:table-cell table:formula="of:=CONCATENATE(&quot;int NonInline&quot;;[.$E652];&quot;(const int x) { return NonInline&quot;;[.$E651];&quot;(x) +  2; }&quot;)" office:value-type="string" office:string-value="int NonInlineZB(const int x) { return NonInlineZA(x) +  2; }">
            <text:p>int NonInlineZB(const int x) { return NonInlineZA(x) + <text:s/>2; }</text:p>
          </table:table-cell>
        </table:table-row>
        <table:table-row table:style-name="ro1">
          <table:table-cell table:formula="of:=[.A627]+1" office:value-type="float" office:value="90">
            <text:p>90</text:p>
          </table:table-cell>
          <table:table-cell table:formula="of:=CHAR([.A653])" office:value-type="string" office:string-value="Z">
            <text:p>Z</text:p>
          </table:table-cell>
          <table:table-cell table:formula="of:=[.C627]" office:value-type="float" office:value="67">
            <text:p>67</text:p>
          </table:table-cell>
          <table:table-cell table:formula="of:=CHAR([.C653])" office:value-type="string" office:string-value="C">
            <text:p>C</text:p>
          </table:table-cell>
          <table:table-cell table:formula="of:=CONCATENATE([.B653];[.D653])" office:value-type="string" office:string-value="ZC">
            <text:p>ZC</text:p>
          </table:table-cell>
          <table:table-cell table:formula="of:=CONCATENATE(&quot;inline int Inline&quot;;[.E653];&quot;(const int x) { return Inline&quot;;[.E652];&quot;(x) +  2; }&quot;)" office:value-type="string" office:string-value="inline int InlineZC(const int x) { return InlineZB(x) +  2; }">
            <text:p>inline int InlineZC(const int x) { return InlineZB(x) + <text:s/>2; }</text:p>
          </table:table-cell>
          <table:table-cell table:formula="of:=CONCATENATE(&quot;int NonInline&quot;;[.$E653];&quot;(const int x) { return NonInline&quot;;[.$E652];&quot;(x) +  2; }&quot;)" office:value-type="string" office:string-value="int NonInlineZC(const int x) { return NonInlineZB(x) +  2; }">
            <text:p>int NonInlineZC(const int x) { return NonInlineZB(x) + <text:s/>2; }</text:p>
          </table:table-cell>
        </table:table-row>
        <table:table-row table:style-name="ro1">
          <table:table-cell table:formula="of:=[.A628]+1" office:value-type="float" office:value="90">
            <text:p>90</text:p>
          </table:table-cell>
          <table:table-cell table:formula="of:=CHAR([.A654])" office:value-type="string" office:string-value="Z">
            <text:p>Z</text:p>
          </table:table-cell>
          <table:table-cell table:formula="of:=[.C628]" office:value-type="float" office:value="68">
            <text:p>68</text:p>
          </table:table-cell>
          <table:table-cell table:formula="of:=CHAR([.C654])" office:value-type="string" office:string-value="D">
            <text:p>D</text:p>
          </table:table-cell>
          <table:table-cell table:formula="of:=CONCATENATE([.B654];[.D654])" office:value-type="string" office:string-value="ZD">
            <text:p>ZD</text:p>
          </table:table-cell>
          <table:table-cell table:formula="of:=CONCATENATE(&quot;inline int Inline&quot;;[.E654];&quot;(const int x) { return Inline&quot;;[.E653];&quot;(x) +  2; }&quot;)" office:value-type="string" office:string-value="inline int InlineZD(const int x) { return InlineZC(x) +  2; }">
            <text:p>inline int InlineZD(const int x) { return InlineZC(x) + <text:s/>2; }</text:p>
          </table:table-cell>
          <table:table-cell table:formula="of:=CONCATENATE(&quot;int NonInline&quot;;[.$E654];&quot;(const int x) { return NonInline&quot;;[.$E653];&quot;(x) +  2; }&quot;)" office:value-type="string" office:string-value="int NonInlineZD(const int x) { return NonInlineZC(x) +  2; }">
            <text:p>int NonInlineZD(const int x) { return NonInlineZC(x) + <text:s/>2; }</text:p>
          </table:table-cell>
        </table:table-row>
        <table:table-row table:style-name="ro1">
          <table:table-cell table:formula="of:=[.A629]+1" office:value-type="float" office:value="90">
            <text:p>90</text:p>
          </table:table-cell>
          <table:table-cell table:formula="of:=CHAR([.A655])" office:value-type="string" office:string-value="Z">
            <text:p>Z</text:p>
          </table:table-cell>
          <table:table-cell table:formula="of:=[.C629]" office:value-type="float" office:value="69">
            <text:p>69</text:p>
          </table:table-cell>
          <table:table-cell table:formula="of:=CHAR([.C655])" office:value-type="string" office:string-value="E">
            <text:p>E</text:p>
          </table:table-cell>
          <table:table-cell table:formula="of:=CONCATENATE([.B655];[.D655])" office:value-type="string" office:string-value="ZE">
            <text:p>ZE</text:p>
          </table:table-cell>
          <table:table-cell table:formula="of:=CONCATENATE(&quot;inline int Inline&quot;;[.E655];&quot;(const int x) { return Inline&quot;;[.E654];&quot;(x) +  2; }&quot;)" office:value-type="string" office:string-value="inline int InlineZE(const int x) { return InlineZD(x) +  2; }">
            <text:p>inline int InlineZE(const int x) { return InlineZD(x) + <text:s/>2; }</text:p>
          </table:table-cell>
          <table:table-cell table:formula="of:=CONCATENATE(&quot;int NonInline&quot;;[.$E655];&quot;(const int x) { return NonInline&quot;;[.$E654];&quot;(x) +  2; }&quot;)" office:value-type="string" office:string-value="int NonInlineZE(const int x) { return NonInlineZD(x) +  2; }">
            <text:p>int NonInlineZE(const int x) { return NonInlineZD(x) + <text:s/>2; }</text:p>
          </table:table-cell>
        </table:table-row>
        <table:table-row table:style-name="ro1">
          <table:table-cell table:formula="of:=[.A630]+1" office:value-type="float" office:value="90">
            <text:p>90</text:p>
          </table:table-cell>
          <table:table-cell table:formula="of:=CHAR([.A656])" office:value-type="string" office:string-value="Z">
            <text:p>Z</text:p>
          </table:table-cell>
          <table:table-cell table:formula="of:=[.C630]" office:value-type="float" office:value="70">
            <text:p>70</text:p>
          </table:table-cell>
          <table:table-cell table:formula="of:=CHAR([.C656])" office:value-type="string" office:string-value="F">
            <text:p>F</text:p>
          </table:table-cell>
          <table:table-cell table:formula="of:=CONCATENATE([.B656];[.D656])" office:value-type="string" office:string-value="ZF">
            <text:p>ZF</text:p>
          </table:table-cell>
          <table:table-cell table:formula="of:=CONCATENATE(&quot;inline int Inline&quot;;[.E656];&quot;(const int x) { return Inline&quot;;[.E655];&quot;(x) +  2; }&quot;)" office:value-type="string" office:string-value="inline int InlineZF(const int x) { return InlineZE(x) +  2; }">
            <text:p>inline int InlineZF(const int x) { return InlineZE(x) + <text:s/>2; }</text:p>
          </table:table-cell>
          <table:table-cell table:formula="of:=CONCATENATE(&quot;int NonInline&quot;;[.$E656];&quot;(const int x) { return NonInline&quot;;[.$E655];&quot;(x) +  2; }&quot;)" office:value-type="string" office:string-value="int NonInlineZF(const int x) { return NonInlineZE(x) +  2; }">
            <text:p>int NonInlineZF(const int x) { return NonInlineZE(x) + <text:s/>2; }</text:p>
          </table:table-cell>
        </table:table-row>
        <table:table-row table:style-name="ro1">
          <table:table-cell table:formula="of:=[.A631]+1" office:value-type="float" office:value="90">
            <text:p>90</text:p>
          </table:table-cell>
          <table:table-cell table:formula="of:=CHAR([.A657])" office:value-type="string" office:string-value="Z">
            <text:p>Z</text:p>
          </table:table-cell>
          <table:table-cell table:formula="of:=[.C631]" office:value-type="float" office:value="71">
            <text:p>71</text:p>
          </table:table-cell>
          <table:table-cell table:formula="of:=CHAR([.C657])" office:value-type="string" office:string-value="G">
            <text:p>G</text:p>
          </table:table-cell>
          <table:table-cell table:formula="of:=CONCATENATE([.B657];[.D657])" office:value-type="string" office:string-value="ZG">
            <text:p>ZG</text:p>
          </table:table-cell>
          <table:table-cell table:formula="of:=CONCATENATE(&quot;inline int Inline&quot;;[.E657];&quot;(const int x) { return Inline&quot;;[.E656];&quot;(x) +  2; }&quot;)" office:value-type="string" office:string-value="inline int InlineZG(const int x) { return InlineZF(x) +  2; }">
            <text:p>inline int InlineZG(const int x) { return InlineZF(x) + <text:s/>2; }</text:p>
          </table:table-cell>
          <table:table-cell table:formula="of:=CONCATENATE(&quot;int NonInline&quot;;[.$E657];&quot;(const int x) { return NonInline&quot;;[.$E656];&quot;(x) +  2; }&quot;)" office:value-type="string" office:string-value="int NonInlineZG(const int x) { return NonInlineZF(x) +  2; }">
            <text:p>int NonInlineZG(const int x) { return NonInlineZF(x) + <text:s/>2; }</text:p>
          </table:table-cell>
        </table:table-row>
        <table:table-row table:style-name="ro1">
          <table:table-cell table:formula="of:=[.A632]+1" office:value-type="float" office:value="90">
            <text:p>90</text:p>
          </table:table-cell>
          <table:table-cell table:formula="of:=CHAR([.A658])" office:value-type="string" office:string-value="Z">
            <text:p>Z</text:p>
          </table:table-cell>
          <table:table-cell table:formula="of:=[.C632]" office:value-type="float" office:value="72">
            <text:p>72</text:p>
          </table:table-cell>
          <table:table-cell table:formula="of:=CHAR([.C658])" office:value-type="string" office:string-value="H">
            <text:p>H</text:p>
          </table:table-cell>
          <table:table-cell table:formula="of:=CONCATENATE([.B658];[.D658])" office:value-type="string" office:string-value="ZH">
            <text:p>ZH</text:p>
          </table:table-cell>
          <table:table-cell table:formula="of:=CONCATENATE(&quot;inline int Inline&quot;;[.E658];&quot;(const int x) { return Inline&quot;;[.E657];&quot;(x) +  2; }&quot;)" office:value-type="string" office:string-value="inline int InlineZH(const int x) { return InlineZG(x) +  2; }">
            <text:p>inline int InlineZH(const int x) { return InlineZG(x) + <text:s/>2; }</text:p>
          </table:table-cell>
          <table:table-cell table:formula="of:=CONCATENATE(&quot;int NonInline&quot;;[.$E658];&quot;(const int x) { return NonInline&quot;;[.$E657];&quot;(x) +  2; }&quot;)" office:value-type="string" office:string-value="int NonInlineZH(const int x) { return NonInlineZG(x) +  2; }">
            <text:p>int NonInlineZH(const int x) { return NonInlineZG(x) + <text:s/>2; }</text:p>
          </table:table-cell>
        </table:table-row>
        <table:table-row table:style-name="ro1">
          <table:table-cell table:formula="of:=[.A633]+1" office:value-type="float" office:value="90">
            <text:p>90</text:p>
          </table:table-cell>
          <table:table-cell table:formula="of:=CHAR([.A659])" office:value-type="string" office:string-value="Z">
            <text:p>Z</text:p>
          </table:table-cell>
          <table:table-cell table:formula="of:=[.C633]" office:value-type="float" office:value="73">
            <text:p>73</text:p>
          </table:table-cell>
          <table:table-cell table:formula="of:=CHAR([.C659])" office:value-type="string" office:string-value="I">
            <text:p>I</text:p>
          </table:table-cell>
          <table:table-cell table:formula="of:=CONCATENATE([.B659];[.D659])" office:value-type="string" office:string-value="ZI">
            <text:p>ZI</text:p>
          </table:table-cell>
          <table:table-cell table:formula="of:=CONCATENATE(&quot;inline int Inline&quot;;[.E659];&quot;(const int x) { return Inline&quot;;[.E658];&quot;(x) +  2; }&quot;)" office:value-type="string" office:string-value="inline int InlineZI(const int x) { return InlineZH(x) +  2; }">
            <text:p>inline int InlineZI(const int x) { return InlineZH(x) + <text:s/>2; }</text:p>
          </table:table-cell>
          <table:table-cell table:formula="of:=CONCATENATE(&quot;int NonInline&quot;;[.$E659];&quot;(const int x) { return NonInline&quot;;[.$E658];&quot;(x) +  2; }&quot;)" office:value-type="string" office:string-value="int NonInlineZI(const int x) { return NonInlineZH(x) +  2; }">
            <text:p>int NonInlineZI(const int x) { return NonInlineZH(x) + <text:s/>2; }</text:p>
          </table:table-cell>
        </table:table-row>
        <table:table-row table:style-name="ro1">
          <table:table-cell table:formula="of:=[.A634]+1" office:value-type="float" office:value="90">
            <text:p>90</text:p>
          </table:table-cell>
          <table:table-cell table:formula="of:=CHAR([.A660])" office:value-type="string" office:string-value="Z">
            <text:p>Z</text:p>
          </table:table-cell>
          <table:table-cell table:formula="of:=[.C634]" office:value-type="float" office:value="74">
            <text:p>74</text:p>
          </table:table-cell>
          <table:table-cell table:formula="of:=CHAR([.C660])" office:value-type="string" office:string-value="J">
            <text:p>J</text:p>
          </table:table-cell>
          <table:table-cell table:formula="of:=CONCATENATE([.B660];[.D660])" office:value-type="string" office:string-value="ZJ">
            <text:p>ZJ</text:p>
          </table:table-cell>
          <table:table-cell table:formula="of:=CONCATENATE(&quot;inline int Inline&quot;;[.E660];&quot;(const int x) { return Inline&quot;;[.E659];&quot;(x) +  2; }&quot;)" office:value-type="string" office:string-value="inline int InlineZJ(const int x) { return InlineZI(x) +  2; }">
            <text:p>inline int InlineZJ(const int x) { return InlineZI(x) + <text:s/>2; }</text:p>
          </table:table-cell>
          <table:table-cell table:formula="of:=CONCATENATE(&quot;int NonInline&quot;;[.$E660];&quot;(const int x) { return NonInline&quot;;[.$E659];&quot;(x) +  2; }&quot;)" office:value-type="string" office:string-value="int NonInlineZJ(const int x) { return NonInlineZI(x) +  2; }">
            <text:p>int NonInlineZJ(const int x) { return NonInlineZI(x) + <text:s/>2; }</text:p>
          </table:table-cell>
        </table:table-row>
        <table:table-row table:style-name="ro1">
          <table:table-cell table:formula="of:=[.A635]+1" office:value-type="float" office:value="90">
            <text:p>90</text:p>
          </table:table-cell>
          <table:table-cell table:formula="of:=CHAR([.A661])" office:value-type="string" office:string-value="Z">
            <text:p>Z</text:p>
          </table:table-cell>
          <table:table-cell table:formula="of:=[.C635]" office:value-type="float" office:value="75">
            <text:p>75</text:p>
          </table:table-cell>
          <table:table-cell table:formula="of:=CHAR([.C661])" office:value-type="string" office:string-value="K">
            <text:p>K</text:p>
          </table:table-cell>
          <table:table-cell table:formula="of:=CONCATENATE([.B661];[.D661])" office:value-type="string" office:string-value="ZK">
            <text:p>ZK</text:p>
          </table:table-cell>
          <table:table-cell table:formula="of:=CONCATENATE(&quot;inline int Inline&quot;;[.E661];&quot;(const int x) { return Inline&quot;;[.E660];&quot;(x) +  2; }&quot;)" office:value-type="string" office:string-value="inline int InlineZK(const int x) { return InlineZJ(x) +  2; }">
            <text:p>inline int InlineZK(const int x) { return InlineZJ(x) + <text:s/>2; }</text:p>
          </table:table-cell>
          <table:table-cell table:formula="of:=CONCATENATE(&quot;int NonInline&quot;;[.$E661];&quot;(const int x) { return NonInline&quot;;[.$E660];&quot;(x) +  2; }&quot;)" office:value-type="string" office:string-value="int NonInlineZK(const int x) { return NonInlineZJ(x) +  2; }">
            <text:p>int NonInlineZK(const int x) { return NonInlineZJ(x) + <text:s/>2; }</text:p>
          </table:table-cell>
        </table:table-row>
        <table:table-row table:style-name="ro1">
          <table:table-cell table:formula="of:=[.A636]+1" office:value-type="float" office:value="90">
            <text:p>90</text:p>
          </table:table-cell>
          <table:table-cell table:formula="of:=CHAR([.A662])" office:value-type="string" office:string-value="Z">
            <text:p>Z</text:p>
          </table:table-cell>
          <table:table-cell table:formula="of:=[.C636]" office:value-type="float" office:value="76">
            <text:p>76</text:p>
          </table:table-cell>
          <table:table-cell table:formula="of:=CHAR([.C662])" office:value-type="string" office:string-value="L">
            <text:p>L</text:p>
          </table:table-cell>
          <table:table-cell table:formula="of:=CONCATENATE([.B662];[.D662])" office:value-type="string" office:string-value="ZL">
            <text:p>ZL</text:p>
          </table:table-cell>
          <table:table-cell table:formula="of:=CONCATENATE(&quot;inline int Inline&quot;;[.E662];&quot;(const int x) { return Inline&quot;;[.E661];&quot;(x) +  2; }&quot;)" office:value-type="string" office:string-value="inline int InlineZL(const int x) { return InlineZK(x) +  2; }">
            <text:p>inline int InlineZL(const int x) { return InlineZK(x) + <text:s/>2; }</text:p>
          </table:table-cell>
          <table:table-cell table:formula="of:=CONCATENATE(&quot;int NonInline&quot;;[.$E662];&quot;(const int x) { return NonInline&quot;;[.$E661];&quot;(x) +  2; }&quot;)" office:value-type="string" office:string-value="int NonInlineZL(const int x) { return NonInlineZK(x) +  2; }">
            <text:p>int NonInlineZL(const int x) { return NonInlineZK(x) + <text:s/>2; }</text:p>
          </table:table-cell>
        </table:table-row>
        <table:table-row table:style-name="ro1">
          <table:table-cell table:formula="of:=[.A637]+1" office:value-type="float" office:value="90">
            <text:p>90</text:p>
          </table:table-cell>
          <table:table-cell table:formula="of:=CHAR([.A663])" office:value-type="string" office:string-value="Z">
            <text:p>Z</text:p>
          </table:table-cell>
          <table:table-cell table:formula="of:=[.C637]" office:value-type="float" office:value="77">
            <text:p>77</text:p>
          </table:table-cell>
          <table:table-cell table:formula="of:=CHAR([.C663])" office:value-type="string" office:string-value="M">
            <text:p>M</text:p>
          </table:table-cell>
          <table:table-cell table:formula="of:=CONCATENATE([.B663];[.D663])" office:value-type="string" office:string-value="ZM">
            <text:p>ZM</text:p>
          </table:table-cell>
          <table:table-cell table:formula="of:=CONCATENATE(&quot;inline int Inline&quot;;[.E663];&quot;(const int x) { return Inline&quot;;[.E662];&quot;(x) +  2; }&quot;)" office:value-type="string" office:string-value="inline int InlineZM(const int x) { return InlineZL(x) +  2; }">
            <text:p>inline int InlineZM(const int x) { return InlineZL(x) + <text:s/>2; }</text:p>
          </table:table-cell>
          <table:table-cell table:formula="of:=CONCATENATE(&quot;int NonInline&quot;;[.$E663];&quot;(const int x) { return NonInline&quot;;[.$E662];&quot;(x) +  2; }&quot;)" office:value-type="string" office:string-value="int NonInlineZM(const int x) { return NonInlineZL(x) +  2; }">
            <text:p>int NonInlineZM(const int x) { return NonInlineZL(x) + <text:s/>2; }</text:p>
          </table:table-cell>
        </table:table-row>
        <table:table-row table:style-name="ro1">
          <table:table-cell table:formula="of:=[.A638]+1" office:value-type="float" office:value="90">
            <text:p>90</text:p>
          </table:table-cell>
          <table:table-cell table:formula="of:=CHAR([.A664])" office:value-type="string" office:string-value="Z">
            <text:p>Z</text:p>
          </table:table-cell>
          <table:table-cell table:formula="of:=[.C638]" office:value-type="float" office:value="78">
            <text:p>78</text:p>
          </table:table-cell>
          <table:table-cell table:formula="of:=CHAR([.C664])" office:value-type="string" office:string-value="N">
            <text:p>N</text:p>
          </table:table-cell>
          <table:table-cell table:formula="of:=CONCATENATE([.B664];[.D664])" office:value-type="string" office:string-value="ZN">
            <text:p>ZN</text:p>
          </table:table-cell>
          <table:table-cell table:formula="of:=CONCATENATE(&quot;inline int Inline&quot;;[.E664];&quot;(const int x) { return Inline&quot;;[.E663];&quot;(x) +  2; }&quot;)" office:value-type="string" office:string-value="inline int InlineZN(const int x) { return InlineZM(x) +  2; }">
            <text:p>inline int InlineZN(const int x) { return InlineZM(x) + <text:s/>2; }</text:p>
          </table:table-cell>
          <table:table-cell table:formula="of:=CONCATENATE(&quot;int NonInline&quot;;[.$E664];&quot;(const int x) { return NonInline&quot;;[.$E663];&quot;(x) +  2; }&quot;)" office:value-type="string" office:string-value="int NonInlineZN(const int x) { return NonInlineZM(x) +  2; }">
            <text:p>int NonInlineZN(const int x) { return NonInlineZM(x) + <text:s/>2; }</text:p>
          </table:table-cell>
        </table:table-row>
        <table:table-row table:style-name="ro1">
          <table:table-cell table:formula="of:=[.A639]+1" office:value-type="float" office:value="90">
            <text:p>90</text:p>
          </table:table-cell>
          <table:table-cell table:formula="of:=CHAR([.A665])" office:value-type="string" office:string-value="Z">
            <text:p>Z</text:p>
          </table:table-cell>
          <table:table-cell table:formula="of:=[.C639]" office:value-type="float" office:value="79">
            <text:p>79</text:p>
          </table:table-cell>
          <table:table-cell table:formula="of:=CHAR([.C665])" office:value-type="string" office:string-value="O">
            <text:p>O</text:p>
          </table:table-cell>
          <table:table-cell table:formula="of:=CONCATENATE([.B665];[.D665])" office:value-type="string" office:string-value="ZO">
            <text:p>ZO</text:p>
          </table:table-cell>
          <table:table-cell table:formula="of:=CONCATENATE(&quot;inline int Inline&quot;;[.E665];&quot;(const int x) { return Inline&quot;;[.E664];&quot;(x) +  2; }&quot;)" office:value-type="string" office:string-value="inline int InlineZO(const int x) { return InlineZN(x) +  2; }">
            <text:p>inline int InlineZO(const int x) { return InlineZN(x) + <text:s/>2; }</text:p>
          </table:table-cell>
          <table:table-cell table:formula="of:=CONCATENATE(&quot;int NonInline&quot;;[.$E665];&quot;(const int x) { return NonInline&quot;;[.$E664];&quot;(x) +  2; }&quot;)" office:value-type="string" office:string-value="int NonInlineZO(const int x) { return NonInlineZN(x) +  2; }">
            <text:p>int NonInlineZO(const int x) { return NonInlineZN(x) + <text:s/>2; }</text:p>
          </table:table-cell>
        </table:table-row>
        <table:table-row table:style-name="ro1">
          <table:table-cell table:formula="of:=[.A640]+1" office:value-type="float" office:value="90">
            <text:p>90</text:p>
          </table:table-cell>
          <table:table-cell table:formula="of:=CHAR([.A666])" office:value-type="string" office:string-value="Z">
            <text:p>Z</text:p>
          </table:table-cell>
          <table:table-cell table:formula="of:=[.C640]" office:value-type="float" office:value="80">
            <text:p>80</text:p>
          </table:table-cell>
          <table:table-cell table:formula="of:=CHAR([.C666])" office:value-type="string" office:string-value="P">
            <text:p>P</text:p>
          </table:table-cell>
          <table:table-cell table:formula="of:=CONCATENATE([.B666];[.D666])" office:value-type="string" office:string-value="ZP">
            <text:p>ZP</text:p>
          </table:table-cell>
          <table:table-cell table:formula="of:=CONCATENATE(&quot;inline int Inline&quot;;[.E666];&quot;(const int x) { return Inline&quot;;[.E665];&quot;(x) +  2; }&quot;)" office:value-type="string" office:string-value="inline int InlineZP(const int x) { return InlineZO(x) +  2; }">
            <text:p>inline int InlineZP(const int x) { return InlineZO(x) + <text:s/>2; }</text:p>
          </table:table-cell>
          <table:table-cell table:formula="of:=CONCATENATE(&quot;int NonInline&quot;;[.$E666];&quot;(const int x) { return NonInline&quot;;[.$E665];&quot;(x) +  2; }&quot;)" office:value-type="string" office:string-value="int NonInlineZP(const int x) { return NonInlineZO(x) +  2; }">
            <text:p>int NonInlineZP(const int x) { return NonInlineZO(x) + <text:s/>2; }</text:p>
          </table:table-cell>
        </table:table-row>
        <table:table-row table:style-name="ro1">
          <table:table-cell table:formula="of:=[.A641]+1" office:value-type="float" office:value="90">
            <text:p>90</text:p>
          </table:table-cell>
          <table:table-cell table:formula="of:=CHAR([.A667])" office:value-type="string" office:string-value="Z">
            <text:p>Z</text:p>
          </table:table-cell>
          <table:table-cell table:formula="of:=[.C641]" office:value-type="float" office:value="81">
            <text:p>81</text:p>
          </table:table-cell>
          <table:table-cell table:formula="of:=CHAR([.C667])" office:value-type="string" office:string-value="Q">
            <text:p>Q</text:p>
          </table:table-cell>
          <table:table-cell table:formula="of:=CONCATENATE([.B667];[.D667])" office:value-type="string" office:string-value="ZQ">
            <text:p>ZQ</text:p>
          </table:table-cell>
          <table:table-cell table:formula="of:=CONCATENATE(&quot;inline int Inline&quot;;[.E667];&quot;(const int x) { return Inline&quot;;[.E666];&quot;(x) +  2; }&quot;)" office:value-type="string" office:string-value="inline int InlineZQ(const int x) { return InlineZP(x) +  2; }">
            <text:p>inline int InlineZQ(const int x) { return InlineZP(x) + <text:s/>2; }</text:p>
          </table:table-cell>
          <table:table-cell table:formula="of:=CONCATENATE(&quot;int NonInline&quot;;[.$E667];&quot;(const int x) { return NonInline&quot;;[.$E666];&quot;(x) +  2; }&quot;)" office:value-type="string" office:string-value="int NonInlineZQ(const int x) { return NonInlineZP(x) +  2; }">
            <text:p>int NonInlineZQ(const int x) { return NonInlineZP(x) + <text:s/>2; }</text:p>
          </table:table-cell>
        </table:table-row>
        <table:table-row table:style-name="ro1">
          <table:table-cell table:formula="of:=[.A642]+1" office:value-type="float" office:value="90">
            <text:p>90</text:p>
          </table:table-cell>
          <table:table-cell table:formula="of:=CHAR([.A668])" office:value-type="string" office:string-value="Z">
            <text:p>Z</text:p>
          </table:table-cell>
          <table:table-cell table:formula="of:=[.C642]" office:value-type="float" office:value="82">
            <text:p>82</text:p>
          </table:table-cell>
          <table:table-cell table:formula="of:=CHAR([.C668])" office:value-type="string" office:string-value="R">
            <text:p>R</text:p>
          </table:table-cell>
          <table:table-cell table:formula="of:=CONCATENATE([.B668];[.D668])" office:value-type="string" office:string-value="ZR">
            <text:p>ZR</text:p>
          </table:table-cell>
          <table:table-cell table:formula="of:=CONCATENATE(&quot;inline int Inline&quot;;[.E668];&quot;(const int x) { return Inline&quot;;[.E667];&quot;(x) +  2; }&quot;)" office:value-type="string" office:string-value="inline int InlineZR(const int x) { return InlineZQ(x) +  2; }">
            <text:p>inline int InlineZR(const int x) { return InlineZQ(x) + <text:s/>2; }</text:p>
          </table:table-cell>
          <table:table-cell table:formula="of:=CONCATENATE(&quot;int NonInline&quot;;[.$E668];&quot;(const int x) { return NonInline&quot;;[.$E667];&quot;(x) +  2; }&quot;)" office:value-type="string" office:string-value="int NonInlineZR(const int x) { return NonInlineZQ(x) +  2; }">
            <text:p>int NonInlineZR(const int x) { return NonInlineZQ(x) + <text:s/>2; }</text:p>
          </table:table-cell>
        </table:table-row>
        <table:table-row table:style-name="ro1">
          <table:table-cell table:formula="of:=[.A643]+1" office:value-type="float" office:value="90">
            <text:p>90</text:p>
          </table:table-cell>
          <table:table-cell table:formula="of:=CHAR([.A669])" office:value-type="string" office:string-value="Z">
            <text:p>Z</text:p>
          </table:table-cell>
          <table:table-cell table:formula="of:=[.C643]" office:value-type="float" office:value="83">
            <text:p>83</text:p>
          </table:table-cell>
          <table:table-cell table:formula="of:=CHAR([.C669])" office:value-type="string" office:string-value="S">
            <text:p>S</text:p>
          </table:table-cell>
          <table:table-cell table:formula="of:=CONCATENATE([.B669];[.D669])" office:value-type="string" office:string-value="ZS">
            <text:p>ZS</text:p>
          </table:table-cell>
          <table:table-cell table:formula="of:=CONCATENATE(&quot;inline int Inline&quot;;[.E669];&quot;(const int x) { return Inline&quot;;[.E668];&quot;(x) +  2; }&quot;)" office:value-type="string" office:string-value="inline int InlineZS(const int x) { return InlineZR(x) +  2; }">
            <text:p>inline int InlineZS(const int x) { return InlineZR(x) + <text:s/>2; }</text:p>
          </table:table-cell>
          <table:table-cell table:formula="of:=CONCATENATE(&quot;int NonInline&quot;;[.$E669];&quot;(const int x) { return NonInline&quot;;[.$E668];&quot;(x) +  2; }&quot;)" office:value-type="string" office:string-value="int NonInlineZS(const int x) { return NonInlineZR(x) +  2; }">
            <text:p>int NonInlineZS(const int x) { return NonInlineZR(x) + <text:s/>2; }</text:p>
          </table:table-cell>
        </table:table-row>
        <table:table-row table:style-name="ro1">
          <table:table-cell table:formula="of:=[.A644]+1" office:value-type="float" office:value="90">
            <text:p>90</text:p>
          </table:table-cell>
          <table:table-cell table:formula="of:=CHAR([.A670])" office:value-type="string" office:string-value="Z">
            <text:p>Z</text:p>
          </table:table-cell>
          <table:table-cell table:formula="of:=[.C644]" office:value-type="float" office:value="84">
            <text:p>84</text:p>
          </table:table-cell>
          <table:table-cell table:formula="of:=CHAR([.C670])" office:value-type="string" office:string-value="T">
            <text:p>T</text:p>
          </table:table-cell>
          <table:table-cell table:formula="of:=CONCATENATE([.B670];[.D670])" office:value-type="string" office:string-value="ZT">
            <text:p>ZT</text:p>
          </table:table-cell>
          <table:table-cell table:formula="of:=CONCATENATE(&quot;inline int Inline&quot;;[.E670];&quot;(const int x) { return Inline&quot;;[.E669];&quot;(x) +  2; }&quot;)" office:value-type="string" office:string-value="inline int InlineZT(const int x) { return InlineZS(x) +  2; }">
            <text:p>inline int InlineZT(const int x) { return InlineZS(x) + <text:s/>2; }</text:p>
          </table:table-cell>
          <table:table-cell table:formula="of:=CONCATENATE(&quot;int NonInline&quot;;[.$E670];&quot;(const int x) { return NonInline&quot;;[.$E669];&quot;(x) +  2; }&quot;)" office:value-type="string" office:string-value="int NonInlineZT(const int x) { return NonInlineZS(x) +  2; }">
            <text:p>int NonInlineZT(const int x) { return NonInlineZS(x) + <text:s/>2; }</text:p>
          </table:table-cell>
        </table:table-row>
        <table:table-row table:style-name="ro1">
          <table:table-cell table:formula="of:=[.A645]+1" office:value-type="float" office:value="90">
            <text:p>90</text:p>
          </table:table-cell>
          <table:table-cell table:formula="of:=CHAR([.A671])" office:value-type="string" office:string-value="Z">
            <text:p>Z</text:p>
          </table:table-cell>
          <table:table-cell table:formula="of:=[.C645]" office:value-type="float" office:value="85">
            <text:p>85</text:p>
          </table:table-cell>
          <table:table-cell table:formula="of:=CHAR([.C671])" office:value-type="string" office:string-value="U">
            <text:p>U</text:p>
          </table:table-cell>
          <table:table-cell table:formula="of:=CONCATENATE([.B671];[.D671])" office:value-type="string" office:string-value="ZU">
            <text:p>ZU</text:p>
          </table:table-cell>
          <table:table-cell table:formula="of:=CONCATENATE(&quot;inline int Inline&quot;;[.E671];&quot;(const int x) { return Inline&quot;;[.E670];&quot;(x) +  2; }&quot;)" office:value-type="string" office:string-value="inline int InlineZU(const int x) { return InlineZT(x) +  2; }">
            <text:p>inline int InlineZU(const int x) { return InlineZT(x) + <text:s/>2; }</text:p>
          </table:table-cell>
          <table:table-cell table:formula="of:=CONCATENATE(&quot;int NonInline&quot;;[.$E671];&quot;(const int x) { return NonInline&quot;;[.$E670];&quot;(x) +  2; }&quot;)" office:value-type="string" office:string-value="int NonInlineZU(const int x) { return NonInlineZT(x) +  2; }">
            <text:p>int NonInlineZU(const int x) { return NonInlineZT(x) + <text:s/>2; }</text:p>
          </table:table-cell>
        </table:table-row>
        <table:table-row table:style-name="ro1">
          <table:table-cell table:formula="of:=[.A646]+1" office:value-type="float" office:value="90">
            <text:p>90</text:p>
          </table:table-cell>
          <table:table-cell table:formula="of:=CHAR([.A672])" office:value-type="string" office:string-value="Z">
            <text:p>Z</text:p>
          </table:table-cell>
          <table:table-cell table:formula="of:=[.C646]" office:value-type="float" office:value="86">
            <text:p>86</text:p>
          </table:table-cell>
          <table:table-cell table:formula="of:=CHAR([.C672])" office:value-type="string" office:string-value="V">
            <text:p>V</text:p>
          </table:table-cell>
          <table:table-cell table:formula="of:=CONCATENATE([.B672];[.D672])" office:value-type="string" office:string-value="ZV">
            <text:p>ZV</text:p>
          </table:table-cell>
          <table:table-cell table:formula="of:=CONCATENATE(&quot;inline int Inline&quot;;[.E672];&quot;(const int x) { return Inline&quot;;[.E671];&quot;(x) +  2; }&quot;)" office:value-type="string" office:string-value="inline int InlineZV(const int x) { return InlineZU(x) +  2; }">
            <text:p>inline int InlineZV(const int x) { return InlineZU(x) + <text:s/>2; }</text:p>
          </table:table-cell>
          <table:table-cell table:formula="of:=CONCATENATE(&quot;int NonInline&quot;;[.$E672];&quot;(const int x) { return NonInline&quot;;[.$E671];&quot;(x) +  2; }&quot;)" office:value-type="string" office:string-value="int NonInlineZV(const int x) { return NonInlineZU(x) +  2; }">
            <text:p>int NonInlineZV(const int x) { return NonInlineZU(x) + <text:s/>2; }</text:p>
          </table:table-cell>
        </table:table-row>
        <table:table-row table:style-name="ro1">
          <table:table-cell table:formula="of:=[.A647]+1" office:value-type="float" office:value="90">
            <text:p>90</text:p>
          </table:table-cell>
          <table:table-cell table:formula="of:=CHAR([.A673])" office:value-type="string" office:string-value="Z">
            <text:p>Z</text:p>
          </table:table-cell>
          <table:table-cell table:formula="of:=[.C647]" office:value-type="float" office:value="87">
            <text:p>87</text:p>
          </table:table-cell>
          <table:table-cell table:formula="of:=CHAR([.C673])" office:value-type="string" office:string-value="W">
            <text:p>W</text:p>
          </table:table-cell>
          <table:table-cell table:formula="of:=CONCATENATE([.B673];[.D673])" office:value-type="string" office:string-value="ZW">
            <text:p>ZW</text:p>
          </table:table-cell>
          <table:table-cell table:formula="of:=CONCATENATE(&quot;inline int Inline&quot;;[.E673];&quot;(const int x) { return Inline&quot;;[.E672];&quot;(x) +  2; }&quot;)" office:value-type="string" office:string-value="inline int InlineZW(const int x) { return InlineZV(x) +  2; }">
            <text:p>inline int InlineZW(const int x) { return InlineZV(x) + <text:s/>2; }</text:p>
          </table:table-cell>
          <table:table-cell table:formula="of:=CONCATENATE(&quot;int NonInline&quot;;[.$E673];&quot;(const int x) { return NonInline&quot;;[.$E672];&quot;(x) +  2; }&quot;)" office:value-type="string" office:string-value="int NonInlineZW(const int x) { return NonInlineZV(x) +  2; }">
            <text:p>int NonInlineZW(const int x) { return NonInlineZV(x) + <text:s/>2; }</text:p>
          </table:table-cell>
        </table:table-row>
        <table:table-row table:style-name="ro1">
          <table:table-cell table:formula="of:=[.A648]+1" office:value-type="float" office:value="90">
            <text:p>90</text:p>
          </table:table-cell>
          <table:table-cell table:formula="of:=CHAR([.A674])" office:value-type="string" office:string-value="Z">
            <text:p>Z</text:p>
          </table:table-cell>
          <table:table-cell table:formula="of:=[.C648]" office:value-type="float" office:value="88">
            <text:p>88</text:p>
          </table:table-cell>
          <table:table-cell table:formula="of:=CHAR([.C674])" office:value-type="string" office:string-value="X">
            <text:p>X</text:p>
          </table:table-cell>
          <table:table-cell table:formula="of:=CONCATENATE([.B674];[.D674])" office:value-type="string" office:string-value="ZX">
            <text:p>ZX</text:p>
          </table:table-cell>
          <table:table-cell table:formula="of:=CONCATENATE(&quot;inline int Inline&quot;;[.E674];&quot;(const int x) { return Inline&quot;;[.E673];&quot;(x) +  2; }&quot;)" office:value-type="string" office:string-value="inline int InlineZX(const int x) { return InlineZW(x) +  2; }">
            <text:p>inline int InlineZX(const int x) { return InlineZW(x) + <text:s/>2; }</text:p>
          </table:table-cell>
          <table:table-cell table:formula="of:=CONCATENATE(&quot;int NonInline&quot;;[.$E674];&quot;(const int x) { return NonInline&quot;;[.$E673];&quot;(x) +  2; }&quot;)" office:value-type="string" office:string-value="int NonInlineZX(const int x) { return NonInlineZW(x) +  2; }">
            <text:p>int NonInlineZX(const int x) { return NonInlineZW(x) + <text:s/>2; }</text:p>
          </table:table-cell>
        </table:table-row>
        <table:table-row table:style-name="ro1">
          <table:table-cell table:formula="of:=[.A649]+1" office:value-type="float" office:value="90">
            <text:p>90</text:p>
          </table:table-cell>
          <table:table-cell table:formula="of:=CHAR([.A675])" office:value-type="string" office:string-value="Z">
            <text:p>Z</text:p>
          </table:table-cell>
          <table:table-cell table:formula="of:=[.C649]" office:value-type="float" office:value="89">
            <text:p>89</text:p>
          </table:table-cell>
          <table:table-cell table:formula="of:=CHAR([.C675])" office:value-type="string" office:string-value="Y">
            <text:p>Y</text:p>
          </table:table-cell>
          <table:table-cell table:formula="of:=CONCATENATE([.B675];[.D675])" office:value-type="string" office:string-value="ZY">
            <text:p>ZY</text:p>
          </table:table-cell>
          <table:table-cell table:formula="of:=CONCATENATE(&quot;inline int Inline&quot;;[.E675];&quot;(const int x) { return Inline&quot;;[.E674];&quot;(x) +  2; }&quot;)" office:value-type="string" office:string-value="inline int InlineZY(const int x) { return InlineZX(x) +  2; }">
            <text:p>inline int InlineZY(const int x) { return InlineZX(x) + <text:s/>2; }</text:p>
          </table:table-cell>
          <table:table-cell table:formula="of:=CONCATENATE(&quot;int NonInline&quot;;[.$E675];&quot;(const int x) { return NonInline&quot;;[.$E674];&quot;(x) +  2; }&quot;)" office:value-type="string" office:string-value="int NonInlineZY(const int x) { return NonInlineZX(x) +  2; }">
            <text:p>int NonInlineZY(const int x) { return NonInlineZX(x) + <text:s/>2; }</text:p>
          </table:table-cell>
        </table:table-row>
        <table:table-row table:style-name="ro1">
          <table:table-cell table:formula="of:=[.A650]+1" office:value-type="float" office:value="90">
            <text:p>90</text:p>
          </table:table-cell>
          <table:table-cell table:formula="of:=CHAR([.A676])" office:value-type="string" office:string-value="Z">
            <text:p>Z</text:p>
          </table:table-cell>
          <table:table-cell table:formula="of:=[.C650]" office:value-type="float" office:value="90">
            <text:p>90</text:p>
          </table:table-cell>
          <table:table-cell table:formula="of:=CHAR([.C676])" office:value-type="string" office:string-value="Z">
            <text:p>Z</text:p>
          </table:table-cell>
          <table:table-cell table:formula="of:=CONCATENATE([.B676];[.D676])" office:value-type="string" office:string-value="ZZ">
            <text:p>ZZ</text:p>
          </table:table-cell>
          <table:table-cell table:formula="of:=CONCATENATE(&quot;inline int Inline&quot;;[.E676];&quot;(const int x) { return Inline&quot;;[.E675];&quot;(x) +  2; }&quot;)" office:value-type="string" office:string-value="inline int InlineZZ(const int x) { return InlineZY(x) +  2; }">
            <text:p>inline int InlineZZ(const int x) { return InlineZY(x) + <text:s/>2; }</text:p>
          </table:table-cell>
          <table:table-cell table:formula="of:=CONCATENATE(&quot;int NonInline&quot;;[.$E676];&quot;(const int x) { return NonInline&quot;;[.$E675];&quot;(x) +  2; }&quot;)" office:value-type="string" office:string-value="int NonInlineZZ(const int x) { return NonInlineZY(x) +  2; }">
            <text:p>int NonInlineZZ(const int x) { return NonInlineZY(x) + <text:s/>2;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el Bilderbeek</meta:initial-creator>
    <meta:creation-date>2012-11-12T17:58:44</meta:creation-date>
    <dc:date>2012-11-12T18:09:26</dc:date>
    <dc:creator>Richel Bilderbeek</dc:creator>
    <meta:editing-duration>PT6M24S</meta:editing-duration>
    <meta:editing-cycles>2</meta:editing-cycles>
    <meta:generator>LibreOffice/3.6$Linux_x86 LibreOffice_project/360m1$Build-2</meta:generator>
    <meta:document-statistic meta:table-count="1" meta:cell-count="4732" meta:object-count="0"/>
  </office:meta>
</office:document-meta>
</file>